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9" style:family="table">
      <style:table-properties style:width="6.5514in" fo:margin-left="-0.075in" fo:margin-top="0in" fo:margin-bottom="0in" table:align="left" style:may-break-between-rows="true" style:writing-mode="lr-tb" table:border-model="collapsing"/>
    </style:style>
    <style:style style:name="Table9.A" style:family="table-column">
      <style:table-column-properties style:column-width="3.3236in"/>
    </style:style>
    <style:style style:name="Table9.B" style:family="table-column">
      <style:table-column-properties style:column-width="3.2278in"/>
    </style:style>
    <style:style style:name="Table9.1" style:family="table-row">
      <style:table-row-properties fo:keep-together="auto"/>
    </style:style>
    <style:style style:name="Table9.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9.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9.B2" style:family="table-cell">
      <style:table-cell-properties fo:background-color="#d8d8d8" fo:padding-left="0.075in" fo:padding-right="0.075in" fo:padding-top="0in" fo:padding-bottom="0in" fo:border="none" style:writing-mode="lr-tb">
        <style:background-image/>
      </style:table-cell-properties>
    </style:style>
    <style:style style:name="Table9.B3" style:family="table-cell">
      <style:table-cell-properties fo:background-color="transparent" fo:padding-left="0.075in" fo:padding-right="0.075in" fo:padding-top="0in" fo:padding-bottom="0in" fo:border="none" style:writing-mode="lr-tb">
        <style:background-image/>
      </style:table-cell-properties>
    </style:style>
    <style:style style:name="Table9.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0" style:family="table">
      <style:table-properties style:width="6.5514in" fo:margin-left="-0.075in" fo:margin-top="0in" fo:margin-bottom="0in" table:align="left" style:may-break-between-rows="true" style:writing-mode="lr-tb" table:border-model="collapsing"/>
    </style:style>
    <style:style style:name="Table10.A" style:family="table-column">
      <style:table-column-properties style:column-width="2.2222in"/>
    </style:style>
    <style:style style:name="Table10.B" style:family="table-column">
      <style:table-column-properties style:column-width="2.1646in"/>
    </style:style>
    <style:style style:name="Table10.1" style:family="table-row">
      <style:table-row-properties fo:keep-together="auto"/>
    </style:style>
    <style:style style:name="Table10.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0.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0.B2" style:family="table-cell">
      <style:table-cell-properties fo:background-color="#d8d8d8" fo:padding-left="0.075in" fo:padding-right="0.075in" fo:padding-top="0in" fo:padding-bottom="0in" fo:border="none" style:writing-mode="lr-tb">
        <style:background-image/>
      </style:table-cell-properties>
    </style:style>
    <style:style style:name="Table10.B3" style:family="table-cell">
      <style:table-cell-properties fo:background-color="transparent" fo:padding-left="0.075in" fo:padding-right="0.075in" fo:padding-top="0in" fo:padding-bottom="0in" fo:border="none" style:writing-mode="lr-tb">
        <style:background-image/>
      </style:table-cell-properties>
    </style:style>
    <style:style style:name="Table10.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2" style:family="table">
      <style:table-properties style:width="6.5514in" fo:margin-left="-0.075in" fo:margin-top="0in" fo:margin-bottom="0in" table:align="left" style:may-break-between-rows="true" style:writing-mode="lr-tb" table:border-model="collapsing"/>
    </style:style>
    <style:style style:name="Table12.A" style:family="table-column">
      <style:table-column-properties style:column-width="3.2757in"/>
    </style:style>
    <style:style style:name="Table12.1" style:family="table-row">
      <style:table-row-properties fo:keep-together="auto"/>
    </style:style>
    <style:style style:name="Table12.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2.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2.B2" style:family="table-cell">
      <style:table-cell-properties fo:background-color="#d8d8d8" fo:padding-left="0.075in" fo:padding-right="0.075in" fo:padding-top="0in" fo:padding-bottom="0in" fo:border="none" style:writing-mode="lr-tb">
        <style:background-image/>
      </style:table-cell-properties>
    </style:style>
    <style:style style:name="Table12.B3" style:family="table-cell">
      <style:table-cell-properties fo:background-color="transparent" fo:padding-left="0.075in" fo:padding-right="0.075in" fo:padding-top="0in" fo:padding-bottom="0in" fo:border="none" style:writing-mode="lr-tb">
        <style:background-image/>
      </style:table-cell-properties>
    </style:style>
    <style:style style:name="Table12.B7"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3" style:family="table">
      <style:table-properties style:width="6.5514in" fo:margin-left="-0.075in" fo:margin-top="0in" fo:margin-bottom="0in" table:align="left" style:may-break-between-rows="true" style:writing-mode="lr-tb" table:border-model="collapsing"/>
    </style:style>
    <style:style style:name="Table13.A" style:family="table-column">
      <style:table-column-properties style:column-width="0.7639in"/>
    </style:style>
    <style:style style:name="Table13.B" style:family="table-column">
      <style:table-column-properties style:column-width="1.3764in"/>
    </style:style>
    <style:style style:name="Table13.C" style:family="table-column">
      <style:table-column-properties style:column-width="1.6854in"/>
    </style:style>
    <style:style style:name="Table13.D" style:family="table-column">
      <style:table-column-properties style:column-width="2.7257in"/>
    </style:style>
    <style:style style:name="Table13.1" style:family="table-row">
      <style:table-row-properties fo:keep-together="auto"/>
    </style:style>
    <style:style style:name="Table13.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3.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3.B2" style:family="table-cell">
      <style:table-cell-properties fo:background-color="#d8d8d8" fo:padding-left="0.075in" fo:padding-right="0.075in" fo:padding-top="0in" fo:padding-bottom="0in" fo:border="none" style:writing-mode="lr-tb">
        <style:background-image/>
      </style:table-cell-properties>
    </style:style>
    <style:style style:name="Table13.B3" style:family="table-cell">
      <style:table-cell-properties fo:background-color="transparent" fo:padding-left="0.075in" fo:padding-right="0.075in" fo:padding-top="0in" fo:padding-bottom="0in" fo:border="none" style:writing-mode="lr-tb">
        <style:background-image/>
      </style:table-cell-properties>
    </style:style>
    <style:style style:name="Table13.B9"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4" style:family="table">
      <style:table-properties style:width="6.5514in" fo:margin-left="-0.075in" fo:margin-top="0in" fo:margin-bottom="0in" table:align="left" style:writing-mode="lr-tb"/>
    </style:style>
    <style:style style:name="Table14.A" style:family="table-column">
      <style:table-column-properties style:column-width="1.3875in"/>
    </style:style>
    <style:style style:name="Table14.B" style:family="table-column">
      <style:table-column-properties style:column-width="5.1639in"/>
    </style:style>
    <style:style style:name="Table14.1" style:family="table-row">
      <style:table-row-properties fo:keep-together="auto"/>
    </style:style>
    <style:style style:name="Table1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4.B2" style:family="table-cell">
      <style:table-cell-properties fo:background-color="#d8d8d8" fo:padding-left="0.075in" fo:padding-right="0.075in" fo:padding-top="0in" fo:padding-bottom="0in" fo:border="none" style:writing-mode="lr-tb">
        <style:background-image/>
      </style:table-cell-properties>
    </style:style>
    <style:style style:name="Table14.B3" style:family="table-cell">
      <style:table-cell-properties fo:padding-left="0.075in" fo:padding-right="0.075in" fo:padding-top="0in" fo:padding-bottom="0in" fo:border="none" style:writing-mode="lr-tb"/>
    </style:style>
    <style:style style:name="Table14.B5" style:family="table-cell">
      <style:table-cell-properties fo:padding-left="0.075in" fo:padding-right="0.075in" fo:padding-top="0in" fo:padding-bottom="0in" fo:border="none" style:writing-mode="lr-tb"/>
    </style:style>
    <style:style style:name="Table14.B7" style:family="table-cell">
      <style:table-cell-properties fo:padding-left="0.075in" fo:padding-right="0.075in" fo:padding-top="0in" fo:padding-bottom="0in" fo:border="none" style:writing-mode="lr-tb"/>
    </style:style>
    <style:style style:name="Table14.B8"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5" style:family="table">
      <style:table-properties style:width="6.5514in" fo:margin-left="-0.075in" fo:margin-top="0in" fo:margin-bottom="0in" table:align="left" style:writing-mode="lr-tb"/>
    </style:style>
    <style:style style:name="Table15.A" style:family="table-column">
      <style:table-column-properties style:column-width="3.2757in"/>
    </style:style>
    <style:style style:name="Table15.1" style:family="table-row">
      <style:table-row-properties fo:keep-together="auto"/>
    </style:style>
    <style:style style:name="Table15.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5.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5.B2" style:family="table-cell">
      <style:table-cell-properties fo:background-color="#d8d8d8" fo:padding-left="0.075in" fo:padding-right="0.075in" fo:padding-top="0in" fo:padding-bottom="0in" fo:border="none" style:writing-mode="lr-tb">
        <style:background-image/>
      </style:table-cell-properties>
    </style:style>
    <style:style style:name="Table15.B3" style:family="table-cell">
      <style:table-cell-properties fo:padding-left="0.075in" fo:padding-right="0.075in" fo:padding-top="0in" fo:padding-bottom="0in" fo:border="none" style:writing-mode="lr-tb"/>
    </style:style>
    <style:style style:name="Table15.B4"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6" style:family="table">
      <style:table-properties style:width="6.5514in" fo:margin-left="-0.075in" fo:margin-top="0in" fo:margin-bottom="0in" table:align="left" style:writing-mode="lr-tb"/>
    </style:style>
    <style:style style:name="Table16.A" style:family="table-column">
      <style:table-column-properties style:column-width="3.2757in"/>
    </style:style>
    <style:style style:name="Table16.1" style:family="table-row">
      <style:table-row-properties fo:keep-together="auto"/>
    </style:style>
    <style:style style:name="Table16.A1" style:family="table-cell">
      <style:table-cell-properties fo:background-color="#00addc" fo:padding-left="0.075in" fo:padding-right="0.075in" fo:padding-top="0in" fo:padding-bottom="0in" fo:border-left="1pt solid #25d0ff" fo:border-right="none" fo:border-top="2.25pt solid #000000" fo:border-bottom="2.25pt solid #000000" style:writing-mode="lr-tb">
        <style:background-image/>
      </style:table-cell-properties>
    </style:style>
    <style:style style:name="Table16.B1" style:family="table-cell">
      <style:table-cell-properties fo:background-color="#00addc" fo:padding-left="0.075in" fo:padding-right="0.075in" fo:padding-top="0in" fo:padding-bottom="0in" fo:border-left="none" fo:border-right="1pt solid #25d0ff" fo:border-top="2.25pt solid #000000" fo:border-bottom="2.25pt solid #000000" style:writing-mode="lr-tb">
        <style:background-image/>
      </style:table-cell-properties>
    </style:style>
    <style:style style:name="Table16.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6.B2" style:family="table-cell">
      <style:table-cell-properties fo:background-color="#d8d8d8" fo:padding-left="0.075in" fo:padding-right="0.075in" fo:padding-top="0in" fo:padding-bottom="0in" fo:border="none" style:writing-mode="lr-tb">
        <style:background-image/>
      </style:table-cell-properties>
    </style:style>
    <style:style style:name="Table16.B4" style:family="table-cell">
      <style:table-cell-properties fo:padding-left="0.075in" fo:padding-right="0.075in" fo:padding-top="0in" fo:padding-bottom="0in" fo:border="none" style:writing-mode="lr-tb"/>
    </style:style>
    <style:style style:name="Table16.B5"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7" style:family="table">
      <style:table-properties style:width="6.5514in" fo:margin-left="-0.075in" fo:margin-top="0in" fo:margin-bottom="0in" table:align="left" fo:background-color="transparent" style:writing-mode="lr-tb">
        <style:background-image/>
      </style:table-properties>
    </style:style>
    <style:style style:name="Table17.A" style:family="table-column">
      <style:table-column-properties style:column-width="3.2757in"/>
    </style:style>
    <style:style style:name="Table17.1" style:family="table-row">
      <style:table-row-properties fo:keep-together="auto"/>
    </style:style>
    <style:style style:name="Table17.A1" style:family="table-cell">
      <style:table-cell-properties fo:background-color="#00addc" fo:padding-left="0.075in" fo:padding-right="0.075in" fo:padding-top="0in" fo:padding-bottom="0in" fo:border-left="1pt solid #25d0ff" fo:border-right="none" fo:border-top="2.25pt solid #000000" fo:border-bottom="2.25pt solid #000000" style:writing-mode="lr-tb">
        <style:background-image/>
      </style:table-cell-properties>
    </style:style>
    <style:style style:name="Table17.B1" style:family="table-cell">
      <style:table-cell-properties fo:background-color="#00addc" fo:padding-left="0.075in" fo:padding-right="0.075in" fo:padding-top="0in" fo:padding-bottom="0in" fo:border-left="none" fo:border-right="1pt solid #25d0ff" fo:border-top="2.25pt solid #000000" fo:border-bottom="2.25pt solid #000000" style:writing-mode="lr-tb">
        <style:background-image/>
      </style:table-cell-properties>
    </style:style>
    <style:style style:name="Table17.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7.B2" style:family="table-cell">
      <style:table-cell-properties fo:background-color="#d8d8d8" fo:padding-left="0.075in" fo:padding-right="0.075in" fo:padding-top="0in" fo:padding-bottom="0in" fo:border="none" style:writing-mode="lr-tb">
        <style:background-image/>
      </style:table-cell-properties>
    </style:style>
    <style:style style:name="Table17.B3" style:family="table-cell">
      <style:table-cell-properties fo:padding-left="0.075in" fo:padding-right="0.075in" fo:padding-top="0in" fo:padding-bottom="0in" fo:border="none" style:writing-mode="lr-tb"/>
    </style:style>
    <style:style style:name="Table17.5" style:family="table-row">
      <style:table-row-properties fo:background-color="transparent" fo:keep-together="auto">
        <style:background-image/>
      </style:table-row-properties>
    </style:style>
    <style:style style:name="Table17.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8" style:family="table">
      <style:table-properties style:width="6.5514in" fo:margin-left="-0.075in" fo:margin-top="0in" fo:margin-bottom="0in" table:align="left" fo:background-color="#b7efff" style:writing-mode="lr-tb">
        <style:background-image/>
      </style:table-properties>
    </style:style>
    <style:style style:name="Table18.A" style:family="table-column">
      <style:table-column-properties style:column-width="0.6347in"/>
    </style:style>
    <style:style style:name="Table18.B" style:family="table-column">
      <style:table-column-properties style:column-width="1.316in"/>
    </style:style>
    <style:style style:name="Table18.C" style:family="table-column">
      <style:table-column-properties style:column-width="3.9403in"/>
    </style:style>
    <style:style style:name="Table18.D" style:family="table-column">
      <style:table-column-properties style:column-width="0.6604in"/>
    </style:style>
    <style:style style:name="Table18.1" style:family="table-row">
      <style:table-row-properties fo:keep-together="auto"/>
    </style:style>
    <style:style style:name="Table18.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18.A2" style:family="table-cell">
      <style:table-cell-properties fo:background-color="#00addc" fo:padding-left="0.075in" fo:padding-right="0.075in" fo:padding-top="0in" fo:padding-bottom="0in" fo:border-left="1pt solid #ffffff" fo:border-right="0.75pt solid #ffffff" fo:border-top="1pt solid #ffffff" fo:border-bottom="1pt solid #ffffff" style:writing-mode="lr-tb">
        <style:background-image/>
      </style:table-cell-properties>
    </style:style>
    <style:style style:name="Table18.B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18.C2" style:family="table-cell">
      <style:table-cell-properties fo:background-color="#6edfff" fo:padding-left="0.075in" fo:padding-right="0.075in" fo:padding-top="0in" fo:padding-bottom="0in" fo:border="1pt solid #ffffff" style:writing-mode="lr-tb">
        <style:background-image/>
      </style:table-cell-properties>
    </style:style>
    <style:style style:name="Table18.A3" style:family="table-cell">
      <style:table-cell-properties fo:background-color="#00addc" fo:padding-left="0.075in" fo:padding-right="0.075in" fo:padding-top="0in" fo:padding-bottom="0in" fo:border-left="1pt solid #ffffff" fo:border-right="0.75pt solid #ffffff" fo:border-top="none" fo:border-bottom="none" style:writing-mode="lr-tb">
        <style:background-image/>
      </style:table-cell-properties>
    </style:style>
    <style:style style:name="Table18.B3" style:family="table-cell">
      <style:table-cell-properties fo:background-color="#00addc" fo:padding-left="0.075in" fo:padding-right="0.075in" fo:padding-top="0in" fo:padding-bottom="0in" fo:border-left="0.75pt solid #ffffff" fo:border-right="3pt solid #ffffff" fo:border-top="none" fo:border-bottom="none" style:writing-mode="lr-tb">
        <style:background-image/>
      </style:table-cell-properties>
    </style:style>
    <style:style style:name="Table18.C3" style:family="table-cell">
      <style:table-cell-properties fo:background-color="#b7efff" fo:padding-left="0.075in" fo:padding-right="0.075in" fo:padding-top="0in" fo:padding-bottom="0in" fo:border="0.75pt solid #ffffff" style:writing-mode="lr-tb">
        <style:background-image/>
      </style:table-cell-properties>
    </style:style>
    <style:style style:name="Table18.D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18.A25" style:family="table-cell">
      <style:table-cell-properties fo:background-color="#00addc" fo:padding-left="0.075in" fo:padding-right="0.075in" fo:padding-top="0in" fo:padding-bottom="0in" fo:border-left="1pt solid #ffffff" fo:border-right="0.75pt solid #ffffff" fo:border-top="none" fo:border-bottom="1pt solid #ffffff" style:writing-mode="lr-tb">
        <style:background-image/>
      </style:table-cell-properties>
    </style:style>
    <style:style style:name="Table18.B25" style:family="table-cell">
      <style:table-cell-properties fo:background-color="#00addc" fo:padding-left="0.075in" fo:padding-right="0.075in" fo:padding-top="0in" fo:padding-bottom="0in" fo:border-left="0.75pt solid #ffffff" fo:border-right="3pt solid #ffffff" fo:border-top="none" fo:border-bottom="1pt solid #ffffff" style:writing-mode="lr-tb">
        <style:background-image/>
      </style:table-cell-properties>
    </style:style>
    <style:style style:name="Table18.C25" style:family="table-cell">
      <style:table-cell-properties fo:background-color="#b7efff" fo:padding-left="0.075in" fo:padding-right="0.075in" fo:padding-top="0in" fo:padding-bottom="0in" fo:border-left="0.75pt solid #ffffff" fo:border-right="0.75pt solid #ffffff" fo:border-top="none" fo:border-bottom="1pt solid #ffffff" style:writing-mode="lr-tb">
        <style:background-image/>
      </style:table-cell-properties>
    </style:style>
    <style:style style:name="Table18.D25" style:family="table-cell">
      <style:table-cell-properties fo:background-color="#b7efff" fo:padding-left="0.075in" fo:padding-right="0.075in" fo:padding-top="0in" fo:padding-bottom="0in" fo:border-left="0.75pt solid #ffffff" fo:border-right="1pt solid #ffffff" fo:border-top="none" fo:border-bottom="1pt solid #ffffff" style:writing-mode="lr-tb">
        <style:background-image/>
      </style:table-cell-properties>
    </style:style>
    <style:style style:name="Table19" style:family="table">
      <style:table-properties style:width="6.5514in" fo:margin-left="-0.075in" fo:margin-top="0in" fo:margin-bottom="0in" table:align="left" style:writing-mode="lr-tb"/>
    </style:style>
    <style:style style:name="Table19.A" style:family="table-column">
      <style:table-column-properties style:column-width="1.0764in"/>
    </style:style>
    <style:style style:name="Table19.B" style:family="table-column">
      <style:table-column-properties style:column-width="0.9951in"/>
    </style:style>
    <style:style style:name="Table19.C" style:family="table-column">
      <style:table-column-properties style:column-width="4.4799in"/>
    </style:style>
    <style:style style:name="Table19.1" style:family="table-row">
      <style:table-row-properties fo:keep-together="auto"/>
    </style:style>
    <style:style style:name="Table19.A1" style:family="table-cell">
      <style:table-cell-properties fo:background-color="#00addc" fo:padding-left="0.075in" fo:padding-right="0.075in" fo:padding-top="0in" fo:padding-bottom="0in" fo:border="1pt solid #25d0ff" style:writing-mode="lr-tb">
        <style:background-image/>
      </style:table-cell-properties>
    </style:style>
    <style:style style:name="Table19.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19.B2" style:family="table-cell">
      <style:table-cell-properties fo:background-color="#b7efff" fo:padding-left="0.075in" fo:padding-right="0.075in" fo:padding-top="0in" fo:padding-bottom="0in" fo:border="none" style:writing-mode="lr-tb">
        <style:background-image/>
      </style:table-cell-properties>
    </style:style>
    <style:style style:name="Table19.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19.A3" style:family="table-cell">
      <style:table-cell-properties fo:padding-left="0.075in" fo:padding-right="0.075in" fo:padding-top="0in" fo:padding-bottom="0in" fo:border-left="1pt solid #25d0ff" fo:border-right="none" fo:border-top="none" fo:border-bottom="none" style:writing-mode="lr-tb"/>
    </style:style>
    <style:style style:name="Table19.B3" style:family="table-cell">
      <style:table-cell-properties fo:padding-left="0.075in" fo:padding-right="0.075in" fo:padding-top="0in" fo:padding-bottom="0in" fo:border="none" style:writing-mode="lr-tb"/>
    </style:style>
    <style:style style:name="Table19.C3" style:family="table-cell">
      <style:table-cell-properties fo:padding-left="0.075in" fo:padding-right="0.075in" fo:padding-top="0in" fo:padding-bottom="0in" fo:border-left="none" fo:border-right="1pt solid #25d0ff" fo:border-top="none" fo:border-bottom="none" style:writing-mode="lr-tb"/>
    </style:style>
    <style:style style:name="Table20" style:family="table">
      <style:table-properties style:width="6.5514in" fo:margin-left="-0.075in" fo:margin-top="0in" fo:margin-bottom="0in" fo:break-before="page" table:align="left" style:writing-mode="lr-tb"/>
    </style:style>
    <style:style style:name="Table20.A" style:family="table-column">
      <style:table-column-properties style:column-width="1.2597in"/>
    </style:style>
    <style:style style:name="Table20.B" style:family="table-column">
      <style:table-column-properties style:column-width="0.8806in"/>
    </style:style>
    <style:style style:name="Table20.C" style:family="table-column">
      <style:table-column-properties style:column-width="4.4111in"/>
    </style:style>
    <style:style style:name="Table20.1" style:family="table-row">
      <style:table-row-properties fo:keep-together="auto"/>
    </style:style>
    <style:style style:name="Table20.A1" style:family="table-cell">
      <style:table-cell-properties fo:background-color="#00addc" fo:padding-left="0.075in" fo:padding-right="0.075in" fo:padding-top="0in" fo:padding-bottom="0in" fo:border-left="1pt solid #25d0ff" fo:border-right="none" fo:border-top="1pt solid #25d0ff" fo:border-bottom="1pt solid #25d0ff" style:writing-mode="lr-tb">
        <style:background-image/>
      </style:table-cell-properties>
    </style:style>
    <style:style style:name="Table20.B1" style:family="table-cell">
      <style:table-cell-properties fo:background-color="#00addc" fo:padding-left="0.075in" fo:padding-right="0.075in" fo:padding-top="0in" fo:padding-bottom="0in" fo:border="1pt solid #25d0ff" style:writing-mode="lr-tb">
        <style:background-image/>
      </style:table-cell-properties>
    </style:style>
    <style:style style:name="Table20.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0.B2" style:family="table-cell">
      <style:table-cell-properties fo:background-color="#b7efff" fo:padding-left="0.075in" fo:padding-right="0.075in" fo:padding-top="0in" fo:padding-bottom="0in" fo:border="none" style:writing-mode="lr-tb">
        <style:background-image/>
      </style:table-cell-properties>
    </style:style>
    <style:style style:name="Table20.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0.A3" style:family="table-cell">
      <style:table-cell-properties fo:padding-left="0.075in" fo:padding-right="0.075in" fo:padding-top="0in" fo:padding-bottom="0in" fo:border-left="1pt solid #25d0ff" fo:border-right="none" fo:border-top="none" fo:border-bottom="none" style:writing-mode="lr-tb"/>
    </style:style>
    <style:style style:name="Table20.B3" style:family="table-cell">
      <style:table-cell-properties fo:padding-left="0.075in" fo:padding-right="0.075in" fo:padding-top="0in" fo:padding-bottom="0in" fo:border="none" style:writing-mode="lr-tb"/>
    </style:style>
    <style:style style:name="Table20.C3" style:family="table-cell">
      <style:table-cell-properties fo:padding-left="0.075in" fo:padding-right="0.075in" fo:padding-top="0in" fo:padding-bottom="0in" fo:border-left="none" fo:border-right="1pt solid #25d0ff" fo:border-top="none" fo:border-bottom="none" style:writing-mode="lr-tb"/>
    </style:style>
    <style:style style:name="Table20.A5" style:family="table-cell">
      <style:table-cell-properties fo:padding-left="0.075in" fo:padding-right="0.075in" fo:padding-top="0in" fo:padding-bottom="0in" fo:border-left="1pt solid #25d0ff" fo:border-right="none" fo:border-top="none" fo:border-bottom="none" style:writing-mode="lr-tb"/>
    </style:style>
    <style:style style:name="Table20.B5" style:family="table-cell">
      <style:table-cell-properties fo:padding-left="0.075in" fo:padding-right="0.075in" fo:padding-top="0in" fo:padding-bottom="0in" fo:border="none" style:writing-mode="lr-tb"/>
    </style:style>
    <style:style style:name="Table20.C5" style:family="table-cell">
      <style:table-cell-properties fo:padding-left="0.075in" fo:padding-right="0.075in" fo:padding-top="0in" fo:padding-bottom="0in" fo:border-left="none" fo:border-right="1pt solid #25d0ff" fo:border-top="none" fo:border-bottom="none" style:writing-mode="lr-tb"/>
    </style:style>
    <style:style style:name="Table20.A7" style:family="table-cell">
      <style:table-cell-properties fo:padding-left="0.075in" fo:padding-right="0.075in" fo:padding-top="0in" fo:padding-bottom="0in" fo:border-left="1pt solid #25d0ff" fo:border-right="none" fo:border-top="none" fo:border-bottom="none" style:writing-mode="lr-tb"/>
    </style:style>
    <style:style style:name="Table20.B7" style:family="table-cell">
      <style:table-cell-properties fo:padding-left="0.075in" fo:padding-right="0.075in" fo:padding-top="0in" fo:padding-bottom="0in" fo:border="none" style:writing-mode="lr-tb"/>
    </style:style>
    <style:style style:name="Table20.C7" style:family="table-cell">
      <style:table-cell-properties fo:padding-left="0.075in" fo:padding-right="0.075in" fo:padding-top="0in" fo:padding-bottom="0in" fo:border-left="none" fo:border-right="1pt solid #25d0ff" fo:border-top="none" fo:border-bottom="none" style:writing-mode="lr-tb"/>
    </style:style>
    <style:style style:name="Table20.A9" style:family="table-cell">
      <style:table-cell-properties fo:padding-left="0.075in" fo:padding-right="0.075in" fo:padding-top="0in" fo:padding-bottom="0in" fo:border-left="1pt solid #25d0ff" fo:border-right="none" fo:border-top="none" fo:border-bottom="none" style:writing-mode="lr-tb"/>
    </style:style>
    <style:style style:name="Table20.B9" style:family="table-cell">
      <style:table-cell-properties fo:padding-left="0.075in" fo:padding-right="0.075in" fo:padding-top="0in" fo:padding-bottom="0in" fo:border="none" style:writing-mode="lr-tb"/>
    </style:style>
    <style:style style:name="Table20.C9" style:family="table-cell">
      <style:table-cell-properties fo:padding-left="0.075in" fo:padding-right="0.075in" fo:padding-top="0in" fo:padding-bottom="0in" fo:border-left="none" fo:border-right="1pt solid #25d0ff" fo:border-top="none" fo:border-bottom="none" style:writing-mode="lr-tb"/>
    </style:style>
    <style:style style:name="Table20.A11" style:family="table-cell">
      <style:table-cell-properties fo:padding-left="0.075in" fo:padding-right="0.075in" fo:padding-top="0in" fo:padding-bottom="0in" fo:border-left="1pt solid #25d0ff" fo:border-right="none" fo:border-top="none" fo:border-bottom="none" style:writing-mode="lr-tb"/>
    </style:style>
    <style:style style:name="Table20.B11" style:family="table-cell">
      <style:table-cell-properties fo:padding-left="0.075in" fo:padding-right="0.075in" fo:padding-top="0in" fo:padding-bottom="0in" fo:border="none" style:writing-mode="lr-tb"/>
    </style:style>
    <style:style style:name="Table20.C11" style:family="table-cell">
      <style:table-cell-properties fo:padding-left="0.075in" fo:padding-right="0.075in" fo:padding-top="0in" fo:padding-bottom="0in" fo:border-left="none" fo:border-right="1pt solid #25d0ff" fo:border-top="none" fo:border-bottom="none" style:writing-mode="lr-tb"/>
    </style:style>
    <style:style style:name="Table20.A13" style:family="table-cell">
      <style:table-cell-properties fo:padding-left="0.075in" fo:padding-right="0.075in" fo:padding-top="0in" fo:padding-bottom="0in" fo:border-left="1pt solid #25d0ff" fo:border-right="none" fo:border-top="none" fo:border-bottom="none" style:writing-mode="lr-tb"/>
    </style:style>
    <style:style style:name="Table20.B13" style:family="table-cell">
      <style:table-cell-properties fo:padding-left="0.075in" fo:padding-right="0.075in" fo:padding-top="0in" fo:padding-bottom="0in" fo:border="none" style:writing-mode="lr-tb"/>
    </style:style>
    <style:style style:name="Table20.C13" style:family="table-cell">
      <style:table-cell-properties fo:padding-left="0.075in" fo:padding-right="0.075in" fo:padding-top="0in" fo:padding-bottom="0in" fo:border-left="none" fo:border-right="1pt solid #25d0ff" fo:border-top="none" fo:border-bottom="none" style:writing-mode="lr-tb"/>
    </style:style>
    <style:style style:name="Table20.A15" style:family="table-cell">
      <style:table-cell-properties fo:padding-left="0.075in" fo:padding-right="0.075in" fo:padding-top="0in" fo:padding-bottom="0in" fo:border-left="1pt solid #25d0ff" fo:border-right="none" fo:border-top="none" fo:border-bottom="none" style:writing-mode="lr-tb"/>
    </style:style>
    <style:style style:name="Table20.B15" style:family="table-cell">
      <style:table-cell-properties fo:padding-left="0.075in" fo:padding-right="0.075in" fo:padding-top="0in" fo:padding-bottom="0in" fo:border="none" style:writing-mode="lr-tb"/>
    </style:style>
    <style:style style:name="Table20.C15" style:family="table-cell">
      <style:table-cell-properties fo:padding-left="0.075in" fo:padding-right="0.075in" fo:padding-top="0in" fo:padding-bottom="0in" fo:border-left="none" fo:border-right="1pt solid #25d0ff" fo:border-top="none" fo:border-bottom="none" style:writing-mode="lr-tb"/>
    </style:style>
    <style:style style:name="Table20.A17" style:family="table-cell">
      <style:table-cell-properties fo:padding-left="0.075in" fo:padding-right="0.075in" fo:padding-top="0in" fo:padding-bottom="0in" fo:border-left="1pt solid #25d0ff" fo:border-right="none" fo:border-top="none" fo:border-bottom="none" style:writing-mode="lr-tb"/>
    </style:style>
    <style:style style:name="Table20.B17" style:family="table-cell">
      <style:table-cell-properties fo:padding-left="0.075in" fo:padding-right="0.075in" fo:padding-top="0in" fo:padding-bottom="0in" fo:border="none" style:writing-mode="lr-tb"/>
    </style:style>
    <style:style style:name="Table20.C17" style:family="table-cell">
      <style:table-cell-properties fo:padding-left="0.075in" fo:padding-right="0.075in" fo:padding-top="0in" fo:padding-bottom="0in" fo:border-left="none" fo:border-right="1pt solid #25d0ff" fo:border-top="none" fo:border-bottom="none" style:writing-mode="lr-tb"/>
    </style:style>
    <style:style style:name="Table20.A19" style:family="table-cell">
      <style:table-cell-properties fo:padding-left="0.075in" fo:padding-right="0.075in" fo:padding-top="0in" fo:padding-bottom="0in" fo:border-left="1pt solid #25d0ff" fo:border-right="none" fo:border-top="none" fo:border-bottom="none" style:writing-mode="lr-tb"/>
    </style:style>
    <style:style style:name="Table20.B19" style:family="table-cell">
      <style:table-cell-properties fo:padding-left="0.075in" fo:padding-right="0.075in" fo:padding-top="0in" fo:padding-bottom="0in" fo:border="none" style:writing-mode="lr-tb"/>
    </style:style>
    <style:style style:name="Table20.C19" style:family="table-cell">
      <style:table-cell-properties fo:padding-left="0.075in" fo:padding-right="0.075in" fo:padding-top="0in" fo:padding-bottom="0in" fo:border-left="none" fo:border-right="1pt solid #25d0ff" fo:border-top="none" fo:border-bottom="none" style:writing-mode="lr-tb"/>
    </style:style>
    <style:style style:name="Table20.A21" style:family="table-cell">
      <style:table-cell-properties fo:padding-left="0.075in" fo:padding-right="0.075in" fo:padding-top="0in" fo:padding-bottom="0in" fo:border-left="1pt solid #25d0ff" fo:border-right="none" fo:border-top="none" fo:border-bottom="none" style:writing-mode="lr-tb"/>
    </style:style>
    <style:style style:name="Table20.B21" style:family="table-cell">
      <style:table-cell-properties fo:padding-left="0.075in" fo:padding-right="0.075in" fo:padding-top="0in" fo:padding-bottom="0in" fo:border="none" style:writing-mode="lr-tb"/>
    </style:style>
    <style:style style:name="Table20.C21" style:family="table-cell">
      <style:table-cell-properties fo:padding-left="0.075in" fo:padding-right="0.075in" fo:padding-top="0in" fo:padding-bottom="0in" fo:border-left="none" fo:border-right="1pt solid #25d0ff" fo:border-top="none" fo:border-bottom="none" style:writing-mode="lr-tb"/>
    </style:style>
    <style:style style:name="Table20.A23" style:family="table-cell">
      <style:table-cell-properties fo:padding-left="0.075in" fo:padding-right="0.075in" fo:padding-top="0in" fo:padding-bottom="0in" fo:border-left="1pt solid #25d0ff" fo:border-right="none" fo:border-top="none" fo:border-bottom="none" style:writing-mode="lr-tb"/>
    </style:style>
    <style:style style:name="Table20.B23" style:family="table-cell">
      <style:table-cell-properties fo:padding-left="0.075in" fo:padding-right="0.075in" fo:padding-top="0in" fo:padding-bottom="0in" fo:border="none" style:writing-mode="lr-tb"/>
    </style:style>
    <style:style style:name="Table20.C23" style:family="table-cell">
      <style:table-cell-properties fo:padding-left="0.075in" fo:padding-right="0.075in" fo:padding-top="0in" fo:padding-bottom="0in" fo:border-left="none" fo:border-right="1pt solid #25d0ff" fo:border-top="none" fo:border-bottom="none" style:writing-mode="lr-tb"/>
    </style:style>
    <style:style style:name="Table20.A25" style:family="table-cell">
      <style:table-cell-properties fo:padding-left="0.075in" fo:padding-right="0.075in" fo:padding-top="0in" fo:padding-bottom="0in" fo:border-left="1pt solid #25d0ff" fo:border-right="none" fo:border-top="none" fo:border-bottom="none" style:writing-mode="lr-tb"/>
    </style:style>
    <style:style style:name="Table20.B25" style:family="table-cell">
      <style:table-cell-properties fo:padding-left="0.075in" fo:padding-right="0.075in" fo:padding-top="0in" fo:padding-bottom="0in" fo:border="none" style:writing-mode="lr-tb"/>
    </style:style>
    <style:style style:name="Table20.C25" style:family="table-cell">
      <style:table-cell-properties fo:padding-left="0.075in" fo:padding-right="0.075in" fo:padding-top="0in" fo:padding-bottom="0in" fo:border-left="none" fo:border-right="1pt solid #25d0ff" fo:border-top="none" fo:border-bottom="none" style:writing-mode="lr-tb"/>
    </style:style>
    <style:style style:name="Table20.A27" style:family="table-cell">
      <style:table-cell-properties fo:padding-left="0.075in" fo:padding-right="0.075in" fo:padding-top="0in" fo:padding-bottom="0in" fo:border-left="1pt solid #25d0ff" fo:border-right="none" fo:border-top="none" fo:border-bottom="none" style:writing-mode="lr-tb"/>
    </style:style>
    <style:style style:name="Table20.B27" style:family="table-cell">
      <style:table-cell-properties fo:padding-left="0.075in" fo:padding-right="0.075in" fo:padding-top="0in" fo:padding-bottom="0in" fo:border="none" style:writing-mode="lr-tb"/>
    </style:style>
    <style:style style:name="Table20.C27" style:family="table-cell">
      <style:table-cell-properties fo:padding-left="0.075in" fo:padding-right="0.075in" fo:padding-top="0in" fo:padding-bottom="0in" fo:border-left="none" fo:border-right="1pt solid #25d0ff" fo:border-top="none" fo:border-bottom="none" style:writing-mode="lr-tb"/>
    </style:style>
    <style:style style:name="Table20.A29" style:family="table-cell">
      <style:table-cell-properties fo:padding-left="0.075in" fo:padding-right="0.075in" fo:padding-top="0in" fo:padding-bottom="0in" fo:border-left="1pt solid #25d0ff" fo:border-right="none" fo:border-top="none" fo:border-bottom="none" style:writing-mode="lr-tb"/>
    </style:style>
    <style:style style:name="Table20.B29" style:family="table-cell">
      <style:table-cell-properties fo:padding-left="0.075in" fo:padding-right="0.075in" fo:padding-top="0in" fo:padding-bottom="0in" fo:border="none" style:writing-mode="lr-tb"/>
    </style:style>
    <style:style style:name="Table20.C29" style:family="table-cell">
      <style:table-cell-properties fo:padding-left="0.075in" fo:padding-right="0.075in" fo:padding-top="0in" fo:padding-bottom="0in" fo:border-left="none" fo:border-right="1pt solid #25d0ff" fo:border-top="none" fo:border-bottom="none" style:writing-mode="lr-tb"/>
    </style:style>
    <style:style style:name="Table20.A31" style:family="table-cell">
      <style:table-cell-properties fo:padding-left="0.075in" fo:padding-right="0.075in" fo:padding-top="0in" fo:padding-bottom="0in" fo:border-left="1pt solid #25d0ff" fo:border-right="none" fo:border-top="none" fo:border-bottom="none" style:writing-mode="lr-tb"/>
    </style:style>
    <style:style style:name="Table20.B31" style:family="table-cell">
      <style:table-cell-properties fo:padding-left="0.075in" fo:padding-right="0.075in" fo:padding-top="0in" fo:padding-bottom="0in" fo:border="none" style:writing-mode="lr-tb"/>
    </style:style>
    <style:style style:name="Table20.C31" style:family="table-cell">
      <style:table-cell-properties fo:padding-left="0.075in" fo:padding-right="0.075in" fo:padding-top="0in" fo:padding-bottom="0in" fo:border-left="none" fo:border-right="1pt solid #25d0ff" fo:border-top="none" fo:border-bottom="none" style:writing-mode="lr-tb"/>
    </style:style>
    <style:style style:name="Table20.A33" style:family="table-cell">
      <style:table-cell-properties fo:padding-left="0.075in" fo:padding-right="0.075in" fo:padding-top="0in" fo:padding-bottom="0in" fo:border-left="1pt solid #25d0ff" fo:border-right="none" fo:border-top="none" fo:border-bottom="none" style:writing-mode="lr-tb"/>
    </style:style>
    <style:style style:name="Table20.B33" style:family="table-cell">
      <style:table-cell-properties fo:padding-left="0.075in" fo:padding-right="0.075in" fo:padding-top="0in" fo:padding-bottom="0in" fo:border="none" style:writing-mode="lr-tb"/>
    </style:style>
    <style:style style:name="Table20.C33" style:family="table-cell">
      <style:table-cell-properties fo:padding-left="0.075in" fo:padding-right="0.075in" fo:padding-top="0in" fo:padding-bottom="0in" fo:border-left="none" fo:border-right="1pt solid #25d0ff" fo:border-top="none" fo:border-bottom="none" style:writing-mode="lr-tb"/>
    </style:style>
    <style:style style:name="Table20.A35" style:family="table-cell">
      <style:table-cell-properties fo:padding-left="0.075in" fo:padding-right="0.075in" fo:padding-top="0in" fo:padding-bottom="0in" fo:border-left="1pt solid #25d0ff" fo:border-right="none" fo:border-top="none" fo:border-bottom="none" style:writing-mode="lr-tb"/>
    </style:style>
    <style:style style:name="Table20.B35" style:family="table-cell">
      <style:table-cell-properties fo:padding-left="0.075in" fo:padding-right="0.075in" fo:padding-top="0in" fo:padding-bottom="0in" fo:border="none" style:writing-mode="lr-tb"/>
    </style:style>
    <style:style style:name="Table20.C35" style:family="table-cell">
      <style:table-cell-properties fo:padding-left="0.075in" fo:padding-right="0.075in" fo:padding-top="0in" fo:padding-bottom="0in" fo:border-left="none" fo:border-right="1pt solid #25d0ff" fo:border-top="none" fo:border-bottom="none" style:writing-mode="lr-tb"/>
    </style:style>
    <style:style style:name="Table20.A37" style:family="table-cell">
      <style:table-cell-properties fo:padding-left="0.075in" fo:padding-right="0.075in" fo:padding-top="0in" fo:padding-bottom="0in" fo:border-left="1pt solid #25d0ff" fo:border-right="none" fo:border-top="none" fo:border-bottom="none" style:writing-mode="lr-tb"/>
    </style:style>
    <style:style style:name="Table20.B37" style:family="table-cell">
      <style:table-cell-properties fo:padding-left="0.075in" fo:padding-right="0.075in" fo:padding-top="0in" fo:padding-bottom="0in" fo:border="none" style:writing-mode="lr-tb"/>
    </style:style>
    <style:style style:name="Table20.C37" style:family="table-cell">
      <style:table-cell-properties fo:padding-left="0.075in" fo:padding-right="0.075in" fo:padding-top="0in" fo:padding-bottom="0in" fo:border-left="none" fo:border-right="1pt solid #25d0ff" fo:border-top="none" fo:border-bottom="none" style:writing-mode="lr-tb"/>
    </style:style>
    <style:style style:name="Table20.A39" style:family="table-cell">
      <style:table-cell-properties fo:padding-left="0.075in" fo:padding-right="0.075in" fo:padding-top="0in" fo:padding-bottom="0in" fo:border-left="1pt solid #25d0ff" fo:border-right="none" fo:border-top="none" fo:border-bottom="none" style:writing-mode="lr-tb"/>
    </style:style>
    <style:style style:name="Table20.B39" style:family="table-cell">
      <style:table-cell-properties fo:padding-left="0.075in" fo:padding-right="0.075in" fo:padding-top="0in" fo:padding-bottom="0in" fo:border="none" style:writing-mode="lr-tb"/>
    </style:style>
    <style:style style:name="Table20.C39" style:family="table-cell">
      <style:table-cell-properties fo:padding-left="0.075in" fo:padding-right="0.075in" fo:padding-top="0in" fo:padding-bottom="0in" fo:border-left="none" fo:border-right="1pt solid #25d0ff" fo:border-top="none" fo:border-bottom="none" style:writing-mode="lr-tb"/>
    </style:style>
    <style:style style:name="Table20.A41" style:family="table-cell">
      <style:table-cell-properties fo:padding-left="0.075in" fo:padding-right="0.075in" fo:padding-top="0in" fo:padding-bottom="0in" fo:border-left="1pt solid #25d0ff" fo:border-right="none" fo:border-top="none" fo:border-bottom="none" style:writing-mode="lr-tb"/>
    </style:style>
    <style:style style:name="Table20.B41" style:family="table-cell">
      <style:table-cell-properties fo:padding-left="0.075in" fo:padding-right="0.075in" fo:padding-top="0in" fo:padding-bottom="0in" fo:border="none" style:writing-mode="lr-tb"/>
    </style:style>
    <style:style style:name="Table20.C41" style:family="table-cell">
      <style:table-cell-properties fo:padding-left="0.075in" fo:padding-right="0.075in" fo:padding-top="0in" fo:padding-bottom="0in" fo:border-left="none" fo:border-right="1pt solid #25d0ff" fo:border-top="none" fo:border-bottom="none" style:writing-mode="lr-tb"/>
    </style:style>
    <style:style style:name="Table20.A43" style:family="table-cell">
      <style:table-cell-properties fo:padding-left="0.075in" fo:padding-right="0.075in" fo:padding-top="0in" fo:padding-bottom="0in" fo:border-left="1pt solid #25d0ff" fo:border-right="none" fo:border-top="none" fo:border-bottom="none" style:writing-mode="lr-tb"/>
    </style:style>
    <style:style style:name="Table20.B43" style:family="table-cell">
      <style:table-cell-properties fo:padding-left="0.075in" fo:padding-right="0.075in" fo:padding-top="0in" fo:padding-bottom="0in" fo:border="none" style:writing-mode="lr-tb"/>
    </style:style>
    <style:style style:name="Table20.C43" style:family="table-cell">
      <style:table-cell-properties fo:padding-left="0.075in" fo:padding-right="0.075in" fo:padding-top="0in" fo:padding-bottom="0in" fo:border-left="none" fo:border-right="1pt solid #25d0ff" fo:border-top="none" fo:border-bottom="none" style:writing-mode="lr-tb"/>
    </style:style>
    <style:style style:name="Table20.A45" style:family="table-cell">
      <style:table-cell-properties fo:padding-left="0.075in" fo:padding-right="0.075in" fo:padding-top="0in" fo:padding-bottom="0in" fo:border-left="1pt solid #25d0ff" fo:border-right="none" fo:border-top="none" fo:border-bottom="none" style:writing-mode="lr-tb"/>
    </style:style>
    <style:style style:name="Table20.B45" style:family="table-cell">
      <style:table-cell-properties fo:padding-left="0.075in" fo:padding-right="0.075in" fo:padding-top="0in" fo:padding-bottom="0in" fo:border="none" style:writing-mode="lr-tb"/>
    </style:style>
    <style:style style:name="Table20.C45" style:family="table-cell">
      <style:table-cell-properties fo:padding-left="0.075in" fo:padding-right="0.075in" fo:padding-top="0in" fo:padding-bottom="0in" fo:border-left="none" fo:border-right="1pt solid #25d0ff" fo:border-top="none" fo:border-bottom="none" style:writing-mode="lr-tb"/>
    </style:style>
    <style:style style:name="Table20.A47" style:family="table-cell">
      <style:table-cell-properties fo:padding-left="0.075in" fo:padding-right="0.075in" fo:padding-top="0in" fo:padding-bottom="0in" fo:border-left="1pt solid #25d0ff" fo:border-right="none" fo:border-top="none" fo:border-bottom="none" style:writing-mode="lr-tb"/>
    </style:style>
    <style:style style:name="Table20.B47" style:family="table-cell">
      <style:table-cell-properties fo:padding-left="0.075in" fo:padding-right="0.075in" fo:padding-top="0in" fo:padding-bottom="0in" fo:border="none" style:writing-mode="lr-tb"/>
    </style:style>
    <style:style style:name="Table20.C47" style:family="table-cell">
      <style:table-cell-properties fo:padding-left="0.075in" fo:padding-right="0.075in" fo:padding-top="0in" fo:padding-bottom="0in" fo:border-left="none" fo:border-right="1pt solid #25d0ff" fo:border-top="none" fo:border-bottom="none" style:writing-mode="lr-tb"/>
    </style:style>
    <style:style style:name="Table20.A49" style:family="table-cell">
      <style:table-cell-properties fo:padding-left="0.075in" fo:padding-right="0.075in" fo:padding-top="0in" fo:padding-bottom="0in" fo:border-left="1pt solid #25d0ff" fo:border-right="none" fo:border-top="none" fo:border-bottom="none" style:writing-mode="lr-tb"/>
    </style:style>
    <style:style style:name="Table20.B49" style:family="table-cell">
      <style:table-cell-properties fo:padding-left="0.075in" fo:padding-right="0.075in" fo:padding-top="0in" fo:padding-bottom="0in" fo:border="none" style:writing-mode="lr-tb"/>
    </style:style>
    <style:style style:name="Table20.C49" style:family="table-cell">
      <style:table-cell-properties fo:padding-left="0.075in" fo:padding-right="0.075in" fo:padding-top="0in" fo:padding-bottom="0in" fo:border-left="none" fo:border-right="1pt solid #25d0ff" fo:border-top="none" fo:border-bottom="none" style:writing-mode="lr-tb"/>
    </style:style>
    <style:style style:name="Table20.A51" style:family="table-cell">
      <style:table-cell-properties fo:padding-left="0.075in" fo:padding-right="0.075in" fo:padding-top="0in" fo:padding-bottom="0in" fo:border-left="1pt solid #25d0ff" fo:border-right="none" fo:border-top="none" fo:border-bottom="1pt solid #25d0ff" style:writing-mode="lr-tb"/>
    </style:style>
    <style:style style:name="Table20.B51" style:family="table-cell">
      <style:table-cell-properties fo:padding-left="0.075in" fo:padding-right="0.075in" fo:padding-top="0in" fo:padding-bottom="0in" fo:border-left="none" fo:border-right="none" fo:border-top="none" fo:border-bottom="1pt solid #25d0ff" style:writing-mode="lr-tb"/>
    </style:style>
    <style:style style:name="Table20.C51" style:family="table-cell">
      <style:table-cell-properties fo:padding-left="0.075in" fo:padding-right="0.075in" fo:padding-top="0in" fo:padding-bottom="0in" fo:border-left="none" fo:border-right="1pt solid #25d0ff" fo:border-top="none" fo:border-bottom="1pt solid #25d0ff" style:writing-mode="lr-tb"/>
    </style:style>
    <style:style style:name="Table21" style:family="table">
      <style:table-properties style:width="6.4014in" style:rel-width="100%" fo:margin-left="0in" fo:margin-top="0in" fo:margin-bottom="0in" table:align="left" fo:background-color="transparent" style:writing-mode="page">
        <style:background-image/>
      </style:table-properties>
    </style:style>
    <style:style style:name="Table21.A" style:family="table-column">
      <style:table-column-properties style:column-width="3.2007in" style:rel-column-width="32767*"/>
    </style:style>
    <style:style style:name="Table21.1" style:family="table-row">
      <style:table-row-properties fo:keep-together="auto"/>
    </style:style>
    <style:style style:name="Table21.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1.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1.B2" style:family="table-cell">
      <style:table-cell-properties fo:background-color="#d8d8d8" fo:padding-left="0.075in" fo:padding-right="0.075in" fo:padding-top="0in" fo:padding-bottom="0in" fo:border="none">
        <style:background-image/>
      </style:table-cell-properties>
    </style:style>
    <style:style style:name="Table21.B3" style:family="table-cell">
      <style:table-cell-properties fo:padding-left="0.075in" fo:padding-right="0.075in" fo:padding-top="0in" fo:padding-bottom="0in" fo:border="none"/>
    </style:style>
    <style:style style:name="Table21.B5" style:family="table-cell">
      <style:table-cell-properties fo:padding-left="0.075in" fo:padding-right="0.075in" fo:padding-top="0in" fo:padding-bottom="0in" fo:border="none"/>
    </style:style>
    <style:style style:name="Table21.7" style:family="table-row">
      <style:table-row-properties fo:background-color="transparent" fo:keep-together="auto">
        <style:background-image/>
      </style:table-row-properties>
    </style:style>
    <style:style style:name="Table21.B7"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2" style:family="table">
      <style:table-properties style:width="6.4014in" style:rel-width="100%" fo:margin-left="0in" fo:margin-top="0in" fo:margin-bottom="0in" table:align="left" fo:background-color="transparent" style:writing-mode="page">
        <style:background-image/>
      </style:table-properties>
    </style:style>
    <style:style style:name="Table22.A" style:family="table-column">
      <style:table-column-properties style:column-width="3.2007in" style:rel-column-width="32767*"/>
    </style:style>
    <style:style style:name="Table22.1" style:family="table-row">
      <style:table-row-properties fo:keep-together="auto"/>
    </style:style>
    <style:style style:name="Table22.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2.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2.B2" style:family="table-cell">
      <style:table-cell-properties fo:background-color="#d8d8d8" fo:padding-left="0.075in" fo:padding-right="0.075in" fo:padding-top="0in" fo:padding-bottom="0in" fo:border="none">
        <style:background-image/>
      </style:table-cell-properties>
    </style:style>
    <style:style style:name="Table22.B3" style:family="table-cell">
      <style:table-cell-properties fo:padding-left="0.075in" fo:padding-right="0.075in" fo:padding-top="0in" fo:padding-bottom="0in" fo:border="none"/>
    </style:style>
    <style:style style:name="Table22.5" style:family="table-row">
      <style:table-row-properties fo:background-color="transparent" fo:keep-together="auto">
        <style:background-image/>
      </style:table-row-properties>
    </style:style>
    <style:style style:name="Table22.B5"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3" style:family="table">
      <style:table-properties style:width="6.4014in" style:rel-width="100%" fo:margin-left="0in" fo:margin-top="0in" fo:margin-bottom="0in" table:align="left" style:writing-mode="page"/>
    </style:style>
    <style:style style:name="Table23.A" style:family="table-column">
      <style:table-column-properties style:column-width="3.2007in" style:rel-column-width="32767*"/>
    </style:style>
    <style:style style:name="Table23.1" style:family="table-row">
      <style:table-row-properties fo:keep-together="auto"/>
    </style:style>
    <style:style style:name="Table23.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3.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3.B2" style:family="table-cell">
      <style:table-cell-properties fo:background-color="#d8d8d8" fo:padding-left="0.075in" fo:padding-right="0.075in" fo:padding-top="0in" fo:padding-bottom="0in" fo:border="none">
        <style:background-image/>
      </style:table-cell-properties>
    </style:style>
    <style:style style:name="Table23.B3" style:family="table-cell">
      <style:table-cell-properties fo:padding-left="0.075in" fo:padding-right="0.075in" fo:padding-top="0in" fo:padding-bottom="0in" fo:border="none"/>
    </style:style>
    <style:style style:name="Table23.B5" style:family="table-cell">
      <style:table-cell-properties fo:padding-left="0.075in" fo:padding-right="0.075in" fo:padding-top="0in" fo:padding-bottom="0in" fo:border="none"/>
    </style:style>
    <style:style style:name="Table23.B7" style:family="table-cell">
      <style:table-cell-properties fo:padding-left="0.075in" fo:padding-right="0.075in" fo:padding-top="0in" fo:padding-bottom="0in" fo:border="none"/>
    </style:style>
    <style:style style:name="Table23.B8" style:family="table-cell">
      <style:table-cell-properties fo:background-color="#d8d8d8" fo:padding-left="0.075in" fo:padding-right="0.075in" fo:padding-top="0in" fo:padding-bottom="0in" fo:border-left="none" fo:border-right="none" fo:border-top="none" fo:border-bottom="2.25pt solid #000000">
        <style:background-image/>
      </style:table-cell-properties>
    </style:style>
    <style:style style:name="Table24" style:family="table">
      <style:table-properties style:width="6.5514in" fo:margin-left="-0.075in" fo:margin-top="0in" fo:margin-bottom="0in" table:align="left" fo:background-color="transparent" style:may-break-between-rows="true" style:writing-mode="lr-tb" table:border-model="collapsing">
        <style:background-image/>
      </style:table-properties>
    </style:style>
    <style:style style:name="Table24.A" style:family="table-column">
      <style:table-column-properties style:column-width="2.7236in"/>
    </style:style>
    <style:style style:name="Table24.B" style:family="table-column">
      <style:table-column-properties style:column-width="3.8278in"/>
    </style:style>
    <style:style style:name="Table24.1" style:family="table-row">
      <style:table-row-properties fo:keep-together="auto"/>
    </style:style>
    <style:style style:name="Table2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4.B2" style:family="table-cell">
      <style:table-cell-properties fo:background-color="#d8d8d8" fo:padding-left="0.075in" fo:padding-right="0.075in" fo:padding-top="0in" fo:padding-bottom="0in" fo:border="none" style:writing-mode="lr-tb">
        <style:background-image/>
      </style:table-cell-properties>
    </style:style>
    <style:style style:name="Table24.B3" style:family="table-cell">
      <style:table-cell-properties fo:background-color="transparent" fo:padding-left="0.075in" fo:padding-right="0.075in" fo:padding-top="0in" fo:padding-bottom="0in" fo:border="none" style:writing-mode="lr-tb">
        <style:background-image/>
      </style:table-cell-properties>
    </style:style>
    <style:style style:name="Table24.6" style:family="table-row">
      <style:table-row-properties fo:background-color="transparent" fo:keep-together="auto">
        <style:background-image/>
      </style:table-row-properties>
    </style:style>
    <style:style style:name="Table24.B6"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5" style:family="table">
      <style:table-properties style:width="6.5514in" fo:margin-left="-0.075in" fo:margin-top="0in" fo:margin-bottom="0in" table:align="left" style:writing-mode="lr-tb"/>
    </style:style>
    <style:style style:name="Table25.A" style:family="table-column">
      <style:table-column-properties style:column-width="1.7in"/>
    </style:style>
    <style:style style:name="Table25.B" style:family="table-column">
      <style:table-column-properties style:column-width="4.8514in"/>
    </style:style>
    <style:style style:name="Table25.1" style:family="table-row">
      <style:table-row-properties fo:keep-together="auto"/>
    </style:style>
    <style:style style:name="Table25.A1" style:family="table-cell">
      <style:table-cell-properties fo:padding-left="0.075in" fo:padding-right="0.075in" fo:padding-top="0in" fo:padding-bottom="0in" fo:border-left="1pt solid #00addc" fo:border-right="1pt solid #00addc" fo:border-top="1pt solid #00addc" fo:border-bottom="2.25pt solid #00addc" style:writing-mode="lr-tb"/>
    </style:style>
    <style:style style:name="Table25.A2" style:family="table-cell">
      <style:table-cell-properties fo:background-color="#b7efff" fo:padding-left="0.075in" fo:padding-right="0.075in" fo:padding-top="0in" fo:padding-bottom="0in" fo:border="1pt solid #00addc" style:writing-mode="lr-tb">
        <style:background-image/>
      </style:table-cell-properties>
    </style:style>
    <style:style style:name="Table25.A3" style:family="table-cell">
      <style:table-cell-properties fo:padding-left="0.075in" fo:padding-right="0.075in" fo:padding-top="0in" fo:padding-bottom="0in" fo:border="1pt solid #00addc" style:writing-mode="lr-tb"/>
    </style:style>
    <style:style style:name="Table25.B3" style:family="table-cell">
      <style:table-cell-properties fo:padding-left="0.075in" fo:padding-right="0.075in" fo:padding-top="0in" fo:padding-bottom="0in" fo:border="1pt solid #00addc" style:writing-mode="lr-tb"/>
    </style:style>
    <style:style style:name="Table26" style:family="table">
      <style:table-properties style:width="6.5514in" fo:margin-left="-0.075in" fo:margin-top="0in" fo:margin-bottom="0in" table:align="left" style:writing-mode="lr-tb"/>
    </style:style>
    <style:style style:name="Table26.A" style:family="table-column">
      <style:table-column-properties style:column-width="1.5736in"/>
    </style:style>
    <style:style style:name="Table26.B" style:family="table-column">
      <style:table-column-properties style:column-width="1.5625in"/>
    </style:style>
    <style:style style:name="Table26.C" style:family="table-column">
      <style:table-column-properties style:column-width="3.4153in"/>
    </style:style>
    <style:style style:name="Table26.1" style:family="table-row">
      <style:table-row-properties fo:keep-together="auto"/>
    </style:style>
    <style:style style:name="Table26.A1" style:family="table-cell">
      <style:table-cell-properties fo:background-color="#00addc" fo:padding-left="0.075in" fo:padding-right="0.075in" fo:padding-top="0in" fo:padding-bottom="0in" fo:border="1pt solid #25d0ff" style:writing-mode="lr-tb">
        <style:background-image/>
      </style:table-cell-properties>
    </style:style>
    <style:style style:name="Table26.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6.B2" style:family="table-cell">
      <style:table-cell-properties fo:background-color="#b7efff" fo:padding-left="0.075in" fo:padding-right="0.075in" fo:padding-top="0in" fo:padding-bottom="0in" fo:border="none" style:writing-mode="lr-tb">
        <style:background-image/>
      </style:table-cell-properties>
    </style:style>
    <style:style style:name="Table26.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6.A3" style:family="table-cell">
      <style:table-cell-properties fo:padding-left="0.075in" fo:padding-right="0.075in" fo:padding-top="0in" fo:padding-bottom="0in" fo:border-left="1pt solid #25d0ff" fo:border-right="none" fo:border-top="none" fo:border-bottom="none" style:writing-mode="lr-tb"/>
    </style:style>
    <style:style style:name="Table26.B3" style:family="table-cell">
      <style:table-cell-properties fo:padding-left="0.075in" fo:padding-right="0.075in" fo:padding-top="0in" fo:padding-bottom="0in" fo:border="none" style:writing-mode="lr-tb"/>
    </style:style>
    <style:style style:name="Table26.C3" style:family="table-cell">
      <style:table-cell-properties fo:padding-left="0.075in" fo:padding-right="0.075in" fo:padding-top="0in" fo:padding-bottom="0in" fo:border-left="none" fo:border-right="1pt solid #25d0ff" fo:border-top="none" fo:border-bottom="none" style:writing-mode="lr-tb"/>
    </style:style>
    <style:style style:name="Table26.A5" style:family="table-cell">
      <style:table-cell-properties fo:padding-left="0.075in" fo:padding-right="0.075in" fo:padding-top="0in" fo:padding-bottom="0in" fo:border-left="1pt solid #25d0ff" fo:border-right="none" fo:border-top="none" fo:border-bottom="none" style:writing-mode="lr-tb"/>
    </style:style>
    <style:style style:name="Table26.B5" style:family="table-cell">
      <style:table-cell-properties fo:padding-left="0.075in" fo:padding-right="0.075in" fo:padding-top="0in" fo:padding-bottom="0in" fo:border="none" style:writing-mode="lr-tb"/>
    </style:style>
    <style:style style:name="Table26.C5" style:family="table-cell">
      <style:table-cell-properties fo:padding-left="0.075in" fo:padding-right="0.075in" fo:padding-top="0in" fo:padding-bottom="0in" fo:border-left="none" fo:border-right="1pt solid #25d0ff" fo:border-top="none" fo:border-bottom="none" style:writing-mode="lr-tb"/>
    </style:style>
    <style:style style:name="Table26.A7" style:family="table-cell">
      <style:table-cell-properties fo:padding-left="0.075in" fo:padding-right="0.075in" fo:padding-top="0in" fo:padding-bottom="0in" fo:border-left="1pt solid #25d0ff" fo:border-right="none" fo:border-top="none" fo:border-bottom="1pt solid #25d0ff" style:writing-mode="lr-tb"/>
    </style:style>
    <style:style style:name="Table26.B7" style:family="table-cell">
      <style:table-cell-properties fo:padding-left="0.075in" fo:padding-right="0.075in" fo:padding-top="0in" fo:padding-bottom="0in" fo:border-left="none" fo:border-right="none" fo:border-top="none" fo:border-bottom="1pt solid #25d0ff" style:writing-mode="lr-tb"/>
    </style:style>
    <style:style style:name="Table26.C7" style:family="table-cell">
      <style:table-cell-properties fo:padding-left="0.075in" fo:padding-right="0.075in" fo:padding-top="0in" fo:padding-bottom="0in" fo:border-left="none" fo:border-right="1pt solid #25d0ff" fo:border-top="none" fo:border-bottom="1pt solid #25d0ff" style:writing-mode="lr-tb"/>
    </style:style>
    <style:style style:name="Table28" style:family="table">
      <style:table-properties style:width="6.5514in" fo:margin-left="-0.075in" fo:margin-top="0in" fo:margin-bottom="0in" table:align="left" style:writing-mode="lr-tb"/>
    </style:style>
    <style:style style:name="Table28.A" style:family="table-column">
      <style:table-column-properties style:column-width="0.8875in"/>
    </style:style>
    <style:style style:name="Table28.B" style:family="table-column">
      <style:table-column-properties style:column-width="1.875in"/>
    </style:style>
    <style:style style:name="Table28.C" style:family="table-column">
      <style:table-column-properties style:column-width="3.7889in"/>
    </style:style>
    <style:style style:name="Table28.1" style:family="table-row">
      <style:table-row-properties fo:keep-together="auto"/>
    </style:style>
    <style:style style:name="Table28.A1" style:family="table-cell">
      <style:table-cell-properties fo:background-color="#00addc" fo:padding-left="0.075in" fo:padding-right="0.075in" fo:padding-top="0in" fo:padding-bottom="0in" fo:border="1pt solid #25d0ff" style:writing-mode="lr-tb">
        <style:background-image/>
      </style:table-cell-properties>
    </style:style>
    <style:style style:name="Table28.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8.B2" style:family="table-cell">
      <style:table-cell-properties fo:background-color="#b7efff" fo:padding-left="0.075in" fo:padding-right="0.075in" fo:padding-top="0in" fo:padding-bottom="0in" fo:border="none" style:writing-mode="lr-tb">
        <style:background-image/>
      </style:table-cell-properties>
    </style:style>
    <style:style style:name="Table28.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8.A3" style:family="table-cell">
      <style:table-cell-properties fo:padding-left="0.075in" fo:padding-right="0.075in" fo:padding-top="0in" fo:padding-bottom="0in" fo:border-left="1pt solid #25d0ff" fo:border-right="none" fo:border-top="none" fo:border-bottom="none" style:writing-mode="lr-tb"/>
    </style:style>
    <style:style style:name="Table28.B3" style:family="table-cell">
      <style:table-cell-properties fo:padding-left="0.075in" fo:padding-right="0.075in" fo:padding-top="0in" fo:padding-bottom="0in" fo:border="none" style:writing-mode="lr-tb"/>
    </style:style>
    <style:style style:name="Table28.C3" style:family="table-cell">
      <style:table-cell-properties fo:padding-left="0.075in" fo:padding-right="0.075in" fo:padding-top="0in" fo:padding-bottom="0in" fo:border-left="none" fo:border-right="1pt solid #25d0ff" fo:border-top="none" fo:border-bottom="none" style:writing-mode="lr-tb"/>
    </style:style>
    <style:style style:name="Table28.A5" style:family="table-cell">
      <style:table-cell-properties fo:padding-left="0.075in" fo:padding-right="0.075in" fo:padding-top="0in" fo:padding-bottom="0in" fo:border-left="1pt solid #25d0ff" fo:border-right="none" fo:border-top="none" fo:border-bottom="none" style:writing-mode="lr-tb"/>
    </style:style>
    <style:style style:name="Table28.B5" style:family="table-cell">
      <style:table-cell-properties fo:padding-left="0.075in" fo:padding-right="0.075in" fo:padding-top="0in" fo:padding-bottom="0in" fo:border="none" style:writing-mode="lr-tb"/>
    </style:style>
    <style:style style:name="Table28.C5" style:family="table-cell">
      <style:table-cell-properties fo:padding-left="0.075in" fo:padding-right="0.075in" fo:padding-top="0in" fo:padding-bottom="0in" fo:border-left="none" fo:border-right="1pt solid #25d0ff" fo:border-top="none" fo:border-bottom="none" style:writing-mode="lr-tb"/>
    </style:style>
    <style:style style:name="Table28.A7" style:family="table-cell">
      <style:table-cell-properties fo:padding-left="0.075in" fo:padding-right="0.075in" fo:padding-top="0in" fo:padding-bottom="0in" fo:border-left="1pt solid #25d0ff" fo:border-right="none" fo:border-top="none" fo:border-bottom="none" style:writing-mode="lr-tb"/>
    </style:style>
    <style:style style:name="Table28.B7" style:family="table-cell">
      <style:table-cell-properties fo:padding-left="0.075in" fo:padding-right="0.075in" fo:padding-top="0in" fo:padding-bottom="0in" fo:border="none" style:writing-mode="lr-tb"/>
    </style:style>
    <style:style style:name="Table28.C7" style:family="table-cell">
      <style:table-cell-properties fo:padding-left="0.075in" fo:padding-right="0.075in" fo:padding-top="0in" fo:padding-bottom="0in" fo:border-left="none" fo:border-right="1pt solid #25d0ff" fo:border-top="none" fo:border-bottom="none" style:writing-mode="lr-tb"/>
    </style:style>
    <style:style style:name="Table28.A9" style:family="table-cell">
      <style:table-cell-properties fo:padding-left="0.075in" fo:padding-right="0.075in" fo:padding-top="0in" fo:padding-bottom="0in" fo:border-left="1pt solid #25d0ff" fo:border-right="none" fo:border-top="none" fo:border-bottom="none" style:writing-mode="lr-tb"/>
    </style:style>
    <style:style style:name="Table28.B9" style:family="table-cell">
      <style:table-cell-properties fo:padding-left="0.075in" fo:padding-right="0.075in" fo:padding-top="0in" fo:padding-bottom="0in" fo:border="none" style:writing-mode="lr-tb"/>
    </style:style>
    <style:style style:name="Table28.C9" style:family="table-cell">
      <style:table-cell-properties fo:padding-left="0.075in" fo:padding-right="0.075in" fo:padding-top="0in" fo:padding-bottom="0in" fo:border-left="none" fo:border-right="1pt solid #25d0ff" fo:border-top="none" fo:border-bottom="none" style:writing-mode="lr-tb"/>
    </style:style>
    <style:style style:name="Table28.A11" style:family="table-cell">
      <style:table-cell-properties fo:padding-left="0.075in" fo:padding-right="0.075in" fo:padding-top="0in" fo:padding-bottom="0in" fo:border-left="1pt solid #25d0ff" fo:border-right="none" fo:border-top="none" fo:border-bottom="none" style:writing-mode="lr-tb"/>
    </style:style>
    <style:style style:name="Table28.B11" style:family="table-cell">
      <style:table-cell-properties fo:padding-left="0.075in" fo:padding-right="0.075in" fo:padding-top="0in" fo:padding-bottom="0in" fo:border="none" style:writing-mode="lr-tb"/>
    </style:style>
    <style:style style:name="Table28.C11" style:family="table-cell">
      <style:table-cell-properties fo:padding-left="0.075in" fo:padding-right="0.075in" fo:padding-top="0in" fo:padding-bottom="0in" fo:border-left="none" fo:border-right="1pt solid #25d0ff" fo:border-top="none" fo:border-bottom="none" style:writing-mode="lr-tb"/>
    </style:style>
    <style:style style:name="Table28.A13" style:family="table-cell">
      <style:table-cell-properties fo:padding-left="0.075in" fo:padding-right="0.075in" fo:padding-top="0in" fo:padding-bottom="0in" fo:border-left="1pt solid #25d0ff" fo:border-right="none" fo:border-top="none" fo:border-bottom="none" style:writing-mode="lr-tb"/>
    </style:style>
    <style:style style:name="Table28.B13" style:family="table-cell">
      <style:table-cell-properties fo:padding-left="0.075in" fo:padding-right="0.075in" fo:padding-top="0in" fo:padding-bottom="0in" fo:border="none" style:writing-mode="lr-tb"/>
    </style:style>
    <style:style style:name="Table28.C13" style:family="table-cell">
      <style:table-cell-properties fo:padding-left="0.075in" fo:padding-right="0.075in" fo:padding-top="0in" fo:padding-bottom="0in" fo:border-left="none" fo:border-right="1pt solid #25d0ff" fo:border-top="none" fo:border-bottom="none" style:writing-mode="lr-tb"/>
    </style:style>
    <style:style style:name="Table28.A15" style:family="table-cell">
      <style:table-cell-properties fo:padding-left="0.075in" fo:padding-right="0.075in" fo:padding-top="0in" fo:padding-bottom="0in" fo:border-left="1pt solid #25d0ff" fo:border-right="none" fo:border-top="none" fo:border-bottom="none" style:writing-mode="lr-tb"/>
    </style:style>
    <style:style style:name="Table28.B15" style:family="table-cell">
      <style:table-cell-properties fo:padding-left="0.075in" fo:padding-right="0.075in" fo:padding-top="0in" fo:padding-bottom="0in" fo:border="none" style:writing-mode="lr-tb"/>
    </style:style>
    <style:style style:name="Table28.C15" style:family="table-cell">
      <style:table-cell-properties fo:padding-left="0.075in" fo:padding-right="0.075in" fo:padding-top="0in" fo:padding-bottom="0in" fo:border-left="none" fo:border-right="1pt solid #25d0ff" fo:border-top="none" fo:border-bottom="none" style:writing-mode="lr-tb"/>
    </style:style>
    <style:style style:name="Table28.A17" style:family="table-cell">
      <style:table-cell-properties fo:padding-left="0.075in" fo:padding-right="0.075in" fo:padding-top="0in" fo:padding-bottom="0in" fo:border-left="1pt solid #25d0ff" fo:border-right="none" fo:border-top="none" fo:border-bottom="1pt solid #25d0ff" style:writing-mode="lr-tb"/>
    </style:style>
    <style:style style:name="Table28.B17" style:family="table-cell">
      <style:table-cell-properties fo:padding-left="0.075in" fo:padding-right="0.075in" fo:padding-top="0in" fo:padding-bottom="0in" fo:border-left="none" fo:border-right="none" fo:border-top="none" fo:border-bottom="1pt solid #25d0ff" style:writing-mode="lr-tb"/>
    </style:style>
    <style:style style:name="Table28.C17" style:family="table-cell">
      <style:table-cell-properties fo:padding-left="0.075in" fo:padding-right="0.075in" fo:padding-top="0in" fo:padding-bottom="0in" fo:border-left="none" fo:border-right="1pt solid #25d0ff" fo:border-top="none" fo:border-bottom="1pt solid #25d0ff" style:writing-mode="lr-tb"/>
    </style:style>
    <style:style style:name="Table29" style:family="table">
      <style:table-properties style:width="6.4014in" style:rel-width="100%" fo:margin-left="0in" fo:margin-top="0in" fo:margin-bottom="0in" table:align="left" style:writing-mode="page"/>
    </style:style>
    <style:style style:name="Table29.A" style:family="table-column">
      <style:table-column-properties style:column-width="3.2007in" style:rel-column-width="32767*"/>
    </style:style>
    <style:style style:name="Table29.1" style:family="table-row">
      <style:table-row-properties fo:keep-together="auto"/>
    </style:style>
    <style:style style:name="Table29.A1" style:family="table-cell">
      <style:table-cell-properties fo:padding="0in" fo:border="none"/>
    </style:style>
    <style:style style:name="Table30" style:family="table">
      <style:table-properties style:width="6.4014in" style:rel-width="100%" fo:margin-left="0in" fo:margin-top="0in" fo:margin-bottom="0in" table:align="left" style:writing-mode="page"/>
    </style:style>
    <style:style style:name="Table30.A" style:family="table-column">
      <style:table-column-properties style:column-width="1.2757in" style:rel-column-width="13061*"/>
    </style:style>
    <style:style style:name="Table30.B" style:family="table-column">
      <style:table-column-properties style:column-width="1.2847in" style:rel-column-width="13153*"/>
    </style:style>
    <style:style style:name="Table30.C" style:family="table-column">
      <style:table-column-properties style:column-width="1.2799in" style:rel-column-width="13100*"/>
    </style:style>
    <style:style style:name="Table30.D" style:family="table-column">
      <style:table-column-properties style:column-width="2.5611in" style:rel-column-width="26218*"/>
    </style:style>
    <style:style style:name="Table30.1" style:family="table-row">
      <style:table-row-properties fo:keep-together="auto"/>
    </style:style>
    <style:style style:name="Table30.A1" style:family="table-cell">
      <style:table-cell-properties fo:padding="0in" fo:border="none"/>
    </style:style>
    <style:style style:name="Table31" style:family="table">
      <style:table-properties style:width="6.5514in" fo:margin-left="-0.075in" fo:margin-top="0in" fo:margin-bottom="0in" table:align="left" fo:background-color="#b7efff" style:writing-mode="lr-tb">
        <style:background-image/>
      </style:table-properties>
    </style:style>
    <style:style style:name="Table31.A" style:family="table-column">
      <style:table-column-properties style:column-width="2.1833in"/>
    </style:style>
    <style:style style:name="Table31.B" style:family="table-column">
      <style:table-column-properties style:column-width="2.184in"/>
    </style:style>
    <style:style style:name="Table31.1" style:family="table-row">
      <style:table-row-properties fo:keep-together="auto"/>
    </style:style>
    <style:style style:name="Table31.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1.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1.B2" style:family="table-cell">
      <style:table-cell-properties fo:background-color="#6edfff" fo:padding-left="0.075in" fo:padding-right="0.075in" fo:padding-top="0in" fo:padding-bottom="0in" fo:border="1pt solid #ffffff" style:writing-mode="lr-tb">
        <style:background-image/>
      </style:table-cell-properties>
    </style:style>
    <style:style style:name="Table31.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1.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1.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32" style:family="table">
      <style:table-properties style:width="6.5514in" fo:margin-left="-0.075in" fo:margin-top="0in" fo:margin-bottom="0in" table:align="left" fo:background-color="#b7efff" style:writing-mode="lr-tb">
        <style:background-image/>
      </style:table-properties>
    </style:style>
    <style:style style:name="Table32.A" style:family="table-column">
      <style:table-column-properties style:column-width="2.1833in"/>
    </style:style>
    <style:style style:name="Table32.B" style:family="table-column">
      <style:table-column-properties style:column-width="2.184in"/>
    </style:style>
    <style:style style:name="Table32.1" style:family="table-row">
      <style:table-row-properties fo:keep-together="auto"/>
    </style:style>
    <style:style style:name="Table32.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2.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2.B2" style:family="table-cell">
      <style:table-cell-properties fo:background-color="#6edfff" fo:padding-left="0.075in" fo:padding-right="0.075in" fo:padding-top="0in" fo:padding-bottom="0in" fo:border="1pt solid #ffffff" style:writing-mode="lr-tb">
        <style:background-image/>
      </style:table-cell-properties>
    </style:style>
    <style:style style:name="Table32.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2.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2.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11" style:family="table">
      <style:table-properties style:width="6.4014in" style:rel-width="100%" fo:margin-left="0in" fo:margin-top="0in" fo:margin-bottom="0in" table:align="left" style:writing-mode="page"/>
    </style:style>
    <style:style style:name="Table11.A" style:family="table-column">
      <style:table-column-properties style:column-width="3.2007in" style:rel-column-width="32767*"/>
    </style:style>
    <style:style style:name="Table11.1" style:family="table-row">
      <style:table-row-properties fo:keep-together="auto"/>
    </style:style>
    <style:style style:name="Table11.A1" style:family="table-cell">
      <style:table-cell-properties fo:padding="0in" fo:border="none"/>
    </style:style>
    <style:style style:name="Table27" style:family="table">
      <style:table-properties style:width="6.4014in" style:rel-width="100%" fo:margin-left="0in" fo:margin-top="0in" fo:margin-bottom="0in" table:align="left" style:writing-mode="page"/>
    </style:style>
    <style:style style:name="Table27.A" style:family="table-column">
      <style:table-column-properties style:column-width="3.2007in" style:rel-column-width="32767*"/>
    </style:style>
    <style:style style:name="Table27.1" style:family="table-row">
      <style:table-row-properties fo:keep-together="auto"/>
    </style:style>
    <style:style style:name="Table27.A1" style:family="table-cell">
      <style:table-cell-properties fo:padding="0in" fo:border="none"/>
    </style:style>
    <style:style style:name="Table37" style:family="table">
      <style:table-properties style:width="6.4014in" style:rel-width="100%" fo:margin-left="0in" fo:margin-top="0in" fo:margin-bottom="0in" table:align="left" style:writing-mode="page"/>
    </style:style>
    <style:style style:name="Table37.A" style:family="table-column">
      <style:table-column-properties style:column-width="3.2007in" style:rel-column-width="32767*"/>
    </style:style>
    <style:style style:name="Table37.1" style:family="table-row">
      <style:table-row-properties fo:keep-together="auto"/>
    </style:style>
    <style:style style:name="Table37.A1" style:family="table-cell">
      <style:table-cell-properties fo:padding="0in" fo:border="none"/>
    </style:style>
    <style:style style:name="Table38" style:family="table">
      <style:table-properties style:width="6.4014in" style:rel-width="100%" fo:margin-left="0in" fo:margin-top="0in" fo:margin-bottom="0in" table:align="left" style:writing-mode="page"/>
    </style:style>
    <style:style style:name="Table38.A" style:family="table-column">
      <style:table-column-properties style:column-width="3.2007in" style:rel-column-width="32767*"/>
    </style:style>
    <style:style style:name="Table38.1" style:family="table-row">
      <style:table-row-properties fo:keep-together="auto"/>
    </style:style>
    <style:style style:name="Table38.A1" style:family="table-cell">
      <style:table-cell-properties fo:padding="0in" fo:border="none"/>
    </style:style>
    <style:style style:name="Table39" style:family="table">
      <style:table-properties style:width="6.4014in" style:rel-width="100%" fo:margin-left="0in" fo:margin-top="0in" fo:margin-bottom="0in" table:align="left" style:writing-mode="page"/>
    </style:style>
    <style:style style:name="Table39.A" style:family="table-column">
      <style:table-column-properties style:column-width="3.2007in" style:rel-column-width="32767*"/>
    </style:style>
    <style:style style:name="Table39.1" style:family="table-row">
      <style:table-row-properties fo:keep-together="auto"/>
    </style:style>
    <style:style style:name="Table39.A1" style:family="table-cell">
      <style:table-cell-properties fo:padding="0in" fo:border="none"/>
    </style:style>
    <style:style style:name="Table40" style:family="table">
      <style:table-properties style:width="6.4014in" style:rel-width="100%" fo:margin-left="0in" fo:margin-top="0in" fo:margin-bottom="0in" table:align="left" style:writing-mode="page"/>
    </style:style>
    <style:style style:name="Table40.A" style:family="table-column">
      <style:table-column-properties style:column-width="3.2007in" style:rel-column-width="32767*"/>
    </style:style>
    <style:style style:name="Table40.1" style:family="table-row">
      <style:table-row-properties fo:keep-together="auto"/>
    </style:style>
    <style:style style:name="Table40.A1" style:family="table-cell">
      <style:table-cell-properties fo:padding="0in" fo:border="none"/>
    </style:style>
    <style:style style:name="P1" style:family="paragraph" style:parent-style-name="Footer">
      <style:paragraph-properties fo:text-align="end" style:justify-single-word="false" fo:orphans="0" fo:widows="0"/>
    </style:style>
    <style:style style:name="P2" style:family="paragraph" style:parent-style-name="Footer">
      <style:paragraph-properties fo:orphans="0" fo:widows="0"/>
    </style:style>
    <style:style style:name="P3" style:family="paragraph" style:parent-style-name="Footer">
      <style:paragraph-properties fo:orphans="0" fo:widows="0"/>
      <style:text-properties fo:color="#ffffff" loext:opacity="100%"/>
    </style:style>
    <style:style style:name="P4" style:family="paragraph" style:parent-style-name="Footer">
      <style:paragraph-properties fo:text-align="end" style:justify-single-word="false" fo:orphans="0" fo:widows="0"/>
      <style:text-properties fo:color="#ffffff" loext:opacity="100%"/>
    </style:style>
    <style:style style:name="P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style:style>
    <style:style style:name="P7"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8" style:family="paragraph" style:parent-style-name="Code">
      <style:paragraph-properties fo:text-indent="0in" style:auto-text-indent="false"/>
    </style:style>
    <style:style style:name="P9" style:family="paragraph" style:parent-style-name="Routine_20_heading_20_3">
      <style:paragraph-properties fo:margin-left="0in" fo:text-indent="0in" style:auto-text-indent="false"/>
    </style:style>
    <style:style style:name="P10" style:family="paragraph" style:parent-style-name="Standard">
      <style:paragraph-properties fo:margin-left="0.5in" fo:text-indent="0in" style:auto-text-indent="false"/>
    </style:style>
    <style:style style:name="P11" style:family="paragraph" style:parent-style-name="Standard">
      <style:paragraph-properties fo:margin-left="1.4799in" fo:text-indent="0in" style:auto-text-indent="false"/>
    </style:style>
    <style:style style:name="P12" style:family="paragraph" style:parent-style-name="Standard">
      <style:paragraph-properties fo:margin-left="1.4772in" fo:text-indent="0in" style:auto-text-indent="false"/>
    </style:style>
    <style:style style:name="P13" style:family="paragraph" style:parent-style-name="Standard">
      <style:paragraph-properties fo:margin-left="1in" fo:text-indent="0in" style:auto-text-indent="false"/>
    </style:style>
    <style:style style:name="P14" style:family="paragraph" style:parent-style-name="Code">
      <style:paragraph-properties fo:margin-top="0in" fo:margin-bottom="0in" style:contextual-spacing="false" fo:break-before="page"/>
    </style:style>
    <style:style style:name="P15" style:family="paragraph" style:parent-style-name="table_20_header1">
      <style:paragraph-properties fo:margin-top="0in" fo:margin-bottom="0in" style:contextual-spacing="false" fo:break-before="page"/>
    </style:style>
    <style:style style:name="P16" style:family="paragraph" style:parent-style-name="Standard">
      <style:paragraph-properties fo:margin-top="0in" fo:margin-bottom="0in" style:contextual-spacing="false"/>
    </style:style>
    <style:style style:name="P17" style:family="paragraph" style:parent-style-name="table_20_header1">
      <style:paragraph-properties fo:margin-top="0in" fo:margin-bottom="0in" style:contextual-spacing="false"/>
    </style:style>
    <style:style style:name="P18" style:family="paragraph" style:parent-style-name="Code">
      <style:paragraph-properties fo:margin-top="0in" fo:margin-bottom="0in" style:contextual-spacing="false"/>
    </style:style>
    <style:style style:name="P19" style:family="paragraph" style:parent-style-name="Contents_20_1">
      <style:paragraph-properties>
        <style:tab-stops>
          <style:tab-stop style:position="0.3055in"/>
          <style:tab-stop style:position="6.5in" style:type="right" style:leader-style="dotted" style:leader-text="."/>
        </style:tab-stops>
      </style:paragraph-properties>
    </style:style>
    <style:style style:name="P20" style:family="paragraph" style:parent-style-name="Contents_20_2">
      <style:paragraph-properties>
        <style:tab-stops>
          <style:tab-stop style:position="0.611in"/>
          <style:tab-stop style:position="6.5in" style:type="right" style:leader-style="dotted" style:leader-text="."/>
        </style:tab-stops>
      </style:paragraph-properties>
    </style:style>
    <style:style style:name="P21" style:family="paragraph" style:parent-style-name="Contents_20_3">
      <style:paragraph-properties>
        <style:tab-stops>
          <style:tab-stop style:position="0.9165in"/>
          <style:tab-stop style:position="6.5in" style:type="right" style:leader-style="dotted" style:leader-text="."/>
        </style:tab-stops>
      </style:paragraph-properties>
    </style:style>
    <style:style style:name="P22" style:family="paragraph" style:parent-style-name="Contents_20_4">
      <style:paragraph-properties>
        <style:tab-stops>
          <style:tab-stop style:position="1.1138in"/>
          <style:tab-stop style:position="6.5in" style:type="right" style:leader-style="dotted" style:leader-text="."/>
        </style:tab-stops>
      </style:paragraph-properties>
    </style:style>
    <style:style style:name="P23" style:family="paragraph" style:parent-style-name="Standard">
      <style:paragraph-properties fo:margin-top="0in" fo:margin-bottom="0.0835in" style:contextual-spacing="false"/>
    </style:style>
    <style:style style:name="P24" style:family="paragraph" style:parent-style-name="Standard">
      <style:paragraph-properties fo:margin-left="1.4799in" fo:keep-together="always" fo:text-indent="0in" style:auto-text-indent="false" fo:keep-with-next="always"/>
    </style:style>
    <style:style style:name="P25" style:family="paragraph" style:parent-style-name="Standard">
      <style:paragraph-properties fo:margin-left="1.5in" fo:margin-top="0in" fo:margin-bottom="0in" style:contextual-spacing="false" fo:keep-together="always" fo:text-indent="-1.5in" style:auto-text-indent="false" fo:keep-with-next="always"/>
    </style:style>
    <style:style style:name="P26" style:family="paragraph" style:parent-style-name="Standard">
      <style:paragraph-properties fo:margin-left="1.4799in" fo:margin-top="0in" fo:margin-bottom="0in" style:contextual-spacing="false" fo:keep-together="always" fo:text-indent="-1.4799in" style:auto-text-indent="false" fo:keep-with-next="always"/>
    </style:style>
    <style:style style:name="P27" style:family="paragraph" style:parent-style-name="Standard">
      <style:paragraph-properties fo:margin-top="0in" fo:margin-bottom="0in" style:contextual-spacing="false" fo:keep-together="always" fo:keep-with-next="always"/>
    </style:style>
    <style:style style:name="P28" style:family="paragraph" style:parent-style-name="Standard">
      <style:paragraph-properties fo:keep-together="always"/>
    </style:style>
    <style:style style:name="P29" style:family="paragraph" style:parent-style-name="No_20_Spacing">
      <style:paragraph-properties fo:keep-with-next="always"/>
    </style:style>
    <style:style style:name="P30" style:family="paragraph" style:parent-style-name="No_20_Spacing">
      <style:paragraph-properties fo:text-indent="0.5in" style:auto-text-indent="false"/>
    </style:style>
    <style:style style:name="P31" style:family="paragraph" style:parent-style-name="No_20_Spacing">
      <style:paragraph-properties fo:margin-top="0in" fo:margin-bottom="0in" style:contextual-spacing="false" fo:text-indent="0.5in" style:auto-text-indent="false" fo:break-before="page"/>
    </style:style>
    <style:style style:name="P32" style:family="paragraph" style:parent-style-name="Standard">
      <style:paragraph-properties fo:margin-top="0in" fo:margin-bottom="0in" style:contextual-spacing="false" fo:text-indent="0.5in" style:auto-text-indent="false"/>
    </style:style>
    <style:style style:name="P33" style:family="paragraph" style:parent-style-name="Standard">
      <style:paragraph-properties fo:line-height="115%"/>
    </style:style>
    <style:style style:name="P34" style:family="paragraph" style:parent-style-name="Standard">
      <style:paragraph-properties fo:margin-top="0in" fo:margin-bottom="0.139in" style:contextual-spacing="false" fo:line-height="115%" fo:break-before="page"/>
    </style:style>
    <style:style style:name="P35" style:family="paragraph" style:parent-style-name="Standard">
      <style:paragraph-properties fo:margin-top="0in" fo:margin-bottom="0.139in" style:contextual-spacing="false" fo:break-before="page"/>
    </style:style>
    <style:style style:name="P36" style:family="paragraph" style:parent-style-name="Standard">
      <style:paragraph-properties fo:margin-left="1.5in" fo:margin-top="0in" fo:margin-bottom="0in" style:contextual-spacing="false" fo:text-indent="-1.5in" style:auto-text-indent="false"/>
    </style:style>
    <style:style style:name="P37" style:family="paragraph" style:parent-style-name="Standard">
      <style:paragraph-properties fo:margin-left="1.5in" fo:text-indent="-1.5in" style:auto-text-indent="false"/>
    </style:style>
    <style:style style:name="P38" style:family="paragraph" style:parent-style-name="Standard">
      <style:paragraph-properties fo:margin-left="1.4799in" fo:margin-top="0in" fo:margin-bottom="0in" style:contextual-spacing="false" fo:text-indent="-1.4799in" style:auto-text-indent="false"/>
    </style:style>
    <style:style style:name="P39" style:family="paragraph" style:parent-style-name="Standard">
      <style:paragraph-properties fo:margin-left="1.4799in" fo:text-indent="-1.4799in" style:auto-text-indent="false"/>
    </style:style>
    <style:style style:name="P40" style:family="paragraph" style:parent-style-name="Standard">
      <style:paragraph-properties fo:margin-left="1.4772in" fo:text-indent="-1.4772in" style:auto-text-indent="false"/>
    </style:style>
    <style:style style:name="P41" style:family="paragraph" style:parent-style-name="Standard">
      <style:paragraph-properties style:writing-mode="lr-tb"/>
    </style:style>
    <style:style style:name="P42"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style>
    <style:style style:name="P43" style:family="paragraph" style:parent-style-name="Standard">
      <style:paragraph-properties fo:margin-left="1.0626in" fo:text-indent="-1.0626in" style:auto-text-indent="false"/>
    </style:style>
    <style:style style:name="P44" style:family="paragraph" style:parent-style-name="Standard">
      <style:paragraph-properties fo:margin-left="1in" fo:text-indent="-1in" style:auto-text-indent="false"/>
    </style:style>
    <style:style style:name="P45" style:family="paragraph" style:parent-style-name="Standard">
      <style:paragraph-properties fo:margin-left="1.1252in" fo:text-indent="-1.1252in" style:auto-text-indent="false"/>
    </style:style>
    <style:style style:name="P46" style:family="paragraph" style:parent-style-name="Standard">
      <style:paragraph-properties fo:margin-left="1.1252in" fo:margin-top="0in" fo:margin-bottom="0in" style:contextual-spacing="false" fo:text-indent="-1.1252in" style:auto-text-indent="false"/>
    </style:style>
    <style:style style:name="P47" style:family="paragraph" style:parent-style-name="Code">
      <style:paragraph-properties fo:margin-top="0in" fo:margin-bottom="0in" style:contextual-spacing="false" fo:break-before="page"/>
      <style:text-properties fo:font-size="9pt" style:font-size-asian="9pt" style:font-size-complex="9pt"/>
    </style:style>
    <style:style style:name="P48" style:family="paragraph" style:parent-style-name="Code">
      <style:paragraph-properties fo:margin-top="0in" fo:margin-bottom="0in" style:contextual-spacing="false"/>
      <style:text-properties fo:font-size="9pt" style:font-size-asian="9pt" style:font-size-complex="9pt"/>
    </style:style>
    <style:style style:name="P49"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font-size-complex="12pt" style:font-style-complex="normal" style:font-weight-complex="normal"/>
    </style:style>
    <style:style style:name="P50"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style>
    <style:style style:name="P51"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4" style:family="paragraph" style:parent-style-name="Standard">
      <style:paragraph-properties fo:break-before="page"/>
    </style:style>
    <style:style style:name="P55" style:family="paragraph" style:parent-style-name="Code">
      <style:paragraph-properties fo:break-before="page"/>
    </style:style>
    <style:style style:name="P56" style:family="paragraph" style:parent-style-name="Code">
      <style:text-properties fo:font-size="8pt" style:font-size-asian="8pt" style:font-size-complex="8pt"/>
    </style:style>
    <style:style style:name="P57" style:family="paragraph" style:parent-style-name="Standard">
      <style:text-properties officeooo:rsid="001ca0be" officeooo:paragraph-rsid="001ca0be"/>
    </style:style>
    <style:style style:name="P58" style:family="paragraph" style:parent-style-name="Standard">
      <style:text-properties officeooo:paragraph-rsid="001f90f0"/>
    </style:style>
    <style:style style:name="P59" style:family="paragraph" style:parent-style-name="Standard">
      <style:text-properties officeooo:rsid="00205883" officeooo:paragraph-rsid="00205883"/>
    </style:style>
    <style:style style:name="P60" style:family="paragraph" style:parent-style-name="Standard">
      <style:text-properties officeooo:rsid="002100cc" officeooo:paragraph-rsid="002100cc"/>
    </style:style>
    <style:style style:name="P61" style:family="paragraph" style:parent-style-name="Standard">
      <style:text-properties officeooo:rsid="00218927" officeooo:paragraph-rsid="00218927"/>
    </style:style>
    <style:style style:name="P62" style:family="paragraph" style:parent-style-name="Standard">
      <style:text-properties officeooo:rsid="00240789" officeooo:paragraph-rsid="00240789"/>
    </style:style>
    <style:style style:name="P63" style:family="paragraph" style:parent-style-name="Standard">
      <style:text-properties officeooo:rsid="002723c6" officeooo:paragraph-rsid="002723c6"/>
    </style:style>
    <style:style style:name="P64" style:family="paragraph" style:parent-style-name="Standard">
      <style:text-properties officeooo:rsid="0028a8b1" officeooo:paragraph-rsid="0028a8b1"/>
    </style:style>
    <style:style style:name="P65" style:family="paragraph" style:parent-style-name="Standard">
      <style:text-properties officeooo:rsid="00293c53" officeooo:paragraph-rsid="00293c53"/>
    </style:style>
    <style:style style:name="P66" style:family="paragraph" style:parent-style-name="Standard">
      <style:text-properties officeooo:rsid="00293c53" officeooo:paragraph-rsid="003f2efd"/>
    </style:style>
    <style:style style:name="P67" style:family="paragraph" style:parent-style-name="Standard">
      <style:text-properties officeooo:rsid="00295d3c" officeooo:paragraph-rsid="00295d3c"/>
    </style:style>
    <style:style style:name="P68" style:family="paragraph" style:parent-style-name="Standard">
      <style:text-properties officeooo:rsid="00297239" officeooo:paragraph-rsid="00297239"/>
    </style:style>
    <style:style style:name="P69" style:family="paragraph" style:parent-style-name="Standard">
      <style:text-properties officeooo:rsid="002a8e34" officeooo:paragraph-rsid="002a8e34"/>
    </style:style>
    <style:style style:name="P70" style:family="paragraph" style:parent-style-name="Standard">
      <style:text-properties officeooo:rsid="002aff87" officeooo:paragraph-rsid="002aff87"/>
    </style:style>
    <style:style style:name="P71" style:family="paragraph" style:parent-style-name="Standard">
      <style:text-properties officeooo:rsid="002db03b" officeooo:paragraph-rsid="002db03b"/>
    </style:style>
    <style:style style:name="P72" style:family="paragraph" style:parent-style-name="Code">
      <style:text-properties fo:font-size="10pt" style:font-size-asian="10pt" style:font-size-complex="10pt"/>
    </style:style>
    <style:style style:name="P73" style:family="paragraph" style:parent-style-name="Code">
      <style:text-properties officeooo:rsid="001e57f5"/>
    </style:style>
    <style:style style:name="P74" style:family="paragraph" style:parent-style-name="Footnote">
      <style:text-properties officeooo:rsid="003610da" officeooo:paragraph-rsid="003610da"/>
    </style:style>
    <style:style style:name="P75" style:family="paragraph" style:parent-style-name="Standard">
      <style:text-properties officeooo:rsid="003610da" officeooo:paragraph-rsid="003610da"/>
    </style:style>
    <style:style style:name="P76" style:family="paragraph" style:parent-style-name="Standard">
      <style:text-properties officeooo:rsid="00324b21" officeooo:paragraph-rsid="00324b21"/>
    </style:style>
    <style:style style:name="P77" style:family="paragraph" style:parent-style-name="Standard">
      <style:text-properties officeooo:rsid="003638d9" officeooo:paragraph-rsid="003638d9"/>
    </style:style>
    <style:style style:name="P78" style:family="paragraph" style:parent-style-name="Standard">
      <style:text-properties officeooo:rsid="0036b7e2" officeooo:paragraph-rsid="0036b7e2"/>
    </style:style>
    <style:style style:name="P79" style:family="paragraph" style:parent-style-name="Standard">
      <style:text-properties officeooo:rsid="0037fcf9" officeooo:paragraph-rsid="0037fcf9"/>
    </style:style>
    <style:style style:name="P80" style:family="paragraph" style:parent-style-name="Standard">
      <style:text-properties officeooo:paragraph-rsid="003e5f69"/>
    </style:style>
    <style:style style:name="P81" style:family="paragraph" style:parent-style-name="Standard">
      <style:text-properties officeooo:rsid="003e5f69" officeooo:paragraph-rsid="003e5f69"/>
    </style:style>
    <style:style style:name="P82" style:family="paragraph" style:parent-style-name="Standard">
      <style:text-properties officeooo:rsid="003f2efd" officeooo:paragraph-rsid="003f2efd"/>
    </style:style>
    <style:style style:name="P83" style:family="paragraph" style:parent-style-name="Standard">
      <style:text-properties officeooo:rsid="004056e1" officeooo:paragraph-rsid="004056e1"/>
    </style:style>
    <style:style style:name="P84" style:family="paragraph" style:parent-style-name="Footnote">
      <style:text-properties officeooo:rsid="00443215" officeooo:paragraph-rsid="00443215"/>
    </style:style>
    <style:style style:name="P85" style:family="paragraph" style:parent-style-name="Standard">
      <style:text-properties officeooo:rsid="00443215" officeooo:paragraph-rsid="00443215"/>
    </style:style>
    <style:style style:name="P86" style:family="paragraph" style:parent-style-name="Standard">
      <style:text-properties officeooo:rsid="00418729" officeooo:paragraph-rsid="00418729"/>
    </style:style>
    <style:style style:name="P87" style:family="paragraph" style:parent-style-name="Standard">
      <style:paragraph-properties fo:margin-top="0in" fo:margin-bottom="0.139in" style:contextual-spacing="false"/>
      <style:text-properties officeooo:rsid="0045cd19" officeooo:paragraph-rsid="0045cd19"/>
    </style:style>
    <style:style style:name="P88" style:family="paragraph" style:parent-style-name="Standard">
      <style:paragraph-properties fo:margin-top="0in" fo:margin-bottom="0.139in" style:contextual-spacing="false"/>
      <style:text-properties officeooo:rsid="00488580" officeooo:paragraph-rsid="00488580"/>
    </style:style>
    <style:style style:name="P89" style:family="paragraph" style:parent-style-name="Standard">
      <style:text-properties officeooo:rsid="00488580" officeooo:paragraph-rsid="00488580"/>
    </style:style>
    <style:style style:name="P90" style:family="paragraph" style:parent-style-name="Standard">
      <style:text-properties officeooo:rsid="00489739" officeooo:paragraph-rsid="00489739"/>
    </style:style>
    <style:style style:name="P91" style:family="paragraph" style:parent-style-name="Standard">
      <style:text-properties officeooo:rsid="004a97d1" officeooo:paragraph-rsid="004a97d1"/>
    </style:style>
    <style:style style:name="P92" style:family="paragraph" style:parent-style-name="Code">
      <style:text-properties fo:font-size="10pt" style:font-size-asian="10pt" style:font-size-complex="10pt"/>
    </style:style>
    <style:style style:name="P93" style:family="paragraph" style:parent-style-name="Code">
      <style:paragraph-properties fo:margin-left="2.9366in" fo:margin-right="0in" fo:margin-top="0in" fo:margin-bottom="0in" style:contextual-spacing="false" fo:line-height="100%" fo:text-align="start" style:justify-single-word="false" fo:orphans="2" fo:widows="2" fo:hyphenation-ladder-count="no-limit" fo:text-indent="-2.9366in"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94" style:family="paragraph" style:parent-style-name="Code">
      <style:text-properties fo:font-size="9pt" style:font-size-asian="9pt" style:font-size-complex="9pt"/>
    </style:style>
    <style:style style:name="P95" style:family="paragraph" style:parent-style-name="Contents_20_1" style:master-page-name="Converted2">
      <style:paragraph-properties style:page-number="auto">
        <style:tab-stops>
          <style:tab-stop style:position="0.3055in"/>
          <style:tab-stop style:position="6.5in" style:type="right" style:leader-style="dotted" style:leader-text="."/>
        </style:tab-stops>
      </style:paragraph-properties>
    </style:style>
    <style:style style:name="P96" style:family="paragraph" style:parent-style-name="Contents_20_1">
      <style:paragraph-properties>
        <style:tab-stops>
          <style:tab-stop style:position="0.3055in"/>
          <style:tab-stop style:position="6.5in" style:type="right" style:leader-style="dotted" style:leader-text="."/>
        </style:tab-stops>
      </style:paragraph-properties>
    </style:style>
    <style:style style:name="P97" style:family="paragraph" style:parent-style-name="Contents_20_1" style:master-page-name="Converted2">
      <style:paragraph-properties style:page-number="auto">
        <style:tab-stops>
          <style:tab-stop style:position="0.3055in"/>
          <style:tab-stop style:position="6.5in" style:type="right" style:leader-style="dotted" style:leader-text="."/>
        </style:tab-stops>
      </style:paragraph-properties>
    </style:style>
    <style:style style:name="P98" style:family="paragraph" style:parent-style-name="Contents_20_2">
      <style:paragraph-properties>
        <style:tab-stops>
          <style:tab-stop style:position="0.611in"/>
          <style:tab-stop style:position="6.5in" style:type="right" style:leader-style="dotted" style:leader-text="."/>
        </style:tab-stops>
      </style:paragraph-properties>
    </style:style>
    <style:style style:name="P99" style:family="paragraph" style:parent-style-name="Contents_20_3">
      <style:paragraph-properties>
        <style:tab-stops>
          <style:tab-stop style:position="0.9165in"/>
          <style:tab-stop style:position="6.5in" style:type="right" style:leader-style="dotted" style:leader-text="."/>
        </style:tab-stops>
      </style:paragraph-properties>
    </style:style>
    <style:style style:name="P100" style:family="paragraph" style:parent-style-name="Contents_20_4">
      <style:paragraph-properties>
        <style:tab-stops>
          <style:tab-stop style:position="1.1138in"/>
          <style:tab-stop style:position="6.5in" style:type="right" style:leader-style="dotted" style:leader-text="."/>
        </style:tab-stops>
      </style:paragraph-properties>
    </style:style>
    <style:style style:name="P101" style:family="paragraph" style:parent-style-name="Footer">
      <style:paragraph-properties fo:text-align="end" style:justify-single-word="false" fo:orphans="0" fo:widows="0"/>
    </style:style>
    <style:style style:name="P102" style:family="paragraph" style:parent-style-name="Footer">
      <style:paragraph-properties fo:orphans="0" fo:widows="0"/>
    </style:style>
    <style:style style:name="P103" style:family="paragraph" style:parent-style-name="Header">
      <style:paragraph-properties fo:text-align="end" style:justify-single-word="false" fo:orphans="0" fo:widows="0"/>
    </style:style>
    <style:style style:name="P104" style:family="paragraph" style:parent-style-name="Header">
      <style:paragraph-properties fo:orphans="0" fo:widows="0"/>
    </style:style>
    <style:style style:name="P105" style:family="paragraph" style:parent-style-name="Heading_20_1">
      <style:paragraph-properties fo:margin-top="0in" fo:margin-bottom="0.0835in" style:contextual-spacing="false" fo:break-before="page"/>
    </style:style>
    <style:style style:name="P106" style:family="paragraph" style:parent-style-name="Heading_20_1">
      <style:paragraph-properties fo:break-before="page"/>
      <style:text-properties officeooo:paragraph-rsid="00489739"/>
    </style:style>
    <style:style style:name="P107" style:family="paragraph" style:parent-style-name="Heading_20_1">
      <style:paragraph-properties fo:break-before="page"/>
      <style:text-properties officeooo:rsid="00489739" officeooo:paragraph-rsid="00489739"/>
    </style:style>
    <style:style style:name="P108" style:family="paragraph" style:parent-style-name="Heading_20_2">
      <style:paragraph-properties fo:margin-top="0in" fo:margin-bottom="0.0835in" style:contextual-spacing="false" fo:break-before="page"/>
    </style:style>
    <style:style style:name="P109" style:family="paragraph" style:parent-style-name="Heading_20_2">
      <style:text-properties officeooo:rsid="003610da" officeooo:paragraph-rsid="003610da"/>
    </style:style>
    <style:style style:name="P110" style:family="paragraph" style:parent-style-name="Heading_20_3">
      <style:paragraph-properties fo:margin-top="0in" fo:margin-bottom="0.0835in" style:contextual-spacing="false" fo:break-before="page"/>
    </style:style>
    <style:style style:name="P111" style:family="paragraph" style:parent-style-name="Heading_20_3">
      <style:text-properties officeooo:paragraph-rsid="0079f723"/>
    </style:style>
    <style:style style:name="P112" style:family="paragraph" style:parent-style-name="List_20_Paragraph" style:list-style-name="WWNum11"/>
    <style:style style:name="P113" style:family="paragraph" style:parent-style-name="List_20_Paragraph" style:list-style-name="WWNum12"/>
    <style:style style:name="P114" style:family="paragraph" style:parent-style-name="List_20_Paragraph" style:list-style-name="WWNum13"/>
    <style:style style:name="P115" style:family="paragraph" style:parent-style-name="List_20_Paragraph" style:list-style-name="WWNum4"/>
    <style:style style:name="P116" style:family="paragraph" style:parent-style-name="List_20_Paragraph" style:list-style-name="WWNum14"/>
    <style:style style:name="P117" style:family="paragraph" style:parent-style-name="List_20_Paragraph" style:list-style-name="WWNum16">
      <style:paragraph-properties fo:margin-top="0in" fo:margin-bottom="0.139in" style:contextual-spacing="true" fo:text-align="start" style:justify-single-word="false"/>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P118" style:family="paragraph" style:parent-style-name="List_20_Paragraph" style:list-style-name="WWNum17"/>
    <style:style style:name="P119" style:family="paragraph" style:parent-style-name="List_20_Paragraph" style:list-style-name="WWNum18"/>
    <style:style style:name="P120" style:family="paragraph" style:parent-style-name="List_20_Paragraph" style:list-style-name="WWNum15"/>
    <style:style style:name="P121" style:family="paragraph" style:parent-style-name="List_20_Paragraph" style:list-style-name="WWNum9"/>
    <style:style style:name="P122" style:family="paragraph" style:parent-style-name="List_20_Paragraph" style:list-style-name="WWNum3"/>
    <style:style style:name="P123" style:family="paragraph" style:parent-style-name="List_20_Paragraph" style:list-style-name="WWNum7">
      <style:paragraph-properties fo:keep-with-next="always"/>
    </style:style>
    <style:style style:name="P124" style:family="paragraph" style:parent-style-name="List_20_Paragraph" style:list-style-name="WWNum7">
      <style:paragraph-properties fo:keep-together="always"/>
    </style:style>
    <style:style style:name="P125" style:family="paragraph" style:parent-style-name="List_20_Paragraph" style:list-style-name="WWNum8"/>
    <style:style style:name="P126" style:family="paragraph" style:parent-style-name="List_20_Paragraph" style:list-style-name="WWNum6"/>
    <style:style style:name="P127" style:family="paragraph" style:parent-style-name="No_20_Spacing">
      <style:text-properties fo:color="#000000" loext:opacity="100%"/>
    </style:style>
    <style:style style:name="P128" style:family="paragraph" style:parent-style-name="No_20_Spacing">
      <style:text-properties fo:color="#000000" loext:opacity="100%" officeooo:paragraph-rsid="00641343"/>
    </style:style>
    <style:style style:name="P129" style:family="paragraph" style:parent-style-name="No_20_Spacing">
      <style:text-properties fo:language="es" fo:country="CO"/>
    </style:style>
    <style:style style:name="P130" style:family="paragraph" style:parent-style-name="No_20_Spacing">
      <style:text-properties officeooo:paragraph-rsid="00641343"/>
    </style:style>
    <style:style style:name="P131" style:family="paragraph" style:parent-style-name="No_20_Spacing">
      <style:text-properties officeooo:paragraph-rsid="0064f246"/>
    </style:style>
    <style:style style:name="P132" style:family="paragraph" style:parent-style-name="Standard" style:master-page-name="Converted1">
      <style:paragraph-properties fo:text-align="center" style:justify-single-word="false" style:page-number="auto"/>
      <style:text-properties style:font-name="Arial Black" fo:font-size="18pt" style:font-size-asian="18pt" style:font-size-complex="18pt"/>
    </style:style>
    <style:style style:name="P133" style:family="paragraph" style:parent-style-name="Standard">
      <style:paragraph-properties fo:text-align="center" style:justify-single-word="false"/>
      <style:text-properties style:font-name="Arial Black" fo:font-size="18pt" style:font-size-asian="18pt" style:font-size-complex="18pt"/>
    </style:style>
    <style:style style:name="P134" style:family="paragraph" style:parent-style-name="Standard">
      <style:paragraph-properties fo:text-align="center" style:justify-single-word="false"/>
    </style:style>
    <style:style style:name="P135" style:family="paragraph" style:parent-style-name="Standard">
      <style:paragraph-properties fo:line-height="115%"/>
      <style:text-properties fo:color="#5ea226" loext:opacity="100%" style:font-name="Arial" fo:font-size="14pt" fo:font-weight="bold" style:font-size-asian="14pt" style:font-weight-asian="bold" style:font-size-complex="14pt" style:font-weight-complex="bold"/>
    </style:style>
    <style:style style:name="P136"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37"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38" style:family="paragraph" style:parent-style-name="Standard">
      <style:paragraph-properties fo:text-align="start" style:justify-single-word="false" fo:orphans="0" fo:widows="0"/>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39"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40" style:family="paragraph" style:parent-style-name="Standard">
      <style:paragraph-properties fo:margin-top="0in" fo:margin-bottom="0in" style:contextual-spacing="false" fo:text-align="start" style:justify-single-word="false" fo:orphans="0" fo:widows="0"/>
      <style:text-properties fo:color="#ffffff" loext:opacity="100%"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41" style:family="paragraph" style:parent-style-name="Standard">
      <style:paragraph-properties fo:margin-top="0in" fo:margin-bottom="0in" style:contextual-spacing="false" fo:text-align="start" style:justify-single-word="false" fo:orphans="0" fo:widows="0"/>
      <style:text-properties fo:color="#ffffff" loext:opacity="100%" fo:font-weight="bold" style:font-weight-asian="bold" style:font-weight-complex="bold">
        <loext:char-complex-color loext:theme-type="light1" loext:color-type="theme"/>
      </style:text-properties>
    </style:style>
    <style:style style:name="P142"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43"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44"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tyle="normal" fo:font-weight="bold" style:font-style-asian="normal"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45"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style="normal" fo:font-weight="bold" style:font-style-asian="normal"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46"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47"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51" style:family="paragraph" style:parent-style-name="Standard">
      <style:paragraph-properties fo:margin-top="0in" fo:margin-bottom="0in" style:contextual-spacing="false" fo:text-align="start" style:justify-single-word="false" fo:orphans="0" fo:widows="0"/>
      <style:text-properties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Standard">
      <style:paragraph-properties fo:margin-top="0in" fo:margin-bottom="0in" style:contextual-spacing="false" fo:text-align="start" style:justify-single-word="false" fo:orphans="0" fo:widows="0"/>
    </style:style>
    <style:style style:name="P153"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54"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hyphenate="false" fo:hyphenation-remain-char-count="2" fo:hyphenation-push-char-count="2" loext:hyphenation-no-caps="false" loext:hyphenation-no-last-word="false" loext:hyphenation-word-char-count="5" loext:hyphenation-zone="no-limit"/>
    </style:style>
    <style:style style:name="P155" style:family="paragraph" style:parent-style-name="Standard">
      <style:paragraph-properties fo:margin-top="0in" fo:margin-bottom="0.139in" style:contextual-spacing="false" fo:text-align="start" style:justify-single-word="false"/>
    </style:style>
    <style:style style:name="P156"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57"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58"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officeooo:rsid="001b0714" officeooo:paragraph-rsid="001b0714"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officeooo:rsid="00233bac" officeooo:paragraph-rsid="00233bac"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officeooo:rsid="00351cd4" officeooo:paragraph-rsid="00351cd4"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61"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62"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63" style:family="paragraph" style:parent-style-name="Standard">
      <style:paragraph-properties fo:margin-top="0in" fo:margin-bottom="0in" style:contextual-spacing="false" fo:text-align="start" style:justify-single-word="false" fo:orphans="0" fo:widows="0"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64"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ize="11pt" fo:language="en" fo:country="US" fo:font-style="normal" fo:font-weight="bold" officeooo:rsid="00351cd4" officeooo:paragraph-rsid="00351cd4"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fo:hyphenate="false" fo:hyphenation-remain-char-count="2" fo:hyphenation-push-char-count="2" loext:hyphenation-no-caps="false" loext:hyphenation-no-last-word="false" loext:hyphenation-word-char-count="5" loext:hyphenation-zone="no-limit"/>
    </style:style>
    <style:style style:name="P165"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66"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officeooo:rsid="0037191f" officeooo:paragraph-rsid="0037191f"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67"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37fcf9" officeooo:paragraph-rsid="0037fcf9"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68" style:family="paragraph" style:parent-style-name="Standard">
      <style:paragraph-properties fo:margin-top="0in" fo:margin-bottom="0in" style:contextual-spacing="false"/>
    </style:style>
    <style:style style:name="P169" style:family="paragraph" style:parent-style-name="Standard">
      <style:paragraph-properties fo:margin-top="0in" fo:margin-bottom="0in" style:contextual-spacing="false"/>
      <style:text-properties fo:color="#000000" loext:opacity="100%" style:font-name="Consolas" fo:font-size="10pt" style:font-size-asian="10pt" style:font-name-complex="Consolas1" style:font-size-complex="10pt"/>
    </style:style>
    <style:style style:name="P170" style:family="paragraph" style:parent-style-name="Standard">
      <style:paragraph-properties fo:margin-top="0in" fo:margin-bottom="0in" style:contextual-spacing="false" style:line-height-at-least="0.198in"/>
      <style:text-properties fo:color="#000000" loext:opacity="100%" style:font-name="Droid Sans Mono" fo:font-size="10.5pt" fo:font-weight="normal" officeooo:paragraph-rsid="0067abcc" fo:background-color="#ffffff" style:font-size-asian="10.5pt" style:font-weight-asian="normal"/>
    </style:style>
    <style:style style:name="P171" style:family="paragraph" style:parent-style-name="Standard">
      <style:paragraph-properties fo:margin-top="0in" fo:margin-bottom="0in" style:contextual-spacing="false"/>
      <style:text-properties style:font-name="Consolas" fo:font-size="10pt" style:font-size-asian="10pt" style:font-name-complex="Consolas1" style:font-size-complex="10pt"/>
    </style:style>
    <style:style style:name="P172" style:family="paragraph" style:parent-style-name="Standard">
      <style:paragraph-properties fo:margin-top="0in" fo:margin-bottom="0in" style:contextual-spacing="false"/>
      <style:text-properties style:font-name="Consolas" fo:font-size="10pt" fo:language="es" fo:country="CO" style:font-size-asian="10pt" style:font-name-complex="Consolas1" style:font-size-complex="10pt"/>
    </style:style>
    <style:style style:name="P173" style:family="paragraph" style:parent-style-name="Standard">
      <style:text-properties fo:font-size="10pt" style:font-size-asian="10pt" style:font-size-complex="10pt"/>
    </style:style>
    <style:style style:name="P174" style:family="paragraph" style:parent-style-name="Standard" style:list-style-name="L1">
      <style:text-properties officeooo:rsid="00443215" officeooo:paragraph-rsid="00443215"/>
    </style:style>
    <style:style style:name="P175" style:family="paragraph" style:parent-style-name="Standard" style:list-style-name="WWNum19"/>
    <style:style style:name="P176" style:family="paragraph" style:parent-style-name="Standard">
      <style:paragraph-properties fo:margin-left="1.1252in" fo:text-indent="-1.1252in" style:auto-text-indent="false"/>
    </style:style>
    <style:style style:name="P177" style:family="paragraph" style:parent-style-name="Standard">
      <style:text-properties style:font-name-complex="Times New Roman1"/>
    </style:style>
    <style:style style:name="P178" style:family="paragraph" style:parent-style-name="Standard" style:list-style-name="L2">
      <style:text-properties officeooo:rsid="0048dfbf" officeooo:paragraph-rsid="0048dfbf"/>
    </style:style>
    <style:style style:name="P179" style:family="paragraph" style:parent-style-name="Standard" style:list-style-name="L2">
      <style:text-properties officeooo:rsid="0049d212" officeooo:paragraph-rsid="0049d212"/>
    </style:style>
    <style:style style:name="P180" style:family="paragraph" style:parent-style-name="Standard" style:list-style-name="L3">
      <style:paragraph-properties fo:margin-top="0in" fo:margin-bottom="0.139in" style:contextual-spacing="false"/>
      <style:text-properties officeooo:rsid="0045cd19" officeooo:paragraph-rsid="0045cd19"/>
    </style:style>
    <style:style style:name="P181" style:family="paragraph" style:parent-style-name="Standard" style:list-style-name="L3">
      <style:paragraph-properties fo:margin-top="0in" fo:margin-bottom="0.139in" style:contextual-spacing="false"/>
      <style:text-properties officeooo:rsid="00488580" officeooo:paragraph-rsid="00488580"/>
    </style:style>
    <style:style style:name="P182" style:family="paragraph" style:parent-style-name="Standard">
      <style:paragraph-properties fo:margin-top="0in" fo:margin-bottom="0.139in" style:contextual-spacing="false"/>
    </style:style>
    <style:style style:name="P183" style:family="paragraph" style:parent-style-name="Standard">
      <style:text-properties officeooo:paragraph-rsid="002e9afc"/>
    </style:style>
    <style:style style:name="P184" style:family="paragraph" style:parent-style-name="Standard">
      <style:text-properties officeooo:rsid="004ccd21" officeooo:paragraph-rsid="004ccd21"/>
    </style:style>
    <style:style style:name="P185" style:family="paragraph" style:parent-style-name="Standard">
      <style:paragraph-properties fo:margin-top="0in" fo:margin-bottom="0in" style:contextual-spacing="false"/>
      <style:text-properties officeooo:rsid="004ccd21" officeooo:paragraph-rsid="004ccd21"/>
    </style:style>
    <style:style style:name="P186" style:family="paragraph" style:parent-style-name="Standard">
      <style:text-properties officeooo:paragraph-rsid="004e1948"/>
    </style:style>
    <style:style style:name="P187" style:family="paragraph" style:parent-style-name="Standard">
      <style:text-properties officeooo:rsid="0056fb2c" officeooo:paragraph-rsid="0056fb2c"/>
    </style:style>
    <style:style style:name="P188" style:family="paragraph" style:parent-style-name="Standard">
      <style:text-properties officeooo:rsid="0059dc84" officeooo:paragraph-rsid="0059dc84"/>
    </style:style>
    <style:style style:name="P189" style:family="paragraph" style:parent-style-name="Standard">
      <style:paragraph-properties fo:line-height="115%"/>
    </style:style>
    <style:style style:name="P190" style:family="paragraph" style:parent-style-name="Standard">
      <style:text-properties officeooo:rsid="005d5cbe" officeooo:paragraph-rsid="005d5cbe"/>
    </style:style>
    <style:style style:name="P191" style:family="paragraph" style:parent-style-name="Standard">
      <style:text-properties officeooo:paragraph-rsid="00612eb5"/>
    </style:style>
    <style:style style:name="P192" style:family="paragraph" style:parent-style-name="Standard">
      <style:text-properties officeooo:paragraph-rsid="00621e63"/>
    </style:style>
    <style:style style:name="P193" style:family="paragraph" style:parent-style-name="Standard">
      <style:text-properties officeooo:rsid="0065f641" officeooo:paragraph-rsid="0065f641"/>
    </style:style>
    <style:style style:name="P194" style:family="paragraph" style:parent-style-name="Standard">
      <style:text-properties officeooo:paragraph-rsid="0065fb7b"/>
    </style:style>
    <style:style style:name="P195"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officeooo:paragraph-rsid="0067abcc"/>
    </style:style>
    <style:style style:name="P196"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officeooo:rsid="0067abcc" officeooo:paragraph-rsid="0067abcc"/>
    </style:style>
    <style:style style:name="P197" style:family="paragraph" style:parent-style-name="Standard">
      <style:text-properties officeooo:rsid="006cedd5" officeooo:paragraph-rsid="006cedd5"/>
    </style:style>
    <style:style style:name="P198" style:family="paragraph" style:parent-style-name="Standard">
      <style:paragraph-properties fo:margin-left="1.4799in" fo:margin-top="0in" fo:margin-bottom="0in" style:contextual-spacing="false" fo:text-indent="-1.4799in" style:auto-text-indent="false"/>
    </style:style>
    <style:style style:name="P199" style:family="paragraph" style:parent-style-name="Standard">
      <style:paragraph-properties fo:margin-left="1.4799in" fo:text-indent="-1.4799in" style:auto-text-indent="false"/>
    </style:style>
    <style:style style:name="P200" style:family="paragraph" style:parent-style-name="Standard">
      <style:paragraph-properties fo:margin-left="1.4799in" fo:margin-top="0in" fo:margin-bottom="0in" style:contextual-spacing="false" fo:text-indent="-1.4799in" style:auto-text-indent="false"/>
      <style:text-properties officeooo:rsid="006ef10b" officeooo:paragraph-rsid="006ef10b"/>
    </style:style>
    <style:style style:name="P201" style:family="paragraph" style:parent-style-name="Standard">
      <style:paragraph-properties fo:margin-left="1.4799in" fo:margin-top="0in" fo:margin-bottom="0in" style:contextual-spacing="false" fo:text-indent="-1.4799in" style:auto-text-indent="false"/>
      <style:text-properties officeooo:rsid="006ef10b" officeooo:paragraph-rsid="007069c6"/>
    </style:style>
    <style:style style:name="P202" style:family="paragraph" style:parent-style-name="Standard">
      <style:paragraph-properties fo:margin-left="1.5in" fo:text-indent="-1.5in" style:auto-text-indent="false"/>
      <style:text-properties officeooo:paragraph-rsid="007069c6"/>
    </style:style>
    <style:style style:name="P203" style:family="paragraph" style:parent-style-name="Standard">
      <style:paragraph-properties fo:margin-left="1.5in" fo:margin-top="0in" fo:margin-bottom="0in" style:contextual-spacing="false" fo:text-indent="-1.5in" style:auto-text-indent="false"/>
      <style:text-properties officeooo:paragraph-rsid="007069c6"/>
    </style:style>
    <style:style style:name="P204" style:family="paragraph" style:parent-style-name="Standard">
      <style:paragraph-properties fo:margin-left="1.5in" fo:text-indent="-1.5in" style:auto-text-indent="false"/>
    </style:style>
    <style:style style:name="P205" style:family="paragraph" style:parent-style-name="Standard">
      <style:paragraph-properties fo:margin-left="1.5in" fo:text-indent="-1.5in" style:auto-text-indent="false"/>
      <style:text-properties officeooo:rsid="007069c6" officeooo:paragraph-rsid="007069c6"/>
    </style:style>
    <style:style style:name="P206" style:family="paragraph" style:parent-style-name="Standard">
      <style:paragraph-properties fo:margin-left="1.5in" fo:margin-top="0in" fo:margin-bottom="0in" style:contextual-spacing="false" fo:text-indent="-1.5in" style:auto-text-indent="false"/>
      <style:text-properties officeooo:rsid="007069c6" officeooo:paragraph-rsid="007069c6"/>
    </style:style>
    <style:style style:name="P207" style:family="paragraph" style:parent-style-name="Standard">
      <style:paragraph-properties fo:margin-left="1.5in" fo:text-indent="-1.5in" style:auto-text-indent="false"/>
      <style:text-properties officeooo:rsid="00726c99" officeooo:paragraph-rsid="00726c99"/>
    </style:style>
    <style:style style:name="P208" style:family="paragraph" style:parent-style-name="Standard">
      <style:paragraph-properties fo:margin-left="1.4799in" fo:text-indent="-1.4799in" style:auto-text-indent="false"/>
      <style:text-properties officeooo:rsid="00726c99" officeooo:paragraph-rsid="00726c99"/>
    </style:style>
    <style:style style:name="P209" style:family="paragraph" style:parent-style-name="Standard">
      <style:paragraph-properties fo:margin-left="1.4799in" fo:margin-top="0in" fo:margin-bottom="0in" style:contextual-spacing="false" fo:text-indent="-1.4799in" style:auto-text-indent="false"/>
      <style:text-properties officeooo:rsid="00726c99" officeooo:paragraph-rsid="00726c99"/>
    </style:style>
    <style:style style:name="P210" style:family="paragraph" style:parent-style-name="Standard">
      <style:paragraph-properties fo:margin-top="0in" fo:margin-bottom="0in" style:contextual-spacing="false"/>
      <style:text-properties officeooo:rsid="00726c99" officeooo:paragraph-rsid="00726c99"/>
    </style:style>
    <style:style style:name="P211" style:family="paragraph" style:parent-style-name="Standard">
      <style:paragraph-properties fo:margin-left="1.4799in" fo:keep-together="always" fo:text-indent="-1.4799in" style:auto-text-indent="false" fo:keep-with-next="always"/>
    </style:style>
    <style:style style:name="P212" style:family="paragraph" style:parent-style-name="Standard">
      <style:paragraph-properties fo:margin-left="1.4772in" fo:text-indent="-1.4772in" style:auto-text-indent="false"/>
    </style:style>
    <style:style style:name="P213" style:family="paragraph" style:parent-style-name="Standard">
      <style:paragraph-properties fo:margin-left="1.4772in" fo:margin-top="0in" fo:margin-bottom="0in" style:contextual-spacing="false" fo:text-indent="-1.4772in" style:auto-text-indent="false"/>
      <style:text-properties officeooo:rsid="0072939f" officeooo:paragraph-rsid="0072939f"/>
    </style:style>
    <style:style style:name="P214" style:family="paragraph" style:parent-style-name="Standard">
      <style:paragraph-properties fo:margin-left="1.4799in" fo:text-indent="-1.4799in" style:auto-text-indent="false"/>
      <style:text-properties officeooo:rsid="0072939f" officeooo:paragraph-rsid="0072939f"/>
    </style:style>
    <style:style style:name="P215" style:family="paragraph" style:parent-style-name="Standard">
      <style:paragraph-properties fo:margin-left="1.4772in" fo:margin-top="0in" fo:margin-bottom="0in" style:contextual-spacing="false" fo:text-indent="-1.4772in" style:auto-text-indent="false"/>
      <style:text-properties officeooo:paragraph-rsid="0072939f"/>
    </style:style>
    <style:style style:name="P216" style:family="paragraph" style:parent-style-name="Standard">
      <style:paragraph-properties fo:margin-left="1.5in" fo:text-indent="-1.5in" style:auto-text-indent="false"/>
      <style:text-properties officeooo:paragraph-rsid="0072939f"/>
    </style:style>
    <style:style style:name="P217" style:family="paragraph" style:parent-style-name="Standard">
      <style:paragraph-properties fo:margin-left="1.4799in" fo:text-indent="-1.4799in" style:auto-text-indent="false"/>
      <style:text-properties officeooo:rsid="0072c1cd" officeooo:paragraph-rsid="0072c1cd"/>
    </style:style>
    <style:style style:name="P218" style:family="paragraph" style:parent-style-name="Standard">
      <style:paragraph-properties fo:margin-left="1.4799in" fo:margin-top="0in" fo:margin-bottom="0in" style:contextual-spacing="false" fo:text-indent="-1.4799in" style:auto-text-indent="false"/>
      <style:text-properties officeooo:rsid="0072c1cd" officeooo:paragraph-rsid="0072c1cd"/>
    </style:style>
    <style:style style:name="P219" style:family="paragraph" style:parent-style-name="Standard">
      <style:text-properties officeooo:rsid="007342bc" officeooo:paragraph-rsid="007342bc"/>
    </style:style>
    <style:style style:name="P220" style:family="paragraph" style:parent-style-name="Standard">
      <style:paragraph-properties fo:margin-left="1.5in" fo:text-indent="-1.5in" style:auto-text-indent="false"/>
      <style:text-properties officeooo:rsid="007342bc" officeooo:paragraph-rsid="007342bc"/>
    </style:style>
    <style:style style:name="P221" style:family="paragraph" style:parent-style-name="Standard">
      <style:text-properties officeooo:rsid="0074eb6f" officeooo:paragraph-rsid="0074eb6f"/>
    </style:style>
    <style:style style:name="P222" style:family="paragraph" style:parent-style-name="Standard">
      <style:paragraph-properties fo:margin-left="1.5in" fo:text-indent="-1.5in" style:auto-text-indent="false"/>
      <style:text-properties officeooo:rsid="00764392" officeooo:paragraph-rsid="00764392"/>
    </style:style>
    <style:style style:name="P223" style:family="paragraph" style:parent-style-name="Standard">
      <style:text-properties officeooo:rsid="00764392" officeooo:paragraph-rsid="00764392"/>
    </style:style>
    <style:style style:name="P224" style:family="paragraph" style:parent-style-name="Standard" style:master-page-name="">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style:page-number="auto" fo:background-color="transparent" style:writing-mode="lr-tb">
        <style:tab-stops>
          <style:tab-stop style:position="0.9374in"/>
        </style:tab-stops>
      </style:paragraph-properties>
      <style:text-properties officeooo:rsid="00764392" officeooo:paragraph-rsid="00764392" fo:hyphenate="false" fo:hyphenation-remain-char-count="2" fo:hyphenation-push-char-count="2" loext:hyphenation-no-caps="false" loext:hyphenation-no-last-word="false" loext:hyphenation-word-char-count="5" loext:hyphenation-zone="no-limit"/>
    </style:style>
    <style:style style:name="P225" style:family="paragraph" style:parent-style-name="Standard">
      <style:text-properties officeooo:rsid="00773698" officeooo:paragraph-rsid="00773698"/>
    </style:style>
    <style:style style:name="P226" style:family="paragraph" style:parent-style-name="Standard">
      <style:paragraph-properties fo:margin-left="1.4772in" fo:text-indent="-1.4772in" style:auto-text-indent="false"/>
      <style:text-properties officeooo:rsid="00773698" officeooo:paragraph-rsid="00773698"/>
    </style:style>
    <style:style style:name="P227" style:family="paragraph" style:parent-style-name="Standard">
      <style:text-properties officeooo:rsid="0078bbd5" officeooo:paragraph-rsid="0078bbd5"/>
    </style:style>
    <style:style style:name="P228" style:family="paragraph" style:parent-style-name="Standard">
      <style:paragraph-properties fo:margin-top="0in" fo:margin-bottom="0in" style:contextual-spacing="false"/>
      <style:text-properties officeooo:rsid="0078bbd5" officeooo:paragraph-rsid="0078bbd5"/>
    </style:style>
    <style:style style:name="P229" style:family="paragraph" style:parent-style-name="Standard">
      <style:paragraph-properties fo:margin-top="0in" fo:margin-bottom="0in" style:contextual-spacing="false"/>
      <style:text-properties officeooo:rsid="0079f723" officeooo:paragraph-rsid="0079f723"/>
    </style:style>
    <style:style style:name="P230" style:family="paragraph" style:parent-style-name="Standard">
      <style:text-properties officeooo:rsid="0079f723" officeooo:paragraph-rsid="0079f723"/>
    </style:style>
    <style:style style:name="P231" style:family="paragraph" style:parent-style-name="Standard">
      <style:paragraph-properties fo:margin-left="1.5in" fo:text-indent="-1.5in" style:auto-text-indent="false"/>
      <style:text-properties officeooo:paragraph-rsid="007db5a0"/>
    </style:style>
    <style:style style:name="P232" style:family="paragraph" style:parent-style-name="Standard">
      <style:paragraph-properties fo:margin-left="1.5in" fo:text-indent="-1.5in" style:auto-text-indent="false"/>
      <style:text-properties officeooo:rsid="007db5a0" officeooo:paragraph-rsid="007db5a0"/>
    </style:style>
    <style:style style:name="P233" style:family="paragraph" style:parent-style-name="Standard">
      <style:paragraph-properties fo:margin-left="1.5in" fo:margin-top="0in" fo:margin-bottom="0in" style:contextual-spacing="false" fo:text-indent="-1.5in" style:auto-text-indent="false"/>
      <style:text-properties officeooo:rsid="007fab20" officeooo:paragraph-rsid="007fab20"/>
    </style:style>
    <style:style style:name="P234" style:family="paragraph" style:parent-style-name="Standard">
      <style:paragraph-properties fo:margin-left="1.5in" fo:margin-top="0in" fo:margin-bottom="0in" style:contextual-spacing="false" fo:text-indent="-1.5in" style:auto-text-indent="false"/>
      <style:text-properties officeooo:rsid="00801f51" officeooo:paragraph-rsid="00801f51"/>
    </style:style>
    <style:style style:name="P235" style:family="paragraph" style:parent-style-name="Standard">
      <style:paragraph-properties fo:margin-left="1.4772in" fo:text-indent="-1.4772in" style:auto-text-indent="false"/>
      <style:text-properties officeooo:rsid="0081d2d4" officeooo:paragraph-rsid="0081d2d4"/>
    </style:style>
    <style:style style:name="P236" style:family="paragraph" style:parent-style-name="Standard" style:master-page-name="">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style:page-number="auto" fo:background-color="transparent" style:writing-mode="lr-tb"/>
      <style:text-properties officeooo:rsid="0081d2d4" officeooo:paragraph-rsid="0081d2d4" fo:hyphenate="false" fo:hyphenation-remain-char-count="2" fo:hyphenation-push-char-count="2" loext:hyphenation-no-caps="false" loext:hyphenation-no-last-word="false" loext:hyphenation-word-char-count="5" loext:hyphenation-zone="no-limit"/>
    </style:style>
    <style:style style:name="P237" style:family="paragraph" style:parent-style-name="Standard">
      <style:paragraph-properties fo:margin-left="1.4772in" fo:text-indent="-1.4772in" style:auto-text-indent="false"/>
      <style:text-properties officeooo:rsid="0082ac48" officeooo:paragraph-rsid="0082ac48"/>
    </style:style>
    <style:style style:name="P238" style:family="paragraph" style:parent-style-name="Standard">
      <style:paragraph-properties fo:margin-left="1.4772in" fo:text-indent="-1.4772in" style:auto-text-indent="false"/>
      <style:text-properties officeooo:rsid="0083a1d1" officeooo:paragraph-rsid="0083a1d1"/>
    </style:style>
    <style:style style:name="P239" style:family="paragraph" style:parent-style-name="Standard" style:master-page-name="">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style:page-number="auto" fo:background-color="transparent" style:writing-mode="lr-tb"/>
      <style:text-properties officeooo:rsid="0083a1d1" officeooo:paragraph-rsid="0083a1d1" fo:hyphenate="false" fo:hyphenation-remain-char-count="2" fo:hyphenation-push-char-count="2" loext:hyphenation-no-caps="false" loext:hyphenation-no-last-word="false" loext:hyphenation-word-char-count="5" loext:hyphenation-zone="no-limit"/>
    </style:style>
    <style:style style:name="P240" style:family="paragraph" style:parent-style-name="Standard">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fo:background-color="transparent" style:writing-mode="lr-tb"/>
      <style:text-properties officeooo:rsid="0083a1d1" officeooo:paragraph-rsid="0083a1d1" fo:hyphenate="false" fo:hyphenation-remain-char-count="2" fo:hyphenation-push-char-count="2" loext:hyphenation-no-caps="false" loext:hyphenation-no-last-word="false" loext:hyphenation-word-char-count="5" loext:hyphenation-zone="no-limit"/>
    </style:style>
    <style:style style:name="P241" style:family="paragraph" style:parent-style-name="Standard">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writing-mode="lr-tb"/>
      <style:text-properties officeooo:rsid="0083a1d1" officeooo:paragraph-rsid="0083a1d1" fo:hyphenate="false" fo:hyphenation-remain-char-count="2" fo:hyphenation-push-char-count="2" loext:hyphenation-no-caps="false" loext:hyphenation-no-last-word="false" loext:hyphenation-word-char-count="5" loext:hyphenation-zone="no-limit"/>
    </style:style>
    <style:style style:name="P242" style:family="paragraph" style:parent-style-name="Standard" style:master-page-name="">
      <loext:graphic-properties draw:fill="none"/>
      <style:paragraph-properties fo:margin-left="1.5618in" fo:margin-right="0in" fo:margin-top="0in" fo:margin-bottom="0in" style:contextual-spacing="false" fo:line-height="100%" fo:text-align="start" style:justify-single-word="false" fo:orphans="2" fo:widows="2" fo:hyphenation-ladder-count="no-limit" fo:text-indent="-1.5618in" style:auto-text-indent="false" style:page-number="auto" fo:background-color="transparent" style:writing-mode="lr-tb"/>
      <style:text-properties officeooo:rsid="0083a1d1" officeooo:paragraph-rsid="0083a1d1" fo:hyphenate="false" fo:hyphenation-remain-char-count="2" fo:hyphenation-push-char-count="2" loext:hyphenation-no-caps="false" loext:hyphenation-no-last-word="false" loext:hyphenation-word-char-count="5" loext:hyphenation-zone="no-limit"/>
    </style:style>
    <style:style style:name="P243" style:family="paragraph" style:parent-style-name="Standard">
      <style:paragraph-properties fo:break-before="page"/>
    </style:style>
    <style:style style:name="P244" style:family="paragraph" style:parent-style-name="table_20_header1">
      <style:text-properties officeooo:paragraph-rsid="004e1948"/>
    </style:style>
    <style:style style:name="P245" style:family="paragraph" style:parent-style-name="table_20_header1">
      <style:text-properties officeooo:paragraph-rsid="00612eb5"/>
    </style:style>
    <style:style style:name="P246" style:family="paragraph" style:parent-style-name="table_20_header1">
      <style:paragraph-properties fo:margin-top="0in" fo:margin-bottom="0in" style:contextual-spacing="false"/>
      <style:text-properties officeooo:paragraph-rsid="00641343"/>
    </style:style>
    <style:style style:name="P247" style:family="paragraph" style:parent-style-name="table_20_header1">
      <style:text-properties officeooo:paragraph-rsid="0064f246"/>
    </style:style>
    <style:style style:name="P248" style:family="paragraph" style:parent-style-name="table_20_header1">
      <style:text-properties officeooo:paragraph-rsid="0065fb7b"/>
    </style:style>
    <style:style style:name="P249"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style:font-name="Loma" fo:font-size="20pt" fo:font-weight="bold" style:font-size-asian="20pt" style:font-weight-asian="bold" style:font-size-complex="20pt" style:font-weight-complex="bold" fo:hyphenate="false" loext:hyphenation-no-caps="false" loext:hyphenation-no-last-word="false"/>
    </style:style>
    <style:style style:name="P250" style:family="paragraph">
      <loext:graphic-properties draw:fill="none" draw:fill-color="#ffffff"/>
      <style:text-properties style:font-name="Loma" fo:font-size="20pt" fo:font-weight="bold" style:font-size-asian="20pt" style:font-weight-asian="bold" style:font-size-complex="20pt" style:font-weight-complex="bold"/>
    </style:style>
    <style:style style:name="P251" style:family="paragraph">
      <loext:graphic-properties draw:fill-color="#f10d0c"/>
      <style:paragraph-properties fo:text-align="center"/>
    </style:style>
    <style:style style:name="P252" style:family="paragraph">
      <style:paragraph-properties fo:text-align="center"/>
    </style:style>
    <style:style style:name="P253" style:family="paragraph">
      <loext:graphic-properties draw:fill-color="#ffffff"/>
      <style:paragraph-properties fo:text-align="center"/>
    </style:style>
    <style:style style:name="P254"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255"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hyphenate="false" loext:hyphenation-no-caps="false" loext:hyphenation-no-last-word="false"/>
    </style:style>
    <style:style style:name="P256" style:family="paragraph">
      <loext:graphic-properties draw:fill="none" draw:fill-color="#ffffff"/>
    </style:style>
    <style:style style:name="T1" style:family="text">
      <style:text-properties fo:text-transform="uppercase" fo:color="#ffffff" loext:opacity="100%"/>
    </style:style>
    <style:style style:name="T2" style:family="text">
      <style:text-properties fo:text-transform="uppercase" fo:color="#ffffff" loext:opacity="100%" style:font-name="Arial" style:font-name-complex="Arial1"/>
    </style:style>
    <style:style style:name="T3" style:family="text">
      <style:text-properties fo:text-transform="uppercase" fo:color="#ffffff" loext:opacity="100%" style:font-name="Arial" style:font-name-complex="Arial1">
        <loext:char-complex-color loext:theme-type="light1" loext:color-type="theme"/>
      </style:text-properties>
    </style:style>
    <style:style style:name="T4" style:family="text">
      <style:text-properties fo:color="#ffffff" loext:opacity="100%"/>
    </style:style>
    <style:style style:name="T5"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6"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T7"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language-asian="en" style:country-asian="US" style:language-complex="ar" style:country-complex="SA"/>
    </style:style>
    <style:style style:name="T8" style:family="text">
      <style:text-properties fo:color="#ffffff" loext:opacity="100%" style:text-outline="false" style:text-line-through-style="none" style:text-line-through-type="none" fo:font-size="11pt" fo:language="en" fo:country="US" fo:text-shadow="none" style:text-underline-style="none" style:letter-kerning="false" style:font-name-asian="Corbel1" style:font-size-asian="11pt" style:language-asian="en" style:country-asian="US" style:font-size-complex="11pt" style:language-complex="ar" style:country-complex="SA" style:font-style-complex="normal"/>
    </style:style>
    <style:style style:name="T9" style:family="text">
      <style:text-properties fo:color="#ffffff" loext:opacity="100%" style:text-outline="false" style:text-line-through-style="none" style:text-line-through-typ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0" style:family="tex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1" style:family="text">
      <style:text-properties fo:color="#ffffff" loext:opacity="100%"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style:style>
    <style:style style:name="T12" style:family="text">
      <style:text-properties fo:color="#ffffff" loext:opacity="100%" fo:font-size="11pt" fo:language="en" fo:country="US" fo:font-weight="bold" style:letter-kerning="false" style:font-name-asian="Corbel1" style:font-size-asian="11pt" style:language-asian="en" style:country-asian="US" style:font-weight-asian="bold" style:font-size-complex="11pt" style:language-complex="ar" style:country-complex="SA" style:font-style-complex="normal" style:font-weight-complex="bold"/>
    </style:style>
    <style:style style:name="T13" style:family="text">
      <style:text-properties fo:color="#ffffff" loext:opacity="100%" fo:font-size="11pt" fo:language="en" fo:country="US" fo:font-style="normal"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14" style:family="text">
      <style:text-properties fo:color="#ffffff" loext:opacity="100%" fo:font-size="11pt" fo:language="en" fo:country="US" fo:font-style="normal" fo:font-weight="bold" style:letter-kerning="false" style:font-name-asian="Corbel1" style:font-size-asian="11pt" style:language-asian="en" style:country-asian="US" style:font-style-asian="normal" style:font-weight-asian="bold" style:font-name-complex="Times New Roman1" style:font-size-complex="11pt" style:language-complex="ar" style:country-complex="SA" style:font-style-complex="normal" style:font-weight-complex="bold"/>
    </style:style>
    <style:style style:name="T15" style:family="text">
      <style:text-properties fo:color="#ffffff" loext:opacity="100%" fo:font-size="11pt" fo:language="en" fo:country="US" style:letter-kerning="false" style:font-name-asian="Corbel1" style:font-size-asian="11pt" style:language-asian="en" style:country-asian="US" style:font-size-complex="11pt" style:language-complex="ar" style:country-complex="SA"/>
    </style:style>
    <style:style style:name="T16" style:family="text">
      <style:text-properties fo:color="#ffffff" loext:opacity="100%" fo:font-size="11pt" fo:language="en" fo:country="US" style:letter-kerning="false" style:font-name-asian="Corbel1" style:font-size-asian="11pt" style:language-asian="en" style:country-asian="US" style:font-size-complex="11pt" style:language-complex="ar" style:country-complex="SA" style:font-style-complex="normal"/>
    </style:style>
    <style:style style:name="T17" style:family="text">
      <style:text-properties fo:color="#ffffff" loext:opacity="100%" fo:font-size="11pt" fo:language="en" fo:country="US" style:letter-kerning="false" style:font-name-asian="Corbel1" style:font-size-asian="11pt" style:language-asian="en" style:country-asian="US" style:font-name-complex="Times New Roman1" style:font-size-complex="11pt" style:language-complex="ar" style:country-complex="SA" style:font-style-complex="normal"/>
    </style:style>
    <style:style style:name="T18" style:family="text">
      <style:text-properties fo:color="#ffffff" loext:opacity="100%" fo:language="en" fo:country="US" style:letter-kerning="false" style:font-name-asian="Corbel1" style:language-asian="en" style:country-asian="US" style:language-complex="ar" style:country-complex="SA"/>
    </style:style>
    <style:style style:name="T19" style:family="text">
      <style:text-properties fo:color="#ffffff" loext:opacity="100%">
        <loext:char-complex-color loext:theme-type="light1" loext:color-type="theme"/>
      </style:text-properties>
    </style:style>
    <style:style style:name="T20"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loext:char-complex-color loext:theme-type="light1" loext:color-type="theme"/>
      </style:text-properties>
    </style:style>
    <style:style style:name="T21"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loext:char-complex-color loext:theme-type="light1" loext:color-type="theme"/>
      </style:text-properties>
    </style:style>
    <style:style style:name="T22" style:family="text">
      <style:text-properties style:font-name="Arial Black" fo:font-size="18pt" style:font-size-asian="18pt" style:font-size-complex="18pt"/>
    </style:style>
    <style:style style:name="T23" style:family="text">
      <style:text-properties style:font-name="Arial Black" fo:font-size="12pt" style:font-size-asian="12pt" style:font-size-complex="12pt"/>
    </style:style>
    <style:style style:name="T24" style:family="text">
      <style:text-properties style:font-name="Arial Black" fo:font-size="12pt" fo:font-weight="bold" style:font-size-asian="12pt" style:font-weight-asian="bold" style:font-size-complex="12pt" style:font-weight-complex="bold"/>
    </style:style>
    <style:style style:name="T25" style:family="text">
      <style:text-properties fo:color="#5ea226" loext:opacity="100%" style:font-name="Arial" fo:font-size="14pt" fo:font-weight="bold" style:font-size-asian="14pt" style:font-weight-asian="bold" style:font-size-complex="14pt" style:font-weight-complex="bold"/>
    </style:style>
    <style:style style:name="T26" style:family="text">
      <style:text-properties style:text-position="super 58%"/>
    </style:style>
    <style:style style:name="T27"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style>
    <style:style style:name="T28"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1" style:language-asian="en" style:country-asian="US" style:language-complex="ar" style:country-complex="SA"/>
    </style:style>
    <style:style style:name="T29" style:family="text">
      <style:text-properties style:use-window-font-color="true" loext:opacity="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0" style:family="text">
      <style:text-properties style:use-window-font-color="true" loext:opacity="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31" style:family="text">
      <style:text-properties fo:font-size="12pt" fo:font-style="normal" fo:font-weight="bold" style:font-size-asian="12pt" style:font-style-asian="normal" style:font-weight-asian="bold" style:font-size-complex="12pt" style:font-style-complex="normal" style:font-weight-complex="bold"/>
    </style:style>
    <style:style style:name="T3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3" style:family="text">
      <style:text-properties fo:font-size="12pt" fo:language="en" fo:country="US" fo:font-style="normal" fo:font-weight="bold" style:letter-kerning="false" style:font-name-asian="Corbel1" style:font-size-asian="12pt" style:language-asian="en" style:country-asian="US" style:font-style-asian="normal" style:font-weight-asian="bold" style:font-size-complex="12pt" style:language-complex="ar" style:country-complex="SA" style:font-style-complex="normal" style:font-weight-complex="bold"/>
    </style:style>
    <style:style style:name="T34" style:family="text">
      <style:text-properties fo:font-size="12pt" fo:language="en" fo:country="US" fo:font-style="normal" fo:font-weight="normal" style:letter-kerning="false" style:font-name-asian="Corbel1" style:font-size-asian="12pt" style:language-asian="en" style:country-asian="US" style:font-style-asian="normal" style:font-weight-asian="normal" style:font-size-complex="12pt" style:language-complex="ar" style:country-complex="SA" style:font-style-complex="normal" style:font-weight-complex="normal"/>
    </style:style>
    <style:style style:name="T35" style:family="text">
      <style:text-properties fo:font-size="12pt" style:font-size-asian="12pt" style:font-size-complex="12pt"/>
    </style:style>
    <style:style style:name="T36" style:family="text">
      <style:text-properties fo:font-size="12pt" officeooo:rsid="0055034c" style:font-size-asian="12pt" style:font-size-complex="12pt"/>
    </style:style>
    <style:style style:name="T37" style:family="text">
      <style:text-properties fo:font-size="12pt" fo:font-weight="bold" style:font-size-asian="12pt" style:font-weight-asian="bold" style:font-size-complex="12pt" style:font-weight-complex="bold"/>
    </style:style>
    <style:style style:name="T38" style:family="text">
      <style:text-properties fo:font-variant="normal" fo:text-transform="none" style:use-window-font-color="true" loext:opacity="0%" style:text-outline="false" style:text-line-through-style="none" style:text-line-through-type="none" fo:font-size="11pt" fo:letter-spacing="normal"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2pt" style:language-complex="ar" style:country-complex="SA" style:font-style-complex="normal" style:font-weight-complex="normal"/>
    </style:style>
    <style:style style:name="T39" style:family="text">
      <style:text-properties fo:font-variant="normal" fo:text-transform="none" style:use-window-font-color="true" loext:opacity="0%" fo:font-size="11pt" fo:letter-spacing="normal" fo:language="en" fo:country="US" fo:font-style="normal" fo:font-weight="normal" style:letter-kerning="false" style:font-name-asian="Corbel1" style:font-size-asian="11pt" style:language-asian="en" style:country-asian="US" style:font-style-asian="normal" style:font-weight-asian="normal" style:font-size-complex="12pt" style:language-complex="ar" style:country-complex="SA" style:font-style-complex="normal" style:font-weight-complex="normal"/>
    </style:style>
    <style:style style:name="T40" style:family="text">
      <style:text-properties fo:font-variant="normal" fo:text-transform="none" fo:color="#212529" loext:opacity="100%" style:font-name="Nunito" fo:letter-spacing="normal"/>
    </style:style>
    <style:style style:name="T41" style:family="text">
      <style:text-properties fo:font-variant="normal" fo:text-transform="none" fo:letter-spacing="normal" fo:language="en" fo:country="US" style:letter-kerning="false" style:font-name-asian="Corbel1" style:language-asian="en" style:country-asian="US" style:font-size-complex="12pt" style:language-complex="ar" style:country-complex="SA"/>
    </style:style>
    <style:style style:name="T42" style:family="text">
      <style:text-properties fo:font-variant="normal" fo:text-transform="none" fo:letter-spacing="normal" fo:language="en" fo:country="US" officeooo:rsid="0055034c" style:letter-kerning="false" style:font-name-asian="Corbel1" style:language-asian="en" style:country-asian="US" style:font-size-complex="12pt" style:language-complex="ar" style:country-complex="SA"/>
    </style:style>
    <style:style style:name="T43" style:family="tex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style-complex="normal" style:font-weight-complex="bold"/>
    </style:style>
    <style:style style:name="T44" style:family="tex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style:style>
    <style:style style:name="T45" style:family="text">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T46" style:family="text">
      <style:text-properties fo:font-size="11pt" fo:language="en" fo:country="US" style:letter-kerning="false" style:font-name-asian="Corbel1" style:font-size-asian="11pt" style:language-asian="en" style:country-asian="US" style:font-size-complex="11pt" style:language-complex="ar" style:country-complex="SA"/>
    </style:style>
    <style:style style:name="T47" style:family="text">
      <style:text-properties fo:font-size="11pt" fo:language="en" fo:country="US" style:letter-kerning="false" style:font-name-asian="Corbel1" style:font-size-asian="11pt" style:language-asian="en" style:country-asian="US" style:font-size-complex="11pt" style:language-complex="ar" style:country-complex="SA" style:font-style-complex="normal"/>
    </style:style>
    <style:style style:name="T48" style:family="text">
      <style:text-properties fo:font-size="11pt" fo:language="en" fo:country="US" style:letter-kerning="false" style:font-name-asian="Corbel1" style:font-size-asian="11pt" style:language-asian="en" style:country-asian="US" style:font-size-complex="11pt" style:language-complex="ar" style:country-complex="SA" style:font-style-complex="normal" style:font-weight-complex="normal"/>
    </style:style>
    <style:style style:name="T49" style:family="text">
      <style:text-properties fo:font-size="11pt" fo:language="en" fo:country="US" style:letter-kerning="false" style:font-name-asian="Corbel1" style:font-size-asian="11pt" style:language-asian="en" style:country-asian="US" style:font-name-complex="Times New Roman1" style:font-size-complex="11pt" style:language-complex="ar" style:country-complex="SA"/>
    </style:style>
    <style:style style:name="T50" style:family="text">
      <style:text-properties fo:font-size="11pt" fo:language="en" fo:country="US" style:letter-kerning="false" style:font-size-asian="11pt" style:language-asian="en" style:country-asian="US" style:font-size-complex="11pt" style:language-complex="ar" style:country-complex="SA"/>
    </style:style>
    <style:style style:name="T51" style:family="text">
      <style:text-properties style:font-size-complex="12pt"/>
    </style:style>
    <style:style style:name="T52" style:family="text">
      <style:text-properties style:font-size-complex="12pt" style:font-weight-complex="bold"/>
    </style:style>
    <style:style style:name="T53" style:family="text">
      <style:text-properties officeooo:rsid="0055034c" style:font-size-complex="12pt" style:font-weight-complex="bold"/>
    </style:style>
    <style:style style:name="T54" style:family="text">
      <style:text-properties fo:font-weight="normal" style:font-weight-asian="normal"/>
    </style:style>
    <style:style style:name="T55" style:family="text">
      <style:text-properties fo:color="#000000" loext:opacity="100%"/>
    </style:style>
    <style:style style:name="T56" style:family="text">
      <style:text-properties fo:color="#000000"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57" style:family="text">
      <style:text-properties fo:color="#000000" loext:opacity="100%" style:text-outline="false" style:text-line-through-style="none" style:text-line-through-type="none"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style>
    <style:style style:name="T58" style:family="text">
      <style:text-properties fo:color="#000000"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T59" style:family="text">
      <style:text-properties fo:color="#000000" loext:opacity="1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0" style:family="text">
      <style:text-properties fo:color="#000000" loext:opacity="100%" style:text-outline="false" style:text-line-through-style="none" style:text-line-through-type="none" fo:font-size="11pt" fo:font-style="normal" fo:text-shadow="none" style:text-underline-style="none" style:font-size-asian="11pt" style:font-style-asian="normal" style:font-size-complex="11pt" style:font-style-complex="normal"/>
    </style:style>
    <style:style style:name="T61" style:family="text">
      <style:text-properties fo:color="#000000" loext:opacity="1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2" style:family="text">
      <style:text-properties fo:color="#000000" loext:opacity="100%" style:font-name="Consolas" fo:font-size="10pt" style:font-size-asian="10pt" style:font-name-complex="Consolas1" style:font-size-complex="10pt"/>
    </style:style>
    <style:style style:name="T63" style:family="text">
      <style:text-properties fo:color="#000000" loext:opacity="100%" style:font-name="Consolas" fo:font-size="8pt" style:font-size-asian="8pt" style:font-name-complex="Consolas1" style:font-size-complex="8pt"/>
    </style:style>
    <style:style style:name="T64" style:family="text">
      <style:text-properties fo:color="#000000" loext:opacity="100%" fo:language="es" fo:country="CO"/>
    </style:style>
    <style:style style:name="T65" style:family="text">
      <style:text-properties fo:color="#000000" loext:opacity="100%" style:font-name="Droid Sans Mono" fo:font-size="10.5pt" fo:font-weight="normal" fo:background-color="#ffffff" loext:char-shading-value="0" style:font-size-asian="10.5pt" style:font-weight-asian="normal"/>
    </style:style>
    <style:style style:name="T66" style:family="text">
      <style:text-properties fo:color="#000000" loext:opacity="100%" fo:language="en" fo:country="US" style:letter-kerning="false" style:font-name-asian="Corbel1" style:language-asian="en" style:country-asian="US" style:language-complex="ar" style:country-complex="SA"/>
    </style:style>
    <style:style style:name="T67" style:family="text">
      <style:text-properties fo:color="#000000" loext:opacity="100%" fo:language="en" fo:country="US" officeooo:rsid="0037fcf9" style:letter-kerning="false" style:font-name-asian="Corbel1" style:language-asian="en" style:country-asian="US" style:language-complex="ar" style:country-complex="SA"/>
    </style:style>
    <style:style style:name="T68" style:family="text">
      <style:text-properties fo:color="#000000" loext:opacity="100%" officeooo:rsid="004eec38"/>
    </style:style>
    <style:style style:name="T69" style:family="text">
      <style:text-properties fo:color="#000000" loext:opacity="100%" officeooo:rsid="005034e3"/>
    </style:style>
    <style:style style:name="T70" style:family="text">
      <style:text-properties fo:color="#000000" loext:opacity="100%" officeooo:rsid="00641343"/>
    </style:style>
    <style:style style:name="T71" style:family="text">
      <style:text-properties fo:color="#000000" loext:opacity="100%" officeooo:rsid="0064f246"/>
    </style:style>
    <style:style style:name="T72" style:family="text">
      <style:text-properties fo:color="#000000" loext:opacity="100%" officeooo:rsid="0065fb7b"/>
    </style:style>
    <style:style style:name="T73" style:family="text">
      <style:text-properties fo:language="en" fo:country="US" style:letter-kerning="false" style:font-name-asian="Corbel1" style:language-asian="en" style:country-asian="US" style:language-complex="ar" style:country-complex="SA"/>
    </style:style>
    <style:style style:name="T74" style:family="text">
      <style:text-properties fo:language="en" fo:country="US" officeooo:rsid="0013a650" style:letter-kerning="false" style:font-name-asian="Corbel1" style:language-asian="en" style:country-asian="US" style:language-complex="ar" style:country-complex="SA"/>
    </style:style>
    <style:style style:name="T75" style:family="text">
      <style:text-properties fo:font-style="italic" fo:font-weight="bold" style:font-style-asian="italic" style:font-weight-asian="bold"/>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style:font-name="Consolas" fo:font-size="10pt" style:font-size-asian="10pt" style:font-name-complex="Consolas1" style:font-size-complex="10pt"/>
    </style:style>
    <style:style style:name="T78" style:family="text">
      <style:text-properties style:font-name="Consolas" fo:font-size="10pt" fo:language="es" fo:country="CO" style:font-size-asian="10pt" style:font-name-complex="Consolas1" style:font-size-complex="10pt"/>
    </style:style>
    <style:style style:name="T79" style:family="text">
      <style:text-properties style:font-name="Consolas" fo:font-size="8pt" style:font-size-asian="8pt" style:font-name-complex="Consolas1" style:font-size-complex="8pt"/>
    </style:style>
    <style:style style:name="T80" style:family="text">
      <style:text-properties fo:font-weight="bold" style:font-weight-asian="bold" style:font-weight-complex="bold"/>
    </style:style>
    <style:style style:name="T81" style:family="text">
      <style:text-properties fo:font-weight="bold" officeooo:rsid="00324b21" style:font-weight-asian="bold" style:font-weight-complex="bold"/>
    </style:style>
    <style:style style:name="T82" style:family="text">
      <style:text-properties fo:font-size="10pt" style:font-size-asian="10pt" style:font-size-complex="10pt"/>
    </style:style>
    <style:style style:name="T83" style:family="text">
      <style:text-properties fo:background-color="#e8f2fe" loext:char-shading-value="0"/>
    </style:style>
    <style:style style:name="T84" style:family="text">
      <style:text-properties fo:font-size="9pt" style:font-size-asian="9pt" style:font-size-complex="9pt"/>
    </style:style>
    <style:style style:name="T85" style:family="text">
      <style:text-properties fo:language="es" fo:country="CO"/>
    </style:style>
    <style:style style:name="T86" style:family="text">
      <style:text-properties style:text-underline-style="solid" style:text-underline-width="auto" style:text-underline-color="font-color"/>
    </style:style>
    <style:style style:name="T87" style:family="text">
      <style:text-properties style:font-name="Arial"/>
    </style:style>
    <style:style style:name="T88" style:family="text">
      <style:text-properties style:font-name-complex="Times New Roman1"/>
    </style:style>
    <style:style style:name="T89" style:family="text">
      <style:text-properties fo:color="#7f0055" loext:opacity="100%" style:font-name="Consolas" fo:font-size="8pt" fo:font-weight="bold" style:font-size-asian="8pt" style:font-weight-asian="bold" style:font-name-complex="Consolas1" style:font-size-complex="8pt" style:font-weight-complex="bold"/>
    </style:style>
    <style:style style:name="T90" style:family="text">
      <style:text-properties fo:color="#2a00ff" loext:opacity="100%" style:font-name="Consolas" fo:font-size="8pt" style:font-size-asian="8pt" style:font-name-complex="Consolas1" style:font-size-complex="8pt"/>
    </style:style>
    <style:style style:name="T91" style:family="text">
      <style:text-properties style:text-outline="false" style:text-line-through-style="none" style:text-line-through-type="none" fo:font-size="11pt" fo:language="en" fo:country="US" fo:font-style="normal" fo:text-shadow="none" style:text-underline-style="none" style:letter-kerning="false" style:font-name-asian="Corbel1" style:language-asian="en" style:country-asian="US" style:language-complex="ar" style:country-complex="SA"/>
    </style:style>
    <style:style style:name="T92" style:family="text">
      <style:text-properties officeooo:rsid="0013a650"/>
    </style:style>
    <style:style style:name="T93" style:family="text">
      <style:text-properties officeooo:rsid="001b0714"/>
    </style:style>
    <style:style style:name="T94" style:family="text">
      <style:text-properties officeooo:rsid="001ca0be"/>
    </style:style>
    <style:style style:name="T95" style:family="text">
      <style:text-properties officeooo:rsid="001f728e"/>
    </style:style>
    <style:style style:name="T96" style:family="text">
      <style:text-properties officeooo:rsid="001f90f0"/>
    </style:style>
    <style:style style:name="T97" style:family="text">
      <style:text-properties officeooo:rsid="00205883"/>
    </style:style>
    <style:style style:name="T98" style:family="text">
      <style:text-properties officeooo:rsid="002100cc"/>
    </style:style>
    <style:style style:name="T99" style:family="text">
      <style:text-properties officeooo:rsid="00218927"/>
    </style:style>
    <style:style style:name="T100" style:family="text">
      <style:text-properties officeooo:rsid="00233bac"/>
    </style:style>
    <style:style style:name="T101" style:family="text">
      <style:text-properties officeooo:rsid="0028a8b1"/>
    </style:style>
    <style:style style:name="T102" style:family="text">
      <style:text-properties officeooo:rsid="00293c53"/>
    </style:style>
    <style:style style:name="T103" style:family="text">
      <style:text-properties officeooo:rsid="00297239"/>
    </style:style>
    <style:style style:name="T104" style:family="text">
      <style:text-properties officeooo:rsid="002a8e34"/>
    </style:style>
    <style:style style:name="T105" style:family="text">
      <style:text-properties fo:font-size="8pt" style:font-size-asian="8pt" style:font-size-complex="8pt"/>
    </style:style>
    <style:style style:name="T106" style:family="text">
      <style:text-properties officeooo:rsid="002ced7b"/>
    </style:style>
    <style:style style:name="T107" style:family="text">
      <style:text-properties officeooo:rsid="003180da"/>
    </style:style>
    <style:style style:name="T108" style:family="text">
      <style:text-properties officeooo:rsid="00324b21"/>
    </style:style>
    <style:style style:name="T109" style:family="text">
      <style:text-properties officeooo:rsid="003638d9"/>
    </style:style>
    <style:style style:name="T110" style:family="text">
      <style:text-properties officeooo:rsid="0038b2dc"/>
    </style:style>
    <style:style style:name="T111" style:family="text">
      <style:text-properties officeooo:rsid="003bf0a0"/>
    </style:style>
    <style:style style:name="T112" style:family="text">
      <style:text-properties officeooo:rsid="003c67ad"/>
    </style:style>
    <style:style style:name="T113" style:family="text">
      <style:text-properties officeooo:rsid="003e5f69"/>
    </style:style>
    <style:style style:name="T114" style:family="text">
      <style:text-properties officeooo:rsid="003f2efd"/>
    </style:style>
    <style:style style:name="T115" style:family="text">
      <style:text-properties officeooo:rsid="00418729"/>
    </style:style>
    <style:style style:name="T116" style:family="text">
      <style:text-properties officeooo:rsid="0042dac8"/>
    </style:style>
    <style:style style:name="T117" style:family="text">
      <style:text-properties officeooo:rsid="00443215"/>
    </style:style>
    <style:style style:name="T118" style:family="text">
      <style:text-properties officeooo:rsid="0046e89d"/>
    </style:style>
    <style:style style:name="T119" style:family="text">
      <style:text-properties officeooo:rsid="00488580"/>
    </style:style>
    <style:style style:name="T120" style:family="text">
      <style:text-properties style:font-name="Loma" fo:font-size="14pt" fo:font-weight="bold" style:font-size-asian="14pt" style:font-weight-asian="bold" style:font-size-complex="14pt" style:font-weight-complex="bold"/>
    </style:style>
    <style:style style:name="T121" style:family="text">
      <style:text-properties officeooo:rsid="0049d212"/>
    </style:style>
    <style:style style:name="T122" style:family="text">
      <style:text-properties officeooo:rsid="004a97d1"/>
    </style:style>
    <style:style style:name="T123" style:family="text">
      <style:text-properties officeooo:rsid="002e9afc"/>
    </style:style>
    <style:style style:name="T124" style:family="text">
      <style:text-properties officeooo:rsid="004bd34e"/>
    </style:style>
    <style:style style:name="T125" style:family="text">
      <style:text-properties officeooo:rsid="004ccd21"/>
    </style:style>
    <style:style style:name="T126" style:family="text">
      <style:text-properties officeooo:rsid="004e1948"/>
    </style:style>
    <style:style style:name="T127" style:family="text">
      <style:text-properties officeooo:rsid="004e8d79"/>
    </style:style>
    <style:style style:name="T128" style:family="text">
      <style:text-properties officeooo:rsid="004eec38"/>
    </style:style>
    <style:style style:name="T129" style:family="text">
      <style:text-properties officeooo:rsid="005034e3"/>
    </style:style>
    <style:style style:name="T130" style:family="text">
      <style:text-properties officeooo:rsid="0051fbfc"/>
    </style:style>
    <style:style style:name="T131" style:family="text">
      <style:text-properties officeooo:rsid="005341da"/>
    </style:style>
    <style:style style:name="T132" style:family="text">
      <style:text-properties officeooo:rsid="0055034c"/>
    </style:style>
    <style:style style:name="T133" style:family="text">
      <style:text-properties officeooo:rsid="0056f75f"/>
    </style:style>
    <style:style style:name="T134" style:family="text">
      <style:text-properties officeooo:rsid="00580052"/>
    </style:style>
    <style:style style:name="T135" style:family="text">
      <style:text-properties officeooo:rsid="005f587c"/>
    </style:style>
    <style:style style:name="T136" style:family="text">
      <style:text-properties officeooo:rsid="00612eb5"/>
    </style:style>
    <style:style style:name="T137" style:family="text">
      <style:text-properties officeooo:rsid="00621e63"/>
    </style:style>
    <style:style style:name="T138" style:family="text">
      <style:text-properties officeooo:rsid="0064f246"/>
    </style:style>
    <style:style style:name="T139" style:family="text">
      <style:text-properties officeooo:rsid="0065fb7b"/>
    </style:style>
    <style:style style:name="T140" style:family="text">
      <style:text-properties officeooo:rsid="0067abcc"/>
    </style:style>
    <style:style style:name="T141" style:family="text">
      <style:text-properties officeooo:rsid="0067ef9b"/>
    </style:style>
    <style:style style:name="T142" style:family="text">
      <style:text-properties officeooo:rsid="0068e067"/>
    </style:style>
    <style:style style:name="T143" style:family="text">
      <style:text-properties officeooo:rsid="006a0b3e"/>
    </style:style>
    <style:style style:name="T144" style:family="text">
      <style:text-properties officeooo:rsid="006ba6c0"/>
    </style:style>
    <style:style style:name="T145" style:family="text">
      <style:text-properties officeooo:rsid="006be127"/>
    </style:style>
    <style:style style:name="T146" style:family="text">
      <style:text-properties officeooo:rsid="006cedd5"/>
    </style:style>
    <style:style style:name="T147" style:family="text">
      <style:text-properties officeooo:rsid="006e0a73"/>
    </style:style>
    <style:style style:name="T148" style:family="text">
      <style:text-properties officeooo:rsid="007069c6"/>
    </style:style>
    <style:style style:name="T149" style:family="text">
      <style:text-properties officeooo:rsid="00726c99"/>
    </style:style>
    <style:style style:name="T150" style:family="text">
      <style:text-properties officeooo:rsid="0072939f"/>
    </style:style>
    <style:style style:name="T151" style:family="text">
      <style:text-properties officeooo:rsid="0072c1cd"/>
    </style:style>
    <style:style style:name="T152" style:family="text">
      <style:text-properties officeooo:rsid="007342bc"/>
    </style:style>
    <style:style style:name="T153" style:family="text">
      <style:text-properties officeooo:rsid="0074eb6f"/>
    </style:style>
    <style:style style:name="T154" style:family="text">
      <style:text-properties officeooo:rsid="007c05c7"/>
    </style:style>
    <style:style style:name="T155" style:family="text">
      <style:text-properties officeooo:rsid="007db5a0"/>
    </style:style>
    <style:style style:name="T156" style:family="text">
      <style:text-properties officeooo:rsid="00801f51"/>
    </style:style>
    <style:style style:name="T157" style:family="text">
      <style:text-properties style:font-name="Loma" fo:font-size="20pt" fo:font-weight="bold" style:font-size-asian="20pt" style:font-weight-asian="bold" style:font-size-complex="20pt" style:font-weight-complex="bold"/>
    </style:style>
    <style:style style:name="fr1" style:family="graphic" style:parent-style-name="Frame">
      <style:graphic-properties style:vertical-pos="top" style:vertical-rel="paragraph-content" style:horizontal-pos="center" style:horizontal-rel="paragraph" fo:padding="0.0598in" fo:border="0.06pt solid #0000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content" style:horizontal-pos="center" style:horizontal-rel="paragraph" fo:padding="0.0598in" fo:border="0.06pt solid #000000"/>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draw:textarea-vertical-align="middle" fo:min-height="0.6339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0626in" svg:stroke-color="#f10d0c" draw:marker-start-width="0.2327in" draw:marker-end-width="0.2327in" draw:fill-color="#f10d0c" draw:textarea-horizontal-align="center" draw:textarea-vertical-align="middle" fo:padding-top="0.0311in" fo:padding-bottom="0.0311in" fo:padding-left="0.0311in" fo:padding-right="0.0311in"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626in" svg:stroke-color="#f10d0c" draw:marker-start-width="0.2327in" draw:marker-end-width="0.2327in" draw:fill-color="#ffffff" draw:textarea-horizontal-align="justify" draw:textarea-vertical-align="middle" draw:auto-grow-height="false" fo:min-height="1.0016in" fo:min-width="0.9661in" fo:padding-top="0.0311in" fo:padding-bottom="0.0311in" fo:padding-left="0.0311in" fo:padding-right="0.0311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vg:stroke-color="#000000" draw:fill-color="#ffffff" draw:textarea-horizontal-align="justify" draw:textarea-vertical-align="middle" draw:auto-grow-height="false" fo:min-height="0.2764in" fo:min-width="0.5528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marker-end="Arrow" draw:marker-end-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color="#000000" draw:fill="none" draw:fill-color="#ffffff" draw:textarea-vertical-align="middle" fo:min-height="0.3902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solid" svg:stroke-color="#000000" draw:fill="none" draw:fill-color="#ffffff" draw:textarea-vertical-align="middle" fo:min-height="0.3902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solid" svg:stroke-color="#000000" draw:fill="none" draw:fill-color="#ffffff" draw:textarea-vertical-align="middle" fo:min-height="0.3902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solid" svg:stroke-color="#000000" draw:fill="none" draw:fill-color="#ffffff" draw:textarea-vertical-align="middle" fo:min-height="0.3902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solid" svg:stroke-color="#000000" draw:fill="none" draw:fill-color="#ffffff" draw:textarea-vertical-align="middle" fo:min-height="0.3902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stroke="none" svg:stroke-color="#000000" draw:fill="none" draw:fill-color="#ffffff" fo:min-height="0.356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solid" svg:stroke-width="0.011in" svg:stroke-color="#55308d" draw:marker-start-width="0.1555in" draw:marker-end-width="0.1555in" draw:fill="none" draw:fill-color="#ffffff" draw:textarea-vertical-align="top" fo:min-height="3.4634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stroke="solid" svg:stroke-width="0.011in" svg:stroke-color="#55308d" draw:marker-start-width="0.1555in" draw:marker-end-width="0.1555in" draw:fill="none" draw:fill-color="#ffffff" draw:textarea-vertical-align="top" fo:min-height="2.5854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stroke="solid" svg:stroke-width="0.011in" svg:stroke-color="#55308d" draw:marker-start-width="0.1555in" draw:marker-end-width="0.1555in" draw:fill="none" draw:fill-color="#ffffff" draw:textarea-vertical-align="middle" fo:min-height="1.3173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 loext:marker-style-name="T22"/>
      <text:p text:style-name="P133" loext:marker-style-name="T22"/>
      <text:p text:style-name="P133" loext:marker-style-name="T22"/>
      <text:p text:style-name="P133" loext:marker-style-name="T22"/>
      <text:p text:style-name="P133" loext:marker-style-name="T22"/>
      <text:p text:style-name="P133" loext:marker-style-name="T22"/>
      <text:p text:style-name="P133" loext:marker-style-name="T22"/>
      <text:p text:style-name="P134" loext:marker-style-name="T22"><text:span text:style-name="T22">Pascal implementation</text:span><text:span text:style-name="T22"/></text:p>
      <text:p text:style-name="P134" loext:marker-style-name="T22"><text:span text:style-name="T22">The Pascal-P6 Compiler</text:span><text:span text:style-name="T22"/></text:p>
      <text:p text:style-name="P134" loext:marker-style-name="T24"><text:span text:style-name="T23">Scott A. Franco</text:span><text:span text:style-name="T24"/></text:p>
      <text:p text:style-name="P33"/>
      <text:p text:style-name="P33"><draw:frame draw:style-name="fr1" draw:name="Frame3" text:anchor-type="char" svg:width="2.1929in" draw:z-index="21"><draw:text-box fo:min-height="2.602in"><text:p text:style-name="Frame_20_contents"><draw:custom-shape text:anchor-type="paragraph" draw:z-index="22" draw:name="Shape 4" draw:style-name="gr3" draw:text-style-name="P253" svg:width="1.3661in" svg:height="1.4157in" svg:x="0.3453in" svg:y="0.4917in"><text:p text:style-name="P252"/><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4" draw:name="Text Frame 6" draw:style-name="gr1" draw:text-style-name="P250" svg:width="1.2197in" svg:height="0.6343in" svg:x="0.389in" svg:y="0.8819in"><draw:text-box><text:p text:style-name="P249"><text:span text:style-name="T157">S</text:span><text:span text:style-name="T157">e</text:span><text:span text:style-name="T157">g</text:span><text:span text:style-name="T157">f</text:span><text:span text:style-name="T157">a</text:span><text:span text:style-name="T157">u</text:span><text:span text:style-name="T157">l</text:span><text:span text:style-name="T157">t</text:span></text:p></draw:text-box></draw:frame><draw:line text:anchor-type="paragraph" draw:z-index="23" draw:name="Line 1" draw:style-name="gr2" draw:text-style-name="P251" svg:x1="0.4866in" svg:y1="1.6622in" svg:x2="1.511in" svg:y2="0.6866in"><text:p/></draw:line></text:p></draw:text-box></draw:frame></text:p>
      <text:p text:style-name="P34"/>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1138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7"><text:a xlink:type="simple" xlink:href="#__RefHeading___Toc15532_2478585429" text:style-name="Index_20_Link" text:visited-style-name="Index_20_Link">1<text:tab/>Introduction to Pascal-P6<text:tab/>9</text:a></text:p>
          <text:p text:style-name="P98"><text:a xlink:type="simple" xlink:href="#__RefHeading___Toc15538_2478585429" text:style-name="Index_20_Link" text:visited-style-name="Index_20_Link">1.1<text:tab/>History of Pascal-P6<text:tab/>11</text:a></text:p>
          <text:p text:style-name="P98"><text:a xlink:type="simple" xlink:href="#__RefHeading___Toc15544_2478585429" text:style-name="Index_20_Link" text:visited-style-name="Index_20_Link">1.2<text:tab/>Pascal-P6 as a strict ISO 7185 compiler<text:tab/>12</text:a></text:p>
          <text:p text:style-name="P98"><text:a xlink:type="simple" xlink:href="#__RefHeading___Toc15546_2478585429" text:style-name="Index_20_Link" text:visited-style-name="Index_20_Link">1.3<text:tab/>Pascal-P6 vs. FPC (Free pascal) and GPC (Gnu Pascal), Borland, FPC or other dialects<text:tab/>13</text:a></text:p>
          <text:p text:style-name="P96"><text:a xlink:type="simple" xlink:href="#__RefHeading___Toc15548_2478585429" text:style-name="Index_20_Link" text:visited-style-name="Index_20_Link">2<text:tab/>The Pascal-P6 source language<text:tab/>14</text:a></text:p>
          <text:p text:style-name="P98"><text:a xlink:type="simple" xlink:href="#__RefHeading___Toc15550_2478585429" text:style-name="Index_20_Link" text:visited-style-name="Index_20_Link">2.1<text:tab/>Features of Pascaline NOT implemented in Pascal-P6<text:tab/>14</text:a></text:p>
          <text:p text:style-name="P98"><text:a xlink:type="simple" xlink:href="#__RefHeading___Toc15552_2478585429" text:style-name="Index_20_Link" text:visited-style-name="Index_20_Link">2.2<text:tab/>Pascal-P6 implementation details<text:tab/>15</text:a></text:p>
          <text:p text:style-name="P99"><text:a xlink:type="simple" xlink:href="#__RefHeading___Toc15554_2478585429" text:style-name="Index_20_Link" text:visited-style-name="Index_20_Link">2.2.1<text:tab/>Header files<text:tab/>15</text:a></text:p>
          <text:p text:style-name="P99"><text:a xlink:type="simple" xlink:href="#__RefHeading___Toc15556_2478585429" text:style-name="Index_20_Link" text:visited-style-name="Index_20_Link">2.2.2<text:tab/>Alternative header value input<text:tab/>16</text:a></text:p>
          <text:p text:style-name="P99"><text:a xlink:type="simple" xlink:href="#__RefHeading___Toc15558_2478585429" text:style-name="Index_20_Link" text:visited-style-name="Index_20_Link">2.2.3<text:tab/>Character escapes<text:tab/>16</text:a></text:p>
          <text:p text:style-name="P99"><text:a xlink:type="simple" xlink:href="#__RefHeading___Toc15560_2478585429" text:style-name="Index_20_Link" text:visited-style-name="Index_20_Link">2.2.4<text:tab/>Character sets<text:tab/>16</text:a></text:p>
          <text:p text:style-name="P99"><text:a xlink:type="simple" xlink:href="#__RefHeading___Toc15562_2478585429" text:style-name="Index_20_Link" text:visited-style-name="Index_20_Link">2.2.5<text:tab/>Modular structure<text:tab/>16</text:a></text:p>
          <text:p text:style-name="P99"><text:a xlink:type="simple" xlink:href="#__RefHeading___Toc15564_2478585429" text:style-name="Index_20_Link" text:visited-style-name="Index_20_Link">2.2.6<text:tab/>Implementation of Annexes G-O<text:tab/>17</text:a></text:p>
          <text:p text:style-name="P100"><text:a xlink:type="simple" xlink:href="#__RefHeading___Toc15566_2478585429" text:style-name="Index_20_Link" text:visited-style-name="Index_20_Link">2.2.6.1<text:tab/>Enabling externals<text:tab/>17</text:a></text:p>
          <text:p text:style-name="P100"><text:a xlink:type="simple" xlink:href="#__RefHeading___Toc15568_2478585429" text:style-name="Index_20_Link" text:visited-style-name="Index_20_Link">2.2.6.2<text:tab/>Using externals<text:tab/>17</text:a></text:p>
          <text:p text:style-name="P96"><text:a xlink:type="simple" xlink:href="#__RefHeading___Toc15570_2478585429" text:style-name="Index_20_Link" text:visited-style-name="Index_20_Link">3<text:tab/>Using Pascal-P6<text:tab/>19</text:a></text:p>
          <text:p text:style-name="P98"><text:a xlink:type="simple" xlink:href="#__RefHeading___Toc15536_2478585429" text:style-name="Index_20_Link" text:visited-style-name="Index_20_Link">3.1<text:tab/>Getting Pascal-P6: Repositories for Pascal-P6<text:tab/>19</text:a></text:p>
          <text:p text:style-name="P98"><text:a xlink:type="simple" xlink:href="#__RefHeading___Toc15572_2478585429" text:style-name="Index_20_Link" text:visited-style-name="Index_20_Link">3.2<text:tab/>Configuring Pascal-P6<text:tab/>19</text:a></text:p>
          <text:p text:style-name="P98"><text:a xlink:type="simple" xlink:href="#__RefHeading___Toc15574_2478585429" text:style-name="Index_20_Link" text:visited-style-name="Index_20_Link">3.3<text:tab/>Compiling and running Pascal programs with Pascal-P6<text:tab/>20</text:a></text:p>
          <text:p text:style-name="P99"><text:a xlink:type="simple" xlink:href="#__RefHeading___Toc15576_2478585429" text:style-name="Index_20_Link" text:visited-style-name="Index_20_Link">3.3.1<text:tab/>Compiling with multiple modules<text:tab/>20</text:a></text:p>
          <text:p text:style-name="P99"><text:a xlink:type="simple" xlink:href="#__RefHeading___Toc15578_2478585429" text:style-name="Index_20_Link" text:visited-style-name="Index_20_Link">3.3.2<text:tab/>Compiling on different run configurations<text:tab/>21</text:a></text:p>
          <text:p text:style-name="P98"><text:a xlink:type="simple" xlink:href="#__RefHeading___Toc30934_3822401252" text:style-name="Index_20_Link" text:visited-style-name="Index_20_Link">3.4<text:tab/>The basic programs<text:tab/>21</text:a></text:p>
          <text:p text:style-name="P98"><text:a xlink:type="simple" xlink:href="#__RefHeading___Toc1840015_3010434754" text:style-name="Index_20_Link" text:visited-style-name="Index_20_Link">3.5<text:tab/>Compiler options<text:tab/>22</text:a></text:p>
          <text:p text:style-name="P99"><text:a xlink:type="simple" xlink:href="#__RefHeading___Toc15580_2478585429" text:style-name="Index_20_Link" text:visited-style-name="Index_20_Link">3.5.1<text:tab/>Option descriptions<text:tab/>23</text:a></text:p>
          <text:p text:style-name="P99"><text:a xlink:type="simple" xlink:href="#__RefHeading___Toc18874_1027172818" text:style-name="Index_20_Link" text:visited-style-name="Index_20_Link"><text:tab/>t+/- prttables+/- Print/don't print internal tables after each routine is compiled.<text:tab/>24</text:a></text:p>
          <text:p text:style-name="P99"><text:a xlink:type="simple" xlink:href="#__RefHeading___Toc18876_1027172818" text:style-name="Index_20_Link" text:visited-style-name="Index_20_Link"><text:tab/>l+/- list+/- List/don't list the source program during compilation.<text:tab/>24</text:a></text:p>
          <text:p text:style-name="P99"><text:a xlink:type="simple" xlink:href="#__RefHeading___Toc18878_1027172818" text:style-name="Index_20_Link" text:visited-style-name="Index_20_Link"><text:tab/>d+/- chk+/- Add extra code to check array bounds, subranges, etc.<text:tab/>24</text:a></text:p>
          <text:p text:style-name="P99"><text:a xlink:type="simple" xlink:href="#__RefHeading___Toc18880_1027172818" text:style-name="Index_20_Link" text:visited-style-name="Index_20_Link"><text:tab/>c+/- lstcod+/- Output/don't output intermediate code.<text:tab/>24</text:a></text:p>
          <text:p text:style-name="P99"><text:a xlink:type="simple" xlink:href="#__RefHeading___Toc18882_1027172818" text:style-name="Index_20_Link" text:visited-style-name="Index_20_Link"><text:tab/>v+/- chkvar+/- Check variant records.<text:tab/>24</text:a></text:p>
          <text:p text:style-name="P99"><text:a xlink:type="simple" xlink:href="#__RefHeading___Toc18884_1027172818" text:style-name="Index_20_Link" text:visited-style-name="Index_20_Link"><text:tab/>r+/+ reference+/- Perform reference checking.<text:tab/>24</text:a></text:p>
          <text:p text:style-name="P99"><text:a xlink:type="simple" xlink:href="#__RefHeading___Toc18886_1027172818" text:style-name="Index_20_Link" text:visited-style-name="Index_20_Link"><text:tab/>u+/- undestag+/- Perform Undiscriminated variant checking.<text:tab/>24</text:a></text:p>
          <text:p text:style-name="P99"><text:a xlink:type="simple" xlink:href="#__RefHeading___Toc18888_1027172818" text:style-name="Index_20_Link" text:visited-style-name="Index_20_Link"><text:tab/>s+/- iso7185+/- Restrict input language to ISO 7185 Pascal.<text:tab/>24</text:a></text:p>
          <text:p text:style-name="P99"><text:a xlink:type="simple" xlink:href="#__RefHeading___Toc18890_1027172818" text:style-name="Index_20_Link" text:visited-style-name="Index_20_Link"><text:tab/>x+/- prtlex+/- Dump lexical information during the run.<text:tab/>24</text:a></text:p>
          <text:p text:style-name="P99"><text:a xlink:type="simple" xlink:href="#__RefHeading___Toc18892_1027172818" text:style-name="Index_20_Link" text:visited-style-name="Index_20_Link"><text:tab/>b+/- prtlab+/- Print goto labels used at the end of the compile.<text:tab/>24</text:a></text:p>
          <text:p text:style-name="P99"><text:a xlink:type="simple" xlink:href="#__RefHeading___Toc18894_1027172818" text:style-name="Index_20_Link" text:visited-style-name="Index_20_Link"><text:tab/>y+/- prtdisplay+/- Dump display information at the end of the compile (symbols).<text:tab/>24</text:a></text:p>
          <text:p text:style-name="P99"><text:a xlink:type="simple" xlink:href="#__RefHeading___Toc18896_1027172818" text:style-name="Index_20_Link" text:visited-style-name="Index_20_Link"><text:tab/>i+/- varblk+/- Check VAR block violations.<text:tab/>25</text:a></text:p>
          <text:p text:style-name="P99"><text:a xlink:type="simple" xlink:href="#__RefHeading___Toc18898_1027172818" text:style-name="Index_20_Link" text:visited-style-name="Index_20_Link"><text:tab/>g+/- prtlabdef+/- Dump goto and other location labels at intermediate assembly time.<text:tab/>25</text:a></text:p>
          <text:p text:style-name="P99"><text:a xlink:type="simple" xlink:href="#__RefHeading___Toc18900_1027172818" text:style-name="Index_20_Link" text:visited-style-name="Index_20_Link"><text:tab/>h+/- sourceset+/- Add source line sets to code.<text:tab/>25</text:a></text:p>
          <text:p text:style-name="P99"><text:a xlink:type="simple" xlink:href="#__RefHeading___Toc18902_1027172818" text:style-name="Index_20_Link" text:visited-style-name="Index_20_Link"><text:tab/>n+/- recycle+/- Obey heap recycle requests. If false, no space is recycled.<text:tab/>25</text:a></text:p>
          <text:p text:style-name="P99"><text:a xlink:type="simple" xlink:href="#__RefHeading___Toc18904_1027172818" text:style-name="Index_20_Link" text:visited-style-name="Index_20_Link"><text:tab/>o+/- chkoverflo+/- Check for arithmetic overflow.<text:tab/>25</text:a></text:p>
          <text:p text:style-name="P99"><text:a xlink:type="simple" xlink:href="#__RefHeading___Toc18906_1027172818" text:style-name="Index_20_Link" text:visited-style-name="Index_20_Link"><text:tab/>p+/- chkreuse+/- Check for reuse of freed entry in heap space.<text:tab/>25</text:a></text:p>
          <text:p text:style-name="P99"><text:a xlink:type="simple" xlink:href="#__RefHeading___Toc18908_1027172818" text:style-name="Index_20_Link" text:visited-style-name="Index_20_Link"><text:tab/>m+/- breakheap+/- Modifies the p flag to flag the remaining space as occupied.<text:tab/>25</text:a></text:p>
          <text:p text:style-name="P99"><text:a xlink:type="simple" xlink:href="#__RefHeading___Toc18910_1027172818" text:style-name="Index_20_Link" text:visited-style-name="Index_20_Link"><text:tab/>q+/- chkundef+/- Check accesses to undefined memory.<text:tab/>25</text:a></text:p>
          <text:p text:style-name="P99"><text:a xlink:type="simple" xlink:href="#__RefHeading___Toc18912_1027172818" text:style-name="Index_20_Link" text:visited-style-name="Index_20_Link"><text:tab/>w+/- debug+/- Enter debug mode (pint only).<text:tab/>25</text:a></text:p>
          <text:p text:style-name="P99"><text:a xlink:type="simple" xlink:href="#__RefHeading___Toc18914_1027172818" text:style-name="Index_20_Link" text:visited-style-name="Index_20_Link"><text:tab/>a+/- debugflt+/- Enter debugger on fault<text:tab/>25</text:a></text:p>
          <text:p text:style-name="P99"><text:a xlink:type="simple" xlink:href="#__RefHeading___Toc18916_1027172818" text:style-name="Index_20_Link" text:visited-style-name="Index_20_Link"><text:soft-page-break/><text:tab/>f+/- debugsrc+/- Perform source level debugging.<text:tab/>26</text:a></text:p>
          <text:p text:style-name="P99"><text:a xlink:type="simple" xlink:href="#__RefHeading___Toc18918_1027172818" text:style-name="Index_20_Link" text:visited-style-name="Index_20_Link"><text:tab/>e+/- machdeck+/- Output binary deck from pint instead of running the assembled results.<text:tab/>26</text:a></text:p>
          <text:p text:style-name="P98"><text:a xlink:type="simple" xlink:href="#__RefHeading___Toc16093_623728502" text:style-name="Index_20_Link" text:visited-style-name="Index_20_Link">3.6<text:tab/>Errors<text:tab/>26</text:a></text:p>
          <text:p text:style-name="P99"><text:a xlink:type="simple" xlink:href="#__RefHeading___Toc16095_623728502" text:style-name="Index_20_Link" text:visited-style-name="Index_20_Link">3.6.1<text:tab/>Source errors<text:tab/>26</text:a></text:p>
          <text:p text:style-name="P99"><text:a xlink:type="simple" xlink:href="#__RefHeading___Toc16097_623728502" text:style-name="Index_20_Link" text:visited-style-name="Index_20_Link">3.6.2<text:tab/>Interpreter errors<text:tab/>26</text:a></text:p>
          <text:p text:style-name="P98"><text:a xlink:type="simple" xlink:href="#__RefHeading___Toc15582_2478585429%20Copy%201" text:style-name="Index_20_Link" text:visited-style-name="Index_20_Link">3.7<text:tab/>Runtime errors<text:tab/>27</text:a></text:p>
          <text:p text:style-name="P98"><text:a xlink:type="simple" xlink:href="#__RefHeading___Toc15582_2478585429" text:style-name="Index_20_Link" text:visited-style-name="Index_20_Link">3.8<text:tab/>Other operations<text:tab/>28</text:a></text:p>
          <text:p text:style-name="P98"><text:a xlink:type="simple" xlink:href="#__RefHeading___Toc15584_2478585429" text:style-name="Index_20_Link" text:visited-style-name="Index_20_Link">3.9<text:tab/>Reliance on Unix commands in the Pascal-P6 toolset<text:tab/>28</text:a></text:p>
          <text:p text:style-name="P98"><text:a xlink:type="simple" xlink:href="#__RefHeading___Toc15586_2478585429" text:style-name="Index_20_Link" text:visited-style-name="Index_20_Link">3.10<text:tab/>The “flip” command and line endings<text:tab/>28</text:a></text:p>
          <text:p text:style-name="P96"><text:a xlink:type="simple" xlink:href="#__RefHeading___Toc15588_2478585429" text:style-name="Index_20_Link" text:visited-style-name="Index_20_Link">4<text:tab/>Pascal-P6 debugger mode<text:tab/>30</text:a></text:p>
          <text:p text:style-name="P98"><text:a xlink:type="simple" xlink:href="#__RefHeading___Toc18920_1027172818" text:style-name="Index_20_Link" text:visited-style-name="Index_20_Link">4.1<text:tab/>Commands<text:tab/>31</text:a></text:p>
          <text:p text:style-name="P98"><text:a xlink:type="simple" xlink:href="#__RefHeading___Toc15590_2478585429" text:style-name="Index_20_Link" text:visited-style-name="Index_20_Link">4.2<text:tab/>Sample program for debug<text:tab/>33</text:a></text:p>
          <text:p text:style-name="P98"><text:a xlink:type="simple" xlink:href="#__RefHeading___Toc15592_2478585429" text:style-name="Index_20_Link" text:visited-style-name="Index_20_Link">4.3<text:tab/>Debug mode invocation<text:tab/>36</text:a></text:p>
          <text:p text:style-name="P98"><text:a xlink:type="simple" xlink:href="#__RefHeading___Toc15594_2478585429" text:style-name="Index_20_Link" text:visited-style-name="Index_20_Link">4.4<text:tab/>Debug mode expressions<text:tab/>38</text:a></text:p>
          <text:p text:style-name="P98"><text:a xlink:type="simple" xlink:href="#__RefHeading___Toc15596_2478585429" text:style-name="Index_20_Link" text:visited-style-name="Index_20_Link">4.5<text:tab/>Executing multiple commands<text:tab/>39</text:a></text:p>
          <text:p text:style-name="P98"><text:a xlink:type="simple" xlink:href="#__RefHeading___Toc15596_2478585429_Copy_" text:style-name="Index_20_Link" text:visited-style-name="Index_20_Link">4.6<text:tab/>Breaking runs<text:tab/>39</text:a></text:p>
          <text:p text:style-name="P98"><text:a xlink:type="simple" xlink:href="#__RefHeading___Toc15596_2478585429_Copy1" text:style-name="Index_20_Link" text:visited-style-name="Index_20_Link">4.7<text:tab/>Handling overloaded routines<text:tab/>40</text:a></text:p>
          <text:p text:style-name="P98"><text:a xlink:type="simple" xlink:href="#__RefHeading___Toc15598_2478585429" text:style-name="Index_20_Link" text:visited-style-name="Index_20_Link">4.8<text:tab/>Debug mode Command descriptions<text:tab/>41</text:a></text:p>
          <text:p text:style-name="P99"><text:a xlink:type="simple" xlink:href="#__RefHeading___Toc15600_2478585429" text:style-name="Index_20_Link" text:visited-style-name="Index_20_Link"><text:tab/>h or help Print help menu<text:tab/>41</text:a></text:p>
          <text:p text:style-name="P99"><text:a xlink:type="simple" xlink:href="#__RefHeading___Toc15602_2478585429" text:style-name="Index_20_Link" text:visited-style-name="Index_20_Link"><text:tab/>l [m] [s[ e|:l] List source lines<text:tab/>42</text:a></text:p>
          <text:p text:style-name="P99"><text:a xlink:type="simple" xlink:href="#__RefHeading___Toc15606_2478585429" text:style-name="Index_20_Link" text:visited-style-name="Index_20_Link"><text:tab/>lc [s[ e|:l] List source and machine lines coordinated<text:tab/>44</text:a></text:p>
          <text:p text:style-name="P99"><text:a xlink:type="simple" xlink:href="#__RefHeading___Toc15604_2478585429" text:style-name="Index_20_Link" text:visited-style-name="Index_20_Link"><text:tab/>li [s[ e|:l] List machine instructions<text:tab/>45</text:a></text:p>
          <text:p text:style-name="P99"><text:a xlink:type="simple" xlink:href="#__RefHeading___Toc15608_2478585429" text:style-name="Index_20_Link" text:visited-style-name="Index_20_Link"><text:tab/>p v Print expression<text:tab/>45</text:a></text:p>
          <text:p text:style-name="P99"><text:a xlink:type="simple" xlink:href="#__RefHeading___Toc15610_2478585429" text:style-name="Index_20_Link" text:visited-style-name="Index_20_Link"><text:tab/>d[b|l][8|16|32|64] [s[ e|:l] Dump memory<text:tab/>47</text:a></text:p>
          <text:p text:style-name="P99"><text:a xlink:type="simple" xlink:href="#__RefHeading___Toc15612_2478585429" text:style-name="Index_20_Link" text:visited-style-name="Index_20_Link"><text:tab/>e a v[ v]... Enter byte values to memory address<text:tab/>48</text:a></text:p>
          <text:p text:style-name="P99"><text:a xlink:type="simple" xlink:href="#__RefHeading___Toc15614_2478585429" text:style-name="Index_20_Link" text:visited-style-name="Index_20_Link"><text:tab/>st d v Set program variable<text:tab/>48</text:a></text:p>
          <text:p text:style-name="P99"><text:a xlink:type="simple" xlink:href="#__RefHeading___Toc15616_2478585429" text:style-name="Index_20_Link" text:visited-style-name="Index_20_Link"><text:tab/>pg Print all globals<text:tab/>49</text:a></text:p>
          <text:p text:style-name="P99"><text:a xlink:type="simple" xlink:href="#__RefHeading___Toc15618_2478585429" text:style-name="Index_20_Link" text:visited-style-name="Index_20_Link"><text:tab/>pl [n] print locals for current/number of enclosing blocks<text:tab/>49</text:a></text:p>
          <text:p text:style-name="P99"><text:a xlink:type="simple" xlink:href="#__RefHeading___Toc15620_2478585429" text:style-name="Index_20_Link" text:visited-style-name="Index_20_Link"><text:tab/>pp [n] print parameters for current/number of enclosing blocks<text:tab/>50</text:a></text:p>
          <text:p text:style-name="P99"><text:a xlink:type="simple" xlink:href="#__RefHeading___Toc15622_2478585429" text:style-name="Index_20_Link" text:visited-style-name="Index_20_Link"><text:tab/>ds Dump storage parameters<text:tab/>50</text:a></text:p>
          <text:p text:style-name="P99"><text:a xlink:type="simple" xlink:href="#__RefHeading___Toc15624_2478585429" text:style-name="Index_20_Link" text:visited-style-name="Index_20_Link"><text:tab/>dd [n] Dump display frames<text:tab/>51</text:a></text:p>
          <text:p text:style-name="P99"><text:a xlink:type="simple" xlink:href="#__RefHeading___Toc15626_2478585429" text:style-name="Index_20_Link" text:visited-style-name="Index_20_Link"><text:tab/>df [n] Dump frames formatted (call trace)<text:tab/>52</text:a></text:p>
          <text:p text:style-name="P99"><text:a xlink:type="simple" xlink:href="#__RefHeading___Toc15628_2478585429_Copy_" text:style-name="Index_20_Link" text:visited-style-name="Index_20_Link"><text:tab/>dst Place breakpoint at source line number/routine<text:tab/>52</text:a></text:p>
          <text:p text:style-name="P99"><text:a xlink:type="simple" xlink:href="#__RefHeading___Toc15628_2478585429" text:style-name="Index_20_Link" text:visited-style-name="Index_20_Link"><text:tab/>b [m] l|r Place breakpoint at source line number/routine<text:tab/>54</text:a></text:p>
          <text:p text:style-name="P99"><text:a xlink:type="simple" xlink:href="#__RefHeading___Toc15630_2478585429" text:style-name="Index_20_Link" text:visited-style-name="Index_20_Link"><text:tab/>tp [m] l|r Place tracepoint at source line number/routine<text:tab/>54</text:a></text:p>
          <text:p text:style-name="P99"><text:a xlink:type="simple" xlink:href="#__RefHeading___Toc15632_2478585429" text:style-name="Index_20_Link" text:visited-style-name="Index_20_Link"><text:tab/>bi a Place breakpoint at instruction<text:tab/>55</text:a></text:p>
          <text:p text:style-name="P99"><text:a xlink:type="simple" xlink:href="#__RefHeading___Toc15634_2478585429" text:style-name="Index_20_Link" text:visited-style-name="Index_20_Link"><text:tab/>tpi a Place tracepoint at instruction<text:tab/>56</text:a></text:p>
          <text:p text:style-name="P99"><text:a xlink:type="simple" xlink:href="#__RefHeading___Toc15636_2478585429" text:style-name="Index_20_Link" text:visited-style-name="Index_20_Link"><text:tab/>c [a] Clear breakpoint/all breakpoints<text:tab/>56</text:a></text:p>
          <text:p text:style-name="P99"><text:a xlink:type="simple" xlink:href="#__RefHeading___Toc15638_2478585429" text:style-name="Index_20_Link" text:visited-style-name="Index_20_Link"><text:tab/>lb List active breakpoints<text:tab/>56</text:a></text:p>
          <text:p text:style-name="P99"><text:a xlink:type="simple" xlink:href="#__RefHeading___Toc15640_2478585429" text:style-name="Index_20_Link" text:visited-style-name="Index_20_Link"><text:tab/>w a Watch variable<text:tab/>57</text:a></text:p>
          <text:p text:style-name="P99"><text:a xlink:type="simple" xlink:href="#__RefHeading___Toc15642_2478585429" text:style-name="Index_20_Link" text:visited-style-name="Index_20_Link"><text:tab/>lw List watch table<text:tab/>58</text:a></text:p>
          <text:p text:style-name="P99"><text:a xlink:type="simple" xlink:href="#__RefHeading___Toc15644_2478585429" text:style-name="Index_20_Link" text:visited-style-name="Index_20_Link"><text:tab/>cw [n] Clear watch table entry/all watch entries<text:tab/>58</text:a></text:p>
          <text:p text:style-name="P99"><text:a xlink:type="simple" xlink:href="#__RefHeading___Toc15646_2478585429" text:style-name="Index_20_Link" text:visited-style-name="Index_20_Link"><text:tab/>lia List instruction analyzer buffer<text:tab/>58</text:a></text:p>
          <text:p text:style-name="P99"><text:a xlink:type="simple" xlink:href="#__RefHeading___Toc15648_2478585429" text:style-name="Index_20_Link" text:visited-style-name="Index_20_Link"><text:tab/>lsa List source analyzer buffer<text:tab/>59</text:a></text:p>
          <text:p text:style-name="P99"><text:a xlink:type="simple" xlink:href="#__RefHeading___Toc15650_2478585429" text:style-name="Index_20_Link" text:visited-style-name="Index_20_Link"><text:tab/>s [n] Step next source line execution<text:tab/>59</text:a></text:p>
          <text:p text:style-name="P99"><text:a xlink:type="simple" xlink:href="#__RefHeading___Toc15652_2478585429" text:style-name="Index_20_Link" text:visited-style-name="Index_20_Link"><text:tab/>ss [n] Step next source line execution silently<text:tab/>61</text:a></text:p>
          <text:p text:style-name="P99"><text:a xlink:type="simple" xlink:href="#__RefHeading___Toc15654_2478585429" text:style-name="Index_20_Link" text:visited-style-name="Index_20_Link"><text:tab/>si [n] Step instructions<text:tab/>61</text:a></text:p>
          <text:p text:style-name="P99"><text:a xlink:type="simple" xlink:href="#__RefHeading___Toc15656_2478585429" text:style-name="Index_20_Link" text:visited-style-name="Index_20_Link"><text:tab/>sis [n] Step instructions silently<text:tab/>62</text:a></text:p>
          <text:p text:style-name="P99"><text:a xlink:type="simple" xlink:href="#__RefHeading___Toc15650_2478585429_Copy_" text:style-name="Index_20_Link" text:visited-style-name="Index_20_Link"><text:tab/>so [n] Step next source line execution over routines<text:tab/>62</text:a></text:p>
          <text:p text:style-name="P99"><text:a xlink:type="simple" xlink:href="#__RefHeading___Toc15650_2478585429_Copy1" text:style-name="Index_20_Link" text:visited-style-name="Index_20_Link"><text:soft-page-break/><text:tab/>sso [n] Step next source line execution over routines silently<text:tab/>63</text:a></text:p>
          <text:p text:style-name="P99"><text:a xlink:type="simple" xlink:href="#__RefHeading___Toc15654_2478585429_Copy_" text:style-name="Index_20_Link" text:visited-style-name="Index_20_Link"><text:tab/>sio [n] Step instructions over routines<text:tab/>63</text:a></text:p>
          <text:p text:style-name="P99"><text:a xlink:type="simple" xlink:href="#__RefHeading___Toc15656_2478585429_Copy_" text:style-name="Index_20_Link" text:visited-style-name="Index_20_Link"><text:tab/>siso [n] Step instructions silently over routines<text:tab/>64</text:a></text:p>
          <text:p text:style-name="P99"><text:a xlink:type="simple" xlink:href="#__RefHeading___Toc15658_2478585429_Copy_" text:style-name="Index_20_Link" text:visited-style-name="Index_20_Link"><text:tab/>ret Return from routine<text:tab/>64</text:a></text:p>
          <text:p text:style-name="P99"><text:a xlink:type="simple" xlink:href="#__RefHeading___Toc15658_2478585429" text:style-name="Index_20_Link" text:visited-style-name="Index_20_Link"><text:tab/>hs Report heap space<text:tab/>65</text:a></text:p>
          <text:p text:style-name="P99"><text:a xlink:type="simple" xlink:href="#__RefHeading___Toc15668_2478585429" text:style-name="Index_20_Link" text:visited-style-name="Index_20_Link"><text:tab/>ti Turn instruction tracing on<text:tab/>65</text:a></text:p>
          <text:p text:style-name="P99"><text:a xlink:type="simple" xlink:href="#__RefHeading___Toc15670_2478585429" text:style-name="Index_20_Link" text:visited-style-name="Index_20_Link"><text:tab/>nti Turn instruction tracing off<text:tab/>66</text:a></text:p>
          <text:p text:style-name="P99"><text:a xlink:type="simple" xlink:href="#__RefHeading___Toc15672_2478585429" text:style-name="Index_20_Link" text:visited-style-name="Index_20_Link"><text:tab/>tr Turn system routine tracing on<text:tab/>66</text:a></text:p>
          <text:p text:style-name="P99"><text:a xlink:type="simple" xlink:href="#__RefHeading___Toc15674_2478585429" text:style-name="Index_20_Link" text:visited-style-name="Index_20_Link"><text:tab/>ntr Turn system routine tracing off<text:tab/>67</text:a></text:p>
          <text:p text:style-name="P99"><text:a xlink:type="simple" xlink:href="#__RefHeading___Toc15676_2478585429" text:style-name="Index_20_Link" text:visited-style-name="Index_20_Link"><text:tab/>ts Turn source line tracing on<text:tab/>67</text:a></text:p>
          <text:p text:style-name="P99"><text:a xlink:type="simple" xlink:href="#__RefHeading___Toc15678_2478585429" text:style-name="Index_20_Link" text:visited-style-name="Index_20_Link"><text:tab/>nts Turn source line tracing off<text:tab/>68</text:a></text:p>
          <text:p text:style-name="P99"><text:a xlink:type="simple" xlink:href="#__RefHeading___Toc15680_2478585429" text:style-name="Index_20_Link" text:visited-style-name="Index_20_Link"><text:tab/>spf Turn on source level profiling<text:tab/>68</text:a></text:p>
          <text:p text:style-name="P99"><text:a xlink:type="simple" xlink:href="#__RefHeading___Toc15682_2478585429" text:style-name="Index_20_Link" text:visited-style-name="Index_20_Link"><text:tab/>nspf Turn off source level profiling<text:tab/>69</text:a></text:p>
          <text:p text:style-name="P99"><text:a xlink:type="simple" xlink:href="#__RefHeading___Toc15684_2478585429" text:style-name="Index_20_Link" text:visited-style-name="Index_20_Link"><text:tab/>an Turn on analyzer mode<text:tab/>69</text:a></text:p>
          <text:p text:style-name="P99"><text:a xlink:type="simple" xlink:href="#__RefHeading___Toc15686_2478585429" text:style-name="Index_20_Link" text:visited-style-name="Index_20_Link"><text:tab/>nan Turn off analyzer mode<text:tab/>69</text:a></text:p>
          <text:p text:style-name="P99"><text:a xlink:type="simple" xlink:href="#__RefHeading___Toc15688_2478585429" text:style-name="Index_20_Link" text:visited-style-name="Index_20_Link"><text:tab/>r Run program from current pc<text:tab/>69</text:a></text:p>
          <text:p text:style-name="P99"><text:a xlink:type="simple" xlink:href="#__RefHeading___Toc15690_2478585429" text:style-name="Index_20_Link" text:visited-style-name="Index_20_Link"><text:tab/>ps Print current registers and instruction<text:tab/>69</text:a></text:p>
          <text:p text:style-name="P99"><text:a xlink:type="simple" xlink:href="#__RefHeading___Toc15692_2478585429" text:style-name="Index_20_Link" text:visited-style-name="Index_20_Link"><text:tab/>q Quit interpreter<text:tab/>70</text:a></text:p>
          <text:p text:style-name="P96"><text:a xlink:type="simple" xlink:href="#__RefHeading___Toc15694_2478585429" text:style-name="Index_20_Link" text:visited-style-name="Index_20_Link">5<text:tab/>Different generation and run options: pint, pmach and cmach, and pgen<text:tab/>72</text:a></text:p>
          <text:p text:style-name="P98"><text:a xlink:type="simple" xlink:href="#__RefHeading___Toc15696_2478585429" text:style-name="Index_20_Link" text:visited-style-name="Index_20_Link">5.1<text:tab/>Running the different machines<text:tab/>73</text:a></text:p>
          <text:p text:style-name="P98"><text:a xlink:type="simple" xlink:href="#__RefHeading___Toc15698_2478585429" text:style-name="Index_20_Link" text:visited-style-name="Index_20_Link">5.2<text:tab/>Difference between different byte machines<text:tab/>74</text:a></text:p>
          <text:p text:style-name="P98"><text:a xlink:type="simple" xlink:href="#__RefHeading___Toc15700_2478585429" text:style-name="Index_20_Link" text:visited-style-name="Index_20_Link">5.3<text:tab/>Setting machine options on pmach and cmach<text:tab/>74</text:a></text:p>
          <text:p text:style-name="P98"><text:a xlink:type="simple" xlink:href="#__RefHeading___Toc15702_2478585429" text:style-name="Index_20_Link" text:visited-style-name="Index_20_Link">5.4<text:tab/>Packaged application mode<text:tab/>75</text:a></text:p>
          <text:p text:style-name="P98"><text:a xlink:type="simple" xlink:href="#__RefHeading___Toc15704_2478585429" text:style-name="Index_20_Link" text:visited-style-name="Index_20_Link">5.5<text:tab/>Using packaged mode to port to a machine not supported by a Pascal compiler<text:tab/>76</text:a></text:p>
          <text:p text:style-name="P96"><text:a xlink:type="simple" xlink:href="#__RefHeading___Toc26333_2374308661" text:style-name="Index_20_Link" text:visited-style-name="Index_20_Link">6<text:tab/>Output Decks<text:tab/>77</text:a></text:p>
          <text:p text:style-name="P98"><text:a xlink:type="simple" xlink:href="#__RefHeading___Toc15706_2478585429" text:style-name="Index_20_Link" text:visited-style-name="Index_20_Link">6.1<text:tab/>Portability of intermediate decks<text:tab/>77</text:a></text:p>
          <text:p text:style-name="P98"><text:a xlink:type="simple" xlink:href="#__RefHeading___Toc15708_2478585429" text:style-name="Index_20_Link" text:visited-style-name="Index_20_Link">6.2<text:tab/>Portability of hex/binary decks<text:tab/>77</text:a></text:p>
          <text:p text:style-name="P96"><text:a xlink:type="simple" xlink:href="#__RefHeading___Toc15710_2478585429" text:style-name="Index_20_Link" text:visited-style-name="Index_20_Link">7<text:tab/>Pascal-P6 implementation language<text:tab/>79</text:a></text:p>
          <text:p text:style-name="P98"><text:a xlink:type="simple" xlink:href="#__RefHeading___Toc15712_2478585429" text:style-name="Index_20_Link" text:visited-style-name="Index_20_Link">7.1<text:tab/>Language extension routines<text:tab/>79</text:a></text:p>
          <text:p text:style-name="P99"><text:a xlink:type="simple" xlink:href="#__RefHeading___Toc15714_2478585429" text:style-name="Index_20_Link" text:visited-style-name="Index_20_Link"><text:tab/>procedure assigntext(var f: text; var fn: filnam);<text:tab/>79</text:a></text:p>
          <text:p text:style-name="P99"><text:a xlink:type="simple" xlink:href="#__RefHeading___Toc15716_2478585429" text:style-name="Index_20_Link" text:visited-style-name="Index_20_Link"><text:tab/>procedure assignbin(var f: bytfil; var fn: filnam);<text:tab/>79</text:a></text:p>
          <text:p text:style-name="P99"><text:a xlink:type="simple" xlink:href="#__RefHeading___Toc15718_2478585429" text:style-name="Index_20_Link" text:visited-style-name="Index_20_Link"><text:tab/>procedure closetext(var f: text);<text:tab/>79</text:a></text:p>
          <text:p text:style-name="P99"><text:a xlink:type="simple" xlink:href="#__RefHeading___Toc15720_2478585429" text:style-name="Index_20_Link" text:visited-style-name="Index_20_Link"><text:tab/>procedure closebin(var f: bytfil);<text:tab/>79</text:a></text:p>
          <text:p text:style-name="P99"><text:a xlink:type="simple" xlink:href="#__RefHeading___Toc15722_2478585429" text:style-name="Index_20_Link" text:visited-style-name="Index_20_Link"><text:tab/>function lengthbin(var f: bytfil): integer;<text:tab/>80</text:a></text:p>
          <text:p text:style-name="P99"><text:a xlink:type="simple" xlink:href="#__RefHeading___Toc15724_2478585429" text:style-name="Index_20_Link" text:visited-style-name="Index_20_Link"><text:tab/>function locationbin(var f: bytfil): integer;<text:tab/>80</text:a></text:p>
          <text:p text:style-name="P99"><text:a xlink:type="simple" xlink:href="#__RefHeading___Toc15726_2478585429" text:style-name="Index_20_Link" text:visited-style-name="Index_20_Link"><text:tab/>procedure positionbin(var f: bytfil; p: integer);<text:tab/>80</text:a></text:p>
          <text:p text:style-name="P99"><text:a xlink:type="simple" xlink:href="#__RefHeading___Toc15728_2478585429" text:style-name="Index_20_Link" text:visited-style-name="Index_20_Link"><text:tab/>procedure updatebin(var f: bytfil);<text:tab/>80</text:a></text:p>
          <text:p text:style-name="P99"><text:a xlink:type="simple" xlink:href="#__RefHeading___Toc15730_2478585429" text:style-name="Index_20_Link" text:visited-style-name="Index_20_Link"><text:tab/>procedure appendtext(var f: text);<text:tab/>80</text:a></text:p>
          <text:p text:style-name="P99"><text:a xlink:type="simple" xlink:href="#__RefHeading___Toc15732_2478585429" text:style-name="Index_20_Link" text:visited-style-name="Index_20_Link"><text:tab/>procedure appendbin(var f: bytfil);<text:tab/>80</text:a></text:p>
          <text:p text:style-name="P99"><text:a xlink:type="simple" xlink:href="#__RefHeading___Toc15734_2478585429" text:style-name="Index_20_Link" text:visited-style-name="Index_20_Link"><text:tab/>function existsfile(var fn: filnam): boolean;<text:tab/>80</text:a></text:p>
          <text:p text:style-name="P99"><text:a xlink:type="simple" xlink:href="#__RefHeading___Toc15736_2478585429" text:style-name="Index_20_Link" text:visited-style-name="Index_20_Link"><text:tab/>procedure deletefile(var fn: filnam);<text:tab/>80</text:a></text:p>
          <text:p text:style-name="P99"><text:a xlink:type="simple" xlink:href="#__RefHeading___Toc15738_2478585429" text:style-name="Index_20_Link" text:visited-style-name="Index_20_Link"><text:tab/>procedure changefile(var fnd, fns: filnam);<text:tab/>80</text:a></text:p>
          <text:p text:style-name="P99"><text:a xlink:type="simple" xlink:href="#__RefHeading___Toc15740_2478585429" text:style-name="Index_20_Link" text:visited-style-name="Index_20_Link"><text:tab/>procedure getcommandline(var cb: cmdbuf; var l: cmdnum);<text:tab/>80</text:a></text:p>
          <text:p text:style-name="P96"><text:a xlink:type="simple" xlink:href="#__RefHeading___Toc15742_2478585429" text:style-name="Index_20_Link" text:visited-style-name="Index_20_Link">8<text:tab/>Building the Pascal-P6 system<text:tab/>81</text:a></text:p>
          <text:p text:style-name="P98"><text:a xlink:type="simple" xlink:href="#__RefHeading___Toc15744_2478585429" text:style-name="Index_20_Link" text:visited-style-name="Index_20_Link"><text:soft-page-break/>8.1<text:tab/>Compiling and running Pascal-P6<text:tab/>81</text:a></text:p>
          <text:p text:style-name="P96"><text:a xlink:type="simple" xlink:href="#__RefHeading___Toc15756_2478585429" text:style-name="Index_20_Link" text:visited-style-name="Index_20_Link">9<text:tab/>pgen – AMD64 code generator<text:tab/>82</text:a></text:p>
          <text:p text:style-name="P98"><text:a xlink:type="simple" xlink:href="#__RefHeading___Toc15788_2478585429" text:style-name="Index_20_Link" text:visited-style-name="Index_20_Link">9.1<text:tab/>Calling convention<text:tab/>82</text:a></text:p>
          <text:p text:style-name="P98"><text:a xlink:type="simple" xlink:href="#__RefHeading___Toc15816_2478585429" text:style-name="Index_20_Link" text:visited-style-name="Index_20_Link">9.2<text:tab/>Calling C from Pascaline<text:tab/>83</text:a></text:p>
          <text:p text:style-name="P99"><text:a xlink:type="simple" xlink:href="#__RefHeading___Toc15860_2478585429" text:style-name="Index_20_Link" text:visited-style-name="Index_20_Link">9.2.1<text:tab/>No value parameters for structured parameters<text:tab/>84</text:a></text:p>
          <text:p text:style-name="P99"><text:a xlink:type="simple" xlink:href="#__RefHeading___Toc15876_2478585429" text:style-name="Index_20_Link" text:visited-style-name="Index_20_Link">9.2.2<text:tab/>Stack inversion<text:tab/>84</text:a></text:p>
          <text:p text:style-name="P99"><text:a xlink:type="simple" xlink:href="#__RefHeading___Toc15878_2478585429" text:style-name="Index_20_Link" text:visited-style-name="Index_20_Link">9.2.3<text:tab/>Translation of strings<text:tab/>84</text:a></text:p>
          <text:p text:style-name="P99"><text:a xlink:type="simple" xlink:href="#__RefHeading___Toc15880_2478585429" text:style-name="Index_20_Link" text:visited-style-name="Index_20_Link">9.2.4<text:tab/>Pointers an VAR parameters<text:tab/>85</text:a></text:p>
          <text:p text:style-name="P98"><text:a xlink:type="simple" xlink:href="#__RefHeading___Toc30936_3822401252" text:style-name="Index_20_Link" text:visited-style-name="Index_20_Link">9.3<text:tab/>Return values from functions<text:tab/>85</text:a></text:p>
          <text:p text:style-name="P99"><text:a xlink:type="simple" xlink:href="#__RefHeading___Toc16099_623728502" text:style-name="Index_20_Link" text:visited-style-name="Index_20_Link">9.3.1<text:tab/>Module name coining<text:tab/>85</text:a></text:p>
          <text:p text:style-name="P98"><text:a xlink:type="simple" xlink:href="#__RefHeading___Toc16101_623728502" text:style-name="Index_20_Link" text:visited-style-name="Index_20_Link">9.4<text:tab/>Calling Pascaline from C<text:tab/>85</text:a></text:p>
          <text:p text:style-name="P98"><text:a xlink:type="simple" xlink:href="#__RefHeading___Toc15882_2478585429" text:style-name="Index_20_Link" text:visited-style-name="Index_20_Link">9.5<text:tab/>Pascal-P6 module stacking sequence<text:tab/>85</text:a></text:p>
          <text:p text:style-name="P98"><text:a xlink:type="simple" xlink:href="#__RefHeading___Toc30938_3822401252" text:style-name="Index_20_Link" text:visited-style-name="Index_20_Link">9.6<text:tab/>Writing wrappers for C external calls<text:tab/>86</text:a></text:p>
          <text:p text:style-name="P98"><text:a xlink:type="simple" xlink:href="#__RefHeading___Toc30940_3822401252" text:style-name="Index_20_Link" text:visited-style-name="Index_20_Link">9.7<text:tab/>Debugging Pascaline assembly code<text:tab/>87</text:a></text:p>
          <text:p text:style-name="P98"><text:a xlink:type="simple" xlink:href="#__RefHeading___Toc30942_3822401252" text:style-name="Index_20_Link" text:visited-style-name="Index_20_Link">9.8<text:tab/>Overloads<text:tab/>87</text:a></text:p>
          <text:p text:style-name="P96"><text:a xlink:type="simple" xlink:href="#__RefHeading___Toc15884_2478585429" text:style-name="Index_20_Link" text:visited-style-name="Index_20_Link">10<text:tab/>Files in the Pascal-P6 package<text:tab/>93</text:a></text:p>
          <text:p text:style-name="P98"><text:a xlink:type="simple" xlink:href="#__RefHeading___Toc30944_3822401252" text:style-name="Index_20_Link" text:visited-style-name="Index_20_Link">10.1<text:tab/>Directory: basic<text:tab/>93</text:a></text:p>
          <text:p text:style-name="P99"><text:a xlink:type="simple" xlink:href="#__RefHeading___Toc30946_3822401252" text:style-name="Index_20_Link" text:visited-style-name="Index_20_Link">10.1.1<text:tab/>Directory: prog<text:tab/>93</text:a></text:p>
          <text:p text:style-name="P98"><text:a xlink:type="simple" xlink:href="#__RefHeading___Toc15886_2478585429" text:style-name="Index_20_Link" text:visited-style-name="Index_20_Link">10.2<text:tab/>Directory: bin<text:tab/>93</text:a></text:p>
          <text:p text:style-name="P98"><text:a xlink:type="simple" xlink:href="#__RefHeading___Toc30948_3822401252" text:style-name="Index_20_Link" text:visited-style-name="Index_20_Link">10.3<text:tab/>Directory: build<text:tab/>96</text:a></text:p>
          <text:p text:style-name="P98"><text:a xlink:type="simple" xlink:href="#__RefHeading___Toc15888_2478585429" text:style-name="Index_20_Link" text:visited-style-name="Index_20_Link">10.4<text:tab/>Directory: doc<text:tab/>96</text:a></text:p>
          <text:p text:style-name="P98"><text:a xlink:type="simple" xlink:href="#__RefHeading___Toc18922_1027172818" text:style-name="Index_20_Link" text:visited-style-name="Index_20_Link">10.5<text:tab/>Libs<text:tab/>96</text:a></text:p>
          <text:p text:style-name="P98"><text:a xlink:type="simple" xlink:href="#__RefHeading___Toc18924_1027172818" text:style-name="Index_20_Link" text:visited-style-name="Index_20_Link">10.6<text:tab/>pascalne Tests<text:tab/>96</text:a></text:p>
          <text:p text:style-name="P99"><text:a xlink:type="simple" xlink:href="#__RefHeading___Toc30950_3822401252" text:style-name="Index_20_Link" text:visited-style-name="Index_20_Link">10.6.1<text:tab/>Directory: test_results<text:tab/>97</text:a></text:p>
          <text:p text:style-name="P98"><text:a xlink:type="simple" xlink:href="#__RefHeading___Toc18926_1027172818" text:style-name="Index_20_Link" text:visited-style-name="Index_20_Link">10.7<text:tab/>Petit_ami<text:tab/>97</text:a></text:p>
          <text:p text:style-name="P98"><text:a xlink:type="simple" xlink:href="#__RefHeading___Toc15906_2478585429" text:style-name="Index_20_Link" text:visited-style-name="Index_20_Link">10.8<text:tab/>Subdirectory: sample_programs<text:tab/>97</text:a></text:p>
          <text:p text:style-name="P99"><text:a xlink:type="simple" xlink:href="#__RefHeading___Toc30952_3822401252" text:style-name="Index_20_Link" text:visited-style-name="Index_20_Link">10.8.1<text:tab/>Directory: test_results<text:tab/>98</text:a></text:p>
          <text:p text:style-name="P98"><text:a xlink:type="simple" xlink:href="#__RefHeading___Toc18928_1027172818" text:style-name="Index_20_Link" text:visited-style-name="Index_20_Link">10.9<text:tab/>Source<text:tab/>98</text:a></text:p>
          <text:p text:style-name="P99"><text:a xlink:type="simple" xlink:href="#__RefHeading___Toc30954_3822401252" text:style-name="Index_20_Link" text:visited-style-name="Index_20_Link">10.9.1<text:tab/>Directory: AMD64<text:tab/>98</text:a></text:p>
          <text:p text:style-name="P100"><text:a xlink:type="simple" xlink:href="#__RefHeading___Toc30956_3822401252" text:style-name="Index_20_Link" text:visited-style-name="Index_20_Link">10.9.1.1<text:tab/>Directory: gcc<text:tab/>98</text:a></text:p>
          <text:p text:style-name="P99"><text:a xlink:type="simple" xlink:href="#__RefHeading___Toc30958_3822401252" text:style-name="Index_20_Link" text:visited-style-name="Index_20_Link">10.9.2<text:tab/>Directory: cmach<text:tab/>99</text:a></text:p>
          <text:p text:style-name="P98"><text:a xlink:type="simple" xlink:href="#__RefHeading___Toc15908_2478585429" text:style-name="Index_20_Link" text:visited-style-name="Index_20_Link">10.10<text:tab/>Directory: standard_tests<text:tab/>99</text:a></text:p>
          <text:p text:style-name="P96"><text:a xlink:type="simple" xlink:href="#__RefHeading___Toc15910_2478585429" text:style-name="Index_20_Link" text:visited-style-name="Index_20_Link">11<text:tab/>The intermediate language<text:tab/>100</text:a></text:p>
          <text:p text:style-name="P98"><text:a xlink:type="simple" xlink:href="#__RefHeading___Toc15912_2478585429" text:style-name="Index_20_Link" text:visited-style-name="Index_20_Link">11.1<text:tab/>Format of intermediate<text:tab/>100</text:a></text:p>
          <text:p text:style-name="P98"><text:a xlink:type="simple" xlink:href="#__RefHeading___Toc16103_623728502" text:style-name="Index_20_Link" text:visited-style-name="Index_20_Link">11.2<text:tab/>Intermediate line format<text:tab/>101</text:a></text:p>
          <text:p text:style-name="P99"><text:a xlink:type="simple" xlink:href="#__RefHeading___Toc15914_2478585429" text:style-name="Index_20_Link" text:visited-style-name="Index_20_Link">11.2.1<text:tab/>Comments<text:tab/>101</text:a></text:p>
          <text:p text:style-name="P99"><text:a xlink:type="simple" xlink:href="#__RefHeading___Toc15918_2478585429" text:style-name="Index_20_Link" text:visited-style-name="Index_20_Link">11.2.2<text:tab/>Label<text:tab/>102</text:a></text:p>
          <text:p text:style-name="P99"><text:a xlink:type="simple" xlink:href="#__RefHeading___Toc16105_623728502" text:style-name="Index_20_Link" text:visited-style-name="Index_20_Link">11.2.3<text:tab/>End of section<text:tab/>102</text:a></text:p>
          <text:p text:style-name="P99"><text:a xlink:type="simple" xlink:href="#__RefHeading___Toc16107_623728502" text:style-name="Index_20_Link" text:visited-style-name="Index_20_Link">11.2.4<text:tab/>Intermediate code<text:tab/>102</text:a></text:p>
          <text:p text:style-name="P99"><text:a xlink:type="simple" xlink:href="#__RefHeading___Toc15916_2478585429" text:style-name="Index_20_Link" text:visited-style-name="Index_20_Link">11.2.5<text:tab/>Source lines<text:tab/>102</text:a></text:p>
          <text:p text:style-name="P99"><text:a xlink:type="simple" xlink:href="#__RefHeading___Toc15922_2478585429" text:style-name="Index_20_Link" text:visited-style-name="Index_20_Link">11.2.6<text:tab/>Options<text:tab/>102</text:a></text:p>
          <text:p text:style-name="P99"><text:a xlink:type="simple" xlink:href="#__RefHeading___Toc15924_2478585429" text:style-name="Index_20_Link" text:visited-style-name="Index_20_Link">11.2.7<text:tab/>Global space count<text:tab/>102</text:a></text:p>
          <text:p text:style-name="P99"><text:a xlink:type="simple" xlink:href="#__RefHeading___Toc15932_2478585429" text:style-name="Index_20_Link" text:visited-style-name="Index_20_Link">11.2.8<text:tab/>Logical variant table<text:tab/>103</text:a></text:p>
          <text:p text:style-name="P99"><text:a xlink:type="simple" xlink:href="#__RefHeading___Toc16109_623728502" text:style-name="Index_20_Link" text:visited-style-name="Index_20_Link">11.2.9<text:tab/>Source errors<text:tab/>103</text:a></text:p>
          <text:p text:style-name="P99"><text:a xlink:type="simple" xlink:href="#__RefHeading___Toc15926_2478585429" text:style-name="Index_20_Link" text:visited-style-name="Index_20_Link">11.2.10<text:tab/>Block start and end<text:tab/>103</text:a></text:p>
          <text:p text:style-name="P99"><text:a xlink:type="simple" xlink:href="#__RefHeading___Toc15928_2478585429" text:style-name="Index_20_Link" text:visited-style-name="Index_20_Link"><text:soft-page-break/>11.2.11<text:tab/>Symbols<text:tab/>104</text:a></text:p>
          <text:p text:style-name="P99"><text:a xlink:type="simple" xlink:href="#__RefHeading___Toc15934_2478585429" text:style-name="Index_20_Link" text:visited-style-name="Index_20_Link">11.2.12<text:tab/>Template tables<text:tab/>107</text:a></text:p>
          <text:p text:style-name="P99"><text:a xlink:type="simple" xlink:href="#__RefHeading___Toc15936_2478585429" text:style-name="Index_20_Link" text:visited-style-name="Index_20_Link">11.2.13<text:tab/>Constant tables<text:tab/>107</text:a></text:p>
          <text:p text:style-name="P98"><text:a xlink:type="simple" xlink:href="#__RefHeading___Toc12854_1780621904" text:style-name="Index_20_Link" text:visited-style-name="Index_20_Link">11.3<text:tab/>Templates<text:tab/>108</text:a></text:p>
          <text:p text:style-name="P98"><text:a xlink:type="simple" xlink:href="#__RefHeading___Toc15938_2478585429" text:style-name="Index_20_Link" text:visited-style-name="Index_20_Link">11.4<text:tab/>Variant record tables<text:tab/>109</text:a></text:p>
          <text:p text:style-name="P98"><text:a xlink:type="simple" xlink:href="#__RefHeading___Toc15940_2478585429" text:style-name="Index_20_Link" text:visited-style-name="Index_20_Link">11.5<text:tab/>Undefined accesses<text:tab/>109</text:a></text:p>
          <text:p text:style-name="P98"><text:a xlink:type="simple" xlink:href="#__RefHeading___Toc15942_2478585429" text:style-name="Index_20_Link" text:visited-style-name="Index_20_Link">11.6<text:tab/>Code strips<text:tab/>110</text:a></text:p>
          <text:p text:style-name="P98"><text:a xlink:type="simple" xlink:href="#__RefHeading___Toc15944_2478585429" text:style-name="Index_20_Link" text:visited-style-name="Index_20_Link">11.7<text:tab/>Exception frames<text:tab/>110</text:a></text:p>
          <text:p text:style-name="P98"><text:a xlink:type="simple" xlink:href="#__RefHeading___Toc15946_2478585429" text:style-name="Index_20_Link" text:visited-style-name="Index_20_Link">11.8<text:tab/>Operator overload calling frames<text:tab/>110</text:a></text:p>
          <text:p text:style-name="P98"><text:a xlink:type="simple" xlink:href="#__RefHeading___Toc15946_2478585429_Copy_" text:style-name="Index_20_Link" text:visited-style-name="Index_20_Link">11.9<text:tab/>Calling frame format<text:tab/>110</text:a></text:p>
          <text:p text:style-name="P99"><text:a xlink:type="simple" xlink:href="#__RefHeading___Toc18930_1027172818" text:style-name="Index_20_Link" text:visited-style-name="Index_20_Link">11.9.1<text:tab/>Dummy function result<text:tab/>111</text:a></text:p>
          <text:p text:style-name="P99"><text:a xlink:type="simple" xlink:href="#__RefHeading___Toc18932_1027172818" text:style-name="Index_20_Link" text:visited-style-name="Index_20_Link">11.9.2<text:tab/>Parameters<text:tab/>111</text:a></text:p>
          <text:p text:style-name="P99"><text:a xlink:type="simple" xlink:href="#__RefHeading___Toc18934_1027172818" text:style-name="Index_20_Link" text:visited-style-name="Index_20_Link">11.9.3<text:tab/>Return address<text:tab/>111</text:a></text:p>
          <text:p text:style-name="P99"><text:a xlink:type="simple" xlink:href="#__RefHeading___Toc18936_1027172818" text:style-name="Index_20_Link" text:visited-style-name="Index_20_Link">11.9.4<text:tab/>Saved MP<text:tab/>111</text:a></text:p>
          <text:p text:style-name="P99"><text:a xlink:type="simple" xlink:href="#__RefHeading___Toc18938_1027172818" text:style-name="Index_20_Link" text:visited-style-name="Index_20_Link">11.9.5<text:tab/>Mark<text:tab/>111</text:a></text:p>
          <text:p text:style-name="P100"><text:a xlink:type="simple" xlink:href="#__RefHeading___Toc18940_1027172818" text:style-name="Index_20_Link" text:visited-style-name="Index_20_Link">11.9.5.1<text:tab/>Maximum frame size (ep)<text:tab/>111</text:a></text:p>
          <text:p text:style-name="P100"><text:a xlink:type="simple" xlink:href="#__RefHeading___Toc18942_1027172818" text:style-name="Index_20_Link" text:visited-style-name="Index_20_Link">11.9.5.2<text:tab/>Stack bottom<text:tab/>112</text:a></text:p>
          <text:p text:style-name="P100"><text:a xlink:type="simple" xlink:href="#__RefHeading___Toc18944_1027172818" text:style-name="Index_20_Link" text:visited-style-name="Index_20_Link">11.9.5.3<text:tab/>Current ep (et)<text:tab/>112</text:a></text:p>
          <text:p text:style-name="P99"><text:a xlink:type="simple" xlink:href="#__RefHeading___Toc18946_1027172818" text:style-name="Index_20_Link" text:visited-style-name="Index_20_Link">11.9.6<text:tab/>Display<text:tab/>112</text:a></text:p>
          <text:p text:style-name="P99"><text:a xlink:type="simple" xlink:href="#__RefHeading___Toc18948_1027172818" text:style-name="Index_20_Link" text:visited-style-name="Index_20_Link">11.9.7<text:tab/>Locals<text:tab/>113</text:a></text:p>
          <text:p text:style-name="P98"><text:a xlink:type="simple" xlink:href="#__RefHeading___Toc15948_2478585429" text:style-name="Index_20_Link" text:visited-style-name="Index_20_Link">11.10<text:tab/>Intermediate instruction set<text:tab/>114</text:a></text:p>
          <text:p text:style-name="P99"><text:a xlink:type="simple" xlink:href="#__RefHeading___Toc15950_2478585429_Copy_" text:style-name="Index_20_Link" text:visited-style-name="Index_20_Link">11.10.1<text:tab/>Instructions by number<text:tab/>138</text:a></text:p>
          <text:p text:style-name="P98"><text:a xlink:type="simple" xlink:href="#__RefHeading___Toc15950_2478585429" text:style-name="Index_20_Link" text:visited-style-name="Index_20_Link">11.11<text:tab/>System calls<text:tab/>145</text:a></text:p>
          <text:p text:style-name="P99"><text:a xlink:type="simple" xlink:href="#__RefHeading___Toc15952_2478585429_Copy_" text:style-name="Index_20_Link" text:visited-style-name="Index_20_Link">11.11.1<text:tab/>System calls by number<text:tab/>159</text:a></text:p>
          <text:p text:style-name="P96"><text:a xlink:type="simple" xlink:href="#__RefHeading___Toc15952_2478585429" text:style-name="Index_20_Link" text:visited-style-name="Index_20_Link">12<text:tab/>Testing Pascal-P6<text:tab/>161</text:a></text:p>
          <text:p text:style-name="P98"><text:a xlink:type="simple" xlink:href="#__RefHeading___Toc15954_2478585429_Copy_" text:style-name="Index_20_Link" text:visited-style-name="Index_20_Link">12.1<text:tab/>Running a Full Regression Test<text:tab/>161</text:a></text:p>
          <text:p text:style-name="P98"><text:a xlink:type="simple" xlink:href="#__RefHeading___Toc15954_2478585429" text:style-name="Index_20_Link" text:visited-style-name="Index_20_Link">12.2<text:tab/>Running Individual tests<text:tab/>161</text:a></text:p>
          <text:p text:style-name="P99"><text:a xlink:type="simple" xlink:href="#__RefHeading___Toc15956_2478585429" text:style-name="Index_20_Link" text:visited-style-name="Index_20_Link">12.2.1<text:tab/>testprog<text:tab/>161</text:a></text:p>
          <text:p text:style-name="P99"><text:a xlink:type="simple" xlink:href="#__RefHeading___Toc15958_2478585429" text:style-name="Index_20_Link" text:visited-style-name="Index_20_Link">12.2.2<text:tab/>Other tests<text:tab/>163</text:a></text:p>
          <text:p text:style-name="P98"><text:a xlink:type="simple" xlink:href="#__RefHeading___Toc15962_2478585429" text:style-name="Index_20_Link" text:visited-style-name="Index_20_Link">12.3<text:tab/>Test types<text:tab/>163</text:a></text:p>
          <text:p text:style-name="P98"><text:a xlink:type="simple" xlink:href="#__RefHeading___Toc15964_2478585429" text:style-name="Index_20_Link" text:visited-style-name="Index_20_Link">12.4<text:tab/>The Pascal acceptance test<text:tab/>163</text:a></text:p>
          <text:p text:style-name="P98"><text:a xlink:type="simple" xlink:href="#__RefHeading___Toc15966_2478585429" text:style-name="Index_20_Link" text:visited-style-name="Index_20_Link">12.5<text:tab/>The Pascal rejection test<text:tab/>163</text:a></text:p>
          <text:p text:style-name="P99"><text:a xlink:type="simple" xlink:href="#__RefHeading___Toc15968_2478585429" text:style-name="Index_20_Link" text:visited-style-name="Index_20_Link">12.5.1<text:tab/>List of tests<text:tab/>164</text:a></text:p>
          <text:p text:style-name="P100"><text:a xlink:type="simple" xlink:href="#__RefHeading___Toc15970_2478585429" text:style-name="Index_20_Link" text:visited-style-name="Index_20_Link">12.5.1.1<text:tab/>Class 1: Syntatic errors<text:tab/>164</text:a></text:p>
          <text:p text:style-name="P100"><text:a xlink:type="simple" xlink:href="#__RefHeading___Toc15972_2478585429" text:style-name="Index_20_Link" text:visited-style-name="Index_20_Link">12.5.1.2<text:tab/>Class 2: Semantic errors<text:tab/>170</text:a></text:p>
          <text:p text:style-name="P100"><text:a xlink:type="simple" xlink:href="#__RefHeading___Toc15974_2478585429" text:style-name="Index_20_Link" text:visited-style-name="Index_20_Link">12.5.1.3<text:tab/>Class 3: Advanced error checking<text:tab/>173</text:a></text:p>
          <text:p text:style-name="P100"><text:a xlink:type="simple" xlink:href="#__RefHeading___Toc15976_2478585429" text:style-name="Index_20_Link" text:visited-style-name="Index_20_Link">12.5.1.4<text:tab/>Class 4: Field checks<text:tab/>174</text:a></text:p>
          <text:p text:style-name="P99"><text:a xlink:type="simple" xlink:href="#__RefHeading___Toc15978_2478585429" text:style-name="Index_20_Link" text:visited-style-name="Index_20_Link">12.5.2<text:tab/>Running the PRT and interpreting the results<text:tab/>174</text:a></text:p>
          <text:p text:style-name="P100"><text:a xlink:type="simple" xlink:href="#__RefHeading___Toc15980_2478585429" text:style-name="Index_20_Link" text:visited-style-name="Index_20_Link">12.5.2.1<text:tab/>List of tests with no compile or runtime error.<text:tab/>174</text:a></text:p>
          <text:p text:style-name="P100"><text:a xlink:type="simple" xlink:href="#__RefHeading___Toc15982_2478585429" text:style-name="Index_20_Link" text:visited-style-name="Index_20_Link">12.5.2.2<text:tab/>List of differences between compiler output and “gold” standard outputs.<text:tab/>174</text:a></text:p>
          <text:p text:style-name="P100"><text:a xlink:type="simple" xlink:href="#__RefHeading___Toc15984_2478585429" text:style-name="Index_20_Link" text:visited-style-name="Index_20_Link">12.5.2.3<text:tab/>List of differences between runtime output and “gold” standard outputs.<text:tab/>174</text:a></text:p>
          <text:p text:style-name="P100"><text:a xlink:type="simple" xlink:href="#__RefHeading___Toc15986_2478585429" text:style-name="Index_20_Link" text:visited-style-name="Index_20_Link">12.5.2.4<text:tab/>Collected compiler listings and runtime output of all tests.<text:tab/>175</text:a></text:p>
          <text:p text:style-name="P99"><text:a xlink:type="simple" xlink:href="#__RefHeading___Toc15988_2478585429" text:style-name="Index_20_Link" text:visited-style-name="Index_20_Link">12.5.3<text:tab/>Overall interpretation of PRT results<text:tab/>175</text:a></text:p>
          <text:p text:style-name="P98"><text:a xlink:type="simple" xlink:href="#__RefHeading___Toc15990_2478585429_Copy_" text:style-name="Index_20_Link" text:visited-style-name="Index_20_Link">12.6<text:tab/>The Pascaline Acceptance Test<text:tab/>175</text:a></text:p>
          <text:p text:style-name="P98"><text:a xlink:type="simple" xlink:href="#__RefHeading___Toc15990_2478585429_Copy1" text:style-name="Index_20_Link" text:visited-style-name="Index_20_Link">12.7<text:tab/>The Pascaline Rejection Test<text:tab/>175</text:a></text:p>
          <text:p text:style-name="P98"><text:a xlink:type="simple" xlink:href="#__RefHeading___Toc15990_2478585429" text:style-name="Index_20_Link" text:visited-style-name="Index_20_Link">12.8<text:tab/>Sample program tests<text:tab/>175</text:a></text:p>
          <text:p text:style-name="P98"><text:a xlink:type="simple" xlink:href="#__RefHeading___Toc15992_2478585429" text:style-name="Index_20_Link" text:visited-style-name="Index_20_Link">12.9<text:tab/>Previous Pascal-P versions test<text:tab/>176</text:a></text:p>
          <text:p text:style-name="P99"><text:a xlink:type="simple" xlink:href="#__RefHeading___Toc15994_2478585429" text:style-name="Index_20_Link" text:visited-style-name="Index_20_Link">12.9.1<text:tab/>Compile and run Pascal-P2<text:tab/>176</text:a></text:p>
          <text:p text:style-name="P99"><text:a xlink:type="simple" xlink:href="#__RefHeading___Toc15996_2478585429" text:style-name="Index_20_Link" text:visited-style-name="Index_20_Link">12.9.2<text:tab/>Compile and run Pascal-P4<text:tab/>176</text:a></text:p>
          <text:p text:style-name="P98"><text:a xlink:type="simple" xlink:href="#__RefHeading___Toc15998_2478585429_Copy_" text:style-name="Index_20_Link" text:visited-style-name="Index_20_Link"><text:soft-page-break/>12.10<text:tab/>Compile and Run Pascal-P5<text:tab/>177</text:a></text:p>
          <text:p text:style-name="P98"><text:a xlink:type="simple" xlink:href="#__RefHeading___Toc15998_2478585429" text:style-name="Index_20_Link" text:visited-style-name="Index_20_Link">12.11<text:tab/>Self compile<text:tab/>177</text:a></text:p>
          <text:p text:style-name="P99"><text:a xlink:type="simple" xlink:href="#__RefHeading___Toc16000_2478585429" text:style-name="Index_20_Link" text:visited-style-name="Index_20_Link">12.11.1<text:tab/>pcom<text:tab/>178</text:a></text:p>
          <text:p text:style-name="P100"><text:a xlink:type="simple" xlink:href="#__RefHeading___Toc16002_2478585429" text:style-name="Index_20_Link" text:visited-style-name="Index_20_Link">12.11.1.1<text:tab/>Changes required<text:tab/>178</text:a></text:p>
          <text:p text:style-name="P99"><text:a xlink:type="simple" xlink:href="#__RefHeading___Toc16004_2478585429" text:style-name="Index_20_Link" text:visited-style-name="Index_20_Link">12.11.2<text:tab/>pint<text:tab/>178</text:a></text:p>
          <text:p text:style-name="P98"><text:a xlink:type="simple" xlink:href="#__RefHeading___Toc15990_2478585429_Copy2" text:style-name="Index_20_Link" text:visited-style-name="Index_20_Link">12.12<text:tab/>The Debug Mode Test<text:tab/>179</text:a></text:p>
          <text:p text:style-name="P96"><text:a xlink:type="simple" xlink:href="#__RefHeading___Toc30960_3822401252" text:style-name="Index_20_Link" text:visited-style-name="Index_20_Link">13<text:tab/>Preparing a Pascal-P6 release<text:tab/>180</text:a></text:p>
          <text:p text:style-name="P96"><text:a xlink:type="simple" xlink:href="#__RefHeading___Toc30962_3822401252" text:style-name="Index_20_Link" text:visited-style-name="Index_20_Link">14<text:tab/>Filing bugs against Pascal-P6<text:tab/>181</text:a></text:p>
          <text:p text:style-name="P96"><text:a xlink:type="simple" xlink:href="#__RefHeading___Toc15534_2478585429" text:style-name="Index_20_Link" text:visited-style-name="Index_20_Link">15<text:tab/>Licensing information<text:tab/>183</text:a></text:p>
        </text:index-body>
      </text:table-of-content>
      <text:p text:style-name="P33"/>
      <text:p text:style-name="P135" loext:marker-style-name="T25"/>
      <text:h text:style-name="P105" text:outline-level="1"><text:bookmark-start text:name="__RefHeading___Toc15532_2478585429"/>Introduction to<text:bookmark-start text:name="_Toc528309082"/> Pascal-P6<text:bookmark-end text:name="__RefHeading___Toc15532_2478585429"/><text:bookmark-end text:name="_Toc528309082"/></text:h>
      <text:p text:style-name="Standard">To get started using Pascal-P6, skip to “<text:bookmark-ref text:reference-format="number-no-superior" text:ref-name="__RefNumPara__19924_1293392543">3</text:bookmark-ref> <text:bookmark-ref text:reference-format="text" text:ref-name="__RefHeading___Toc15570_2478585429">Using Pascal-P6</text:bookmark-ref>”.</text:p>
      <text:p text:style-name="P190">Memory or type protected languages are a current fad, starting with Java, through C#, and now Rust. But type safe languages have been around since the beginning of computer languages.</text:p>
      <text:p text:style-name="P190">Pascal, a language popular since it’s beginning over 50 years ago, has a common form that is not type safe, often referred to as Pascal-C. Its Pascal stripped of it’s type safety and combined with C type constructs such as type casting.</text:p>
      <text:p text:style-name="P190">However, original Pascal was a type and memory safe language, and has been since the beginning. The modern constructs of the Pascaline language extension bring the language up to the present day, giving you functionality equivalent to C or even C++, but with complete type and memory safety.</text:p>
      <text:p text:style-name="Standard">Pascal-P6 is a compiler for an extended version of ISO 7185 Pascal known as “Pascaline”. This is a type secure language known for regularity of syntax and function. The original Pascal Language was created in the 1970s by Niklaus Wirth’s group in ETH Zurich.</text:p>
      <text:p text:style-name="Standard">The implementation package Pascal-P was created by Wirth’s group as a machine independent compiler interpreter. Pascal-P6 is the 6<text:span text:style-name="T26">th</text:span> edition of that compiler. Pascal-P4 was a “subset” of the original Pascal language. Pascal-P5 supported the full ISO 7185 standard Pascal language. Pascal-P6 supports the original ISO 7185 Pascal language and a set of extensions known as “Pascaline”.</text:p>
      <text:p text:style-name="Standard">The original Pascal language is well documented. The files accompanying the Pascal-P6 compiler in the doc directory are:</text:p>
      <table:table table:name="Table9" table:style-name="Table9" table:template-name="mytable5">
        <table:table-column table:style-name="Table9.A"/>
        <table:table-column table:style-name="Table9.B"/>
        <table:table-row table:style-name="Table9.1">
          <table:table-cell table:style-name="Table9.A1" office:value-type="string">
            <text:p text:style-name="P136" loext:marker-style-name="T11"><text:span text:style-name="T18">Filename</text:span><text:span text:style-name="T5"/></text:p>
          </table:table-cell>
          <table:table-cell table:style-name="Table9.A1" office:value-type="string">
            <text:p text:style-name="P137" loext:marker-style-name="T11"><text:span text:style-name="T18">Contents</text:span><text:span text:style-name="T5"/></text:p>
          </table:table-cell>
        </table:table-row>
        <table:table-row table:style-name="Table9.1">
          <table:table-cell table:style-name="Table9.A2" office:value-type="string">
            <text:p text:style-name="P6">iso7185rules.html</text:p>
          </table:table-cell>
          <table:table-cell table:style-name="Table9.B2" office:value-type="string">
            <text:p text:style-name="P51" loext:marker-style-name="T39"><text:span text:style-name="T41">Covers the ISO 7185 Pascal language in conversational form.</text:span><text:span text:style-name="T38"/></text:p>
          </table:table-cell>
        </table:table-row>
        <table:table-row table:style-name="Table9.1">
          <table:table-cell table:style-name="Table9.A2" office:value-type="string">
            <text:p text:style-name="P6">iso7185.html</text:p>
          </table:table-cell>
          <table:table-cell table:style-name="Table9.B3" office:value-type="string">
            <text:p text:style-name="P51" loext:marker-style-name="T32"><text:span text:style-name="T51">Covers the technical details of the ISO 7185 standard.</text:span><text:span text:style-name="T29"/></text:p>
          </table:table-cell>
        </table:table-row>
        <table:table-row table:style-name="Table9.1">
          <table:table-cell table:style-name="Table9.A2" office:value-type="string">
            <text:p text:style-name="P6">The_programming_language_pascal_1973.pdf</text:p>
          </table:table-cell>
          <table:table-cell table:style-name="Table9.B2" office:value-type="string">
            <text:p text:style-name="P51" loext:marker-style-name="T32"><text:span text:style-name="T51">The original 1973 introduction to Pascal.</text:span><text:span text:style-name="T29"/></text:p>
          </table:table-cell>
        </table:table-row>
        <table:table-row table:style-name="Table9.1">
          <table:table-cell table:style-name="Table9.A2" office:value-type="string">
            <text:p text:style-name="P6">Pascaline.<text:span text:style-name="T107">pdf</text:span></text:p>
          </table:table-cell>
          <table:table-cell table:style-name="Table9.B5" office:value-type="string">
            <text:p text:style-name="P51" loext:marker-style-name="T31"><text:span text:style-name="T52">The technical details of Pascaline.</text:span><text:span text:style-name="T30"/></text:p>
          </table:table-cell>
        </table:table-row>
      </table:table>
      <text:p text:style-name="P150" loext:marker-style-name="T31"/>
      <text:p text:style-name="Standard">For the original Pascal language, many good references exist:</text:p>
      <text:p text:style-name="Standard"/>
      <text:p text:style-name="P54"/>
      <table:table table:name="Table10" table:style-name="Table10" table:template-name="mytable5">
        <table:table-column table:style-name="Table10.A"/>
        <table:table-column table:style-name="Table10.B" table:number-columns-repeated="2"/>
        <table:table-row table:style-name="Table10.1">
          <table:table-cell table:style-name="Table10.A1" office:value-type="string">
            <text:p text:style-name="P136" loext:marker-style-name="T11"><text:span text:style-name="T18">Filename</text:span><text:span text:style-name="T11"/></text:p>
          </table:table-cell>
          <table:table-cell table:style-name="Table10.A1" office:value-type="string">
            <text:p text:style-name="P137" loext:marker-style-name="T11"><text:span text:style-name="T18">Contents</text:span><text:span text:style-name="T11"/></text:p>
          </table:table-cell>
          <table:table-cell table:style-name="Table10.A1" office:value-type="string">
            <text:p text:style-name="P137" loext:marker-style-name="T11"><text:span text:style-name="T18">Purchase at</text:span><text:span text:style-name="T11"/></text:p>
          </table:table-cell>
        </table:table-row>
        <table:table-row table:style-name="Table10.1">
          <table:table-cell table:style-name="Table10.A2" office:value-type="string">
            <text:p text:style-name="P138" loext:marker-style-name="T31"><text:span text:style-name="T73">Pascal User Manual and Report</text:span><text:span text:style-name="T33"/></text:p>
            <text:p text:style-name="P139" loext:marker-style-name="T31"><text:span text:style-name="T73">Kethleen Jensen &amp; Niklaus Wirth</text:span><text:span text:style-name="T33"/></text:p>
          </table:table-cell>
          <table:table-cell table:style-name="Table10.B2" office:value-type="string">
            <text:p text:style-name="P51"><text:span text:style-name="T41">The original reference manual for Pascal. </text:span><text:span text:style-name="T42">Seems to be out of print, and may be hard to find or expensive.</text:span></text:p>
          </table:table-cell>
          <table:table-cell table:style-name="Table10.B2" office:value-type="string">
            <text:p text:style-name="P51"><text:a xlink:type="simple" xlink:href="https://www.amazon.com/Pascal-User-Manual-Report-Standard/dp/0387960481/ref=sr_1_3?crid=MJI9YDL7FFG5&amp;keywords=pascal+user+manual+and+report&amp;qid=1671226529&amp;sprefix=pascal+user+manual+and+report%2Caps%2C129&amp;sr=8-3" text:style-name="Internet_20_link" text:visited-style-name="Visited_20_Internet_20_Link"><text:span text:style-name="Internet_20_link">https://www.amazon.com/Pascal-User-Manual-Report-Standard/dp/0387960481/ref=sr_1_3?crid=MJI9YDL7FFG5&amp;keywords=pascal+user+manual+and+report&amp;qid=1671226529&amp;sprefix=pascal+user+manual+and+report%2Caps%2C129&amp;sr=8-3</text:span></text:a></text:p>
          </table:table-cell>
        </table:table-row>
        <table:table-row table:style-name="Table10.1">
          <table:table-cell table:style-name="Table10.A2" office:value-type="string">
            <text:p text:style-name="P138" loext:marker-style-name="T32"><text:span text:style-name="T73">Standard Pascal User Reference Manual</text:span><text:span text:style-name="T34"/></text:p>
            <text:p text:style-name="P139" loext:marker-style-name="T32"><text:span text:style-name="T73">Doug Cooper</text:span><text:span text:style-name="T34"/></text:p>
          </table:table-cell>
          <table:table-cell table:style-name="Table10.B3" office:value-type="string">
            <text:p text:style-name="P51" loext:marker-style-name="T32"><text:span text:style-name="T51">Covers the details of the ISO 7185 standard.</text:span><text:span text:style-name="T35"> </text:span><text:span text:style-name="T36">Reasonably priced.</text:span></text:p>
          </table:table-cell>
          <table:table-cell table:style-name="Table10.B3" office:value-type="string">
            <text:p text:style-name="P51" loext:marker-style-name="T32"><text:span text:style-name="T51">https://www.amazon.com/Standard-Pascal-User-Reference-Manual/dp/0393301214/ref=sr_1_1?crid=2O6HPEQYWSJZP&amp;keywords=standard+pascal+user+reference+manual&amp;qid=1671226757&amp;sprefix=standard+pascal+user+reference+manual%2Caps%2C133&amp;sr=8-1</text:span><text:span text:style-name="T32"/></text:p>
          </table:table-cell>
        </table:table-row>
        <table:table-row table:style-name="Table10.1">
          <table:table-cell table:style-name="Table10.A2" office:value-type="string">
            <text:p text:style-name="P138" loext:marker-style-name="T32"><text:span text:style-name="T73">A Primer on Pascal</text:span><text:span text:style-name="T34"/></text:p>
            <text:p text:style-name="P139" loext:marker-style-name="T32"><text:span text:style-name="T73">Conway, Gries, Zimmerman</text:span><text:span text:style-name="T34"/></text:p>
          </table:table-cell>
          <table:table-cell table:style-name="Table10.B2" office:value-type="string">
            <text:p text:style-name="P51" loext:marker-style-name="T32"><text:span text:style-name="T51">A good basic introduction to Pascal.</text:span><text:span text:style-name="T35"> </text:span><text:span text:style-name="T36">Appears to be out of print.</text:span></text:p>
          </table:table-cell>
          <table:table-cell table:style-name="Table10.B2" office:value-type="string">
            <text:p text:style-name="P51" loext:marker-style-name="T32"><text:span text:style-name="T51">https://www.amazon.com/Primer-PASCAL-Winthrop-computer-systems/dp/0876266944/ref=sr_1_1?Adv-Srch-Books-Submit.x=0&amp;Adv-Srch-Books-Submit.y=0&amp;qid=1671227001&amp;refinements=p_27%3Aconway+gries%2Cp_28%3Aa+primer+on+pascal&amp;s=books&amp;sr=1-1&amp;unfiltered=1</text:span><text:span text:style-name="T32"/></text:p>
          </table:table-cell>
        </table:table-row>
        <table:table-row table:style-name="Table10.1">
          <table:table-cell table:style-name="Table10.A2" office:value-type="string">
            <text:p text:style-name="P138" loext:marker-style-name="T31"><text:span text:style-name="T73">Oh! Pascal!</text:span><text:span text:style-name="T33"/></text:p>
            <text:p text:style-name="P139" loext:marker-style-name="T31"><text:span text:style-name="T73">Doug Cooper</text:span><text:span text:style-name="T33"/></text:p>
          </table:table-cell>
          <table:table-cell table:style-name="Table10.B5" office:value-type="string">
            <text:p text:style-name="P51" loext:marker-style-name="T31"><text:span text:style-name="T52">An in-depth introduction to Pascal. </text:span><text:span text:style-name="T53">Appears to be out of print</text:span><text:span text:style-name="T52">.</text:span><text:span text:style-name="T37"> </text:span></text:p>
          </table:table-cell>
          <table:table-cell table:style-name="Table10.B5" office:value-type="string">
            <text:p text:style-name="P51" loext:marker-style-name="T31"><text:span text:style-name="T52">https://www.amazon.com/Oh-Pascal-Third-Doug-Cooper-dp-0393963985/dp/0393963985/ref=dp_ob_title_bk</text:span><text:span text:style-name="T31"/></text:p>
          </table:table-cell>
        </table:table-row>
      </table:table>
      <text:p text:style-name="Standard"/>
      <text:p text:style-name="Standard">Note that there are countless other books on Pascal. Avoid books that talk about one specific implementation, or are meant for Borland Pascal (see below).</text:p>
      <text:p text:style-name="Standard">Pascal-P6 can be used as an ISO 7185 language compiler, as a Pascaline compiler, or a mixture of both. Pascaline is completely downward compatible with ISO 7185 Pascal.</text:p>
      <text:p text:style-name="Standard"><text:soft-page-break/>Please note that Borland or “Delphi” Pascal is a distinct language from original Pascal (despite bearing the same name), created in around 1983. The two languages are not compatible. For more information on the Borland language series see their documentation.</text:p>
      <text:p text:style-name="Standard">Note that this document covers very little about the Pascal or Pascaline languages themselves. See the above documentation for information on the languages covered.</text:p>
      <text:p text:style-name="Standard">Pascal-P6 has both an interpreter and a machine code generator. See “<text:bookmark-ref text:reference-format="number-no-superior" text:ref-name="__RefHeading___Toc15694_2478585429">5</text:bookmark-ref>: <text:bookmark-ref text:reference-format="text" text:ref-name="__RefHeading___Toc15694_2478585429">Different generation and run options: pint, pmach and cmach, and pgen</text:bookmark-ref>”.</text:p>
      <text:h text:style-name="Heading_20_2" text:outline-level="2"><text:bookmark-start text:name="__RefHeading___Toc15538_2478585429"/><text:bookmark-start text:name="_Ref371924699"/><text:bookmark-start text:name="_Toc320481114"/><text:bookmark-start text:name="_Ref371924703"/><text:bookmark-start text:name="_Ref371924773"/><text:bookmark-start text:name="_Ref371924702"/>H<text:bookmark-end text:name="_Ref371924699"/><text:bookmark-end text:name="_Toc320481114"/><text:bookmark-end text:name="_Ref371924703"/><text:bookmark-end text:name="_Ref371924773"/><text:bookmark-end text:name="_Ref371924702"/><text:bookmark-start text:name="_Toc528309084"/>istory of Pascal-P6<text:bookmark-end text:name="__RefHeading___Toc15538_2478585429"/><text:bookmark-end text:name="_Toc528309084"/></text:h>
      <text:p text:style-name="Standard">The Pascal-P series compilers were the original proving compilers for the language Pascal. Created in 1973, Pascal-P was part of a “porting kit” designed to enable the quick implementation of a Pascal language compiler on new machines. It was released by Niklaus Wirth’s students at ETH in Zurich.</text:p>
      <text:p text:style-name="Standard">The implementation and description of the language Pascal in terms of itself and in terms of a “pseudo machine” were important factors in the propagation of the language Pascal. From the early version of Pascal-P came the CDC 6000 full compiler at Zurich, several independent compilers including an IBM-360 compiler and a PDP-11 compiler, and the UCSD “bytecode” interpreter.</text:p>
      <text:p text:style-name="Standard">The original article for the Pascal-P compiler is “The_Pascal_P_Compiler_implementation_notes.pdf” in the doc area of the Pascal-P6 project directory tree.</text:p>
      <text:p text:style-name="Standard">In the name “Pascal-P” the “P” stood for “portable”, and this was what Pascal-P was designed to do. It also stood for an example and reference implementation of Pascal. Wirth later issued a paper, together with Tony Hoare for the “Axiomatic definition of Pascal”, which was also aimed at exactly specifying the semantics of Pascal.</text:p>
      <text:p text:style-name="Standard">As the importance of Pascal-P grew, the authors adopted a version number system and working methodology for the system. A new, cleaner and more portable version of the system was created in 1974 with the name Pascal-P2, and left the multiple early versions of the system as termed Pascal-P1.</text:p>
      <text:p text:style-name="Standard">From the Pascal-P2 revision of the compiler comes many of the original Pascal compilers, including UCSD. In 1976, Wirth’s group made one last series of improvements and termed the results Pascal-P3 and Pascal-P4. Pascal-P3 was a redesigned compiler, but used the same pseudo machine instruction set as P2, and thus could be bootstrapped from an existing P2 implementation. P4 featured a new pseudo instruction set, and thus was a fully redesigned compiler.</text:p>
      <text:p text:style-name="Standard">Pascal-P was always an imcomplete implementation of the Pascal language (a subset), and was designed to be so. After it was created, the ISO 7185 standard for Pascal was issued, and today Pascal-P4 exists and is still usable with minor changes to bring it into ISO 7185 compliance for its source (not the language it compiles).</text:p>
      <text:p text:style-name="Standard">Pascal-P4 has it’s legacy problem of being a subset compiler of the full language. Further, it is only usable for programs that avoid its weaknesses, such as string storage. Keep in mind that Pascal-P was never designed to be a general purpose system, but rather to compile itself on a new machine – and then rapidly be improved to become a full compiler.</text:p>
      <text:p text:style-name="Standard">In 2008 I set out to improve the P4 code to accept the full language Pascal as stated by the ISO 7185 language standard. The name of the result was obvious: Pascal-P5.</text:p>
      <text:p text:style-name="Standard"><text:soft-page-break/>Pascal-P5 exists as a separate project and is an interpreter only. It can form the basis for any ISO 7185 based project. The project intent was to only add the minimum code to the Pascal-P4 implementation to bring it up to ISO 7185 status. It also introduced a large suite of tests to verify compliance with the ISO 7185 Pascal standard.</text:p>
      <text:p text:style-name="Standard">The purpose of Pascal-P6 was to create a working compiler implementation from Pascal-P5. Thus Pascal-P5 serves as a working, interpretive model of ISO 7185 Pascal, and Pascal-P6 serves as an actual machine implementation of it.</text:p>
      <text:p text:style-name="Standard">The first task of the Pascal-P6 implementation was to create a series of extensions to ISO 7185 Pascal. All actual machine implementations of Pascal, including the original CDC 6600 implementation, include a series of extensions. With Pascal-P6, I wanted to introduce a series of extensions that would both bring the compiler to a usable state as practical compiler and also bring it up to the “state of the art” (at least as of 2018).</text:p>
      <text:p text:style-name="Standard">I realize that introducing a set of new features to Pascal is going to be controversial. I wanted the extensions to be more than just a laundry list of features added by a compiler implementor (as has happened with Pascal so many times in the past). Thus I collected the features implemented by Pascal-P6 as a formal language in its own right, as the language “Pascaline”. There is a formal specification accompanying Pascal-P6 (“pascaline.<text:span text:style-name="T132">pdf</text:span>”) as well as a rationale (“Pascaline_rationale.<text:span text:style-name="T132">pdf</text:span>”), a discussion of both the language, its features, and its implementation.</text:p>
      <text:h text:style-name="Heading_20_2" text:outline-level="2"><text:bookmark-start text:name="__RefHeading___Toc15544_2478585429"/><text:bookmark-start text:name="_Toc528309087"/>Pascal-P6 as a strict ISO 7185 compiler<text:bookmark-end text:name="__RefHeading___Toc15544_2478585429"/><text:bookmark-end text:name="_Toc528309087"/></text:h>
      <text:p text:style-name="Standard">Pascal-P6 can easily be used as a strict ISO 7185 Pascal compiler. Using the s+/iso7185+ option, or “strict” flag, the source language for Pascal-P6 and <text:span text:style-name="T133">the ISO 7185 language are</text:span> identical. It is, however, important to understand the exact meaning of the s+/iso7185+ option.</text:p>
      <text:p text:style-name="Standard">I use the term “strict” for the s+/iso7185+ option, and not “standard”, because the Pascal-P6 compiler is fully compatible with the ISO 7185 Pascal language regardless of if the flag is off or on<text:note text:id="ftn1" text:note-class="footnote"><text:note-citation>1</text:note-citation><text:note-body><text:p text:style-name="Footnote"><text:s/>Many Pascal compilers that feature an ISO 7185 standards compliance flag in fact change the source language to be incompatible with ISO 7185 if the flag is off. Pascal-P6 does not do this.</text:p></text:note-body></text:note>. In pascal-P6 the option has the following meanings when ON:</text:p>
      <text:list text:style-name="WWNum11">
        <text:list-item>
          <text:p text:style-name="P112">All extended keywords from Pascaline are turned OFF, meaning they can be used as program identifiers.</text:p>
        </text:list-item>
        <text:list-item>
          <text:p text:style-name="P112">So called “force sequences” or “\” character special interpretations in strings is turned off, meaning the “\” character has no special meaning in strings.</text:p>
        </text:list-item>
      </text:list>
      <text:p text:style-name="Standard">Both of these are in compliance with the ISO 7185 standard. An implementation is allowed to define new keywords in ISO 7185 Pascal. Also the interpretation of characters in ISO 7185 Pascal is up to the implementation (it does not even specify ASCII).</text:p>
      <text:p text:style-name="Standard">I recommend that even if you are developing strict ISO 7185 Pascal source code that you leave the s flag OFF (the default). Why? If the flag is off, that allows you to use keywords that are reserved in Pascaline, or use the force character “\” in your source. This will cause problems later if you then decide to use Pascaline extensions. In fact, the best way to develop truly portable ISO 7185 Pascal programs is to avoid using other ISO 7185 Pascal implementations’ keywords as well. You might want to examine the keyword list for FPC (Free Pascal) as well to make sure.</text:p>
      <text:p text:style-name="Standard">The use of the force character (“\”) is trickier. If you put it in your ISO 7185 programs with the s flag OFF (s-), then you will need to specify “\\” to get just the force character. But if you then compile it on a system that does not understand force sequences, it will evaluate to “\\” (double “\”). The best method is <text:soft-page-break/>to avoid the force character whenever possible. Fortunately, most ISO 7185 Pascal compilers today do understand force sequences.</text:p>
      <text:p text:style-name="Standard">When using Pascal-P6 as a ISO 7185 compiler, I recommend that you occasionally check your compiles by turning on the s+ switch. This will make sure that you have not inadvertently used Pascaline constructs in your source.</text:p>
      <text:h text:style-name="Heading_20_2" text:outline-level="2"><text:bookmark-start text:name="__RefHeading___Toc15546_2478585429"/><text:bookmark-start text:name="_Toc528309088"/>Pascal-P6 vs. FPC (Free pascal) and GPC (Gnu Pascal), Borland, <text:span text:style-name="T133">FPC</text:span> or other dialects<text:bookmark-end text:name="__RefHeading___Toc15546_2478585429"/><text:bookmark-end text:name="_Toc528309088"/></text:h>
      <text:p text:style-name="Standard">Pascal-P6 does not accept the common dialects<text:note text:id="ftn2" text:note-class="footnote"><text:note-citation>2</text:note-citation><text:note-body><text:p text:style-name="Footnote"><text:s/>The term “dialect” is the correct term for a variant of a language that is not close enough to be mutually understood between different speaking peoples or computer language implementations.</text:p></text:note-body></text:note> of Borland or <text:span text:style-name="T133">FPC</text:span> languages<text:note text:id="ftn3" text:note-class="footnote"><text:note-citation>3</text:note-citation><text:note-body><text:p text:style-name="Footnote"><text:s/>Although UCSD Pascal is no longer in wide use, that language had much of its constructs copied into other dialects, including Borland, Apple Pascal and many others.</text:p></text:note-body></text:note>. There are good implementations of these dialects, both by Borland themselves and by the FPC group. My recommendation is if you want to use that source language, use the best compiler for it, namely the FPC or Borland compilers. There is no plan for a Pascal-P series compiler that is also Borland dialect compatible, and further, the type protection model of the two are diametrically opposed.</text:p>
      <text:p text:style-name="Standard">FPC recently completed implementation of an ISO 7185 compliance switch. This makes it a good backup compiler for ISO 7185 Pascal compliant applications. See the FPC web site for more details.</text:p>
      <text:p text:style-name="Standard">See also then next section for comments on source language.</text:p>
      <text:p text:style-name="P54"/>
      <text:h text:style-name="P105" text:outline-level="1"><text:bookmark-start text:name="__RefHeading___Toc15548_2478585429"/><text:bookmark-start text:name="_Toc528309089"/>The Pascal-P6 source language<text:bookmark-end text:name="__RefHeading___Toc15548_2478585429"/><text:bookmark-end text:name="_Toc528309089"/></text:h>
      <text:p text:style-name="Standard">Pascal-P6 understands the Pascaline source language as documented in pascaline.<text:span text:style-name="T107">pdf</text:span>, available in the doc or documents directory of Pascal-P6 project. Pascaline is fully compatible with ISO 7185. There are, however, several things you will find only in this documentation and not the Pascaline specific documentation:</text:p>
      <text:list text:style-name="WWNum12">
        <text:list-item>
          <text:p text:style-name="P113">Features of Pascaline that are not (yet) implemented in Pascal-P6.</text:p>
        </text:list-item>
        <text:list-item>
          <text:p text:style-name="P113">Local extensions in Pascal-P6 that are not also in general Pascaline.</text:p>
        </text:list-item>
        <text:list-item>
          <text:p text:style-name="P113">Concrete details of features in Pascaline specific to Pascal-P6.</text:p>
        </text:list-item>
      </text:list>
      <text:p text:style-name="Standard">These will be detailed.</text:p>
      <text:p text:style-name="P187"><draw:frame draw:style-name="fr3" draw:name="Frame1" text:anchor-type="char" svg:width="5.3063in" draw:z-index="0"><draw:text-box fo:min-height="4.5366in"><text:p text:style-name="Frame_20_contents"><draw:frame text:anchor-type="paragraph" draw:z-index="1" draw:name="Text Frame 1" draw:style-name="gr14" draw:text-style-name="P255" svg:width="1.8051in" svg:height="1.3177in" svg:x="1.7465in" svg:y="1.6465in"><draw:text-box><text:p text:style-name="P254">Pascal</text:p></draw:text-box></draw:frame><draw:frame text:anchor-type="paragraph" draw:z-index="2" draw:name="Text Frame 2" draw:style-name="gr13" draw:text-style-name="P255" svg:width="2.5858in" svg:height="2.5858in" svg:x="1.3563in" svg:y="1.0126in"><draw:text-box><text:p text:style-name="P254">Pascaline</text:p></draw:text-box></draw:frame><draw:frame text:anchor-type="paragraph" draw:z-index="3" draw:name="Text Frame 3" draw:style-name="gr12" draw:text-style-name="P255" svg:width="3.3661in" svg:height="3.4634in" svg:x="1.0146in" svg:y="0.622in"><draw:text-box><text:p text:style-name="P254">Pascal-P6</text:p></draw:text-box></draw:frame><draw:frame text:anchor-type="paragraph" draw:z-index="4" draw:name="Text Frame 4" draw:style-name="gr11" draw:text-style-name="P256" svg:width="2.4394in" svg:height="0.3567in" svg:x="0.1654in" svg:y="0.1339in"><draw:text-box><text:p>Language supersets</text:p></draw:text-box></draw:frame></text:p></draw:text-box></draw:frame><text:s/></text:p>
      <text:p text:style-name="P187">Pascal is the base language for Pascal-P6. Pascaline is a superset of Pascal. Pascal-P6 accepts both, but adds a few features of its own.</text:p>
      <text:h text:style-name="Heading_20_2" text:outline-level="2"><text:bookmark-start text:name="__RefHeading___Toc15550_2478585429"/><text:bookmark-start text:name="_Toc528309090"/>Features of Pascaline NOT implemented in Pascal-P6<text:bookmark-end text:name="__RefHeading___Toc15550_2478585429"/><text:bookmark-end text:name="_Toc528309090"/></text:h>
      <text:p text:style-name="Standard">The following features of Pascaline are not yet implemented in Pascal. The expectation is all of them will be implemented shortly. Also keep in mind that Pascal-P6 is still a project in development, and carries a version number &lt; 1.0.</text:p>
      <text:p text:style-name="Standard"/>
      <table:table table:name="Table12" table:style-name="Table12" table:template-name="mytable5">
        <table:table-column table:style-name="Table12.A" table:number-columns-repeated="2"/>
        <text:soft-page-break/>
        <table:table-row table:style-name="Table12.1">
          <table:table-cell table:style-name="Table12.A1" office:value-type="string">
            <text:p text:style-name="P137" loext:marker-style-name="T11"><text:span text:style-name="T18">Pascaline manual section</text:span><text:span text:style-name="T5"/></text:p>
          </table:table-cell>
          <table:table-cell table:style-name="Table12.A1" office:value-type="string">
            <text:p text:style-name="P137" loext:marker-style-name="T11"><text:span text:style-name="T18">Description</text:span><text:span text:style-name="T5"/></text:p>
          </table:table-cell>
        </table:table-row>
        <table:table-row table:style-name="Table12.1">
          <table:table-cell table:style-name="Table12.A2" office:value-type="string">
            <text:p text:style-name="P7">6.35</text:p>
          </table:table-cell>
          <table:table-cell table:style-name="Table12.B2" office:value-type="string">
            <text:p text:style-name="P147" loext:marker-style-name="T46"><text:span text:style-name="T73">Matrix mathematics</text:span><text:span text:style-name="T27"/></text:p>
          </table:table-cell>
        </table:table-row>
        <table:table-row table:style-name="Table12.1">
          <table:table-cell table:style-name="Table12.A2" office:value-type="string">
            <text:p text:style-name="P7">6.36</text:p>
          </table:table-cell>
          <table:table-cell table:style-name="Table12.B3" office:value-type="string">
            <text:p text:style-name="P147" loext:marker-style-name="T46"><text:span text:style-name="T73">Saturated math operators</text:span><text:span text:style-name="T27"/></text:p>
          </table:table-cell>
        </table:table-row>
        <table:table-row table:style-name="Table12.1">
          <table:table-cell table:style-name="Table12.A2" office:value-type="string">
            <text:p text:style-name="P7">6.37</text:p>
          </table:table-cell>
          <table:table-cell table:style-name="Table12.B2" office:value-type="string">
            <text:p text:style-name="P147" loext:marker-style-name="T46"><text:span text:style-name="T73">Properties</text:span><text:span text:style-name="T27"/></text:p>
          </table:table-cell>
        </table:table-row>
        <table:table-row table:style-name="Table12.1">
          <table:table-cell table:style-name="Table12.A2" office:value-type="string">
            <text:p text:style-name="P7">6.39.5</text:p>
          </table:table-cell>
          <table:table-cell table:style-name="Table12.B3" office:value-type="string">
            <text:p text:style-name="P147" loext:marker-style-name="T46"><text:span text:style-name="T73">Parallel modules</text:span><text:span text:style-name="T27"/></text:p>
          </table:table-cell>
        </table:table-row>
        <table:table-row table:style-name="Table12.1">
          <table:table-cell table:style-name="Table12.A2" office:value-type="string">
            <text:p text:style-name="P7">6.40</text:p>
          </table:table-cell>
          <table:table-cell table:style-name="Table12.B2" office:value-type="string">
            <text:p text:style-name="P147" loext:marker-style-name="T46"><text:span text:style-name="T73">Channels</text:span><text:span text:style-name="T27"/></text:p>
          </table:table-cell>
        </table:table-row>
        <table:table-row table:style-name="Table12.1">
          <table:table-cell table:style-name="Table12.A2" office:value-type="string">
            <text:p text:style-name="P7">6.41</text:p>
          </table:table-cell>
          <table:table-cell table:style-name="Table12.B7" office:value-type="string">
            <text:p text:style-name="P147" loext:marker-style-name="T46"><text:span text:style-name="T73">Classes</text:span><text:span text:style-name="T27"/></text:p>
          </table:table-cell>
        </table:table-row>
      </table:table>
      <text:p text:style-name="Standard"/>
      <text:p text:style-name="Standard">Please see “pascaline.<text:span text:style-name="T134">pdf</text:span>” in the doc file section for more details on the Pascaline language.</text:p>
      <text:h text:style-name="Heading_20_2" text:outline-level="2"><text:bookmark-start text:name="__RefHeading___Toc15552_2478585429"/><text:bookmark-start text:name="_Toc528309093"/>Pascal-P6 implementation details<text:bookmark-end text:name="__RefHeading___Toc15552_2478585429"/><text:bookmark-end text:name="_Toc528309093"/></text:h>
      <text:p text:style-name="Standard">There are no particular limits of integer sizes, reals or sets built into Pascal-P6. As a hosted compiler, it picks <text:bookmark text:name="_GoBack"/>up many or even most of its characteristics from the host compiler.</text:p>
      <text:p text:style-name="Standard">At this writing, there is a 16 bit, 32 bit and a 64 bit implementation of Pascal-P6. The following characteristics exist:</text:p>
      <table:table table:name="Table13" table:style-name="Table13" table:template-name="mytable5">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36" loext:marker-style-name="T11"><text:span text:style-name="T18">Type</text:span></text:p>
          </table:table-cell>
          <table:table-cell table:style-name="Table13.A1" office:value-type="string">
            <text:p text:style-name="P136" loext:marker-style-name="T11"><text:span text:style-name="T18">Size/limit 16 bits</text:span></text:p>
          </table:table-cell>
          <table:table-cell table:style-name="Table13.A1" office:value-type="string">
            <text:p text:style-name="P137" loext:marker-style-name="T11"><text:span text:style-name="T18">Size/limit 32 bits</text:span></text:p>
          </table:table-cell>
          <table:table-cell table:style-name="Table13.A1" office:value-type="string">
            <text:p text:style-name="P137" loext:marker-style-name="T11"><text:span text:style-name="T18">Size/limit 64 bits</text:span></text:p>
          </table:table-cell>
        </table:table-row>
        <table:table-row table:style-name="Table13.1">
          <table:table-cell table:style-name="Table13.A2" office:value-type="string">
            <text:p text:style-name="P5">integer</text:p>
          </table:table-cell>
          <table:table-cell table:style-name="Table13.B2" office:value-type="string">
            <text:p text:style-name="P52">Maxint = <text:span text:style-name="T92">32767</text:span></text:p>
          </table:table-cell>
          <table:table-cell table:style-name="Table13.B2" office:value-type="string">
            <text:p text:style-name="P52"><text:span text:style-name="T73">maxint =</text:span><text:span text:style-name="T74">2147483647</text:span></text:p>
          </table:table-cell>
          <table:table-cell table:style-name="Table13.B2" office:value-type="string">
            <text:p text:style-name="P52">maxint = <text:span text:style-name="T40">9223372036854775807</text:span></text:p>
          </table:table-cell>
        </table:table-row>
        <table:table-row table:style-name="Table13.1">
          <table:table-cell table:style-name="Table13.A2" office:value-type="string">
            <text:p text:style-name="P5">linteger</text:p>
          </table:table-cell>
          <table:table-cell table:style-name="Table13.B3" office:value-type="string">
            <text:p text:style-name="P52" loext:marker-style-name="T46">Alias of integer</text:p>
          </table:table-cell>
          <table:table-cell table:style-name="Table13.B3" office:value-type="string">
            <text:p text:style-name="P52" loext:marker-style-name="T46"><text:span text:style-name="T73">Alias of integer</text:span></text:p>
          </table:table-cell>
          <table:table-cell table:style-name="Table13.B3" office:value-type="string">
            <text:p text:style-name="P52" loext:marker-style-name="T46">Alias of integer</text:p>
          </table:table-cell>
        </table:table-row>
        <table:table-row table:style-name="Table13.1">
          <table:table-cell table:style-name="Table13.A2" office:value-type="string">
            <text:p text:style-name="P5">cardinal</text:p>
          </table:table-cell>
          <table:table-cell table:style-name="Table13.B2" office:value-type="string">
            <text:p text:style-name="P52" loext:marker-style-name="T46">Alias of integer</text:p>
          </table:table-cell>
          <table:table-cell table:style-name="Table13.B2" office:value-type="string">
            <text:p text:style-name="P52" loext:marker-style-name="T46"><text:span text:style-name="T73">Alias of integer</text:span></text:p>
          </table:table-cell>
          <table:table-cell table:style-name="Table13.B2" office:value-type="string">
            <text:p text:style-name="P52" loext:marker-style-name="T46">Alias of integer</text:p>
          </table:table-cell>
        </table:table-row>
        <table:table-row table:style-name="Table13.1">
          <table:table-cell table:style-name="Table13.A2" office:value-type="string">
            <text:p text:style-name="P5">lcardinal</text:p>
          </table:table-cell>
          <table:table-cell table:style-name="Table13.B3" office:value-type="string">
            <text:p text:style-name="P52" loext:marker-style-name="T46">Alias of integer</text:p>
          </table:table-cell>
          <table:table-cell table:style-name="Table13.B3" office:value-type="string">
            <text:p text:style-name="P52" loext:marker-style-name="T46"><text:span text:style-name="T73">Alias of integer</text:span></text:p>
          </table:table-cell>
          <table:table-cell table:style-name="Table13.B3" office:value-type="string">
            <text:p text:style-name="P52" loext:marker-style-name="T46">Alias of integer</text:p>
          </table:table-cell>
        </table:table-row>
        <table:table-row table:style-name="Table13.1">
          <table:table-cell table:style-name="Table13.A2" office:value-type="string">
            <text:p text:style-name="P5">set</text:p>
          </table:table-cell>
          <table:table-cell table:style-name="Table13.B2" office:value-type="string">
            <text:p text:style-name="P52" loext:marker-style-name="T46">256 elements</text:p>
          </table:table-cell>
          <table:table-cell table:style-name="Table13.B2" office:value-type="string">
            <text:p text:style-name="P52" loext:marker-style-name="T46"><text:span text:style-name="T73">256 elements</text:span></text:p>
          </table:table-cell>
          <table:table-cell table:style-name="Table13.B2" office:value-type="string">
            <text:p text:style-name="P52" loext:marker-style-name="T46">256 elements</text:p>
          </table:table-cell>
        </table:table-row>
        <table:table-row table:style-name="Table13.1">
          <table:table-cell table:style-name="Table13.A2" office:value-type="string">
            <text:p text:style-name="P5">real</text:p>
          </table:table-cell>
          <table:table-cell table:style-name="Table13.B3" office:value-type="string">
            <text:p text:style-name="P52" loext:marker-style-name="T46">64 bit real</text:p>
          </table:table-cell>
          <table:table-cell table:style-name="Table13.B3" office:value-type="string">
            <text:p text:style-name="P52" loext:marker-style-name="T46"><text:span text:style-name="T73">64 bit real</text:span></text:p>
          </table:table-cell>
          <table:table-cell table:style-name="Table13.B3" office:value-type="string">
            <text:p text:style-name="P52" loext:marker-style-name="T46">64 bit real</text:p>
          </table:table-cell>
        </table:table-row>
        <table:table-row table:style-name="Table13.1">
          <table:table-cell table:style-name="Table13.A2" office:value-type="string">
            <text:p text:style-name="P5">sreal</text:p>
          </table:table-cell>
          <table:table-cell table:style-name="Table13.B2" office:value-type="string">
            <text:p text:style-name="P52" loext:marker-style-name="T46">Alias of real</text:p>
          </table:table-cell>
          <table:table-cell table:style-name="Table13.B2" office:value-type="string">
            <text:p text:style-name="P52" loext:marker-style-name="T46"><text:span text:style-name="T73">Alias of real</text:span></text:p>
          </table:table-cell>
          <table:table-cell table:style-name="Table13.B2" office:value-type="string">
            <text:p text:style-name="P52" loext:marker-style-name="T46">Alias of real</text:p>
          </table:table-cell>
        </table:table-row>
        <table:table-row table:style-name="Table13.1">
          <table:table-cell table:style-name="Table13.A2" office:value-type="string">
            <text:p text:style-name="P7">lreal</text:p>
          </table:table-cell>
          <table:table-cell table:style-name="Table13.B9" office:value-type="string">
            <text:p text:style-name="P52">Alias of real</text:p>
          </table:table-cell>
          <table:table-cell table:style-name="Table13.B9" office:value-type="string">
            <text:p text:style-name="P53">Alias of real</text:p>
          </table:table-cell>
          <table:table-cell table:style-name="Table13.B9" office:value-type="string">
            <text:p text:style-name="P52">Alias of real</text:p>
          </table:table-cell>
        </table:table-row>
      </table:table>
      <text:p text:style-name="Standard"/>
      <text:p text:style-name="Standard">The maximum size of any input line, identifier, or string constant is 250 characters.</text:p>
      <text:p text:style-name="Standard">The base character set is ISO 8859-1, or 8 bit characters. The compiler has no reliance on any character in the range 128 to 255 and will accept any character in that range for input or output. In the characters 0 to 128, </text:p>
      <text:h text:style-name="Heading_20_3" text:outline-level="3"><text:bookmark-start text:name="__RefHeading___Toc15554_2478585429"/><text:bookmark-start text:name="_Toc528309094"/>Header files<text:bookmark-end text:name="__RefHeading___Toc15554_2478585429"/><text:bookmark-end text:name="_Toc528309094"/></text:h>
      <text:p text:style-name="Standard">All of the Pascaline header files are implemented, <text:span text:style-name="reference_20_Char">input</text:span>, <text:span text:style-name="reference_20_Char">output</text:span>, <text:span text:style-name="reference_20_Char">error</text:span>, <text:span text:style-name="reference_20_Char">list</text:span> and <text:span text:style-name="reference_20_Char">command</text:span>. In the interpreters pint, pmach, and cmach, <text:span text:style-name="reference_20_Char">output</text:span>, <text:span text:style-name="reference_20_Char">error</text:span> and <text:span text:style-name="reference_20_Char">list</text:span> all go to the standard output file. As detailed in Annex C of the Pascaline standard, undefined program header parameters must be declared in a type statement. Any type of valid Pascaline file is acceptable, including complex structured types.</text:p>
      <text:p text:style-name="Standard">The filenames corresponding to the names of the header file parameters are read from the command line:</text:p>
      <text:p text:style-name="Code">program print(myfile, output);</text:p>
      <text:p text:style-name="Code">var myfile: text;</text:p>
      <text:p text:style-name="Code">…</text:p>
      <text:p text:style-name="Code"/>
      <text:p text:style-name="Standard"><text:soft-page-break/>executed with a command line of:</text:p>
      <text:p text:style-name="Standard">print document.txt</text:p>
      <text:p text:style-name="Standard">Will assign file myfile to the name on disk “document.txt”.</text:p>
      <text:p text:style-name="Standard">The command file reads the command line passed to the program on startup. There is only one line in the file, and eof() immediately follows eoln() in the file. When the command file is read as well as other parameters appear in the program header, then the command file will be positioned after all other header file names or entries have been read from the command line.</text:p>
      <text:h text:style-name="Heading_20_3" text:outline-level="3"><text:bookmark-start text:name="__RefHeading___Toc15556_2478585429"/><text:bookmark-start text:name="_Toc528309095"/>Alternative header value input<text:bookmark-end text:name="__RefHeading___Toc15556_2478585429"/><text:bookmark-end text:name="_Toc528309095"/></text:h>
      <text:p text:style-name="Standard">Pascal-P6 can have integer or real parameters in the header file, in addition to just files:</text:p>
      <text:p text:style-name="Code">program test(myint, myreal);</text:p>
      <text:p text:style-name="Code">var myint: integer;</text:p>
      <text:p text:style-name="Code"><text:s text:c="4"/>myreal: real;</text:p>
      <text:p text:style-name="Code"/>
      <text:p text:style-name="Standard">Pascal-P6 automatically reads these values off of the command line and into the specified variables. If a they are mixed values on the header, they will be read in turn from the command line as specified in Annex C of the Pascaline standard.</text:p>
      <text:h text:style-name="Heading_20_3" text:outline-level="3"><text:bookmark-start text:name="__RefHeading___Toc15558_2478585429"/><text:bookmark-start text:name="_Toc528309096"/>Character escapes<text:bookmark-end text:name="__RefHeading___Toc15558_2478585429"/><text:bookmark-end text:name="_Toc528309096"/></text:h>
      <text:p text:style-name="Standard">Pascal-P6 implements Pascaline Annex E: character escapes in total.</text:p>
      <text:h text:style-name="Heading_20_3" text:outline-level="3"><text:bookmark-start text:name="__RefHeading___Toc15560_2478585429"/><text:bookmark-start text:name="_Toc528309097"/>Character sets<text:bookmark-end text:name="__RefHeading___Toc15560_2478585429"/><text:bookmark-end text:name="_Toc528309097"/></text:h>
      <text:p text:style-name="Standard">Pascal-P6 implements Annex D.1 “ISO 8859-1 Character Set Encodings”. However, it only relies on the parts of ISO 8859 that are common to all pages in the standard. Thus, Pascal-P6 will accept, and will generate, any character in any page in the set of ISO 8859 code pages.</text:p>
      <text:p text:style-name="Standard">Note that Pascal-P6 is dependent on ISO 8859 because it can generate force control characters specific to the ISO 8859 standard.</text:p>
      <text:h text:style-name="Heading_20_3" text:outline-level="3"><text:bookmark-start text:name="__RefHeading___Toc15562_2478585429"/><text:bookmark-start text:name="_Ref527945403"/><text:bookmark-start text:name="_Toc528309098"/>Modular structure<text:bookmark-end text:name="__RefHeading___Toc15562_2478585429"/><text:bookmark-end text:name="_Ref527945403"/><text:bookmark-end text:name="_Toc528309098"/></text:h>
      <text:p text:style-name="Standard">Pascal-P6 implements modules by outputting an intermediate file for each module, then the intermediates are concatenated and loaded into pint as a single file. The intermediate contains sufficient information for pint to understand the module structure, and it links the modules together.</text:p>
      <text:p text:style-name="Standard">Modules in Pascal-P6 are implemented by the following method:</text:p>
      <text:list text:style-name="WWNum13">
        <text:list-item>
          <text:p text:style-name="P114">Each module calls its own initializer block, then calls the next module in the stacking order. When the module it calls returns, that module then calls the deinitializer for the module, and returns to the module that called it. Program modules only have a single initializer block. When the block is done, the program module returns.</text:p>
        </text:list-item>
        <text:list-item>
          <text:p text:style-name="P114">Each module is stacked up on the last. The interpreter or runtime system arranges to call the first module in the stacking order, then when it returns, the entire program exits.</text:p>
        </text:list-item>
        <text:list-item>
          <text:p text:style-name="P114">Its up to the user to stack the modules properly on the command line. If a module is called via a function or procedure, and accesses global data from that module, the program will fault with uninitialized access error. Module overrides are an exception. Each virtual function or procedure in the module is initialized to point to an error routine when the module is started, and attempts to override an uninitialized virtual vector will generate an error.</text:p>
        </text:list-item>
        <text:list-item>
          <text:p text:style-name="P114"><text:soft-page-break/>The program module MUST be the last module in the stacking order.</text:p>
        </text:list-item>
        <text:list-item>
          <text:p text:style-name="P114">A process module is like a program module, but it starts a new processor thread to run its initialize block, then calls the next module in the stacking order. From the time the thread is branched off to run the process block, the main thread and the thread running the process module run in parallel.</text:p>
        </text:list-item>
      </text:list>
      <text:h text:style-name="Heading_20_3" text:outline-level="3"><text:bookmark-start text:name="__RefHeading___Toc15564_2478585429"/>Implementation of Annexes G-O<text:bookmark-end text:name="__RefHeading___Toc15564_2478585429"/></text:h>
      <text:p text:style-name="Standard">The pint interpreter has the ability to link to and run procedures and functions from the standard Pascaline libraries. These include:</text:p>
      <table:table table:name="Table14" table:style-name="Table14">
        <table:table-column table:style-name="Table14.A"/>
        <table:table-column table:style-name="Table14.B"/>
        <table:table-row table:style-name="Table14.1">
          <table:table-cell table:style-name="Table14.A1" office:value-type="string">
            <text:p text:style-name="P140" loext:marker-style-name="T11"><text:span text:style-name="T7">Name of module</text:span><text:span text:style-name="T5"/></text:p>
          </table:table-cell>
          <table:table-cell table:style-name="Table14.A1" office:value-type="string">
            <text:p text:style-name="P140" loext:marker-style-name="T11"><text:span text:style-name="T7">Function</text:span><text:span text:style-name="T5"/></text:p>
          </table:table-cell>
        </table:table-row>
        <table:table-row table:style-name="Table14.1">
          <table:table-cell table:style-name="Table14.A2" office:value-type="string">
            <text:p text:style-name="P140" loext:marker-style-name="T11"><text:span text:style-name="T7">services</text:span><text:span text:style-name="T5"/></text:p>
          </table:table-cell>
          <table:table-cell table:style-name="Table14.B2" office:value-type="string">
            <text:p text:style-name="P151" loext:marker-style-name="T46"><text:span text:style-name="T28">Provides basic operating system services, such as directory list, environment variables, etc.</text:span><text:span text:style-name="T27"/></text:p>
          </table:table-cell>
        </table:table-row>
        <table:table-row table:style-name="Table14.1">
          <table:table-cell table:style-name="Table14.A2" office:value-type="string">
            <text:p text:style-name="P140" loext:marker-style-name="T11"><text:span text:style-name="T91">strings</text:span><text:span text:style-name="T20"/></text:p>
          </table:table-cell>
          <table:table-cell table:style-name="Table14.B3" office:value-type="string">
            <text:p text:style-name="P151" loext:marker-style-name="T46"><text:span text:style-name="T28">Operations on strings (arrays of characters).</text:span><text:span text:style-name="T27"/></text:p>
          </table:table-cell>
        </table:table-row>
        <table:table-row table:style-name="Table14.1">
          <table:table-cell table:style-name="Table14.A2" office:value-type="string">
            <text:p text:style-name="P140" loext:marker-style-name="T11"><text:span text:style-name="T91">math</text:span><text:span text:style-name="T20"/></text:p>
          </table:table-cell>
          <table:table-cell table:style-name="Table14.B2" office:value-type="string">
            <text:p text:style-name="P151" loext:marker-style-name="T46"><text:span text:style-name="T28">Extended math operations.</text:span><text:span text:style-name="T27"/></text:p>
          </table:table-cell>
        </table:table-row>
        <table:table-row table:style-name="Table14.1">
          <table:table-cell table:style-name="Table14.A2" office:value-type="string">
            <text:p text:style-name="P140" loext:marker-style-name="T11"><text:span text:style-name="T7">sound</text:span><text:span text:style-name="T5"/></text:p>
          </table:table-cell>
          <table:table-cell table:style-name="Table14.B5" office:value-type="string">
            <text:p text:style-name="P151" loext:marker-style-name="T46"><text:span text:style-name="T28">Access to sound system, including midi, wave input and output, etc.</text:span></text:p>
          </table:table-cell>
        </table:table-row>
        <table:table-row table:style-name="Table14.1">
          <table:table-cell table:style-name="Table14.A2" office:value-type="string">
            <text:p text:style-name="P140" loext:marker-style-name="T11"><text:span text:style-name="T7">terminal</text:span><text:span text:style-name="T5"/></text:p>
          </table:table-cell>
          <table:table-cell table:style-name="Table14.B2" office:value-type="string">
            <text:p text:style-name="P151" loext:marker-style-name="T46"><text:span text:style-name="T28">Access to a text based terminal.</text:span><text:span text:style-name="T27"/></text:p>
          </table:table-cell>
        </table:table-row>
        <table:table-row table:style-name="Table14.1">
          <table:table-cell table:style-name="Table14.A2" office:value-type="string">
            <text:p text:style-name="P140" loext:marker-style-name="T11"><text:span text:style-name="T7">graphics</text:span><text:span text:style-name="T5"/></text:p>
          </table:table-cell>
          <table:table-cell table:style-name="Table14.B7" office:value-type="string">
            <text:p text:style-name="P151" loext:marker-style-name="T46"><text:span text:style-name="T28">Access to a graphics terminal.</text:span><text:span text:style-name="T27"/></text:p>
          </table:table-cell>
        </table:table-row>
        <table:table-row table:style-name="Table14.1">
          <table:table-cell table:style-name="Table14.A2" office:value-type="string">
            <text:p text:style-name="P140" loext:marker-style-name="T11"><text:span text:style-name="T7">network</text:span><text:span text:style-name="T5"/></text:p>
          </table:table-cell>
          <table:table-cell table:style-name="Table14.B8" office:value-type="string">
            <text:p text:style-name="P151" loext:marker-style-name="T46"><text:span text:style-name="T28">Access to networking.</text:span><text:span text:style-name="T27"/></text:p>
          </table:table-cell>
        </table:table-row>
      </table:table>
      <text:p text:style-name="Standard"/>
      <text:p text:style-name="Standard">At this writing, only the services module is implemented in pint.</text:p>
      <text:p text:style-name="Standard">The Pascaline libraries, originally written in Pascaline, were rewritten in C (for several reasons), and appear as the independent library called “Petit-ami”. They can be accessed by any language.</text:p>
      <text:p text:style-name="Standard">Note that not all Pascaline libraries appear in Petit-ami. For example the strings module is still written in Pascaline, and makes no sense for other languages outside of Pascaline.</text:p>
      <text:h text:style-name="Heading_20_4" text:outline-level="4"><text:bookmark-start text:name="__RefHeading___Toc15566_2478585429"/>Enabling externals<text:bookmark-end text:name="__RefHeading___Toc15566_2478585429"/></text:h>
      <text:p text:style-name="Standard">External linking to Petit-ami is enabled via the EXTERNALS define when compiling Pascal-P6. When this definition is active, all modules with the names in the Pascaline external module table above will be redirected to external definitions.</text:p>
      <text:h text:style-name="Heading_20_4" text:outline-level="4"><text:bookmark-start text:name="__RefHeading___Toc15568_2478585429"/>Using externals<text:bookmark-end text:name="__RefHeading___Toc15568_2478585429"/></text:h>
      <text:p text:style-name="Standard">The externals in Pascal-P6 are compiled with the system as object files that are linked into the system. Further, there is a block of code in pint that translates each call to the C language, in the file:</text:p>
      <text:p text:style-name="Standard">externals_&lt;system&gt;.inc</text:p>
      <text:p text:style-name="Standard">Where &lt;system&gt; is a specific compiler implementation. The existing implementations are:</text:p>
      <table:table table:name="Table15" table:style-name="Table15">
        <table:table-column table:style-name="Table15.A" table:number-columns-repeated="2"/>
        <table:table-row table:style-name="Table15.1">
          <table:table-cell table:style-name="Table15.A1" office:value-type="string">
            <text:p text:style-name="P141" loext:marker-style-name="T11"><text:span text:style-name="T6">File</text:span><text:span text:style-name="T5"/></text:p>
          </table:table-cell>
          <table:table-cell table:style-name="Table15.A1" office:value-type="string">
            <text:p text:style-name="P141" loext:marker-style-name="T11"><text:span text:style-name="T6">Selected by define</text:span><text:span text:style-name="T5"/></text:p>
          </table:table-cell>
        </table:table-row>
        <table:table-row table:style-name="Table15.1">
          <table:table-cell table:style-name="Table15.A2" office:value-type="string">
            <text:p text:style-name="P141" loext:marker-style-name="T11"><text:span text:style-name="T6">externals_gnu_pascal.inc</text:span><text:span text:style-name="T5"/></text:p>
          </table:table-cell>
          <table:table-cell table:style-name="Table15.B2" office:value-type="string">
            <text:p text:style-name="P152" loext:marker-style-name="T46"><text:span text:style-name="T27">GNU_PASCAL</text:span><text:span text:style-name="T27"/></text:p>
          </table:table-cell>
        </table:table-row>
        <table:table-row table:style-name="Table15.1">
          <table:table-cell table:style-name="Table15.A2" office:value-type="string">
            <text:p text:style-name="P141" loext:marker-style-name="T11"><text:span text:style-name="T6">externals_iso7185_pascal.inc</text:span><text:span text:style-name="T5"/></text:p>
          </table:table-cell>
          <table:table-cell table:style-name="Table15.B3" office:value-type="string">
            <text:p text:style-name="P152" loext:marker-style-name="T46"><text:span text:style-name="T27">ISO7185_PASCAL</text:span><text:span text:style-name="T27"/></text:p>
          </table:table-cell>
        </table:table-row>
        <table:table-row table:style-name="Table15.1">
          <table:table-cell table:style-name="Table15.A2" office:value-type="string">
            <text:p text:style-name="P141" loext:marker-style-name="T11"><text:span text:style-name="T6">externals_pascaline.inc</text:span><text:span text:style-name="T5"/></text:p>
          </table:table-cell>
          <table:table-cell table:style-name="Table15.B4" office:value-type="string">
            <text:p text:style-name="P152" loext:marker-style-name="T46"><text:span text:style-name="T27">PASCALINE</text:span><text:span text:style-name="T27"/></text:p>
          </table:table-cell>
        </table:table-row>
      </table:table>
      <text:p text:style-name="Standard"/>
      <text:p text:style-name="Standard">Note that the ISO 7185 file essentially selects “no externals”, since ISO 7185 Pascal does not have that capability.</text:p>
      <text:p text:style-name="Standard"><text:soft-page-break/>Programs that use the externals will simply use or join them the same way as any other module:</text:p>
      <text:p text:style-name="Code">program dir(output);</text:p>
      <text:p text:style-name="Code"/>
      <text:p text:style-name="Code">uses services;</text:p>
      <text:p text:style-name="Code"/>
      <text:p text:style-name="Code">var fp: filptr;</text:p>
      <text:p text:style-name="Code"/>
      <text:p text:style-name="Code">begin</text:p>
      <text:p text:style-name="Code"/>
      <text:p text:style-name="Code"><text:s text:c="3"/>list(‘*.pas’, fp);</text:p>
      <text:p text:style-name="Code"><text:s text:c="3"/>while fp &lt;&gt; nil do begin</text:p>
      <text:p text:style-name="Code"/>
      <text:p text:style-name="Code"><text:s text:c="6"/>writeln(fp^.name);</text:p>
      <text:p text:style-name="Code"><text:s text:c="6"/>fp := fp^.next</text:p>
      <text:p text:style-name="Code"/>
      <text:p text:style-name="Code"><text:s text:c="3"/>end</text:p>
      <text:p text:style-name="Code"/>
      <text:p text:style-name="Code">end.</text:p>
      <text:p text:style-name="Code"/>
      <text:p text:style-name="Standard">To allow the program to see the definitions, the module used must have a local Pascaline file:</text:p>
      <text:p text:style-name="Standard">services.pas</text:p>
      <text:p text:style-name="Standard">The module used should not be included (as normal modules are) in the input deck for pint (usually created for you by the Pascal-P6 script). It will not harm anything, but it will do nothing and will take up space. All the functions in the module will be redirected to the externals handling in pint.pas.</text:p>
      <text:p text:style-name="Standard">The joins statement can be equally used to access externals. The above program using this method is:</text:p>
      <text:p text:style-name="Code">program dir(output);</text:p>
      <text:p text:style-name="Code"/>
      <text:p text:style-name="Code">joins services;</text:p>
      <text:p text:style-name="Code"/>
      <text:p text:style-name="Code">var fp: services.filptr;</text:p>
      <text:p text:style-name="Code"/>
      <text:p text:style-name="Code">begin</text:p>
      <text:p text:style-name="Code"/>
      <text:p text:style-name="Code"><text:s text:c="3"/>services.list(‘*.pas’, fp);</text:p>
      <text:p text:style-name="Code"><text:s text:c="3"/>while fp &lt;&gt; nil do begin</text:p>
      <text:p text:style-name="Code"/>
      <text:p text:style-name="Code"><text:s text:c="6"/>writeln(fp^.name);</text:p>
      <text:p text:style-name="Code"><text:s text:c="6"/>fp := fp^.next</text:p>
      <text:p text:style-name="Code"/>
      <text:p text:style-name="Code"><text:s text:c="3"/>end</text:p>
      <text:p text:style-name="Code"/>
      <text:p text:style-name="P8">end.</text:p>
      <text:p text:style-name="Standard"/>
      <text:p text:style-name="P54"/>
      <text:h text:style-name="P105" text:outline-level="1"><text:bookmark-start text:name="__RefNumPara__19924_1293392543"/><text:bookmark-start text:name="_Toc528309099"/><text:bookmark-start text:name="_Ref528308208"/><text:bookmark-start text:name="_Ref528308190"/><text:bookmark-start text:name="_Ref397024475"/><text:bookmark-start text:name="_Ref397024435"/><text:bookmark-start text:name="_Ref397024453"/><text:bookmark-start text:name="__RefHeading___Toc15570_2478585429"/>Using Pascal-P<text:bookmark-end text:name="_Ref397024475"/><text:bookmark-end text:name="_Ref397024435"/><text:bookmark-end text:name="_Ref397024453"/>6<text:bookmark-end text:name="__RefNumPara__19924_1293392543"/><text:bookmark-end text:name="_Toc528309099"/><text:bookmark-end text:name="_Ref528308208"/><text:bookmark-end text:name="_Ref528308190"/><text:bookmark-end text:name="__RefHeading___Toc15570_2478585429"/></text:h>
      <text:h text:style-name="Heading_20_2" text:outline-level="2"><text:bookmark-start text:name="__RefHeading___Toc15536_2478585429"/><text:span text:style-name="T97">Getting Pascal-P6: </text:span>Repositories for Pascal-P6<text:bookmark-end text:name="__RefHeading___Toc15536_2478585429"/></text:h>
      <text:p text:style-name="Standard">Pascal-P6 is managed using git version control system. It is stored at the following repositories:</text:p>
      <text:p text:style-name="P58"><text:a xlink:type="simple" xlink:href="https://github.com/samiam95124/Pascal-P6" text:style-name="Internet_20_link" text:visited-style-name="Visited_20_Internet_20_Link"><text:span text:style-name="Internet_20_link">https://github.com/samiam95124/Pascal-P6</text:span></text:a></text:p>
      <text:p text:style-name="Standard"><text:a xlink:type="simple" xlink:href="https://sourceforge.net/projects/pascal-p6/" text:style-name="Internet_20_link" text:visited-style-name="Visited_20_Internet_20_Link"><text:span text:style-name="Internet_20_link">https://sourceforge.net/projects/pascal-p6/</text:span></text:a></text:p>
      <text:p text:style-name="P59">You can obtain Pascal-P6 from a given version of the system, or from the current tip. Versioned trees contain code that has been extensively tested, but the tip will contain the latest code. The available versions can be found at:</text:p>
      <text:p text:style-name="P59"><text:a xlink:type="simple" xlink:href="https://github.com/samiam95124/Pascal-P6/releases" text:style-name="Internet_20_link" text:visited-style-name="Visited_20_Internet_20_Link">https://github.com/samiam95124/Pascal-P6/releases</text:a></text:p>
      <text:p text:style-name="P59">To obtain a release, go to the above page, find an archive type you want and click on it. <text:span text:style-name="T98">The archive methods are </text:span><text:span text:style-name="reference">zip</text:span><text:span text:style-name="T98"> and </text:span><text:span text:style-name="reference">tar.gz</text:span>. <text:span text:style-name="T98">To unpack each is approximately:</text:span></text:p>
      <text:p text:style-name="Code">$ unzip Pascal-P6-X.X.zip</text:p>
      <text:p text:style-name="Code"/>
      <text:p text:style-name="Code">$ tar -xvzf Pascal-P6-X.X.tar.gz</text:p>
      <text:p text:style-name="Code"/>
      <text:p text:style-name="P60">To download the tip typically is:</text:p>
      <text:p text:style-name="P60">$ git clone <text:a xlink:type="simple" xlink:href="https://github.com/samiam95124/Pascal-P6.git" text:style-name="Internet_20_link" text:visited-style-name="Visited_20_Internet_20_Link">https://github.com/samiam95124/Pascal-P6.git</text:a></text:p>
      <text:p text:style-name="P61">Besides the advantage of having the current code, using git to obtain a file tree also gives you source control capabilities.</text:p>
      <text:p text:style-name="Standard">Please submit any bug tickets to:</text:p>
      <text:p text:style-name="Standard"><text:a xlink:type="simple" xlink:href="https://github.com/samiam95124/Pascal-P6/issues" text:style-name="Internet_20_link" text:visited-style-name="Visited_20_Internet_20_Link">https://github.com/samiam95124/Pascal-P6/issues</text:a></text:p>
      <text:h text:style-name="Heading_20_2" text:outline-level="2"><text:bookmark-start text:name="__RefHeading___Toc15572_2478585429"/><text:bookmark-start text:name="_Toc528309100"/><text:bookmark-start text:name="_Toc320481273"/>Configuring Pascal-P<text:bookmark-end text:name="_Toc320481273"/>6<text:bookmark-end text:name="__RefHeading___Toc15572_2478585429"/><text:bookmark-end text:name="_Toc528309100"/></text:h>
      <text:p text:style-name="Standard">P6 has a simple configuration script to set up the binary, script files and compiler in use for the system, that uses the proper defaults for your system. <text:span text:style-name="T99">Go to the root directory and execute</text:span>:</text:p>
      <text:p text:style-name="Standard">[Windows]</text:p>
      <text:p text:style-name="Code">&gt; setpath</text:p>
      <text:p text:style-name="Code">&gt; configure</text:p>
      <text:p text:style-name="Code">&gt; make <text:span text:style-name="T101">(optional)</text:span></text:p>
      <text:p text:style-name="Code"/>
      <text:p text:style-name="Standard">[Linux/BSD/Mac]</text:p>
      <text:p text:style-name="Code">$ ./setpath</text:p>
      <text:p text:style-name="Code">$ ./configure</text:p>
      <text:p text:style-name="Code">$ make <text:span text:style-name="T101">(optional)</text:span></text:p>
      <text:p text:style-name="Code"/>
      <text:p text:style-name="Standard">You can avoid <text:span text:style-name="T96">the need for</text:span> <text:span text:style-name="reference">setpath</text:span> by placing the ./bin directory on your path. <text:span text:style-name="T99">You will also want to set the environment variable:</text:span></text:p>
      <text:p text:style-name="Code"><text:soft-page-break/>export PASCALP6="$PWD"</text:p>
      <text:p text:style-name="P61">Different scripts in the archive reference this environment variable.</text:p>
      <text:p text:style-name="Standard">The configure script attempts to automatically determine the environment you are running under, choose the correct compiler, bit width of your computer, etc. You can override this by using the options for configure:</text:p>
      <table:table table:name="Table16" table:style-name="Table16">
        <table:table-column table:style-name="Table16.A" table:number-columns-repeated="2"/>
        <table:table-row table:style-name="Table16.1">
          <table:table-cell table:style-name="Table16.A1" office:value-type="string">
            <text:p text:style-name="P143" loext:marker-style-name="T11"><text:span text:style-name="T6">Option</text:span><text:span text:style-name="T5"/></text:p>
          </table:table-cell>
          <table:table-cell table:style-name="Table16.B1" office:value-type="string">
            <text:p text:style-name="P143" loext:marker-style-name="T11"><text:span text:style-name="T6">Meaning</text:span><text:span text:style-name="T5"/></text:p>
          </table:table-cell>
        </table:table-row>
        <table:table-row table:style-name="Table16.1">
          <table:table-cell table:style-name="Table16.A2" office:value-type="string">
            <text:p text:style-name="P156" loext:marker-style-name="T44">--<text:span text:style-name="T93">iso7185</text:span></text:p>
          </table:table-cell>
          <table:table-cell table:style-name="Table16.B2" office:value-type="string">
            <text:p text:style-name="P158" loext:marker-style-name="T46">Selects the Pascal-P6 compiler (default).</text:p>
          </table:table-cell>
        </table:table-row>
        <table:table-row table:style-name="Table16.1">
          <table:table-cell table:style-name="Table16.A2" office:value-type="string">
            <text:p text:style-name="P162" loext:marker-style-name="T44"><text:span text:style-name="T21">--32</text:span><text:span text:style-name="T20"/></text:p>
          </table:table-cell>
          <table:table-cell table:style-name="Table16.B2" office:value-type="string">
            <text:p text:style-name="P154" loext:marker-style-name="T46"><text:span text:style-name="T27">Selects 32 bit mode.</text:span><text:span text:style-name="T27"/></text:p>
          </table:table-cell>
        </table:table-row>
        <table:table-row table:style-name="Table16.1">
          <table:table-cell table:style-name="Table16.A2" office:value-type="string">
            <text:p text:style-name="P162" loext:marker-style-name="T44"><text:span text:style-name="T21">--64</text:span><text:span text:style-name="T20"/></text:p>
          </table:table-cell>
          <table:table-cell table:style-name="Table16.B4" office:value-type="string">
            <text:p text:style-name="P154" loext:marker-style-name="T46"><text:span text:style-name="T27">Selects 64 bit mode.</text:span><text:span text:style-name="T27"/></text:p>
          </table:table-cell>
        </table:table-row>
        <table:table-row table:style-name="Table16.1">
          <table:table-cell table:style-name="Table16.A2" office:value-type="string">
            <text:p text:style-name="P163" loext:marker-style-name="T44"><text:span text:style-name="T21">--help</text:span><text:span text:style-name="T20"/></text:p>
          </table:table-cell>
          <table:table-cell table:style-name="Table16.B5" office:value-type="string">
            <text:p text:style-name="P153" loext:marker-style-name="T46"><text:span text:style-name="T27">Prints a help menu.</text:span><text:span text:style-name="T27"/></text:p>
          </table:table-cell>
        </table:table-row>
      </table:table>
      <text:p text:style-name="Standard"/>
      <text:p text:style-name="Standard">The configure script will take the preconfigured versions of the Pascal-P6 binaries, the script files and other files and install them for the specified host compiler.</text:p>
      <text:p text:style-name="Standard">Although the directory bin will contain working copies of the binaries and scripts, there is no guarantee which version it contains. Always run the configure script to setup the particular system you are using.</text:p>
      <text:p text:style-name="P64">The configure script loads precompiled versions of the binaries for the system into the bin/ directory. At this writing, these are for Linux/Ubuntu 64 bit systems. If you do not have the means or don’t wish to rebuild the binaries, you can leave them to be the defaults and not run a make on the project.</text:p>
      <text:h text:style-name="Heading_20_2" text:outline-level="2"><text:bookmark-start text:name="__RefHeading___Toc15574_2478585429"/><text:bookmark-start text:name="_Toc528309101"/><text:bookmark-start text:name="_Ref320508880"/><text:bookmark-start text:name="_Ref320508875"/><text:bookmark-start text:name="_Ref320508786"/><text:bookmark-start text:name="_Ref320508793"/><text:bookmark-start text:name="_Toc320481274"/>Compiling and running Pascal programs with Pascal-P<text:bookmark-end text:name="_Ref320508880"/><text:bookmark-end text:name="_Ref320508875"/><text:bookmark-end text:name="_Ref320508786"/><text:bookmark-end text:name="_Ref320508793"/><text:bookmark-end text:name="_Toc320481274"/>6<text:bookmark-end text:name="__RefHeading___Toc15574_2478585429"/><text:bookmark-end text:name="_Toc528309101"/></text:h>
      <text:p text:style-name="Standard">To simply compile a run a program, <text:span text:style-name="T108">you can </text:span>use the <text:span text:style-name="reference">p6</text:span> batch file:</text:p>
      <text:p text:style-name="Code"><text:span text:style-name="T94">$</text:span> p6 hello</text:p>
      <text:p text:style-name="Code"/>
      <text:p text:style-name="Standard">When a pascal program is run this way, it gets it's input from the terminal (you), and prints its results there. <text:span text:style-name="T108">It both compiles and runs the target program.</text:span></text:p>
      <text:p text:style-name="P57">To <text:span text:style-name="T108">just </text:span>compile a program, use the <text:span text:style-name="reference">compile</text:span> batch file:</text:p>
      <text:p text:style-name="Code">$ compile hello</text:p>
      <text:p text:style-name="Code"/>
      <text:p text:style-name="P76">Then the program can be run as a binary:</text:p>
      <text:p text:style-name="Code">$ ./hello</text:p>
      <text:p text:style-name="P73"/>
      <text:h text:style-name="Heading_20_3" text:outline-level="3"><text:bookmark-start text:name="__RefHeading___Toc15576_2478585429"/><text:bookmark-start text:name="_Toc528309102"/>Compiling with multiple modules<text:bookmark-end text:name="__RefHeading___Toc15576_2478585429"/><text:bookmark-end text:name="_Toc528309102"/></text:h>
      <text:p text:style-name="Standard">The <text:span text:style-name="reference">p6</text:span> script can accept multiple modules:</text:p>
      <text:p text:style-name="Code">C:\&gt; p6 mylib1 mylib2 test</text:p>
      <text:p text:style-name="Code"/>
      <text:p text:style-name="Standard">The script will compile and load each of the modules in turn, and run them as a group. The program module should always be last in the module stacking order. See “<text:bookmark-ref text:reference-format="number-no-superior" text:ref-name="__RefHeading___Toc15562_2478585429">2.2.5</text:bookmark-ref> <text:bookmark-ref text:reference-format="text" text:ref-name="_Ref527945403">Modular structure</text:bookmark-ref>”. <text:span text:style-name="T95">In this case </text:span><text:span text:style-name="reference">test</text:span><text:span text:style-name="T95"> is the target program, </text:span><text:span text:style-name="T108">and can be run as:</text:span></text:p>
      <text:p text:style-name="Code"><text:soft-page-break/>$ ./test</text:p>
      <text:h text:style-name="Heading_20_3" text:outline-level="3"><text:bookmark-start text:name="__RefHeading___Toc15578_2478585429"/><text:bookmark-start text:name="_Toc528309103"/>Compiling on different run configurations<text:bookmark-end text:name="__RefHeading___Toc15578_2478585429"/><text:bookmark-end text:name="_Toc528309103"/></text:h>
      <text:p text:style-name="Standard">There are several types of run arrangements for Pascal-P6. The current options are:</text:p>
      <table:table table:name="Table17" table:style-name="Table17">
        <table:table-column table:style-name="Table17.A" table:number-columns-repeated="2"/>
        <table:table-row table:style-name="Table17.1">
          <table:table-cell table:style-name="Table17.A1" office:value-type="string">
            <text:p text:style-name="P142" loext:marker-style-name="T11"><text:span text:style-name="T6">Option</text:span><text:span text:style-name="T5"/></text:p>
          </table:table-cell>
          <table:table-cell table:style-name="Table17.B1" office:value-type="string">
            <text:p text:style-name="P142" loext:marker-style-name="T11"><text:span text:style-name="T6">Meaning</text:span><text:span text:style-name="T5"/></text:p>
          </table:table-cell>
        </table:table-row>
        <table:table-row table:style-name="Table17.1">
          <table:table-cell table:style-name="Table17.A2" office:value-type="string">
            <text:p text:style-name="P163" loext:marker-style-name="T44"><text:span text:style-name="T21">--pint</text:span><text:span text:style-name="T20"/></text:p>
          </table:table-cell>
          <table:table-cell table:style-name="Table17.B2" office:value-type="string">
            <text:p text:style-name="P153" loext:marker-style-name="T46"><text:span text:style-name="T27">Run on the pint machine.</text:span></text:p>
          </table:table-cell>
        </table:table-row>
        <table:table-row table:style-name="Table17.1">
          <table:table-cell table:style-name="Table17.A2" office:value-type="string">
            <text:p text:style-name="P163" loext:marker-style-name="T44"><text:span text:style-name="T21">--pmach</text:span><text:span text:style-name="T20"/></text:p>
          </table:table-cell>
          <table:table-cell table:style-name="Table17.B3" office:value-type="string">
            <text:p text:style-name="P153" loext:marker-style-name="T46"><text:span text:style-name="T27">Run on the pmach machine.</text:span><text:span text:style-name="T27"/></text:p>
          </table:table-cell>
        </table:table-row>
        <table:table-row table:style-name="Table17.1">
          <table:table-cell table:style-name="Table17.A2" office:value-type="string">
            <text:p text:style-name="P163" loext:marker-style-name="T44"><text:span text:style-name="T21">--cmach</text:span><text:span text:style-name="T20"/></text:p>
          </table:table-cell>
          <table:table-cell table:style-name="Table17.B2" office:value-type="string">
            <text:p text:style-name="P153" loext:marker-style-name="T46"><text:span text:style-name="T27">Run on the cmach machine.</text:span></text:p>
          </table:table-cell>
        </table:table-row>
        <table:table-row table:style-name="Table17.5">
          <table:table-cell table:style-name="Table17.A2" office:value-type="string">
            <text:p text:style-name="P163" loext:marker-style-name="T44"><text:span text:style-name="T21">--package</text:span><text:span text:style-name="T20"/></text:p>
          </table:table-cell>
          <table:table-cell table:style-name="Table17.B5" office:value-type="string">
            <text:p text:style-name="P153" loext:marker-style-name="T46"><text:span text:style-name="T27">Run via the packaging option (using cmach).</text:span><text:span text:style-name="T27"/></text:p>
          </table:table-cell>
        </table:table-row>
        <table:table-row table:style-name="Table17.5">
          <table:table-cell table:style-name="Table17.A2" office:value-type="string">
            <text:p text:style-name="P157" loext:marker-style-name="T44">--<text:span text:style-name="T100">pgen</text:span></text:p>
          </table:table-cell>
          <table:table-cell table:style-name="Table17.B5" office:value-type="string">
            <text:p text:style-name="P159" loext:marker-style-name="T46">Run via binary generation <text:span text:style-name="T108">(default)</text:span>.</text:p>
          </table:table-cell>
        </table:table-row>
      </table:table>
      <text:p text:style-name="Standard"/>
      <text:p text:style-name="P62">Typical configurations are:</text:p>
      <text:p text:style-name="Code">p6 –<text:span text:style-name="T108">pint </text:span>test</text:p>
      <text:p text:style-name="Code"/>
      <text:p text:style-name="Code">compile –<text:span text:style-name="T108">pint </text:span>test; run –<text:span text:style-name="T108">pint </text:span>test</text:p>
      <text:p text:style-name="Code"/>
      <text:p text:style-name="P62">For interpretation. <text:span text:style-name="T108">The script </text:span><text:span text:style-name="T81">run</text:span><text:span text:style-name="T108"> will run the interpreter file from </text:span><text:span text:style-name="T81">compile</text:span><text:span text:style-name="T108">.</text:span></text:p>
      <text:p text:style-name="Code">p6 test</text:p>
      <text:p text:style-name="Code">compile test; run test</text:p>
      <text:p text:style-name="Code"/>
      <text:p text:style-name="P62">For compilation to binary.</text:p>
      <text:p text:style-name="P62">Note that a compiled binary, either –pgen or –package, results in a standalone binary that can run without need for the run script. The main purpose of the run script is for testing purposes.</text:p>
      <text:h text:style-name="Heading_20_2" text:outline-level="2"><text:bookmark-start text:name="__RefHeading___Toc30934_3822401252"/>The basic programs<text:bookmark-end text:name="__RefHeading___Toc30934_3822401252"/></text:h>
      <text:p text:style-name="P63">The previous scripts operate via the basic binary programs:</text:p>
      <text:p text:style-name="P63">pcom &lt;source file&gt; &lt;intermediate file&gt; &lt;options&gt;</text:p>
      <text:p text:style-name="P63">Compiles a Pascaline source file to produce an intermediate language file.</text:p>
      <text:p text:style-name="P63">pint &lt;intermediate file&gt; &lt;output file&gt; &lt;options&gt;</text:p>
      <text:p text:style-name="P63">Either interprets the given intermediate file or converts it to a binary deck to the output.</text:p>
      <text:p text:style-name="P63">pmach &lt;binary deck&gt; &lt;output file&gt; &lt;options&gt;</text:p>
      <text:p text:style-name="P63">Loads and interprets the given binary deck.</text:p>
      <text:p text:style-name="P63">cmach &lt;binary deck&gt; &lt;output file&gt; &lt;options&gt;</text:p>
      <text:p text:style-name="P63">Loads and interprets the given binary deck. The same as pmach, but it is encoded in C.</text:p>
      <text:p text:style-name="P63">pgen &lt;intermediate code&gt; &lt;assembly file&gt; &lt;options&gt;</text:p>
      <text:p text:style-name="P63">Converts the input intermediate code into assembly code for the current host processor. This is subsequently converted to a binary by an assembler or C compiler.</text:p>
      <text:h text:style-name="Heading_20_2" text:outline-level="2"><text:bookmark-start text:name="__RefHeading___Toc1840015_3010434754"/><text:bookmark-start text:name="_Ref528132800"/><text:bookmark-start text:name="_Ref528132821"/><text:bookmark-start text:name="_Toc320481276"/><text:bookmark-start text:name="_Toc528309104"/><text:bookmark-start text:name="_Ref528135318"/><text:soft-page-break/>Compiler options<text:bookmark-end text:name="__RefHeading___Toc1840015_3010434754"/><text:bookmark-end text:name="_Ref528132800"/><text:bookmark-end text:name="_Ref528132821"/><text:bookmark-end text:name="_Toc320481276"/><text:bookmark-end text:name="_Toc528309104"/><text:bookmark-end text:name="_Ref528135318"/></text:h>
      <text:p text:style-name="Standard">Pascal-P6 uses a "compiler comment" to indicate options to the compiler, of the form:</text:p>
      <text:p text:style-name="Standard">(*$option+/-, ...*)</text:p>
      <text:p text:style-name="Standard">This option can appear anywhere a normal comment can. The first character of the comment MUST be "$". This is followed by any number if option switches separated by ",". If the option end with "+", it means to turn it <text:span text:style-name="T76">on</text:span>. If the option ends with "-", it means turn it <text:span text:style-name="T76">off</text:span>. If neither appear, it means to turn the option <text:span text:style-name="T76">on</text:span>.</text:p>
      <text:p text:style-name="Standard">Example:</text:p>
      <text:p text:style-name="Standard">(*$l-*)</text:p>
      <text:p text:style-name="Standard">Turns the listing of the source code OFF.</text:p>
      <text:p text:style-name="Standard">Alternately, the options can be specified on the command line:</text:p>
      <text:p text:style-name="Standard">p6 -[-]option[+/-]</text:p>
      <text:p text:style-name="Standard">Note that for command line options, either a single ‘-’ (hyphen) or double ‘–’ will introduce an option. Pascal-P6 does not support true GNU/Linux single character options like -ld where each of the letters are an option. Each option is a complete word. As with compiler comment options, ‘+’ turns the option <text:span text:style-name="T76">on</text:span>, and ‘-’ turns the option <text:span text:style-name="T76">off</text:span>, and if neither appear, the default is to turn the option on.</text:p>
      <text:p text:style-name="Standard">The following options are available:</text:p>
      <table:table table:name="Table18" table:style-name="Table18">
        <table:table-column table:style-name="Table18.A"/>
        <table:table-column table:style-name="Table18.B"/>
        <table:table-column table:style-name="Table18.C"/>
        <table:table-column table:style-name="Table18.D"/>
        <text:soft-page-break/>
        <table:table-row table:style-name="Table18.1">
          <table:table-cell table:style-name="Table18.A1" office:value-type="string">
            <text:p text:style-name="P144" loext:marker-style-name="T13"><text:span text:style-name="T8">Short option</text:span><text:span text:style-name="T5"/></text:p>
          </table:table-cell>
          <table:table-cell table:style-name="Table18.A1" office:value-type="string">
            <text:p text:style-name="P144" loext:marker-style-name="T13"><text:span text:style-name="T8">Long option</text:span><text:span text:style-name="T5"/></text:p>
          </table:table-cell>
          <table:table-cell table:style-name="Table18.A1" office:value-type="string">
            <text:p text:style-name="P144" loext:marker-style-name="T13"><text:span text:style-name="T8">Meaning</text:span><text:span text:style-name="T5"/></text:p>
          </table:table-cell>
          <table:table-cell table:style-name="Table18.A1" office:value-type="string">
            <text:p text:style-name="P144" loext:marker-style-name="T13"><text:span text:style-name="T8">Default</text:span><text:span text:style-name="T5"/></text:p>
          </table:table-cell>
        </table:table-row>
        <table:table-row table:style-name="Table18.1">
          <table:table-cell table:style-name="Table18.A2" office:value-type="string">
            <text:p text:style-name="P144" loext:marker-style-name="T13"><text:span text:style-name="T8">t+/-</text:span><text:span text:style-name="T5"/></text:p>
          </table:table-cell>
          <table:table-cell table:style-name="Table18.B2" office:value-type="string">
            <text:p text:style-name="P154" loext:marker-style-name="T13"><text:span text:style-name="T5">prttables+/-</text:span><text:span text:style-name="T5"/></text:p>
          </table:table-cell>
          <table:table-cell table:style-name="Table18.C2" office:value-type="string">
            <text:p text:style-name="P154" loext:marker-style-name="T46"><text:span text:style-name="T27">Print/don't print internal tables after each routine is compiled.</text:span><text:span text:style-name="T27"/></text:p>
          </table:table-cell>
          <table:table-cell table:style-name="Table18.C2" office:value-type="string">
            <text:p text:style-name="P154" loext:marker-style-name="T46"><text:span text:style-name="T27">OFF</text:span><text:span text:style-name="T27"/></text:p>
          </table:table-cell>
        </table:table-row>
        <table:table-row table:style-name="Table18.1">
          <table:table-cell table:style-name="Table18.A3" office:value-type="string">
            <text:p text:style-name="P144" loext:marker-style-name="T13"><text:span text:style-name="T8">l+/-</text:span><text:span text:style-name="T5"/></text:p>
          </table:table-cell>
          <table:table-cell table:style-name="Table18.B3" office:value-type="string">
            <text:p text:style-name="P154" loext:marker-style-name="T13"><text:span text:style-name="T5">list+/-</text:span><text:span text:style-name="T5"/></text:p>
          </table:table-cell>
          <table:table-cell table:style-name="Table18.C3" office:value-type="string">
            <text:p text:style-name="P154" loext:marker-style-name="T46"><text:span text:style-name="T27">List/don't list the source program during compilation.</text:span><text:span text:style-name="T27"/></text:p>
          </table:table-cell>
          <table:table-cell table:style-name="Table18.D3" office:value-type="string">
            <text:p text:style-name="P154" loext:marker-style-name="T46"><text:span text:style-name="T27">ON</text:span><text:span text:style-name="T27"/></text:p>
          </table:table-cell>
        </table:table-row>
        <table:table-row table:style-name="Table18.1">
          <table:table-cell table:style-name="Table18.A2" office:value-type="string">
            <text:p text:style-name="P144" loext:marker-style-name="T13"><text:span text:style-name="T8">d+/-</text:span><text:span text:style-name="T5"/></text:p>
          </table:table-cell>
          <table:table-cell table:style-name="Table18.B2" office:value-type="string">
            <text:p text:style-name="P154" loext:marker-style-name="T13"><text:span text:style-name="T5">chk+/-</text:span><text:span text:style-name="T5"/></text:p>
          </table:table-cell>
          <table:table-cell table:style-name="Table18.C2" office:value-type="string">
            <text:p text:style-name="P154" loext:marker-style-name="T46"><text:span text:style-name="T27">Add extra code to check array bounds, subranges, etc.</text:span><text:span text:style-name="T27"/></text:p>
          </table:table-cell>
          <table:table-cell table:style-name="Table18.C2" office:value-type="string">
            <text:p text:style-name="P154" loext:marker-style-name="T46"><text:span text:style-name="T27">ON</text:span><text:span text:style-name="T27"/></text:p>
          </table:table-cell>
        </table:table-row>
        <table:table-row table:style-name="Table18.1">
          <table:table-cell table:style-name="Table18.A3" office:value-type="string">
            <text:p text:style-name="P144" loext:marker-style-name="T13"><text:span text:style-name="T8">c+/-</text:span><text:span text:style-name="T5"/></text:p>
          </table:table-cell>
          <table:table-cell table:style-name="Table18.B3" office:value-type="string">
            <text:p text:style-name="P154" loext:marker-style-name="T13"><text:span text:style-name="T5">lstcod+/-</text:span><text:span text:style-name="T5"/></text:p>
          </table:table-cell>
          <table:table-cell table:style-name="Table18.C3" office:value-type="string">
            <text:p text:style-name="P154" loext:marker-style-name="T46"><text:span text:style-name="T27">Output/don't output intermediate code.</text:span><text:span text:style-name="T27"/></text:p>
          </table:table-cell>
          <table:table-cell table:style-name="Table18.D3" office:value-type="string">
            <text:p text:style-name="P154" loext:marker-style-name="T46"><text:span text:style-name="T27">ON</text:span><text:span text:style-name="T27"/></text:p>
          </table:table-cell>
        </table:table-row>
        <table:table-row table:style-name="Table18.1">
          <table:table-cell table:style-name="Table18.A2" office:value-type="string">
            <text:p text:style-name="P144" loext:marker-style-name="T13"><text:span text:style-name="T8">v+/-</text:span><text:span text:style-name="T5"/></text:p>
          </table:table-cell>
          <table:table-cell table:style-name="Table18.B2" office:value-type="string">
            <text:p text:style-name="P154" loext:marker-style-name="T13"><text:span text:style-name="T5">chkvar+/-</text:span><text:span text:style-name="T5"/></text:p>
          </table:table-cell>
          <table:table-cell table:style-name="Table18.C2" office:value-type="string">
            <text:p text:style-name="P154" loext:marker-style-name="T46"><text:span text:style-name="T27">Check variant records.</text:span><text:span text:style-name="T27"/></text:p>
          </table:table-cell>
          <table:table-cell table:style-name="Table18.C2" office:value-type="string">
            <text:p text:style-name="P154" loext:marker-style-name="T46"><text:span text:style-name="T27">ON</text:span><text:span text:style-name="T27"/></text:p>
          </table:table-cell>
        </table:table-row>
        <table:table-row table:style-name="Table18.1">
          <table:table-cell table:style-name="Table18.A3" office:value-type="string">
            <text:p text:style-name="P144" loext:marker-style-name="T13"><text:span text:style-name="T8">r+/+</text:span><text:span text:style-name="T5"/></text:p>
          </table:table-cell>
          <table:table-cell table:style-name="Table18.B3" office:value-type="string">
            <text:p text:style-name="P154" loext:marker-style-name="T13"><text:span text:style-name="T5">reference+/-</text:span><text:span text:style-name="T5"/></text:p>
          </table:table-cell>
          <table:table-cell table:style-name="Table18.C3" office:value-type="string">
            <text:p text:style-name="P154" loext:marker-style-name="T46"><text:span text:style-name="T27">Perform reference checking.</text:span><text:span text:style-name="T27"/></text:p>
          </table:table-cell>
          <table:table-cell table:style-name="Table18.D3" office:value-type="string">
            <text:p text:style-name="P154" loext:marker-style-name="T46"><text:span text:style-name="T27">ON</text:span><text:span text:style-name="T27"/></text:p>
          </table:table-cell>
        </table:table-row>
        <table:table-row table:style-name="Table18.1">
          <table:table-cell table:style-name="Table18.A2" office:value-type="string">
            <text:p text:style-name="P144" loext:marker-style-name="T13"><text:span text:style-name="T8">u+/-</text:span><text:span text:style-name="T5"/></text:p>
          </table:table-cell>
          <table:table-cell table:style-name="Table18.B2" office:value-type="string">
            <text:p text:style-name="P154" loext:marker-style-name="T13"><text:span text:style-name="T5">undestag+/-</text:span><text:span text:style-name="T5"/></text:p>
          </table:table-cell>
          <table:table-cell table:style-name="Table18.C2" office:value-type="string">
            <text:p text:style-name="P154" loext:marker-style-name="T46"><text:span text:style-name="T27">Perform undiscriminated variant checking.</text:span><text:span text:style-name="T27"/></text:p>
          </table:table-cell>
          <table:table-cell table:style-name="Table18.C2" office:value-type="string">
            <text:p text:style-name="P154" loext:marker-style-name="T46"><text:span text:style-name="T27">ON</text:span><text:span text:style-name="T27"/></text:p>
          </table:table-cell>
        </table:table-row>
        <table:table-row table:style-name="Table18.1">
          <table:table-cell table:style-name="Table18.A3" office:value-type="string">
            <text:p text:style-name="P144" loext:marker-style-name="T13"><text:span text:style-name="T8">s+/-</text:span><text:span text:style-name="T5"/></text:p>
          </table:table-cell>
          <table:table-cell table:style-name="Table18.B3" office:value-type="string">
            <text:p text:style-name="P154" loext:marker-style-name="T13"><text:span text:style-name="T5">iso7185+/-</text:span><text:span text:style-name="T5"/></text:p>
          </table:table-cell>
          <table:table-cell table:style-name="Table18.C3" office:value-type="string">
            <text:p text:style-name="P154" loext:marker-style-name="T46"><text:span text:style-name="T27">Restrict input language to ISO 7185 Pascal.</text:span><text:span text:style-name="T27"/></text:p>
          </table:table-cell>
          <table:table-cell table:style-name="Table18.D3" office:value-type="string">
            <text:p text:style-name="P154" loext:marker-style-name="T46"><text:span text:style-name="T27">OFF</text:span><text:span text:style-name="T27"/></text:p>
          </table:table-cell>
        </table:table-row>
        <table:table-row table:style-name="Table18.1">
          <table:table-cell table:style-name="Table18.A2" office:value-type="string">
            <text:p text:style-name="P144" loext:marker-style-name="T13"><text:span text:style-name="T8">x+/-</text:span><text:span text:style-name="T5"/></text:p>
          </table:table-cell>
          <table:table-cell table:style-name="Table18.B2" office:value-type="string">
            <text:p text:style-name="P154" loext:marker-style-name="T13"><text:span text:style-name="T5">prtlex+/-</text:span><text:span text:style-name="T5"/></text:p>
          </table:table-cell>
          <table:table-cell table:style-name="Table18.C2" office:value-type="string">
            <text:p text:style-name="P154" loext:marker-style-name="T46"><text:span text:style-name="T27">Dump lexical information during the run.</text:span><text:span text:style-name="T27"/></text:p>
          </table:table-cell>
          <table:table-cell table:style-name="Table18.C2" office:value-type="string">
            <text:p text:style-name="P154" loext:marker-style-name="T46"><text:span text:style-name="T27">OFF</text:span><text:span text:style-name="T27"/></text:p>
          </table:table-cell>
        </table:table-row>
        <table:table-row table:style-name="Table18.1">
          <table:table-cell table:style-name="Table18.A3" office:value-type="string">
            <text:p text:style-name="P144" loext:marker-style-name="T13"><text:span text:style-name="T8">b+/-</text:span><text:span text:style-name="T5"/></text:p>
          </table:table-cell>
          <table:table-cell table:style-name="Table18.B3" office:value-type="string">
            <text:p text:style-name="P154" loext:marker-style-name="T13"><text:span text:style-name="T5">prtlab+/-</text:span><text:span text:style-name="T5"/></text:p>
          </table:table-cell>
          <table:table-cell table:style-name="Table18.C3" office:value-type="string">
            <text:p text:style-name="P154" loext:marker-style-name="T46"><text:span text:style-name="T27">Print goto labels used at the end of the compile.</text:span><text:span text:style-name="T27"/></text:p>
          </table:table-cell>
          <table:table-cell table:style-name="Table18.D3" office:value-type="string">
            <text:p text:style-name="P154" loext:marker-style-name="T46"><text:span text:style-name="T27">OFF</text:span><text:span text:style-name="T27"/></text:p>
          </table:table-cell>
        </table:table-row>
        <table:table-row table:style-name="Table18.1">
          <table:table-cell table:style-name="Table18.A2" office:value-type="string">
            <text:p text:style-name="P144" loext:marker-style-name="T13"><text:span text:style-name="T8">y+/-</text:span><text:span text:style-name="T5"/></text:p>
          </table:table-cell>
          <table:table-cell table:style-name="Table18.B2" office:value-type="string">
            <text:p text:style-name="P154" loext:marker-style-name="T13"><text:span text:style-name="T5">prtdisplay+/-</text:span><text:span text:style-name="T5"/></text:p>
          </table:table-cell>
          <table:table-cell table:style-name="Table18.C2" office:value-type="string">
            <text:p text:style-name="P154" loext:marker-style-name="T46"><text:span text:style-name="T27">Dump display information at the end of the compile (symbols).</text:span><text:span text:style-name="T27"/></text:p>
          </table:table-cell>
          <table:table-cell table:style-name="Table18.C2" office:value-type="string">
            <text:p text:style-name="P154" loext:marker-style-name="T46"><text:span text:style-name="T27">OFF</text:span><text:span text:style-name="T27"/></text:p>
          </table:table-cell>
        </table:table-row>
        <table:table-row table:style-name="Table18.1">
          <table:table-cell table:style-name="Table18.A3" office:value-type="string">
            <text:p text:style-name="P144" loext:marker-style-name="T13"><text:span text:style-name="T8">i+/-</text:span><text:span text:style-name="T5"/></text:p>
          </table:table-cell>
          <table:table-cell table:style-name="Table18.B3" office:value-type="string">
            <text:p text:style-name="P154" loext:marker-style-name="T13"><text:span text:style-name="T5">varblk+/-</text:span><text:span text:style-name="T5"/></text:p>
          </table:table-cell>
          <table:table-cell table:style-name="Table18.C3" office:value-type="string">
            <text:p text:style-name="P154" loext:marker-style-name="T46"><text:span text:style-name="T27">Check <text:s/>VAR block violations.</text:span><text:span text:style-name="T27"/></text:p>
          </table:table-cell>
          <table:table-cell table:style-name="Table18.D3" office:value-type="string">
            <text:p text:style-name="P154" loext:marker-style-name="T46"><text:span text:style-name="T27">OFF</text:span><text:span text:style-name="T27"/></text:p>
          </table:table-cell>
        </table:table-row>
        <table:table-row table:style-name="Table18.1">
          <table:table-cell table:style-name="Table18.A2" office:value-type="string">
            <text:p text:style-name="P144" loext:marker-style-name="T13"><text:span text:style-name="T8">g+/-</text:span><text:span text:style-name="T5"/></text:p>
          </table:table-cell>
          <table:table-cell table:style-name="Table18.B2" office:value-type="string">
            <text:p text:style-name="P154" loext:marker-style-name="T13"><text:span text:style-name="T5">prtlabdef+/-</text:span><text:span text:style-name="T5"/></text:p>
          </table:table-cell>
          <table:table-cell table:style-name="Table18.C2" office:value-type="string">
            <text:p text:style-name="P154" loext:marker-style-name="T46"><text:span text:style-name="T27">Dump goto and other location labels at intermediate assembly time.</text:span><text:span text:style-name="T27"/></text:p>
          </table:table-cell>
          <table:table-cell table:style-name="Table18.C2" office:value-type="string">
            <text:p text:style-name="P154" loext:marker-style-name="T46"><text:span text:style-name="T27">OFF</text:span><text:span text:style-name="T27"/></text:p>
          </table:table-cell>
        </table:table-row>
        <table:table-row table:style-name="Table18.1">
          <table:table-cell table:style-name="Table18.A3" office:value-type="string">
            <text:p text:style-name="P144" loext:marker-style-name="T13"><text:span text:style-name="T8">h+/-</text:span><text:span text:style-name="T5"/></text:p>
          </table:table-cell>
          <table:table-cell table:style-name="Table18.B3" office:value-type="string">
            <text:p text:style-name="P154" loext:marker-style-name="T13"><text:span text:style-name="T5">sourceset+/-</text:span><text:span text:style-name="T5"/></text:p>
          </table:table-cell>
          <table:table-cell table:style-name="Table18.C3" office:value-type="string">
            <text:p text:style-name="P154" loext:marker-style-name="T46"><text:span text:style-name="T27">Add source line sets to code. This tells pint where the source lines are in the code.</text:span><text:span text:style-name="T27"/></text:p>
          </table:table-cell>
          <table:table-cell table:style-name="Table18.D3" office:value-type="string">
            <text:p text:style-name="P154" loext:marker-style-name="T46"><text:span text:style-name="T27">ON</text:span><text:span text:style-name="T27"/></text:p>
          </table:table-cell>
        </table:table-row>
        <table:table-row table:style-name="Table18.1">
          <table:table-cell table:style-name="Table18.A2" office:value-type="string">
            <text:p text:style-name="P144" loext:marker-style-name="T13"><text:span text:style-name="T8">n+/-</text:span><text:span text:style-name="T5"/></text:p>
          </table:table-cell>
          <table:table-cell table:style-name="Table18.B2" office:value-type="string">
            <text:p text:style-name="P154" loext:marker-style-name="T13"><text:span text:style-name="T5">recycle+/-</text:span><text:span text:style-name="T5"/></text:p>
          </table:table-cell>
          <table:table-cell table:style-name="Table18.C2" office:value-type="string">
            <text:p text:style-name="P154" loext:marker-style-name="T46"><text:span text:style-name="T27">Obey heap recycle requests. If false, no space is recycled.</text:span><text:span text:style-name="T27"/></text:p>
          </table:table-cell>
          <table:table-cell table:style-name="Table18.C2" office:value-type="string">
            <text:p text:style-name="P154" loext:marker-style-name="T46"><text:span text:style-name="T27">ON</text:span><text:span text:style-name="T27"/></text:p>
          </table:table-cell>
        </table:table-row>
        <table:table-row table:style-name="Table18.1">
          <table:table-cell table:style-name="Table18.A3" office:value-type="string">
            <text:p text:style-name="P144" loext:marker-style-name="T13"><text:span text:style-name="T8">o+/-</text:span><text:span text:style-name="T5"/></text:p>
          </table:table-cell>
          <table:table-cell table:style-name="Table18.B3" office:value-type="string">
            <text:p text:style-name="P154" loext:marker-style-name="T13"><text:span text:style-name="T5">chkoverflo+/-</text:span><text:span text:style-name="T5"/></text:p>
          </table:table-cell>
          <table:table-cell table:style-name="Table18.C3" office:value-type="string">
            <text:p text:style-name="P154" loext:marker-style-name="T46"><text:span text:style-name="T27">Check for arithmetic overflow.</text:span><text:span text:style-name="T27"/></text:p>
          </table:table-cell>
          <table:table-cell table:style-name="Table18.D3" office:value-type="string">
            <text:p text:style-name="P154" loext:marker-style-name="T46"><text:span text:style-name="T27">ON</text:span><text:span text:style-name="T27"/></text:p>
          </table:table-cell>
        </table:table-row>
        <table:table-row table:style-name="Table18.1">
          <table:table-cell table:style-name="Table18.A2" office:value-type="string">
            <text:p text:style-name="P144" loext:marker-style-name="T13"><text:span text:style-name="T8">p+/-</text:span><text:span text:style-name="T5"/></text:p>
          </table:table-cell>
          <table:table-cell table:style-name="Table18.B2" office:value-type="string">
            <text:p text:style-name="P154" loext:marker-style-name="T13"><text:span text:style-name="T5">chkreuse+/-</text:span><text:span text:style-name="T5"/></text:p>
          </table:table-cell>
          <table:table-cell table:style-name="Table18.C2" office:value-type="string">
            <text:p text:style-name="P154" loext:marker-style-name="T46"><text:span text:style-name="T27">Check for reuse of freed entry in heap space.</text:span><text:span text:style-name="T27"/></text:p>
          </table:table-cell>
          <table:table-cell table:style-name="Table18.C2" office:value-type="string">
            <text:p text:style-name="P154" loext:marker-style-name="T46"><text:span text:style-name="T27">OFF</text:span><text:span text:style-name="T27"/></text:p>
          </table:table-cell>
        </table:table-row>
        <table:table-row table:style-name="Table18.1">
          <table:table-cell table:style-name="Table18.A3" office:value-type="string">
            <text:p text:style-name="P144" loext:marker-style-name="T13"><text:span text:style-name="T8">m+/-</text:span><text:span text:style-name="T5"/></text:p>
          </table:table-cell>
          <table:table-cell table:style-name="Table18.B3" office:value-type="string">
            <text:p text:style-name="P154" loext:marker-style-name="T13"><text:span text:style-name="T5">breakheap+/-</text:span><text:span text:style-name="T5"/></text:p>
          </table:table-cell>
          <table:table-cell table:style-name="Table18.C3" office:value-type="string">
            <text:p text:style-name="P154" loext:marker-style-name="T46"><text:span text:style-name="T27">Break returned entries in heap into occupied and free blocks.</text:span><text:span text:style-name="T27"/></text:p>
          </table:table-cell>
          <table:table-cell table:style-name="Table18.D3" office:value-type="string">
            <text:p text:style-name="P154" loext:marker-style-name="T46"><text:span text:style-name="T27">OFF</text:span><text:span text:style-name="T27"/></text:p>
          </table:table-cell>
        </table:table-row>
        <table:table-row table:style-name="Table18.1">
          <table:table-cell table:style-name="Table18.A2" office:value-type="string">
            <text:p text:style-name="P144" loext:marker-style-name="T13"><text:span text:style-name="T8">q+/-</text:span><text:span text:style-name="T5"/></text:p>
          </table:table-cell>
          <table:table-cell table:style-name="Table18.B2" office:value-type="string">
            <text:p text:style-name="P154" loext:marker-style-name="T13"><text:span text:style-name="T5">chkundef+/-</text:span><text:span text:style-name="T5"/></text:p>
          </table:table-cell>
          <table:table-cell table:style-name="Table18.C2" office:value-type="string">
            <text:p text:style-name="P154" loext:marker-style-name="T46"><text:span text:style-name="T27">Check accesses to undefined memory.</text:span><text:span text:style-name="T27"/></text:p>
          </table:table-cell>
          <table:table-cell table:style-name="Table18.C2" office:value-type="string">
            <text:p text:style-name="P154" loext:marker-style-name="T46"><text:span text:style-name="T27">ON</text:span><text:span text:style-name="T27"/></text:p>
          </table:table-cell>
        </table:table-row>
        <table:table-row table:style-name="Table18.1">
          <table:table-cell table:style-name="Table18.A3" office:value-type="string">
            <text:p text:style-name="P144" loext:marker-style-name="T13"><text:span text:style-name="T8">w+/-</text:span><text:span text:style-name="T5"/></text:p>
          </table:table-cell>
          <table:table-cell table:style-name="Table18.B3" office:value-type="string">
            <text:p text:style-name="P154" loext:marker-style-name="T13"><text:span text:style-name="T5">debug+/-</text:span><text:span text:style-name="T5"/></text:p>
          </table:table-cell>
          <table:table-cell table:style-name="Table18.C3" office:value-type="string">
            <text:p text:style-name="P154" loext:marker-style-name="T46"><text:span text:style-name="T27">Enter debug mode (pint only).</text:span><text:span text:style-name="T27"/></text:p>
          </table:table-cell>
          <table:table-cell table:style-name="Table18.D3" office:value-type="string">
            <text:p text:style-name="P154" loext:marker-style-name="T46"><text:span text:style-name="T27">OFF</text:span><text:span text:style-name="T27"/></text:p>
          </table:table-cell>
        </table:table-row>
        <table:table-row table:style-name="Table18.1">
          <table:table-cell table:style-name="Table18.A2" office:value-type="string">
            <text:p text:style-name="P144" loext:marker-style-name="T13"><text:span text:style-name="T8">a+/-</text:span><text:span text:style-name="T5"/></text:p>
          </table:table-cell>
          <table:table-cell table:style-name="Table18.B2" office:value-type="string">
            <text:p text:style-name="P154" loext:marker-style-name="T13"><text:span text:style-name="T5">debugflt+/-</text:span><text:span text:style-name="T5"/></text:p>
          </table:table-cell>
          <table:table-cell table:style-name="Table18.C2" office:value-type="string">
            <text:p text:style-name="P154" loext:marker-style-name="T46"><text:span text:style-name="T27">Enter debugger on fault</text:span><text:span text:style-name="T27"/></text:p>
          </table:table-cell>
          <table:table-cell table:style-name="Table18.C2" office:value-type="string">
            <text:p text:style-name="P154" loext:marker-style-name="T46"><text:span text:style-name="T27">OFF</text:span><text:span text:style-name="T27"/></text:p>
          </table:table-cell>
        </table:table-row>
        <table:table-row table:style-name="Table18.1">
          <table:table-cell table:style-name="Table18.A3" office:value-type="string">
            <text:p text:style-name="P144" loext:marker-style-name="T13"><text:span text:style-name="T8">f+/-</text:span><text:span text:style-name="T5"/></text:p>
          </table:table-cell>
          <table:table-cell table:style-name="Table18.B3" office:value-type="string">
            <text:p text:style-name="P154" loext:marker-style-name="T13"><text:span text:style-name="T5">debugsrc+/-</text:span><text:span text:style-name="T5"/></text:p>
          </table:table-cell>
          <table:table-cell table:style-name="Table18.C3" office:value-type="string">
            <text:p text:style-name="P154" loext:marker-style-name="T46"><text:span text:style-name="T27">Perform source level debugging.</text:span><text:span text:style-name="T27"/></text:p>
          </table:table-cell>
          <table:table-cell table:style-name="Table18.D3" office:value-type="string">
            <text:p text:style-name="P154" loext:marker-style-name="T46"><text:span text:style-name="T27">OFF</text:span><text:span text:style-name="T27"/></text:p>
          </table:table-cell>
        </table:table-row>
        <table:table-row table:style-name="Table18.1">
          <table:table-cell table:style-name="Table18.A2" office:value-type="string">
            <text:p text:style-name="P144" loext:marker-style-name="T13"><text:span text:style-name="T8">e+/-</text:span><text:span text:style-name="T5"/></text:p>
          </table:table-cell>
          <table:table-cell table:style-name="Table18.B2" office:value-type="string">
            <text:p text:style-name="P154" loext:marker-style-name="T13"><text:span text:style-name="T5">machdeck+/-</text:span><text:span text:style-name="T5"/></text:p>
          </table:table-cell>
          <table:table-cell table:style-name="Table18.C2" office:value-type="string">
            <text:p text:style-name="P154" loext:marker-style-name="T46"><text:span text:style-name="T27">Output binary deck from pint instead of running the assembled results (pint only).</text:span><text:span text:style-name="T27"/></text:p>
          </table:table-cell>
          <table:table-cell table:style-name="Table18.C2" office:value-type="string">
            <text:p text:style-name="P154" loext:marker-style-name="T46"><text:span text:style-name="T27">OFF</text:span><text:span text:style-name="T27"/></text:p>
          </table:table-cell>
        </table:table-row>
        <table:table-row table:style-name="Table18.1">
          <table:table-cell table:style-name="Table18.A25" office:value-type="string">
            <text:p text:style-name="P144" loext:marker-style-name="T13"><text:span text:style-name="T8">ee+/-</text:span><text:span text:style-name="T5"/></text:p>
          </table:table-cell>
          <table:table-cell table:style-name="Table18.B25" office:value-type="string">
            <text:p text:style-name="P154" loext:marker-style-name="T13"><text:span text:style-name="T5">experror+/-</text:span><text:span text:style-name="T5"/></text:p>
          </table:table-cell>
          <table:table-cell table:style-name="Table18.C25" office:value-type="string">
            <text:p text:style-name="P154" loext:marker-style-name="T46"><text:span text:style-name="T27">Output expanded error descriptions.</text:span><text:span text:style-name="T27"/></text:p>
          </table:table-cell>
          <table:table-cell table:style-name="Table18.D25" office:value-type="string">
            <text:p text:style-name="P154" loext:marker-style-name="T46"><text:span text:style-name="T27">ON</text:span><text:span text:style-name="T27"/></text:p>
          </table:table-cell>
        </table:table-row>
        <table:table-row table:style-name="Table18.1">
          <table:table-cell table:style-name="Table18.A25" office:value-type="string">
            <text:p text:style-name="P164" loext:marker-style-name="T13">z+/-</text:p>
          </table:table-cell>
          <table:table-cell table:style-name="Table18.B25" office:value-type="string">
            <text:p text:style-name="P164" loext:marker-style-name="T13">lineinfo+/-</text:p>
          </table:table-cell>
          <table:table-cell table:style-name="Table18.C25" office:value-type="string">
            <text:p text:style-name="P160" loext:marker-style-name="T46">Output line statistics.</text:p>
          </table:table-cell>
          <table:table-cell table:style-name="Table18.D25" office:value-type="string">
            <text:p text:style-name="P160" loext:marker-style-name="T46">ON</text:p>
          </table:table-cell>
        </table:table-row>
      </table:table>
      <text:p text:style-name="Standard"/>
      <text:p text:style-name="Standard">It is possible to cause problems in the code if the options are turned on or off arbitrarily in the middle of the program. It is recommended that you place option sets at the top of the program only unless you are sure what you are doing.</text:p>
      <text:p text:style-name="Standard">Pascal-P6 provides a lot of switches for developers to use to debug the compiler. A good rule is: if you don’t know what a switch does, don’t use it. Pascal-P6 is a compiler developer’s compiler. This means that everything in the system is available to change, including things that make no sense for end users.</text:p>
      <text:p text:style-name="Standard">Note that a lot of the debug switches previously available in Pascal-P5 have been moved to the debug mode in Pascal-P6. See “<text:bookmark-ref text:reference-format="number-no-superior" text:ref-name="__RefHeading___Toc15588_2478585429">4</text:bookmark-ref> <text:bookmark-ref text:reference-format="text" text:ref-name="_Ref527962450">Pascal-P6 debugger mode</text:bookmark-ref>”.</text:p>
      <text:h text:style-name="Heading_20_3" text:outline-level="3"><text:bookmark-start text:name="__RefHeading___Toc15580_2478585429"/><text:bookmark-start text:name="_Toc528309105"/>Option descriptions<text:bookmark-end text:name="__RefHeading___Toc15580_2478585429"/><text:bookmark-end text:name="_Toc528309105"/></text:h>
      <text:p text:style-name="Standard">List format is: short form, long form, description.</text:p>
      <text:h text:style-name="P9" text:outline-level="3"><text:bookmark-start text:name="__RefHeading___Toc18874_1027172818"/><text:soft-page-break/>t+/-<text:tab/>prttables+/-<text:tab/>Print/don't print internal tables after each routine is compiled.<text:bookmark-end text:name="__RefHeading___Toc18874_1027172818"/></text:h>
      <text:p text:style-name="Standard">Prints the complete set of identifier and types declared in each block at the end of the block.</text:p>
      <text:h text:style-name="P9" text:outline-level="3"><text:bookmark-start text:name="__RefHeading___Toc18876_1027172818"/>l+/-<text:tab/>list+/-<text:tab/><text:tab/>List/don't list the source program during compilation.<text:bookmark-end text:name="__RefHeading___Toc18876_1027172818"/></text:h>
      <text:p text:style-name="Standard">Enables the compiler to output a source listing.</text:p>
      <text:h text:style-name="P9" text:outline-level="3"><text:bookmark-start text:name="__RefHeading___Toc18878_1027172818"/>d+/-<text:tab/>chk+/-<text:tab/><text:tab/>Add extra code to check array bounds, subranges, etc.<text:bookmark-end text:name="__RefHeading___Toc18878_1027172818"/></text:h>
      <text:p text:style-name="Standard">Enables several debug checks in the code.</text:p>
      <text:h text:style-name="P9" text:outline-level="3"><text:bookmark-start text:name="__RefHeading___Toc18880_1027172818"/>c+/-<text:tab/>lstcod+/-<text:tab/>Output/don't output intermediate code.<text:bookmark-end text:name="__RefHeading___Toc18880_1027172818"/></text:h>
      <text:p text:style-name="P16">Supresses the creation of the intermediate file contents. Note that the output intermediate file is always created, but it’s contents will be empty.</text:p>
      <text:p text:style-name="P16"/>
      <text:h text:style-name="P9" text:outline-level="3"><text:bookmark-start text:name="__RefHeading___Toc18882_1027172818"/>v+/-<text:tab/>chkvar+/-<text:tab/>Check variant records.<text:bookmark-end text:name="__RefHeading___Toc18882_1027172818"/></text:h>
      <text:p text:style-name="Standard">Perform active variant checks. Checks if the variant in a variant record is active when accessed.</text:p>
      <text:h text:style-name="P9" text:outline-level="3"><text:bookmark-start text:name="__RefHeading___Toc18884_1027172818"/>r+/+<text:tab/>reference+/-<text:tab/>Perform reference checking.<text:bookmark-end text:name="__RefHeading___Toc18884_1027172818"/></text:h>
      <text:p text:style-name="Standard">Checks if identifiers used in the program have been referenced by the code.</text:p>
      <text:h text:style-name="P9" text:outline-level="3"><text:bookmark-start text:name="__RefHeading___Toc18886_1027172818"/>u+/-<text:tab/>undestag+/-<text:tab/>Perform Undiscriminated variant checking.<text:bookmark-end text:name="__RefHeading___Toc18886_1027172818"/></text:h>
      <text:p text:style-name="Standard">Forces checking on undiscriminated variants. These are variant records where the tagfield is not allocated, meaning there is no tagfield to check before accessing a given variant. The u flag forces the tagfield to be allocated as an anonymous member of the record, and will assign it the correct value any time a write access is done within a variant. On read access to the variant, the anonymous tag field value is checked, and faulted if not correct. This option actually generates more code than just specifying the tag field exists and setting it properly. However, the overhead of this check can be simply removed by removing the option. See also the v option.</text:p>
      <text:h text:style-name="P9" text:outline-level="3"><text:bookmark-start text:name="__RefHeading___Toc18888_1027172818"/>s+/-<text:tab/>iso7185+/-<text:tab/>Restrict input language to ISO 7185 Pascal.<text:bookmark-end text:name="__RefHeading___Toc18888_1027172818"/></text:h>
      <text:p text:style-name="Standard">Produces errors on any Pascaline level language features. <text:s/>Disables all Pascaline extended keywords. Removes the ability to use force sequences in strings (“\”). Note that this is <text:span text:style-name="T75">not a ISO 7185 compliance flag</text:span>. Pascaline is completely compliant with ISO 7185 Pascal regardless of the state of the s option. It simply restricts the source language to ISO 7185 Pascal only.</text:p>
      <text:h text:style-name="P9" text:outline-level="3"><text:bookmark-start text:name="__RefHeading___Toc18890_1027172818"/>x+/-<text:tab/>prtlex+/-<text:tab/>Dump lexical information during the run.<text:bookmark-end text:name="__RefHeading___Toc18890_1027172818"/></text:h>
      <text:p text:style-name="Standard">Outputs the lexical tolkens scanned from the input source.</text:p>
      <text:h text:style-name="P9" text:outline-level="3"><text:bookmark-start text:name="__RefHeading___Toc18892_1027172818"/>b+/-<text:tab/>prtlab+/-<text:tab/>Print goto labels used at the end of the compile.<text:bookmark-end text:name="__RefHeading___Toc18892_1027172818"/></text:h>
      <text:p text:style-name="Standard">Prints all goto labels used in the compile. For debugging purposes.</text:p>
      <text:h text:style-name="P9" text:outline-level="3"><text:bookmark-start text:name="__RefHeading___Toc18894_1027172818"/>y+/-<text:tab/>prtdisplay+/-<text:tab/>Dump display information at the end of the compile (symbols).<text:bookmark-end text:name="__RefHeading___Toc18894_1027172818"/></text:h>
      <text:p text:style-name="Standard">Performs a dump of all identifiers in the display at the end of the compile run. For debugging purposes.</text:p>
      <text:h text:style-name="P9" text:outline-level="3"><text:bookmark-start text:name="__RefHeading___Toc18896_1027172818"/><text:soft-page-break/>i+/-<text:tab/>varblk+/-<text:tab/>Check VAR block violations.<text:bookmark-end text:name="__RefHeading___Toc18896_1027172818"/></text:h>
      <text:p text:style-name="Standard">Checks various faults caused by having a parameter VAR access outstanding. This includes changing a variant while there is an outstanding reference, or disposing a dynamic variable, etc. This is an expensive check, and thus normally set OFF. It should be enabled and used for advanced checking of a running program.</text:p>
      <text:h text:style-name="P9" text:outline-level="3"><text:bookmark-start text:name="__RefHeading___Toc18898_1027172818"/>g+/-<text:tab/>prtlabdef+/-<text:tab/>Dump goto and other location labels at intermediate assembly time.<text:bookmark-end text:name="__RefHeading___Toc18898_1027172818"/></text:h>
      <text:p text:style-name="Standard">Dumps the interpreter label tables at the end of intermediate assembly.</text:p>
      <text:h text:style-name="P9" text:outline-level="3"><text:bookmark-start text:name="__RefHeading___Toc18900_1027172818"/>h+/-<text:tab/>sourceset+/-<text:tab/>Add source line sets to code.<text:bookmark-end text:name="__RefHeading___Toc18900_1027172818"/></text:h>
      <text:p text:style-name="Standard">Adds source set instructions in the output byte code. These are used to produce error diagnostics indicating what source line was executing. Note that debug mode does not use these instructions for listing, only for breakpoints on given source lines.</text:p>
      <text:h text:style-name="P9" text:outline-level="3"><text:bookmark-start text:name="__RefHeading___Toc18902_1027172818"/>n+/-<text:tab/>recycle+/-<text:tab/>Obey heap recycle requests. If false, no space is recycled.<text:bookmark-end text:name="__RefHeading___Toc18902_1027172818"/></text:h>
      <text:p text:style-name="Standard">This flag is used to turn off all recycling of dynamic variables. Any variables recycled will simply be left occupied, effectively quarantining them. This is used to debug recycle issue. Note that there are other options that fault on attempts to access variables that have previously been disposed, such as the p and m flags.</text:p>
      <text:h text:style-name="P9" text:outline-level="3"><text:bookmark-start text:name="__RefHeading___Toc18904_1027172818"/>o+/-<text:tab/>chkoverflo+/-<text:tab/>Check for arithmetic overflow.<text:bookmark-end text:name="__RefHeading___Toc18904_1027172818"/></text:h>
      <text:p text:style-name="Standard">Enables checking for various overflow conditions.</text:p>
      <text:h text:style-name="P9" text:outline-level="3"><text:bookmark-start text:name="__RefHeading___Toc18906_1027172818"/>p+/-<text:tab/>chkreuse+/-<text:tab/>Check for reuse of freed entry in heap space.<text:bookmark-end text:name="__RefHeading___Toc18906_1027172818"/></text:h>
      <text:p text:style-name="Standard">When variables are freed, the space returned is broken into a flagged entry that generates faults on use, followed by free space. This effectively enforces use after recycle checks but with low waste of freed blocks.</text:p>
      <text:h text:style-name="P9" text:outline-level="3"><text:bookmark-start text:name="__RefHeading___Toc18908_1027172818"/>m+/-<text:tab/>breakheap+/-<text:tab/>Modifies the p flag to flag the remaining space as occupied.<text:bookmark-end text:name="__RefHeading___Toc18908_1027172818"/></text:h>
      <text:p text:style-name="Standard">The use of p option should check all attempts to use a previously freed block. However there are cases where, especially when mixed protection checks are enabled, that it is better not to reuse the recycled space at all. This is effectively a mixture of the n and p flags, and thus combines stoppage of recycling with flagging of reuse after dispose checks.</text:p>
      <text:h text:style-name="P9" text:outline-level="3"><text:bookmark-start text:name="__RefHeading___Toc18910_1027172818"/>q+/-<text:tab/>chkundef+/-<text:tab/>Check accesses to undefined memory.<text:bookmark-end text:name="__RefHeading___Toc18910_1027172818"/></text:h>
      <text:p text:style-name="Standard">Checks if an undefined location is accessed in the code. The interpreter keeps a large bitmap of memory and checks read/write accesses. <text:s/>Note that some undefined checks such as pointer undefined cannot be turned off. Note also that this check is only performed in the interpreter.</text:p>
      <text:h text:style-name="P9" text:outline-level="3"><text:bookmark-start text:name="__RefHeading___Toc18912_1027172818"/>w+/-<text:tab/>debug+/-<text:tab/>Enter debug mode (pint only).<text:bookmark-end text:name="__RefHeading___Toc18912_1027172818"/></text:h>
      <text:p text:style-name="Standard">Causes pint to enter debug mode before starting the program. See also “<text:bookmark-ref text:reference-format="text" text:ref-name="_Ref527967513">Pascal-P6 debugger mode</text:bookmark-ref>”.</text:p>
      <text:h text:style-name="P9" text:outline-level="3"><text:bookmark-start text:name="__RefHeading___Toc18914_1027172818"/>a+/-<text:tab/>debugflt+/-<text:tab/>Enter debugger on fault<text:bookmark-end text:name="__RefHeading___Toc18914_1027172818"/></text:h>
      <text:p text:style-name="Standard">Enters debug mode if any fault occurs. See also the w option.</text:p>
      <text:h text:style-name="P9" text:outline-level="3"><text:bookmark-start text:name="__RefHeading___Toc18916_1027172818"/><text:soft-page-break/>f+/-<text:tab/>debugsrc+/-<text:tab/>Perform source level debugging.<text:bookmark-end text:name="__RefHeading___Toc18916_1027172818"/></text:h>
      <text:p text:style-name="Standard">Loads the source code file(s) for the current code, and cross indexes the source code lines. Debug mode then changes to source mode. See also “<text:bookmark-ref text:reference-format="text" text:ref-name="_Ref527967812">Pascal-P6 debugger mode</text:bookmark-ref>”.</text:p>
      <text:h text:style-name="P9" text:outline-level="3"><text:bookmark-start text:name="__RefHeading___Toc18918_1027172818"/>e+/-<text:tab/>machdeck+/-<text:tab/>Output binary deck from pint instead of running the assembled results.<text:bookmark-end text:name="__RefHeading___Toc18918_1027172818"/></text:h>
      <text:p text:style-name="Standard">Changes the way pint works. After the intermediate is assembled to byte code into the internal store, the entire byte code program is output in a hex file format. Then pint stops without running the resulting program. This flag is used to prepare binaries for pmach or cmach. Note that the output file, which normally contains output from the running program, now will contain the hex encoded binary, and thus should be treated differently.</text:p>
      <text:h text:style-name="Heading_20_2" text:outline-level="2"><text:bookmark-start text:name="__RefHeading___Toc16093_623728502"/>Errors<text:bookmark-end text:name="__RefHeading___Toc16093_623728502"/></text:h>
      <text:h text:style-name="Heading_20_3" text:outline-level="3"><text:bookmark-start text:name="__RefHeading___Toc16095_623728502"/>Source errors<text:bookmark-end text:name="__RefHeading___Toc16095_623728502"/></text:h>
      <text:p text:style-name="Standard">Source errors are output as follows:</text:p>
      <text:p text:style-name="Code"><text:s text:c="5"/>1 <text:s text:c="5"/>-48 program test(output); </text:p>
      <text:p text:style-name="Code"><text:s text:c="5"/>2 <text:s text:c="5"/>-48 <text:s/></text:p>
      <text:p text:style-name="Code"><text:s text:c="5"/>3 <text:s text:c="5"/>-48 begin x </text:p>
      <text:p text:style-name="Code"><text:s text:c="5"/>4 <text:s text:c="7"/>7 <text:s/></text:p>
      <text:p text:style-name="Code"><text:s text:c="5"/>5 <text:s text:c="7"/>7 <text:s text:c="3"/>writeln('hello, world') </text:p>
      <text:p text:style-name="Code"><text:s text:c="5"/>5 <text:s text:c="2"/>**** <text:s text:c="11"/>^104,59</text:p>
      <text:p text:style-name="Code"><text:s text:c="5"/>5 <text:s text:c="2"/>**** <text:s/>104 Identifier not declared</text:p>
      <text:p text:style-name="Code"><text:s text:c="5"/>5 <text:s text:c="2"/>**** <text:s text:c="2"/>59 Error in variable</text:p>
      <text:p text:style-name="Code"><text:s text:c="5"/>6 <text:s text:c="7"/>7 <text:s/></text:p>
      <text:p text:style-name="Code"><text:s text:c="5"/>7 <text:s text:c="7"/>7 end. </text:p>
      <text:p text:style-name="Code"><text:s text:c="5"/>7 <text:s text:c="2"/>**** <text:s text:c="4"/>^51</text:p>
      <text:p text:style-name="Code"><text:s text:c="5"/>7 <text:s text:c="2"/>**** <text:s text:c="2"/>51 ':=' expected</text:p>
      <text:p text:style-name="Code"/>
      <text:p text:style-name="Code">Errors in program: 3</text:p>
      <text:p text:style-name="Code"/>
      <text:p text:style-name="Code">Error numbers in listing:</text:p>
      <text:p text:style-name="Code">-------------------------</text:p>
      <text:p text:style-name="Code"><text:s/>51 <text:s text:c="2"/>1 ':=' expected</text:p>
      <text:p text:style-name="Code"><text:s/>59 <text:s text:c="2"/>1 Error in variable</text:p>
      <text:p text:style-name="Code">104 <text:s text:c="2"/>1 Identifier not declared</text:p>
      <text:p text:style-name="Code"/>
      <text:p text:style-name="Standard">The caret (‘^’) character indicates where in the line the error occurred. The error numbers are an expanded set of the original errors from the ETH compiler. pcom outputs an optional list of the error equivalents for error numbers.</text:p>
      <text:p text:style-name="Standard">At the end of the compiler run, a list of errors by number, the number of occurrences of each error, and the error text is output.</text:p>
      <text:h text:style-name="Heading_20_3" text:outline-level="3"><text:bookmark-start text:name="__RefHeading___Toc16097_623728502"/>Interpreter errors<text:bookmark-end text:name="__RefHeading___Toc16097_623728502"/></text:h>
      <text:p text:style-name="Standard">When the program is run by pint, the errors appear as:</text:p>
      <text:p text:style-name="Code"><text:s text:c="5"/>1 <text:s text:c="5"/>-48 program test(output); </text:p>
      <text:p text:style-name="Code"><text:s text:c="5"/>2 <text:s text:c="5"/>-48 <text:s/></text:p>
      <text:p text:style-name="Code"><text:soft-page-break/><text:s text:c="5"/>3 <text:s text:c="5"/>-48 begin </text:p>
      <text:p text:style-name="Code"><text:s text:c="5"/>4 <text:s text:c="7"/>7 <text:s/></text:p>
      <text:p text:style-name="Code"><text:s text:c="5"/>5 <text:s text:c="7"/>7 <text:s text:c="3"/>writeln('The number is: ', 10/0) </text:p>
      <text:p text:style-name="Code"><text:s text:c="5"/>6 <text:s text:c="6"/>21 <text:s/></text:p>
      <text:p text:style-name="Code"><text:s text:c="5"/>7 <text:s text:c="6"/>21 end. </text:p>
      <text:p text:style-name="Code"/>
      <text:p text:style-name="Code">Errors in program: 0</text:p>
      <text:p text:style-name="Code">P6 Pascal interpreter vs. 0.1.x</text:p>
      <text:p text:style-name="Code"/>
      <text:p text:style-name="Code">Assembling/loading program</text:p>
      <text:p text:style-name="Code">Running program</text:p>
      <text:p text:style-name="Code"/>
      <text:p text:style-name="Code">The number is: </text:p>
      <text:p text:style-name="Code">*** Runtime error [5]: Zero divide</text:p>
      <text:p text:style-name="Code"/>
      <text:p text:style-name="Standard">The source line number of the error text is given, followed by the error description.</text:p>
      <text:h text:style-name="P109" text:outline-level="2"><text:bookmark-start text:name="__RefHeading___Toc15582_2478585429 Copy 1"/>Runtime errors<text:bookmark-end text:name="__RefHeading___Toc15582_2478585429 Copy 1"/><text:bookmark text:name="_Toc320481275 Copy 1"/><text:bookmark text:name="_Toc528309106 Copy 1"/></text:h>
      <text:p text:style-name="P75">When a binary executable is run, the errors appear as:</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test(output); </text:p>
      <text:p text:style-name="Code"><text:s text:c="5"/>2 <text:s text:c="6"/>-8 <text:s/></text:p>
      <text:p text:style-name="Code"><text:s text:c="5"/>3 <text:s text:c="6"/>-8 begin </text:p>
      <text:p text:style-name="Code"><text:s text:c="5"/>4 <text:s text:c="7"/>5 <text:s/></text:p>
      <text:p text:style-name="Code"><text:s text:c="5"/>5 <text:s text:c="7"/>5 <text:s text:c="3"/>writeln(1/0) </text:p>
      <text:p text:style-name="Code"><text:s text:c="5"/>6 <text:s text:c="6"/>14 <text:s/></text:p>
      <text:p text:style-name="Code"><text:s text:c="5"/>7 <text:s text:c="6"/>14 end. </text:p>
      <text:p text:style-name="Code"/>
      <text:p text:style-name="Code">Errors in program: 0</text:p>
      <text:p text:style-name="Code">P6 Pascal AMD64/gcc 64 bit code generator vs. 0.2.x</text:p>
      <text:p text:style-name="Code"/>
      <text:p text:style-name="Code">Generating program</text:p>
      <text:p text:style-name="Code"/>
      <text:p text:style-name="Code">Program generation complete</text:p>
      <text:p text:style-name="Code">Running with pgen</text:p>
      <text:p text:style-name="Code">/usr/bin/ld: /tmp/ccsmxSEo.o: in function `resetfn':</text:p>
      <text:p text:style-name="Code">/home/samiam/projects/pascal/pascal-p6/source/AMD64/gcc/psystem.c:1846: warning: the use of `tmpnam' is dangerous, better use `mkstemp'</text:p>
      <text:p text:style-name="Code"/>
      <text:p text:style-name="Code">*** Runtime error: test:5:Zero divide</text:p>
      <text:p text:style-name="Code"/>
      <text:p text:style-name="P75">The module name where the error occurred and the line number of the error is given.</text:p>
      <text:h text:style-name="Heading_20_2" text:outline-level="2"><text:bookmark-start text:name="__RefHeading___Toc15582_2478585429"/><text:bookmark-start text:name="_Toc320481275"/><text:bookmark-start text:name="_Toc528309106"/><text:soft-page-break/>Other operations<text:bookmark-end text:name="__RefHeading___Toc15582_2478585429"/><text:bookmark-end text:name="_Toc320481275"/><text:bookmark-end text:name="_Toc528309106"/></text:h>
      <text:p text:style-name="Standard">Within the Pascal-P6 toolset, you will find a series of scripts to perform common operations using Pascal-P6. This includes building the compiler and interpreter using an existing ISO 7185 compatible compiler, and also testing Pascal-P6.</text:p>
      <text:p text:style-name="Standard">The scripts used in Pascal-P6 are designed to be independent of what operating system you are running on. The Pascal-P6 system as been successfully run on the following systems<text:note text:id="ftn4" text:note-class="footnote"><text:note-citation>4</text:note-citation><text:note-body><text:p text:style-name="P74">At the present time, the Windows and Mac OS X support is not functioning.</text:p></text:note-body></text:note>:</text:p>
      <text:list text:style-name="WWNum4">
        <text:list-item>
          <text:p text:style-name="P115">Windows</text:p>
        </text:list-item>
        <text:list-item>
          <text:p text:style-name="P115">Ubuntu linux</text:p>
        </text:list-item>
        <text:list-item>
          <text:p text:style-name="P115">Mac OS X</text:p>
        </text:list-item>
      </text:list>
      <text:p text:style-name="Standard">To enable this to work, there are two kinds of scripts available, one for DOS/Windows command shells, and another for Unix/Bash. These two script files live side by side, because the DOS/Windows scripts use a .bat extension, and Bash scripts use no extensions. Thus, when a script command is specified here, the particular type of script file is selected automatically.</text:p>
      <text:h text:style-name="Heading_20_2" text:outline-level="2"><text:bookmark-start text:name="__RefHeading___Toc15584_2478585429"/><text:bookmark-start text:name="_Ref320531638"/><text:bookmark-start text:name="_Ref320531634"/><text:bookmark-start text:name="_Toc320481277"/><text:bookmark-start text:name="_Toc528309107"/>Reliance on Unix commands in the Pascal-P6 toolset<text:bookmark-end text:name="__RefHeading___Toc15584_2478585429"/><text:bookmark-end text:name="_Ref320531638"/><text:bookmark-end text:name="_Ref320531634"/><text:bookmark-end text:name="_Toc320481277"/><text:bookmark-end text:name="_Toc528309107"/></text:h>
      <text:p text:style-name="Standard">Most of the scripts in this package, even the DOS/Windows scripts, rely on Unix commands like cp, sed, diff, chmod and others.</text:p>
      <text:p text:style-name="Standard">For Windows, the Mingw toolset is available:</text:p>
      <text:p text:style-name="Standard">http://www.mingw.org/</text:p>
      <text:p text:style-name="Standard">Mingw uses GNU programs that are compiled as native Windows .exe files without special .dll files</text:p>
      <text:p text:style-name="Standard">The scripts <text:span text:style-name="T109">in Pascal-P6 </text:span>are available in both DOS/Windows and bash versions. <text:span text:style-name="T109">It is also possible to just use the bash shell that is provided with Mingw.</text:span></text:p>
      <text:p text:style-name="Standard">Using the Mingw toolkit, it is possible to use the bash scripts by simply executing bash under Windows.</text:p>
      <text:p text:style-name="P77">Alternately, you can use the WSL or “Windows Subsystem for Linux”.</text:p>
      <text:h text:style-name="Heading_20_2" text:outline-level="2"><text:bookmark-start text:name="__RefHeading___Toc15586_2478585429"/><text:bookmark-start text:name="_Toc528309108"/><text:bookmark-start text:name="_Toc320481278"/>The “flip” command and line endings<text:bookmark-end text:name="__RefHeading___Toc15586_2478585429"/><text:bookmark-end text:name="_Toc528309108"/><text:bookmark-end text:name="_Toc320481278"/></text:h>
      <text:p text:style-name="Standard">Every effort was made to make the Pascal-P6 compile and evaluate system independent of what system it is running on, from Windows command shell, to Linux with Bash shell. One common <text:span text:style-name="T109">problem </text:span>is that several utilities don’t appreciate seeing a line ending outside of their “native” line ending, such as CRLF for Windows, and LF for linux. Examples include “diff” (find file differences) and Bash.</text:p>
      <text:p text:style-name="Standard">Therefore many of the scripts try to remove the line ending considerations, either by ignoring such line endings, or by converting all of the required files to the particular line ending in use.</text:p>
      <text:p text:style-name="Standard">The key to this is the “flip” utility. “flip” <text:span text:style-name="T109">is available </text:span>on most systems. Unfortunately, even flip <text:span text:style-name="T109">is</text:span> not found on some systems. Th<text:span text:style-name="T109">us Pascal-P6</text:span> include<text:span text:style-name="T109">s</text:span> the flip.c program with the distribution, <text:span text:style-name="T109">and </text:span>you <text:span text:style-name="T109">can </text:span>compile to form a binary on your system to replace the utility.</text:p>
      <text:p text:style-name="Standard">To make the flip utility, you run:</text:p>
      <text:p text:style-name="Standard">$ make_flip</text:p>
      <text:p text:style-name="Standard"><text:soft-page-break/>Then flip will exist in the root directory.</text:p>
      <text:p text:style-name="Standard"/>
      <text:p text:style-name="P54"/>
      <text:h text:style-name="P105" text:outline-level="1"><text:bookmark-start text:name="__RefHeading___Toc15588_2478585429"/><text:bookmark-start text:name="_Ref527962450"/><text:bookmark-start text:name="_Toc528309109"/><text:bookmark-start text:name="_Ref527967513"/><text:bookmark-start text:name="_Ref527967812"/>Pascal-P6 debugger mode<text:bookmark-end text:name="__RefHeading___Toc15588_2478585429"/><text:bookmark-end text:name="_Ref527962450"/><text:bookmark-end text:name="_Toc528309109"/><text:bookmark-end text:name="_Ref527967513"/><text:bookmark-end text:name="_Ref527967812"/></text:h>
      <text:p text:style-name="Standard">Debug mode in Pascal-P6 gives you the ability to step through, set break points, dump variable values and other facilities to enable debugging of issues with Pascaline code, both at the machine level and also at source level.</text:p>
      <text:p text:style-name="Standard">It is possible to debug Pascal-P6 programs at the target machine code level. But pint includes a portable debugger that works the same and provides the same capabilities on any machine. It also provides capabilities that are difficult or impossible to do on a real machine, but easy to provide on a virtual machine. The price for this is run speed.</text:p>
      <text:p text:style-name="Standard">There are two levels you can debug a Pascal-P6 program at, the interpreter (byte code) level using pint and machine code level using gdb. With optimizing compilers, parts of the code can be reordered, changed or even completely removed. It is difficult, and sometimes impossible to track source lines positions in the code. In addition, gdb was not designed for the Pascaline language, so the ability to print values at machine code time can be poor.</text:p>
      <text:p text:style-name="Standard">For this reason I believe you will find debugging at the interpreter level a valuable tool. Using debug mode, you can:</text:p>
      <text:list text:style-name="WWNum14">
        <text:list-item>
          <text:p text:style-name="P116">Trace through the code at source level.</text:p>
        </text:list-item>
        <text:list-item>
          <text:p text:style-name="P116">Print the contents of any variable in Pascal formatted form.</text:p>
        </text:list-item>
        <text:list-item>
          <text:p text:style-name="P116">Print what blocks are currently running.</text:p>
        </text:list-item>
        <text:list-item>
          <text:p text:style-name="P116">Watch changes in variables.</text:p>
        </text:list-item>
        <text:list-item>
          <text:p text:style-name="P116">Place breakpoints at source lines.</text:p>
        </text:list-item>
        <text:list-item>
          <text:p text:style-name="P116">Run profiles on the code.</text:p>
        </text:list-item>
      </text:list>
      <text:p text:style-name="Standard">And many other operations.</text:p>
      <text:p text:style-name="Standard">Debug mode is invoked in two different ways. You can enter debug mode before the program is run with the $w/$debug option, or you can enter debug mode only after a fault occurs with the $a/debugflt option.</text:p>
      <text:p text:style-name="Standard">The following options apply to debug mode:</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42" loext:marker-style-name="T11"><text:span text:style-name="T15">Short option</text:span><text:span text:style-name="T11"/></text:p>
          </table:table-cell>
          <table:table-cell table:style-name="Table19.A1" office:value-type="string">
            <text:p text:style-name="P142" loext:marker-style-name="T11"><text:span text:style-name="T15">Long option</text:span><text:span text:style-name="T11"/></text:p>
          </table:table-cell>
          <table:table-cell table:style-name="Table19.A1" office:value-type="string">
            <text:p text:style-name="P142" loext:marker-style-name="T11"><text:span text:style-name="T15">Description</text:span><text:span text:style-name="T11"/></text:p>
          </table:table-cell>
        </table:table-row>
        <table:table-row table:style-name="Table19.1">
          <table:table-cell table:style-name="Table19.A2" office:value-type="string">
            <text:p text:style-name="P163" loext:marker-style-name="T44"><text:span text:style-name="T46">w+/-</text:span><text:span text:style-name="T44"/></text:p>
          </table:table-cell>
          <table:table-cell table:style-name="Table19.B2" office:value-type="string">
            <text:p text:style-name="P153" loext:marker-style-name="T46"><text:span text:style-name="T46">debug+/-</text:span><text:span text:style-name="T46"/></text:p>
          </table:table-cell>
          <table:table-cell table:style-name="Table19.C2" office:value-type="string">
            <text:p text:style-name="P153" loext:marker-style-name="T46"><text:span text:style-name="T46">Starts debugging before code is run.</text:span><text:span text:style-name="T46"/></text:p>
          </table:table-cell>
        </table:table-row>
        <table:table-row table:style-name="Table19.1">
          <table:table-cell table:style-name="Table19.A3" office:value-type="string">
            <text:p text:style-name="P163" loext:marker-style-name="T44"><text:span text:style-name="T46">a+/-</text:span><text:span text:style-name="T44"/></text:p>
          </table:table-cell>
          <table:table-cell table:style-name="Table19.B3" office:value-type="string">
            <text:p text:style-name="P153" loext:marker-style-name="T46"><text:span text:style-name="T46">debugflt+/-</text:span><text:span text:style-name="T46"/></text:p>
          </table:table-cell>
          <table:table-cell table:style-name="Table19.C3" office:value-type="string">
            <text:p text:style-name="P153" loext:marker-style-name="T46"><text:span text:style-name="T46">Starts debugging when fault is encountered.</text:span><text:span text:style-name="T46"/></text:p>
          </table:table-cell>
        </table:table-row>
        <table:table-row table:style-name="Table19.1">
          <table:table-cell table:style-name="Table19.A2" office:value-type="string">
            <text:p text:style-name="P163" loext:marker-style-name="T44"><text:span text:style-name="T46">f+/-</text:span><text:span text:style-name="T44"/></text:p>
          </table:table-cell>
          <table:table-cell table:style-name="Table19.B2" office:value-type="string">
            <text:p text:style-name="P153" loext:marker-style-name="T46"><text:span text:style-name="T46">debugsrc+/-</text:span><text:span text:style-name="T46"/></text:p>
          </table:table-cell>
          <table:table-cell table:style-name="Table19.C2" office:value-type="string">
            <text:p text:style-name="P153" loext:marker-style-name="T46"><text:span text:style-name="T46">A modifier, sets debugger to source mode</text:span><text:span text:style-name="T46"/></text:p>
          </table:table-cell>
        </table:table-row>
      </table:table>
      <text:p text:style-name="Standard"/>
      <text:p text:style-name="Standard">Note that these options are invoked by ‘$’ in the source code, but ‘--’ (double dash) or ‘-’ (single dash) on the command line.</text:p>
      <text:p text:style-name="Standard">The w/debug option is used to debug the program always, starting from the first executed instruction. The a/debugflt option is used to enter the debugger mode only after a fault is encountered. The w/debug option is primary and will override a/debugflt.</text:p>
      <text:p text:style-name="Standard">The f/debugsrc option modifies the behavior of the w/debug or a/debugflt flags. It performs two actions:</text:p>
      <text:p text:style-name="Standard">1. The program is stopped at the first statement in the program block.</text:p>
      <text:p text:style-name="Standard">2. Program status, the location report after stepping, breakpoints, etc., are reported in source code terms.</text:p>
      <text:h text:style-name="Heading_20_2" text:outline-level="2"><text:bookmark-start text:name="__RefHeading___Toc18920_1027172818"/><text:soft-page-break/>Commands<text:bookmark-end text:name="__RefHeading___Toc18920_1027172818"/></text:h>
      <text:p text:style-name="Standard">The commands possible in debug mode are:</text:p>
      <text:p text:style-name="Standard">Commands:</text:p>
      <text:p text:style-name="Standard"/>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42" loext:marker-style-name="T11"><text:span text:style-name="T6">Command</text:span><text:span text:style-name="T5"/></text:p>
          </table:table-cell>
          <table:table-cell table:style-name="Table20.B1" office:value-type="string">
            <text:p text:style-name="P142" loext:marker-style-name="T11"><text:span text:style-name="T6">Parameters</text:span><text:span text:style-name="T5"/></text:p>
          </table:table-cell>
          <table:table-cell table:style-name="Table20.B1" office:value-type="string">
            <text:p text:style-name="P142" loext:marker-style-name="T11"><text:span text:style-name="T6">Description</text:span><text:span text:style-name="T5"/></text:p>
          </table:table-cell>
        </table:table-row>
        <table:table-row table:style-name="Table20.1">
          <table:table-cell table:style-name="Table20.A2" office:value-type="string">
            <text:p text:style-name="P163" loext:marker-style-name="T44"><text:span text:style-name="T58">h|help</text:span><text:span text:style-name="T56"/></text:p>
          </table:table-cell>
          <table:table-cell table:style-name="Table20.B2" office:value-type="string">
            <text:p text:style-name="P161" loext:marker-style-name="T46"/>
          </table:table-cell>
          <table:table-cell table:style-name="Table20.C2" office:value-type="string">
            <text:p text:style-name="P153" loext:marker-style-name="T46"><text:span text:style-name="T57">Help</text:span><text:span text:style-name="T57"/></text:p>
          </table:table-cell>
        </table:table-row>
        <table:table-row table:style-name="Table20.1">
          <table:table-cell table:style-name="Table20.A3" office:value-type="string">
            <text:p text:style-name="P163" loext:marker-style-name="T44"><text:span text:style-name="T58">l</text:span><text:span text:style-name="T56"/></text:p>
          </table:table-cell>
          <table:table-cell table:style-name="Table20.B3" office:value-type="string">
            <text:p text:style-name="P153" loext:marker-style-name="T46"><text:span text:style-name="T57">[m] [s[ e|:l]</text:span><text:span text:style-name="T57"/></text:p>
          </table:table-cell>
          <table:table-cell table:style-name="Table20.C3" office:value-type="string">
            <text:p text:style-name="P153" loext:marker-style-name="T46"><text:span text:style-name="T57">List source lines</text:span><text:span text:style-name="T57"/></text:p>
          </table:table-cell>
        </table:table-row>
        <table:table-row table:style-name="Table20.1">
          <table:table-cell table:style-name="Table20.A2" office:value-type="string">
            <text:p text:style-name="P163" loext:marker-style-name="T44"><text:span text:style-name="T58">lc</text:span><text:span text:style-name="T56"/></text:p>
          </table:table-cell>
          <table:table-cell table:style-name="Table20.B2" office:value-type="string">
            <text:p text:style-name="P153" loext:marker-style-name="T46"><text:span text:style-name="T57">[s[ e|:l]</text:span><text:span text:style-name="T57"/></text:p>
          </table:table-cell>
          <table:table-cell table:style-name="Table20.C2" office:value-type="string">
            <text:p text:style-name="P153" loext:marker-style-name="T46"><text:span text:style-name="T57">List source and machine lines coordinated</text:span><text:span text:style-name="T57"/></text:p>
          </table:table-cell>
        </table:table-row>
        <table:table-row table:style-name="Table20.1">
          <table:table-cell table:style-name="Table20.A5" office:value-type="string">
            <text:p text:style-name="P163" loext:marker-style-name="T44"><text:span text:style-name="T58">li</text:span><text:span text:style-name="T56"/></text:p>
          </table:table-cell>
          <table:table-cell table:style-name="Table20.B5" office:value-type="string">
            <text:p text:style-name="P153" loext:marker-style-name="T46"><text:span text:style-name="T57">[s[ e|:l]</text:span><text:span text:style-name="T57"/></text:p>
          </table:table-cell>
          <table:table-cell table:style-name="Table20.C5" office:value-type="string">
            <text:p text:style-name="P153" loext:marker-style-name="T46"><text:span text:style-name="T57">List machine instructions</text:span><text:span text:style-name="T57"/></text:p>
          </table:table-cell>
        </table:table-row>
        <table:table-row table:style-name="Table20.1">
          <table:table-cell table:style-name="Table20.A2" office:value-type="string">
            <text:p text:style-name="P163" loext:marker-style-name="T44"><text:span text:style-name="T58">p</text:span><text:span text:style-name="T56"/></text:p>
          </table:table-cell>
          <table:table-cell table:style-name="Table20.B2" office:value-type="string">
            <text:p text:style-name="P153" loext:marker-style-name="T46"><text:span text:style-name="T57">v</text:span><text:span text:style-name="T57"/></text:p>
          </table:table-cell>
          <table:table-cell table:style-name="Table20.C2" office:value-type="string">
            <text:p text:style-name="P153" loext:marker-style-name="T46"><text:span text:style-name="T57">Print expression</text:span><text:span text:style-name="T57"/></text:p>
          </table:table-cell>
        </table:table-row>
        <table:table-row table:style-name="Table20.1">
          <table:table-cell table:style-name="Table20.A7" office:value-type="string">
            <text:p text:style-name="P163" loext:marker-style-name="T44"><text:span text:style-name="T58">d[b|l][8|16|32|64]</text:span><text:span text:style-name="T56"/></text:p>
          </table:table-cell>
          <table:table-cell table:style-name="Table20.B7" office:value-type="string">
            <text:p text:style-name="P153" loext:marker-style-name="T46"><text:span text:style-name="T57">[s[ e|:l]</text:span><text:span text:style-name="T57"/></text:p>
          </table:table-cell>
          <table:table-cell table:style-name="Table20.C7" office:value-type="string">
            <text:p text:style-name="P153" loext:marker-style-name="T46"><text:span text:style-name="T57">Dump memory</text:span><text:span text:style-name="T57"/></text:p>
          </table:table-cell>
        </table:table-row>
        <table:table-row table:style-name="Table20.1">
          <table:table-cell table:style-name="Table20.A2" office:value-type="string">
            <text:p text:style-name="P163" loext:marker-style-name="T44"><text:span text:style-name="T58">e</text:span><text:span text:style-name="T56"/></text:p>
          </table:table-cell>
          <table:table-cell table:style-name="Table20.B2" office:value-type="string">
            <text:p text:style-name="P153" loext:marker-style-name="T46"><text:span text:style-name="T57">a v[ v]...</text:span><text:span text:style-name="T57"/></text:p>
          </table:table-cell>
          <table:table-cell table:style-name="Table20.C2" office:value-type="string">
            <text:p text:style-name="P153" loext:marker-style-name="T46"><text:span text:style-name="T57">Enter byte values to memory address</text:span><text:span text:style-name="T57"/></text:p>
          </table:table-cell>
        </table:table-row>
        <table:table-row table:style-name="Table20.1">
          <table:table-cell table:style-name="Table20.A9" office:value-type="string">
            <text:p text:style-name="P163" loext:marker-style-name="T44"><text:span text:style-name="T58">st</text:span><text:span text:style-name="T56"/></text:p>
          </table:table-cell>
          <table:table-cell table:style-name="Table20.B9" office:value-type="string">
            <text:p text:style-name="P153" loext:marker-style-name="T46"><text:span text:style-name="T57">d v</text:span><text:span text:style-name="T57"/></text:p>
          </table:table-cell>
          <table:table-cell table:style-name="Table20.C9" office:value-type="string">
            <text:p text:style-name="P153" loext:marker-style-name="T46"><text:span text:style-name="T57">Set program variable</text:span><text:span text:style-name="T57"/></text:p>
          </table:table-cell>
        </table:table-row>
        <table:table-row table:style-name="Table20.1">
          <table:table-cell table:style-name="Table20.A2" office:value-type="string">
            <text:p text:style-name="P163" loext:marker-style-name="T44"><text:span text:style-name="T58">pg</text:span><text:span text:style-name="T56"/></text:p>
          </table:table-cell>
          <table:table-cell table:style-name="Table20.B2" office:value-type="string">
            <text:p text:style-name="P161" loext:marker-style-name="T46"/>
          </table:table-cell>
          <table:table-cell table:style-name="Table20.C2" office:value-type="string">
            <text:p text:style-name="P153" loext:marker-style-name="T46"><text:span text:style-name="T57">Print all globals</text:span><text:span text:style-name="T57"/></text:p>
          </table:table-cell>
        </table:table-row>
        <table:table-row table:style-name="Table20.1">
          <table:table-cell table:style-name="Table20.A11" office:value-type="string">
            <text:p text:style-name="P163" loext:marker-style-name="T44"><text:span text:style-name="T58">pl</text:span><text:span text:style-name="T56"/></text:p>
          </table:table-cell>
          <table:table-cell table:style-name="Table20.B11" office:value-type="string">
            <text:p text:style-name="P153" loext:marker-style-name="T46"><text:span text:style-name="T57">[n]</text:span><text:span text:style-name="T57"/></text:p>
          </table:table-cell>
          <table:table-cell table:style-name="Table20.C11" office:value-type="string">
            <text:p text:style-name="P153" loext:marker-style-name="T46"><text:span text:style-name="T57">print locals for current/number of enclosing blocks</text:span><text:span text:style-name="T57"/></text:p>
          </table:table-cell>
        </table:table-row>
        <table:table-row table:style-name="Table20.1">
          <table:table-cell table:style-name="Table20.A2" office:value-type="string">
            <text:p text:style-name="P163" loext:marker-style-name="T44"><text:span text:style-name="T58">pp</text:span><text:span text:style-name="T56"/></text:p>
          </table:table-cell>
          <table:table-cell table:style-name="Table20.B2" office:value-type="string">
            <text:p text:style-name="P153" loext:marker-style-name="T46"><text:span text:style-name="T57">[n]</text:span><text:span text:style-name="T57"/></text:p>
          </table:table-cell>
          <table:table-cell table:style-name="Table20.C2" office:value-type="string">
            <text:p text:style-name="P153" loext:marker-style-name="T46"><text:span text:style-name="T57">print parameters for current/number of enclosing blocks</text:span><text:span text:style-name="T57"/></text:p>
          </table:table-cell>
        </table:table-row>
        <table:table-row table:style-name="Table20.1">
          <table:table-cell table:style-name="Table20.A13" office:value-type="string">
            <text:p text:style-name="P163" loext:marker-style-name="T44"><text:span text:style-name="T58">ds</text:span><text:span text:style-name="T56"/></text:p>
          </table:table-cell>
          <table:table-cell table:style-name="Table20.B13" office:value-type="string">
            <text:p text:style-name="P161" loext:marker-style-name="T46"/>
          </table:table-cell>
          <table:table-cell table:style-name="Table20.C13" office:value-type="string">
            <text:p text:style-name="P153" loext:marker-style-name="T46"><text:span text:style-name="T57">Dump storage parameters</text:span><text:span text:style-name="T57"/></text:p>
          </table:table-cell>
        </table:table-row>
        <table:table-row table:style-name="Table20.1">
          <table:table-cell table:style-name="Table20.A2" office:value-type="string">
            <text:p text:style-name="P163" loext:marker-style-name="T44"><text:span text:style-name="T58">dd</text:span><text:span text:style-name="T56"/></text:p>
          </table:table-cell>
          <table:table-cell table:style-name="Table20.B2" office:value-type="string">
            <text:p text:style-name="P153" loext:marker-style-name="T46"><text:span text:style-name="T57">[n]</text:span><text:span text:style-name="T57"/></text:p>
          </table:table-cell>
          <table:table-cell table:style-name="Table20.C2" office:value-type="string">
            <text:p text:style-name="P153" loext:marker-style-name="T46"><text:span text:style-name="T57">Dump display frames</text:span><text:span text:style-name="T57"/></text:p>
          </table:table-cell>
        </table:table-row>
        <table:table-row table:style-name="Table20.1">
          <table:table-cell table:style-name="Table20.A15" office:value-type="string">
            <text:p text:style-name="P163" loext:marker-style-name="T44"><text:span text:style-name="T58">df</text:span><text:span text:style-name="T56"/></text:p>
          </table:table-cell>
          <table:table-cell table:style-name="Table20.B15" office:value-type="string">
            <text:p text:style-name="P153" loext:marker-style-name="T46"><text:span text:style-name="T57">[n]</text:span><text:span text:style-name="T57"/></text:p>
          </table:table-cell>
          <table:table-cell table:style-name="Table20.C15" office:value-type="string">
            <text:p text:style-name="P153" loext:marker-style-name="T46"><text:span text:style-name="T57">Dump frames formatted (call trace)</text:span><text:span text:style-name="T57"/></text:p>
          </table:table-cell>
        </table:table-row>
        <table:table-row table:style-name="Table20.1">
          <table:table-cell table:style-name="Table20.A2" office:value-type="string">
            <text:p text:style-name="P163" loext:marker-style-name="T44"><text:span text:style-name="T58">dst</text:span><text:span text:style-name="T56"/></text:p>
          </table:table-cell>
          <table:table-cell table:style-name="Table20.B2" office:value-type="string">
            <text:p text:style-name="P153" loext:marker-style-name="T46"><text:span text:style-name="T57">[n]</text:span><text:span text:style-name="T57"/></text:p>
          </table:table-cell>
          <table:table-cell table:style-name="Table20.C2" office:value-type="string">
            <text:p text:style-name="P153" loext:marker-style-name="T46"><text:span text:style-name="T57">Dump stack words</text:span><text:span text:style-name="T57"/></text:p>
          </table:table-cell>
        </table:table-row>
        <table:table-row table:style-name="Table20.1">
          <table:table-cell table:style-name="Table20.A17" office:value-type="string">
            <text:p text:style-name="P163" loext:marker-style-name="T44"><text:span text:style-name="T58">b</text:span><text:span text:style-name="T56"/></text:p>
          </table:table-cell>
          <table:table-cell table:style-name="Table20.B17" office:value-type="string">
            <text:p text:style-name="P153" loext:marker-style-name="T46"><text:span text:style-name="T57">[m] a</text:span><text:span text:style-name="T57"/></text:p>
          </table:table-cell>
          <table:table-cell table:style-name="Table20.C17" office:value-type="string">
            <text:p text:style-name="P153" loext:marker-style-name="T46"><text:span text:style-name="T57">Place breakpoint at source line number/routine</text:span><text:span text:style-name="T57"/></text:p>
          </table:table-cell>
        </table:table-row>
        <table:table-row table:style-name="Table20.1">
          <table:table-cell table:style-name="Table20.A2" office:value-type="string">
            <text:p text:style-name="P163" loext:marker-style-name="T44"><text:span text:style-name="T58">tp</text:span><text:span text:style-name="T56"/></text:p>
          </table:table-cell>
          <table:table-cell table:style-name="Table20.B2" office:value-type="string">
            <text:p text:style-name="P153" loext:marker-style-name="T46"><text:span text:style-name="T57">[m] a</text:span><text:span text:style-name="T57"/></text:p>
          </table:table-cell>
          <table:table-cell table:style-name="Table20.C2" office:value-type="string">
            <text:p text:style-name="P153" loext:marker-style-name="T46"><text:span text:style-name="T57">Place tracepoint at source line number/routine</text:span><text:span text:style-name="T57"/></text:p>
          </table:table-cell>
        </table:table-row>
        <table:table-row table:style-name="Table20.1">
          <table:table-cell table:style-name="Table20.A19" office:value-type="string">
            <text:p text:style-name="P163" loext:marker-style-name="T44"><text:span text:style-name="T58">bi</text:span><text:span text:style-name="T56"/></text:p>
          </table:table-cell>
          <table:table-cell table:style-name="Table20.B19" office:value-type="string">
            <text:p text:style-name="P153" loext:marker-style-name="T46"><text:span text:style-name="T57">a</text:span><text:span text:style-name="T57"/></text:p>
          </table:table-cell>
          <table:table-cell table:style-name="Table20.C19" office:value-type="string">
            <text:p text:style-name="P153" loext:marker-style-name="T46"><text:span text:style-name="T57">Place breakpoint at instruction</text:span><text:span text:style-name="T57"/></text:p>
          </table:table-cell>
        </table:table-row>
        <table:table-row table:style-name="Table20.1">
          <table:table-cell table:style-name="Table20.A2" office:value-type="string">
            <text:p text:style-name="P163" loext:marker-style-name="T44"><text:span text:style-name="T58">tpi</text:span><text:span text:style-name="T56"/></text:p>
          </table:table-cell>
          <table:table-cell table:style-name="Table20.B2" office:value-type="string">
            <text:p text:style-name="P153" loext:marker-style-name="T46"><text:span text:style-name="T57">a</text:span><text:span text:style-name="T57"/></text:p>
          </table:table-cell>
          <table:table-cell table:style-name="Table20.C2" office:value-type="string">
            <text:p text:style-name="P153" loext:marker-style-name="T46"><text:span text:style-name="T57">Place tracepoint at instruction</text:span><text:span text:style-name="T57"/></text:p>
          </table:table-cell>
        </table:table-row>
        <table:table-row table:style-name="Table20.1">
          <table:table-cell table:style-name="Table20.A21" office:value-type="string">
            <text:p text:style-name="P163" loext:marker-style-name="T44"><text:span text:style-name="T58">c</text:span><text:span text:style-name="T56"/></text:p>
          </table:table-cell>
          <table:table-cell table:style-name="Table20.B21" office:value-type="string">
            <text:p text:style-name="P153" loext:marker-style-name="T46"><text:span text:style-name="T57">[a]</text:span><text:span text:style-name="T57"/></text:p>
          </table:table-cell>
          <table:table-cell table:style-name="Table20.C21" office:value-type="string">
            <text:p text:style-name="P153" loext:marker-style-name="T46"><text:span text:style-name="T57">Clear breakpoint/all breakpoints</text:span><text:span text:style-name="T57"/></text:p>
          </table:table-cell>
        </table:table-row>
        <table:table-row table:style-name="Table20.1">
          <table:table-cell table:style-name="Table20.A2" office:value-type="string">
            <text:p text:style-name="P163" loext:marker-style-name="T44"><text:span text:style-name="T58">lb</text:span><text:span text:style-name="T56"/></text:p>
          </table:table-cell>
          <table:table-cell table:style-name="Table20.B2" office:value-type="string">
            <text:p text:style-name="P161" loext:marker-style-name="T46"/>
          </table:table-cell>
          <table:table-cell table:style-name="Table20.C2" office:value-type="string">
            <text:p text:style-name="P153" loext:marker-style-name="T46"><text:span text:style-name="T57">List active breakpoints</text:span><text:span text:style-name="T57"/></text:p>
          </table:table-cell>
        </table:table-row>
        <table:table-row table:style-name="Table20.1">
          <table:table-cell table:style-name="Table20.A23" office:value-type="string">
            <text:p text:style-name="P163" loext:marker-style-name="T44"><text:span text:style-name="T58">w</text:span><text:span text:style-name="T56"/></text:p>
          </table:table-cell>
          <table:table-cell table:style-name="Table20.B23" office:value-type="string">
            <text:p text:style-name="P153" loext:marker-style-name="T46"><text:span text:style-name="T57">a</text:span><text:span text:style-name="T57"/></text:p>
          </table:table-cell>
          <table:table-cell table:style-name="Table20.C23" office:value-type="string">
            <text:p text:style-name="P153" loext:marker-style-name="T46"><text:span text:style-name="T57">Watch variable</text:span><text:span text:style-name="T57"/></text:p>
          </table:table-cell>
        </table:table-row>
        <table:table-row table:style-name="Table20.1">
          <table:table-cell table:style-name="Table20.A2" office:value-type="string">
            <text:p text:style-name="P163" loext:marker-style-name="T44"><text:span text:style-name="T58">lw</text:span><text:span text:style-name="T56"/></text:p>
          </table:table-cell>
          <table:table-cell table:style-name="Table20.B2" office:value-type="string">
            <text:p text:style-name="P161" loext:marker-style-name="T46"/>
          </table:table-cell>
          <table:table-cell table:style-name="Table20.C2" office:value-type="string">
            <text:p text:style-name="P153" loext:marker-style-name="T46"><text:span text:style-name="T57">List watch table</text:span><text:span text:style-name="T57"/></text:p>
          </table:table-cell>
        </table:table-row>
        <table:table-row table:style-name="Table20.1">
          <table:table-cell table:style-name="Table20.A25" office:value-type="string">
            <text:p text:style-name="P163" loext:marker-style-name="T44"><text:span text:style-name="T58">cw</text:span><text:span text:style-name="T56"/></text:p>
          </table:table-cell>
          <table:table-cell table:style-name="Table20.B25" office:value-type="string">
            <text:p text:style-name="P153" loext:marker-style-name="T46"><text:span text:style-name="T57">[n]</text:span><text:span text:style-name="T57"/></text:p>
          </table:table-cell>
          <table:table-cell table:style-name="Table20.C25" office:value-type="string">
            <text:p text:style-name="P153" loext:marker-style-name="T46"><text:span text:style-name="T57">Clear watch table entry/all watch entries</text:span><text:span text:style-name="T57"/></text:p>
          </table:table-cell>
        </table:table-row>
        <table:table-row table:style-name="Table20.1">
          <table:table-cell table:style-name="Table20.A2" office:value-type="string">
            <text:p text:style-name="P163" loext:marker-style-name="T44"><text:span text:style-name="T58">lia</text:span><text:span text:style-name="T56"/></text:p>
          </table:table-cell>
          <table:table-cell table:style-name="Table20.B2" office:value-type="string">
            <text:p text:style-name="P161" loext:marker-style-name="T46"/>
          </table:table-cell>
          <table:table-cell table:style-name="Table20.C2" office:value-type="string">
            <text:p text:style-name="P153" loext:marker-style-name="T46"><text:span text:style-name="T57">List instruction analyzer buffer</text:span><text:span text:style-name="T57"/></text:p>
          </table:table-cell>
        </table:table-row>
        <table:table-row table:style-name="Table20.1">
          <table:table-cell table:style-name="Table20.A27" office:value-type="string">
            <text:p text:style-name="P163" loext:marker-style-name="T44"><text:span text:style-name="T58">lsa</text:span><text:span text:style-name="T56"/></text:p>
          </table:table-cell>
          <table:table-cell table:style-name="Table20.B27" office:value-type="string">
            <text:p text:style-name="P161" loext:marker-style-name="T46"/>
          </table:table-cell>
          <table:table-cell table:style-name="Table20.C27" office:value-type="string">
            <text:p text:style-name="P153" loext:marker-style-name="T46"><text:span text:style-name="T57">List source analyzer buffer</text:span><text:span text:style-name="T57"/></text:p>
          </table:table-cell>
        </table:table-row>
        <table:table-row table:style-name="Table20.1">
          <table:table-cell table:style-name="Table20.A2" office:value-type="string">
            <text:p text:style-name="P163" loext:marker-style-name="T44"><text:span text:style-name="T58">s</text:span><text:span text:style-name="T56"/></text:p>
          </table:table-cell>
          <table:table-cell table:style-name="Table20.B2" office:value-type="string">
            <text:p text:style-name="P153" loext:marker-style-name="T46"><text:span text:style-name="T57">[n]</text:span><text:span text:style-name="T57"/></text:p>
          </table:table-cell>
          <table:table-cell table:style-name="Table20.C2" office:value-type="string">
            <text:p text:style-name="P153" loext:marker-style-name="T46"><text:span text:style-name="T57">Step next source line execution</text:span><text:span text:style-name="T57"/></text:p>
          </table:table-cell>
        </table:table-row>
        <table:table-row table:style-name="Table20.1">
          <table:table-cell table:style-name="Table20.A29" office:value-type="string">
            <text:p text:style-name="P163" loext:marker-style-name="T44"><text:span text:style-name="T58">ss</text:span><text:span text:style-name="T56"/></text:p>
          </table:table-cell>
          <table:table-cell table:style-name="Table20.B29" office:value-type="string">
            <text:p text:style-name="P153" loext:marker-style-name="T46"><text:span text:style-name="T57">[n]</text:span><text:span text:style-name="T57"/></text:p>
          </table:table-cell>
          <table:table-cell table:style-name="Table20.C29" office:value-type="string">
            <text:p text:style-name="P153" loext:marker-style-name="T46"><text:span text:style-name="T57">Step next source line execution silently</text:span><text:span text:style-name="T57"/></text:p>
          </table:table-cell>
        </table:table-row>
        <table:table-row table:style-name="Table20.1">
          <table:table-cell table:style-name="Table20.A2" office:value-type="string">
            <text:p text:style-name="P163" loext:marker-style-name="T44"><text:span text:style-name="T58">si</text:span><text:span text:style-name="T56"/></text:p>
          </table:table-cell>
          <table:table-cell table:style-name="Table20.B2" office:value-type="string">
            <text:p text:style-name="P153" loext:marker-style-name="T46"><text:span text:style-name="T57">[n]</text:span><text:span text:style-name="T57"/></text:p>
          </table:table-cell>
          <table:table-cell table:style-name="Table20.C2" office:value-type="string">
            <text:p text:style-name="P153" loext:marker-style-name="T46"><text:span text:style-name="T57">Step instructions</text:span><text:span text:style-name="T57"/></text:p>
          </table:table-cell>
        </table:table-row>
        <table:table-row table:style-name="Table20.1">
          <table:table-cell table:style-name="Table20.A31" office:value-type="string">
            <text:p text:style-name="P163" loext:marker-style-name="T44"><text:span text:style-name="T58">sis</text:span><text:span text:style-name="T56"/></text:p>
          </table:table-cell>
          <table:table-cell table:style-name="Table20.B31" office:value-type="string">
            <text:p text:style-name="P153" loext:marker-style-name="T46"><text:span text:style-name="T57">[n]</text:span><text:span text:style-name="T57"/></text:p>
          </table:table-cell>
          <table:table-cell table:style-name="Table20.C31" office:value-type="string">
            <text:p text:style-name="P153" loext:marker-style-name="T46"><text:span text:style-name="T57">Step instructions silently</text:span><text:span text:style-name="T57"/></text:p>
          </table:table-cell>
        </table:table-row>
        <table:table-row table:style-name="Table20.1">
          <table:table-cell table:style-name="Table20.A2" office:value-type="string">
            <text:p text:style-name="P163" loext:marker-style-name="T44"><text:span text:style-name="T58">so</text:span><text:span text:style-name="T56"/></text:p>
          </table:table-cell>
          <table:table-cell table:style-name="Table20.B2" office:value-type="string">
            <text:p text:style-name="P153" loext:marker-style-name="T46"><text:span text:style-name="T57">[n]</text:span><text:span text:style-name="T57"/></text:p>
          </table:table-cell>
          <table:table-cell table:style-name="Table20.C2" office:value-type="string">
            <text:p text:style-name="P153" loext:marker-style-name="T46"><text:span text:style-name="T57">Step next source line execution with routine skipover</text:span><text:span text:style-name="T57"/></text:p>
          </table:table-cell>
        </table:table-row>
        <table:table-row table:style-name="Table20.1">
          <table:table-cell table:style-name="Table20.A33" office:value-type="string">
            <text:p text:style-name="P163" loext:marker-style-name="T44"><text:span text:style-name="T58">sso</text:span><text:span text:style-name="T56"/></text:p>
          </table:table-cell>
          <table:table-cell table:style-name="Table20.B33" office:value-type="string">
            <text:p text:style-name="P153" loext:marker-style-name="T46"><text:span text:style-name="T57">[n]</text:span><text:span text:style-name="T57"/></text:p>
          </table:table-cell>
          <table:table-cell table:style-name="Table20.C33" office:value-type="string">
            <text:p text:style-name="P153" loext:marker-style-name="T46"><text:span text:style-name="T57">Step next source line execution silently with routine skipover</text:span><text:span text:style-name="T57"/></text:p>
          </table:table-cell>
        </table:table-row>
        <table:table-row table:style-name="Table20.1">
          <table:table-cell table:style-name="Table20.A2" office:value-type="string">
            <text:p text:style-name="P163" loext:marker-style-name="T44"><text:span text:style-name="T58">sio</text:span><text:span text:style-name="T56"/></text:p>
          </table:table-cell>
          <table:table-cell table:style-name="Table20.B2" office:value-type="string">
            <text:p text:style-name="P153" loext:marker-style-name="T46"><text:span text:style-name="T57">[n]</text:span><text:span text:style-name="T57"/></text:p>
          </table:table-cell>
          <table:table-cell table:style-name="Table20.C2" office:value-type="string">
            <text:p text:style-name="P153" loext:marker-style-name="T46"><text:span text:style-name="T57">Step instructions with routine skipover</text:span><text:span text:style-name="T57"/></text:p>
          </table:table-cell>
        </table:table-row>
        <table:table-row table:style-name="Table20.1">
          <table:table-cell table:style-name="Table20.A35" office:value-type="string">
            <text:p text:style-name="P163" loext:marker-style-name="T44"><text:span text:style-name="T58">siso</text:span><text:span text:style-name="T56"/></text:p>
          </table:table-cell>
          <table:table-cell table:style-name="Table20.B35" office:value-type="string">
            <text:p text:style-name="P153" loext:marker-style-name="T46"><text:span text:style-name="T57">[n]</text:span><text:span text:style-name="T57"/></text:p>
          </table:table-cell>
          <table:table-cell table:style-name="Table20.C35" office:value-type="string">
            <text:p text:style-name="P153" loext:marker-style-name="T46"><text:span text:style-name="T57">Step instructions silently with routine skipover</text:span><text:span text:style-name="T57"/></text:p>
          </table:table-cell>
        </table:table-row>
        <table:table-row table:style-name="Table20.1">
          <table:table-cell table:style-name="Table20.A2" office:value-type="string">
            <text:p text:style-name="P163" loext:marker-style-name="T44"><text:span text:style-name="T58">ret</text:span><text:span text:style-name="T56"/></text:p>
          </table:table-cell>
          <table:table-cell table:style-name="Table20.B2" office:value-type="string">
            <text:p text:style-name="P161" loext:marker-style-name="T46"/>
          </table:table-cell>
          <table:table-cell table:style-name="Table20.C2" office:value-type="string">
            <text:p text:style-name="P153" loext:marker-style-name="T46"><text:span text:style-name="T57">Return from subroutine</text:span><text:span text:style-name="T57"/></text:p>
          </table:table-cell>
        </table:table-row>
        <table:table-row table:style-name="Table20.1">
          <table:table-cell table:style-name="Table20.A37" office:value-type="string">
            <text:p text:style-name="P163" loext:marker-style-name="T44"><text:span text:style-name="T58">hs</text:span><text:span text:style-name="T56"/></text:p>
          </table:table-cell>
          <table:table-cell table:style-name="Table20.B37" office:value-type="string">
            <text:p text:style-name="P161" loext:marker-style-name="T46"/>
          </table:table-cell>
          <table:table-cell table:style-name="Table20.C37" office:value-type="string">
            <text:p text:style-name="P153" loext:marker-style-name="T46"><text:span text:style-name="T57">Report heap space</text:span><text:span text:style-name="T57"/></text:p>
          </table:table-cell>
        </table:table-row>
        <table:table-row table:style-name="Table20.1">
          <table:table-cell table:style-name="Table20.A2" office:value-type="string">
            <text:p text:style-name="P163" loext:marker-style-name="T44"><text:span text:style-name="T58">ti</text:span><text:span text:style-name="T56"/></text:p>
          </table:table-cell>
          <table:table-cell table:style-name="Table20.B2" office:value-type="string">
            <text:p text:style-name="P161" loext:marker-style-name="T46"/>
          </table:table-cell>
          <table:table-cell table:style-name="Table20.C2" office:value-type="string">
            <text:p text:style-name="P153" loext:marker-style-name="T46"><text:span text:style-name="T57">Turn instruction tracing on</text:span><text:span text:style-name="T57"/></text:p>
          </table:table-cell>
        </table:table-row>
        <table:table-row table:style-name="Table20.1">
          <table:table-cell table:style-name="Table20.A39" office:value-type="string">
            <text:p text:style-name="P163" loext:marker-style-name="T44"><text:span text:style-name="T58">nti</text:span><text:span text:style-name="T56"/></text:p>
          </table:table-cell>
          <table:table-cell table:style-name="Table20.B39" office:value-type="string">
            <text:p text:style-name="P161" loext:marker-style-name="T46"/>
          </table:table-cell>
          <table:table-cell table:style-name="Table20.C39" office:value-type="string">
            <text:p text:style-name="P153" loext:marker-style-name="T46"><text:span text:style-name="T57">Turn instruction tracing off</text:span><text:span text:style-name="T57"/></text:p>
          </table:table-cell>
        </table:table-row>
        <table:table-row table:style-name="Table20.1">
          <table:table-cell table:style-name="Table20.A2" office:value-type="string">
            <text:p text:style-name="P163" loext:marker-style-name="T44"><text:span text:style-name="T58">tr</text:span><text:span text:style-name="T56"/></text:p>
          </table:table-cell>
          <table:table-cell table:style-name="Table20.B2" office:value-type="string">
            <text:p text:style-name="P161" loext:marker-style-name="T46"/>
          </table:table-cell>
          <table:table-cell table:style-name="Table20.C2" office:value-type="string">
            <text:p text:style-name="P153" loext:marker-style-name="T46"><text:span text:style-name="T57">Turn system routine tracing on</text:span><text:span text:style-name="T57"/></text:p>
          </table:table-cell>
        </table:table-row>
        <table:table-row table:style-name="Table20.1">
          <table:table-cell table:style-name="Table20.A41" office:value-type="string">
            <text:p text:style-name="P163" loext:marker-style-name="T44"><text:span text:style-name="T58">ntr</text:span><text:span text:style-name="T56"/></text:p>
          </table:table-cell>
          <table:table-cell table:style-name="Table20.B41" office:value-type="string">
            <text:p text:style-name="P161" loext:marker-style-name="T46"/>
          </table:table-cell>
          <table:table-cell table:style-name="Table20.C41" office:value-type="string">
            <text:p text:style-name="P153" loext:marker-style-name="T46"><text:span text:style-name="T57">Turn system routine tracing off</text:span><text:span text:style-name="T57"/></text:p>
          </table:table-cell>
        </table:table-row>
        <table:table-row table:style-name="Table20.1">
          <table:table-cell table:style-name="Table20.A2" office:value-type="string">
            <text:p text:style-name="P163" loext:marker-style-name="T44"><text:span text:style-name="T58">ts</text:span><text:span text:style-name="T56"/></text:p>
          </table:table-cell>
          <table:table-cell table:style-name="Table20.B2" office:value-type="string">
            <text:p text:style-name="P161" loext:marker-style-name="T46"/>
          </table:table-cell>
          <table:table-cell table:style-name="Table20.C2" office:value-type="string">
            <text:p text:style-name="P153" loext:marker-style-name="T46"><text:span text:style-name="T57">Turn source line tracing on</text:span><text:span text:style-name="T57"/></text:p>
          </table:table-cell>
        </table:table-row>
        <table:table-row table:style-name="Table20.1">
          <table:table-cell table:style-name="Table20.A43" office:value-type="string">
            <text:p text:style-name="P163" loext:marker-style-name="T44"><text:span text:style-name="T58">nts</text:span><text:span text:style-name="T56"/></text:p>
          </table:table-cell>
          <table:table-cell table:style-name="Table20.B43" office:value-type="string">
            <text:p text:style-name="P161" loext:marker-style-name="T46"/>
          </table:table-cell>
          <table:table-cell table:style-name="Table20.C43" office:value-type="string">
            <text:p text:style-name="P153" loext:marker-style-name="T46"><text:span text:style-name="T57">Turn source line tracing off</text:span><text:span text:style-name="T57"/></text:p>
          </table:table-cell>
        </table:table-row>
        <table:table-row table:style-name="Table20.1">
          <table:table-cell table:style-name="Table20.A2" office:value-type="string">
            <text:p text:style-name="P163" loext:marker-style-name="T44"><text:span text:style-name="T58">spf</text:span><text:span text:style-name="T56"/></text:p>
          </table:table-cell>
          <table:table-cell table:style-name="Table20.B2" office:value-type="string">
            <text:p text:style-name="P161" loext:marker-style-name="T46"/>
          </table:table-cell>
          <table:table-cell table:style-name="Table20.C2" office:value-type="string">
            <text:p text:style-name="P153" loext:marker-style-name="T46"><text:span text:style-name="T57">Turn on source level profiling</text:span><text:span text:style-name="T57"/></text:p>
          </table:table-cell>
        </table:table-row>
        <table:table-row table:style-name="Table20.1">
          <table:table-cell table:style-name="Table20.A45" office:value-type="string">
            <text:p text:style-name="P163" loext:marker-style-name="T44"><text:span text:style-name="T58">nspf</text:span><text:span text:style-name="T56"/></text:p>
          </table:table-cell>
          <table:table-cell table:style-name="Table20.B45" office:value-type="string">
            <text:p text:style-name="P161" loext:marker-style-name="T46"/>
          </table:table-cell>
          <table:table-cell table:style-name="Table20.C45" office:value-type="string">
            <text:p text:style-name="P153" loext:marker-style-name="T46"><text:span text:style-name="T57">Turn off source level profiling</text:span><text:span text:style-name="T57"/></text:p>
          </table:table-cell>
        </table:table-row>
        <table:table-row table:style-name="Table20.1">
          <table:table-cell table:style-name="Table20.A2" office:value-type="string">
            <text:p text:style-name="P163" loext:marker-style-name="T44"><text:span text:style-name="T58">an</text:span><text:span text:style-name="T56"/></text:p>
          </table:table-cell>
          <table:table-cell table:style-name="Table20.B2" office:value-type="string">
            <text:p text:style-name="P161" loext:marker-style-name="T46"/>
          </table:table-cell>
          <table:table-cell table:style-name="Table20.C2" office:value-type="string">
            <text:p text:style-name="P153" loext:marker-style-name="T46"><text:span text:style-name="T57">Turn on analyzer mode</text:span><text:span text:style-name="T57"/></text:p>
          </table:table-cell>
        </table:table-row>
        <table:table-row table:style-name="Table20.1">
          <table:table-cell table:style-name="Table20.A47" office:value-type="string">
            <text:p text:style-name="P163" loext:marker-style-name="T44"><text:span text:style-name="T58">nan</text:span><text:span text:style-name="T56"/></text:p>
          </table:table-cell>
          <table:table-cell table:style-name="Table20.B47" office:value-type="string">
            <text:p text:style-name="P161" loext:marker-style-name="T46"/>
          </table:table-cell>
          <table:table-cell table:style-name="Table20.C47" office:value-type="string">
            <text:p text:style-name="P153" loext:marker-style-name="T46"><text:span text:style-name="T57">Turn off analyzer mode</text:span><text:span text:style-name="T57"/></text:p>
          </table:table-cell>
        </table:table-row>
        <table:table-row table:style-name="Table20.1">
          <table:table-cell table:style-name="Table20.A2" office:value-type="string">
            <text:p text:style-name="P163" loext:marker-style-name="T44"><text:span text:style-name="T58">r</text:span><text:span text:style-name="T56"/></text:p>
          </table:table-cell>
          <table:table-cell table:style-name="Table20.B2" office:value-type="string">
            <text:p text:style-name="P161" loext:marker-style-name="T46"/>
          </table:table-cell>
          <table:table-cell table:style-name="Table20.C2" office:value-type="string">
            <text:p text:style-name="P153" loext:marker-style-name="T46"><text:span text:style-name="T57">Run program from current pc</text:span><text:span text:style-name="T57"/></text:p>
          </table:table-cell>
        </table:table-row>
        <table:table-row table:style-name="Table20.1">
          <table:table-cell table:style-name="Table20.A49" office:value-type="string">
            <text:p text:style-name="P163" loext:marker-style-name="T44"><text:span text:style-name="T58">ps</text:span><text:span text:style-name="T56"/></text:p>
          </table:table-cell>
          <table:table-cell table:style-name="Table20.B49" office:value-type="string">
            <text:p text:style-name="P161" loext:marker-style-name="T46"/>
          </table:table-cell>
          <table:table-cell table:style-name="Table20.C49" office:value-type="string">
            <text:p text:style-name="P153" loext:marker-style-name="T46"><text:span text:style-name="T57">Print current registers and instruction</text:span><text:span text:style-name="T57"/></text:p>
          </table:table-cell>
        </table:table-row>
        <text:soft-page-break/>
        <table:table-row table:style-name="Table20.1">
          <table:table-cell table:style-name="Table20.A2" office:value-type="string">
            <text:p text:style-name="P163" loext:marker-style-name="T44"><text:span text:style-name="T60">q</text:span><text:span text:style-name="T56"/></text:p>
          </table:table-cell>
          <table:table-cell table:style-name="Table20.B2" office:value-type="string">
            <text:p text:style-name="P161" loext:marker-style-name="T46"/>
          </table:table-cell>
          <table:table-cell table:style-name="Table20.C2" office:value-type="string">
            <text:p text:style-name="P153" loext:marker-style-name="T46"><text:span text:style-name="T57">Quit interpreter</text:span><text:span text:style-name="T57"/></text:p>
          </table:table-cell>
        </table:table-row>
        <table:table-row table:style-name="Table20.1">
          <table:table-cell table:style-name="Table20.A51" office:value-type="string">
            <text:p text:style-name="P163" loext:marker-style-name="T44"><text:span text:style-name="T58">!</text:span><text:span text:style-name="T56"/></text:p>
          </table:table-cell>
          <table:table-cell table:style-name="Table20.B51" office:value-type="string">
            <text:p text:style-name="P161" loext:marker-style-name="T46"/>
          </table:table-cell>
          <table:table-cell table:style-name="Table20.C51" office:value-type="string">
            <text:p text:style-name="P153" loext:marker-style-name="T46"><text:span text:style-name="T57">Comment (can appear anywhere in the line)</text:span><text:span text:style-name="T57"/></text:p>
          </table:table-cell>
        </table:table-row>
      </table:table>
      <text:h text:style-name="Heading_20_2" text:outline-level="2"><text:bookmark-start text:name="__RefHeading___Toc15590_2478585429"/><text:bookmark-start text:name="_Toc528309110"/>Sample program for debug<text:bookmark-end text:name="__RefHeading___Toc15590_2478585429"/><text:bookmark-end text:name="_Toc528309110"/></text:h>
      <text:p text:style-name="Standard">The following program will be used for reference in the text. The sample run is here:</text:p>
      <text:p text:style-name="Code"/>
      <text:p text:style-name="P14"/>
      <text:p text:style-name="Code">$ p6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test(output); <text:s/></text:p>
      <text:p text:style-name="Code"><text:s text:c="5"/>2 <text:s text:c="6"/>-8 <text:s text:c="2"/></text:p>
      <text:p text:style-name="Code"><text:s text:c="5"/>3 <text:s text:c="6"/>-8 var a: array 10 of integer; <text:s/></text:p>
      <text:p text:style-name="Code"><text:s text:c="5"/>4 <text:s text:c="6"/>-8 <text:s text:c="4"/>i: integer; <text:s/></text:p>
      <text:p text:style-name="Code"><text:s text:c="5"/>5 <text:s text:c="6"/>-8 <text:s text:c="2"/></text:p>
      <text:p text:style-name="Code"><text:s text:c="5"/>6 <text:s text:c="6"/>-8 function y(add: integer): integer; <text:s/></text:p>
      <text:p text:style-name="Code"><text:s text:c="5"/>7 <text:s text:c="5"/>-16 <text:s text:c="2"/></text:p>
      <text:p text:style-name="Code"><text:s text:c="5"/>8 <text:s text:c="5"/>-16 var i: integer; <text:s/></text:p>
      <text:p text:style-name="Code"><text:s text:c="5"/>9 <text:s text:c="5"/>-24 <text:s text:c="2"/></text:p>
      <text:p text:style-name="Code"><text:s text:c="4"/>10 <text:s text:c="5"/>-24 function q(x: integer): integer; <text:s/></text:p>
      <text:p text:style-name="Code"><text:s text:c="4"/>11 <text:s text:c="5"/>-24 <text:s text:c="2"/></text:p>
      <text:p text:style-name="Code"><text:s text:c="4"/>12 <text:s text:c="5"/>-24 var z: integer; </text:p>
      <text:p text:style-name="Code"><text:s text:c="4"/>13 <text:s text:c="5"/>-32 <text:s/></text:p>
      <text:p text:style-name="Code"><text:s text:c="4"/>14 <text:s text:c="5"/>-32 begin <text:s/></text:p>
      <text:p text:style-name="Code"><text:s text:c="4"/>15 <text:s text:c="7"/>5 <text:s/></text:p>
      <text:p text:style-name="Code"><text:s text:c="4"/>16 <text:s text:c="7"/>5 <text:s text:c="4"/>z := 42; </text:p>
      <text:p text:style-name="Code"><text:s text:c="4"/>17 <text:s text:c="7"/>7 <text:s/></text:p>
      <text:p text:style-name="Code"><text:s text:c="4"/>18 <text:s text:c="7"/>7 <text:s text:c="4"/>result x+i <text:s/></text:p>
      <text:p text:style-name="Code"><text:s text:c="4"/>19 <text:s text:c="7"/>8 <text:s text:c="2"/></text:p>
      <text:p text:style-name="Code"><text:s text:c="4"/>20 <text:s text:c="7"/>8 end; <text:s/></text:p>
      <text:p text:style-name="Code"><text:s text:c="4"/>21 <text:s text:c="6"/>12 <text:s text:c="2"/></text:p>
      <text:p text:style-name="Code"><text:s text:c="4"/>22 <text:s text:c="6"/>12 begin <text:s/></text:p>
      <text:p text:style-name="Code"><text:s text:c="4"/>23 <text:s text:c="6"/>12 <text:s text:c="2"/></text:p>
      <text:p text:style-name="Code"><text:s text:c="4"/>24 <text:s text:c="6"/>12 <text:s text:c="4"/>i := 10; <text:s/></text:p>
      <text:p text:style-name="Code"><text:s text:c="4"/>25 <text:s text:c="6"/>14 <text:s text:c="2"/></text:p>
      <text:p text:style-name="Code"><text:s text:c="4"/>26 <text:s text:c="6"/>14 <text:s text:c="4"/>result q(add) <text:s/></text:p>
      <text:p text:style-name="Code"><text:s text:c="4"/>27 <text:s text:c="6"/>15 <text:s text:c="2"/></text:p>
      <text:p text:style-name="Code"><text:s text:c="4"/>28 <text:s text:c="6"/>15 end; <text:s/></text:p>
      <text:p text:style-name="Code"><text:s text:c="4"/>29 <text:s text:c="6"/>18 <text:s text:c="2"/></text:p>
      <text:p text:style-name="Code"><text:s text:c="4"/>30 <text:s text:c="6"/>18 begin <text:s/></text:p>
      <text:p text:style-name="Code"><text:s text:c="4"/>31 <text:s text:c="6"/>18 <text:s text:c="2"/></text:p>
      <text:p text:style-name="Code"><text:s text:c="4"/>32 <text:s text:c="6"/>18 <text:s text:c="4"/>for i := 1 to 10 do <text:s/></text:p>
      <text:p text:style-name="Code"><text:s text:c="4"/>33 <text:s text:c="6"/>28 <text:s text:c="8"/>a[i] := y(i); <text:s/></text:p>
      <text:p text:style-name="Code"><text:s text:c="4"/>34 <text:s text:c="6"/>46 <text:s text:c="4"/>for i := 10 downto 1 do writeln('Value: ', a[i]); <text:s/></text:p>
      <text:p text:style-name="Code"><text:s text:c="4"/>35 <text:s text:c="6"/>83 <text:s text:c="2"/></text:p>
      <text:p text:style-name="Code"><text:s text:c="4"/>36 <text:s text:c="6"/>83 end. </text:p>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text:soft-page-break/>Value: <text:s text:c="9"/>20</text:p>
      <text:p text:style-name="Code">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program complete</text:p>
      <text:h text:style-name="P108" text:outline-level="2"><text:bookmark-start text:name="__RefHeading___Toc15592_2478585429"/><text:bookmark-start text:name="_Toc528309111"/>Debug mode invocation<text:bookmark-end text:name="__RefHeading___Toc15592_2478585429"/><text:bookmark-end text:name="_Toc528309111"/></text:h>
      <text:p text:style-name="Standard">You invoke debug mode with a w/debug (debug always) or a/debugflt (debug on fault) option specified in the source or command line. The modifier for debug mode is f/debugsrc (debug source level).</text:p>
      <text:p text:style-name="Standard">To invoke the debug mode with source debugging on, we add the option comment “${w,f}” to the top of the program:</text:p>
      <text:p text:style-name="P16" loext:marker-style-name="T77"><text:span text:style-name="T62">{$w,f}</text:span><text:span text:style-name="T62"/></text:p>
      <text:p text:style-name="P16" loext:marker-style-name="T62"><text:span text:style-name="T62">program test(output);</text:span><text:span text:style-name="T62"/></text:p>
      <text:p text:style-name="P169" loext:marker-style-name="T62"/>
      <text:p text:style-name="P16" loext:marker-style-name="T62"><text:span text:style-name="T62">...</text:span><text:span text:style-name="T62"/></text:p>
      <text:p text:style-name="P171" loext:marker-style-name="T77"/>
      <text:p text:style-name="Standard">Or by specifying:</text:p>
      <text:p text:style-name="Code">$ p6 -–debug -–debugsrc test</text:p>
      <text:p text:style-name="Code"/>
      <text:p text:style-name="Standard">As the command line.</text:p>
      <text:p text:style-name="Standard">As run, it executes:</text:p>
      <text:p text:style-name="Code"/>
      <text:p text:style-name="P14">$ p6 --list- --debug --debugsrc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text:p>
      <text:p text:style-name="Code"/>
      <text:p text:style-name="Standard">Note that it is stopped at the first line of the program block.</text:p>
      <text:p text:style-name="Standard">If the program is debugged with P-code machine mode, the run is a bit different:</text:p>
      <text:p text:style-name="Code">$ p6 --list- --debug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text:p>
      <text:p text:style-name="Code"/>
      <text:p text:style-name="Standard">In this case, the execution starts at location 0. The location printout here is in machine mode, which shows the registers <text:span text:style-name="T80">pc</text:span>, <text:span text:style-name="T80">sp</text:span>, <text:span text:style-name="T80">mp</text:span> and <text:span text:style-name="T80">np</text:span>.</text:p>
      <text:h text:style-name="Heading_20_2" text:outline-level="2"><text:bookmark-start text:name="__RefHeading___Toc15594_2478585429"/><text:bookmark-start text:name="_Toc528309112"/><text:bookmark-start text:name="_Ref528273764"/><text:soft-page-break/>Debug mode expressions<text:bookmark-end text:name="__RefHeading___Toc15594_2478585429"/><text:bookmark-end text:name="_Toc528309112"/><text:bookmark-end text:name="_Ref528273764"/></text:h>
      <text:p text:style-name="Standard">Where a debug mode command takes a value, it can usually take an expression. Expressions follow (loosely) Pascal expression rules, from lowest to highest priority:</text:p>
      <text:p text:style-name="Standard">a <text:s/>= b, a &lt;&gt; b, a &lt;= b, a &gt;= b, a &lt; b, a &gt; b a in b</text:p>
      <text:p text:style-name="Standard">a + b, a – b, a or b, a xor b</text:p>
      <text:p text:style-name="Standard">a * b, a / b, a div b, a and b</text:p>
      <text:p text:style-name="Standard">not a, (a), [set]</text:p>
      <text:p text:style-name="Standard">Operands can be integer, real, string or set. Constants are:</text:p>
      <table:table table:name="Table21" table:style-name="Table21">
        <table:table-column table:style-name="Table21.A" table:number-columns-repeated="2"/>
        <table:table-row table:style-name="Table21.1">
          <table:table-cell table:style-name="Table21.A1" office:value-type="string">
            <text:p text:style-name="P155" loext:marker-style-name="T10"><text:span text:style-name="T9">Constant</text:span><text:span text:style-name="T10"/></text:p>
          </table:table-cell>
          <table:table-cell table:style-name="Table21.A1" office:value-type="string">
            <text:p text:style-name="P155" loext:marker-style-name="T10"><text:span text:style-name="T9">Meaning</text:span><text:span text:style-name="T10"/></text:p>
          </table:table-cell>
        </table:table-row>
        <table:table-row table:style-name="Table21.1">
          <table:table-cell table:style-name="Table21.A2" office:value-type="string">
            <text:p text:style-name="P155" loext:marker-style-name="T10"><text:span text:style-name="T9">123</text:span><text:span text:style-name="T10"/></text:p>
          </table:table-cell>
          <table:table-cell table:style-name="Table21.B2" office:value-type="string">
            <text:p text:style-name="P155" loext:marker-style-name="T61"><text:span text:style-name="T59">Number</text:span><text:span text:style-name="T61"/></text:p>
          </table:table-cell>
        </table:table-row>
        <table:table-row table:style-name="Table21.1">
          <table:table-cell table:style-name="Table21.A2" office:value-type="string">
            <text:p text:style-name="P155" loext:marker-style-name="T10"><text:span text:style-name="T9">$ac0</text:span><text:span text:style-name="T10"/></text:p>
          </table:table-cell>
          <table:table-cell table:style-name="Table21.B3" office:value-type="string">
            <text:p text:style-name="P155" loext:marker-style-name="T61"><text:span text:style-name="T59">hex number</text:span><text:span text:style-name="T61"/></text:p>
          </table:table-cell>
        </table:table-row>
        <table:table-row table:style-name="Table21.1">
          <table:table-cell table:style-name="Table21.A2" office:value-type="string">
            <text:p text:style-name="P155" loext:marker-style-name="T10"><text:span text:style-name="T9">&amp;654</text:span><text:span text:style-name="T10"/></text:p>
          </table:table-cell>
          <table:table-cell table:style-name="Table21.B2" office:value-type="string">
            <text:p text:style-name="P155" loext:marker-style-name="T61"><text:span text:style-name="T59">octal number</text:span><text:span text:style-name="T61"/></text:p>
          </table:table-cell>
        </table:table-row>
        <table:table-row table:style-name="Table21.1">
          <table:table-cell table:style-name="Table21.A2" office:value-type="string">
            <text:p text:style-name="P155" loext:marker-style-name="T10"><text:span text:style-name="T9">%10101</text:span><text:span text:style-name="T10"/></text:p>
          </table:table-cell>
          <table:table-cell table:style-name="Table21.B5" office:value-type="string">
            <text:p text:style-name="P155" loext:marker-style-name="T61"><text:span text:style-name="T59">binary number</text:span><text:span text:style-name="T61"/></text:p>
          </table:table-cell>
        </table:table-row>
        <table:table-row table:style-name="Table21.1">
          <table:table-cell table:style-name="Table21.A2" office:value-type="string">
            <text:p text:style-name="P155" loext:marker-style-name="T10"><text:span text:style-name="T9">‘hello’’s’</text:span><text:span text:style-name="T10"/></text:p>
          </table:table-cell>
          <table:table-cell table:style-name="Table21.B2" office:value-type="string">
            <text:p text:style-name="P155" loext:marker-style-name="T61"><text:span text:style-name="T59">string</text:span><text:span text:style-name="T61"/></text:p>
          </table:table-cell>
        </table:table-row>
        <table:table-row table:style-name="Table21.7">
          <table:table-cell table:style-name="Table21.A2" office:value-type="string">
            <text:list text:style-name="WWNum16">
              <text:list-item>
                <text:list>
                  <text:list-item>
                    <text:p text:style-name="P117" loext:marker-style-name="T10"/>
                  </text:list-item>
                </text:list>
              </text:list-item>
            </text:list>
          </table:table-cell>
          <table:table-cell table:style-name="Table21.B7" office:value-type="string">
            <text:p text:style-name="P155" loext:marker-style-name="T61"><text:span text:style-name="T59">Real</text:span><text:span text:style-name="T61"/></text:p>
          </table:table-cell>
        </table:table-row>
      </table:table>
      <text:p text:style-name="Standard">Variables are any standard Pascaline variable reference. Qualident notation can be used.</text:p>
      <text:p text:style-name="Code">test.y.i</text:p>
      <text:p text:style-name="Code"/>
      <text:p text:style-name="Standard">Refers to the identifier i in the function y of the module test. Unlike Pascaline, qualidents can be used to refer to any given nested symbol.</text:p>
      <text:p text:style-name="Standard">Qualidents need only be used for symbols that are not local to the current execution context. So while executing inside function y:</text:p>
      <text:p text:style-name="Code">i</text:p>
      <text:p text:style-name="Code">y.i</text:p>
      <text:p text:style-name="Code"/>
      <text:p text:style-name="Standard">and</text:p>
      <text:p text:style-name="Code">test.y.i</text:p>
      <text:p text:style-name="Code"/>
      <text:p text:style-name="Standard">All refer to the local variable i of the function y in module test.</text:p>
      <text:p text:style-name="Standard">All of the Pascaline variable operators function in debug:</text:p>
      <text:p text:style-name="Standard"/>
      <text:p text:style-name="Standard"/>
      <table:table table:name="Table22" table:style-name="Table22">
        <table:table-column table:style-name="Table22.A" table:number-columns-repeated="2"/>
        <text:soft-page-break/>
        <table:table-row table:style-name="Table22.1">
          <table:table-cell table:style-name="Table22.A1" office:value-type="string">
            <text:p text:style-name="P155" loext:marker-style-name="T10"><text:span text:style-name="T10">Code reference</text:span><text:span text:style-name="T10"/></text:p>
          </table:table-cell>
          <table:table-cell table:style-name="Table22.A1" office:value-type="string">
            <text:p text:style-name="P155" loext:marker-style-name="T10"><text:span text:style-name="T10">Meaning</text:span><text:span text:style-name="T10"/></text:p>
          </table:table-cell>
        </table:table-row>
        <table:table-row table:style-name="Table22.1">
          <table:table-cell table:style-name="Table22.A2" office:value-type="string">
            <text:p text:style-name="P155" loext:marker-style-name="T10"><text:span text:style-name="T9">a[i]</text:span><text:span text:style-name="T10"/></text:p>
          </table:table-cell>
          <table:table-cell table:style-name="Table22.B2" office:value-type="string">
            <text:p text:style-name="P155" loext:marker-style-name="T10"><text:span text:style-name="T9">Reference to element I of array a.</text:span><text:span text:style-name="T10"/></text:p>
          </table:table-cell>
        </table:table-row>
        <table:table-row table:style-name="Table22.1">
          <table:table-cell table:style-name="Table22.A2" office:value-type="string">
            <text:p text:style-name="P155" loext:marker-style-name="T10"><text:span text:style-name="T9">r.f</text:span><text:span text:style-name="T10"/></text:p>
          </table:table-cell>
          <table:table-cell table:style-name="Table22.B3" office:value-type="string">
            <text:p text:style-name="P155" loext:marker-style-name="T61"><text:span text:style-name="T59">Reference to field f of record r.</text:span><text:span text:style-name="T61"/></text:p>
          </table:table-cell>
        </table:table-row>
        <table:table-row table:style-name="Table22.1">
          <table:table-cell table:style-name="Table22.A2" office:value-type="string">
            <text:p text:style-name="P155" loext:marker-style-name="T10"><text:span text:style-name="T9">p^</text:span><text:span text:style-name="T10"/></text:p>
          </table:table-cell>
          <table:table-cell table:style-name="Table22.B2" office:value-type="string">
            <text:p text:style-name="P155" loext:marker-style-name="T61"><text:span text:style-name="T59">Reference to the object p points to.</text:span><text:span text:style-name="T61"/></text:p>
          </table:table-cell>
        </table:table-row>
        <table:table-row table:style-name="Table22.5">
          <table:table-cell table:style-name="Table22.A2" office:value-type="string">
            <text:p text:style-name="P155" loext:marker-style-name="T10"><text:span text:style-name="T9">*v</text:span><text:span text:style-name="T10"/></text:p>
          </table:table-cell>
          <table:table-cell table:style-name="Table22.B5" office:value-type="string">
            <text:p text:style-name="P155" loext:marker-style-name="T61"><text:span text:style-name="T59">Address of variable v.</text:span><text:span text:style-name="T61"/></text:p>
          </table:table-cell>
        </table:table-row>
      </table:table>
      <text:p text:style-name="Standard"/>
      <text:p text:style-name="Standard">The debugger can also read and write a set of special variables in the simulator:</text:p>
      <table:table table:name="Table23" table:style-name="Table23">
        <table:table-column table:style-name="Table23.A" table:number-columns-repeated="2"/>
        <table:table-row table:style-name="Table23.1">
          <table:table-cell table:style-name="Table23.A1" office:value-type="string">
            <text:p text:style-name="P155" loext:marker-style-name="T10"><text:span text:style-name="T9">Variable</text:span><text:span text:style-name="T10"/></text:p>
          </table:table-cell>
          <table:table-cell table:style-name="Table23.A1" office:value-type="string">
            <text:p text:style-name="P155" loext:marker-style-name="T10"><text:span text:style-name="T9">Function</text:span><text:span text:style-name="T10"/></text:p>
          </table:table-cell>
        </table:table-row>
        <table:table-row table:style-name="Table23.1">
          <table:table-cell table:style-name="Table23.A2" office:value-type="string">
            <text:p text:style-name="P155" loext:marker-style-name="T10"><text:span text:style-name="T9">@pc</text:span><text:span text:style-name="T10"/></text:p>
          </table:table-cell>
          <table:table-cell table:style-name="Table23.B2" office:value-type="string">
            <text:p text:style-name="P155" loext:marker-style-name="T61"><text:span text:style-name="T59">Current program counter.</text:span><text:span text:style-name="T61"/></text:p>
          </table:table-cell>
        </table:table-row>
        <table:table-row table:style-name="Table23.1">
          <table:table-cell table:style-name="Table23.A2" office:value-type="string">
            <text:p text:style-name="P155" loext:marker-style-name="T10"><text:span text:style-name="T9">@sp</text:span><text:span text:style-name="T10"/></text:p>
          </table:table-cell>
          <table:table-cell table:style-name="Table23.B3" office:value-type="string">
            <text:p text:style-name="P155" loext:marker-style-name="T61"><text:span text:style-name="T59">Stack pointer.</text:span><text:span text:style-name="T61"/></text:p>
          </table:table-cell>
        </table:table-row>
        <table:table-row table:style-name="Table23.1">
          <table:table-cell table:style-name="Table23.A2" office:value-type="string">
            <text:p text:style-name="P155" loext:marker-style-name="T10"><text:span text:style-name="T9">@mp</text:span><text:span text:style-name="T10"/></text:p>
          </table:table-cell>
          <table:table-cell table:style-name="Table23.B2" office:value-type="string">
            <text:p text:style-name="P155" loext:marker-style-name="T61"><text:span text:style-name="T59">Mark or “frame” pointer.</text:span><text:span text:style-name="T61"/></text:p>
          </table:table-cell>
        </table:table-row>
        <table:table-row table:style-name="Table23.1">
          <table:table-cell table:style-name="Table23.A2" office:value-type="string">
            <text:p text:style-name="P155" loext:marker-style-name="T10"><text:span text:style-name="T9">@np</text:span><text:span text:style-name="T10"/></text:p>
          </table:table-cell>
          <table:table-cell table:style-name="Table23.B5" office:value-type="string">
            <text:p text:style-name="P155" loext:marker-style-name="T61"><text:span text:style-name="T59">Top/end of heap.</text:span><text:span text:style-name="T61"/></text:p>
          </table:table-cell>
        </table:table-row>
        <table:table-row table:style-name="Table23.1">
          <table:table-cell table:style-name="Table23.A2" office:value-type="string">
            <text:p text:style-name="P155" loext:marker-style-name="T10"><text:span text:style-name="T9">@constants</text:span><text:span text:style-name="T10"/></text:p>
          </table:table-cell>
          <table:table-cell table:style-name="Table23.B2" office:value-type="string">
            <text:p text:style-name="P155" loext:marker-style-name="T61"><text:span text:style-name="T59">Start of constants area.</text:span><text:span text:style-name="T61"/></text:p>
          </table:table-cell>
        </table:table-row>
        <table:table-row table:style-name="Table23.1">
          <table:table-cell table:style-name="Table23.A2" office:value-type="string">
            <text:p text:style-name="P155" loext:marker-style-name="T10"><text:span text:style-name="T9">@globals</text:span><text:span text:style-name="T10"/></text:p>
          </table:table-cell>
          <table:table-cell table:style-name="Table23.B7" office:value-type="string">
            <text:p text:style-name="P155" loext:marker-style-name="T61"><text:span text:style-name="T59">Start of globals area.</text:span><text:span text:style-name="T61"/></text:p>
          </table:table-cell>
        </table:table-row>
        <table:table-row table:style-name="Table23.1">
          <table:table-cell table:style-name="Table23.A2" office:value-type="string">
            <text:p text:style-name="P155" loext:marker-style-name="T10"><text:span text:style-name="T9">@heapbotto</text:span><text:span text:style-name="T10"/></text:p>
          </table:table-cell>
          <table:table-cell table:style-name="Table23.B8" office:value-type="string">
            <text:p text:style-name="P155" loext:marker-style-name="T61"><text:span text:style-name="T59">Start of heap area.</text:span><text:span text:style-name="T61"/></text:p>
          </table:table-cell>
        </table:table-row>
      </table:table>
      <text:p text:style-name="Standard"/>
      <text:p text:style-name="Standard">Note that setting these special variables can cause the P-Machine to malfunction.</text:p>
      <text:h text:style-name="Heading_20_2" text:outline-level="2"><text:bookmark-start text:name="__RefHeading___Toc15596_2478585429"/><text:bookmark-start text:name="_Toc528309113"/>Executing multiple commands<text:bookmark-end text:name="__RefHeading___Toc15596_2478585429"/><text:bookmark-end text:name="_Toc528309113"/></text:h>
      <text:p text:style-name="Standard">Any number of commands can be executed on a single command line by separating the commands with “;” (semicolon):</text:p>
      <text:p text:style-name="Code">debug&gt; p 1;p 2</text:p>
      <text:p text:style-name="Code">1</text:p>
      <text:p text:style-name="Code">2</text:p>
      <text:h text:style-name="Heading_20_2" text:outline-level="2"><text:bookmark-start text:name="__RefHeading___Toc15596_2478585429_Copy_"/>Breaking runs<text:bookmark-end text:name="__RefHeading___Toc15596_2478585429_Copy_"/><text:bookmark text:name="_Toc528309113_Copy_1"/></text:h>
      <text:p text:style-name="Standard">The break key, usually Control-C, can be used to break out of any code run, listing run, or other continuous print in debug mode. If the running program is broken out of, the printout is:</text:p>
      <text:p text:style-name="Code">*** Program stopped by user break</text:p>
      <text:p text:style-name="Code"/>
      <text:p text:style-name="Standard">Note that Control-C also qualifies as a fault, so specifying the option a/debugflt will cause debug mode to be entered after the program is broken. If no debug mode is active, the program run will simply halt and pint will exit.</text:p>
      <text:h text:style-name="Heading_20_2" text:outline-level="2"><text:bookmark-start text:name="__RefHeading___Toc15596_2478585429_Copy1"/><text:soft-page-break/>Handling overloaded routines<text:bookmark-end text:name="__RefHeading___Toc15596_2478585429_Copy1"/></text:h>
      <text:p text:style-name="Standard"><text:bookmark text:name="_Toc528309113_Copy_1_Copy_1"/>At this writing, debug mode cannot deal with overloaded routines. It truncates the type information off of symbols. If an overloaded group of routines is present, debug mode will only refer to the first routine in the group.</text:p>
      <text:p text:style-name="Standard"/>
      <text:h text:style-name="P108" text:outline-level="2"><text:bookmark-start text:name="__RefHeading___Toc15598_2478585429"/><text:bookmark-start text:name="_Toc528309114"/>Debug mode Command descriptions<text:bookmark-end text:name="__RefHeading___Toc15598_2478585429"/><text:bookmark-end text:name="_Toc528309114"/></text:h>
      <text:h text:style-name="Routine_20_heading_20_3" text:outline-level="3"><text:bookmark-start text:name="__RefHeading___Toc15600_2478585429"/><text:bookmark-start text:name="_Toc528309115"/>h or help<text:tab/>Print help menu<text:bookmark-end text:name="__RefHeading___Toc15600_2478585429"/><text:bookmark-end text:name="_Toc528309115"/></text:h>
      <text:p text:style-name="Standard">The help or h command simply prints the command menu:</text:p>
      <text:p text:style-name="Code" loext:marker-style-name="T82"><text:span text:style-name="T82">debug&gt; help</text:span><text:span text:style-name="T82"/></text:p>
      <text:p text:style-name="P72" loext:marker-style-name="T82"/>
      <text:p text:style-name="Code" loext:marker-style-name="T82"><text:span text:style-name="T82">Commands:</text:span><text:span text:style-name="T82"/></text:p>
      <text:p text:style-name="P72" loext:marker-style-name="T82"/>
      <text:p text:style-name="Code" loext:marker-style-name="T82"><text:span text:style-name="T82">h|help <text:s text:c="28"/>Help (this command)</text:span><text:span text:style-name="T82"/></text:p>
      <text:p text:style-name="Code" loext:marker-style-name="T82"><text:span text:style-name="T82">l <text:s text:c="18"/>[m] [s[ e|:l] <text:s/>List source lines</text:span><text:span text:style-name="T82"/></text:p>
      <text:p text:style-name="Code" loext:marker-style-name="T82"><text:span text:style-name="T82">lc <text:s text:c="17"/>[m] [s[ e|:l] <text:s/>List source and machine lines coordinated</text:span><text:span text:style-name="T82"/></text:p>
      <text:p text:style-name="Code" loext:marker-style-name="T82"><text:span text:style-name="T82">li <text:s text:c="17"/>[s[ e|:l] <text:s text:c="5"/>List machine instructions</text:span><text:span text:style-name="T82"/></text:p>
      <text:p text:style-name="Code" loext:marker-style-name="T82"><text:span text:style-name="T82">p <text:s text:c="18"/>v <text:s text:c="13"/>Print expression</text:span><text:span text:style-name="T82"/></text:p>
      <text:p text:style-name="Code" loext:marker-style-name="T82"><text:span text:style-name="T82">d[b|l][8|16|32|64] <text:s/>[s[ e|:l] <text:s text:c="5"/>Dump memory</text:span><text:span text:style-name="T82"/></text:p>
      <text:p text:style-name="Code" loext:marker-style-name="T82"><text:span text:style-name="T82">e <text:s text:c="18"/>a v[ v]... <text:s text:c="4"/>Enter byte values to memory address</text:span><text:span text:style-name="T82"/></text:p>
      <text:p text:style-name="Code" loext:marker-style-name="T82"><text:span text:style-name="T82">st <text:s text:c="17"/>d v <text:s text:c="11"/>Set program variable</text:span><text:span text:style-name="T82"/></text:p>
      <text:p text:style-name="Code" loext:marker-style-name="T82"><text:span text:style-name="T82">pg <text:s text:c="32"/>Print all globals</text:span><text:span text:style-name="T82"/></text:p>
      <text:p text:style-name="P93" loext:marker-style-name="T82"><text:span text:style-name="T82">pl <text:s text:c="17"/>[n] <text:s text:c="11"/>print locals for current/number of enclosing blocks</text:span><text:span text:style-name="T82"/></text:p>
      <text:p text:style-name="Code" loext:marker-style-name="T82"><text:span text:style-name="T82">pp <text:s text:c="17"/>[n] <text:s text:c="11"/>print parameters for current/number of</text:span><text:span text:style-name="T82"/></text:p>
      <text:p text:style-name="Code" loext:marker-style-name="T82"><text:span text:style-name="T82"><text:s text:c="35"/>enclosing blocks</text:span><text:span text:style-name="T82"/></text:p>
      <text:p text:style-name="Code" loext:marker-style-name="T82"><text:span text:style-name="T82">ds <text:s text:c="32"/>Dump storage parameters</text:span><text:span text:style-name="T82"/></text:p>
      <text:p text:style-name="Code" loext:marker-style-name="T82"><text:span text:style-name="T82">dd <text:s text:c="17"/>[n] <text:s text:c="11"/>Dump display frames</text:span><text:span text:style-name="T82"/></text:p>
      <text:p text:style-name="Code" loext:marker-style-name="T82"><text:span text:style-name="T82">df <text:s text:c="17"/>[n] <text:s text:c="11"/>Dump frames formatted (call trace)</text:span><text:span text:style-name="T82"/></text:p>
      <text:p text:style-name="Code" loext:marker-style-name="T82"><text:span text:style-name="T82">dst <text:s text:c="16"/>[n] <text:s text:c="11"/>Dump stack words</text:span><text:span text:style-name="T82"/></text:p>
      <text:p text:style-name="Code" loext:marker-style-name="T82"><text:span text:style-name="T82">b <text:s text:c="18"/>[m] a <text:s text:c="9"/>Place breakpoint at source line</text:span><text:span text:style-name="T82"/></text:p>
      <text:p text:style-name="Code" loext:marker-style-name="T82"><text:span text:style-name="T82"><text:s text:c="35"/>number/routine</text:span><text:span text:style-name="T82"/></text:p>
      <text:p text:style-name="Code" loext:marker-style-name="T82"><text:span text:style-name="T82">tp <text:s text:c="17"/>[m] a <text:s text:c="9"/>Place tracepoint at source line</text:span><text:span text:style-name="T82"/></text:p>
      <text:p text:style-name="Code" loext:marker-style-name="T82"><text:span text:style-name="T82"><text:s text:c="35"/>number/routine</text:span><text:span text:style-name="T82"/></text:p>
      <text:p text:style-name="Code" loext:marker-style-name="T82"><text:span text:style-name="T82">bi <text:s text:c="17"/>a <text:s text:c="13"/>Place breakpoint at instruction</text:span><text:span text:style-name="T82"/></text:p>
      <text:p text:style-name="Code" loext:marker-style-name="T82"><text:span text:style-name="T82">tpi <text:s text:c="16"/>a <text:s text:c="13"/>Place tracepoint at instruction</text:span><text:span text:style-name="T82"/></text:p>
      <text:p text:style-name="Code" loext:marker-style-name="T82"><text:span text:style-name="T82">c <text:s text:c="18"/>[a] <text:s text:c="11"/>Clear breakpoint/all breakpoints</text:span><text:span text:style-name="T82"/></text:p>
      <text:p text:style-name="Code" loext:marker-style-name="T82"><text:span text:style-name="T82">lb <text:s text:c="32"/>List active breakpoints</text:span><text:span text:style-name="T82"/></text:p>
      <text:p text:style-name="Code" loext:marker-style-name="T82"><text:span text:style-name="T82">w <text:s text:c="18"/>a <text:s text:c="13"/>Watch variable</text:span><text:span text:style-name="T82"/></text:p>
      <text:p text:style-name="Code" loext:marker-style-name="T82"><text:span text:style-name="T82">lw <text:s text:c="32"/>List watch table</text:span><text:span text:style-name="T82"/></text:p>
      <text:p text:style-name="Code" loext:marker-style-name="T82"><text:span text:style-name="T82">cw <text:s text:c="17"/>[n] <text:s text:c="11"/>Clear watch table entry/all watch entries</text:span><text:span text:style-name="T82"/></text:p>
      <text:p text:style-name="Code" loext:marker-style-name="T82"><text:span text:style-name="T82">lia <text:s text:c="31"/>List instruction analyzer buffer</text:span><text:span text:style-name="T82"/></text:p>
      <text:p text:style-name="Code" loext:marker-style-name="T82"><text:span text:style-name="T82">lsa <text:s text:c="31"/>List source analyzer buffer</text:span><text:span text:style-name="T82"/></text:p>
      <text:p text:style-name="Code" loext:marker-style-name="T82"><text:span text:style-name="T82">s <text:s text:c="18"/>[n] <text:s text:c="11"/>Step next source line execution</text:span><text:span text:style-name="T82"/></text:p>
      <text:p text:style-name="Code" loext:marker-style-name="T82"><text:span text:style-name="T82">ss <text:s text:c="17"/>[n] <text:s text:c="11"/>Step next source line execution silently</text:span><text:span text:style-name="T82"/></text:p>
      <text:p text:style-name="Code" loext:marker-style-name="T82"><text:span text:style-name="T82">si <text:s text:c="17"/>[n] <text:s text:c="11"/>Step instructions</text:span><text:span text:style-name="T82"/></text:p>
      <text:p text:style-name="Code" loext:marker-style-name="T82"><text:span text:style-name="T82">sis <text:s text:c="16"/>[n] <text:s text:c="11"/>Step instructions silently</text:span><text:span text:style-name="T82"/></text:p>
      <text:p text:style-name="Code" loext:marker-style-name="T82"><text:span text:style-name="T82">so <text:s text:c="17"/>[n] <text:s text:c="11"/>Step over next source line execution</text:span><text:span text:style-name="T82"/></text:p>
      <text:p text:style-name="Code" loext:marker-style-name="T82"><text:span text:style-name="T82">sso <text:s text:c="16"/>[n] <text:s text:c="11"/>Step over next source line execution silently</text:span><text:span text:style-name="T82"/></text:p>
      <text:p text:style-name="Code" loext:marker-style-name="T82"><text:span text:style-name="T82">sio <text:s text:c="16"/>[n] <text:s text:c="11"/>Step over instructions</text:span><text:span text:style-name="T82"/></text:p>
      <text:p text:style-name="Code" loext:marker-style-name="T82"><text:span text:style-name="T82">siso <text:s text:c="15"/>[n] <text:s text:c="11"/>Step over instructions silently</text:span><text:span text:style-name="T82"/></text:p>
      <text:p text:style-name="Code" loext:marker-style-name="T82"><text:span text:style-name="T82">ret <text:s text:c="31"/>Return from subroutine</text:span><text:span text:style-name="T82"/></text:p>
      <text:p text:style-name="Code" loext:marker-style-name="T82"><text:span text:style-name="T82">hs <text:s text:c="32"/>Report heap space</text:span><text:span text:style-name="T82"/></text:p>
      <text:p text:style-name="Code" loext:marker-style-name="T82"><text:span text:style-name="T82">ti <text:s text:c="32"/>Turn instruction tracing on</text:span><text:span text:style-name="T82"/></text:p>
      <text:p text:style-name="Code" loext:marker-style-name="T82"><text:span text:style-name="T82">nti <text:s text:c="31"/>Turn instruction tracing off</text:span><text:span text:style-name="T82"/></text:p>
      <text:p text:style-name="Code" loext:marker-style-name="T82"><text:span text:style-name="T82">tr <text:s text:c="32"/>Turn system routine tracing on</text:span><text:span text:style-name="T82"/></text:p>
      <text:p text:style-name="Code" loext:marker-style-name="T82"><text:span text:style-name="T82">ntr <text:s text:c="31"/>Turn system routine tracing off</text:span><text:span text:style-name="T82"/></text:p>
      <text:p text:style-name="Code" loext:marker-style-name="T82"><text:span text:style-name="T82">ts <text:s text:c="32"/>Turn source line tracing on</text:span><text:span text:style-name="T82"/></text:p>
      <text:p text:style-name="Code" loext:marker-style-name="T82"><text:span text:style-name="T82">nts <text:s text:c="31"/>Turn source line tracing off</text:span><text:span text:style-name="T82"/></text:p>
      <text:p text:style-name="Code" loext:marker-style-name="T82"><text:soft-page-break/><text:span text:style-name="T82">spf <text:s text:c="31"/>Turn on source level profiling</text:span><text:span text:style-name="T82"/></text:p>
      <text:p text:style-name="Code" loext:marker-style-name="T82"><text:span text:style-name="T82">nspf <text:s text:c="30"/>Turn off source level profiling</text:span><text:span text:style-name="T82"/></text:p>
      <text:p text:style-name="Code" loext:marker-style-name="T82"><text:span text:style-name="T82">an <text:s text:c="32"/>Turn on analyzer mode</text:span><text:span text:style-name="T82"/></text:p>
      <text:p text:style-name="Code" loext:marker-style-name="T82"><text:span text:style-name="T82">nan <text:s text:c="31"/>Turn off analyzer mode</text:span><text:span text:style-name="T82"/></text:p>
      <text:p text:style-name="Code" loext:marker-style-name="T82"><text:span text:style-name="T82">r <text:s text:c="33"/>Run program from current pc</text:span><text:span text:style-name="T82"/></text:p>
      <text:p text:style-name="Code" loext:marker-style-name="T82"><text:span text:style-name="T82">ps <text:s text:c="32"/>Print current registers and instruction</text:span><text:span text:style-name="T82"/></text:p>
      <text:p text:style-name="Code" loext:marker-style-name="T82"><text:span text:style-name="T82">q <text:s text:c="33"/>Quit interpreter</text:span><text:span text:style-name="T82"/></text:p>
      <text:p text:style-name="P72" loext:marker-style-name="T82"/>
      <text:p text:style-name="Code" loext:marker-style-name="T82"><text:span text:style-name="T82">! <text:s text:c="33"/>Anywhere in line starts a comment</text:span><text:span text:style-name="T82"/></text:p>
      <text:p text:style-name="P173" loext:marker-style-name="T82"/>
      <text:h text:style-name="Routine_20_heading_20_3" text:outline-level="3"><text:bookmark-start text:name="__RefHeading___Toc15602_2478585429"/><text:bookmark-start text:name="_Toc528309116"/>l [m] [s[ e|:l]<text:tab/>List source lines<text:bookmark-end text:name="__RefHeading___Toc15602_2478585429"/><text:bookmark-end text:name="_Toc528309116"/></text:h>
      <text:p text:style-name="Standard">Lists source lines in the program:</text:p>
      <text:p text:style-name="Code">debug&gt; l </text:p>
      <text:p text:style-name="Code"/>
      <text:p text:style-name="Code"><text:s text:c="3"/>1: <text:s text:c="5"/>1: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Standard"/>
      <text:p text:style-name="Standard">The columns to the left:</text:p>
      <text:p text:style-name="Code"><text:s text:c="3"/>2: <text:s text:c="5"/>1: b* program test(output);</text:p>
      <text:p text:style-name="Code"/>
      <text:p text:style-name="Standard">Have the following meaning. The first column is the source line number. The second number is the profile number, it is a count of the number of times that line has been executed. Next, if the line is marked with a “b”, it means there is a breakpoint on the line. If there is a “t”, it means there is a tracepoint on the line<text:note text:id="ftn5" text:note-class="footnote"><text:note-citation>5</text:note-citation><text:note-body><text:p text:style-name="Footnote">Note that breakpoints and tracepoints set at the machine level show on the source line that contains them.</text:p></text:note-body></text:note>. Next, if the column contains a “*” it means that this is the currently executing line.</text:p>
      <text:p text:style-name="Standard">If the l command is followed by a module, then the source is printed from that module. Thus:</text:p>
      <text:p text:style-name="Code">l test</text:p>
      <text:p text:style-name="Code"/>
      <text:p text:style-name="Standard">is the same command while executing in test as:</text:p>
      <text:p text:style-name="Code">l</text:p>
      <text:p text:style-name="Code"/>
      <text:p text:style-name="Standard">Even if there are not multiple modules in the current program, this can be useful:</text:p>
      <text:p text:style-name="Code"/>
      <text:p text:style-name="P14">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74</text:p>
      <text:p text:style-name="Code"/>
      <text:p text:style-name="Code">debug&gt; l </text:p>
      <text:p text:style-name="Code">*** Module must be active</text:p>
      <text:p text:style-name="Code">debug&gt; l test </text:p>
      <text:p text:style-name="Code"/>
      <text:p text:style-name="Code"><text:s text:c="3"/>1: <text:s text:c="5"/>0: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Code"/>
      <text:p text:style-name="Standard">Recall when we started the program in machine mode, it began in system code, outside of any module. But we simply specified a particular module, test, and then we can list it’s source.</text:p>
      <text:p text:style-name="Standard">The list command can specify a starting source line to list:</text:p>
      <text:p text:style-name="Code">debug&gt; l 20</text:p>
      <text:p text:style-name="Code"/>
      <text:p text:style-name="Code"><text:s text:c="2"/>20: <text:s text:c="5"/>0: <text:s text:c="3"/>begin</text:p>
      <text:p text:style-name="Code"><text:s text:c="2"/>21: <text:s text:c="5"/>0:</text:p>
      <text:p text:style-name="Code"><text:s text:c="2"/>22: <text:s text:c="5"/>0: <text:s text:c="6"/>for i := 1 to 10 do</text:p>
      <text:p text:style-name="Code"><text:s text:c="2"/>23: <text:s text:c="5"/>0: <text:s text:c="10"/>a[i] := y(i);</text:p>
      <text:p text:style-name="Code"><text:s text:c="2"/>24: <text:s text:c="5"/>0: <text:s text:c="6"/>for i := 10 downto 1 do writeln('Value: ', a[i]);</text:p>
      <text:p text:style-name="Code"><text:s text:c="2"/>25: <text:s text:c="5"/>0:</text:p>
      <text:p text:style-name="Code"><text:s text:c="2"/>26: <text:s text:c="5"/>0: <text:s text:c="3"/>end.</text:p>
      <text:p text:style-name="Code"/>
      <text:p text:style-name="Standard">You can also specify an end line:</text:p>
      <text:p text:style-name="Code">debug&gt; l 20 22</text:p>
      <text:p text:style-name="Code"/>
      <text:p text:style-name="Code"><text:s text:c="2"/>20: <text:s text:c="5"/>0: <text:s text:c="3"/>begin</text:p>
      <text:p text:style-name="Code"><text:s text:c="2"/>21: <text:s text:c="5"/>0:</text:p>
      <text:p text:style-name="Code"><text:s text:c="2"/>22: <text:s text:c="5"/>0: <text:s text:c="6"/>for i := 1 to 10 do</text:p>
      <text:p text:style-name="Code"/>
      <text:p text:style-name="Standard">Or alternatively, you can use a length, or number of lines to list:</text:p>
      <text:p text:style-name="Code">debug&gt; l 20:4</text:p>
      <text:p text:style-name="Code"/>
      <text:p text:style-name="Code"><text:s text:c="2"/>20: <text:s text:c="5"/>0: <text:s text:c="3"/>begin</text:p>
      <text:p text:style-name="Code"><text:soft-page-break/><text:s text:c="2"/>21: <text:s text:c="5"/>0:</text:p>
      <text:p text:style-name="Code"><text:s text:c="2"/>22: <text:s text:c="5"/>0: <text:s text:c="6"/>for i := 1 to 10 do</text:p>
      <text:p text:style-name="Code"><text:s text:c="2"/>23: <text:s text:c="5"/>0: <text:s text:c="10"/>a[i] := y(i);</text:p>
      <text:p text:style-name="Code"/>
      <text:p text:style-name="Standard">Note that the default number of lines to list, if not specified, is 10.</text:p>
      <text:p text:style-name="Standard">Note that lines outside of a module cannot be listed.</text:p>
      <text:h text:style-name="Routine_20_heading_20_3" text:outline-level="3"><text:bookmark-start text:name="__RefHeading___Toc15606_2478585429"/><text:bookmark-start text:name="_Toc528309118"/>lc <text:s/>[s[ e|:l] <text:s text:c="5"/>List source and machine lines coordinated<text:bookmark-end text:name="__RefHeading___Toc15606_2478585429"/><text:bookmark-end text:name="_Toc528309118"/></text:h>
      <text:p text:style-name="Standard">The lc command combines the l (list source) and li (list instructions) commands. For each source line printed, the machine code generated by that source line is also printed:</text:p>
      <text:p text:style-name="Code">debug&gt; lc 6:10</text:p>
      <text:p text:style-name="Code"/>
      <text:p text:style-name="Code"><text:s text:c="3"/>6: <text:s text:c="5"/>0: <text:s text:c="3"/>function y(add: integer): integer; </text:p>
      <text:p text:style-name="Code"><text:s text:c="4"/>00008E: AE mrkl* <text:s text:c="9"/>0000000000000006</text:p>
      <text:p text:style-name="Code"><text:s text:c="4"/>000097: AE mrkl* <text:s text:c="9"/>0000000000000007</text:p>
      <text:p text:style-name="Code"><text:s text:c="3"/>7: <text:s text:c="5"/>0: <text:s text:c="4"/></text:p>
      <text:p text:style-name="Code"><text:s text:c="4"/>000097: AE mrkl* <text:s text:c="9"/>0000000000000007</text:p>
      <text:p text:style-name="Code"><text:s text:c="4"/>0000A0: AE mrkl* <text:s text:c="9"/>0000000000000008</text:p>
      <text:p text:style-name="Code"><text:s text:c="3"/>8: <text:s text:c="5"/>0: <text:s text:c="3"/>var i: integer; </text:p>
      <text:p text:style-name="Code"><text:s text:c="4"/>0000A0: AE mrkl* <text:s text:c="9"/>0000000000000008</text:p>
      <text:p text:style-name="Code"><text:s text:c="4"/>0000A9: AE mrkl* <text:s text:c="9"/>0000000000000009</text:p>
      <text:p text:style-name="Code"><text:s text:c="3"/>9: <text:s text:c="5"/>0: <text:s text:c="4"/></text:p>
      <text:p text:style-name="Code"><text:s text:c="4"/>0000A9: AE mrkl* <text:s text:c="9"/>0000000000000009</text:p>
      <text:p text:style-name="Code"><text:s text:c="4"/>0000B2: AE mrkl* <text:s text:c="9"/>000000000000000A</text:p>
      <text:p text:style-name="Code"><text:s text:c="2"/>10: <text:s text:c="5"/>0: <text:s text:c="3"/>function q(x: integer): integer; </text:p>
      <text:p text:style-name="Code"><text:s text:c="4"/>0000B2: AE mrkl* <text:s text:c="9"/>000000000000000A</text:p>
      <text:p text:style-name="Code"><text:s text:c="4"/>0000BB: AE mrkl* <text:s text:c="9"/>000000000000000B</text:p>
      <text:p text:style-name="Code"><text:s text:c="2"/>11: <text:s text:c="5"/>0: <text:s text:c="4"/></text:p>
      <text:p text:style-name="Code"><text:s text:c="4"/>0000BB: AE mrkl* <text:s text:c="9"/>000000000000000B</text:p>
      <text:p text:style-name="Code"><text:s text:c="4"/>0000C4: AE mrkl* <text:s text:c="9"/>000000000000000C</text:p>
      <text:p text:style-name="Code"><text:s text:c="2"/>12: <text:s text:c="5"/>0: <text:s text:c="3"/>var z: integer;</text:p>
      <text:p text:style-name="Code"><text:s text:c="4"/>0000C4: AE mrkl* <text:s text:c="9"/>000000000000000C</text:p>
      <text:p text:style-name="Code"><text:s text:c="4"/>0000CD: AE mrkl* <text:s text:c="9"/>000000000000000D</text:p>
      <text:p text:style-name="Code"><text:s text:c="2"/>13: <text:s text:c="5"/>0: <text:s text:c="3"/></text:p>
      <text:p text:style-name="Code"><text:s text:c="4"/>0000CD: AE mrkl* <text:s text:c="9"/>000000000000000D</text:p>
      <text:p text:style-name="Code"><text:s text:c="4"/>0000D6: AE mrkl* <text:s text:c="9"/>000000000000000E</text:p>
      <text:p text:style-name="Code"><text:s text:c="2"/>14: <text:s text:c="5"/>0: <text:s text:c="3"/>begin </text:p>
      <text:p text:style-name="Code"><text:s text:c="4"/>0000D6: AE mrkl* <text:s text:c="9"/>000000000000000E</text:p>
      <text:p text:style-name="Code"><text:s text:c="4"/>0000DF: AE mrkl* <text:s text:c="9"/>000000000000000E</text:p>
      <text:p text:style-name="Code"><text:s text:c="4"/>0000E8: 0B mst <text:s text:c="8"/>02,FFFFFFFFFFFFFFE0,FFFFFFFFFFFFFFF0</text:p>
      <text:p text:style-name="Code"><text:s text:c="4"/>0000FA: AE mrkl* <text:s text:c="9"/>000000000000000F</text:p>
      <text:p text:style-name="Code"><text:s text:c="2"/>15: <text:s text:c="5"/>0: <text:s text:c="3"/></text:p>
      <text:p text:style-name="Code"><text:s text:c="4"/>0000FA: AE mrkl* <text:s text:c="9"/>000000000000000F</text:p>
      <text:p text:style-name="Code"><text:s text:c="4"/>000103: AE mrkl* <text:s text:c="9"/>0000000000000010</text:p>
      <text:p text:style-name="Code"/>
      <text:p text:style-name="Standard">This can be very useful if you are interested in what P-machine code goes with what source line.</text:p>
      <text:p text:style-name="Standard">The numbers used with the command are source line numbers.</text:p>
      <text:p text:style-name="Standard">Note that the default number of lines to list, if not specified, is 10.</text:p>
      <text:p text:style-name="Standard"><text:soft-page-break/>Note that lines outside of a module cannot be listed.</text:p>
      <text:h text:style-name="Routine_20_heading_20_3" text:outline-level="3"><text:bookmark-start text:name="__RefHeading___Toc15604_2478585429"/><text:bookmark-start text:name="_Toc528309117"/>li <text:s/>[s[ e|:l] <text:s text:c="5"/>List machine instructions<text:bookmark-end text:name="__RefHeading___Toc15604_2478585429"/><text:bookmark-end text:name="_Toc528309117"/></text:h>
      <text:p text:style-name="Standard">The list instructions command is the same as source list, but lists machine instructions:</text:p>
      <text:p text:style-name="Code">debug&gt; li</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text:s text:c="4"/>000012: 3A stp* <text:s text:c="7"/></text:p>
      <text:p text:style-name="Code"><text:s text:c="4"/>000013: F2 eext* <text:s text:c="6"/></text:p>
      <text:p text:style-name="Code"><text:s text:c="4"/>000014: F2 eext* <text:s text:c="6"/></text:p>
      <text:p text:style-name="Code"><text:s text:c="4"/>000015: F2 eext* <text:s text:c="6"/></text:p>
      <text:p text:style-name="Code"><text:s text:c="4"/>000016: F2 eext* <text:s text:c="6"/></text:p>
      <text:p text:style-name="Code"><text:s text:c="4"/>000017: F2 eext* <text:s text:c="6"/></text:p>
      <text:p text:style-name="Code"><text:s text:c="4"/>000018: F2 eext* <text:s text:c="6"/></text:p>
      <text:p text:style-name="Code"><text:s text:c="4"/>000019: F2 eext*</text:p>
      <text:p text:style-name="Code"/>
      <text:p text:style-name="Standard">Note that you cannot specify which module to list from.</text:p>
      <text:p text:style-name="Standard">Just as for list source, you can specify start, start and end, or start and length:</text:p>
      <text:p text:style-name="Code">debug&gt; li 0 10</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
      <text:p text:style-name="Standard">The numbers used for the command are the addresses in program store. The length, if specified, is the number of instructions to list after the starting address.</text:p>
      <text:p text:style-name="Standard">The meaning of the fields in the instruction listing are:</text:p>
      <text:list text:style-name="WWNum17">
        <text:list-item>
          <text:p text:style-name="P118">b,t,*<text:tab/>Gives the break, trace, and current execution status of the line.</text:p>
        </text:list-item>
        <text:list-item>
          <text:p text:style-name="P118">Addr<text:tab/>Address of the instruction.</text:p>
        </text:list-item>
        <text:list-item>
          <text:p text:style-name="P118">Op<text:tab/>Opcode (byte code) of the instruction.</text:p>
        </text:list-item>
        <text:list-item>
          <text:p text:style-name="P118">Ins<text:tab/>Memnonic of the instruction.</text:p>
        </text:list-item>
        <text:list-item>
          <text:p text:style-name="P118">P<text:tab/>P or routine nesting index.</text:p>
        </text:list-item>
        <text:list-item>
          <text:p text:style-name="P118">Q<text:tab/>0 or more operands of the instruction.</text:p>
        </text:list-item>
      </text:list>
      <text:p text:style-name="Standard">Note that the starting list address must be a valid instruction address. If not, the instruction listing will be invalid.</text:p>
      <text:h text:style-name="Routine_20_heading_20_3" text:outline-level="3"><text:bookmark-start text:name="__RefHeading___Toc15608_2478585429"/><text:bookmark-start text:name="_Toc528309119"/>p <text:s text:c="2"/>v <text:s text:c="13"/>Print expression<text:bookmark-end text:name="__RefHeading___Toc15608_2478585429"/><text:bookmark-end text:name="_Toc528309119"/></text:h>
      <text:p text:style-name="Standard">Prints a Pascaline/debug mode expression.</text:p>
      <text:p text:style-name="Standard">The expression can be any of the Pascaline-like expressions shown in “<text:bookmark-ref text:reference-format="text" text:ref-name="_Ref528273764">Debug mode expressions</text:bookmark-ref>”. Examples (at the source location line 15):</text:p>
      <text:p text:style-name="Code"><text:soft-page-break/>14: <text:s text:c="5"/>1:</text:p>
      <text:p text:style-name="Code">15: <text:s text:c="5"/>1: b* <text:s text:c="4"/>result add+i</text:p>
      <text:p text:style-name="Code">16: <text:s text:c="5"/>0:</text:p>
      <text:p text:style-name="Code">debug&gt; p i</text:p>
      <text:p text:style-name="Code">10</text:p>
      <text:p text:style-name="Code">debug&gt; p test.i</text:p>
      <text:p text:style-name="Code">1</text:p>
      <text:p text:style-name="Code">debug&gt; p i+42</text:p>
      <text:p text:style-name="Code"/>
      <text:p text:style-name="Code">52</text:p>
      <text:p text:style-name="Code">debug&gt; p a</text:p>
      <text:p text:style-name="Code">array 11, 12, 13, 14, 15, 16, 17, 18, 19, 20 end</text:p>
      <text:p text:style-name="Code"/>
      <text:p text:style-name="Standard">Note in the function y(), there is a I that is local, and another that is global that we access via test.i.</text:p>
      <text:p text:style-name="Standard">The array a that is specified is printed in total. Any structured type that is printed is printed in whole with the exception of files. An example complex structure is:</text:p>
      <text:p text:style-name="Code">var r: record a: (one, two, three);</text:p>
      <text:p text:style-name="Code"><text:s text:c="14"/>b: integer;</text:p>
      <text:p text:style-name="Code"><text:s text:c="14"/>c: array 5 of integer</text:p>
      <text:p text:style-name="Code"><text:s text:c="7"/>end;</text:p>
      <text:p text:style-name="Standard"/>
      <text:p text:style-name="Code">debug&gt; p r</text:p>
      <text:p text:style-name="Code"/>
      <text:p text:style-name="Code">record</text:p>
      <text:p text:style-name="Code"><text:s text:c="2"/>two(2),</text:p>
      <text:p text:style-name="Code"><text:s text:c="2"/>42,</text:p>
      <text:p text:style-name="Code"><text:s text:c="2"/>array -9, -8, -7, -6, -5 end</text:p>
      <text:p text:style-name="Code">end</text:p>
      <text:p text:style-name="Code"/>
      <text:p text:style-name="Standard">The p command prints structured values using the same syntax as the Pascaline “fixed” declaration.</text:p>
      <text:p text:style-name="Standard">The p command also obeys Pascal-P6 radix conversions:</text:p>
      <text:p text:style-name="Code">debug&gt; p 42$</text:p>
      <text:p text:style-name="Code">2A</text:p>
      <text:p text:style-name="Code">debug&gt; p 42&amp;</text:p>
      <text:p text:style-name="Code">52</text:p>
      <text:p text:style-name="Code">debug&gt; p 42%</text:p>
      <text:p text:style-name="Code">101010</text:p>
      <text:p text:style-name="Code">debug&gt; p $42$</text:p>
      <text:p text:style-name="Code">42</text:p>
      <text:p text:style-name="Code"/>
      <text:p text:style-name="Standard">Note that “$42$” means convert hex 42 into hex 42, IE., no-op.</text:p>
      <text:p text:style-name="Standard">If the value printed is undefined, a “*” will be printed:</text:p>
      <text:p text:style-name="Code">debug&gt; b test 23</text:p>
      <text:p text:style-name="Code">debug&gt; r</text:p>
      <text:p text:style-name="Code"/>
      <text:p text:style-name="Code">=== break ===</text:p>
      <text:p text:style-name="Code"><text:soft-page-break/></text:p>
      <text:p text:style-name="Code"><text:s text:c="2"/>22: <text:s text:c="4"/>10: <text:s text:c="11"/>a[i] := y(i);</text:p>
      <text:p text:style-name="Code"><text:s text:c="2"/>23: <text:s text:c="5"/>1: b* <text:s text:c="4"/>for i := 10 downto 1 do writeln('Value: ', a[i]);</text:p>
      <text:p text:style-name="Code"><text:s text:c="2"/>24: <text:s text:c="5"/>0:</text:p>
      <text:p text:style-name="Code"/>
      <text:p text:style-name="Code">debug&gt; p i</text:p>
      <text:p text:style-name="Code"/>
      <text:p text:style-name="Code">*</text:p>
      <text:p text:style-name="Code"/>
      <text:p text:style-name="Standard">We broke in after the for loop. Why is I undefined after the for loop? Its actually in the ISO 7185 specification: the loop variable on a for loop is specified as undefined after the for loop.</text:p>
      <text:p text:style-name="Standard">Note that when the print command prints an encoded value such as an enumerated type or character, it prints the decimal value in parentheses:</text:p>
      <text:p text:style-name="Code">var c: char;</text:p>
      <text:p text:style-name="Code"/>
      <text:p text:style-name="Code">debug&gt; p c</text:p>
      <text:p text:style-name="Code"/>
      <text:p text:style-name="Code">'c'(99)</text:p>
      <text:h text:style-name="Routine_20_heading_20_3" text:outline-level="3"><text:bookmark-start text:name="__RefHeading___Toc15610_2478585429"/><text:bookmark-start text:name="_Toc528309120"/>d[b|l][8|16|32|64] <text:s text:c="2"/>[s[ e|:l] <text:s text:c="5"/>Dump memory<text:bookmark-end text:name="__RefHeading___Toc15610_2478585429"/><text:bookmark-end text:name="_Toc528309120"/></text:h>
      <text:p text:style-name="Standard">Dumps byte machine memory.</text:p>
      <text:p text:style-name="Code" loext:marker-style-name="T82"><text:span text:style-name="T82">debug&gt; d 0:50</text:span><text:span text:style-name="T82"/></text:p>
      <text:p text:style-name="P72" loext:marker-style-name="T82"/>
      <text:p text:style-name="Code" loext:marker-style-name="T82"><text:span text:style-name="T82">000000: 14 E0 04 00 00 00 00 00 00 15 4E 00 00 00 00 00 <text:s text:c="2"/>..........N.....</text:span><text:span text:style-name="T82"/></text:p>
      <text:p text:style-name="Code" loext:marker-style-name="T82"><text:span text:style-name="T82">000010: 00 00 3A F2 F2 F2 F2 F2 F2 F2 F2 F2 F2 F2 F2 F2 <text:s text:c="2"/>..:.............</text:span><text:span text:style-name="T82"/></text:p>
      <text:p text:style-name="Code" loext:marker-style-name="T82"><text:span text:style-name="T82">000020: F2 F2 F2 F2 F2 F2 F2 F2 F2 F2 F2 F2 F2 F2 F2 F2 <text:s text:c="2"/>................</text:span><text:span text:style-name="T82"/></text:p>
      <text:p text:style-name="Code"><text:span text:style-name="T82">000030: F2 F2</text:span> </text:p>
      <text:p text:style-name="Standard">Note that the ASCII characters equivalent to the bytes are printed to the right. If the character is unprintable, defined as any character less than space or greater then 126, it is printed as ‘.’ (period).</text:p>
      <text:p text:style-name="Standard">Note also that dumping memory that is undefined (never has it’s value set) will be printed as U’s in both the hex and ASCII displays.</text:p>
      <text:p text:style-name="Standard">As with source line lists, you can specify a start address, a start and end address, or a start address and a length.</text:p>
      <text:p text:style-name="Standard">Note that the default length, if not specified, is 256 bytes.</text:p>
      <text:p text:style-name="Standard">The default dump size is byte or 8 bits. The command d8 is an alias for byte dump. In addition, the size of the dump words can be specified as 8, 16, 32, or 64 bits. The endian mode can also be specified, as b or big endian, and l or little endian. Big endian places the bytes of word in memory order, but little endian reverses them.</text:p>
      <text:p text:style-name="Code" loext:marker-style-name="T82"><text:span text:style-name="T82">debug&gt; d16 0 20</text:span><text:span text:style-name="T82"/></text:p>
      <text:p text:style-name="P72" loext:marker-style-name="T82"/>
      <text:p text:style-name="Code" loext:marker-style-name="T82"><text:span text:style-name="T82">000000: E014 0004 0000 0000 1500 004E 0000 0000 <text:s text:c="2"/>.. .. .. .. .. .N .. .. </text:span><text:span text:style-name="T82"/></text:p>
      <text:p text:style-name="Code" loext:marker-style-name="T82"><text:span text:style-name="T82">000010: 0000 F23A F2F2 </text:span><text:span text:style-name="T82"/></text:p>
      <text:p text:style-name="Code"/>
      <text:p text:style-name="Standard">Note the words are grouped in both the hex and ASCII sections.</text:p>
      <text:p text:style-name="Standard"><text:soft-page-break/>Note that the bytes in the 16 bit words are reversed, since the dump mode is little endian by default.</text:p>
      <text:p text:style-name="Code" loext:marker-style-name="T82"><text:span text:style-name="T82">debug&gt; db16 0 20</text:span><text:span text:style-name="T82"/></text:p>
      <text:p text:style-name="P72" loext:marker-style-name="T82"/>
      <text:p text:style-name="Code" loext:marker-style-name="T82"><text:span text:style-name="T82">000000: 14E0 0400 0000 0000 0015 4E00 0000 0000 <text:s text:c="2"/>.. .. .. .. .. .. .. .. </text:span><text:span text:style-name="T82"/></text:p>
      <text:p text:style-name="Code" loext:marker-style-name="T82"><text:span text:style-name="T82">000010: 0000 3AF2 F2F2</text:span><text:span text:style-name="T82"/></text:p>
      <text:p text:style-name="P72" loext:marker-style-name="T82"/>
      <text:p text:style-name="Standard">In this dump the bytes are in order, since it is big endian.</text:p>
      <text:p text:style-name="Standard">The dump endian mode has nothing to do with the machine endian mode. The bytes or words are dumped in address order regardless of the machine endian mode. Thus it is up to you to determine what endian mode the machine is using, and choose a dump format accordingly.</text:p>
      <text:p text:style-name="Code" loext:marker-style-name="T82"><text:span text:style-name="T82">debug&gt; d64 0 20</text:span><text:span text:style-name="T82"/></text:p>
      <text:p text:style-name="P72" loext:marker-style-name="T82"/>
      <text:p text:style-name="Code" loext:marker-style-name="T82"><text:span text:style-name="T82">000000: 000000000004E014 00000000004E1500 <text:s text:c="2"/>........ .....N.. </text:span><text:span text:style-name="T82"/></text:p>
      <text:p text:style-name="Code" loext:marker-style-name="T82"><text:span text:style-name="T82">000010: F2F2F2F2F23A0000 </text:span><text:span text:style-name="T82"/></text:p>
      <text:p text:style-name="P72" loext:marker-style-name="T82"/>
      <text:p text:style-name="Standard">This is a 64 bit little endian dump.</text:p>
      <text:h text:style-name="Routine_20_heading_20_3" text:outline-level="3"><text:bookmark-start text:name="__RefHeading___Toc15612_2478585429"/><text:bookmark-start text:name="_Toc528309121"/>e <text:s text:c="2"/>a v[ v]... <text:s text:c="4"/>Enter byte values to memory address<text:bookmark-end text:name="__RefHeading___Toc15612_2478585429"/><text:bookmark-end text:name="_Toc528309121"/></text:h>
      <text:p text:style-name="Standard">Enters values to byte machine memory. The first value is the address to enter to. This is followed by 1 to n values to be placed into memory in turn:</text:p>
      <text:p text:style-name="Code">debug&gt; d 0:20</text:p>
      <text:p text:style-name="Code"/>
      <text:p text:style-name="Code">000000: 14 98 02 00 00 15 0B 00 00 00 3A AE 01 00 00 00</text:p>
      <text:p text:style-name="Code">000010: AE 02 00 00</text:p>
      <text:p text:style-name="Code"/>
      <text:p text:style-name="Code">debug&gt; e 0 1 2 3</text:p>
      <text:p text:style-name="Code">debug&gt; d 0:20</text:p>
      <text:p text:style-name="Code"/>
      <text:p text:style-name="Code">000000: 01 02 03 00 00 15 0B 00 00 00 3A AE 01 00 00 00</text:p>
      <text:p text:style-name="Code">000010: AE 02 00 00</text:p>
      <text:p text:style-name="Code"/>
      <text:p text:style-name="Standard">Note that there is no restriction on where you enter bytes into memory. You can just as easily rewrite the program code in memory. Enter is a sharp tool.</text:p>
      <text:h text:style-name="Routine_20_heading_20_3" text:outline-level="3"><text:bookmark-start text:name="__RefHeading___Toc15614_2478585429"/><text:bookmark-start text:name="_Toc528309122"/>st <text:s/>d v <text:s text:c="11"/>Set program variable<text:bookmark-end text:name="__RefHeading___Toc15614_2478585429"/><text:bookmark-end text:name="_Toc528309122"/></text:h>
      <text:p text:style-name="Standard">Sets a variable in the current context. The first parameter is the variable to set. The second is the value to set the variable to. The variable to set can be any variable <text:s/>reference:</text:p>
      <text:p text:style-name="Code" loext:marker-style-name="T82"><text:span text:style-name="T82">=== break ===</text:span><text:span text:style-name="T82"/></text:p>
      <text:p text:style-name="P72" loext:marker-style-name="T82"/>
      <text:p text:style-name="Code" loext:marker-style-name="T82"><text:span text:style-name="T82"><text:s text:c="2"/>22: <text:s text:c="4"/>10: <text:s text:c="11"/>a[i] := y(i);</text:span><text:span text:style-name="T82"/></text:p>
      <text:p text:style-name="Code" loext:marker-style-name="T82"><text:span text:style-name="T82"><text:s text:c="2"/>23: <text:s text:c="5"/>1: b* <text:s text:c="4"/>for i := 10 downto 1 do writeln('Value: ', a[i]);</text:span><text:span text:style-name="T82"/></text:p>
      <text:p text:style-name="Code" loext:marker-style-name="T82"><text:span text:style-name="T82"><text:s text:c="2"/>24: <text:s text:c="5"/>0:</text:span><text:span text:style-name="T82"/></text:p>
      <text:p text:style-name="P72" loext:marker-style-name="T82"/>
      <text:p text:style-name="Code" loext:marker-style-name="T82"><text:span text:style-name="T82">debug&gt; p a</text:span><text:span text:style-name="T82"/></text:p>
      <text:p text:style-name="Code" loext:marker-style-name="T82"><text:span text:style-name="T82">array 11, 12, 13, 14, 15, 16, 17, 18, 19, 20 end</text:span><text:span text:style-name="T82"/></text:p>
      <text:p text:style-name="Code" loext:marker-style-name="T82"><text:span text:style-name="T82">debug&gt; st a[3] 42</text:span><text:span text:style-name="T82"/></text:p>
      <text:p text:style-name="Code" loext:marker-style-name="T82"><text:span text:style-name="T82">debug&gt; p a</text:span><text:span text:style-name="T82"/></text:p>
      <text:p text:style-name="Code" loext:marker-style-name="T82"><text:span text:style-name="T82">array 11, 12, 42, 14, 15, 16, 17, 18, 19, 20 end</text:span><text:span text:style-name="T82"/></text:p>
      <text:p text:style-name="Code"><text:soft-page-break/></text:p>
      <text:p text:style-name="Standard">Set program variable is fairly flexible:</text:p>
      <text:p text:style-name="Code">var s: packed array 10 of char;</text:p>
      <text:p text:style-name="Code"/>
      <text:p text:style-name="Code">debug&gt; p s</text:p>
      <text:p text:style-name="Code"/>
      <text:p text:style-name="Code">'hi there <text:s/>'</text:p>
      <text:p text:style-name="Code"/>
      <text:p text:style-name="Code">debug&gt; st s 'lo there <text:s/>'</text:p>
      <text:p text:style-name="Code">debug&gt; p s</text:p>
      <text:p text:style-name="Code"/>
      <text:p text:style-name="Code">'lo there <text:s/>'</text:p>
      <text:p text:style-name="Code"/>
      <text:p text:style-name="Code">var st: set of char;</text:p>
      <text:p text:style-name="Code"/>
      <text:p text:style-name="Code">debug&gt; p st</text:p>
      <text:p text:style-name="Code"/>
      <text:p text:style-name="Code">['a'..'d','z']</text:p>
      <text:p text:style-name="Code"/>
      <text:p text:style-name="Code">debug&gt; st st ['0'..'9']</text:p>
      <text:p text:style-name="Code">debug&gt; p st</text:p>
      <text:p text:style-name="Code"/>
      <text:p text:style-name="Code">['0'..'9']</text:p>
      <text:p text:style-name="Code"/>
      <text:p text:style-name="Standard">Note that special variables (variables starting with ‘@’) can also be set. See “<text:bookmark-ref text:reference-format="number-no-superior" text:ref-name="__RefHeading___Toc15594_2478585429">4.4</text:bookmark-ref> <text:bookmark-ref text:reference-format="text" text:ref-name="__RefHeading___Toc15594_2478585429">Debug mode expressions</text:bookmark-ref>”</text:p>
      <text:h text:style-name="Routine_20_heading_20_3" text:outline-level="3"><text:bookmark-start text:name="__RefHeading___Toc15616_2478585429"/><text:bookmark-start text:name="_Toc528309123"/>pg <text:s text:c="16"/>Print all globals<text:bookmark-end text:name="__RefHeading___Toc15616_2478585429"/><text:bookmark-end text:name="_Toc528309123"/></text:h>
      <text:p text:style-name="Standard">Prints the globals for the current program.</text:p>
      <text:p text:style-name="Standard">debug&gt; pg</text:p>
      <text:p text:style-name="Standard">Globals:</text:p>
      <text:p text:style-name="Code">i <text:s text:c="19"/>*</text:p>
      <text:p text:style-name="Code">a <text:s text:c="19"/>array 11, 12, 13, 14, 15, 16, 17, 18, 19, 20 end</text:p>
      <text:h text:style-name="Routine_20_heading_20_3" text:outline-level="3"><text:bookmark-start text:name="__RefHeading___Toc15618_2478585429"/><text:bookmark-start text:name="_Toc528309124"/>pl <text:s/>[n] <text:s text:c="11"/>print locals for current/number of enclosing blocks<text:bookmark-end text:name="__RefHeading___Toc15618_2478585429"/><text:bookmark-end text:name="_Toc528309124"/></text:h>
      <text:p text:style-name="Standard">Prints the locals for the current block or enclosing block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s</text:p>
      <text:p text:style-name="Code"/>
      <text:p text:style-name="Code"><text:soft-page-break/><text:s text:c="2"/>17: <text:s text:c="5"/>1: <text:s text:c="3"/></text:p>
      <text:p text:style-name="Code"><text:s text:c="2"/>18: <text:s text:c="5"/>1: <text:s/>* <text:s text:c="4"/>result x+i </text:p>
      <text:p text:style-name="Code"><text:s text:c="2"/>19: <text:s text:c="5"/>0: <text:s text:c="4"/></text:p>
      <text:p text:style-name="Code"/>
      <text:p text:style-name="Code">debug&gt; pl</text:p>
      <text:p text:style-name="Code"/>
      <text:p text:style-name="Code">Locals for block: q@f_i</text:p>
      <text:p text:style-name="Code"/>
      <text:p text:style-name="Code">z <text:s text:c="19"/>42</text:p>
      <text:p text:style-name="Code"/>
      <text:p text:style-name="Standard">If a number of blocks argument appears, then that number of enclosing blocks are printed:</text:p>
      <text:p text:style-name="Code">debug&gt; pl 2</text:p>
      <text:p text:style-name="Code"/>
      <text:p text:style-name="Code">Locals for block: q@f_i</text:p>
      <text:p text:style-name="Code"/>
      <text:p text:style-name="Code">z <text:s text:c="19"/>42</text:p>
      <text:p text:style-name="Code"/>
      <text:p text:style-name="Code"/>
      <text:p text:style-name="Code">Locals for block: y@f_i</text:p>
      <text:p text:style-name="Code"/>
      <text:p text:style-name="Code">i <text:s text:c="19"/>10</text:p>
      <text:p text:style-name="Code"/>
      <text:p text:style-name="Standard">Parameters are not considered part of the locals.</text:p>
      <text:h text:style-name="Routine_20_heading_20_3" text:outline-level="3"><text:bookmark-start text:name="__RefHeading___Toc15620_2478585429"/><text:bookmark-start text:name="_Toc528309125"/>pp <text:s/>[n] <text:s text:c="11"/>print parameters for current/number of enclosing blocks<text:bookmark-end text:name="__RefHeading___Toc15620_2478585429"/><text:bookmark-end text:name="_Toc528309125"/></text:h>
      <text:p text:style-name="Standard">Prints parameters for the current or surrounding blocks:</text:p>
      <text:p text:style-name="Code">debug&gt; pp</text:p>
      <text:p text:style-name="Code"/>
      <text:p text:style-name="Code">Parameters for block: q@f_i</text:p>
      <text:p text:style-name="Code"/>
      <text:p text:style-name="Code">x <text:s text:c="19"/>1</text:p>
      <text:p text:style-name="Code"/>
      <text:p text:style-name="Code">debug&gt; pp 2</text:p>
      <text:p text:style-name="Code"/>
      <text:p text:style-name="Code">Parameters for block: q@f_i</text:p>
      <text:p text:style-name="Code"/>
      <text:p text:style-name="Code">x <text:s text:c="19"/>1</text:p>
      <text:p text:style-name="Code"/>
      <text:p text:style-name="Code"/>
      <text:p text:style-name="Code">Parameters for block: y@f_i</text:p>
      <text:p text:style-name="Code"/>
      <text:p text:style-name="Code">add <text:s text:c="17"/>1</text:p>
      <text:p text:style-name="Standard"/>
      <text:h text:style-name="Routine_20_heading_20_3" text:outline-level="3"><text:bookmark-start text:name="__RefHeading___Toc15622_2478585429"/><text:bookmark-start text:name="_Toc528309126"/>ds <text:s text:c="16"/>Dump storage parameters<text:bookmark-end text:name="__RefHeading___Toc15622_2478585429"/><text:bookmark-end text:name="_Toc528309126"/></text:h>
      <text:p text:style-name="Standard">ds prints the storage areas of the byte machine:</text:p>
      <text:p text:style-name="Standard"/>
      <text:p text:style-name="P35">debug&gt; ds</text:p>
      <text:p text:style-name="Standard"/>
      <text:p text:style-name="Standard">Storage areas occupied</text:p>
      <text:p text:style-name="Standard"/>
      <text:p text:style-name="Standard">Program <text:s text:c="4"/>000000-0004C3 (1220)</text:p>
      <text:p text:style-name="Standard">Constants <text:s text:c="2"/>0004C4-0004FB (56)</text:p>
      <text:p text:style-name="Standard">Globals <text:s text:c="4"/>0004FC-0005AB (176)</text:p>
      <text:p text:style-name="Standard">Stack/Heap <text:s/>0005AC-FFFFFF (16775764)</text:p>
      <text:p text:style-name="Standard">The program area is where the bytecode program lives. Constants is the location of the constants deck. Globals contains all of the program globals. Finally, the stack/heap contains the rest of the byte machine space, with the heap growing up, and the stack growing down.</text:p>
      <text:h text:style-name="Routine_20_heading_20_3" text:outline-level="3"><text:bookmark-start text:name="__RefHeading___Toc15624_2478585429"/><text:bookmark-start text:name="_Toc528309127"/>dd <text:s/>[n] <text:s text:c="11"/>Dump display frames<text:bookmark-end text:name="__RefHeading___Toc15624_2478585429"/><text:bookmark-end text:name="_Toc528309127"/></text:h>
      <text:p text:style-name="Standard">Dumps the contents of all active display frames. This is mainly for debugging the interpreter. It shows all of the active stack marks and their content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dd</text:p>
      <text:p text:style-name="Code"/>
      <text:p text:style-name="Code">Mark @FFFF28</text:p>
      <text:p text:style-name="Code">ep: 00FFFF30: 00FFFF58</text:p>
      <text:p text:style-name="Code">sb: 00FFFF38: 00FFFF08</text:p>
      <text:p text:style-name="Code">et: 00FFFF40: 00FFFEF8</text:p>
      <text:p text:style-name="Code"/>
      <text:p text:style-name="Code"/>
      <text:p text:style-name="Code">Mark @FFFF78</text:p>
      <text:p text:style-name="Code">ep: 00FFFF80: 00FFFF98</text:p>
      <text:p text:style-name="Code">sb: 00FFFF88: 00FFFF60</text:p>
      <text:p text:style-name="Code">et: 00FFFF90: 00FFFF58</text:p>
      <text:p text:style-name="Code"/>
      <text:p text:style-name="Code"/>
      <text:p text:style-name="Code">Mark @FFFFD0</text:p>
      <text:p text:style-name="Code">ep: 00FFFFD8: 00000005</text:p>
      <text:p text:style-name="Code">sb: 00FFFFE0: 00FFFFB8</text:p>
      <text:p text:style-name="Code">et: 00FFFFE8: 00FFFF98</text:p>
      <text:p text:style-name="Code"/>
      <text:p text:style-name="Standard"><text:soft-page-break/>The number, if present, will specify how many stack frames to dump. The default is to dump all active stack frames.</text:p>
      <text:h text:style-name="Routine_20_heading_20_3" text:outline-level="3"><text:bookmark-start text:name="__RefHeading___Toc15626_2478585429"/><text:bookmark-start text:name="_Toc528309128"/>df <text:s/>[n] <text:s text:c="11"/>Dump frames formatted (call trace)<text:bookmark-end text:name="__RefHeading___Toc15626_2478585429"/><text:bookmark-end text:name="_Toc528309128"/></text:h>
      <text:p text:style-name="Standard">The df or dump formatted command is like the dd command, but tells you what block was executing by name, what address within the block it was executing, and what the start and end address of the block of local variables is for that frame.</text:p>
      <text:p text:style-name="Code" loext:marker-style-name="T82"><text:span text:style-name="T82">debug&gt; b q</text:span><text:span text:style-name="T82"/></text:p>
      <text:p text:style-name="Code" loext:marker-style-name="T82"><text:span text:style-name="T82">debug&gt; r</text:span><text:span text:style-name="T82"/></text:p>
      <text:p text:style-name="P72" loext:marker-style-name="T82"/>
      <text:p text:style-name="Code" loext:marker-style-name="T82"><text:span text:style-name="T82">=== break ===</text:span><text:span text:style-name="T82"/></text:p>
      <text:p text:style-name="P72" loext:marker-style-name="T82"/>
      <text:p text:style-name="Code" loext:marker-style-name="T82"><text:span text:style-name="T82"><text:s text:c="2"/>15: <text:s text:c="5"/>1: <text:s text:c="3"/></text:span><text:span text:style-name="T82"/></text:p>
      <text:p text:style-name="Code" loext:marker-style-name="T82"><text:span text:style-name="T82"><text:s text:c="2"/>16: <text:s text:c="5"/>1: b* <text:s text:c="4"/>z := 42;</text:span><text:span text:style-name="T82"/></text:p>
      <text:p text:style-name="Code" loext:marker-style-name="T82"><text:span text:style-name="T82"><text:s text:c="2"/>17: <text:s text:c="5"/>0: <text:s text:c="3"/></text:span><text:span text:style-name="T82"/></text:p>
      <text:p text:style-name="P72" loext:marker-style-name="T82"/>
      <text:p text:style-name="Code" loext:marker-style-name="T82"><text:span text:style-name="T82">debug&gt; df</text:span><text:span text:style-name="T82"/></text:p>
      <text:p text:style-name="P72" loext:marker-style-name="T82"/>
      <text:p text:style-name="Code" loext:marker-style-name="T82"><text:span text:style-name="T82">q@f_i: addr: 0000010C locals/stack: 00FFFEF8-00FFFF10 (24)</text:span><text:span text:style-name="T82"/></text:p>
      <text:p text:style-name="Code" loext:marker-style-name="T82"><text:span text:style-name="T82"><text:s text:c="2"/>15: <text:s text:c="5"/>1: <text:s text:c="3"/></text:span><text:span text:style-name="T82"/></text:p>
      <text:p text:style-name="Code" loext:marker-style-name="T82"><text:span text:style-name="T82"><text:s text:c="2"/>16: <text:s text:c="5"/>1: b* <text:s text:c="4"/>z := 42;</text:span><text:span text:style-name="T82"/></text:p>
      <text:p text:style-name="Code" loext:marker-style-name="T82"><text:span text:style-name="T82"><text:s text:c="2"/>17: <text:s text:c="5"/>0: <text:s text:c="3"/></text:span><text:span text:style-name="T82"/></text:p>
      <text:p text:style-name="P72" loext:marker-style-name="T82"/>
      <text:p text:style-name="P72" loext:marker-style-name="T82"/>
      <text:p text:style-name="Code" loext:marker-style-name="T82"><text:span text:style-name="T82">y@f_i: addr: 000001EB locals/stack: 00FFFF58-00FFFF60 (8)</text:span><text:span text:style-name="T82"/></text:p>
      <text:p text:style-name="Code" loext:marker-style-name="T82"><text:span text:style-name="T82"><text:s text:c="2"/>25: <text:s text:c="5"/>1: <text:s text:c="4"/></text:span><text:span text:style-name="T82"/></text:p>
      <text:p text:style-name="Code" loext:marker-style-name="T82"><text:span text:style-name="T82"><text:s text:c="2"/>26: <text:s text:c="5"/>1: <text:s text:c="7"/>result q(add) </text:span><text:span text:style-name="T82"/></text:p>
      <text:p text:style-name="Code" loext:marker-style-name="T82"><text:span text:style-name="T82"><text:s text:c="2"/>27: <text:s text:c="5"/>0: <text:s text:c="4"/></text:span><text:span text:style-name="T82"/></text:p>
      <text:p text:style-name="P72" loext:marker-style-name="T82"/>
      <text:p text:style-name="P72" loext:marker-style-name="T82"/>
      <text:p text:style-name="Code" loext:marker-style-name="T82"><text:span text:style-name="T82">test: addr: 00000308 locals/stack: 00FFFF98-00FFFFB8 (32)</text:span><text:span text:style-name="T82"/></text:p>
      <text:p text:style-name="Code" loext:marker-style-name="T82"><text:span text:style-name="T82"><text:s text:c="2"/>32: <text:s text:c="5"/>2: <text:s text:c="7"/>for i := 1 to 10 do </text:span><text:span text:style-name="T82"/></text:p>
      <text:p text:style-name="Code" loext:marker-style-name="T82"><text:span text:style-name="T82"><text:s text:c="2"/>33: <text:s text:c="5"/>1: <text:s text:c="11"/>a[i] := y(i); </text:span><text:span text:style-name="T82"/></text:p>
      <text:p text:style-name="Code" loext:marker-style-name="T82"><text:span text:style-name="T82"><text:s text:c="2"/>34: <text:s text:c="5"/>0: <text:s text:c="7"/>for i := 10 downto 1 do writeln('Value: ', a[i]);</text:span><text:span text:style-name="T82"/></text:p>
      <text:p text:style-name="Code"/>
      <text:p text:style-name="Standard">Note that the program/module frame has very no locals, since its variables are global.</text:p>
      <text:h text:style-name="Routine_20_heading_20_3" text:outline-level="3"><text:bookmark-start text:name="__RefHeading___Toc15628_2478585429_Copy_"/>dst<text:tab/><text:tab/><text:bookmark-start text:name="_Toc528309129_Copy_2"/>Place breakpoint at source line number/routine<text:bookmark-end text:name="__RefHeading___Toc15628_2478585429_Copy_"/><text:bookmark-end text:name="_Toc528309129_Copy_2"/></text:h>
      <text:p text:style-name="Standard"><text:bookmark-start text:name="__RefHeading___Toc15628_2478585429_Copy1"/>Dump stack words.<text:bookmark-end text:name="__RefHeading___Toc15628_2478585429_Copy1"/></text:p>
      <text:p text:style-name="Code" loext:marker-style-name="T82"><text:span text:style-name="T82">debug&gt; lc 34:1</text:span><text:span text:style-name="T82"/></text:p>
      <text:p text:style-name="P72" loext:marker-style-name="T82"/>
      <text:p text:style-name="Code" loext:marker-style-name="T82"><text:span text:style-name="T82"><text:s text:c="2"/>34: <text:s text:c="5"/>0: <text:s text:c="7"/>for i := 10 downto 1 do writeln('Value: ', a[i]); </text:span><text:span text:style-name="T82"/></text:p>
      <text:p text:style-name="Code" loext:marker-style-name="T82"><text:span text:style-name="T82"><text:s text:c="4"/>000366: AE mrkl* <text:s text:c="9"/>0000000000000022</text:span><text:span text:style-name="T82"/></text:p>
      <text:p text:style-name="Code" loext:marker-style-name="T82"><text:span text:style-name="T82"><text:s text:c="4"/>00036F: 7B ldci <text:s text:c="10"/>000000000000000A</text:span><text:span text:style-name="T82"/></text:p>
      <text:p text:style-name="Code" loext:marker-style-name="T82"><text:span text:style-name="T82"><text:s text:c="4"/>000378: 02 stri <text:s text:c="7"/>01,FFFFFFFFFFFFFFF0</text:span><text:span text:style-name="T82"/></text:p>
      <text:p text:style-name="Code" loext:marker-style-name="T82"><text:span text:style-name="T82"><text:s text:c="4"/>000382: 7B ldci <text:s text:c="10"/>0000000000000001</text:span><text:span text:style-name="T82"/></text:p>
      <text:p text:style-name="Code" loext:marker-style-name="T82"><text:span text:style-name="T82"><text:s text:c="4"/>00038B: 02 stri <text:s text:c="7"/>01,FFFFFFFFFFFFFFE8</text:span><text:span text:style-name="T82"/></text:p>
      <text:p text:style-name="Code" loext:marker-style-name="T82"><text:span text:style-name="T82"><text:s text:c="4"/>000395: 00 lodi <text:s text:c="7"/>01,FFFFFFFFFFFFFFF0</text:span><text:span text:style-name="T82"/></text:p>
      <text:p text:style-name="Code" loext:marker-style-name="T82"><text:span text:style-name="T82"><text:s text:c="4"/>00039F: 03 sroi <text:s text:c="10"/>00000000000005A4</text:span><text:span text:style-name="T82"/></text:p>
      <text:p text:style-name="Code" loext:marker-style-name="T82"><text:span text:style-name="T82"><text:s text:c="4"/>0003A8: AE mrkl* <text:s text:c="9"/>0000000000000022</text:span><text:span text:style-name="T82"/></text:p>
      <text:p text:style-name="Code" loext:marker-style-name="T82"><text:span text:style-name="T82"><text:s text:c="4"/>0003B1: 01 ldoi <text:s text:c="10"/>00000000000005A4</text:span><text:span text:style-name="T82"/></text:p>
      <text:p text:style-name="Code" loext:marker-style-name="T82"><text:span text:style-name="T82"><text:s text:c="4"/>0003BA: 00 lodi <text:s text:c="7"/>01,FFFFFFFFFFFFFFE8</text:span><text:span text:style-name="T82"/></text:p>
      <text:p text:style-name="Code" loext:marker-style-name="T82"><text:soft-page-break/><text:span text:style-name="T82"><text:s text:c="4"/>0003C4: 95 geqi <text:s text:c="7"/></text:span><text:span text:style-name="T82"/></text:p>
      <text:p text:style-name="Code" loext:marker-style-name="T82"><text:span text:style-name="T82"><text:s text:c="4"/>0003C5: 18 fjp <text:s text:c="11"/>0000000000000493</text:span><text:span text:style-name="T82"/></text:p>
      <text:p text:style-name="Code" loext:marker-style-name="T82"><text:span text:style-name="T82"><text:s text:c="4"/>0003CE: 38 lca <text:s text:c="11"/>00000000000004D4</text:span><text:span text:style-name="T82"/></text:p>
      <text:p text:style-name="Code" loext:marker-style-name="T82"><text:span text:style-name="T82"><text:s text:c="4"/>0003D7: 05 lao <text:s text:c="11"/>00000000000004FE</text:span><text:span text:style-name="T82"/></text:p>
      <text:p text:style-name="Code" loext:marker-style-name="T82"><text:span text:style-name="T82"><text:s text:c="4"/>0003E0: 76 swp <text:s text:c="11"/>0000000000000008</text:span><text:span text:style-name="T82"/></text:p>
      <text:p text:style-name="Code" loext:marker-style-name="T82"><text:span text:style-name="T82"><text:s text:c="4"/>0003E9: 7B ldci <text:s text:c="10"/>0000000000000007</text:span><text:span text:style-name="T82"/></text:p>
      <text:p text:style-name="Code" loext:marker-style-name="T82"><text:span text:style-name="T82"><text:s text:c="4"/>0003F2: 76 swp <text:s text:c="11"/>0000000000000008</text:span><text:span text:style-name="T82"/></text:p>
      <text:p text:style-name="Code" loext:marker-style-name="T82"><text:span text:style-name="T82"><text:s text:c="4"/>0003FB: 7B ldci <text:s text:c="10"/>0000000000000007</text:span><text:span text:style-name="T82"/></text:p>
      <text:p text:style-name="Code" loext:marker-style-name="T82"><text:span text:style-name="T82"><text:s text:c="4"/>000404: 0F csp <text:s text:c="11"/>0000000000000006</text:span><text:span text:style-name="T82"/></text:p>
      <text:p text:style-name="Code" loext:marker-style-name="T82"><text:span text:style-name="T82"><text:s text:c="4"/>000406: 05 lao <text:s text:c="11"/>0000000000000554</text:span><text:span text:style-name="T82"/></text:p>
      <text:p text:style-name="Code" loext:marker-style-name="T82"><text:span text:style-name="T82"><text:s text:c="4"/>00040F: 01 ldoi <text:s text:c="10"/>00000000000005A4</text:span><text:span text:style-name="T82"/></text:p>
      <text:p text:style-name="Code" loext:marker-style-name="T82"><text:span text:style-name="T82"><text:s text:c="4"/>000418: 1A chki <text:s text:c="10"/>00000000000004C4</text:span><text:span text:style-name="T82"/></text:p>
      <text:p text:style-name="Code" loext:marker-style-name="T82"><text:span text:style-name="T82"><text:s text:c="4"/>000421: 39 deci <text:s text:c="10"/>0000000000000001</text:span><text:span text:style-name="T82"/></text:p>
      <text:p text:style-name="Code" loext:marker-style-name="T82"><text:span text:style-name="T82"><text:s text:c="4"/>00042A: 10 ixa <text:s text:c="11"/>0000000000000008</text:span><text:span text:style-name="T82"/></text:p>
      <text:p text:style-name="Code" loext:marker-style-name="T82"><text:span text:style-name="T82"><text:s text:c="4"/>000433: 09 indi <text:s text:c="10"/>0000000000000000</text:span><text:span text:style-name="T82"/></text:p>
      <text:p text:style-name="Code" loext:marker-style-name="T82"><text:span text:style-name="T82"><text:s text:c="4"/>00043C: 7B ldci <text:s text:c="10"/>000000000000000B</text:span><text:span text:style-name="T82"/></text:p>
      <text:p text:style-name="Code" loext:marker-style-name="T82"><text:span text:style-name="T82"><text:s text:c="4"/>000445: 0F csp <text:s text:c="11"/>0000000000000008</text:span><text:span text:style-name="T82"/></text:p>
      <text:p text:style-name="Code" loext:marker-style-name="T82"><text:span text:style-name="T82"><text:s text:c="4"/>000447: 0F csp <text:s text:c="11"/>0000000000000005</text:span><text:span text:style-name="T82"/></text:p>
      <text:p text:style-name="Code" loext:marker-style-name="T82"><text:span text:style-name="T82"><text:s text:c="4"/>000449: 75 dmp <text:s text:c="11"/>0000000000000008</text:span><text:span text:style-name="T82"/></text:p>
      <text:p text:style-name="Code" loext:marker-style-name="T82"><text:span text:style-name="T82"><text:s text:c="4"/>000452: 01 ldoi <text:s text:c="10"/>00000000000005A4</text:span><text:span text:style-name="T82"/></text:p>
      <text:p text:style-name="Code" loext:marker-style-name="T82"><text:span text:style-name="T82"><text:s text:c="4"/>00045B: 00 lodi <text:s text:c="7"/>01,FFFFFFFFFFFFFFE8</text:span><text:span text:style-name="T82"/></text:p>
      <text:p text:style-name="Code" loext:marker-style-name="T82"><text:span text:style-name="T82"><text:s text:c="4"/>000465: 89 equi <text:s text:c="7"/></text:span><text:span text:style-name="T82"/></text:p>
      <text:p text:style-name="Code" loext:marker-style-name="T82"><text:span text:style-name="T82"><text:s text:c="4"/>000466: 77 tjp <text:s text:c="11"/>0000000000000493</text:span><text:span text:style-name="T82"/></text:p>
      <text:p text:style-name="Code" loext:marker-style-name="T82"><text:span text:style-name="T82"><text:s text:c="4"/>00046F: 01 ldoi <text:s text:c="10"/>00000000000005A4</text:span><text:span text:style-name="T82"/></text:p>
      <text:p text:style-name="Code" loext:marker-style-name="T82"><text:span text:style-name="T82"><text:s text:c="4"/>000478: 39 deci <text:s text:c="10"/>0000000000000001</text:span><text:span text:style-name="T82"/></text:p>
      <text:p text:style-name="Code" loext:marker-style-name="T82"><text:span text:style-name="T82"><text:s text:c="4"/>000481: 03 sroi <text:s text:c="10"/>00000000000005A4</text:span><text:span text:style-name="T82"/></text:p>
      <text:p text:style-name="Code" loext:marker-style-name="T82"><text:span text:style-name="T82"><text:s text:c="4"/>00048A: 17 ujp <text:s text:c="11"/>00000000000003A8</text:span><text:span text:style-name="T82"/></text:p>
      <text:p text:style-name="Code" loext:marker-style-name="T82"><text:span text:style-name="T82"><text:s text:c="4"/>000493: AE mrkl* <text:s text:c="9"/>0000000000000022</text:span><text:span text:style-name="T82"/></text:p>
      <text:p text:style-name="Code" loext:marker-style-name="T82"><text:span text:style-name="T82"><text:s text:c="4"/>00049C: 05 lao <text:s text:c="11"/>00000000000005A4</text:span><text:span text:style-name="T82"/></text:p>
      <text:p text:style-name="Code" loext:marker-style-name="T82"><text:span text:style-name="T82"><text:s text:c="4"/>0004A5: BD inv <text:s text:c="8"/></text:span><text:span text:style-name="T82"/></text:p>
      <text:p text:style-name="Code" loext:marker-style-name="T82"><text:span text:style-name="T82"><text:s text:c="4"/>0004A6: AE mrkl* <text:s text:c="9"/>0000000000000023</text:span><text:span text:style-name="T82"/></text:p>
      <text:p text:style-name="P72" loext:marker-style-name="T82"/>
      <text:p text:style-name="Code" loext:marker-style-name="T82"><text:span text:style-name="T82">debug&gt; b $445</text:span><text:span text:style-name="T82"/></text:p>
      <text:p text:style-name="Code" loext:marker-style-name="T82"><text:span text:style-name="T82">*** Invalid source line</text:span><text:span text:style-name="T82"/></text:p>
      <text:p text:style-name="Code" loext:marker-style-name="T82"><text:span text:style-name="T82">debug&gt; bi $445</text:span><text:span text:style-name="T82"/></text:p>
      <text:p text:style-name="Code" loext:marker-style-name="T82"><text:span text:style-name="T82">debug&gt; r</text:span><text:span text:style-name="T82"/></text:p>
      <text:p text:style-name="Code" loext:marker-style-name="T82"><text:span text:style-name="T82">Value: </text:span><text:span text:style-name="T82"/></text:p>
      <text:p text:style-name="P72" loext:marker-style-name="T82"/>
      <text:p text:style-name="Code" loext:marker-style-name="T82"><text:span text:style-name="T82">=== break ===</text:span><text:span text:style-name="T82"/></text:p>
      <text:p text:style-name="P72" loext:marker-style-name="T82"/>
      <text:p text:style-name="Code" loext:marker-style-name="T82"><text:span text:style-name="T82"><text:s text:c="2"/>33: <text:s text:c="4"/>21: <text:s text:c="11"/>a[i] := y(i); </text:span><text:span text:style-name="T82"/></text:p>
      <text:p text:style-name="Code" loext:marker-style-name="T82"><text:span text:style-name="T82"><text:s text:c="2"/>34: <text:s text:c="5"/>2: b* <text:s text:c="4"/>for i := 10 downto 1 do writeln('Value: ', a[i]); </text:span><text:span text:style-name="T82"/></text:p>
      <text:p text:style-name="Code" loext:marker-style-name="T82"><text:span text:style-name="T82"><text:s text:c="2"/>35: <text:s text:c="5"/>0: <text:s text:c="4"/></text:span><text:span text:style-name="T82"/></text:p>
      <text:p text:style-name="P72" loext:marker-style-name="T82"/>
      <text:p text:style-name="Code" loext:marker-style-name="T82"><text:span text:style-name="T82">debug&gt; dst</text:span><text:span text:style-name="T82"/></text:p>
      <text:p text:style-name="Code" loext:marker-style-name="T82"><text:span text:style-name="T82">00FFFFA0: 000000000000000B (11)</text:span><text:span text:style-name="T82"/></text:p>
      <text:p text:style-name="Code" loext:marker-style-name="T82"><text:span text:style-name="T82">00FFFFA8: 0000000000000014 (20)</text:span><text:span text:style-name="T82"/></text:p>
      <text:p text:style-name="Code" loext:marker-style-name="T82"><text:span text:style-name="T82">00FFFFB0: 00000000000004FE (1278)</text:span><text:span text:style-name="T82"/></text:p>
      <text:p text:style-name="Code" loext:marker-style-name="T82"><text:span text:style-name="T82">00FFFFB8: 0000000000000001 (1)</text:span><text:span text:style-name="T82"/></text:p>
      <text:p text:style-name="Code" loext:marker-style-name="T82"><text:span text:style-name="T82">00FFFFC0: 000000000000000A (10)</text:span><text:span text:style-name="T82"/></text:p>
      <text:p text:style-name="Code" loext:marker-style-name="T82"><text:span text:style-name="T82">00FFFFC8: 0000000000FFFFD0 (16777168)</text:span><text:span text:style-name="T82"/></text:p>
      <text:p text:style-name="Code" loext:marker-style-name="T82"><text:span text:style-name="T82">00FFFFD0: 0000000001000000 (16777216)</text:span><text:span text:style-name="T82"/></text:p>
      <text:p text:style-name="Code" loext:marker-style-name="T82"><text:span text:style-name="T82">00FFFFD8: 0000000000000005 (5)</text:span><text:span text:style-name="T82"/></text:p>
      <text:p text:style-name="Code" loext:marker-style-name="T82"><text:span text:style-name="T82">00FFFFE0: 0000000000FFFFB8 (16777144)</text:span><text:span text:style-name="T82"/></text:p>
      <text:p text:style-name="Code" loext:marker-style-name="T82"><text:span text:style-name="T82">00FFFFE8: 0000000000FFFF98 (16777112)</text:span><text:span text:style-name="T82"/></text:p>
      <text:p text:style-name="P72" loext:marker-style-name="T82"/>
      <text:p text:style-name="Standard"><text:soft-page-break/>dst dumps either the specified number of words on the P-machine stack or the default 10 words. The first field is the address of the stack word, the second is the contents of the word in hex, then the contents in decimal.</text:p>
      <text:p text:style-name="Standard">dst is a low level facility. Here we have stopped the execution before a csp instruction that makes a wri system call, with the field width, the integer to print, then the address of the file variable.</text:p>
      <text:p text:style-name="Standard">The word size dumped is the word size of the machine. There is no intellgence to a stack dump, it does not know what the types are on the stack or how big the stack is. It just dumps the number f words you tell it to.</text:p>
      <text:h text:style-name="Routine_20_heading_20_3" text:outline-level="3"><text:bookmark-start text:name="__RefHeading___Toc15628_2478585429"/><text:bookmark-start text:name="_Toc528309129"/>b <text:s text:c="2"/>[m] l|r <text:s text:c="9"/>Place breakpoint at source line number/routine<text:bookmark-end text:name="__RefHeading___Toc15628_2478585429"/><text:bookmark-end text:name="_Toc528309129"/></text:h>
      <text:p text:style-name="Standard">The b or break command places a source line or routine breakpoint. If the program is run, it will stop at that breakpoint.</text:p>
      <text:p text:style-name="Code" loext:marker-style-name="T82"><text:span text:style-name="T82">debug&gt; b 33</text:span><text:span text:style-name="T82"/></text:p>
      <text:p text:style-name="Code" loext:marker-style-name="T82"><text:span text:style-name="T82">debug&gt; r</text:span><text:span text:style-name="T82"/></text:p>
      <text:p text:style-name="P72" loext:marker-style-name="T82"/>
      <text:p text:style-name="Code" loext:marker-style-name="T82"><text:span text:style-name="T82">=== break ===</text:span><text:span text:style-name="T82"/></text:p>
      <text:p text:style-name="P72" loext:marker-style-name="T82"/>
      <text:p text:style-name="Code" loext:marker-style-name="T82"><text:span text:style-name="T82"><text:s text:c="2"/>32: <text:s text:c="5"/>2: <text:s text:c="7"/>for i := 1 to 10 do </text:span><text:span text:style-name="T82"/></text:p>
      <text:p text:style-name="Code" loext:marker-style-name="T82"><text:span text:style-name="T82"><text:s text:c="2"/>33: <text:s text:c="5"/>1: b* <text:s text:c="8"/>a[i] := y(i); </text:span><text:span text:style-name="T82"/></text:p>
      <text:p text:style-name="Code" loext:marker-style-name="T82"><text:span text:style-name="T82"><text:s text:c="2"/>34: <text:s text:c="5"/>0: <text:s text:c="7"/>for i := 10 downto 1 do writeln('Value: ', a[i]);</text:span><text:span text:style-name="T82"/></text:p>
      <text:p text:style-name="Code"/>
      <text:p text:style-name="Standard">When the break occurs, the line the execution stopped on is printed, along with the line above and the line below, if they are available (the currently executing line could be at the start or end of the program).</text:p>
      <text:p text:style-name="Standard">There is a limit of 10 breakpoints outstanding. The module containing the source line can optionally be specified, otherwise the default is the current module executing.</text:p>
      <text:p text:style-name="Standard">Note that the break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_RefHeading___Toc15630_2478585429"/><text:bookmark-start text:name="_Toc528309130"/>tp <text:s/>[m] l|r <text:s text:c="9"/>Place tracepoint at source line number/routine<text:bookmark-end text:name="__RefHeading___Toc15630_2478585429"/><text:bookmark-end text:name="_Toc528309130"/></text:h>
      <text:p text:style-name="Standard">The tp or tracepoint command sets a tracepoint at the given source line or routine. Specifying the module containing the source line is optional.</text:p>
      <text:p text:style-name="Standard">Tracepoints are like breakpoints, but they do not stop after printing the currently executing line. Thus they will effectively “trace” the program execution through that point in the code.</text:p>
      <text:p text:style-name="Code">debug&gt; tp 23</text:p>
      <text:p text:style-name="Code">*** Module must be active</text:p>
      <text:p text:style-name="Code">debug&gt; tp test 23</text:p>
      <text:p text:style-name="Code">debug&gt; r</text:p>
      <text:p text:style-name="Code"/>
      <text:p text:style-name="Code"/>
      <text:p text:style-name="Code"><text:s text:c="2"/>22: <text:s text:c="5"/>1: <text:s text:c="6"/>for i := 1 to 10 do</text:p>
      <text:p text:style-name="Code"><text:s text:c="2"/>23: <text:s text:c="5"/>1: t* <text:s text:c="7"/>a[i] := y(i);</text:p>
      <text:p text:style-name="Code"><text:s text:c="2"/>24: <text:s text:c="5"/>0: <text:s text:c="6"/>for i := 10 downto 1 do writeln('Value: ', a[i]);</text:p>
      <text:p text:style-name="Code"/>
      <text:p text:style-name="Code"/>
      <text:p text:style-name="Code"><text:soft-page-break/></text:p>
      <text:p text:style-name="Code"><text:s text:c="2"/>22: <text:s text:c="5"/>1: <text:s text:c="6"/>for i := 1 to 10 do</text:p>
      <text:p text:style-name="Code"><text:s text:c="2"/>23: <text:s text:c="5"/>2: t* <text:s text:c="7"/>a[i] := y(i);</text:p>
      <text:p text:style-name="Code"><text:s text:c="2"/>24: <text:s text:c="5"/>0: <text:s text:c="6"/>for i := 10 downto 1 do writeln('Value: ', a[i]);</text:p>
      <text:p text:style-name="Code"/>
      <text:p text:style-name="Code"/>
      <text:p text:style-name="Code"/>
      <text:p text:style-name="Code"><text:s text:c="2"/>22: <text:s text:c="5"/>1: <text:s text:c="6"/>for i := 1 to 10 do</text:p>
      <text:p text:style-name="Code"><text:s text:c="2"/>23: <text:s text:c="5"/>3: t* <text:s text:c="7"/>a[i] := y(i);</text:p>
      <text:p text:style-name="Code"><text:s text:c="2"/>24: <text:s text:c="5"/>0: <text:s text:c="6"/>for i := 10 downto 1 do writeln('Value: ', a[i]);</text:p>
      <text:p text:style-name="Code"/>
      <text:p text:style-name="Code">...</text:p>
      <text:p text:style-name="Code"/>
      <text:p text:style-name="Standard">Just as for source breakpoints, the module can be specified or left to the current default.</text:p>
      <text:p text:style-name="Standard">Note that the trace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_RefHeading___Toc15632_2478585429"/><text:bookmark-start text:name="_Toc528309131"/>bi <text:s/>a <text:s text:c="13"/>Place breakpoint at instruction<text:bookmark-end text:name="__RefHeading___Toc15632_2478585429"/><text:bookmark-end text:name="_Toc528309131"/></text:h>
      <text:p text:style-name="Standard">Places a machine instruction level breakpoint. These breakpoints can be placed anywhere in the program, and thus no module is required.</text:p>
      <text:p text:style-name="Code" loext:marker-style-name="T82"><text:span text:style-name="T82">debug&gt; lc test 1 1000</text:span><text:span text:style-name="T82"/></text:p>
      <text:p text:style-name="P72" loext:marker-style-name="T82"/>
      <text:p text:style-name="Code" loext:marker-style-name="T82"><text:span text:style-name="T82"><text:s text:c="3"/>1: <text:s text:c="5"/>1: <text:s text:c="3"/>program test(output); </text:span><text:span text:style-name="T82"/></text:p>
      <text:p text:style-name="Code" loext:marker-style-name="T82"><text:span text:style-name="T82"><text:s text:c="3"/>2: <text:s text:c="5"/>0: <text:s text:c="4"/></text:span><text:span text:style-name="T82"/></text:p>
      <text:p text:style-name="Code" loext:marker-style-name="T82"><text:span text:style-name="T82"><text:s text:c="4"/>00006A: AE mrkl* <text:s text:c="9"/>0000000000000002</text:span><text:span text:style-name="T82"/></text:p>
      <text:p text:style-name="Code" loext:marker-style-name="T82"><text:span text:style-name="T82"><text:s text:c="4"/>000073: AE mrkl* <text:s text:c="9"/>0000000000000003</text:span><text:span text:style-name="T82"/></text:p>
      <text:p text:style-name="Code" loext:marker-style-name="T82"><text:span text:style-name="T82"><text:s text:c="3"/>3: <text:s text:c="5"/>0: <text:s text:c="3"/>var a: array 10 of integer; </text:span><text:span text:style-name="T82"/></text:p>
      <text:p text:style-name="Code" loext:marker-style-name="T82"><text:span text:style-name="T82"><text:s text:c="4"/>000073: AE mrkl* <text:s text:c="9"/>0000000000000003</text:span><text:span text:style-name="T82"/></text:p>
      <text:p text:style-name="Code" loext:marker-style-name="T82"><text:span text:style-name="T82"><text:s text:c="4"/>00007C: AE mrkl* <text:s text:c="9"/>0000000000000004</text:span><text:span text:style-name="T82"/></text:p>
      <text:p text:style-name="Code" loext:marker-style-name="T82"><text:span text:style-name="T82"><text:s text:c="3"/>4: <text:s text:c="5"/>0: <text:s text:c="7"/>i: integer; </text:span><text:span text:style-name="T82"/></text:p>
      <text:p text:style-name="P72" loext:marker-style-name="T82"/>
      <text:p text:style-name="Code" loext:marker-style-name="T82"><text:span text:style-name="T82">...</text:span><text:span text:style-name="T82"/></text:p>
      <text:p text:style-name="P72" loext:marker-style-name="T82"/>
      <text:p text:style-name="Code" loext:marker-style-name="T82"><text:span text:style-name="T82"><text:s text:c="4"/>000353: AE mrkl* <text:s text:c="9"/>0000000000000021</text:span><text:span text:style-name="T82"/></text:p>
      <text:p text:style-name="Code" loext:marker-style-name="T82"><text:span text:style-name="T82"><text:s text:c="4"/>00035C: 05 lao <text:s text:c="11"/>00000000000005A4</text:span><text:span text:style-name="T82"/></text:p>
      <text:p text:style-name="Code" loext:marker-style-name="T82"><text:span text:style-name="T82"><text:s text:c="4"/>000365: BD inv <text:s text:c="8"/></text:span><text:span text:style-name="T82"/></text:p>
      <text:p text:style-name="Code" loext:marker-style-name="T82"><text:span text:style-name="T82"><text:s text:c="4"/>000366: AE mrkl* <text:s text:c="9"/>0000000000000022</text:span><text:span text:style-name="T82"/></text:p>
      <text:p text:style-name="Code" loext:marker-style-name="T82"><text:span text:style-name="T82"><text:s text:c="2"/>34: <text:s text:c="5"/>0: <text:s text:c="7"/>for i := 10 downto 1 do writeln('Value: ', a[i]); </text:span><text:span text:style-name="T82"/></text:p>
      <text:p text:style-name="Code" loext:marker-style-name="T82"><text:span text:style-name="T82"><text:s text:c="4"/>000366: AE mrkl* <text:s text:c="9"/>0000000000000022</text:span><text:span text:style-name="T82"/></text:p>
      <text:p text:style-name="Code" loext:marker-style-name="T82"><text:span text:style-name="T82"><text:s text:c="4"/>00036F: 7B ldci <text:s text:c="10"/>000000000000000A</text:span><text:span text:style-name="T82"/></text:p>
      <text:p text:style-name="Code" loext:marker-style-name="T82"><text:span text:style-name="T82"><text:s text:c="4"/>000378: 02 stri <text:s text:c="7"/>01,FFFFFFFFFFFFFFF0</text:span><text:span text:style-name="T82"/></text:p>
      <text:p text:style-name="Code" loext:marker-style-name="T82"><text:span text:style-name="T82"><text:s text:c="4"/>000382: 7B ldci <text:s text:c="10"/>0000000000000001</text:span><text:span text:style-name="T82"/></text:p>
      <text:p text:style-name="Code" loext:marker-style-name="T82"><text:span text:style-name="T82"><text:s text:c="4"/>00038B: 02 stri <text:s text:c="7"/>01,FFFFFFFFFFFFFFE8</text:span><text:span text:style-name="T82"/></text:p>
      <text:p text:style-name="Code" loext:marker-style-name="T82"><text:span text:style-name="T82"><text:s text:c="4"/>000395: 00 lodi <text:s text:c="7"/>01,FFFFFFFFFFFFFFF0</text:span><text:span text:style-name="T82"/></text:p>
      <text:p text:style-name="Code" loext:marker-style-name="T82"><text:span text:style-name="T82"><text:s text:c="4"/>00039F: 03 sroi <text:s text:c="10"/>00000000000005A4</text:span><text:span text:style-name="T82"/></text:p>
      <text:p text:style-name="Code" loext:marker-style-name="T82"><text:span text:style-name="T82"><text:s text:c="4"/>0003A8: AE mrkl* <text:s text:c="9"/>0000000000000022</text:span><text:span text:style-name="T82"/></text:p>
      <text:p text:style-name="Code" loext:marker-style-name="T82"><text:span text:style-name="T82"><text:s text:c="4"/>0003B1: 01 ldoi <text:s text:c="10"/>00000000000005A4</text:span><text:span text:style-name="T82"/></text:p>
      <text:p text:style-name="Code" loext:marker-style-name="T82"><text:span text:style-name="T82"><text:s text:c="4"/>0003BA: 00 lodi <text:s text:c="7"/>01,FFFFFFFFFFFFFFE8</text:span><text:span text:style-name="T82"/></text:p>
      <text:p text:style-name="Code" loext:marker-style-name="T82"><text:span text:style-name="T82"><text:s text:c="4"/>0003C4: 95 geqi <text:s text:c="7"/></text:span><text:span text:style-name="T82"/></text:p>
      <text:p text:style-name="Code" loext:marker-style-name="T82"><text:span text:style-name="T82"><text:s text:c="4"/>0003C5: 18 fjp <text:s text:c="11"/>0000000000000493</text:span><text:span text:style-name="T82"/></text:p>
      <text:p text:style-name="P72" loext:marker-style-name="T82"/>
      <text:p text:style-name="Code" loext:marker-style-name="T82"><text:soft-page-break/><text:span text:style-name="T82">debug&gt; bi $3c5 </text:span><text:span text:style-name="T82"/></text:p>
      <text:p text:style-name="Code" loext:marker-style-name="T82"><text:span text:style-name="T82">debug&gt; r</text:span><text:span text:style-name="T82"/></text:p>
      <text:p text:style-name="P72" loext:marker-style-name="T82"/>
      <text:p text:style-name="Code" loext:marker-style-name="T82"><text:span text:style-name="T82">=== break ===</text:span><text:span text:style-name="T82"/></text:p>
      <text:p text:style-name="P72" loext:marker-style-name="T82"/>
      <text:p text:style-name="Code" loext:marker-style-name="T82"><text:span text:style-name="T82"><text:s text:c="2"/>33: <text:s text:c="4"/>21: <text:s text:c="11"/>a[i] := y(i); </text:span><text:span text:style-name="T82"/></text:p>
      <text:p text:style-name="Code" loext:marker-style-name="T82"><text:span text:style-name="T82"><text:s text:c="2"/>34: <text:s text:c="5"/>2: b* <text:s text:c="4"/>for i := 10 downto 1 do writeln('Value: ', a[i]); </text:span><text:span text:style-name="T82"/></text:p>
      <text:p text:style-name="Code" loext:marker-style-name="T82"><text:span text:style-name="T82"><text:s text:c="2"/>35: <text:s text:c="5"/>0: <text:s text:c="4"/></text:span><text:span text:style-name="T82"/></text:p>
      <text:p text:style-name="P72" loext:marker-style-name="T82"/>
      <text:p text:style-name="Code" loext:marker-style-name="T82"><text:span text:style-name="T82">debug&gt; </text:span><text:span text:style-name="T82"/></text:p>
      <text:p text:style-name="Code"/>
      <text:p text:style-name="Standard">Note that the break instruction print will be in source mode unless you change to machine mode.</text:p>
      <text:p text:style-name="Standard">Note also that there is only one breakpoint table, and it is shared by all source and machine level breakpoints and tracepoints.</text:p>
      <text:p text:style-name="Standard">Note that the breakpoint must be placed at the start of a valid instruction, or the result will be a crash.</text:p>
      <text:h text:style-name="Routine_20_heading_20_3" text:outline-level="3"><text:bookmark-start text:name="__RefHeading___Toc15634_2478585429"/><text:bookmark-start text:name="_Toc528309132"/>tpi a <text:s text:c="13"/>Place tracepoint at instruction<text:bookmark-end text:name="__RefHeading___Toc15634_2478585429"/><text:bookmark-end text:name="_Toc528309132"/></text:h>
      <text:p text:style-name="Standard">Places an instruction level tracepoint.</text:p>
      <text:p text:style-name="Standard">Note that the break instruction print will be in source mode unless you change to machine mode.</text:p>
      <text:p text:style-name="Standard">Note that the tracepoint must be placed at the start of a valid instruction, or the result will be a crash.</text:p>
      <text:h text:style-name="Routine_20_heading_20_3" text:outline-level="3"><text:bookmark-start text:name="__RefHeading___Toc15636_2478585429"/><text:bookmark-start text:name="_Toc528309133"/>c <text:s text:c="2"/>[a] <text:s text:c="11"/>Clear breakpoint/all breakpoints<text:bookmark-end text:name="__RefHeading___Toc15636_2478585429"/><text:bookmark-end text:name="_Toc528309133"/></text:h>
      <text:p text:style-name="Standard">Clears either a single breakpoint or tracepoint, or all of them from the table. The number to clear corresponds to the entry number in the table.</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p text:style-name="Code"><text:s/>2:****: 00013E b</text:p>
      <text:p text:style-name="Code"/>
      <text:p text:style-name="Code">debug&gt; c 2</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h text:style-name="Routine_20_heading_20_3" text:outline-level="3"><text:bookmark-start text:name="__RefHeading___Toc15638_2478585429"/><text:bookmark-start text:name="_Toc528309134"/>lb <text:s text:c="16"/>List active breakpoints<text:bookmark-end text:name="__RefHeading___Toc15638_2478585429"/><text:bookmark-end text:name="_Toc528309134"/></text:h>
      <text:p text:style-name="Standard">Lists the breakpoints in the table.</text:p>
      <text:p text:style-name="Code" loext:marker-style-name="T82"><text:span text:style-name="T82">debug&gt; b test 15</text:span><text:span text:style-name="T82"/></text:p>
      <text:p text:style-name="Code" loext:marker-style-name="T82"><text:span text:style-name="T82">debug&gt; tp test 18</text:span><text:span text:style-name="T82"/></text:p>
      <text:p text:style-name="Code" loext:marker-style-name="T82"><text:soft-page-break/><text:span text:style-name="T82">debug&gt; bi 5</text:span><text:span text:style-name="T82"/></text:p>
      <text:p text:style-name="Code" loext:marker-style-name="T82"><text:span text:style-name="T82">debug&gt; tpi 10</text:span><text:span text:style-name="T82"/></text:p>
      <text:p text:style-name="Code" loext:marker-style-name="T82"><text:span text:style-name="T82">debug&gt; lb</text:span><text:span text:style-name="T82"/></text:p>
      <text:p text:style-name="P72" loext:marker-style-name="T82"/>
      <text:p text:style-name="Code" loext:marker-style-name="T82"><text:span text:style-name="T82">Breakpoints:</text:span><text:span text:style-name="T82"/></text:p>
      <text:p text:style-name="P72" loext:marker-style-name="T82"/>
      <text:p text:style-name="Code" loext:marker-style-name="T82"><text:span text:style-name="T82">No <text:s/>Src <text:s/>Addr <text:s text:c="2"/>Trc/brk</text:span><text:span text:style-name="T82"/></text:p>
      <text:p text:style-name="Code" loext:marker-style-name="T82"><text:span text:style-name="T82">=======================</text:span><text:span text:style-name="T82"/></text:p>
      <text:p text:style-name="Code" loext:marker-style-name="T82"><text:span text:style-name="T82"><text:s/>1: <text:s text:c="2"/>1: 000000 b</text:span><text:span text:style-name="T82"/></text:p>
      <text:p text:style-name="Code" loext:marker-style-name="T82"><text:span text:style-name="T82"><text:s/>2: <text:s/>15: 000079 b</text:span><text:span text:style-name="T82"/></text:p>
      <text:p text:style-name="Code" loext:marker-style-name="T82"><text:span text:style-name="T82"><text:s/>3: <text:s/>18: 000096 t</text:span><text:span text:style-name="T82"/></text:p>
      <text:p text:style-name="Code" loext:marker-style-name="T82"><text:span text:style-name="T82"><text:s/>4:****: 000005 b</text:span><text:span text:style-name="T82"/></text:p>
      <text:p text:style-name="Code" loext:marker-style-name="T82"><text:span text:style-name="T82"><text:s/>5:****: 00000A t</text:span><text:span text:style-name="T82"/></text:p>
      <text:p text:style-name="Standard"/>
      <text:p text:style-name="Standard">The first entry in the table is the logical entry number. This is what you use to clear the breakpoint. The second entry is the source line number. This will be all “****” if there is no source line associated with it (it is a machine level breakpoint). This is followed by the address of the breakpoint, and then a “b” (for breakpoint) or “t” for tracepoint.</text:p>
      <text:h text:style-name="Routine_20_heading_20_3" text:outline-level="3"><text:bookmark-start text:name="__RefHeading___Toc15640_2478585429"/><text:bookmark-start text:name="_Toc528309135"/>w <text:s text:c="2"/>a <text:s text:c="13"/>Watch variable<text:bookmark-end text:name="__RefHeading___Toc15640_2478585429"/><text:bookmark-end text:name="_Toc528309135"/></text:h>
      <text:p text:style-name="Standard">Set a variable watch. A variable watch prints a diagnostic every time the indicated variable is changed. Any Pascaline variable in the current scope can be watched.</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w i</text:p>
      <text:p text:style-name="Code">debug&gt; r</text:p>
      <text:p text:style-name="Code"/>
      <text:p text:style-name="Code">Watch variable: @000000D1: i@00000298: * -&gt; 1</text:p>
      <text:p text:style-name="Code">Watch variable: @0000012E: i@00000298: 1 -&gt; 2</text:p>
      <text:p text:style-name="Code">Watch variable: @0000012E: i@00000298: 2 -&gt; 3</text:p>
      <text:p text:style-name="Code">Watch variable: @0000012E: i@00000298: 3 -&gt; 4</text:p>
      <text:p text:style-name="Code">...</text:p>
      <text:p text:style-name="Standard">The watch message line tells you what program instruction modified the variable, followed by what the variable was that was modified, and its’ address, then what the value of the variable was, and what it was changed to.</text:p>
      <text:p text:style-name="Standard">Only simple variables can be watched, not structured. If you want to watch a variable within a structured type, indicate what element you wish to watch:</text:p>
      <text:p text:style-name="Code">debug&gt; b test 22</text:p>
      <text:p text:style-name="Code">debug&gt; r</text:p>
      <text:p text:style-name="Code"/>
      <text:p text:style-name="Code">=== break ===</text:p>
      <text:p text:style-name="Code"/>
      <text:p text:style-name="Code"><text:soft-page-break/><text:s text:c="2"/>21: <text:s text:c="5"/>1:</text:p>
      <text:p text:style-name="Code"><text:s text:c="2"/>22: <text:s text:c="5"/>1: b* <text:s text:c="3"/>for i := 1 to 10 do</text:p>
      <text:p text:style-name="Code"><text:s text:c="2"/>23: <text:s text:c="5"/>0: <text:s text:c="10"/>a[i] := y(i);</text:p>
      <text:p text:style-name="Code"/>
      <text:p text:style-name="Code">debug&gt; w a[5]</text:p>
      <text:p text:style-name="Code">debug&gt; r</text:p>
      <text:p text:style-name="Code"/>
      <text:p text:style-name="Code">Watch variable: @00000112: a@00000280: * -&gt; 15</text:p>
      <text:p text:style-name="Code"/>
      <text:p text:style-name="Standard">When any block ends, any watches to variables within that block are automatically evicted.</text:p>
      <text:h text:style-name="Routine_20_heading_20_3" text:outline-level="3"><text:bookmark-start text:name="__RefHeading___Toc15642_2478585429"/><text:bookmark-start text:name="_Toc528309136"/>lw <text:s text:c="16"/>List watch table<text:bookmark-end text:name="__RefHeading___Toc15642_2478585429"/><text:bookmark-end text:name="_Toc528309136"/></text:h>
      <text:p text:style-name="Standard">Lists the watch table:</text:p>
      <text:p text:style-name="Code">debug&gt; lw</text:p>
      <text:p text:style-name="Code"/>
      <text:p text:style-name="Code">Watch table:</text:p>
      <text:p text:style-name="Code"/>
      <text:p text:style-name="Code">1: 00000270</text:p>
      <text:p text:style-name="Code"/>
      <text:p text:style-name="Standard">This gives the logical number of the watch entry, followed by the address the watch was placed on.</text:p>
      <text:h text:style-name="Routine_20_heading_20_3" text:outline-level="3"><text:bookmark-start text:name="__RefHeading___Toc15644_2478585429"/><text:bookmark-start text:name="_Toc528309137"/>cw <text:s/>[n] <text:s text:c="11"/>Clear watch table entry/all watch entries<text:bookmark-end text:name="__RefHeading___Toc15644_2478585429"/><text:bookmark-end text:name="_Toc528309137"/></text:h>
      <text:p text:style-name="Standard">Clears either a specific watch entry by logical number, or clears the entire watch table.</text:p>
      <text:h text:style-name="Routine_20_heading_20_3" text:outline-level="3"><text:bookmark-start text:name="__RefHeading___Toc15646_2478585429"/><text:bookmark-start text:name="_Toc528309138"/>lia <text:s text:c="15"/>List instruction analyzer buffer<text:bookmark-end text:name="__RefHeading___Toc15646_2478585429"/><text:bookmark-end text:name="_Toc528309138"/></text:h>
      <text:p text:style-name="Standard">Lists the contents of the instruction analyzer buffer. The instruction analyzer buffer is a queue that continually stores the address of the executing instructions and evicting the oldest addresses.</text:p>
      <text:p text:style-name="Code">debug&gt; an</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lia</text:p>
      <text:p text:style-name="Code"/>
      <text:p text:style-name="Code">last instructions executed:</text:p>
      <text:p text:style-name="Code"/>
      <text:p text:style-name="Code">b * 0000B5: 7B ldci <text:s text:c="10"/>00000001</text:p>
      <text:p text:style-name="Code"><text:s text:c="4"/>0000B0: AE mrkl* <text:s text:c="9"/>00000016</text:p>
      <text:p text:style-name="Code"><text:s text:c="4"/>0000AB: AE mrkl* <text:s text:c="9"/>00000015</text:p>
      <text:p text:style-name="Code"><text:s text:c="4"/>0000A6: AE mrkl* <text:s text:c="9"/>00000014</text:p>
      <text:p text:style-name="Code"><text:s text:c="4"/>0000A1: AE mrkl* <text:s text:c="9"/>00000013</text:p>
      <text:p text:style-name="Code"><text:s text:c="4"/>00009C: AD ente <text:s text:c="10"/>FFFFFFF0</text:p>
      <text:p text:style-name="Code"><text:s text:c="4"/>000097: 0D ents <text:s text:c="10"/>FFFFFFD8</text:p>
      <text:p text:style-name="Code"><text:soft-page-break/><text:s text:c="4"/>000017: 0C cup <text:s text:c="8"/>00,00000097</text:p>
      <text:p text:style-name="Code"><text:s text:c="4"/>000015: 0B mst <text:s text:c="8"/>00</text:p>
      <text:p text:style-name="Code"><text:s text:c="4"/>000010: AE mrkl* <text:s text:c="9"/>00000002</text:p>
      <text:p text:style-name="Code"/>
      <text:p text:style-name="Code">debug&gt;</text:p>
      <text:p text:style-name="Code"/>
      <text:p text:style-name="Standard">Because running instruction analysis slows down instruction execution a bit, it must be specifically enabled. This is done with the an (analysis on) command.</text:p>
      <text:h text:style-name="Routine_20_heading_20_3" text:outline-level="3"><text:bookmark-start text:name="__RefHeading___Toc15648_2478585429"/><text:bookmark-start text:name="_Toc528309139"/>lsa <text:s text:c="15"/>List source analyzer buffer<text:bookmark-end text:name="__RefHeading___Toc15648_2478585429"/><text:bookmark-end text:name="_Toc528309139"/></text:h>
      <text:p text:style-name="Standard">Lists the contents of the source analyzer buffer. The source analyzer buffer is a queue that continually stores the address of the executing source lines and evicting the oldest addresses.</text:p>
      <text:p text:style-name="Code">debug&gt; b test 24</text:p>
      <text:p text:style-name="Code">debug&gt; an</text:p>
      <text:p text:style-name="Code">debug&gt; r</text:p>
      <text:p text:style-name="Code"/>
      <text:p text:style-name="Code">=== break ===</text:p>
      <text:p text:style-name="Code"/>
      <text:p text:style-name="Code"><text:s text:c="2"/>23: <text:s text:c="4"/>10: <text:s text:c="10"/>a[i] := y(i);</text:p>
      <text:p text:style-name="Code"><text:s text:c="2"/>24: <text:s text:c="5"/>1: b* <text:s text:c="3"/>for i := 10 downto 1 do writeln('Value: ', a[i]);</text:p>
      <text:p text:style-name="Code"><text:s text:c="2"/>25: <text:s text:c="5"/>0:</text:p>
      <text:p text:style-name="Code"/>
      <text:p text:style-name="Code">debug&gt; lsa</text:p>
      <text:p text:style-name="Code"/>
      <text:p text:style-name="Code">last source lines executed:</text:p>
      <text:p text:style-name="Code"/>
      <text:p text:style-name="Code"><text:s text:c="2"/>23: <text:s text:c="4"/>10: <text:s text:c="10"/>a[i] := y(i);</text:p>
      <text:p text:style-name="Code"><text:s text:c="2"/>24: <text:s text:c="5"/>1: b* <text:s text:c="3"/>for i := 10 downto 1 do writeln('Value: ', a[i]);</text:p>
      <text:p text:style-name="Code"><text:s text:c="2"/>18: <text:s text:c="4"/>10: <text:s text:c="3"/>end;</text:p>
      <text:p text:style-name="Code"><text:s text:c="2"/>17: <text:s text:c="4"/>10:</text:p>
      <text:p text:style-name="Code"><text:s text:c="2"/>16: <text:s text:c="4"/>10: <text:s text:c="6"/>result add+i</text:p>
      <text:p text:style-name="Code"><text:s text:c="2"/>15: <text:s text:c="4"/>10:</text:p>
      <text:p text:style-name="Code"><text:s text:c="2"/>14: <text:s text:c="4"/>10: <text:s text:c="6"/>i := 10;</text:p>
      <text:p text:style-name="Code"><text:s text:c="2"/>13: <text:s text:c="4"/>10:</text:p>
      <text:p text:style-name="Code"><text:s text:c="2"/>12: <text:s text:c="4"/>10: <text:s text:c="3"/>begin</text:p>
      <text:p text:style-name="Code"><text:s text:c="2"/>11: <text:s text:c="4"/>10:</text:p>
      <text:h text:style-name="Routine_20_heading_20_3" text:outline-level="3"><text:bookmark-start text:name="__RefHeading___Toc15650_2478585429"/><text:bookmark-start text:name="_Toc528309140"/>s <text:s text:c="2"/>[n] <text:s text:c="11"/>Step next source line execution<text:bookmark-end text:name="__RefHeading___Toc15650_2478585429"/><text:bookmark-end text:name="_Toc528309140"/></text:h>
      <text:p text:style-name="Standard">Steps source line execution. The current source line is executed and stopped at the following instruction.</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text:p>
      <text:p text:style-name="Code"/>
      <text:p text:style-name="Code"><text:s text:c="2"/>32: <text:s text:c="5"/>2: <text:s text:c="7"/>for i := 1 to 10 do </text:p>
      <text:p text:style-name="Code"><text:soft-page-break/><text:s text:c="2"/>33: <text:s text:c="5"/>1: <text:s/>* <text:s text:c="8"/>a[i] := y(i); </text:p>
      <text:p text:style-name="Code"><text:s text:c="2"/>34: <text:s text:c="5"/>0: <text:s text:c="7"/>for i := 10 downto 1 do writeln('Value: ', a[i]); </text:p>
      <text:p text:style-name="Code"/>
      <text:p text:style-name="Code">debug&gt; s</text:p>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debug&gt; s</text:p>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debug&gt; s</text:p>
      <text:p text:style-name="Code"/>
      <text:p text:style-name="Code"><text:s text:c="2"/>15: <text:s text:c="5"/>1: <text:s text:c="3"/></text:p>
      <text:p text:style-name="Code"><text:s text:c="2"/>16: <text:s text:c="5"/>1: <text:s/>* <text:s text:c="4"/>z := 42;</text:p>
      <text:p text:style-name="Code"><text:s text:c="2"/>17: <text:s text:c="5"/>0: <text:s text:c="3"/></text:p>
      <text:p text:style-name="Code"/>
      <text:p text:style-name="Code">debug&gt; </text:p>
      <text:p text:style-name="Code"/>
      <text:p text:style-name="Standard">As stated, a side use of the s command is to go from the startup code to the first source line.</text:p>
      <text:p text:style-name="Standard">If a number appears on the s command, then that many steps are done:</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 5</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text:soft-page-break/></text:p>
      <text:p text:style-name="Code"><text:s text:c="2"/>15: <text:s text:c="5"/>1: <text:s text:c="3"/></text:p>
      <text:p text:style-name="Code"><text:s text:c="2"/>16: <text:s text:c="5"/>1: <text:s/>* <text:s text:c="4"/>z := 42;</text:p>
      <text:p text:style-name="Code"><text:s text:c="2"/>17: <text:s text:c="5"/>0: <text:s text:c="3"/></text:p>
      <text:p text:style-name="Code"/>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_RefHeading___Toc15652_2478585429"/><text:bookmark-start text:name="_Toc528309141"/>ss <text:s/>[n] <text:s text:c="11"/>Step next source line execution silently<text:bookmark-end text:name="__RefHeading___Toc15652_2478585429"/><text:bookmark-end text:name="_Toc528309141"/></text:h>
      <text:p text:style-name="Standard">The ss (step silent) command is the same as the s (step) command except that it does not print.</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 5</text:p>
      <text:p text:style-name="Code">debug&gt; ps</text:p>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_RefHeading___Toc15654_2478585429"/><text:bookmark-start text:name="_Toc528309142"/>si <text:s/>[n] <text:s text:c="11"/>Step instructions<text:bookmark-end text:name="__RefHeading___Toc15654_2478585429"/><text:bookmark-end text:name="_Toc528309142"/></text:h>
      <text:p text:style-name="Standard">Steps a single machine level instruction, or optionally the number of instructions specified.</text:p>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text:p>
      <text:p text:style-name="Code"/>
      <text:p text:style-name="Code">pc: 000009 sp: 1000000 mp: 1000000 np: 0005AC</text:p>
      <text:p text:style-name="Code"><text:s text:c="2"/>* 000009: 15 cal <text:s text:c="11"/>000000000000004E</text:p>
      <text:p text:style-name="Code"/>
      <text:p text:style-name="Code">debug&gt; si</text:p>
      <text:p text:style-name="Code"/>
      <text:p text:style-name="Code">pc: 00004E sp: FFFFF8 mp: 1000000 np: 0005AC</text:p>
      <text:p text:style-name="Code"><text:soft-page-break/><text:s text:c="2"/>* 00004E: AE mrkl* <text:s text:c="9"/>0000000000000001</text:p>
      <text:p text:style-name="Code"/>
      <text:p text:style-name="Code">debug&gt; </text:p>
      <text:p text:style-name="Code"/>
      <text:h text:style-name="Routine_20_heading_20_3" text:outline-level="3"><text:bookmark-start text:name="__RefHeading___Toc15656_2478585429"/><text:bookmark-start text:name="_Toc528309143"/>sis [n] <text:s text:c="11"/>Step instructions silently<text:bookmark-end text:name="__RefHeading___Toc15656_2478585429"/><text:bookmark-end text:name="_Toc528309143"/></text:h>
      <text:p text:style-name="Standard">Steps a single machine level instruction silently, or optionally the number of instructions specified.</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s</text:p>
      <text:p text:style-name="Code">debug&gt; sis</text:p>
      <text:p text:style-name="Code">debug&gt; sis</text:p>
      <text:p text:style-name="Code">debug&gt; ps</text:p>
      <text:p text:style-name="Code"/>
      <text:p text:style-name="Code">pc: 000057 sp: FFFFF8 mp: 1000000 np: 0005AC</text:p>
      <text:p text:style-name="Code"><text:s text:c="2"/>* 000057: F5 sfr <text:s text:c="11"/>0000000000000000</text:p>
      <text:p text:style-name="Code"/>
      <text:p text:style-name="Code">debug&gt; </text:p>
      <text:p text:style-name="Code"/>
      <text:h text:style-name="Routine_20_heading_20_3" text:outline-level="3"><text:bookmark-start text:name="__RefHeading___Toc15650_2478585429_Copy_"/><text:bookmark-start text:name="_Toc528309140_Copy_1"/>so [n]<text:tab/><text:tab/>Step next source line execution<text:bookmark-end text:name="_Toc528309140_Copy_1"/> over routines<text:bookmark-end text:name="__RefHeading___Toc15650_2478585429_Copy_"/></text:h>
      <text:p text:style-name="Standard">Steps source line execution. The current source line is executed and stopped at the following instruction. Any subroutine calls are skipped over, that is, executed until they return. This is the same as s, but skips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o</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debug&gt; so</text:p>
      <text:p text:style-name="Code"/>
      <text:p text:style-name="Code"><text:s text:c="2"/>32: <text:s text:c="5"/>2: <text:s text:c="7"/>for i := 1 to 10 do </text:p>
      <text:p text:style-name="Code"><text:s text:c="2"/>33: <text:s text:c="5"/>2: <text:s/>* <text:s text:c="8"/>a[i] := y(i); </text:p>
      <text:p text:style-name="Code"><text:s text:c="2"/>34: <text:s text:c="5"/>0: <text:s text:c="7"/>for i := 10 downto 1 do writeln('Value: ', a[i]); </text:p>
      <text:p text:style-name="Code"/>
      <text:p text:style-name="Code"><text:soft-page-break/>debug&gt; so</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
      <text:p text:style-name="Code">debug&gt; p i</text:p>
      <text:p text:style-name="Code"/>
      <text:p text:style-name="Code">2</text:p>
      <text:p text:style-name="Code"/>
      <text:p text:style-name="Code">debug&gt; </text:p>
      <text:p text:style-name="Code"/>
      <text:h text:style-name="Routine_20_heading_20_3" text:outline-level="3"><text:bookmark-start text:name="__RefHeading___Toc15650_2478585429_Copy1"/><text:bookmark-start text:name="_Toc528309140_Copy_1_Copy_1"/>sso [n]<text:tab/><text:tab/>Step next source line execution<text:bookmark-end text:name="_Toc528309140_Copy_1_Copy_1"/> over routines silently<text:bookmark-end text:name="__RefHeading___Toc15650_2478585429_Copy1"/></text:h>
      <text:p text:style-name="Standard">Steps source line execution. The current source line is executed and stopped at the following instruction. Any subroutine calls are skipped over, that is, executed until they return. This is the same as s, but skips routine calls. No status print results. This is the same as ss, but steps over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o</text:p>
      <text:p text:style-name="Code">debug&gt; sso</text:p>
      <text:p text:style-name="Code">debug&gt; sso</text:p>
      <text:p text:style-name="Code">debug&gt; ps </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q</text:p>
      <text:p text:style-name="Code">debug&gt; p i</text:p>
      <text:p text:style-name="Code"/>
      <text:p text:style-name="Code">2</text:p>
      <text:p text:style-name="Code"/>
      <text:p text:style-name="Code">debug&gt; </text:p>
      <text:p text:style-name="Code"/>
      <text:h text:style-name="Routine_20_heading_20_3" text:outline-level="3"><text:bookmark-start text:name="__RefHeading___Toc15654_2478585429_Copy_"/><text:bookmark-start text:name="_Toc528309142_Copy_1"/>sio <text:s/>[n] <text:s text:c="11"/>Step instructions<text:bookmark-end text:name="_Toc528309142_Copy_1"/> over routines<text:bookmark-end text:name="__RefHeading___Toc15654_2478585429_Copy_"/></text:h>
      <text:p text:style-name="Standard">Steps a single machine level instruction, or optionally the number of instructions specified, skipping over subroutine calls. This is the same as si, but skips over routine calls.</text:p>
      <text:p text:style-name="Code">debug&gt; bi $2f6</text:p>
      <text:p text:style-name="Code">debug&gt; r</text:p>
      <text:p text:style-name="Code"/>
      <text:p text:style-name="Code">=== break ===</text:p>
      <text:p text:style-name="Code"/>
      <text:p text:style-name="Code">pc: 0002F6 sp: FFFFA8 mp: FFFFD0 np: 0005AC</text:p>
      <text:p text:style-name="Code"><text:soft-page-break/>b * 0002F6: 01 ldoi <text:s text:c="10"/>00000000000005A4</text:p>
      <text:p text:style-name="Code"/>
      <text:p text:style-name="Code">debug&gt; sio</text:p>
      <text:p text:style-name="Code"/>
      <text:p text:style-name="Code">pc: 0002FF sp: FFFFA0 mp: FFFFD0 np: 0005AC</text:p>
      <text:p text:style-name="Code"><text:s text:c="2"/>* 0002FF: F6 cuf <text:s text:c="11"/>000000000000016B</text:p>
      <text:p text:style-name="Code"/>
      <text:p text:style-name="Code">debug&gt; sio</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_RefHeading___Toc15656_2478585429_Copy_"/><text:bookmark-start text:name="_Toc528309143_Copy_1"/>siso [n]<text:tab/>Step instructions silently<text:bookmark-end text:name="_Toc528309143_Copy_1"/> over routines<text:bookmark-end text:name="__RefHeading___Toc15656_2478585429_Copy_"/></text:h>
      <text:p text:style-name="Standard">Steps a single machine level instruction silently, or optionally the number of instructions specified, skipping over subroutine calls.</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bi $2f6</text:p>
      <text:p text:style-name="Code">debug&gt; r</text:p>
      <text:p text:style-name="Code"/>
      <text:p text:style-name="Code">=== break ===</text:p>
      <text:p text:style-name="Code"/>
      <text:p text:style-name="Code">pc: 0002F6 sp: FFFFA8 mp: FFFFD0 np: 0005AC</text:p>
      <text:p text:style-name="Code">b * 0002F6: 01 ldoi <text:s text:c="10"/>00000000000005A4</text:p>
      <text:p text:style-name="Code"/>
      <text:p text:style-name="Code">debug&gt; siso</text:p>
      <text:p text:style-name="Code">debug&gt; siso</text:p>
      <text:p text:style-name="Code">debug&gt; ps</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_RefHeading___Toc15658_2478585429_Copy_"/>ret<text:tab/><text:tab/>Return from routin<text:bookmark-start text:name="_Toc528309144_Copy_2"/>e<text:bookmark-end text:name="__RefHeading___Toc15658_2478585429_Copy_"/><text:bookmark-end text:name="_Toc528309144_Copy_2"/></text:h>
      <text:p text:style-name="Standard">Continues execution until the currently executing routine exits.</text:p>
      <text:p text:style-name="Code" loext:marker-style-name="T82"><text:bookmark-start text:name="__RefHeading___Toc15658_2478585429_Copy1"/><text:span text:style-name="T82">P6 debug mode</text:span><text:bookmark-end text:name="__RefHeading___Toc15658_2478585429_Copy1"/><text:span text:style-name="T82"/></text:p>
      <text:p text:style-name="P72" loext:marker-style-name="T82"/>
      <text:p text:style-name="P72" loext:marker-style-name="T82"/>
      <text:p text:style-name="Code" loext:marker-style-name="T82"><text:span text:style-name="T82"><text:s text:c="2"/>31: <text:s text:c="5"/>1: <text:s text:c="4"/></text:span><text:span text:style-name="T82"/></text:p>
      <text:p text:style-name="Code" loext:marker-style-name="T82"><text:span text:style-name="T82"><text:s text:c="2"/>32: <text:s text:c="5"/>1: <text:s/>* <text:s text:c="4"/>for i := 1 to 10 do </text:span><text:span text:style-name="T82"/></text:p>
      <text:p text:style-name="Code" loext:marker-style-name="T82"><text:span text:style-name="T82"><text:s text:c="2"/>33: <text:s text:c="5"/>0: <text:s text:c="11"/>a[i] := y(i); </text:span><text:span text:style-name="T82"/></text:p>
      <text:p text:style-name="P72" loext:marker-style-name="T82"><text:soft-page-break/></text:p>
      <text:p text:style-name="Code" loext:marker-style-name="T82"><text:span text:style-name="T82">debug&gt; s</text:span><text:span text:style-name="T82"/></text:p>
      <text:p text:style-name="P72" loext:marker-style-name="T82"/>
      <text:p text:style-name="Code" loext:marker-style-name="T82"><text:span text:style-name="T82"><text:s text:c="2"/>32: <text:s text:c="5"/>2: <text:s text:c="7"/>for i := 1 to 10 do </text:span><text:span text:style-name="T82"/></text:p>
      <text:p text:style-name="Code" loext:marker-style-name="T82"><text:span text:style-name="T82"><text:s text:c="2"/>33: <text:s text:c="5"/>1: <text:s/>* <text:s text:c="8"/>a[i] := y(i); </text:span><text:span text:style-name="T82"/></text:p>
      <text:p text:style-name="Code" loext:marker-style-name="T82"><text:span text:style-name="T82"><text:s text:c="2"/>34: <text:s text:c="5"/>0: <text:s text:c="7"/>for i := 10 downto 1 do writeln('Value: ', a[i]); </text:span><text:span text:style-name="T82"/></text:p>
      <text:p text:style-name="P72" loext:marker-style-name="T82"/>
      <text:p text:style-name="Code" loext:marker-style-name="T82"><text:span text:style-name="T82">debug&gt; s</text:span><text:span text:style-name="T82"/></text:p>
      <text:p text:style-name="P72" loext:marker-style-name="T82"/>
      <text:p text:style-name="Code" loext:marker-style-name="T82"><text:span text:style-name="T82"><text:s text:c="2"/>23: <text:s text:c="5"/>1: <text:s text:c="4"/></text:span><text:span text:style-name="T82"/></text:p>
      <text:p text:style-name="Code" loext:marker-style-name="T82"><text:span text:style-name="T82"><text:s text:c="2"/>24: <text:s text:c="5"/>1: <text:s/>* <text:s text:c="4"/>i := 10; </text:span><text:span text:style-name="T82"/></text:p>
      <text:p text:style-name="Code" loext:marker-style-name="T82"><text:span text:style-name="T82"><text:s text:c="2"/>25: <text:s text:c="5"/>0: <text:s text:c="4"/></text:span><text:span text:style-name="T82"/></text:p>
      <text:p text:style-name="P72" loext:marker-style-name="T82"/>
      <text:p text:style-name="Code" loext:marker-style-name="T82"><text:span text:style-name="T82">debug&gt; ret</text:span><text:span text:style-name="T82"/></text:p>
      <text:p text:style-name="P72" loext:marker-style-name="T82"/>
      <text:p text:style-name="Code" loext:marker-style-name="T82"><text:span text:style-name="T82"><text:s text:c="2"/>32: <text:s text:c="5"/>2: <text:s text:c="7"/>for i := 1 to 10 do </text:span><text:span text:style-name="T82"/></text:p>
      <text:p text:style-name="Code" loext:marker-style-name="T82"><text:span text:style-name="T82"><text:s text:c="2"/>33: <text:s text:c="5"/>2: <text:s/>* <text:s text:c="8"/>a[i] := y(i); </text:span><text:span text:style-name="T82"/></text:p>
      <text:p text:style-name="Code" loext:marker-style-name="T82"><text:span text:style-name="T82"><text:s text:c="2"/>34: <text:s text:c="5"/>0: <text:s text:c="7"/>for i := 10 downto 1 do writeln('Value: ', a[i]); </text:span><text:span text:style-name="T82"/></text:p>
      <text:p text:style-name="P72" loext:marker-style-name="T82"/>
      <text:p text:style-name="Code"><text:span text:style-name="T82">debug&gt;</text:span> </text:p>
      <text:h text:style-name="Routine_20_heading_20_3" text:outline-level="3"><text:bookmark-start text:name="__RefHeading___Toc15658_2478585429"/><text:bookmark-start text:name="_Toc528309144"/>hs <text:s text:c="16"/>Report heap space<text:bookmark-end text:name="__RefHeading___Toc15658_2478585429"/><text:bookmark-end text:name="_Toc528309144"/></text:h>
      <text:p text:style-name="Standard">Prints the space allocated on the heap. This is mainly used for diagnostic purposes.</text:p>
      <text:p text:style-name="Code">debug&gt; b test 23</text:p>
      <text:p text:style-name="Code">debug&gt; r</text:p>
      <text:p text:style-name="Code"/>
      <text:p text:style-name="Code">=== break ===</text:p>
      <text:p text:style-name="Code"/>
      <text:p text:style-name="Code"><text:s text:c="2"/>22: <text:s text:c="5"/>1: <text:s text:c="6"/>new(p);</text:p>
      <text:p text:style-name="Code"><text:s text:c="2"/>23: <text:s text:c="5"/>1: b* <text:s text:c="3"/>for i := 1 to 10 do</text:p>
      <text:p text:style-name="Code"><text:s text:c="2"/>24: <text:s text:c="5"/>0: <text:s text:c="10"/>a[i] := y(i);</text:p>
      <text:p text:style-name="Code"/>
      <text:p text:style-name="Code">debug&gt; hs</text:p>
      <text:p text:style-name="Code"/>
      <text:p text:style-name="Code">Heap space breakdown</text:p>
      <text:p text:style-name="Code"/>
      <text:p text:style-name="Code">addr: 0002B0: <text:s text:c="5"/>8: alloc</text:p>
      <text:p text:style-name="Code"/>
      <text:p text:style-name="Standard">The first field is the address of the heap entry. The second is the length. The last indicates the entry is allocated.</text:p>
      <text:h text:style-name="Routine_20_heading_20_3" text:outline-level="3"><text:bookmark-start text:name="__RefHeading___Toc15668_2478585429"/><text:bookmark-start text:name="_Toc528309149"/>ti <text:s text:c="16"/>Turn instruction tracing on<text:bookmark-end text:name="__RefHeading___Toc15668_2478585429"/><text:bookmark-end text:name="_Toc528309149"/></text:h>
      <text:p text:style-name="Standard">Turns on instruction tracing. When <text:s/>instruction tracing is on, a single line for each bytecode machine instruction is printed.</text:p>
      <text:p text:style-name="Code">debug&gt; b 20</text:p>
      <text:p text:style-name="Code">*** Module must be active</text:p>
      <text:p text:style-name="Code">debug&gt; b test 20</text:p>
      <text:p text:style-name="Code">debug&gt; ti</text:p>
      <text:p text:style-name="Code">debug&gt; r</text:p>
      <text:p text:style-name="Code">b * 000000/1000000: 14 lnp* <text:s text:c="10"/>00000298</text:p>
      <text:p text:style-name="Code"><text:s text:c="2"/>* 000005/1000000: 15 cal <text:s text:c="11"/>0000000B</text:p>
      <text:p text:style-name="Code"><text:soft-page-break/><text:s text:c="2"/>* 00000B/FFFFFC: AE mrkl* <text:s text:c="9"/>00000001</text:p>
      <text:p text:style-name="Code"><text:s text:c="2"/>* 000010/FFFFFC: AE mrkl* <text:s text:c="9"/>00000002</text:p>
      <text:p text:style-name="Code"><text:s text:c="2"/>* 000015/FFFFFC: 0B mst <text:s text:c="8"/>00</text:p>
      <text:p text:style-name="Code"><text:s text:c="2"/>* 000017/FFFFDC: 0C cup <text:s text:c="8"/>00,00000092</text:p>
      <text:p text:style-name="Code"><text:s text:c="2"/>* 000092/FFFFDC: 0D ents <text:s text:c="10"/>FFFFFFD8</text:p>
      <text:p text:style-name="Code"><text:s text:c="2"/>* 000097/FFFFD4: AD ente <text:s text:c="10"/>FFFFFFF0</text:p>
      <text:p text:style-name="Code"><text:s text:c="2"/>* 00009C/FFFFD4: AE mrkl* <text:s text:c="9"/>00000012</text:p>
      <text:p text:style-name="Code"><text:s text:c="2"/>* 0000A1/FFFFD4: AE mrkl* <text:s text:c="9"/>00000013</text:p>
      <text:p text:style-name="Code"><text:s text:c="2"/>* 0000A6/FFFFD4: AE mrkl* <text:s text:c="9"/>00000014</text:p>
      <text:p text:style-name="Code"><text:s text:c="2"/>* 0000AB/FFFFD4: AE mrkl* <text:s text:c="9"/>00000015</text:p>
      <text:p text:style-name="Code">b * 0000B0/FFFFD4: 13 brk</text:p>
      <text:p text:style-name="Code"/>
      <text:p text:style-name="Code">=== break ===</text:p>
      <text:p text:style-name="Code"/>
      <text:p text:style-name="Code"><text:s text:c="2"/>19: <text:s text:c="5"/>1: <text:s text:c="3"/>begin</text:p>
      <text:p text:style-name="Code"><text:s text:c="2"/>20: <text:s text:c="5"/>1: b*</text:p>
      <text:p text:style-name="Code"><text:s text:c="2"/>21: <text:s text:c="5"/>1: <text:s text:c="6"/>for i := 1 to 10 do</text:p>
      <text:p text:style-name="Code"/>
      <text:p text:style-name="Standard">The instruction trace lines consist of the following:</text:p>
      <text:list text:style-name="WWNum18">
        <text:list-item>
          <text:p text:style-name="P119">A column with space or “b” to indicate that instruction has a breakpoint set.</text:p>
        </text:list-item>
        <text:list-item>
          <text:p text:style-name="P119">A column with space or “*” to indicate that the point of execution is on this instruction. Note that since the instruction is always active when tracing, this is always set.</text:p>
        </text:list-item>
        <text:list-item>
          <text:p text:style-name="P119">The value of the pc register.</text:p>
        </text:list-item>
        <text:list-item>
          <text:p text:style-name="P119">The value of the sp register.</text:p>
        </text:list-item>
        <text:list-item>
          <text:p text:style-name="P119">The bytecode instruction value.</text:p>
        </text:list-item>
        <text:list-item>
          <text:p text:style-name="P119">The memnonic for the instruction.</text:p>
        </text:list-item>
        <text:list-item>
          <text:p text:style-name="P119">The p value for the instruction.</text:p>
        </text:list-item>
        <text:list-item>
          <text:p text:style-name="P119">One or more parameters for the instruction.</text:p>
        </text:list-item>
      </text:list>
      <text:h text:style-name="Routine_20_heading_20_3" text:outline-level="3"><text:bookmark-start text:name="__RefHeading___Toc15670_2478585429"/><text:bookmark-start text:name="_Toc528309150"/>nti <text:s text:c="15"/>Turn instruction tracing off<text:bookmark-end text:name="__RefHeading___Toc15670_2478585429"/><text:bookmark-end text:name="_Toc528309150"/></text:h>
      <text:p text:style-name="Standard">Turns off instruction tracing.</text:p>
      <text:h text:style-name="Routine_20_heading_20_3" text:outline-level="3"><text:bookmark-start text:name="__RefHeading___Toc15672_2478585429"/><text:bookmark-start text:name="_Toc528309151"/>tr <text:s text:c="16"/>Turn system routine tracing on<text:bookmark-end text:name="__RefHeading___Toc15672_2478585429"/><text:bookmark-end text:name="_Toc528309151"/></text:h>
      <text:p text:style-name="Standard">Turns on system routine tracing. In this mode, a message line is produced each time a system routine is called.</text:p>
      <text:p text:style-name="Code">debug&gt; tr</text:p>
      <text:p text:style-name="Code">debug&gt; r</text:p>
      <text:p text:style-name="Code"><text:s text:c="3"/>400/16777156-&gt; <text:s/>6</text:p>
      <text:p text:style-name="Code">Value: </text:p>
      <text:p text:style-name="Code"><text:s text:c="3"/>437/16777160-&gt; <text:s/>8</text:p>
      <text:p text:style-name="Code"><text:s text:c="9"/>20</text:p>
      <text:p text:style-name="Code"><text:s text:c="3"/>439/16777168-&gt; <text:s/>5</text:p>
      <text:p text:style-name="Code"/>
      <text:p text:style-name="Code"><text:s text:c="3"/>400/16777156-&gt; <text:s/>6</text:p>
      <text:p text:style-name="Code">Value: </text:p>
      <text:p text:style-name="Code"><text:s text:c="3"/>437/16777160-&gt; <text:s/>8</text:p>
      <text:p text:style-name="Code"><text:s text:c="9"/>19 </text:p>
      <text:p text:style-name="Code"><text:s text:c="2"/>439/16777168-&gt; <text:s/>5</text:p>
      <text:p text:style-name="Code"/>
      <text:p text:style-name="Code"><text:soft-page-break/><text:s text:c="3"/>400/16777156-&gt; <text:s/>6</text:p>
      <text:p text:style-name="Code">Value: </text:p>
      <text:p text:style-name="Code"><text:s text:c="3"/>437/16777160-&gt; <text:s/>8</text:p>
      <text:p text:style-name="Code"><text:s text:c="9"/>18</text:p>
      <text:p text:style-name="Code"><text:s text:c="3"/>439/16777168-&gt; <text:s/>5</text:p>
      <text:p text:style-name="Code"/>
      <text:p text:style-name="Code"><text:s text:c="3"/>400/16777156-&gt; <text:s/>6</text:p>
      <text:p text:style-name="Code">Value: </text:p>
      <text:p text:style-name="Code"><text:s text:c="3"/>437/16777160-&gt; <text:s/>8</text:p>
      <text:p text:style-name="Code"><text:s text:c="9"/>17</text:p>
      <text:p text:style-name="Code"><text:s text:c="3"/>439/16777168-&gt; <text:s/>5</text:p>
      <text:p text:style-name="Code"/>
      <text:p text:style-name="Standard">Note the routine messages here are intermixed with the program output.</text:p>
      <text:p text:style-name="Standard">The first value printed is the pc register. The second value is the sp register. The last value is the call number.</text:p>
      <text:h text:style-name="Routine_20_heading_20_3" text:outline-level="3"><text:bookmark-start text:name="__RefHeading___Toc15674_2478585429"/><text:bookmark-start text:name="_Toc528309152"/>ntr <text:s text:c="15"/>Turn system routine tracing off<text:bookmark-end text:name="__RefHeading___Toc15674_2478585429"/><text:bookmark-end text:name="_Toc528309152"/></text:h>
      <text:p text:style-name="Standard">Turns system routine tracing off.</text:p>
      <text:h text:style-name="Routine_20_heading_20_3" text:outline-level="3"><text:bookmark-start text:name="__RefHeading___Toc15676_2478585429"/><text:bookmark-start text:name="_Toc528309153"/>ts <text:s text:c="16"/>Turn source line tracing on<text:bookmark-end text:name="__RefHeading___Toc15676_2478585429"/><text:bookmark-end text:name="_Toc528309153"/></text:h>
      <text:p text:style-name="Standard">Turns source line tracing on. Source line tracing prints a trace each time a source line is executed.</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b 33</text:p>
      <text:p text:style-name="Code">debug&gt; ts</text:p>
      <text:p text:style-name="Code">debug&gt; r</text:p>
      <text:p text:style-name="Code"/>
      <text:p text:style-name="Code"><text:s text:c="2"/>31: <text:s text:c="5"/>1: <text:s text:c="4"/></text:p>
      <text:p text:style-name="Code"><text:s text:c="2"/>32: <text:s text:c="5"/>2: <text:s/>* <text:s text:c="4"/>for i := 1 to 10 do </text:p>
      <text:p text:style-name="Code"><text:s text:c="2"/>33: <text:s text:c="5"/>0: b <text:s text:c="9"/>a[i] := y(i); </text:p>
      <text:p text:style-name="Code"/>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
      <text:p text:style-name="Code"/>
      <text:p text:style-name="Code">=== break ===</text:p>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text:soft-page-break/></text:p>
      <text:p text:style-name="Code">debug&gt; </text:p>
      <text:p text:style-name="Code"/>
      <text:p text:style-name="Standard">For each source line executed, the line before, the current line executing, and the next line are printed.</text:p>
      <text:h text:style-name="Routine_20_heading_20_3" text:outline-level="3"><text:bookmark-start text:name="__RefHeading___Toc15678_2478585429"/><text:bookmark-start text:name="_Toc528309154"/>nts <text:s text:c="15"/>Turn source line tracing off<text:bookmark-end text:name="__RefHeading___Toc15678_2478585429"/><text:bookmark-end text:name="_Toc528309154"/></text:h>
      <text:p text:style-name="Standard">Turns off source line tracing.</text:p>
      <text:h text:style-name="Routine_20_heading_20_3" text:outline-level="3"><text:bookmark-start text:name="__RefHeading___Toc15680_2478585429"/><text:bookmark-start text:name="_Toc528309155"/>spf <text:s text:c="15"/>Turn on source level profiling<text:bookmark-end text:name="__RefHeading___Toc15680_2478585429"/><text:bookmark-end text:name="_Toc528309155"/></text:h>
      <text:p text:style-name="Standard">Turns on source level profiling. Source level profiling is a count kept for each source line that is incremented each time that line is executed.</text:p>
      <text:p text:style-name="Code">debug&gt; r</text:p>
      <text:p text:style-name="Code">Value: <text:s text:c="9"/>20</text:p>
      <text:p text:style-name="Code">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 Stop instruction hit</text:p>
      <text:p text:style-name="Code"/>
      <text:p text:style-name="Code">=== break ===</text:p>
      <text:p text:style-name="Code"/>
      <text:p text:style-name="Code">*** No active module</text:p>
      <text:p text:style-name="Code"/>
      <text:p text:style-name="Code">debug&gt; l test</text:p>
      <text:p text:style-name="Code"/>
      <text:p text:style-name="Code"><text:s text:c="3"/>1: <text:s text:c="5"/>0: b <text:s/>{$w,f}</text:p>
      <text:p text:style-name="Code"><text:s text:c="3"/>2: <text:s text:c="5"/>1: <text:s text:c="3"/>program test(output);</text:p>
      <text:p text:style-name="Code"><text:s text:c="3"/>3: <text:s text:c="5"/>0:</text:p>
      <text:p text:style-name="Code"><text:s text:c="3"/>4: <text:s text:c="5"/>0: <text:s text:c="3"/>var a: array 10 of integer;</text:p>
      <text:p text:style-name="Code"><text:s text:c="3"/>5: <text:s text:c="5"/>0: <text:s text:c="7"/>i: integer;</text:p>
      <text:p text:style-name="Code"><text:s text:c="3"/>6: <text:s text:c="5"/>0:</text:p>
      <text:p text:style-name="Code"><text:s text:c="3"/>7: <text:s text:c="5"/>0: <text:s text:c="3"/>function y(add: integer): integer;</text:p>
      <text:p text:style-name="Code"><text:s text:c="3"/>8: <text:s text:c="5"/>0:</text:p>
      <text:p text:style-name="Code"><text:s text:c="3"/>9: <text:s text:c="5"/>0: <text:s text:c="3"/>var i: integer;</text:p>
      <text:p text:style-name="Code"><text:s text:c="2"/>10: <text:s text:c="4"/>10:</text:p>
      <text:p text:style-name="Code"><text:s text:c="2"/>11: <text:s text:c="4"/>10: <text:s text:c="3"/>begin</text:p>
      <text:p text:style-name="Code"><text:s text:c="2"/>12: <text:s text:c="4"/>10:</text:p>
      <text:p text:style-name="Code"><text:s text:c="2"/>13: <text:s text:c="4"/>10: <text:s text:c="6"/>i := 10;</text:p>
      <text:p text:style-name="Code"><text:s text:c="2"/>14: <text:s text:c="4"/>10:</text:p>
      <text:p text:style-name="Code"><text:s text:c="2"/>15: <text:s text:c="4"/>10: <text:s text:c="6"/>result add+i</text:p>
      <text:p text:style-name="Code"><text:s text:c="2"/>16: <text:s text:c="4"/>10:</text:p>
      <text:p text:style-name="Code"><text:s text:c="2"/>17: <text:s text:c="4"/>10: <text:s text:c="3"/>end;</text:p>
      <text:p text:style-name="Code"><text:s text:c="2"/>18: <text:s text:c="5"/>1:</text:p>
      <text:p text:style-name="Code"><text:s text:c="2"/>19: <text:s text:c="5"/>1: <text:s text:c="3"/>begin</text:p>
      <text:p text:style-name="Code"><text:soft-page-break/><text:s text:c="2"/>20: <text:s text:c="5"/>1:</text:p>
      <text:p text:style-name="Code"><text:s text:c="2"/>21: <text:s text:c="5"/>1: <text:s text:c="6"/>for i := 1 to 10 do</text:p>
      <text:p text:style-name="Code"><text:s text:c="2"/>22: <text:s text:c="4"/>10: <text:s text:c="10"/>a[i] := y(i);</text:p>
      <text:p text:style-name="Code"><text:s text:c="2"/>23: <text:s text:c="5"/>1: <text:s text:c="6"/>for i := 10 downto 1 do writeln('Value: ', a[i]);</text:p>
      <text:p text:style-name="Code"><text:s text:c="2"/>24: <text:s text:c="5"/>1:</text:p>
      <text:p text:style-name="Code"><text:s text:c="2"/>25: <text:s text:c="5"/>1: <text:s/>* end.</text:p>
      <text:p text:style-name="Code"/>
      <text:p text:style-name="Standard">The source line profile count is the second number on the source listing after the line number.</text:p>
      <text:p text:style-name="Standard">Source line profiling is not time intensive, and defaults to on.</text:p>
      <text:h text:style-name="Routine_20_heading_20_3" text:outline-level="3"><text:bookmark-start text:name="__RefHeading___Toc15682_2478585429"/><text:bookmark-start text:name="_Toc528309156"/>nspf <text:s text:c="14"/>Turn off source level profiling<text:bookmark-end text:name="__RefHeading___Toc15682_2478585429"/><text:bookmark-end text:name="_Toc528309156"/></text:h>
      <text:p text:style-name="Standard">Turns source line profiling off.</text:p>
      <text:p text:style-name="Code">debug&gt; nspf</text:p>
      <text:p text:style-name="Code"/>
      <text:p text:style-name="Standard">The listing will have the source line profiling column removed.</text:p>
      <text:h text:style-name="Routine_20_heading_20_3" text:outline-level="3"><text:bookmark-start text:name="__RefHeading___Toc15684_2478585429"/><text:bookmark-start text:name="_Toc528309157"/>an <text:s text:c="16"/>Turn on analyzer mode<text:bookmark-end text:name="__RefHeading___Toc15684_2478585429"/><text:bookmark-end text:name="_Toc528309157"/></text:h>
      <text:p text:style-name="Standard">Turns on analyzer mode. Both source and instruction analyzer collection is turned on. Note that analyzer mode does take a small amount of execution time, and so is normally set off.</text:p>
      <text:h text:style-name="Routine_20_heading_20_3" text:outline-level="3"><text:bookmark-start text:name="__RefHeading___Toc15686_2478585429"/><text:bookmark-start text:name="_Toc528309158"/>nan <text:s text:c="15"/>Turn off analyzer mode<text:bookmark-end text:name="__RefHeading___Toc15686_2478585429"/><text:bookmark-end text:name="_Toc528309158"/></text:h>
      <text:p text:style-name="Standard">Turns off analyzer mode.</text:p>
      <text:h text:style-name="Routine_20_heading_20_3" text:outline-level="3"><text:bookmark-start text:name="__RefHeading___Toc15688_2478585429"/><text:bookmark-start text:name="_Toc528309159"/>r <text:s text:c="17"/>Run program from current pc<text:bookmark-end text:name="__RefHeading___Toc15688_2478585429"/><text:bookmark-end text:name="_Toc528309159"/></text:h>
      <text:p text:style-name="Standard">The byte code interpreter runs from the current pc until a stop or breakpoint is hit.</text:p>
      <text:h text:style-name="Routine_20_heading_20_3" text:outline-level="3"><text:bookmark-start text:name="__RefHeading___Toc15690_2478585429"/><text:bookmark-start text:name="_Toc528309160"/>ps <text:s text:c="16"/>Print current registers and instruction<text:bookmark-end text:name="__RefHeading___Toc15690_2478585429"/><text:bookmark-end text:name="_Toc528309160"/></text:h>
      <text:p text:style-name="Standard">Prints the current machine execution status. The format of the printout will depend on what mode the debugger is in, either source level or machine level debugging.</text:p>
      <text:p text:style-name="Code">debug&gt; b test 22</text:p>
      <text:p text:style-name="Code">debug&gt; r</text:p>
      <text:p text:style-name="Code"/>
      <text:p text:style-name="Code">=== break ===</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Code">debug&gt; ps</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Standard">For source level. Note that the status is printed each time the program breaks, automatically.</text:p>
      <text:p text:style-name="Code">debug&gt; b test 22</text:p>
      <text:p text:style-name="Code"><text:soft-page-break/>debug&gt; r</text:p>
      <text:p text:style-name="Code"/>
      <text:p text:style-name="Code">=== break ===</text:p>
      <text:p text:style-name="Code"/>
      <text:p text:style-name="Code">pc: 0000E7 sp: FFFFD4 mp: FFFFFC np: 000298</text:p>
      <text:p text:style-name="Code">b * 0000E7: 05 lao <text:s text:c="11"/>0000026C</text:p>
      <text:p text:style-name="Code"/>
      <text:p text:style-name="Standard">For machine level. The $f option was</text:p>
      <text:p text:style-name="Standard">How can source level breakpoints be set even when not in source debugging mode (The “b test 22” above)? Debug mode understands line numbers even if it does not load the source text for the program.</text:p>
      <text:h text:style-name="Routine_20_heading_20_3" text:outline-level="3"><text:bookmark-start text:name="__RefHeading___Toc15692_2478585429"/><text:bookmark-start text:name="_Toc528309161"/>q <text:s text:c="17"/>Quit interpreter<text:bookmark-end text:name="__RefHeading___Toc15692_2478585429"/><text:bookmark-end text:name="_Toc528309161"/></text:h>
      <text:p text:style-name="Standard">Exits the pint interpreter.</text:p>
      <text:p text:style-name="Standard"/>
      <text:p text:style-name="P35"/>
      <text:h text:style-name="P105" text:outline-level="1"><text:bookmark-start text:name="__RefHeading___Toc15694_2478585429"/><text:bookmark-start text:name="_Toc528309162"/>Different generation and run options: pint, pmach and cmach<text:bookmark-end text:name="_Toc528309162"/>, and pgen<text:bookmark-end text:name="__RefHeading___Toc15694_2478585429"/></text:h>
      <text:p text:style-name="P78">pint</text:p>
      <text:p text:style-name="Standard">pint, the traditional interpreter for the Pascal-P series, can generate a binary deck in Pascal-P6 to be run by a separate byte code machine using the $e option. See “<text:bookmark-ref text:reference-format="text" text:ref-name="_Ref528132821">Compiler options</text:bookmark-ref>”. A separate bye code machine does not have the overhead of assembly or debugging of the intermediate. Thus it can be smaller and (in some cases) faster than pint. There are two alternate byte code machines available:</text:p>
      <text:p text:style-name="Standard">pmach</text:p>
      <text:p text:style-name="Standard">This is the byte machine core from pint, and directly tracks pint. Because it comes from the same code base, it has identical run time. pmach tracks pint, meaning that updates to the pint byte code machine are copied to pmach.</text:p>
      <text:p text:style-name="Standard">cmach</text:p>
      <text:p text:style-name="Standard">This is the byte machine core from pint, but translated into the C language according to ISO 9899:1990 or ANSI/ISO C (no C99 constructs are used). The purpose of cmach is as a porting tool for Pascal-P6. Any compiler that obeys the original ANSI C language can be used to implement a Pascal-P6 system using this module. It is also can be nearly an order of magnitude faster than the mainline pint/pmach machine (with the proper options set). Further, cmach features a “packaged mode”, which enables the generation of executables from a Pascal-P6 source deck.</text:p>
      <text:p text:style-name="P78">pgen</text:p>
      <text:p text:style-name="Standard">Besides the interpretation options, Pascal-P6 can also use the option to directly generate machine code for a particular processor. See “<text:bookmark-ref text:reference-format="number-no-superior" text:ref-name="__RefNumPara__19948_1293392543">9</text:bookmark-ref> <text:bookmark-ref text:reference-format="text" text:ref-name="__RefHeading___Toc15756_2478585429">pgen – AMD64 code generator</text:bookmark-ref>”.</text:p>
      <text:p text:style-name="Standard"><draw:frame draw:style-name="fr2" draw:name="Frame2" text:anchor-type="paragraph" svg:x="0.4807in" svg:y="0.1661in" svg:width="5.5134in" draw:z-index="5"><draw:text-box fo:min-height="3.9516in"><text:p text:style-name="Frame_20_contents"><draw:frame text:anchor-type="paragraph" draw:z-index="6" draw:name="Text Frame 5" draw:style-name="gr10" draw:text-style-name="P255" svg:width="0.9276in" svg:height="0.3906in" svg:x="0.3307in" svg:y="0.1835in"><draw:text-box><text:p text:style-name="P254">pcom</text:p></draw:text-box></draw:frame><draw:frame text:anchor-type="paragraph" draw:z-index="7" draw:name="Text Frame 7" draw:style-name="gr9" draw:text-style-name="P255" svg:width="0.9276in" svg:height="0.3906in" svg:x="1.6965in" svg:y="0.9154in"><draw:text-box><text:p text:style-name="P254">pint</text:p></draw:text-box></draw:frame><draw:frame text:anchor-type="paragraph" draw:z-index="8" draw:name="Text Frame 9" draw:style-name="gr8" draw:text-style-name="P255" svg:width="0.9276in" svg:height="0.3906in" svg:x="1.7453in" svg:y="3.0618in"><draw:text-box><text:p text:style-name="P254">pgen</text:p></draw:text-box></draw:frame><draw:frame text:anchor-type="paragraph" draw:z-index="9" draw:name="Text Frame 10" draw:style-name="gr7" draw:text-style-name="P255" svg:width="0.9276in" svg:height="0.3906in" svg:x="3.1598in" svg:y="1.5984in"><draw:text-box><text:p text:style-name="P254">pmach</text:p></draw:text-box></draw:frame><draw:frame text:anchor-type="paragraph" draw:z-index="10" draw:name="Text Frame 11" draw:style-name="gr6" draw:text-style-name="P255" svg:width="0.9276in" svg:height="0.3906in" svg:x="3.1602in" svg:y="2.2811in"><draw:text-box><text:p text:style-name="P254">cmach</text:p></draw:text-box></draw:frame><draw:line text:anchor-type="paragraph" draw:z-index="11" draw:name="Horizontal line 1" draw:style-name="gr5" draw:text-style-name="P252" svg:x1="1.2575in" svg:y1="0.3299in" svg:x2="1.7693in" svg:y2="0.3299in"><text:p/></draw:line><draw:line text:anchor-type="paragraph" draw:z-index="12" draw:name="Vertical line 1" draw:style-name="gr5" draw:text-style-name="P252" svg:x1="2.1354in" svg:y1="0.5252in" svg:x2="2.1354in" svg:y2="0.9154in"><text:p/></draw:line><draw:line text:anchor-type="paragraph" draw:z-index="13" draw:name="Vertical line 2" draw:style-name="gr5" draw:text-style-name="P252" svg:x1="2.1354in" svg:y1="1.3055in" svg:x2="2.1354in" svg:y2="3.0618in"><text:p/></draw:line><draw:line text:anchor-type="paragraph" draw:z-index="14" draw:name="Horizontal line 2" draw:style-name="gr5" draw:text-style-name="P252" svg:x1="2.6236in" svg:y1="1.1102in" svg:x2="3.2327in" svg:y2="1.1102in"><text:p/></draw:line><draw:line text:anchor-type="paragraph" draw:z-index="15" draw:name="Vertical line 3" draw:style-name="gr5" draw:text-style-name="P252" svg:x1="3.6228in" svg:y1="1.3055in" svg:x2="3.6228in" svg:y2="1.5984in"><text:p/></draw:line><draw:line text:anchor-type="paragraph" draw:z-index="16" draw:name="Vertical line 4" draw:style-name="gr5" draw:text-style-name="P252" svg:x1="3.6228in" svg:y1="1.989in" svg:x2="3.6228in" svg:y2="2.2815in"><text:p/></draw:line><draw:line text:anchor-type="paragraph" draw:z-index="17" draw:name="Horizontal line 3" draw:style-name="gr5" draw:text-style-name="P252" svg:x1="2.672in" svg:y1="3.2571in" svg:x2="3.2323in" svg:y2="3.2571in"><text:p/></draw:line><draw:custom-shape text:anchor-type="paragraph" draw:z-index="18" draw:name="Shape 2" draw:style-name="gr4" draw:text-style-name="P253" svg:width="0.7807in" svg:height="0.3906in" svg:x="1.7693in" svg:y="0.1346in"><text:p text:style-name="P252">*.p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 1" draw:style-name="gr4" draw:text-style-name="P253" svg:width="0.7807in" svg:height="0.3906in" svg:x="3.2327in" svg:y="0.9154in"><text:p text:style-name="P252">*.p6o</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 3" draw:style-name="gr4" draw:text-style-name="P253" svg:width="0.7807in" svg:height="0.3906in" svg:x="3.2327in" svg:y="3.0618in"><text:p text:style-name="P252">*.s</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text:soft-page-break/><text:s/></text:p>
      <text:p text:style-name="P188">As shown, pcom produces *.p6 intermediate files as output. This can be fed to pint or pgen. pint can produce a “machine deck” consisting of the object file for the Pascal-P6 “virtual machine”, which pint can either run itself or export to a file, *.p6o (or .p6 “object”). This file can then be run on either pmach or cmach. <text:span text:style-name="T135">p</text:span>gen takes a *.p6 intermediate and generates a *.s assembly file, which is then fed to a compiler/assembler such as gcc to become part of a binary executable.</text:p>
      <text:h text:style-name="Heading_20_2" text:outline-level="2"><text:bookmark-start text:name="__RefHeading___Toc15696_2478585429"/><text:bookmark-start text:name="_Toc528309163"/>Running the different machines<text:bookmark-end text:name="__RefHeading___Toc15696_2478585429"/><text:bookmark-end text:name="_Toc528309163"/></text:h>
      <text:p text:style-name="Standard">The p6 script features flags to optionally run programs on the different machines:</text:p>
      <text:p text:style-name="P78">–pgen<text:tab/><text:tab/>Compile directly to executable binary (the default).</text:p>
      <text:p text:style-name="P78">--pint<text:tab/><text:tab/>Run on the pint interpreter.</text:p>
      <text:p text:style-name="Standard">--pmach<text:tab/>Run on the pmach machine.</text:p>
      <text:p text:style-name="Standard">--cmach<text:tab/>Run on the cmach machine.</text:p>
      <text:p text:style-name="Standard">–<text:span text:style-name="T110">package<text:tab/>Run in packaged mode.</text:span></text:p>
      <text:p text:style-name="Standard">Example:</text:p>
      <text:p text:style-name="Code">p6 –pmach test</text:p>
      <text:p text:style-name="Code"/>
      <text:p text:style-name="Standard">To run program test on the pmach machine.</text:p>
      <text:h text:style-name="Heading_20_2" text:outline-level="2"><text:bookmark-start text:name="__RefHeading___Toc15698_2478585429"/><text:bookmark-start text:name="_Toc528309164"/><text:soft-page-break/>Difference between different byte machines<text:bookmark-end text:name="__RefHeading___Toc15698_2478585429"/><text:bookmark-end text:name="_Toc528309164"/></text:h>
      <text:p text:style-name="Standard">The differences between the number of source code lines and run times for different machines are detailed (at current writing, and using the “prime.pas” test in the sample_programs directory):</text:p>
      <text:p text:style-name="Standard"/>
      <table:table table:name="Table24" table:style-name="Table24" table:template-name="mytable5">
        <table:table-column table:style-name="Table24.A"/>
        <table:table-column table:style-name="Table24.B"/>
        <table:table-row table:style-name="Table24.1">
          <table:table-cell table:style-name="Table24.A1" office:value-type="string">
            <text:p text:style-name="P165" loext:marker-style-name="T11"><text:span text:style-name="T73">Machine</text:span><text:span text:style-name="T5"/></text:p>
          </table:table-cell>
          <table:table-cell table:style-name="Table24.A1" office:value-type="string">
            <text:p text:style-name="P165" loext:marker-style-name="T11"><text:span text:style-name="T73">Run time for “prime.pas”/100 iterations</text:span><text:span text:style-name="T5"/></text:p>
          </table:table-cell>
        </table:table-row>
        <table:table-row table:style-name="Table24.1">
          <table:table-cell table:style-name="Table24.A2" office:value-type="string">
            <text:p text:style-name="P165" loext:marker-style-name="T11"><text:span text:style-name="T73">pint</text:span><text:span text:style-name="T5"/></text:p>
          </table:table-cell>
          <table:table-cell table:style-name="Table24.B2" office:value-type="string">
            <text:p text:style-name="P147" loext:marker-style-name="T46"><text:span text:style-name="T66">28.726s</text:span></text:p>
          </table:table-cell>
        </table:table-row>
        <table:table-row table:style-name="Table24.1">
          <table:table-cell table:style-name="Table24.A2" office:value-type="string">
            <text:p text:style-name="P165" loext:marker-style-name="T11"><text:span text:style-name="T73">pmach</text:span><text:span text:style-name="T5"/></text:p>
          </table:table-cell>
          <table:table-cell table:style-name="Table24.B3" office:value-type="string">
            <text:p text:style-name="P147" loext:marker-style-name="T46"><text:span text:style-name="T66">27.319s</text:span></text:p>
          </table:table-cell>
        </table:table-row>
        <table:table-row table:style-name="Table24.1">
          <table:table-cell table:style-name="Table24.A2" office:value-type="string">
            <text:p text:style-name="P165" loext:marker-style-name="T11"><text:span text:style-name="T73">cmach</text:span><text:span text:style-name="T5"/></text:p>
          </table:table-cell>
          <table:table-cell table:style-name="Table24.B2" office:value-type="string">
            <text:p text:style-name="P147" loext:marker-style-name="T46"><text:span text:style-name="T66">2.208s</text:span></text:p>
          </table:table-cell>
        </table:table-row>
        <table:table-row table:style-name="Table24.1">
          <table:table-cell table:style-name="Table24.A2" office:value-type="string">
            <text:p text:style-name="P167" loext:marker-style-name="T11">package</text:p>
          </table:table-cell>
          <table:table-cell table:style-name="Table24.B3" office:value-type="string">
            <text:p text:style-name="P53" loext:marker-style-name="T46">2.298s</text:p>
          </table:table-cell>
        </table:table-row>
        <table:table-row table:style-name="Table24.6">
          <table:table-cell table:style-name="Table24.A2" office:value-type="string">
            <text:p text:style-name="P166" loext:marker-style-name="T11"><text:span text:style-name="T73">pgen</text:span></text:p>
          </table:table-cell>
          <table:table-cell table:style-name="Table24.B6" office:value-type="string">
            <text:p text:style-name="P147" loext:marker-style-name="T46"><text:span text:style-name="T66">0.01</text:span><text:span text:style-name="T67">3</text:span><text:span text:style-name="T66">s</text:span></text:p>
          </table:table-cell>
        </table:table-row>
      </table:table>
      <text:p text:style-name="Standard"/>
      <text:p text:style-name="P79">Note that for pint, pmach and cmach modes, the total time includes loading time for the intermediate. For pgen and package, it does not, since they are executables.</text:p>
      <text:h text:style-name="Heading_20_2" text:outline-level="2"><text:bookmark-start text:name="__RefHeading___Toc15700_2478585429"/><text:bookmark-start text:name="_Toc528309165"/>Setting machine options on pmach and cmach<text:bookmark-end text:name="__RefHeading___Toc15700_2478585429"/><text:bookmark-end text:name="_Toc528309165"/></text:h>
      <text:p text:style-name="Standard">Because both pmach and cmach do not have access to the intermediate, they use the defaults for several run time options that are detailed in “<text:bookmark-ref text:reference-format="text" text:ref-name="_Ref528135318">Compiler options</text:bookmark-ref>”. For both pmach and cmach, these options must be set in the source and then the modules recompiled.</text:p>
      <text:p text:style-name="Standard">For cmach, the options can be set via compiler flags as follows:</text:p>
      <text:p text:style-name="Standard">Option name<text:tab/><text:tab/>Char<text:tab/>Function</text:p>
      <text:p text:style-name="Standard">WRDSIZ16<text:tab/><text:tab/>-<text:tab/>Sets 16 bit word size.</text:p>
      <text:p text:style-name="Standard">WRDSIZ32<text:tab/><text:tab/>-<text:tab/>Sets 32 bit word size.</text:p>
      <text:p text:style-name="Standard">WRDSIZ64<text:tab/><text:tab/>-<text:tab/>Sets 64 bit word size.</text:p>
      <text:p text:style-name="Standard">DOCHKOVF<text:tab/><text:tab/>$o<text:tab/>Check arithmetic overflow.</text:p>
      <text:p text:style-name="Standard">DOSRCLIN<text:tab/><text:tab/>$h<text:tab/>Add source line sets to code.</text:p>
      <text:p text:style-name="Standard">DORECYCL<text:tab/><text:tab/>$n<text:tab/>Obey heap space recycle requests.</text:p>
      <text:p text:style-name="Standard">DOCHKRPT<text:tab/><text:tab/>$p<text:tab/>Check reuse after dispose attempts.</text:p>
      <text:p text:style-name="Standard">DONORECPAR<text:tab/>$m<text:tab/>Do not recycle second part of disposed entries.</text:p>
      <text:p text:style-name="Standard">DOCHKDEF<text:tab/><text:tab/>$q<text:tab/>Check undefined variable accesses.</text:p>
      <text:p text:style-name="Standard">ISO7185<text:tab/><text:tab/>$s<text:tab/>Check strict adherence to the ISO 7185 Pascal standard.</text:p>
      <text:p text:style-name="Standard">Where “-“ means “does not apply”. pint and pmach do not need their word size defined externally.</text:p>
      <text:p text:style-name="Standard">Note that all of the options are true/false except for WRDSIZ16, WRDSIZ32 and WRDSIZ64, which are defined/not defined options. This means they must be set to 0 (false) or 1 (true).</text:p>
      <text:h text:style-name="Heading_20_2" text:outline-level="2"><text:bookmark-start text:name="__RefHeading___Toc15702_2478585429"/><text:bookmark-start text:name="_Toc528309166"/><text:soft-page-break/>Packaged application mode<text:bookmark-end text:name="__RefHeading___Toc15702_2478585429"/><text:bookmark-end text:name="_Toc528309166"/></text:h>
      <text:p text:style-name="Standard">cmach has the ability to create “packaged” applications. This means the given application byte code is united with the cmach interpreter and generated as an executable. The resulting program looks and behaves just as a fully machine compiled application would, but does not execute any faster than the interpreted version. A packaged application may be smaller than the equivalent machine compiled application, because byte machine code is often more dense than target machine code. This needs to be determined on a case by case basis. </text:p>
      <text:p text:style-name="Standard">An application does not typically get the “interpretation bonus” until it is large enough to overcome the overhead of needing to include its’ interpreter in the program, as well as the need to carry a full set of library routines, instead of just the minimal routines needed.</text:p>
      <text:p text:style-name="Standard">“running as a bytecode machine” may be a good idea on very small machines such as 16 bit or even 8 bit microprocessors<text:note text:id="ftn6" text:note-class="footnote"><text:note-citation>6</text:note-citation><text:note-body><text:p text:style-name="Footnote"><text:s/>Typically 8 bit microprocessors and 16 bit microprocessors use the same word length, because the word length goes by address capability, not register length.</text:p></text:note-body></text:note>. For these types of machines, the key is finding a good, compact C compiler for cmach.c, or even recoding the interpreter in native assembly language. This was done, for example, with UCSD Pascal.</text:p>
      <text:p text:style-name="Standard">Packaged applications can be generated by the p6 script:</text:p>
      <text:p text:style-name="Code">p6 --package test</text:p>
      <text:p text:style-name="Code"/>
      <text:p text:style-name="Standard">Will generate a test or test.exe executable.</text:p>
      <text:p text:style-name="Standard">Using the $e option, pint generates a byte instruction code file in hex format. The program genobj takes this byte code and converts it to a static array in the C language, then it is compiled together with cmach.c to make a final program.</text:p>
      <text:p text:style-name="Standard">The pint generated hex file format</text:p>
      <text:p text:style-name="Standard">The generated bytecode from pint using the $e format appears as:</text:p>
      <text:p text:style-name="Code">:100000000000000000141C250000150B0000003AAE010000005E</text:p>
      <text:p text:style-name="Code">:100000000000000010AE02000000AE03000000AE04000000AEC1</text:p>
      <text:p text:style-name="Code">:10000000000000002005000000AE06000000AE07000000AE0824</text:p>
      <text:p text:style-name="Code">:100000000000000030000000AE09000000AE0A000000AE0B0028</text:p>
      <text:p text:style-name="Code">…</text:p>
      <text:p text:style-name="Code">:1000000000000004A065726174696F6E7301000000FF1F000084</text:p>
      <text:p text:style-name="Code">:00000000000000000000</text:p>
      <text:p text:style-name="Code"/>
      <text:p text:style-name="Standard">It is based on a modified form of “Intel hex” format, see:</text:p>
      <text:p text:style-name="Standard"><text:a xlink:type="simple" xlink:href="https://en.wikipedia.org/wiki/Intel_HEX" text:style-name="Internet_20_link" text:visited-style-name="Visited_20_Internet_20_Link"><text:span text:style-name="Internet_20_link">https://en.wikipedia.org/wiki/Intel_HEX</text:span></text:a></text:p>
      <text:p text:style-name="Standard">However, note it is not exactly compatible with Intel Hex format. It does not use a record type field.</text:p>
      <text:p text:style-name="Standard">The fields present in each line are:</text:p>
      <text:list text:style-name="WWNum15">
        <text:list-item>
          <text:p text:style-name="P120">Start code, the character “:”.</text:p>
        </text:list-item>
        <text:list-item>
          <text:p text:style-name="P120">Byte count, two hex digits or 8 bits, indicating the length of the data in the record. If the byte count is zero, this is the last record in the file, and terminates the file.</text:p>
        </text:list-item>
        <text:list-item>
          <text:p text:style-name="P120"><text:soft-page-break/>Address, 16 hex digits or 64 bits in big endian or most significant byte to least significant byte order. This carries the address the data in the record is to be loaded to. It is all zeros on the last or “stop” record.</text:p>
        </text:list-item>
        <text:list-item>
          <text:p text:style-name="P120">Data, 2 hex digits or 8 bits for each of the data record bytes specified by the byte count.</text:p>
        </text:list-item>
        <text:list-item>
          <text:p text:style-name="P120">checksum, 2 hex digits or 8 bits. This is the sum of all the data bytes in the record, modulo 256, meaning that any overflow fro m the 8 bit sum is discarded. The checksum starts with a value of 0. It is all zeros on the last or “stop” record, since there are no data bytes in that record.</text:p>
        </text:list-item>
      </text:list>
      <text:p text:style-name="Standard">For further details on the hex bytecode format, see the program genobj.pas.</text:p>
      <text:h text:style-name="Heading_20_2" text:outline-level="2"><text:bookmark-start text:name="__RefHeading___Toc15704_2478585429"/><text:bookmark-start text:name="_Toc528309167"/>Using packaged mode to port to a machine not supported by a Pascal compiler<text:bookmark-end text:name="__RefHeading___Toc15704_2478585429"/><text:bookmark-end text:name="_Toc528309167"/></text:h>
      <text:p text:style-name="Standard">cmach can be used to form a working set of Pascal-P6 programs on a machine that only supports an ANSI C compiler. To perform this port, you will need to package at least the set of applications:</text:p>
      <text:p text:style-name="Standard">pcom<text:tab/>Compiler.</text:p>
      <text:p text:style-name="Standard">pint<text:tab/>Assembler/interpreter.</text:p>
      <text:p text:style-name="Standard">genobj<text:tab/>Byte code to C source code generator.</text:p>
      <text:p text:style-name="Standard">Note that although you can use cmach itself to run the programs pcom generates, and not pint, you need pint to perform the assembly and link step to generate input decks to cmach..</text:p>
      <text:p text:style-name="Standard"/>
      <text:p text:style-name="P54"/>
      <text:h text:style-name="P105" text:outline-level="1"><text:bookmark-start text:name="__RefHeading___Toc26333_2374308661"/>Output Decks<text:bookmark-end text:name="__RefHeading___Toc26333_2374308661"/></text:h>
      <text:p text:style-name="P23">Pascal-P6 has two formats to carry machine independent code to the program that will <text:span text:style-name="T111">compile or </text:span>execute it, the intermediate deck and the binary deck.</text:p>
      <text:h text:style-name="Heading_20_2" text:outline-level="2"><text:bookmark-start text:name="__RefHeading___Toc15706_2478585429"/><text:bookmark-start text:name="_Toc528309168"/>Portability of intermediate decks<text:bookmark-end text:name="__RefHeading___Toc15706_2478585429"/><text:bookmark-end text:name="_Toc528309168"/></text:h>
      <text:p text:style-name="Standard">Pascal-P6 incorporates a lot of machine specific parameters into the intermediate, using the MPB or “machine parameter block” system. Indeed, this is how the system was able to port to a variety of different machines over the 45 years since it was first written<text:note text:id="ftn7" text:note-class="footnote"><text:note-citation>7</text:note-citation><text:note-body><text:p text:style-name="Footnote"><text:s/>Although it is certainly fair to say that this is not a requirement for a compiler. IP Pascal and I am sure others have an intermediate code that does not rely on machine level characteristics.</text:p></text:note-body></text:note>.</text:p>
      <text:p text:style-name="Standard">However, modern microprocessors have very similar designs, and such things as byte addressability, object alignment and other concerns are standard across machines. Pascal-P6 does not even have endian dependencies<text:note text:id="ftn8" text:note-class="footnote"><text:note-citation>8</text:note-citation><text:note-body><text:p text:style-name="Footnote"><text:s/>As indeed, original Pascal does not have by design. This may come as a shock to C programmers.</text:p></text:note-body></text:note>. Thus, intermediate decks are typically only dependent on their machine word size. Thus at this writing, there are:</text:p>
      <table:table table:name="Table25" table:style-name="Table25">
        <table:table-column table:style-name="Table25.A"/>
        <table:table-column table:style-name="Table25.B"/>
        <table:table-row table:style-name="Table25.1">
          <table:table-cell table:style-name="Table25.A1" office:value-type="string">
            <text:p text:style-name="P163" loext:marker-style-name="T45"><text:span text:style-name="T50">16 bit intermediate</text:span><text:span text:style-name="T45"/></text:p>
          </table:table-cell>
          <table:table-cell table:style-name="Table25.A1" office:value-type="string">
            <text:p text:style-name="P163" loext:marker-style-name="T45"><text:span text:style-name="T50">Covers 8 and 16 bit microprocessors.</text:span><text:span text:style-name="T45"/></text:p>
          </table:table-cell>
        </table:table-row>
        <table:table-row table:style-name="Table25.1">
          <table:table-cell table:style-name="Table25.A2" office:value-type="string">
            <text:p text:style-name="P163" loext:marker-style-name="T45"><text:span text:style-name="T50">32 bit intermediate</text:span><text:span text:style-name="T45"/></text:p>
          </table:table-cell>
          <table:table-cell table:style-name="Table25.A2" office:value-type="string">
            <text:p text:style-name="P153" loext:marker-style-name="T46"><text:span text:style-name="T46">Covers 32 bit microprocessors.</text:span><text:span text:style-name="T46"/></text:p>
          </table:table-cell>
        </table:table-row>
        <table:table-row table:style-name="Table25.1">
          <table:table-cell table:style-name="Table25.A3" office:value-type="string">
            <text:p text:style-name="P163" loext:marker-style-name="T45"><text:span text:style-name="T50">64 bit intermediate</text:span><text:span text:style-name="T45"/></text:p>
          </table:table-cell>
          <table:table-cell table:style-name="Table25.B3" office:value-type="string">
            <text:p text:style-name="P153" loext:marker-style-name="T46"><text:span text:style-name="T46">Covers 64 bit microprocessors.</text:span><text:span text:style-name="T46"/></text:p>
          </table:table-cell>
        </table:table-row>
      </table:table>
      <text:h text:style-name="Heading_20_2" text:outline-level="2"><text:bookmark-start text:name="__RefHeading___Toc15708_2478585429"/><text:bookmark-start text:name="_Toc528309169"/>Portability of hex/binary decks<text:bookmark-end text:name="__RefHeading___Toc15708_2478585429"/><text:bookmark-end text:name="_Toc528309169"/></text:h>
      <text:p text:style-name="Standard">The portability of hex/binary decks emitted by pint using the $e <text:span text:style-name="T111">or $machdeck </text:span>option are similar to intermediate decks, but, because they have encoded machine values in them, they add endian concerns to the decks. At the present time, there is no option to generate a binary with different endian mode than the host.</text:p>
      <text:p text:style-name="Standard">The hex/binary decks are:</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42" loext:marker-style-name="T11"><text:span text:style-name="T16">Word size</text:span><text:span text:style-name="T12"/></text:p>
          </table:table-cell>
          <table:table-cell table:style-name="Table26.A1" office:value-type="string">
            <text:p text:style-name="P142" loext:marker-style-name="T11"><text:span text:style-name="T16">Endiam mode</text:span><text:span text:style-name="T12"/></text:p>
          </table:table-cell>
          <table:table-cell table:style-name="Table26.A1" office:value-type="string">
            <text:p text:style-name="P142" loext:marker-style-name="T11"><text:span text:style-name="T16">Description</text:span><text:span text:style-name="T12"/></text:p>
          </table:table-cell>
        </table:table-row>
        <table:table-row table:style-name="Table26.1">
          <table:table-cell table:style-name="Table26.A2" office:value-type="string">
            <text:p text:style-name="P163" loext:marker-style-name="T44"><text:span text:style-name="T47">16 bit hex/binary</text:span><text:span text:style-name="T43"/></text:p>
          </table:table-cell>
          <table:table-cell table:style-name="Table26.B2" office:value-type="string">
            <text:p text:style-name="P153" loext:marker-style-name="T46"><text:span text:style-name="T48">Little endian</text:span><text:span text:style-name="T48"/></text:p>
          </table:table-cell>
          <table:table-cell table:style-name="Table26.C2" office:value-type="string">
            <text:p text:style-name="P153" loext:marker-style-name="T46"><text:span text:style-name="T48">Covers 8 and 16 bit microprocessors.</text:span><text:span text:style-name="T48"/></text:p>
          </table:table-cell>
        </table:table-row>
        <table:table-row table:style-name="Table26.1">
          <table:table-cell table:style-name="Table26.A3" office:value-type="string">
            <text:p text:style-name="P163" loext:marker-style-name="T44"><text:span text:style-name="T47">16 bit hex/binary</text:span><text:span text:style-name="T43"/></text:p>
          </table:table-cell>
          <table:table-cell table:style-name="Table26.B3" office:value-type="string">
            <text:p text:style-name="P153" loext:marker-style-name="T46"><text:span text:style-name="T48">Big endian</text:span><text:span text:style-name="T48"/></text:p>
          </table:table-cell>
          <table:table-cell table:style-name="Table26.C3" office:value-type="string">
            <text:p text:style-name="P153" loext:marker-style-name="T46"><text:span text:style-name="T48">Covers 8 and 16 bit microprocessors.</text:span><text:span text:style-name="T48"/></text:p>
          </table:table-cell>
        </table:table-row>
        <table:table-row table:style-name="Table26.1">
          <table:table-cell table:style-name="Table26.A2" office:value-type="string">
            <text:p text:style-name="P163" loext:marker-style-name="T44"><text:span text:style-name="T47">32 bit hex/binary</text:span><text:span text:style-name="T43"/></text:p>
          </table:table-cell>
          <table:table-cell table:style-name="Table26.B2" office:value-type="string">
            <text:p text:style-name="P153" loext:marker-style-name="T46"><text:span text:style-name="T48">Little endian</text:span><text:span text:style-name="T48"/></text:p>
          </table:table-cell>
          <table:table-cell table:style-name="Table26.C2" office:value-type="string">
            <text:p text:style-name="P153" loext:marker-style-name="T46"><text:span text:style-name="T48">Covers 32 bit microprocessors.</text:span><text:span text:style-name="T48"/></text:p>
          </table:table-cell>
        </table:table-row>
        <table:table-row table:style-name="Table26.1">
          <table:table-cell table:style-name="Table26.A5" office:value-type="string">
            <text:p text:style-name="P163" loext:marker-style-name="T44"><text:span text:style-name="T47">32 bit hex/binary</text:span><text:span text:style-name="T43"/></text:p>
          </table:table-cell>
          <table:table-cell table:style-name="Table26.B5" office:value-type="string">
            <text:p text:style-name="P153" loext:marker-style-name="T46"><text:span text:style-name="T48">Big endian</text:span><text:span text:style-name="T48"/></text:p>
          </table:table-cell>
          <table:table-cell table:style-name="Table26.C5" office:value-type="string">
            <text:p text:style-name="P153" loext:marker-style-name="T46"><text:span text:style-name="T48">Covers 32 bit microprocessors.</text:span><text:span text:style-name="T48"/></text:p>
          </table:table-cell>
        </table:table-row>
        <table:table-row table:style-name="Table26.1">
          <table:table-cell table:style-name="Table26.A2" office:value-type="string">
            <text:p text:style-name="P163" loext:marker-style-name="T44"><text:span text:style-name="T47">64 bit intermediate</text:span><text:span text:style-name="T43"/></text:p>
          </table:table-cell>
          <table:table-cell table:style-name="Table26.B2" office:value-type="string">
            <text:p text:style-name="P153" loext:marker-style-name="T46"><text:span text:style-name="T48">Little endian</text:span><text:span text:style-name="T48"/></text:p>
          </table:table-cell>
          <table:table-cell table:style-name="Table26.C2" office:value-type="string">
            <text:p text:style-name="P153" loext:marker-style-name="T46"><text:span text:style-name="T48">Covers 64 bit microprocessors.</text:span><text:span text:style-name="T48"/></text:p>
          </table:table-cell>
        </table:table-row>
        <table:table-row table:style-name="Table26.1">
          <table:table-cell table:style-name="Table26.A7" office:value-type="string">
            <text:p text:style-name="P163" loext:marker-style-name="T44"><text:span text:style-name="T47">64 bit intermediate</text:span><text:span text:style-name="T43"/></text:p>
          </table:table-cell>
          <table:table-cell table:style-name="Table26.B7" office:value-type="string">
            <text:p text:style-name="P153" loext:marker-style-name="T46"><text:span text:style-name="T48">Big endian</text:span><text:span text:style-name="T48"/></text:p>
          </table:table-cell>
          <table:table-cell table:style-name="Table26.C7" office:value-type="string">
            <text:p text:style-name="P153" loext:marker-style-name="T46"><text:span text:style-name="T48">Covers 64 bit microprocessors.</text:span><text:span text:style-name="T48"/></text:p>
          </table:table-cell>
        </table:table-row>
      </table:table>
      <text:p text:style-name="Standard"/>
      <text:p text:style-name="P35"/>
      <text:h text:style-name="P105" text:outline-level="1"><text:bookmark-start text:name="__RefHeading___Toc15710_2478585429"/><text:bookmark-start text:name="_Toc528309170"/>Pascal-P6 implementation language<text:bookmark-end text:name="__RefHeading___Toc15710_2478585429"/><text:bookmark-end text:name="_Toc528309170"/></text:h>
      <text:p text:style-name="Standard">Pascal-P6 accepts the language Pascaline. However, Pascal-P6 is itself written in ISO 7185 Pascal. This means that Pascal-P6 can be run on any host compiler that complies with the ISO 7185 Pascal language, but then itself implements the full Pascaline language. Thus it can be used to “bootstrap” any ISO 7185 Pascal installation into the Pascaline language.</text:p>
      <text:p text:style-name="Standard">To do this, it utilizes two basic “tricks” to get beyond the limitations in ISO 7185 Pascal. First, Pascal-P6 uses the Unix/Linux cpp preprocessor to enable things like file includes and conditional compilation. cpp is run via a script pascpp or pascpp.bat. It takes a *.pas pascal input source and creates a file by the name *.mpp.pas, or the processed output file, then it uses the ISO 7185 Pascal host compiler to compile that file.</text:p>
      <text:p text:style-name="Standard">To make cpp work on a non-C based language, the options:</text:p>
      <text:p text:style-name="Standard" loext:marker-style-name="T83">cpp -P -nostdinc -traditional-cpp<text:span text:style-name="T83"/></text:p>
      <text:p text:style-name="Standard" loext:marker-style-name="T83">Are used. This makes cpp run as close to as possible to not relying on any interpretation of the source language.<text:span text:style-name="T83"/></text:p>
      <text:p text:style-name="Standard" loext:marker-style-name="T83">If you are going to make changes and compile the compiler, you should expect that if you get errors, you need to look in the *.mpp.pas files, not the original *.pas files. The reason is because while C compilers can compensate for the line and character location differences of error reporting in the source file, Pascal compilers (esp. Pascal-P6) cannot do that. Thus you must examine the cpp output files to make sense of the errors encountered.</text:p>
      <text:h text:style-name="Heading_20_2" text:outline-level="2"><text:bookmark-start text:name="__RefHeading___Toc15712_2478585429"/><text:bookmark-start text:name="_Toc528309171"/>Language extension routines<text:bookmark-end text:name="__RefHeading___Toc15712_2478585429"/><text:bookmark-end text:name="_Toc528309171"/></text:h>
      <text:p text:style-name="Standard" loext:marker-style-name="T83">Although it may seem strange that a limited compiler as an ISO 7185 Pascal source compiler can compile for a language much more powerful than its source language, in fact it is not difficult and is done commonly. The biggest difference is in fundamental operating system features covered by the language. Thus, access to named files, seeking within those files, and access to the command line passed to the program are common functions that are beyond the ISO 7185 Pascal language. These are handled by so called “language extension routines”. These are short routines with standard ISO 7185 call sequences that implement the extended feature. Note these are not routines you directly call from Pascaline source. <text:span text:style-name="T112">Instead, s</text:span>ee the Pascaline language manual <text:span text:style-name="T112">for routines that can be called</text:span>. They are (at current time):</text:p>
      <text:h text:style-name="Routine_20_heading_20_3" text:outline-level="3"><text:bookmark-start text:name="__RefHeading___Toc15714_2478585429"/><text:bookmark-start text:name="_Toc528309172"/>procedure assigntext(var f: text; var fn: filnam);<text:bookmark-end text:name="_Toc528309172"/> <text:bookmark-end text:name="__RefHeading___Toc15714_2478585429"/></text:h>
      <text:p text:style-name="Standard">Assign name to text file.</text:p>
      <text:h text:style-name="Routine_20_heading_20_3" text:outline-level="3"><text:bookmark-start text:name="__RefHeading___Toc15716_2478585429"/><text:bookmark-start text:name="_Toc528309173"/>procedure assignbin(var f: bytfil; var fn: filnam);<text:bookmark-end text:name="__RefHeading___Toc15716_2478585429"/><text:bookmark-end text:name="_Toc528309173"/></text:h>
      <text:p text:style-name="Standard">Assign name to binary file.</text:p>
      <text:h text:style-name="Routine_20_heading_20_3" text:outline-level="3"><text:bookmark-start text:name="__RefHeading___Toc15718_2478585429"/><text:bookmark-start text:name="_Toc528309174"/>procedure closetext(var f: text);<text:bookmark-end text:name="__RefHeading___Toc15718_2478585429"/><text:bookmark-end text:name="_Toc528309174"/></text:h>
      <text:p text:style-name="Standard">Close text file.</text:p>
      <text:h text:style-name="Routine_20_heading_20_3" text:outline-level="3"><text:bookmark-start text:name="__RefHeading___Toc15720_2478585429"/><text:bookmark-start text:name="_Toc528309175"/>procedure closebin(var f: bytfil);<text:bookmark-end text:name="__RefHeading___Toc15720_2478585429"/><text:bookmark-end text:name="_Toc528309175"/></text:h>
      <text:p text:style-name="Standard">Close binary file.</text:p>
      <text:h text:style-name="Routine_20_heading_20_3" text:outline-level="3"><text:bookmark-start text:name="__RefHeading___Toc15722_2478585429"/><text:bookmark-start text:name="_Toc528309176"/><text:soft-page-break/>function lengthbin(var f: bytfil): integer;<text:bookmark-end text:name="__RefHeading___Toc15722_2478585429"/><text:bookmark-end text:name="_Toc528309176"/></text:h>
      <text:p text:style-name="Standard">Find length binary file.</text:p>
      <text:h text:style-name="Routine_20_heading_20_3" text:outline-level="3"><text:bookmark-start text:name="__RefHeading___Toc15724_2478585429"/><text:bookmark-start text:name="_Toc528309177"/>function locationbin(var f: bytfil): integer;<text:bookmark-end text:name="__RefHeading___Toc15724_2478585429"/><text:bookmark-end text:name="_Toc528309177"/></text:h>
      <text:p text:style-name="Standard">Find location binary file.</text:p>
      <text:h text:style-name="Routine_20_heading_20_3" text:outline-level="3"><text:bookmark-start text:name="__RefHeading___Toc15726_2478585429"/><text:bookmark-start text:name="_Toc528309178"/>procedure positionbin(var f: bytfil; p: integer);<text:bookmark-end text:name="__RefHeading___Toc15726_2478585429"/><text:bookmark-end text:name="_Toc528309178"/></text:h>
      <text:p text:style-name="Standard">Position binary file.</text:p>
      <text:h text:style-name="Routine_20_heading_20_3" text:outline-level="3"><text:bookmark-start text:name="__RefHeading___Toc15728_2478585429"/><text:bookmark-start text:name="_Toc528309179"/>procedure updatebin(var f: bytfil);<text:bookmark-end text:name="__RefHeading___Toc15728_2478585429"/><text:bookmark-end text:name="_Toc528309179"/></text:h>
      <text:p text:style-name="Standard">Update binary file.</text:p>
      <text:h text:style-name="Routine_20_heading_20_3" text:outline-level="3"><text:bookmark-start text:name="__RefHeading___Toc15730_2478585429"/><text:bookmark-start text:name="_Toc528309180"/>procedure appendtext(var f: text);<text:bookmark-end text:name="__RefHeading___Toc15730_2478585429"/><text:bookmark-end text:name="_Toc528309180"/></text:h>
      <text:p text:style-name="Standard">Append text file.</text:p>
      <text:h text:style-name="Routine_20_heading_20_3" text:outline-level="3"><text:bookmark-start text:name="__RefHeading___Toc15732_2478585429"/><text:bookmark-start text:name="_Toc528309181"/>procedure appendbin(var f: bytfil);<text:bookmark-end text:name="__RefHeading___Toc15732_2478585429"/><text:bookmark-end text:name="_Toc528309181"/></text:h>
      <text:p text:style-name="Standard">Append binary file.</text:p>
      <text:h text:style-name="Routine_20_heading_20_3" text:outline-level="3"><text:bookmark-start text:name="__RefHeading___Toc15734_2478585429"/><text:bookmark-start text:name="_Toc528309182"/>function existsfile(var fn: filnam): boolean;<text:bookmark-end text:name="__RefHeading___Toc15734_2478585429"/><text:bookmark-end text:name="_Toc528309182"/></text:h>
      <text:p text:style-name="Standard">Find file exists by name.</text:p>
      <text:h text:style-name="Routine_20_heading_20_3" text:outline-level="3"><text:bookmark-start text:name="__RefHeading___Toc15736_2478585429"/><text:bookmark-start text:name="_Toc528309183"/>procedure deletefile(var fn: filnam);<text:bookmark-end text:name="__RefHeading___Toc15736_2478585429"/><text:bookmark-end text:name="_Toc528309183"/></text:h>
      <text:p text:style-name="Standard">Delete file by name.</text:p>
      <text:h text:style-name="Routine_20_heading_20_3" text:outline-level="3"><text:bookmark-start text:name="__RefHeading___Toc15738_2478585429"/><text:bookmark-start text:name="_Toc528309184"/>procedure changefile(var fnd, fns: filnam);<text:bookmark-end text:name="__RefHeading___Toc15738_2478585429"/><text:bookmark-end text:name="_Toc528309184"/></text:h>
      <text:p text:style-name="Standard">Change filename.</text:p>
      <text:h text:style-name="Routine_20_heading_20_3" text:outline-level="3"><text:bookmark-start text:name="__RefHeading___Toc15740_2478585429"/><text:bookmark-start text:name="_Toc528309185"/>procedure getcommandline(var cb: cmdbuf; var l: cmdnum);<text:bookmark-end text:name="__RefHeading___Toc15740_2478585429"/><text:bookmark-end text:name="_Toc528309185"/></text:h>
      <text:p text:style-name="Standard">Get the shell command line.</text:p>
      <text:p text:style-name="Standard">For each different host compiler, a complete library implementing these calls in the particular host language exists. The following are the host support library files at this writing:</text:p>
      <text:p text:style-name="Standard">extend_iso7185_pascal.inc</text:p>
      <text:p text:style-name="P10">This file is a dummy, and simply gives an error when any of the routines are called. This allows Pascal-P6 to be compiled with a strict ISO 7185 compiler (like Pascal-P5), and still function, but without the extended capabilities.</text:p>
      <text:p text:style-name="Standard">extend_pascaline.inc</text:p>
      <text:p text:style-name="P10">Implements the extension routines using Pascaline extensions. This file is used when there is a native Pascaline implementation to simply self define the routines.</text:p>
      <text:h text:style-name="Heading_20_1" text:outline-level="1"><text:bookmark-start text:name="__RefHeading___Toc15742_2478585429"/><text:bookmark-start text:name="_Toc528309186"/><text:soft-page-break/>Building the Pascal-P6 system<text:bookmark-end text:name="__RefHeading___Toc15742_2478585429"/><text:bookmark-end text:name="_Toc528309186"/></text:h>
      <text:h text:style-name="Heading_20_2" text:outline-level="2"><text:bookmark text:name="_Toc320481119"/><text:bookmark-start text:name="__RefHeading___Toc15744_2478585429"/><text:bookmark-start text:name="_Toc528309187"/><text:bookmark-start text:name="_Toc320481279"/>Compiling and running Pascal-P6<text:bookmark-end text:name="__RefHeading___Toc15744_2478585429"/><text:bookmark-end text:name="_Toc528309187"/><text:bookmark-end text:name="_Toc320481279"/></text:h>
      <text:p text:style-name="P80">You do not need to compile Pascal-P6 unless you are using an alternative compiler or installation. The current Passcal-P6 has been compiled and run <text:span text:style-name="T113">with its own code generator, pgen.</text:span></text:p>
      <text:p text:style-name="P81">However, if you are doing development work on the compiler, you can compile Pascal-P6 by simply executing:</text:p>
      <text:p text:style-name="P81">$ make</text:p>
      <text:p text:style-name="P81">In the main directory. This will also install the binaries in the ./bin directory.</text:p>
      <text:p text:style-name="P54"/>
      <text:h text:style-name="P105" text:outline-level="1"><text:bookmark-start text:name="__RefNumPara__19948_1293392543"/><text:bookmark-start text:name="__RefHeading___Toc15756_2478585429"/>pgen – AMD64 code generator<text:bookmark-end text:name="__RefNumPara__19948_1293392543"/><text:bookmark-end text:name="__RefHeading___Toc15756_2478585429"/></text:h>
      <text:p text:style-name="P82">pgen is the program that takes the intermediate files, *.p6, and generates an equivalent *.s assembly file that will give you a final binary.</text:p>
      <text:p text:style-name="P82">The naming convention for pgen is:</text:p>
      <text:p text:style-name="P82">pgen_&lt;c compiler&gt;_&lt;machine model&gt;</text:p>
      <text:p text:style-name="P82">Currently the C compiler is gcc. The machine model is AMD64, the 64 bit extended x86 processor model. Pgen generates assembly files that gcc can accept, and Pascal-P6 can call both C routines and Pascaline routines.</text:p>
      <text:p text:style-name="Standard"><text:bookmark-start text:name="__RefHeading___Toc15758_2478585429"/><text:span text:style-name="T114">p</text:span>gen, specifically pgen_gcc_amd64, is a code generator for 64 bit AMD/Intel CPUs. It is also dependent on gcc/gas (the GNU C compiler and GNU assembler for AMD64 cpus<text:note text:id="ftn9" text:note-class="footnote"><text:note-citation>9</text:note-citation><text:note-body><text:p text:style-name="Footnote">You may also use LLVM compiler/assembler, which is compatible.</text:p></text:note-body></text:note>). pgen is executed as:<text:bookmark-end text:name="__RefHeading___Toc15758_2478585429"/></text:p>
      <text:p text:style-name="Code"><text:bookmark-start text:name="__RefHeading___Toc15760_2478585429"/><text:span text:style-name="T102">$</text:span> pgen &lt;input file&gt; &lt;output file&gt; &lt;<text:span text:style-name="T102">options&gt;</text:span><text:bookmark-end text:name="__RefHeading___Toc15760_2478585429"/></text:p>
      <text:p text:style-name="Code"/>
      <text:p text:style-name="Standard"><text:bookmark-start text:name="__RefHeading___Toc15762_2478585429"/><text:span text:style-name="T114">p</text:span>gen translates Pascal-P6 intermediate files to gas assembly files, which are then assembled, along with C language support files, into target programs. An example run is:<text:bookmark-end text:name="__RefHeading___Toc15762_2478585429"/></text:p>
      <text:p text:style-name="P72"><text:bookmark-start text:name="__RefHeading___Toc15764_2478585429"/><text:span text:style-name="T102">$</text:span> pcom hello.pas hello.p6<text:bookmark-end text:name="__RefHeading___Toc15764_2478585429"/></text:p>
      <text:p text:style-name="P72"><text:bookmark-start text:name="__RefHeading___Toc15766_2478585429"/><text:span text:style-name="T102">$</text:span> pgen hello.p6 hello.s<text:bookmark-end text:name="__RefHeading___Toc15766_2478585429"/></text:p>
      <text:p text:style-name="P72"><text:bookmark-start text:name="__RefHeading___Toc15768_2478585429"/><text:span text:style-name="T102">$</text:span> gcc source/psystem.c source/psystem_asm.s main.s hello.s -o hello -lm<text:bookmark-end text:name="__RefHeading___Toc15768_2478585429"/></text:p>
      <text:p text:style-name="Code"/>
      <text:p text:style-name="Standard"><text:bookmark-start text:name="__RefHeading___Toc15770_2478585429"/>This sequence is given in the script file p6 , which has the form:<text:bookmark-end text:name="__RefHeading___Toc15770_2478585429"/></text:p>
      <text:p text:style-name="Standard"><text:bookmark-start text:name="__RefHeading___Toc15772_2478585429"/><text:span text:style-name="T102">$</text:span> p6 &lt;input file&gt; [&lt;input file&gt;]…<text:bookmark-end text:name="__RefHeading___Toc15772_2478585429"/></text:p>
      <text:p text:style-name="P65">or</text:p>
      <text:p text:style-name="P66">$ compile &lt;input file&gt; [&lt;input file&gt;]…</text:p>
      <text:p text:style-name="P65">The difference is that p6 compiles and runs the file. compile simply compiles the file to a binary of the same name.</text:p>
      <text:p text:style-name="Standard"><text:bookmark-start text:name="__RefHeading___Toc15774_2478585429"/>The components of a pgen deck are:<text:bookmark-end text:name="__RefHeading___Toc15774_2478585429"/></text:p>
      <text:p text:style-name="Standard"><text:bookmark-start text:name="__RefHeading___Toc15776_2478585429"/>psystem.c<text:tab/><text:tab/>The C runtime support library for Pascal-P6<text:bookmark-end text:name="__RefHeading___Toc15776_2478585429"/></text:p>
      <text:p text:style-name="Standard"><text:bookmark-start text:name="__RefHeading___Toc15778_2478585429"/>psystem_asm.<text:span text:style-name="T114">asm</text:span><text:tab/>The assembly language runtime support library for Pascal-P6<text:bookmark-end text:name="__RefHeading___Toc15778_2478585429"/></text:p>
      <text:p text:style-name="Standard"><text:bookmark-start text:name="__RefHeading___Toc15780_2478585429"/>main.s<text:tab/><text:tab/><text:tab/>The startup card for Pascal-P6, defines the location of “main”.<text:bookmark-end text:name="__RefHeading___Toc15780_2478585429"/></text:p>
      <text:p text:style-name="Standard"><text:bookmark-start text:name="__RefHeading___Toc15782_2478585429"/>hello.s<text:tab/><text:tab/><text:tab/>The assembly code generated by pgen.<text:bookmark-end text:name="__RefHeading___Toc15782_2478585429"/></text:p>
      <text:p text:style-name="Standard"><text:bookmark-start text:name="__RefHeading___Toc15784_2478585429"/>hello<text:tab/><text:tab/><text:tab/>The output executable file.<text:bookmark-end text:name="__RefHeading___Toc15784_2478585429"/></text:p>
      <text:p text:style-name="Standard"><text:bookmark-start text:name="__RefHeading___Toc15786_2478585429"/>-lm<text:tab/><text:tab/><text:tab/>Links the C math library.<text:bookmark-end text:name="__RefHeading___Toc15786_2478585429"/></text:p>
      <text:h text:style-name="Heading_20_2" text:outline-level="2"><text:bookmark-start text:name="__RefHeading___Toc15788_2478585429"/>Calling convention<text:bookmark-end text:name="__RefHeading___Toc15788_2478585429"/></text:h>
      <text:p text:style-name="Standard"><text:bookmark-start text:name="__RefHeading___Toc15790_2478585429"/>Pascal-P6 uses a modified version of the System V AMD64 ABI register based calling convention. In this convention the following register assignments are used:<text:bookmark-end text:name="__RefHeading___Toc15790_2478585429"/></text:p>
      <text:p text:style-name="Standard"><text:bookmark-start text:name="__RefHeading___Toc15792_2478585429"/><text:soft-page-break/>Integer/pointer arguments 1-6<text:tab/>RDI, RSI, RDX, RCX, R8, R9<text:bookmark-end text:name="__RefHeading___Toc15792_2478585429"/></text:p>
      <text:p text:style-name="Standard"><text:bookmark-start text:name="__RefHeading___Toc15794_2478585429"/>Floating point arguments 1-16<text:tab/>XMM0-XMM7<text:bookmark-end text:name="__RefHeading___Toc15794_2478585429"/></text:p>
      <text:p text:style-name="Standard"><text:bookmark-start text:name="__RefHeading___Toc15796_2478585429"/>Return value<text:tab/><text:tab/><text:tab/>RAX,RDX<text:bookmark-end text:name="__RefHeading___Toc15796_2478585429"/></text:p>
      <text:p text:style-name="Standard"><text:bookmark-start text:name="__RefHeading___Toc15798_2478585429"/>All parameters are also passed on the stack. The register arguments are copies of the stacked arguments. The caller is responsible for cleanup.<text:bookmark-end text:name="__RefHeading___Toc15798_2478585429"/></text:p>
      <text:p text:style-name="Standard"><text:bookmark-start text:name="__RefHeading___Toc15800_2478585429"/>The Pascal-P6 calling convention is different from the <text:s/>System V AMD64 ABI register based calling convention in that the first parameter at top of stack is the last parameter of the procedure or function, that is, parameters on the stack are pushed from left to right, instead of the C based calling convention of parameters stacked from right to left, so that the first parameter on stack is the first parameter of the function. The reason for this is that C supports so called “variadic functions”, where the parameters can be any number. Pascal does not.<text:bookmark-end text:name="__RefHeading___Toc15800_2478585429"/></text:p>
      <text:p text:style-name="Standard"><text:bookmark-start text:name="__RefHeading___Toc15802_2478585429"/>Besides floating point, integers and simple pointers, Pascal-P6 supports so called “wide pointers”, which are arrays with templates or lengths following. If passed as a parameter, such pointers take two registers in a row, such as:<text:bookmark-end text:name="__RefHeading___Toc15802_2478585429"/></text:p>
      <text:p text:style-name="Code">type a = array of integer;</text:p>
      <text:p text:style-name="Code">procedure x(y: a);</text:p>
      <text:p text:style-name="Code"/>
      <text:p text:style-name="Standard"><text:bookmark-start text:name="__RefHeading___Toc15804_2478585429"/>Would take registers:<text:bookmark-end text:name="__RefHeading___Toc15804_2478585429"/></text:p>
      <text:p text:style-name="Standard"><text:bookmark-start text:name="__RefHeading___Toc15806_2478585429"/>rdi<text:tab/>Address of array y.<text:bookmark-end text:name="__RefHeading___Toc15806_2478585429"/></text:p>
      <text:p text:style-name="Standard"><text:bookmark-start text:name="__RefHeading___Toc15808_2478585429"/>rsi<text:tab/>Length of array y.<text:bookmark-end text:name="__RefHeading___Toc15808_2478585429"/></text:p>
      <text:p text:style-name="Standard"><text:bookmark-start text:name="__RefHeading___Toc15810_2478585429"/>If a wide pointer is returned from a function as a result, it would occupy the registers:<text:bookmark-end text:name="__RefHeading___Toc15810_2478585429"/></text:p>
      <text:p text:style-name="Code">type a = array of integer;</text:p>
      <text:p text:style-name="Code"><text:s text:c="5"/>b = ^a;</text:p>
      <text:p text:style-name="Code"/>
      <text:p text:style-name="Code">function x: b;</text:p>
      <text:p text:style-name="Code"/>
      <text:p text:style-name="Standard"><text:bookmark-start text:name="__RefHeading___Toc15812_2478585429"/>rax<text:tab/>Address of array returned.<text:bookmark-end text:name="__RefHeading___Toc15812_2478585429"/></text:p>
      <text:p text:style-name="Standard"><text:bookmark-start text:name="__RefHeading___Toc15814_2478585429"/>rdx<text:tab/>Length of array returned.<text:bookmark-end text:name="__RefHeading___Toc15814_2478585429"/></text:p>
      <text:p text:style-name="Standard">Pascal-P6 aligns the stack to 64 bits/16 bytes.</text:p>
      <text:h text:style-name="Heading_20_2" text:outline-level="2"><text:bookmark-start text:name="__RefHeading___Toc15816_2478585429"/>Calling C from Pascaline<text:bookmark-end text:name="__RefHeading___Toc15816_2478585429"/></text:h>
      <text:p text:style-name="Standard"><text:bookmark-start text:name="__RefHeading___Toc15818_2478585429"/>When using from 1 to 6 parameters, the calling conventions of C and Pascaline are compatible. The parameters and return values will line up correctly:<text:bookmark-end text:name="__RefHeading___Toc15818_2478585429"/></text:p>
      <text:p text:style-name="Standard"><text:bookmark-start text:name="__RefHeading___Toc15820_2478585429"/>Pascal<text:bookmark-end text:name="__RefHeading___Toc15820_2478585429"/></text:p>
      <text:p text:style-name="Code"><text:bookmark-start text:name="__RefHeading___Toc15822_2478585429"/>procedure x(a, b: integer; r: real);<text:bookmark-end text:name="__RefHeading___Toc15822_2478585429"/></text:p>
      <text:p text:style-name="Code"/>
      <text:p text:style-name="Standard"><text:bookmark-start text:name="__RefHeading___Toc15824_2478585429"/>C<text:bookmark-end text:name="__RefHeading___Toc15824_2478585429"/></text:p>
      <text:p text:style-name="Standard"><text:bookmark-start text:name="__RefHeading___Toc15826_2478585429"/>void x(int a, int b, double r);<text:bookmark-end text:name="__RefHeading___Toc15826_2478585429"/></text:p>
      <text:p text:style-name="Standard"><text:bookmark-start text:name="__RefHeading___Toc15844_2478585429"/><text:soft-page-break/>Pascal-P6 does this for any container argument. If the container array has more than one dimension, it will be passed with a template:<text:bookmark-end text:name="__RefHeading___Toc15844_2478585429"/></text:p>
      <text:p text:style-name="Standard"><text:bookmark-start text:name="__RefHeading___Toc15846_2478585429"/>Pascal<text:bookmark-end text:name="__RefHeading___Toc15846_2478585429"/></text:p>
      <text:p text:style-name="Standard"><text:bookmark-start text:name="__RefHeading___Toc15848_2478585429"/>Type a = array of array of integer;<text:bookmark-end text:name="__RefHeading___Toc15848_2478585429"/></text:p>
      <text:p text:style-name="Standard"><text:bookmark-start text:name="__RefHeading___Toc15850_2478585429"/>Procedure x(b: a);<text:bookmark-end text:name="__RefHeading___Toc15850_2478585429"/></text:p>
      <text:p text:style-name="Standard"><text:bookmark-start text:name="__RefHeading___Toc15852_2478585429"/>C<text:bookmark-end text:name="__RefHeading___Toc15852_2478585429"/></text:p>
      <text:p text:style-name="Standard"><text:bookmark-start text:name="__RefHeading___Toc15854_2478585429"/>int template = { 10, 20 };<text:bookmark-end text:name="__RefHeading___Toc15854_2478585429"/></text:p>
      <text:p text:style-name="Standard"><text:bookmark-start text:name="__RefHeading___Toc15856_2478585429"/>Void x(integer b[][], int t[]);<text:bookmark-end text:name="__RefHeading___Toc15856_2478585429"/></text:p>
      <text:p text:style-name="Standard"><text:bookmark-start text:name="__RefHeading___Toc15858_2478585429"/>The C function will get the template as a list of integers, one per “order” or number of dimensions in the array. Thus in this example, there are two dimensions and two sizes in the template list for the multidimensional array.<text:bookmark-end text:name="__RefHeading___Toc15858_2478585429"/></text:p>
      <text:h text:style-name="Heading_20_3" text:outline-level="3"><text:bookmark-start text:name="__RefHeading___Toc15860_2478585429"/>No value parameters for structured parameters<text:bookmark-end text:name="__RefHeading___Toc15860_2478585429"/></text:h>
      <text:p text:style-name="Standard"><text:bookmark-start text:name="__RefHeading___Toc15862_2478585429"/>Pascal-P6 does not pass value or copy parameters for structured parameters. In the procedure<text:bookmark-end text:name="__RefHeading___Toc15862_2478585429"/></text:p>
      <text:p text:style-name="Standard"><text:bookmark-start text:name="__RefHeading___Toc15864_2478585429"/>Pascal<text:bookmark-end text:name="__RefHeading___Toc15864_2478585429"/></text:p>
      <text:p text:style-name="Standard"><text:bookmark-start text:name="__RefHeading___Toc15866_2478585429"/>type a = array [1..10] of char;<text:bookmark-end text:name="__RefHeading___Toc15866_2478585429"/></text:p>
      <text:p text:style-name="Standard"><text:bookmark-start text:name="__RefHeading___Toc15868_2478585429"/>Procedure x(b: a);<text:bookmark-end text:name="__RefHeading___Toc15868_2478585429"/></text:p>
      <text:p text:style-name="Standard"><text:bookmark-start text:name="__RefHeading___Toc15870_2478585429"/>C<text:bookmark-end text:name="__RefHeading___Toc15870_2478585429"/></text:p>
      <text:p text:style-name="Standard"><text:bookmark-start text:name="__RefHeading___Toc15872_2478585429"/>void x(char* b);<text:bookmark-end text:name="__RefHeading___Toc15872_2478585429"/></text:p>
      <text:p text:style-name="Standard"><text:bookmark-start text:name="__RefHeading___Toc15874_2478585429"/>In Pascal-P6 procedures/functions, this value parameter is done by having the callee make a local copy of the parameter. Thus it is up to the C routine to perform this function.<text:bookmark-end text:name="__RefHeading___Toc15874_2478585429"/></text:p>
      <text:h text:style-name="Heading_20_3" text:outline-level="3"><text:bookmark-start text:name="__RefHeading___Toc15876_2478585429"/>Stack inversion<text:bookmark-end text:name="__RefHeading___Toc15876_2478585429"/></text:h>
      <text:p text:style-name="Standard">If the procedure or function called from Pascal to C has more than 6 parameters, the C function must get parameters past 6 off of the stack. For this, you must understand that the stack is both inverted from the usual C stack ordering, as well as the fact that <text:span text:style-name="T76">all</text:span> parameters appear on stack, including those found in registers. It is up to the callee to compensate for this.</text:p>
      <text:h text:style-name="Heading_20_3" text:outline-level="3"><text:bookmark-start text:name="__RefHeading___Toc15878_2478585429"/>Translation of strings<text:bookmark-end text:name="__RefHeading___Toc15878_2478585429"/></text:h>
      <text:p text:style-name="Standard">In C, string data is often zero terminated. This tends to be deprecated these days, especially in system calls, because the convention can cause overflow problems. Pascaline always uses the convention of a string address with a length following. If what is wanted is a zero terminated string, a simple translation can be used:</text:p>
      <text:p text:style-name="P18">void wrapmyfunction(char s[], int l)</text:p>
      <text:p text:style-name="Code"/>
      <text:p text:style-name="Code">{</text:p>
      <text:p text:style-name="Code"/>
      <text:p text:style-name="Code"><text:tab/>char buffer[100];</text:p>
      <text:p text:style-name="Code"><text:tab/>char* p;</text:p>
      <text:p text:style-name="Code"><text:soft-page-break/></text:p>
      <text:p text:style-name="Code"><text:tab/>p = buffer;</text:p>
      <text:p text:style-name="Code"><text:tab/>while (l--) do *p++ = *s++;</text:p>
      <text:p text:style-name="Code"><text:tab/>*s = 0;</text:p>
      <text:p text:style-name="Code"/>
      <text:p text:style-name="Code"><text:tab/>myfunction(buffer);</text:p>
      <text:p text:style-name="Code"/>
      <text:p text:style-name="Code">}</text:p>
      <text:p text:style-name="Code"/>
      <text:h text:style-name="Heading_20_3" text:outline-level="3"><text:bookmark-start text:name="__RefHeading___Toc15880_2478585429"/>Pointers an VAR parameters<text:bookmark-end text:name="__RefHeading___Toc15880_2478585429"/></text:h>
      <text:p text:style-name="Standard">Pascaline and C pointers are equivalent in that they both are addresses of a base type. However VAR parameters are not equivalent to pointer types as in C, nor can any object be pointed to at will as in C. Pascaline is a type secure language, and not all C methods can be used in Pascaline. This means that C interfaces have to be designed for more general use, and not use methods specific to C. Alternatively, wrappers can be used for translation.</text:p>
      <text:h text:style-name="Heading_20_2" text:outline-level="2"><text:bookmark-start text:name="__RefHeading___Toc30936_3822401252"/>Return values from functions<text:bookmark-end text:name="__RefHeading___Toc30936_3822401252"/></text:h>
      <text:p text:style-name="P83">Pascal-P6 obeys the convention that scalar parameters (non-structured) are passed back in the rax register. However, Pascal-P6 always creates a “pad” before the call to the function that contains the return value. When calling C routines, this is of course ignored. However, it must be removed from the stack after a call to a C function.</text:p>
      <text:h text:style-name="Heading_20_3" text:outline-level="3"><text:bookmark-start text:name="__RefHeading___Toc16099_623728502"/>Module name coining<text:bookmark-end text:name="__RefHeading___Toc16099_623728502"/></text:h>
      <text:p text:style-name="Standard">Pascal-P6 uses what is called (in Pascal-P6 terminology) “coining” to produce module names. Each name in an external module has it’s filename prepended along with a ‘_’ character:</text:p>
      <text:p text:style-name="Standard">mymodule with symbol myfunction</text:p>
      <text:p text:style-name="Standard">becomes</text:p>
      <text:p text:style-name="Standard">mymodule_myfunction</text:p>
      <text:p text:style-name="Standard">Thus to link external modules you must either create global functions with the filename coined as shown, or create a wrapper module that translates the names to that of the existing functions in C. Such a wrapper can also be used for translations as required, for example conversion to and from C “zero terminated” strings.</text:p>
      <text:p text:style-name="Standard">If the (fairly small) overhead of C function entry and exit sequences is not desired, it is possible to create an assembly file that just creates name aliases for functions that don’t need wrappers.</text:p>
      <text:h text:style-name="Heading_20_2" text:outline-level="2"><text:bookmark-start text:name="__RefHeading___Toc16101_623728502"/>Calling Pascaline from C<text:bookmark-end text:name="__RefHeading___Toc16101_623728502"/></text:h>
      <text:p text:style-name="Standard">Calling from C to Pascaline works, but only to top level routines in Pascal. You must obey the module coining convention as above. If a routine that is nested is called from C, the result is a crash. In general, callbacks are a C convention that is better avoided in nested procedure/function languages such as Pascal.</text:p>
      <text:h text:style-name="Heading_20_2" text:outline-level="2"><text:bookmark-start text:name="__RefHeading___Toc15882_2478585429"/>Pascal-P6 module stacking sequence<text:bookmark-end text:name="__RefHeading___Toc15882_2478585429"/></text:h>
      <text:p text:style-name="Standard">Pascal-P6 uses a different method of module startup and shutdown than C. First of all, a series of Pascaline modules are entered at the bottom or starting address:</text:p>
      <text:p text:style-name="Standard"><text:soft-page-break/>main mod1 mod2 program</text:p>
      <text:p text:style-name="Standard">Since the program is started at the bottom and not the “main” function as in C, a “shim” is provided as main.s, which specifies the starting location of the program. Each module in Pascaline starts by performing its initialization, then calling the next module above it. So in the example mod1 calls mod2 and finally mod2 calls program. The program module executes the program function, and when it terminates, it returns to mod2, which executes its finalization block, then returns to mod1, etc. Thus:</text:p>
      <text:p text:style-name="Standard">1. All “startup” blocks are executed in series before the program starts.</text:p>
      <text:p text:style-name="Standard">2. All “finalization” blocks are executed in reverse series after the program ends.</text:p>
      <text:p text:style-name="Standard">The modules should always be stacked in dependence order. That is, if mod2 uses mod1, it must appear in the sequence <text:span text:style-name="T76">after</text:span> mod1. Since the program uses both mod1 and mod2, it must appear after them both. This means that a module or program that uses another module, must not access the data for that module unless that module has had a chance to initialize itself.</text:p>
      <text:p text:style-name="Standard">Non-Pascal-P6 modules <text:span text:style-name="T76">must not </text:span>be inserted in the Pascal-P6 module chain. This will cause a crash, since Pascal-P6 modules will attempt to execute the non-Pascal-P6 module in the chain. The place for non-Pascal-P6 modules is before or after the entire Pascal-P6 module chain.</text:p>
      <text:h text:style-name="Heading_20_2" text:outline-level="2"><text:bookmark-start text:name="__RefHeading___Toc30938_3822401252"/>Writing wrappers for C external calls<text:bookmark-end text:name="__RefHeading___Toc30938_3822401252"/></text:h>
      <text:p text:style-name="P83">Considering all of the factors in calling C discussed above, a sample call will illustrate what is needed to create a wrapper for calls to C. In this example, the Linux function getpid() is used, which returns an integer representing the process identifier for the current program. <text:span text:style-name="T115">The external module is declared in Pascaline as:</text:span></text:p>
      <text:p text:style-name="Code">module external_c_call;</text:p>
      <text:p text:style-name="Code"/>
      <text:p text:style-name="Code">function getpid: integer; external;</text:p>
      <text:p text:style-name="Code"/>
      <text:p text:style-name="Code">begin</text:p>
      <text:p text:style-name="Code">end.</text:p>
      <text:p text:style-name="Code"/>
      <text:p text:style-name="P86">This module is then the target of a <text:span text:style-name="reference">uses</text:span> or <text:span text:style-name="reference">joins</text:span> statement in <text:span text:style-name="T116">a Pascaline program. </text:span><text:span text:style-name="T117">This satisfies the definition of the function. The actual contents of the external module can then be created by an assembly file:</text:span></text:p>
      <text:p text:style-name="Code"><text:s text:c="8"/>.text</text:p>
      <text:p text:style-name="Code"/>
      <text:p text:style-name="Code"><text:s text:c="8"/>jmp <text:s text:c="4"/>1f <text:s text:c="9"/># skip stack sequence</text:p>
      <text:p text:style-name="Code"/>
      <text:p text:style-name="Code"><text:s text:c="8"/>.globl <text:s text:c="2"/>test1.getpid$f</text:p>
      <text:p text:style-name="Code"><text:s text:c="8"/>.type <text:s text:c="3"/>test1.getpid$f@function</text:p>
      <text:p text:style-name="Code"/>
      <text:p text:style-name="Code">test1.getpid$f: </text:p>
      <text:p text:style-name="Code"><text:s text:c="8"/>call <text:s text:c="3"/>getpid</text:p>
      <text:p text:style-name="Code"><text:s text:c="8"/>pop <text:s text:c="4"/>%rcx <text:s text:c="7"/># get return address</text:p>
      <text:p text:style-name="Code"><text:s text:c="8"/><text:span text:style-name="T117">pop</text:span> <text:s text:c="4"/>%<text:span text:style-name="T117">rbx <text:s text:c="2"/></text:span><text:s text:c="5"/># remove dummy function result</text:p>
      <text:p text:style-name="Code"><text:s text:c="8"/>jmp <text:s text:c="4"/>*%rcx <text:s text:c="6"/># go return</text:p>
      <text:p text:style-name="Code">1:</text:p>
      <text:p text:style-name="Code"/>
      <text:p text:style-name="P85"><text:soft-page-break/>The .s or .asm<text:note text:id="ftn10" text:note-class="footnote"><text:note-citation>10</text:note-citation><text:note-body><text:p text:style-name="P84">The .asm extension is used to make sure that the file is not overwritten.</text:p></text:note-body></text:note> file for this is then substituted in the final link phase for the .s from the Pascaline compile.</text:p>
      <text:p text:style-name="P85">There are several features of this file that should be explained:</text:p>
      <text:list text:style-name="L1">
        <text:list-item>
          <text:p text:style-name="P174">The assembly file starts with a jump over the body of the code. This satisfies the module stacking requirement.</text:p>
        </text:list-item>
        <text:list-item>
          <text:p text:style-name="P174">The Pascaline symbol for the function is test1.getpid$f, which is coined by the module name, test1, and has a type function, $f. The C name for the function is getpid.</text:p>
        </text:list-item>
        <text:list-item>
          <text:p text:style-name="P174">The return value allocation on the stack that is done by Pascal-P6 is removed by first saving the return address, then removing the dummy return variable, then jumping to the return address.</text:p>
        </text:list-item>
      </text:list>
      <text:h text:style-name="Heading_20_2" text:outline-level="2"><text:bookmark-start text:name="__RefHeading___Toc30940_3822401252"/>Debugging Pascaline assembly code<text:bookmark-end text:name="__RefHeading___Toc30940_3822401252"/></text:h>
      <text:p text:style-name="P67">Using gdb or gdbtui (the assembly language version of gdb) you can easily debug Pascal-P6 assembly language files. <text:span text:style-name="T103">First of all, all of the lines of the Pascal-P6 source code and the intermediate code is included into the assembly .s source files as comments of the form:</text:span></text:p>
      <text:p text:style-name="P68"># comment</text:p>
      <text:p text:style-name="P68">pgen also places running commentary for both the intermediate code and the generated assembly code in the file. The intermediate code contains line markers of the form:</text:p>
      <text:p text:style-name="P68">:&lt;line number&gt;</text:p>
      <text:p text:style-name="P68">That show where the original source lines were parsed during intermediate generation.</text:p>
      <text:p text:style-name="P68">The assembly generated symbols in the file are of the form:</text:p>
      <text:p text:style-name="P68">&lt;module&gt;.&lt;routine&gt;.&lt;variable&gt;</text:p>
      <text:p text:style-name="P68">The module name is the same as the file name in most cases. The routine name(s) can be nested to any level, and then this is followed by the variable name. <text:span text:style-name="T104">Pascal-P6 does not need label names to do its work. Instead, labels are generated as “compiler labels”, which are a series of numbered labels in the file of the form:</text:span></text:p>
      <text:p text:style-name="P68">&lt;<text:span text:style-name="T104">module&gt;.&lt;number&gt;</text:span></text:p>
      <text:p text:style-name="P69">The only case where the compiler must use named labels is to link to other modules.</text:p>
      <text:p text:style-name="P69">Where possible, pgen replaces the compiler numeric labels with the original symbolic labels of the program.</text:p>
      <text:h text:style-name="Heading_20_2" text:outline-level="2"><text:bookmark-start text:name="__RefHeading___Toc30942_3822401252"/>Overloads<text:bookmark-end text:name="__RefHeading___Toc30942_3822401252"/></text:h>
      <text:p text:style-name="P69">pgen accounts for overloaded routines. Each overload is counted in the order of encounter, and also by type. The type is output with “type spagetti” of the form:</text:p>
      <text:p text:style-name="P69">&lt;routine name&gt;$f_i</text:p>
      <text:p text:style-name="P69">In this case it is a function (“f”) with a single integer argument (“I”). The enumerated routines appear as:</text:p>
      <text:p text:style-name="P69"><text:soft-page-break/>&lt;routine name&gt;$1</text:p>
      <text:p text:style-name="P69">&lt;routine name&gt;$2</text:p>
      <text:p text:style-name="P69">…</text:p>
      <text:p text:style-name="P69">The instance #1 of the outine is also output in shorthand as the “prime” instance of the overload, so just:</text:p>
      <text:p text:style-name="P69">&lt;routine name&gt;</text:p>
      <text:p text:style-name="P69">Can be used to refer to the routine.</text:p>
      <text:p text:style-name="P70">A debug example</text:p>
      <text:p text:style-name="P70">For the Pascal source:</text:p>
      <text:p text:style-name="Code">program test(output);</text:p>
      <text:p text:style-name="Code"/>
      <text:p text:style-name="Code">begin</text:p>
      <text:p text:style-name="Code"/>
      <text:p text:style-name="Code"><text:s text:c="4"/>writeln('Hello, world')</text:p>
      <text:p text:style-name="Code"/>
      <text:p text:style-name="Code">end.</text:p>
      <text:p text:style-name="Code"/>
      <text:p text:style-name="P70">An abbreviated .s file for this is:</text:p>
      <text:p text:style-name="P56"># <text:s text:c="5"/>0: <text:s text:c="5"/>1: <text:s/>!</text:p>
      <text:p text:style-name="P56"># <text:s text:c="5"/>0: <text:s text:c="5"/>2: <text:s/>! Pascal intermediate file Generated by P6 Pascal compiler vs. 0.2</text:p>
      <text:p text:style-name="P56"># <text:s text:c="5"/>0: <text:s text:c="5"/>3: <text:s/>!</text:p>
      <text:p text:style-name="P56"># <text:s text:c="5"/>0: <text:s text:c="5"/>4: <text:s/>o prtlab</text:p>
      <text:p text:style-name="P56"># <text:s text:c="5"/>0: <text:s text:c="5"/>5: <text:s/>! program test(output);</text:p>
      <text:p text:style-name="P56"># <text:s text:c="5"/>1: <text:s text:c="5"/>6: <text:s/>:1</text:p>
      <text:p text:style-name="P56"># <text:s text:c="5"/>1: <text:s text:c="5"/>7: <text:s/>!</text:p>
      <text:p text:style-name="P56"># <text:s text:c="5"/>1: <text:s text:c="5"/>8: <text:s/>! Program test</text:p>
      <text:p text:style-name="P56"># <text:s text:c="5"/>1: <text:s text:c="5"/>9: <text:s/>!</text:p>
      <text:p text:style-name="P56"><text:s text:c="8"/>.globl <text:s/>main</text:p>
      <text:p text:style-name="P56"><text:s text:c="8"/>.type <text:s text:c="2"/>main, @function</text:p>
      <text:p text:style-name="P56">main:</text:p>
      <text:p text:style-name="P56"># Align stack</text:p>
      <text:p text:style-name="P56"><text:s text:c="8"/>pushq <text:s text:c="2"/>%rax</text:p>
      <text:p text:style-name="P56"># Set up default files</text:p>
      <text:p text:style-name="P56"><text:s text:c="8"/>movb <text:s text:c="3"/>$inputfn,globals_start+inputoff(%rip)</text:p>
      <text:p text:style-name="P56"><text:s text:c="8"/>movb <text:s text:c="3"/>$outputfn,globals_start+outputoff(%rip)</text:p>
      <text:p text:style-name="P56"><text:s text:c="8"/>movb <text:s text:c="3"/>$prdfn,globals_start+prdoff(%rip)</text:p>
      <text:p text:style-name="P56"><text:s text:c="8"/>movb <text:s text:c="3"/>$prrfn,globals_start+prroff(%rip)</text:p>
      <text:p text:style-name="P56"><text:s text:c="8"/>movb <text:s text:c="3"/>$errorfn,globals_start+erroroff(%rip)</text:p>
      <text:p text:style-name="P56"><text:s text:c="8"/>movb <text:s text:c="3"/>$listfn,globals_start+listoff(%rip)</text:p>
      <text:p text:style-name="P56"><text:s text:c="8"/>movb <text:s text:c="3"/>$commandfn,globals_start+commandoff(%rip)</text:p>
      <text:p text:style-name="P56"><text:s text:c="8"/>call <text:s text:c="3"/>1f</text:p>
      <text:p text:style-name="P56"><text:s text:c="8"/>popq <text:s text:c="3"/>%rax</text:p>
      <text:p text:style-name="P56"><text:s text:c="8"/>sub <text:s text:c="4"/>%rax,%rax</text:p>
      <text:p text:style-name="P56"><text:s text:c="8"/>ret</text:p>
      <text:p text:style-name="P56">1:</text:p>
      <text:p text:style-name="P56"># <text:s text:c="5"/>1: <text:s text:c="4"/>10: <text:s/>b p test</text:p>
      <text:p text:style-name="P56">test:</text:p>
      <text:p text:style-name="P56"># <text:s text:c="5"/>1: <text:s text:c="4"/>11: 245: sfr <text:s text:c="4"/>l test.6 <text:s text:c="15"/>! Set function result</text:p>
      <text:p text:style-name="P56"># <text:s text:c="5"/>1: <text:s text:c="4"/>12: <text:s/>l test.6=0</text:p>
      <text:p text:style-name="P56">test.6 = 0</text:p>
      <text:p text:style-name="P56"># <text:s text:c="5"/>1: <text:s text:c="4"/>13: <text:s/>12: cup <text:s text:c="4"/>l test.3 0 <text:s text:c="13"/>! Call user procedure</text:p>
      <text:p text:style-name="P56"># assigning: <text:s text:c="6"/>1: <text:s text:c="4"/>13: <text:s/>12: cup <text:s/>0 rs: [] ~rf: []</text:p>
      <text:p text:style-name="P56"># assigning~: <text:s text:c="5"/>1: <text:s text:c="4"/>13: <text:s/>12: cup <text:s/>0 rs: [] ~rf: []</text:p>
      <text:p text:style-name="P56"># <text:s text:c="3"/>expr:</text:p>
      <text:p text:style-name="P56"># <text:s text:c="6"/>1: <text:s text:c="4"/>13: <text:s/>12: cup <text:s/>0 rs: []</text:p>
      <text:p text:style-name="P56"><text:soft-page-break/># <text:s/>call start:</text:p>
      <text:p text:style-name="P56"># <text:s text:c="6"/>1: <text:s text:c="4"/>11: 245: sfr <text:s/>0 rs: []</text:p>
      <text:p text:style-name="P56"># generating: <text:s text:c="6"/>1: <text:s text:c="4"/>13: <text:s/>12: cup <text:s/>0 rs: []</text:p>
      <text:p text:style-name="P56"># generating: <text:s text:c="6"/>1: <text:s text:c="4"/>11: 245: sfr <text:s/>0 rs: []</text:p>
      <text:p text:style-name="P56"><text:s text:c="8"/>subq <text:s text:c="3"/>$test.6,%rsp <text:s text:c="11"/># allocate function result on stack</text:p>
      <text:p text:style-name="P56"># generating~: <text:s text:c="5"/>1: <text:s text:c="4"/>11: 245: sfr <text:s/>0 rs: []</text:p>
      <text:p text:style-name="P56"><text:s text:c="8"/>call <text:s text:c="3"/>test.3 <text:s text:c="17"/># call user procedure</text:p>
      <text:p text:style-name="P56"># generating~: <text:s text:c="5"/>1: <text:s text:c="4"/>13: <text:s/>12: cup <text:s/>0 rs: []</text:p>
      <text:p text:style-name="P56"># <text:s text:c="5"/>1: <text:s text:c="4"/>14: <text:s/>22: ret <text:s text:c="28"/>! Return code strip</text:p>
      <text:p text:style-name="P56"><text:s text:c="8"/>ret <text:s text:c="4"/></text:p>
      <text:p text:style-name="P56"># <text:s text:c="5"/>1: <text:s text:c="4"/>15: <text:s/>!</text:p>
      <text:p text:style-name="P56"># <text:s text:c="5"/>1: <text:s text:c="4"/>16: <text:s/>! begin</text:p>
      <text:p text:style-name="P56"># <text:s text:c="5"/>1: <text:s text:c="4"/>17: <text:s/>!</text:p>
      <text:p text:style-name="P56"># <text:s text:c="5"/>1: <text:s text:c="4"/>18: <text:s/>l test.3</text:p>
      <text:p text:style-name="P56">test.3:</text:p>
      <text:p text:style-name="P56"># <text:s text:c="5"/>2: <text:s text:c="4"/>19: <text:s/>:2</text:p>
      <text:p text:style-name="P56"># <text:s text:c="5"/>3: <text:s text:c="4"/>20: <text:s/>:3</text:p>
      <text:p text:style-name="P56"># <text:s text:c="5"/>3: <text:s text:c="4"/>21: <text:s/>:3</text:p>
      <text:p text:style-name="P56"># <text:s text:c="5"/>3: <text:s text:c="4"/>22: <text:s/>11: mst <text:s text:c="4"/>0 l test.7 l test.8 <text:s text:c="4"/>! Mark(frame) stack</text:p>
      <text:p text:style-name="P56"># generating: <text:s/>11: mst <text:s text:c="6"/></text:p>
      <text:p text:style-name="P56"><text:s text:c="8"/>pushq <text:s text:c="2"/>$0 <text:s text:c="21"/># place current ep</text:p>
      <text:p text:style-name="P56"><text:s text:c="8"/>pushq <text:s text:c="2"/>$0 <text:s text:c="21"/># place bottom of stack</text:p>
      <text:p text:style-name="P56"><text:s text:c="8"/>pushq <text:s text:c="2"/>$0 <text:s text:c="21"/># place previous ep</text:p>
      <text:p text:style-name="P56"><text:s text:c="8"/>enterq <text:s/>$0,$1 <text:s text:c="18"/># enter frame</text:p>
      <text:p text:style-name="P56"><text:s text:c="8"/>movq <text:s text:c="3"/>%rsp,%rax <text:s text:c="14"/># copy sp</text:p>
      <text:p text:style-name="P56"><text:s text:c="8"/>subq <text:s text:c="3"/>$test.7+test$_tmpspc,%rax # find sp-locals</text:p>
      <text:p text:style-name="P56">1: <text:s text:c="13"/></text:p>
      <text:p text:style-name="P56"><text:s text:c="8"/>cmpq <text:s text:c="3"/>%rax,%rsp <text:s text:c="14"/># check have reached stack</text:p>
      <text:p text:style-name="P56"><text:s text:c="8"/>je <text:s text:c="5"/>2f <text:s text:c="21"/># skip if so</text:p>
      <text:p text:style-name="P56"><text:s text:c="8"/>pushq <text:s text:c="2"/>$0 <text:s text:c="21"/># push 0 word for locals</text:p>
      <text:p text:style-name="P56"><text:s text:c="8"/>jmp <text:s text:c="4"/>1b <text:s text:c="21"/># loop</text:p>
      <text:p text:style-name="P56">2: <text:s text:c="13"/></text:p>
      <text:p text:style-name="P56"><text:s text:c="8"/>movq <text:s text:c="3"/>%rsp,16(%rbp) <text:s text:c="10"/># set bottom of stack</text:p>
      <text:p text:style-name="P56"><text:s text:c="8"/>andq <text:s text:c="3"/>$0xfffffffffffffff0,%rsp # align stack</text:p>
      <text:p text:style-name="P56"><text:s text:c="8"/>pushq <text:s text:c="2"/>%rbx <text:s text:c="19"/># save protected registers and keep aligned</text:p>
      <text:p text:style-name="P56"><text:s text:c="8"/>pushq <text:s text:c="2"/>%r12 <text:s text:c="57"/></text:p>
      <text:p text:style-name="P56"><text:s text:c="8"/>pushq <text:s text:c="2"/>%r13 <text:s text:c="57"/></text:p>
      <text:p text:style-name="P56"><text:s text:c="8"/>pushq <text:s text:c="2"/>%r14 <text:s text:c="57"/></text:p>
      <text:p text:style-name="P56"><text:s text:c="8"/>pushq <text:s text:c="2"/>%r15 <text:s text:c="57"/></text:p>
      <text:p text:style-name="P56"><text:s text:c="8"/>pushq <text:s text:c="2"/>%r15 <text:s text:c="19"/># second push aligns</text:p>
      <text:p text:style-name="P56"># <text:s text:c="5"/>3: <text:s text:c="4"/>23: <text:s/>! <text:s text:c="4"/>writeln('Hello, world')</text:p>
      <text:p text:style-name="P56"># <text:s text:c="5"/>4: <text:s text:c="4"/>24: <text:s/>:4</text:p>
      <text:p text:style-name="P56"># <text:s text:c="5"/>5: <text:s text:c="4"/>25: <text:s/>:5</text:p>
      <text:p text:style-name="P56"># <text:s text:c="5"/>5: <text:s text:c="4"/>27: <text:s/>!</text:p>
      <text:p text:style-name="P56"># <text:s text:c="5"/>5: <text:s text:c="4"/>28: <text:s/>56: lca <text:s text:c="4"/>12 "Hello, world" <text:s text:c="6"/>! Load constant string address</text:p>
      <text:p text:style-name="P56"># <text:s text:c="5"/>5: <text:s text:c="4"/>29: <text:s text:c="2"/>5: lao <text:s text:c="4"/>2 <text:s text:c="22"/>! Load global address</text:p>
      <text:p text:style-name="P56"># <text:s text:c="5"/>5: <text:s text:c="4"/>30: 118: swp <text:s text:c="4"/>8 <text:s text:c="22"/>! Swap tos with sos</text:p>
      <text:p text:style-name="P56"># <text:s text:c="5"/>5: <text:s text:c="4"/>31: 123: ldci <text:s text:c="3"/>12 <text:s text:c="21"/>! Load constant(t)</text:p>
      <text:p text:style-name="P56"># <text:s text:c="5"/>5: <text:s text:c="4"/>32: 118: swp <text:s text:c="4"/>8 <text:s text:c="22"/>! Swap tos with sos</text:p>
      <text:p text:style-name="P56"># <text:s text:c="5"/>5: <text:s text:c="4"/>33: 123: ldci <text:s text:c="3"/>12 <text:s text:c="21"/>! Load constant(t)</text:p>
      <text:p text:style-name="P56"># <text:s text:c="5"/>5: <text:s text:c="4"/>34: <text:s/>15: csp <text:s text:c="4"/>wrs <text:s text:c="20"/>! Call system procedure/function: Write string to text file</text:p>
      <text:p text:style-name="P56"># assigning: <text:s text:c="6"/>5: <text:s text:c="4"/>34: <text:s/>15: csp <text:s/>6: wrs <text:s/>rs: [] ~rf: []</text:p>
      <text:p text:style-name="P56"># assigning: <text:s text:c="6"/>5: <text:s text:c="4"/>29: <text:s text:c="2"/>5: lao <text:s/>2 dr1: rdi rs: [] ~rf: [rdi]</text:p>
      <text:p text:style-name="P56"># assigning~: <text:s text:c="5"/>5: <text:s text:c="4"/>29: <text:s text:c="2"/>5: lao <text:s/>2 r1: rdi rs: [] ~rf: [rdi]</text:p>
      <text:p text:style-name="P56"># assigning: <text:s text:c="6"/>5: <text:s text:c="4"/>31: 123: ldci 12 dr1: rsi rs: [] ~rf: [rsi, rdi]</text:p>
      <text:p text:style-name="P56"># assigning~: <text:s text:c="5"/>5: <text:s text:c="4"/>31: 123: ldci 12 r1: rsi rs: [] ~rf: [rsi, rdi]</text:p>
      <text:p text:style-name="P56"># assigning: <text:s text:c="6"/>5: <text:s text:c="4"/>28: <text:s/>56: lca <text:s/>0 dr1: rdx rs: [] ~rf: [rdx, rsi, rdi]</text:p>
      <text:p text:style-name="P56"># assigning~: <text:s text:c="5"/>5: <text:s text:c="4"/>28: <text:s/>56: lca <text:s/>0 r1: rdx rs: [] ~rf: [rdx, rsi, rdi]</text:p>
      <text:p text:style-name="P56"># assigning: <text:s text:c="6"/>5: <text:s text:c="4"/>33: 123: ldci 12 dr1: rcx rs: [] ~rf: [rcx, rdx, rsi, rdi]</text:p>
      <text:p text:style-name="P56"># assigning~: <text:s text:c="5"/>5: <text:s text:c="4"/>33: 123: ldci 12 r1: rcx rs: [] ~rf: [rcx, rdx, rsi, rdi]</text:p>
      <text:p text:style-name="P56"># assigning~: <text:s text:c="5"/>5: <text:s text:c="4"/>34: <text:s/>15: csp <text:s/>6: wrs <text:s/>rs: [] ~rf: [rcx, rdx, rsi, rdi]</text:p>
      <text:p text:style-name="P56"># <text:s text:c="3"/>expr:</text:p>
      <text:p text:style-name="P56"># <text:s text:c="6"/>5: <text:s text:c="4"/>34: <text:s/>15: csp <text:s/>6: wrs <text:s/>rs: []</text:p>
      <text:p text:style-name="P56"># <text:s/>Parameter:</text:p>
      <text:p text:style-name="P56"># <text:s text:c="6"/>5: <text:s text:c="4"/>29: <text:s text:c="2"/>5: lao <text:s/>2 r1: rdi rs: []</text:p>
      <text:p text:style-name="P56"># <text:s/>Parameter:</text:p>
      <text:p text:style-name="P56"># <text:s text:c="6"/>5: <text:s text:c="4"/>31: 123: ldci 12 r1: rsi rs: []</text:p>
      <text:p text:style-name="P56"># <text:s/>Parameter:</text:p>
      <text:p text:style-name="P56"># <text:s text:c="6"/>5: <text:s text:c="4"/>28: <text:s/>56: lca <text:s/>0 r1: rdx rs: []</text:p>
      <text:p text:style-name="P56"># <text:s/>Parameter:</text:p>
      <text:p text:style-name="P56"><text:soft-page-break/># <text:s text:c="6"/>5: <text:s text:c="4"/>33: 123: ldci 12 r1: rcx rs: []</text:p>
      <text:p text:style-name="P56"># generating: <text:s text:c="6"/>5: <text:s text:c="4"/>34: <text:s/>15: csp <text:s/>6: wrs <text:s/>rs: []</text:p>
      <text:p text:style-name="P56"># generating: <text:s text:c="6"/>5: <text:s text:c="4"/>29: <text:s text:c="2"/>5: lao <text:s/>2 r1: rdi rs: []</text:p>
      <text:p text:style-name="P56"><text:s text:c="8"/>leaq <text:s text:c="3"/>globals_start+2(%rip),%rdi # load address of global</text:p>
      <text:p text:style-name="P56"># generating~: <text:s text:c="5"/>5: <text:s text:c="4"/>29: <text:s text:c="2"/>5: lao <text:s/>2 r1: rdi rs: []</text:p>
      <text:p text:style-name="P56"># generating: <text:s text:c="6"/>5: <text:s text:c="4"/>31: 123: ldci 12 r1: rsi rs: []</text:p>
      <text:p text:style-name="P56"><text:s text:c="8"/>movq <text:s text:c="3"/>$12,%rsi <text:s text:c="15"/># load quad constant</text:p>
      <text:p text:style-name="P56"># generating~: <text:s text:c="5"/>5: <text:s text:c="4"/>31: 123: ldci 12 r1: rsi rs: []</text:p>
      <text:p text:style-name="P56"># generating: <text:s text:c="6"/>5: <text:s text:c="4"/>28: <text:s/>56: lca <text:s/>0 r1: rdx rs: []</text:p>
      <text:p text:style-name="P56"><text:s text:c="8"/>leaq <text:s text:c="3"/>string1(%rip),%rdx <text:s text:c="5"/># load string constant address</text:p>
      <text:p text:style-name="P56"># generating~: <text:s text:c="5"/>5: <text:s text:c="4"/>28: <text:s/>56: lca <text:s/>0 r1: rdx rs: []</text:p>
      <text:p text:style-name="P56"># generating: <text:s text:c="6"/>5: <text:s text:c="4"/>33: 123: ldci 12 r1: rcx rs: []</text:p>
      <text:p text:style-name="P56"><text:s text:c="8"/>movq <text:s text:c="3"/>$12,%rcx <text:s text:c="15"/># load quad constant</text:p>
      <text:p text:style-name="P56"># generating~: <text:s text:c="5"/>5: <text:s text:c="4"/>33: 123: ldci 12 r1: rcx rs: []</text:p>
      <text:p text:style-name="P56"><text:s text:c="8"/>call <text:s text:c="3"/>psystem_wrs <text:s text:c="12"/># call system procedure/function</text:p>
      <text:p text:style-name="P56"># generating~: <text:s text:c="5"/>5: <text:s text:c="4"/>34: <text:s/>15: csp <text:s/>6: wrs <text:s/>rs: []</text:p>
      <text:p text:style-name="P56"># <text:s text:c="5"/>5: <text:s text:c="4"/>35: <text:s/>! end.</text:p>
      <text:p text:style-name="P56"># <text:s text:c="5"/>5: <text:s text:c="4"/>36: <text:s/>15: csp <text:s text:c="4"/>wln <text:s text:c="20"/>! Call system procedure/function: Write next line to text file</text:p>
      <text:p text:style-name="P56"># assigning: <text:s text:c="6"/>5: <text:s text:c="4"/>36: <text:s/>15: csp <text:s/>5: wln <text:s/>rs: [] ~rf: []</text:p>
      <text:p text:style-name="P56"># assigning: <text:s text:c="6"/>5: <text:s text:c="4"/>29: <text:s text:c="2"/>5: lao <text:s/>2 dr1: rdi rs: [] ~rf: [rdi]</text:p>
      <text:p text:style-name="P56"># assigning~: <text:s text:c="5"/>5: <text:s text:c="4"/>29: <text:s text:c="2"/>5: lao <text:s/>2 r1: rdi rs: [] ~rf: [rdi]</text:p>
      <text:p text:style-name="P56"># assigning~: <text:s text:c="5"/>5: <text:s text:c="4"/>36: <text:s/>15: csp <text:s/>5: wln <text:s/>rs: [] ~rf: [rdi]</text:p>
      <text:p text:style-name="P56"># <text:s text:c="3"/>expr:</text:p>
      <text:p text:style-name="P56"># <text:s text:c="6"/>5: <text:s text:c="4"/>36: <text:s/>15: csp <text:s/>5: wln <text:s/>rs: []</text:p>
      <text:p text:style-name="P56"># <text:s/>Parameter:</text:p>
      <text:p text:style-name="P56"># <text:s text:c="6"/>5: <text:s text:c="4"/>29: <text:s text:c="2"/>5: lao <text:s/>2 r1: rdi rs: []</text:p>
      <text:p text:style-name="P56"># generating: <text:s text:c="6"/>5: <text:s text:c="4"/>36: <text:s/>15: csp <text:s/>5: wln <text:s/>rs: []</text:p>
      <text:p text:style-name="P56"># generating: <text:s text:c="6"/>5: <text:s text:c="4"/>29: <text:s text:c="2"/>5: lao <text:s/>2 r1: rdi rs: []</text:p>
      <text:p text:style-name="P56"><text:s text:c="8"/>leaq <text:s text:c="3"/>globals_start+2(%rip),%rdi # load address of global</text:p>
      <text:p text:style-name="P56"># generating~: <text:s text:c="5"/>5: <text:s text:c="4"/>29: <text:s text:c="2"/>5: lao <text:s/>2 r1: rdi rs: []</text:p>
      <text:p text:style-name="P56"><text:s text:c="8"/>call <text:s text:c="3"/>psystem_wln <text:s text:c="12"/># call system procedure/function</text:p>
      <text:p text:style-name="P56"># generating~: <text:s text:c="5"/>5: <text:s text:c="4"/>36: <text:s/>15: csp <text:s/>5: wln <text:s/>rs: []</text:p>
      <text:p text:style-name="P56"># <text:s text:c="5"/>5: <text:s text:c="4"/>37: 117: dmp <text:s text:c="4"/>8 <text:s text:c="22"/>! Dump tos</text:p>
      <text:p text:style-name="P56"># <text:s text:c="5"/>6: <text:s text:c="4"/>38: <text:s/>:6</text:p>
      <text:p text:style-name="P56"># <text:s text:c="5"/>7: <text:s text:c="4"/>39: <text:s/>:7</text:p>
      <text:p text:style-name="P56"># <text:s text:c="5"/>7: <text:s text:c="4"/>40: <text:s/>!</text:p>
      <text:p text:style-name="P56"># <text:s text:c="5"/>7: <text:s text:c="4"/>41: <text:s/>14: retp <text:s text:c="3"/>0 <text:s text:c="22"/>! Return from procedure/function(t)</text:p>
      <text:p text:style-name="P56"># generating: <text:s/>14: retp <text:s text:c="5"/></text:p>
      <text:p text:style-name="P56"><text:s text:c="8"/>popq <text:s text:c="3"/>%r15 <text:s text:c="19"/># undo alignment push</text:p>
      <text:p text:style-name="P56"><text:s text:c="8"/>popq <text:s text:c="3"/>%r15 <text:s text:c="19"/># restore protected registers</text:p>
      <text:p text:style-name="P56"><text:s text:c="8"/>popq <text:s text:c="3"/>%r14 <text:s text:c="58"/></text:p>
      <text:p text:style-name="P56"><text:s text:c="8"/>popq <text:s text:c="3"/>%r13 <text:s text:c="58"/></text:p>
      <text:p text:style-name="P56"><text:s text:c="8"/>popq <text:s text:c="3"/>%r12 <text:s text:c="58"/></text:p>
      <text:p text:style-name="P56"><text:s text:c="8"/>popq <text:s text:c="3"/>%rbx <text:s text:c="58"/></text:p>
      <text:p text:style-name="P56"><text:s text:c="8"/>leave <text:s text:c="26"/># undo frame</text:p>
      <text:p text:style-name="P56"><text:s text:c="8"/>addq <text:s text:c="3"/>$24,%rsp <text:s text:c="15"/># remove frame data</text:p>
      <text:p text:style-name="P56"><text:s text:c="8"/>popq <text:s text:c="3"/>%rax <text:s text:c="19"/># get return address</text:p>
      <text:p text:style-name="P56"><text:s text:c="8"/>addq <text:s text:c="3"/>$0,%rsp <text:s text:c="16"/># remove caller parameters</text:p>
      <text:p text:style-name="P56"><text:s text:c="8"/>pushq <text:s text:c="2"/>%rax <text:s text:c="19"/># replace return address</text:p>
      <text:p text:style-name="P56"><text:s text:c="8"/>ret <text:s text:c="28"/># return to caller</text:p>
      <text:p text:style-name="P70"/>
      <text:p text:style-name="P70">Executing debug on this file:</text:p>
      <text:p text:style-name="P70">$ gdb<text:span text:style-name="T106">tui</text:span> ./test</text:p>
      <text:p text:style-name="P70">(gdb) b main</text:p>
      <text:p text:style-name="P70">Breakpoint 1 at 0x7cfe: file test.s, line 188.</text:p>
      <text:p text:style-name="P70">(gdb) r</text:p>
      <text:p text:style-name="P70">Starting program: /home/samiam/projects/pascal/pascal-p6/test</text:p>
      <text:p text:style-name="P70">Breakpoint 1, main () at test.s:188</text:p>
      <text:p text:style-name="P70"><text:soft-page-break/>(gdb) </text:p>
      <text:p text:style-name="P56">│ <text:s text:c="2"/>186 <text:s text:c="8"/>main: <text:s text:c="112"/>│</text:p>
      <text:p text:style-name="P56">│ <text:s text:c="2"/>187 <text:s text:c="8"/># Align stack</text:p>
      <text:p text:style-name="P56">B+&gt;188 <text:s text:c="16"/>pushq <text:s text:c="2"/>%rax <text:s text:c="97"/>│</text:p>
      <text:p text:style-name="P56">│ <text:s text:c="2"/>189 <text:s text:c="8"/># Set up default files <text:s text:c="95"/>│</text:p>
      <text:p text:style-name="P56">│ <text:s text:c="2"/>190 <text:s text:c="16"/>movb <text:s text:c="3"/>$inputfn,globals_start+inputoff(%rip) <text:s text:c="64"/>│</text:p>
      <text:p text:style-name="P56">│ <text:s text:c="2"/>191 <text:s text:c="16"/>movb <text:s text:c="3"/>$outputfn,globals_start+outputoff(%rip) <text:s text:c="62"/>│</text:p>
      <text:p text:style-name="P56">│ <text:s text:c="2"/>192 <text:s text:c="16"/>movb <text:s text:c="3"/>$prdfn,globals_start+prdoff(%rip) <text:s text:c="68"/>│</text:p>
      <text:p text:style-name="P56">│ <text:s text:c="2"/>193 <text:s text:c="16"/>movb <text:s text:c="3"/>$prrfn,globals_start+prroff(%rip) <text:s text:c="68"/>│</text:p>
      <text:p text:style-name="P56">│ <text:s text:c="2"/>194 <text:s text:c="16"/>movb <text:s text:c="3"/>$errorfn,globals_start+erroroff(%rip) <text:s text:c="64"/>│</text:p>
      <text:p text:style-name="P56">│ <text:s text:c="2"/>195 <text:s text:c="16"/>movb <text:s text:c="3"/>$listfn,globals_start+listoff(%rip) <text:s text:c="66"/>│</text:p>
      <text:p text:style-name="P56">│ <text:s text:c="2"/>196 <text:s text:c="16"/>movb <text:s text:c="3"/>$commandfn,globals_start+commandoff(%rip) <text:s text:c="60"/>│</text:p>
      <text:p text:style-name="P56">│ <text:s text:c="2"/>197 <text:s text:c="16"/>call <text:s text:c="3"/>1f <text:s text:c="99"/>│</text:p>
      <text:p text:style-name="P56">│ <text:s text:c="2"/>198 <text:s text:c="16"/>popq <text:s text:c="3"/>%rax <text:s text:c="97"/>│</text:p>
      <text:p text:style-name="P56">│ <text:s text:c="2"/>199 <text:s text:c="16"/>sub <text:s text:c="4"/>%rax,%rax <text:s text:c="92"/>│</text:p>
      <text:p text:style-name="P56">│ <text:s text:c="2"/>200 <text:s text:c="16"/>ret <text:s text:c="106"/>│</text:p>
      <text:p text:style-name="P56">│ <text:s text:c="2"/>201 <text:s text:c="8"/>1: <text:s text:c="115"/>│</text:p>
      <text:p text:style-name="P56">│ <text:s text:c="2"/>202 <text:s text:c="8"/># <text:s text:c="5"/>1: <text:s text:c="4"/>10: <text:s/>b p test <text:s text:c="90"/>│</text:p>
      <text:p text:style-name="P56">│ <text:s text:c="2"/>203 <text:s text:c="8"/>test: <text:s text:c="112"/>│</text:p>
      <text:p text:style-name="P56">│ <text:s text:c="2"/>204 <text:s text:c="8"/># <text:s text:c="5"/>1: <text:s text:c="4"/>11: 245: sfr <text:s text:c="4"/>l test.6 <text:s text:c="15"/>! Set function result <text:s text:c="41"/>│</text:p>
      <text:p text:style-name="P56">│ <text:s text:c="2"/>205 <text:s text:c="8"/># <text:s text:c="5"/>1: <text:s text:c="4"/>12: <text:s/>l test.6=0 <text:s text:c="88"/>│</text:p>
      <text:p text:style-name="P56">│ <text:s text:c="2"/>206 <text:s text:c="8"/>test.6 = 0 <text:s text:c="107"/>│</text:p>
      <text:p text:style-name="Code"><text:span text:style-name="T105">│ <text:s text:c="2"/>207 <text:s text:c="8"/># <text:s text:c="5"/>1: <text:s text:c="4"/>13: <text:s/>12: cup <text:s text:c="4"/>l test.3 0 <text:s text:c="13"/>! Call user procedure <text:s text:c="6"/></text:span><text:s/></text:p>
      <text:p text:style-name="P70"/>
      <text:p text:style-name="P71">Here we broke out of the code at main, the start of the program. The line numbers on the left for the .s file can be used as breakpoints as well:</text:p>
      <text:p text:style-name="P71">(gdb) b 285</text:p>
      <text:p text:style-name="P71">Breakpoint 2 at 0x55555555bd73: file test.s, line 285.</text:p>
      <text:p text:style-name="P71">(gdb) c</text:p>
      <text:p text:style-name="P71">Continuing.</text:p>
      <text:p text:style-name="P56">Breakpoint 2, test () at test.s:285</text:p>
      <text:p text:style-name="P56"><text:s text:c="3"/>283 <text:s text:c="8"/># generating: <text:s text:c="6"/>5: <text:s text:c="4"/>34: <text:s/>15: csp <text:s/>6: wrs <text:s/>rs: [] <text:s text:c="62"/>│</text:p>
      <text:p text:style-name="P56">│ <text:s text:c="2"/>284 <text:s text:c="8"/># generating: <text:s text:c="6"/>5: <text:s text:c="4"/>29: <text:s text:c="2"/>5: lao <text:s/>2 r1: rdi rs: [] <text:s text:c="60"/>│</text:p>
      <text:p text:style-name="P56">│B+&gt;285 <text:s text:c="16"/>leaq <text:s text:c="3"/>globals_start+2(%rip),%rdi # load address of global <text:s text:c="50"/>│</text:p>
      <text:p text:style-name="P56">│ <text:s text:c="2"/>286 <text:s text:c="8"/># generating~: <text:s text:c="5"/>5: <text:s text:c="4"/>29: <text:s text:c="2"/>5: lao <text:s/>2 r1: rdi rs: [] <text:s text:c="60"/>│</text:p>
      <text:p text:style-name="P56"><text:soft-page-break/>│ <text:s text:c="2"/>287 <text:s text:c="8"/># generating: <text:s text:c="6"/>5: <text:s text:c="4"/>31: 123: ldci 12 r1: rsi rs: [] <text:s text:c="59"/>│</text:p>
      <text:p text:style-name="P56">│ <text:s text:c="2"/>288 <text:s text:c="16"/>movq <text:s text:c="3"/>$12,%rsi <text:s text:c="15"/># load quad constant</text:p>
      <text:p text:style-name="P71"/>
      <text:p text:style-name="P183"><text:span text:style-name="T123">To find a source line in the assembly code, search for a source line marker in the .s file such as “:100”, then you can find where to breakpoint by the .s line number.</text:span></text:p>
      <text:p text:style-name="P54"/>
      <text:h text:style-name="P105" text:outline-level="1"><text:bookmark-start text:name="__RefHeading___Toc15884_2478585429"/><text:bookmark-start text:name="_Toc528309193"/><text:bookmark-start text:name="_Toc320481294"/>Files in the Pascal-P6 package<text:bookmark-end text:name="__RefHeading___Toc15884_2478585429"/><text:bookmark-end text:name="_Toc528309193"/><text:bookmark-end text:name="_Toc320481294"/></text:h>
      <text:p text:style-name="Standard">Note: for script files, both a DOS/Windows (X.bat) and bash script (X) are provided. Their function is identical, one is for use with the DOS/Windows command shell, the other for bash shell.</text:p>
      <text:p text:style-name="Standard">Note that the top level files are structured according to standard methods for GNU projects, with configure, Makefile, INSTALL, LICENSE, NEWS, README and TODO files.</text:p>
      <text:p text:style-name="P36">configure.bat</text:p>
      <text:p text:style-name="P37">configure<text:tab/>Sets the current compiler to use to create Pascal-P6 binaries.</text:p>
      <text:p text:style-name="P37">INSTALL<text:tab/>Contains instructions for installation of Pascal-P6.</text:p>
      <text:p text:style-name="P37">LICENSE<text:tab/>The software distribution license for Pascal-P6.</text:p>
      <text:p text:style-name="P37">Makefile<text:tab/>This is the central makefile for the system, and contains all the instructions needed to build system components. Note that this file is copied from one of the individual host directories.</text:p>
      <text:p text:style-name="P37">NEWS<text:tab/>Contains any news concerning the current release.</text:p>
      <text:p text:style-name="P37">README<text:tab/>The starting reference for Pascal-P6 documentation. Note that this file is what the repositories (github and sourceforge) will display.</text:p>
      <text:p text:style-name="P37">regress_report.txt<text:tab/>The output of the regression report. This is updated, usually with each push to the repo.</text:p>
      <text:p text:style-name="P36">setpath</text:p>
      <text:p text:style-name="P37">setpath.bat<text:tab/>Script files that add ./bin to the current path of execution.</text:p>
      <text:p text:style-name="P37">TODO<text:tab/>Remaining project bugs and goals to be completed.</text:p>
      <text:h text:style-name="Heading_20_2" text:outline-level="2"><text:bookmark-start text:name="__RefHeading___Toc30944_3822401252"/>Directory: basic<text:bookmark-end text:name="__RefHeading___Toc30944_3822401252"/></text:h>
      <text:p text:style-name="P222">Contains the basic interpreter in Pascal.</text:p>
      <text:p text:style-name="P222">basic.pas<text:tab/>Contains the interpreter source.</text:p>
      <text:h text:style-name="Heading_20_3" text:outline-level="3"><text:bookmark-start text:name="__RefHeading___Toc30946_3822401252"/>Directory: prog<text:bookmark-end text:name="__RefHeading___Toc30946_3822401252"/></text:h>
      <text:p text:style-name="P222">Contains various basic programs, games, etc, used to test the basic interpreter.</text:p>
      <text:h text:style-name="Heading_20_2" text:outline-level="2"><text:bookmark-start text:name="__RefHeading___Toc15886_2478585429"/><text:bookmark-start text:name="_Toc528309194"/>Directory: bin<text:bookmark-end text:name="__RefHeading___Toc15886_2478585429"/><text:bookmark-end text:name="_Toc528309194"/></text:h>
      <text:p text:style-name="P223">Contains binary executables and script files.</text:p>
      <text:p text:style-name="P200">chkfiles</text:p>
      <text:p text:style-name="P200">chkfiles.bat<text:tab/>Runs an md5sum on all relievant components of the Pascal-P6 test and binaries. This is used to check those files match in version.</text:p>
      <text:p text:style-name="P200"/>
      <text:p text:style-name="P201"><text:span text:style-name="T148">c</text:span>mach<text:tab/></text:p>
      <text:p text:style-name="P201"><text:span text:style-name="T148">cmach64le<text:tab/></text:span>The cmach or C interpreter binary.</text:p>
      <text:p text:style-name="P200"/>
      <text:p text:style-name="P38"><text:span text:style-name="T148">c</text:span>ompile</text:p>
      <text:p text:style-name="P39"><text:soft-page-break/>compile.bat<text:tab/>Batch mode compile for Pascal-P6. It takes all input and output from supplied files, and is used by all of the other testing scripts below. You will need to change this to fit your particular Pascal implementation.</text:p>
      <text:p text:style-name="P24">*** You will need to change this to fit your particular Pascal system ***</text:p>
      <text:p text:style-name="P11">It uses input and output from the terminal, so is a good way to <text:s/>run arbitrary programs.</text:p>
      <text:p text:style-name="P25">cpcoms</text:p>
      <text:p text:style-name="P37">cpcoms.bat<text:tab/>Self compile, run and check the pcom.pas file. This batch file compiles com.pas, then runs it on the interpreter and self compiles it, and checks the intermediate files match.</text:p>
      <text:p text:style-name="P36">cpints</text:p>
      <text:p text:style-name="P37">cpints.bat<text:tab/>Self compile, run and check the pint.pas file. This batch file compiles pint.pas and iso7185pat.pas, then runs pint on itself and then runs iso7185pat.pas, and checks the result file.</text:p>
      <text:p text:style-name="P36">diffnole</text:p>
      <text:p text:style-name="P37">diffnole.bat<text:tab/>Runs a diff, but ignoring line endings (DOS/Windows vs. Unix).</text:p>
      <text:p text:style-name="P205">diffnolestrip<text:tab/>As diffnole, but also ignores common Pascal-P6 decorations.</text:p>
      <text:p text:style-name="P203"><text:span text:style-name="T148">d</text:span>oseol</text:p>
      <text:p text:style-name="P202">doseol.bat<text:tab/>Fixes the <text:s/>line endings on text files to match the DOS/Windows convention, CRLF.</text:p>
      <text:p text:style-name="P36">fixeol</text:p>
      <text:p text:style-name="P37">fixeol.bat<text:tab/>Arranges the line endings on bash scripts to be Unix, and those of the DOS/Windows scripts to be DOS/Windows line endings. This is required because the editors on the respective systems insert their own line endings according to system, and this can cause problems when they are run on a different system.</text:p>
      <text:p text:style-name="P206">flip</text:p>
      <text:p text:style-name="P205">flip.exe<text:tab/>Changes line ending to match either Unix or Windows.</text:p>
      <text:p text:style-name="P207">genobj<text:tab/>Generates a C constant array with the contents of a *.p6o file. Used to create package mode apps.</text:p>
      <text:p text:style-name="P36">make_flip</text:p>
      <text:p text:style-name="P37">make_flip.bat<text:tab/>A script to compile deoln and ueoln and create a flip script for Unix. This is used to replace the “flip” program if required.</text:p>
      <text:p text:style-name="P26"><text:span text:style-name="T149">p</text:span>6</text:p>
      <text:p text:style-name="P211"><text:span text:style-name="T149">p</text:span>6.bat<text:tab/>A batch file that compiles and runs a single Pascal program <text:span text:style-name="T149">and its modules</text:span>. It uses input and output from the terminal, so is a good way to <text:s/>run arbitrary programs.</text:p>
      <text:p text:style-name="P209">pascpp</text:p>
      <text:p text:style-name="P208">pascpp.bat<text:tab/>Runs cpp, the C preprocessor, over Pascal programs and expands macros, performs includes, etc.</text:p>
      <text:p text:style-name="P16"><text:soft-page-break/>pcom</text:p>
      <text:p text:style-name="P210">pcom16</text:p>
      <text:p text:style-name="P210">pcom32</text:p>
      <text:p text:style-name="P210">pcom64</text:p>
      <text:p text:style-name="P40">pcom.exe<text:tab/>The IP Pascal compiled pcom binary for Windows/Unix. See comments in <text:bookmark-ref text:reference-format="number" text:ref-name="_Ref320508786">3.3</text:bookmark-ref><text:s/>“<text:bookmark-ref text:reference-format="text" text:ref-name="_Ref320508793">Compiling and running Pascal programs with Pascal-P</text:bookmark-ref>” for how to use this. All of the supplied batch files are customized for this version. <text:span text:style-name="T149">The different endings signify the word length it was compiled for. Pcom without an ending matches the host architecture.</text:span></text:p>
      <text:p text:style-name="P213">pgen</text:p>
      <text:p text:style-name="P213">pgen_gcc_AMD64<text:tab/>The machine code generator. Pgen is the same file, with defaults for the current host.</text:p>
      <text:p text:style-name="P213"/>
      <text:p text:style-name="P215"><text:span text:style-name="T150">p</text:span>int</text:p>
      <text:p text:style-name="P213">pint16be</text:p>
      <text:p text:style-name="P213">pint16le</text:p>
      <text:p text:style-name="P213">pint32be</text:p>
      <text:p text:style-name="P213">pint32le</text:p>
      <text:p text:style-name="P213">pint64be</text:p>
      <text:p text:style-name="P213">pint64le</text:p>
      <text:p text:style-name="P215"><text:span text:style-name="T150">pint</text:span>.exe<text:tab/><text:span text:style-name="T150">The Pascaline intermediate interpreter. The different endings are for different endian modes and word lengths (not all may exist). Pint without an ending is pint for the current host endian and word width.</text:span></text:p>
      <text:p text:style-name="P215"/>
      <text:p text:style-name="P36">regress</text:p>
      <text:p text:style-name="P216">regress.bat<text:tab/><text:span text:style-name="T150">Runs all of the tests for Pascal-P6.</text:span></text:p>
      <text:p text:style-name="P26">run</text:p>
      <text:p text:style-name="P39">run.bat<text:tab/>Batch mode run for Pascal-P6. It takes all input and output from supplied files, and is used by all of the other testing scripts. It uses input and output from the terminal, so is a good way to <text:s/>run arbitrary programs.</text:p>
      <text:p text:style-name="P214">setok<text:tab/>Sets a given test number as passing in the PRT test.</text:p>
      <text:p text:style-name="P214">strip<text:tab/>Strips decorations from Pascal listing files. Used to clean up run comparisons.</text:p>
      <text:p text:style-name="P214"><text:span text:style-name="T151">s</text:span>trips<text:tab/>Strips “#” comments from *.s files (assembly files).</text:p>
      <text:p text:style-name="P217">testdebug<text:tab/>Runs the debug mode test.</text:p>
      <text:p text:style-name="P217">testiso7185pat<text:tab/>Runs the ISO 7185 acceptance test.</text:p>
      <text:p text:style-name="P217">testiso7185prt<text:tab/>Runs the ISO 7185 rejectance test.</text:p>
      <text:p text:style-name="P218">testp2<text:tab/></text:p>
      <text:p text:style-name="P217">testp2.bat<text:tab/>Runs the Pascal-P2 test (Pascal-P2 on Pascal-P6).</text:p>
      <text:p text:style-name="P218">testp4<text:tab/></text:p>
      <text:p text:style-name="P217">testp4.bat<text:tab/>Runs the Pascal-P4 test (Pascal-P4 on Pascal-P6).</text:p>
      <text:p text:style-name="P218">testp5</text:p>
      <text:p text:style-name="P218">testp5.bat<text:tab/>Runs the Pascal-P5 test (Pascal-P5 on Pascal-P6).</text:p>
      <text:p text:style-name="P218"><text:soft-page-break/></text:p>
      <text:p text:style-name="P218">testp6<text:tab/></text:p>
      <text:p text:style-name="P217">testp6.bat<text:tab/>Runs the Pascal-P6 test (Pascal-P6 on Pascal-P6).</text:p>
      <text:p text:style-name="P217">testpascaline<text:tab/>Runs the Pascaline test.</text:p>
      <text:p text:style-name="P36">testpascals</text:p>
      <text:p text:style-name="P37">testpascals.bat<text:tab/>Runs a compile and check on pascals.pas, the Pascal subset interpreter created by Niklaus Wirth.</text:p>
      <text:p text:style-name="P38">testprog</text:p>
      <text:p text:style-name="P40">testprog.bat<text:tab/>An automated testing batch file. Runs a given program with the input file, delivering an output file, then compares to a reference file. </text:p>
      <text:p text:style-name="P12">Testprog is used to test the following program files for Pascal-P6: hello, roman, match, startrek, basics and iso7185pat.</text:p>
      <text:p text:style-name="P36">unixeol</text:p>
      <text:p text:style-name="P37">unixeol.bat<text:tab/>Fixes the <text:s/>line endings on text files to match the Unix convention, LF.</text:p>
      <text:h text:style-name="Heading_20_2" text:outline-level="2"><text:bookmark-start text:name="__RefHeading___Toc30948_3822401252"/>Directory: build<text:bookmark-end text:name="__RefHeading___Toc30948_3822401252"/></text:h>
      <text:p text:style-name="P224">This directory is used to store the build products of compiles, the objects, binaries, etc. The structure of it reflects the source directory.</text:p>
      <text:h text:style-name="Heading_20_2" text:outline-level="2"><text:bookmark-start text:name="__RefHeading___Toc15888_2478585429"/><text:bookmark-start text:name="_Toc528309195"/>Directory: doc<text:bookmark-end text:name="__RefHeading___Toc15888_2478585429"/><text:bookmark-end text:name="_Toc528309195"/></text:h>
      <text:p text:style-name="P219">Pascaline_cover.docx<text:tab/>The cover for “the Pascaline computer language” book.</text:p>
      <text:p text:style-name="P219">The_Pascal-P6_Compiler_cover.pdf</text:p>
      <text:p text:style-name="P219"><text:tab/><text:tab/><text:tab/>The cover for “The Pascal-P6 compiler” book.</text:p>
      <text:p text:style-name="P219">basic.pdf<text:tab/><text:tab/>A document describing the language for the basic language on Pascal-P6.</text:p>
      <text:p text:style-name="P219">Iso7185.html<text:tab/><text:tab/>The ISO 7185 standard for Pascal.</text:p>
      <text:p text:style-name="P37">iso7185rules.html<text:tab/>A description of the ISO 7185 Pascal language.</text:p>
      <text:p text:style-name="P220">Pascaline.pdf<text:tab/>Contents of “the Pascaline computer language” book.</text:p>
      <text:p text:style-name="P40">the_P6_compiler.<text:span text:style-name="T152">pdf</text:span><text:tab/>This document in word 2007 form.</text:p>
      <text:h text:style-name="Heading_20_2" text:outline-level="2"><text:bookmark-start text:name="__RefHeading___Toc18922_1027172818"/>Libs<text:bookmark-end text:name="__RefHeading___Toc18922_1027172818"/></text:h>
      <text:p text:style-name="P221">strings.pas<text:tab/><text:tab/>The string library source.</text:p>
      <text:h text:style-name="Heading_20_2" text:outline-level="2"><text:bookmark-start text:name="__RefHeading___Toc18924_1027172818"/><text:span text:style-name="T153">p</text:span>ascalne Tests<text:bookmark-end text:name="__RefHeading___Toc18924_1027172818"/></text:h>
      <text:p text:style-name="P227">Contains the test suite for Pascaline extensions, libraries, and debug mode.</text:p>
      <text:p text:style-name="P229">debug_test<text:tab/><text:tab/>Binary for debug test.</text:p>
      <text:p text:style-name="P228"/>
      <text:p text:style-name="P228">debug_test[1].pas</text:p>
      <text:p text:style-name="P228">debug_test.cmp</text:p>
      <text:p text:style-name="P227">debug_test.inp<text:tab/><text:tab/>Contains tests for debug mode. See “<text:bookmark-ref text:reference-format="text" text:ref-name="__RefHeading___Toc15952_2478585429">Testing Pascal-P6</text:bookmark-ref>”.</text:p>
      <text:p text:style-name="P227"><text:soft-page-break/></text:p>
      <text:p text:style-name="P228">headertest1</text:p>
      <text:p text:style-name="P227">headertest2<text:tab/><text:tab/>Test files used by the Pascaline test.</text:p>
      <text:p text:style-name="P227">pascaline<text:tab/><text:tab/>Binary for Pascaline test.</text:p>
      <text:p text:style-name="P228">pascaline1.pas</text:p>
      <text:p text:style-name="P228">pascaline2.pas</text:p>
      <text:p text:style-name="P228">pascaline.pas</text:p>
      <text:p text:style-name="P228">pascaline.cmp</text:p>
      <text:p text:style-name="P228">pascaline.inp<text:tab/><text:tab/>Program and test files for the Pascaline test.</text:p>
      <text:p text:style-name="P228"/>
      <text:p text:style-name="P228">readtest.txt<text:tab/><text:tab/>Input test file for Pascaline test.</text:p>
      <text:p text:style-name="P228"/>
      <text:p text:style-name="P229">services.pas<text:tab/><text:tab/>Header file for services.</text:p>
      <text:p text:style-name="P229"/>
      <text:p text:style-name="P229">services_test.pas</text:p>
      <text:p text:style-name="P229">services_test1.pas</text:p>
      <text:p text:style-name="P229">services_test.cmp</text:p>
      <text:p text:style-name="P229">services_test.inp<text:tab/>Test file for services library.</text:p>
      <text:p text:style-name="P229"/>
      <text:h text:style-name="Heading_20_3" text:outline-level="3"><text:bookmark-start text:name="__RefHeading___Toc30950_3822401252"/>Directory: test_results<text:bookmark-end text:name="__RefHeading___Toc30950_3822401252"/></text:h>
      <text:p text:style-name="P230">Contains the results of different run conditions. Each of cmach, package, pgen, pint and pmach have a directory here. See the chapter “<text:bookmark-ref text:reference-format="text" text:ref-name="__RefHeading___Toc15952_2478585429">Testing Pascal-P6</text:bookmark-ref>”.</text:p>
      <text:h text:style-name="Heading_20_2" text:outline-level="2"><text:bookmark-start text:name="__RefHeading___Toc18926_1027172818"/>Petit_ami<text:bookmark-end text:name="__RefHeading___Toc18926_1027172818"/></text:h>
      <text:p text:style-name="P221">This directory is a submodule for Petit-Ami. The contents are described in the Petit-Ami documents.</text:p>
      <text:h text:style-name="Heading_20_2" text:outline-level="2"><text:bookmark-start text:name="__RefHeading___Toc15906_2478585429"/><text:bookmark-start text:name="_Toc320481303"/><text:bookmark-start text:name="_Toc528309204"/>Subdirectory: sample_programs<text:bookmark-end text:name="__RefHeading___Toc15906_2478585429"/><text:bookmark-end text:name="_Toc320481303"/><text:bookmark-end text:name="_Toc528309204"/></text:h>
      <text:p text:style-name="P225">The sample programs directory is used for sample test programs. Each program will have all of a *.pas source file, a *.inp file, a *.cmp file, and a *.dat file. The description of these files can be found in the section on “<text:bookmark-ref text:reference-format="text" text:ref-name="__RefHeading___Toc15952_2478585429">Testing Pascal-P6</text:bookmark-ref>”.</text:p>
      <text:p text:style-name="P40">basics.pas<text:tab/>A tiny basic interpreter in Pascal.</text:p>
      <text:p text:style-name="P226">drystone.pas<text:tab/>A benchmark program.</text:p>
      <text:p text:style-name="P226">fbench.pas<text:tab/>A floating point benchmark program.</text:p>
      <text:p text:style-name="P40">hello.pas<text:tab/>One of several test programs used to prove the Pascal-P6 system. This is the standard "hello, world" program.</text:p>
      <text:p text:style-name="P40">match.bas<text:tab/>The basic version of the match game.</text:p>
      <text:p text:style-name="P40">match.pas<text:tab/>A game, place "match" a number game.</text:p>
      <text:p text:style-name="P40">pascals.pas<text:tab/>Niklaus Wirth’s Pascal-s subset interpreter.</text:p>
      <text:p text:style-name="P40">roman.pas<text:tab/>A slightly more complex test program, prints roman numerals. From Niklaus Wirth's "User Manual and Report".</text:p>
      <text:p text:style-name="P40"><text:soft-page-break/>startrek.pas<text:tab/>The startrek game.</text:p>
      <text:h text:style-name="P111" text:outline-level="3"><text:bookmark-start text:name="__RefHeading___Toc30952_3822401252"/>Directory: test_results<text:bookmark-end text:name="__RefHeading___Toc30952_3822401252"/></text:h>
      <text:p text:style-name="P230">Contains the results of different run conditions. Each of cmach, package, pgen, pint and pmach have a directory here. See the chapter “<text:bookmark-ref text:reference-format="text" text:ref-name="__RefHeading___Toc15952_2478585429">Testing Pascal-P6</text:bookmark-ref>”.</text:p>
      <text:h text:style-name="Heading_20_2" text:outline-level="2"><text:bookmark-start text:name="__RefHeading___Toc18928_1027172818"/>Source<text:bookmark-end text:name="__RefHeading___Toc18928_1027172818"/></text:h>
      <text:p text:style-name="P37">extend_iso7185_pascal.inc</text:p>
      <text:p text:style-name="P37"><text:tab/><text:span text:style-name="T154">Contains extensions for Pascaline functions used by pcom and pint. This file satisfies then with no-ops, since ISO 7185 has no extensions.</text:span></text:p>
      <text:p text:style-name="P37">extend_pascaline.inc<text:tab/><text:span text:style-name="T154">contains extensions for Pascaline functions used by pcom and pint. This file connects them to Pascaline native functions.</text:span></text:p>
      <text:p text:style-name="P37">externals_iso7185_pascal.inc</text:p>
      <text:p text:style-name="P37"><text:tab/><text:span text:style-name="T155">Contains linkages to external library routines for pint. This file satisfies them with no-ops, since ISO 7185 has no external mechanisim.</text:span></text:p>
      <text:p text:style-name="P231">externals_pascaline.inc<text:tab/><text:span text:style-name="T155">Contains linkages to external library routines for pint. This uses the Pascaline language to satisfy externals.</text:span></text:p>
      <text:p text:style-name="P37">flip.c<text:tab/>C program to replace the local version of <text:s/>“flip”, the Unix line ending fixup tool. It is provided in source form here because not all Unix installations have it (for example MAC OS X didn’t have it). This allows you to compile it yourself for your target system.</text:p>
      <text:p text:style-name="P232">genobj.pas<text:tab/>Source for genobj, which g<text:span text:style-name="T149">enerates a C constant array with the contents of a *.p6o file. Used to create package mode apps.</text:span></text:p>
      <text:p text:style-name="P233"><text:span text:style-name="T156">m</text:span>pb16.inc</text:p>
      <text:p text:style-name="P234">mpb32.inc</text:p>
      <text:p text:style-name="P234">mpb64.inc<text:tab/>Machine parameter blocks for each model of CPU, 16, 32, and 64 bit words.</text:p>
      <text:p text:style-name="P234"/>
      <text:p text:style-name="P40">pcom.pas<text:tab/>The compiler source in Pascal.</text:p>
      <text:p text:style-name="P40">pint.pas<text:tab/>The interpreter source in Pascal.</text:p>
      <text:p text:style-name="P235">pmach.pas<text:tab/>Contains the stand-alone P-machine interpreter.</text:p>
      <text:p text:style-name="P235">spew.c<text:tab/>Contains the spew test.</text:p>
      <text:p text:style-name="P235">version.inc<text:tab/>Contains the version numbers for pcom, pint, pmach and pgen.</text:p>
      <text:h text:style-name="Heading_20_3" text:outline-level="3"><text:bookmark-start text:name="__RefHeading___Toc30954_3822401252"/>Directory: AMD64<text:bookmark-end text:name="__RefHeading___Toc30954_3822401252"/></text:h>
      <text:p text:style-name="P236">Contains code specifically for the AMD64 processor model, currently used by Intel and AMD. This codebase is further categorized by compiler, of which gcc is currently the only one.</text:p>
      <text:h text:style-name="Heading_20_4" text:outline-level="4"><text:bookmark-start text:name="__RefHeading___Toc30956_3822401252"/>Directory: gcc<text:bookmark-end text:name="__RefHeading___Toc30956_3822401252"/></text:h>
      <text:p text:style-name="P237">Contains code for the gcc/gas compiler/assembler combination.</text:p>
      <text:p text:style-name="P237">pgen.pas<text:tab/>Generates assembly code from intermediate files.</text:p>
      <text:p text:style-name="P237"><text:soft-page-break/>psystem_asm.asm<text:tab/>The support library for pgen generated files, the assembly language section.</text:p>
      <text:p text:style-name="P237">psystem.c<text:tab/>The support library for pgen generated files, the C source language section.</text:p>
      <text:h text:style-name="Heading_20_3" text:outline-level="3"><text:bookmark-start text:name="__RefHeading___Toc30958_3822401252"/>Directory: cmach<text:bookmark-end text:name="__RefHeading___Toc30958_3822401252"/></text:h>
      <text:p text:style-name="P238">Contains the cmach interpreter system.</text:p>
      <text:p text:style-name="P239">cmach.c<text:tab/><text:tab/>The C source version of pmach, used to interpret machine decks made from intermediates.</text:p>
      <text:p text:style-name="P240">externals.inc<text:tab/><text:tab/>Contains external library linkages for cmach.</text:p>
      <text:p text:style-name="P241">Mpb16.inc</text:p>
      <text:p text:style-name="P241">mpb32.inc</text:p>
      <text:p text:style-name="P242">mpb64.inc<text:tab/>Machine parameter blocks for cmach. Contains each of the machine models for 16 bit, 32 bit, and 64 bit word lengths.</text:p>
      <text:h text:style-name="Heading_20_2" text:outline-level="2"><text:bookmark-start text:name="__RefHeading___Toc15908_2478585429"/><text:bookmark-start text:name="_Toc320481304"/><text:bookmark-start text:name="_Toc528309205"/>Directory: standard_tests<text:bookmark-end text:name="__RefHeading___Toc15908_2478585429"/><text:bookmark-end text:name="_Toc320481304"/><text:bookmark-end text:name="_Toc528309205"/></text:h>
      <text:p text:style-name="P40">iso7185pat.cmp<text:tab/>Contains the output from the PAT file with the IP Pascal compiled Pascal-P6 executables above.</text:p>
      <text:p text:style-name="P40">iso7185pat.inp<text:tab/>The input file for the Pascal acceptance test.</text:p>
      <text:p text:style-name="P40">iso7185pat.pas<text:tab/>The Pascal Acceptance Test. This is a single Pascal source that tests how well a given Pascal implementation obeys ISO 7185 Pascal. It can be used on Pascal-P6 or any other Pascal implementation.</text:p>
      <text:p text:style-name="P40">iso7185pats.cmp<text:tab/>Contains the output from the PAT file resulting from the cpints run. This is slightly different than the normal run.</text:p>
      <text:p text:style-name="P40">iso7185prt.bat<text:tab/>Compiles the Pascal rejection tests.</text:p>
      <text:p text:style-name="P40">iso7185prtXXXX.cmp<text:tab/>Comparision file for pascal rejection test. XXXX is a four digit number. See the rejection tests text for information.</text:p>
      <text:p text:style-name="P40">Iso7185prtXXXX.inp<text:tab/>Contains the input file for the Pascal rejection test XXXX.</text:p>
      <text:p text:style-name="P40">Iso7185prtXXXX.pas<text:tab/>Contains the source file for the Pascal rejection test XXXX.</text:p>
      <text:p text:style-name="Standard"/>
      <text:p text:style-name="P54"/>
      <text:h text:style-name="P105" text:outline-level="1"><text:bookmark text:name="_Toc3204811191"/><text:bookmark-start text:name="__RefHeading___Toc15910_2478585429"/><text:bookmark-start text:name="_Toc528309206"/>The intermediate language<text:bookmark-end text:name="__RefHeading___Toc15910_2478585429"/><text:bookmark-end text:name="_Toc528309206"/></text:h>
      <text:p text:style-name="Standard">The intermediate language for Pascal-P6 is in the form of an assembly language file for the abstract machine called the P-Machine. Each instruction in the intermediate specifies the semantics of operations in the language.</text:p>
      <text:p text:style-name="Standard">The intermediate is input by both the interpreter, pint, and the compiler, pgen_x_x. If the source program consists of more than one module (program or module), then the intermediate code from each module run is concatenated in definition order. That is, each module that uses definitions from another module must follow that module in the concatenated desk. Then the resulting combined deck is input to pint. pint will handle linking the modules together.The deck must end with a “program” module.</text:p>
      <text:p text:style-name="Standard">Modules in Pascal-P6 “stack”, meaning that the first module initializes itself and calls the next one after it. This continues until the program module is executed, then control flow goes backwards down the stack again executing finalization sections until the first module is reached.</text:p>
      <text:p text:style-name="Standard">If the compiler pgen_x_x is used, only one module at a time is input. Linking modules together is done after the output of the compiler is given as input to the linker. The module “stacking” mechanisim of pint is simulated by using the constructor and destructor attributes of gcc. See the section on pgen for more information.</text:p>
      <text:h text:style-name="Heading_20_2" text:outline-level="2"><text:bookmark-start text:name="__RefHeading___Toc15912_2478585429"/><text:bookmark-start text:name="_Toc528309207"/>Format of intermediate<text:bookmark-end text:name="__RefHeading___Toc15912_2478585429"/><text:bookmark-end text:name="_Toc528309207"/></text:h>
      <text:p text:style-name="Standard">The intermediate has the format:</text:p>
      <text:p text:style-name="Standard">&lt;main code&gt;</text:p>
      <text:p text:style-name="Standard">&lt;start code&gt;</text:p>
      <text:p text:style-name="Standard">&lt;further prd input&gt;</text:p>
      <text:p text:style-name="Standard">The main section contains all of the generated code, except for a startup section:</text:p>
      <text:p text:style-name="P30"/>
      <text:p text:style-name="P31">mst <text:s text:c="10"/>0</text:p>
      <text:p text:style-name="P30">cup <text:s text:c="2"/>0 <text:s text:c="2"/>l <text:s text:c="2"/>3</text:p>
      <text:p text:style-name="P30">stp</text:p>
      <text:p text:style-name="Standard"><text:s/></text:p>
      <text:p text:style-name="Standard">The main section is assembled past the startup code, then the assembly location is restarted and the startup section is assembled, placed under the main code.</text:p>
      <text:p text:style-name="Standard">After both the main code and start code sections, the contents of the prd file are not read. The interpreted code can keep reading from the prd file at this point. This means that input for the prd file as used by the interpreted program can be concatenated to the intermediate file. This feature is used for the self compile and run.</text:p>
      <text:h text:style-name="Heading_20_2" text:outline-level="2"><text:bookmark-start text:name="__RefHeading___Toc16103_623728502"/>Intermediate line format<text:bookmark-end text:name="__RefHeading___Toc16103_623728502"/></text:h>
      <text:p text:style-name="Standard">For each line in the intermediate, the first character indicate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42" loext:marker-style-name="T11"><text:span text:style-name="T15">Character</text:span><text:span text:style-name="T11"/></text:p>
          </table:table-cell>
          <table:table-cell table:style-name="Table28.A1" office:value-type="string">
            <text:p text:style-name="P142" loext:marker-style-name="T11"><text:span text:style-name="T15">Parameter(s)</text:span><text:span text:style-name="T11"/></text:p>
          </table:table-cell>
          <table:table-cell table:style-name="Table28.A1" office:value-type="string">
            <text:p text:style-name="P142" loext:marker-style-name="T11"><text:span text:style-name="T15">Description</text:span><text:span text:style-name="T11"/></text:p>
          </table:table-cell>
        </table:table-row>
        <table:table-row table:style-name="Table28.1">
          <table:table-cell table:style-name="Table28.A2" office:value-type="string">
            <text:p text:style-name="P163" loext:marker-style-name="T44"><text:span text:style-name="T46">!</text:span><text:span text:style-name="T44"/></text:p>
          </table:table-cell>
          <table:table-cell table:style-name="Table28.B2" office:value-type="string">
            <text:p text:style-name="P153" loext:marker-style-name="T46"><text:span text:style-name="T46">&lt;arbitrary characters&gt;</text:span><text:span text:style-name="T46"/></text:p>
          </table:table-cell>
          <table:table-cell table:style-name="Table28.C2" office:value-type="string">
            <text:p text:style-name="P153" loext:marker-style-name="T46"><text:span text:style-name="T46">Indicates a comment, the rest of the line is discarded.</text:span><text:span text:style-name="T46"/></text:p>
          </table:table-cell>
        </table:table-row>
        <table:table-row table:style-name="Table28.1">
          <table:table-cell table:style-name="Table28.A3" office:value-type="string">
            <text:p text:style-name="P163" loext:marker-style-name="T44"><text:span text:style-name="T46">l</text:span><text:span text:style-name="T44"/></text:p>
          </table:table-cell>
          <table:table-cell table:style-name="Table28.B3" office:value-type="string">
            <text:p text:style-name="P153" loext:marker-style-name="T46"><text:span text:style-name="T46">&lt;number&gt;</text:span><text:span text:style-name="T46"/></text:p>
          </table:table-cell>
          <table:table-cell table:style-name="Table28.C3" office:value-type="string">
            <text:p text:style-name="P153" loext:marker-style-name="T46"><text:span text:style-name="T46">A label. Used to establish jump locations in the code.</text:span><text:span text:style-name="T46"/></text:p>
          </table:table-cell>
        </table:table-row>
        <table:table-row table:style-name="Table28.1">
          <table:table-cell table:style-name="Table28.A2" office:value-type="string">
            <text:p text:style-name="P163" loext:marker-style-name="T44"><text:span text:style-name="T46">q</text:span><text:span text:style-name="T44"/></text:p>
          </table:table-cell>
          <table:table-cell table:style-name="Table28.B2" office:value-type="string">
            <text:p text:style-name="P161" loext:marker-style-name="T46"/>
          </table:table-cell>
          <table:table-cell table:style-name="Table28.C2" office:value-type="string">
            <text:p text:style-name="P153" loext:marker-style-name="T46"><text:span text:style-name="T46">Marks the end of the main code or startup code section.</text:span><text:span text:style-name="T46"/></text:p>
          </table:table-cell>
        </table:table-row>
        <table:table-row table:style-name="Table28.1">
          <table:table-cell table:style-name="Table28.A5" office:value-type="string">
            <text:p text:style-name="P163" loext:marker-style-name="T44"><text:span text:style-name="T46">(blank)</text:span><text:span text:style-name="T44"/></text:p>
          </table:table-cell>
          <table:table-cell table:style-name="Table28.B5" office:value-type="string">
            <text:p text:style-name="P161" loext:marker-style-name="T46"/>
          </table:table-cell>
          <table:table-cell table:style-name="Table28.C5" office:value-type="string">
            <text:p text:style-name="P153" loext:marker-style-name="T46"><text:span text:style-name="T46">An intermediate instruction.</text:span><text:span text:style-name="T46"/></text:p>
          </table:table-cell>
        </table:table-row>
        <table:table-row table:style-name="Table28.1">
          <table:table-cell table:style-name="Table28.A2" office:value-type="string">
            <text:p text:style-name="P163" loext:marker-style-name="T44"><text:span text:style-name="T46">:</text:span><text:span text:style-name="T44"/></text:p>
          </table:table-cell>
          <table:table-cell table:style-name="Table28.B2" office:value-type="string">
            <text:p text:style-name="P153" loext:marker-style-name="T46"><text:span text:style-name="T46">&lt;number&gt;</text:span><text:span text:style-name="T46"/></text:p>
          </table:table-cell>
          <table:table-cell table:style-name="Table28.C2" office:value-type="string">
            <text:p text:style-name="P153" loext:marker-style-name="T46"><text:span text:style-name="T46">A source line marker.</text:span><text:span text:style-name="T46"/></text:p>
          </table:table-cell>
        </table:table-row>
        <table:table-row table:style-name="Table28.1">
          <table:table-cell table:style-name="Table28.A7" office:value-type="string">
            <text:p text:style-name="P163" loext:marker-style-name="T44"><text:span text:style-name="T46">o</text:span><text:span text:style-name="T44"/></text:p>
          </table:table-cell>
          <table:table-cell table:style-name="Table28.B7" office:value-type="string">
            <text:p text:style-name="P153" loext:marker-style-name="T46"><text:span text:style-name="T46">&lt;options&gt;</text:span><text:span text:style-name="T46"/></text:p>
          </table:table-cell>
          <table:table-cell table:style-name="Table28.C7" office:value-type="string">
            <text:p text:style-name="P153" loext:marker-style-name="T46"><text:span text:style-name="T46">Passes the settings of all options to the backend.</text:span><text:span text:style-name="T46"/></text:p>
          </table:table-cell>
        </table:table-row>
        <table:table-row table:style-name="Table28.1">
          <table:table-cell table:style-name="Table28.A2" office:value-type="string">
            <text:p text:style-name="P163" loext:marker-style-name="T44"><text:span text:style-name="T46">g</text:span><text:span text:style-name="T44"/></text:p>
          </table:table-cell>
          <table:table-cell table:style-name="Table28.B2" office:value-type="string">
            <text:p text:style-name="P153" loext:marker-style-name="T46"><text:span text:style-name="T46">&lt;number&gt;</text:span><text:span text:style-name="T46"/></text:p>
          </table:table-cell>
          <table:table-cell table:style-name="Table28.C2" office:value-type="string">
            <text:p text:style-name="P153" loext:marker-style-name="T46"><text:span text:style-name="T46">Passes the total size of globals to the back end.</text:span><text:span text:style-name="T46"/></text:p>
          </table:table-cell>
        </table:table-row>
        <table:table-row table:style-name="Table28.1">
          <table:table-cell table:style-name="Table28.A9" office:value-type="string">
            <text:p text:style-name="P163" loext:marker-style-name="T44"><text:span text:style-name="T46">v</text:span><text:span text:style-name="T44"/></text:p>
          </table:table-cell>
          <table:table-cell table:style-name="Table28.B9" office:value-type="string">
            <text:p text:style-name="P153" loext:marker-style-name="T46"><text:span text:style-name="T46">l&lt;label&gt; &lt;size&gt;</text:span><text:span text:style-name="T46"/></text:p>
            <text:p text:style-name="P153" loext:marker-style-name="T46"><text:span text:style-name="T46">&lt;logical variant numbers&gt;</text:span><text:span text:style-name="T46"/></text:p>
          </table:table-cell>
          <table:table-cell table:style-name="Table28.C9" office:value-type="string">
            <text:p text:style-name="P153" loext:marker-style-name="T46"><text:span text:style-name="T46">Passes a “logical variant table” to the backend. Size indicates the number of logical variant numbers that will appear.</text:span><text:span text:style-name="T46"/></text:p>
          </table:table-cell>
        </table:table-row>
        <table:table-row table:style-name="Table28.1">
          <table:table-cell table:style-name="Table28.A2" office:value-type="string">
            <text:p text:style-name="P163" loext:marker-style-name="T44"><text:span text:style-name="T46">f</text:span><text:span text:style-name="T44"/></text:p>
          </table:table-cell>
          <table:table-cell table:style-name="Table28.B2" office:value-type="string">
            <text:p text:style-name="P153" loext:marker-style-name="T46"><text:span text:style-name="T46">f &lt;number&gt;</text:span><text:span text:style-name="T46"/></text:p>
          </table:table-cell>
          <table:table-cell table:style-name="Table28.C2" office:value-type="string">
            <text:p text:style-name="P153" loext:marker-style-name="T46"><text:span text:style-name="T46">Number of source code errors found by pcom.</text:span><text:span text:style-name="T46"/></text:p>
          </table:table-cell>
        </table:table-row>
        <table:table-row table:style-name="Table28.1">
          <table:table-cell table:style-name="Table28.A11" office:value-type="string">
            <text:p text:style-name="P163" loext:marker-style-name="T44"><text:span text:style-name="T46">b</text:span><text:span text:style-name="T44"/></text:p>
          </table:table-cell>
          <table:table-cell table:style-name="Table28.B11" office:value-type="string">
            <text:p text:style-name="P153" loext:marker-style-name="T46"><text:span text:style-name="T46">b &lt;type&gt;</text:span><text:span text:style-name="T46"/></text:p>
          </table:table-cell>
          <table:table-cell table:style-name="Table28.C11" office:value-type="string">
            <text:p text:style-name="P153" loext:marker-style-name="T46"><text:span text:style-name="T46">Block start.</text:span><text:span text:style-name="T46"/></text:p>
          </table:table-cell>
        </table:table-row>
        <table:table-row table:style-name="Table28.1">
          <table:table-cell table:style-name="Table28.A2" office:value-type="string">
            <text:p text:style-name="P163" loext:marker-style-name="T44"><text:span text:style-name="T46">e</text:span><text:span text:style-name="T44"/></text:p>
          </table:table-cell>
          <table:table-cell table:style-name="Table28.B2" office:value-type="string">
            <text:p text:style-name="P153" loext:marker-style-name="T46"><text:span text:style-name="T46">e &lt;type&gt;</text:span><text:span text:style-name="T46"/></text:p>
          </table:table-cell>
          <table:table-cell table:style-name="Table28.C2" office:value-type="string">
            <text:p text:style-name="P153" loext:marker-style-name="T46"><text:span text:style-name="T46">Block end.</text:span><text:span text:style-name="T46"/></text:p>
          </table:table-cell>
        </table:table-row>
        <table:table-row table:style-name="Table28.1">
          <table:table-cell table:style-name="Table28.A13" office:value-type="string">
            <text:p text:style-name="P163" loext:marker-style-name="T44"><text:span text:style-name="T46">s</text:span><text:span text:style-name="T44"/></text:p>
          </table:table-cell>
          <table:table-cell table:style-name="Table28.B13" office:value-type="string">
            <text:p text:style-name="P153" loext:marker-style-name="T46"><text:span text:style-name="T46">s &lt;name&gt; &lt;offset&gt; &lt;digest&gt;</text:span><text:span text:style-name="T46"/></text:p>
          </table:table-cell>
          <table:table-cell table:style-name="Table28.C13" office:value-type="string">
            <text:p text:style-name="P153" loext:marker-style-name="T46"><text:span text:style-name="T46">Symbol.</text:span><text:span text:style-name="T46"/></text:p>
          </table:table-cell>
        </table:table-row>
        <table:table-row table:style-name="Table28.1">
          <table:table-cell table:style-name="Table28.A2" office:value-type="string">
            <text:p text:style-name="P163" loext:marker-style-name="T44"><text:span text:style-name="T46">t</text:span><text:span text:style-name="T44"/></text:p>
          </table:table-cell>
          <table:table-cell table:style-name="Table28.B2" office:value-type="string">
            <text:p text:style-name="P153" loext:marker-style-name="T46"><text:span text:style-name="T46">&lt;label&gt; &lt;number of dimentions&gt; &lt;dimension1&gt; [&lt;dimentionn&gt;]…</text:span><text:span text:style-name="T46"/></text:p>
          </table:table-cell>
          <table:table-cell table:style-name="Table28.C2" office:value-type="string">
            <text:p text:style-name="P153" loext:marker-style-name="T46"><text:span text:style-name="T46">Fixed array template.</text:span><text:span text:style-name="T46"/></text:p>
          </table:table-cell>
        </table:table-row>
        <table:table-row table:style-name="Table28.1">
          <table:table-cell table:style-name="Table28.A15" office:value-type="string">
            <text:p text:style-name="P163" loext:marker-style-name="T44"><text:span text:style-name="T46">n</text:span><text:span text:style-name="T44"/></text:p>
          </table:table-cell>
          <table:table-cell table:style-name="Table28.B15" office:value-type="string">
            <text:p text:style-name="P153" loext:marker-style-name="T46"><text:span text:style-name="T46">&lt;label&gt; &lt;length&gt;</text:span><text:span text:style-name="T46"/></text:p>
          </table:table-cell>
          <table:table-cell table:style-name="Table28.C15" office:value-type="string">
            <text:p text:style-name="P153" loext:marker-style-name="T46"><text:span text:style-name="T46">Constant table begin.</text:span><text:span text:style-name="T46"/></text:p>
          </table:table-cell>
        </table:table-row>
        <table:table-row table:style-name="Table28.1">
          <table:table-cell table:style-name="Table28.A2" office:value-type="string">
            <text:p text:style-name="P163" loext:marker-style-name="T44"><text:span text:style-name="T46">c</text:span><text:span text:style-name="T44"/></text:p>
          </table:table-cell>
          <table:table-cell table:style-name="Table28.B2" office:value-type="string">
            <text:p text:style-name="P153" loext:marker-style-name="T46"><text:span text:style-name="T46">&lt;type&gt; &lt;value&gt;</text:span><text:span text:style-name="T46"/></text:p>
          </table:table-cell>
          <table:table-cell table:style-name="Table28.C2" office:value-type="string">
            <text:p text:style-name="P153" loext:marker-style-name="T46"><text:span text:style-name="T46">Constant table entry.</text:span><text:span text:style-name="T46"/></text:p>
          </table:table-cell>
        </table:table-row>
        <table:table-row table:style-name="Table28.1">
          <table:table-cell table:style-name="Table28.A17" office:value-type="string">
            <text:p text:style-name="P163" loext:marker-style-name="T44"><text:span text:style-name="T46">x</text:span><text:span text:style-name="T44"/></text:p>
          </table:table-cell>
          <table:table-cell table:style-name="Table28.B17" office:value-type="string">
            <text:p text:style-name="P161" loext:marker-style-name="T46"/>
          </table:table-cell>
          <table:table-cell table:style-name="Table28.C17" office:value-type="string">
            <text:p text:style-name="P153" loext:marker-style-name="T46"><text:span text:style-name="T46">Constant table end.</text:span><text:span text:style-name="T46"/></text:p>
          </table:table-cell>
        </table:table-row>
      </table:table>
      <text:p text:style-name="Standard"/>
      <text:h text:style-name="Heading_20_3" text:outline-level="3"><text:bookmark-start text:name="__RefHeading___Toc15914_2478585429"/>Comments<text:bookmark-end text:name="__RefHeading___Toc15914_2478585429"/></text:h>
      <text:p text:style-name="Standard">A comment appears as:</text:p>
      <text:p text:style-name="Standard"><text:tab/>!&lt;any text&gt;</text:p>
      <text:p text:style-name="Standard">Comments are used to generate any descriptive text in the intermediate. They are also used to output a marker every 10 intermediate instructions, of where the “logical program count” or index of instructions, is currently located in the intermediate with a marker of the form:</text:p>
      <text:p text:style-name="Standard"><text:tab/>i<text:tab/>n</text:p>
      <text:p text:style-name="Standard"><text:soft-page-break/>Where n is the logical program count.</text:p>
      <text:h text:style-name="Heading_20_3" text:outline-level="3"><text:bookmark-start text:name="__RefHeading___Toc15918_2478585429"/><text:bookmark-start text:name="_Toc528309208"/>Label<text:bookmark-end text:name="__RefHeading___Toc15918_2478585429"/><text:bookmark-end text:name="_Toc528309208"/></text:h>
      <text:p text:style-name="Standard">Label lines are of the format:</text:p>
      <text:p text:style-name="Standard"><text:tab/>l<text:tab/>m.n[=<text:tab/>val]</text:p>
      <text:p text:style-name="Standard">The first part of the label is the module to which the label belongs, which is a full name [‘a’..’z’, ‘A’..’Z’, ‘0’..’9’]. The label number is either a numeric [‘0’..’9’] or starts with with an alphanumeric label leader [‘a’..’z’, ‘A’..’Z’, ‘0’..’9’]. If the label is numeric, it is a “near” label and only refers to the current module being compiled. If the label is alphanumeric, it is a “far” label, and can either be in the current module or an external module. If “=” follows, the instruction address of the label appears, otherwise it is set to the current instruction being processed (the pc).</text:p>
      <text:p text:style-name="Standard">The logical label number is a value from 0 to n. The value can be anything, and it is used both to define parameters as well as addresses. When used in an instruction, the assembler is capable of processing forward references to labels not yet defined in the assembly.</text:p>
      <text:h text:style-name="Heading_20_3" text:outline-level="3"><text:bookmark-start text:name="__RefHeading___Toc16105_623728502"/>End of section<text:bookmark-end text:name="__RefHeading___Toc16105_623728502"/></text:h>
      <text:p text:style-name="Standard">Marks the end of a startup or main code section:</text:p>
      <text:p text:style-name="Standard"><text:tab/>q</text:p>
      <text:h text:style-name="Heading_20_3" text:outline-level="3"><text:bookmark-start text:name="__RefHeading___Toc16107_623728502"/>Intermediate code<text:bookmark-end text:name="__RefHeading___Toc16107_623728502"/></text:h>
      <text:p text:style-name="Standard">Intermediate code lines are introduced by a blank character in the first collumn<text:bookmark-start text:name="_Toc528309209"/>.<text:bookmark-end text:name="_Toc528309209"/></text:p>
      <text:h text:style-name="Heading_20_3" text:outline-level="3"><text:bookmark-start text:name="__RefHeading___Toc15916_2478585429"/>Source lines<text:bookmark-end text:name="__RefHeading___Toc15916_2478585429"/></text:h>
      <text:p text:style-name="Standard">A source line marker appears as:</text:p>
      <text:p text:style-name="Standard"><text:tab/>:<text:tab/>n [&lt;source line&gt;]</text:p>
      <text:p text:style-name="Standard">The number given is the source line number, 1 to N, in the source being compiled. The compiler also has an option to pass the entire source line, so that the intermediate is annotated with the original source. <text:s/>If the source lines are included, it appears after the line number and a space.</text:p>
      <text:h text:style-name="Heading_20_3" text:outline-level="3"><text:bookmark-start text:name="__RefHeading___Toc15922_2478585429"/>Options<text:bookmark-end text:name="__RefHeading___Toc15922_2478585429"/></text:h>
      <text:p text:style-name="Standard">Options appear as:</text:p>
      <text:p text:style-name="Standard"><text:tab/>o a+b-c+…z+</text:p>
      <text:p text:style-name="Standard">Options are a series of pairs of single characters and either ‘+’ or ‘-’. The possible options are listed in <text:bookmark-ref text:reference-format="text" text:ref-name="__RefHeading___Toc1840015_3010434754">Compiler options</text:bookmark-ref><text:s/><text:bookmark-ref text:reference-format="number-no-superior" text:ref-name="__RefHeading___Toc1840015_3010434754">3.5</text:bookmark-ref>.</text:p>
      <text:h text:style-name="Heading_20_3" text:outline-level="3"><text:bookmark-start text:name="__RefHeading___Toc15924_2478585429"/>Global space count<text:bookmark-end text:name="__RefHeading___Toc15924_2478585429"/></text:h>
      <text:p text:style-name="Standard">The global space contains the total space in globals used by the current block. It is used to merge multiple, separately compiled program blocks for simulation. It is not used in compilation. It is of the form:</text:p>
      <text:p text:style-name="Standard"><text:tab/>g<text:tab/>n</text:p>
      <text:p text:style-name="Standard">Where n is the total size of globals in the current block.</text:p>
      <text:h text:style-name="Heading_20_3" text:outline-level="3"><text:bookmark-start text:name="__RefHeading___Toc15932_2478585429"/><text:soft-page-break/>Logical variant table<text:bookmark-end text:name="__RefHeading___Toc15932_2478585429"/></text:h>
      <text:p text:style-name="Standard">When processing tag field values for variant records, Pascal-P6 converts tag field values to and from “logical variant numbers”, which are sequental numbers from 1 to n that denote variants in tables. For example:</text:p>
      <text:p text:style-name="Code">type</text:p>
      <text:p text:style-name="Code"><text:s text:c="2"/>select = 1..3;</text:p>
      <text:p text:style-name="Code"><text:s text:c="2"/>r = record case s: select of 1, 2: (c: char); 3: (i: integer) end;</text:p>
      <text:p text:style-name="Code"/>
      <text:p text:style-name="Standard">The reason for this is that variants are unique, but tag values are not. More than one tag value can correpond to a given variant. Each variant record definition generates a logical variant to tag value table, and each table is a line in the intermediate. These lines are of the form:</text:p>
      <text:p text:style-name="Standard"><text:tab/>v<text:tab/>&lt;label&gt; &lt;length&gt; &lt;value&gt;[&lt;value]…</text:p>
      <text:p text:style-name="Standard">The label gives the address of the lookup table. The length gives the number of entries in the table. The values give the equivalent logical variant values for each tagfield value. An example table and the source code that produces it is:</text:p>
      <text:p text:style-name="Code"><text:tab/>var r: record case q: s of</text:p>
      <text:p text:style-name="Code"><text:s text:c="10"/>1, 2: (c: char);</text:p>
      <text:p text:style-name="Code"><text:s text:c="10"/>3: (i: integer);</text:p>
      <text:p text:style-name="Code"><text:s text:c="7"/>end;</text:p>
      <text:p text:style-name="Code"/>
      <text:p text:style-name="Code"><text:tab/>v l test.7 4 0 1 1 2</text:p>
      <text:p text:style-name="Code"/>
      <text:p text:style-name="Standard">This table is four entries long, and translates tag field value 0 to 0 (not used), tagfield values 1 and 2 to logical variant 1, and tagfield value 3 to logical variant 2.</text:p>
      <text:p text:style-name="Standard">The table is always 0 to n. If the tagfield values only cover a subset of that range, those entries are left empty (0). The logical variants themselves are numbered 1 to n.</text:p>
      <text:h text:style-name="Heading_20_3" text:outline-level="3"><text:bookmark-start text:name="__RefHeading___Toc16109_623728502"/>Source errors<text:bookmark-end text:name="__RefHeading___Toc16109_623728502"/></text:h>
      <text:p text:style-name="Standard">The faults or errors line gives the number of source file errors that pcom generated when parsing the program. It is of the form:</text:p>
      <text:p text:style-name="Standard"><text:tab/>f <text:tab/>&lt;errors&gt;</text:p>
      <text:p text:style-name="Standard">Where errors gives the total number of errors encontered. The purpose of the fault line is to give pint/pgen the option to reject the intermediate if the source contains errors.</text:p>
      <text:p text:style-name="Standard">Indicates how many source errors were found in the compile:</text:p>
      <text:p text:style-name="Standard"><text:tab/>f 42</text:p>
      <text:p text:style-name="Standard">Used to determine if the program should be run.</text:p>
      <text:h text:style-name="Heading_20_3" text:outline-level="3"><text:bookmark-start text:name="__RefHeading___Toc15926_2478585429"/>Block start and end<text:bookmark-end text:name="__RefHeading___Toc15926_2478585429"/></text:h>
      <text:p text:style-name="Standard">The block start and end marker show where program, module, procedure and function sections begin and end. They are of the form:</text:p>
      <text:p text:style-name="Standard"><text:tab/>b<text:tab/>t &lt;name&gt;</text:p>
      <text:p text:style-name="Standard"><text:soft-page-break/><text:tab/>e<text:tab/>t</text:p>
      <text:p text:style-name="Standard">A block begin contains the type of block, and the name of the block. The type of block is:</text:p>
      <text:p text:style-name="Standard"><text:tab/>p<text:tab/>Program block.</text:p>
      <text:p text:style-name="Standard"><text:tab/>m<text:tab/>Module block.</text:p>
      <text:p text:style-name="Standard"><text:tab/>r<text:tab/>Procedure.</text:p>
      <text:p text:style-name="Standard"><text:tab/>f<text:tab/>Function.</text:p>
      <text:p text:style-name="Standard">Blocks can be nested to any level, but program and module blocks do not nest in other blocks.</text:p>
      <text:h text:style-name="Heading_20_3" text:outline-level="3"><text:bookmark-start text:name="__RefHeading___Toc15928_2478585429"/>Symbols<text:bookmark-end text:name="__RefHeading___Toc15928_2478585429"/></text:h>
      <text:p text:style-name="Standard">Symbols carry the names of source constants, variables, procedures, etc. They are of the form:</text:p>
      <text:p text:style-name="Standard"><text:tab/>s<text:tab/>&lt;name&gt; &lt;storage&gt; &lt;offset&gt; &lt;type digest&gt;</text:p>
      <text:p text:style-name="Standard">The name is the source name. The storage type is one of:</text:p>
      <text:p text:style-name="Standard"><text:tab/>g<text:tab/>Global.</text:p>
      <text:p text:style-name="Standard"><text:tab/>p<text:tab/>Parameter.</text:p>
      <text:p text:style-name="Standard"><text:tab/>l<text:tab/>Local.</text:p>
      <text:p text:style-name="Standard">The offset is the offset address of the symbol, ie, the start of globals, parameters or locals. The type digest carries the type of the symbol and is used in the debugger. This is referred to in Pascal-P6 as “type spagetti”, and is a recursive description of the symbol’s type. The base types are denoted by the sequences:</text:p>
      <text:p text:style-name="Standard"><text:tab/>i<text:tab/><text:tab/><text:tab/>Integer</text:p>
      <text:p text:style-name="Standard"><text:tab/>b<text:tab/><text:tab/><text:tab/>boolean</text:p>
      <text:p text:style-name="Standard"><text:tab/>c<text:tab/><text:tab/><text:tab/>Char</text:p>
      <text:p text:style-name="Standard"><text:tab/>n<text:tab/><text:tab/><text:tab/>Real</text:p>
      <text:p text:style-name="Standard"><text:tab/>x(id[,id]…)<text:tab/><text:tab/>Enumerated type.</text:p>
      <text:p text:style-name="Standard"><text:tab/>x(min,max)&lt;type&gt;<text:tab/>Subrange</text:p>
      <text:p text:style-name="Standard">Enumerated types are types like (one, two, three), and each id appears. So an example is:</text:p>
      <text:p text:style-name="Standard">For the type:</text:p>
      <text:p text:style-name="Standard"><text:tab/>(one, two, three)</text:p>
      <text:p text:style-name="Standard">The digest form is:</text:p>
      <text:p text:style-name="Standard"><text:tab/>x(one,two,three)</text:p>
      <text:p text:style-name="Standard">Subrange is similar:</text:p>
      <text:p text:style-name="Standard"><text:soft-page-break/>For the type:</text:p>
      <text:p text:style-name="Standard"><text:tab/>1..10</text:p>
      <text:p text:style-name="Standard">The digest form is:</text:p>
      <text:p text:style-name="Standard"><text:tab/>x(1,10)i</text:p>
      <text:p text:style-name="Standard">Note that it is terminated by it’s base type. Note also that pint/pgen can tell if an enumerated type is meant or a subrange because its either a label or a number. In a digest nothing is symbolic. If the source was:</text:p>
      <text:p text:style-name="Standard"><text:tab/>const one = 1;</text:p>
      <text:p text:style-name="Standard"><text:tab/>const two = 2;</text:p>
      <text:p text:style-name="Standard">And the declaration was:</text:p>
      <text:p text:style-name="Standard"><text:tab/>one..two</text:p>
      <text:p text:style-name="Standard">The digest would be:</text:p>
      <text:p text:style-name="Standard"><text:tab/>x(1,2)i</text:p>
      <text:p text:style-name="Standard">This applies to characters as well. If the source was:</text:p>
      <text:p text:style-name="Standard"><text:tab/>set of '0'..'9'</text:p>
      <text:p text:style-name="Standard">The digest of the set’s base type would be:</text:p>
      <text:p text:style-name="Standard"><text:tab/>x(48,57)c</text:p>
      <text:p text:style-name="Standard">In other words, a subrange starting with the ASCII code for ‘0’ (in decimal), and ending with the ASCII code for ‘9’, and the subrange base type is char.</text:p>
      <text:p text:style-name="Standard">The type digest is terminated by one of the above sequences, ie., these are the ultimate base types. The structured types then form collections of those types:</text:p>
      <text:p text:style-name="Standard"><text:tab/>p &lt;typ&gt;<text:tab/><text:tab/><text:tab/>Pointer</text:p>
      <text:p text:style-name="Standard"><text:tab/>s &lt;typ&gt;<text:tab/><text:tab/><text:tab/>Set</text:p>
      <text:p text:style-name="Standard"><text:tab/>a &lt;inx&gt; &lt;base&gt;<text:tab/><text:tab/>Array</text:p>
      <text:p text:style-name="Standard"><text:tab/>v &lt;base&gt;<text:tab/><text:tab/>Variable length array</text:p>
      <text:p text:style-name="Standard"><text:tab/>r (&lt;fld&gt;[,&lt;fld&gt;])<text:tab/>Record</text:p>
      <text:p text:style-name="Standard"><text:tab/>f &lt;typ&gt;<text:tab/><text:tab/><text:tab/>File</text:p>
      <text:p text:style-name="Standard"><text:tab/>e<text:tab/><text:tab/><text:tab/>Exception</text:p>
      <text:p text:style-name="Standard">Each of the indicator characters is unique. For example reads are denoted by ‘n’ because ‘r’ is a record and ‘f’ is a file. Each of the structured type indicators is followed by its base type or more complex descriptions of it’s substructure. For example:</text:p>
      <text:p text:style-name="Standard"><text:soft-page-break/><text:tab/>fi</text:p>
      <text:p text:style-name="Standard">is “file of integer” with no space. Similarly:</text:p>
      <text:p text:style-name="Standard"><text:tab/>sx(1,9)i</text:p>
      <text:p text:style-name="Standard"/>
      <text:p text:style-name="Standard">Means:</text:p>
      <text:p text:style-name="Standard"><text:tab/>set of 1..9</text:p>
      <text:p text:style-name="Standard">Arrays have both an index type and a base type. For example:</text:p>
      <text:p text:style-name="Standard"><text:tab/>array [1..10] of integer</text:p>
      <text:p text:style-name="Standard">Appears in digest form:</text:p>
      <text:p text:style-name="Standard"><text:tab/>ax(1,10)i</text:p>
      <text:p text:style-name="Standard">Variable arrays have no index type, since it is always integer.</text:p>
      <text:p text:style-name="Standard">Records are the most complex types of digests. ‘r’ is followed by a list of record fields in paranthesis. Each field is of the form:</text:p>
      <text:p text:style-name="Standard"><text:tab/>&lt;name&gt;:&lt;offset&gt;:&lt;type&gt;</text:p>
      <text:p text:style-name="Standard">The name is the field name. The offset is the net offset from the start of the record in bytes. The type is the field type. Thus:</text:p>
      <text:p text:style-name="Standard"><text:tab/>record a: integer; b: char end</text:p>
      <text:p text:style-name="Standard">Would be in digest form:</text:p>
      <text:p text:style-name="P41"><text:tab/>r(a:0:i,b:8:c)</text:p>
      <text:p text:style-name="P41">If a variant appears in the record, it has the special notation:</text:p>
      <text:p text:style-name="P41"><text:tab/>&lt;tag name&gt;:&lt;offset&gt;:type(&lt;tag constant&gt;(&lt;field&gt;)[&lt;tag constant&gt;(&lt;field&gt;)]…</text:p>
      <text:p text:style-name="P41">So the record:</text:p>
      <text:p text:style-name="Code"><text:tab/>r: record a: integer; b: char </text:p>
      <text:p text:style-name="Code"><text:s text:c="7"/>case c: boolean of</text:p>
      <text:p text:style-name="Code"><text:s text:c="10"/>true: (d: real);</text:p>
      <text:p text:style-name="Code"><text:s text:c="10"/>false: (e: boolean);</text:p>
      <text:p text:style-name="Code"><text:s text:c="7"/>end;</text:p>
      <text:p text:style-name="Code"/>
      <text:p text:style-name="Standard">In digest form:</text:p>
      <text:p text:style-name="Standard"><text:tab/>r(a:0:i,b:8:c,c:9:b(0(e:12:b)1(d:12:n)))</text:p>
      <text:p text:style-name="Standard">In short, type digests can get pretty complex. They are not meant for humans to read.</text:p>
      <text:h text:style-name="Heading_20_3" text:outline-level="3"><text:bookmark-start text:name="__RefHeading___Toc15934_2478585429"/><text:soft-page-break/>Template tables<text:bookmark-end text:name="__RefHeading___Toc15934_2478585429"/></text:h>
      <text:p text:style-name="Standard">Templates are sent to pint/pgen by a line of the form:</text:p>
      <text:p text:style-name="Standard"><text:tab/>t <text:tab/>&lt;label&gt; &lt;number of dimentions&gt; &lt;dimension1&gt; [&lt;dimentionn&gt;]…</text:p>
      <text:p text:style-name="Standard">The label is the address of the template. Following that is the number of dimensions in the table, then all of the dimentions in the table.</text:p>
      <text:p text:style-name="Standard">See the section <text:bookmark-ref text:reference-format="number-no-superior" text:ref-name="__RefHeading___Toc12854_1780621904">11.3</text:bookmark-ref><text:s/>“<text:bookmark-ref text:reference-format="text" text:ref-name="__RefHeading___Toc12854_1780621904">Templates</text:bookmark-ref>” for the format of templates.</text:p>
      <text:h text:style-name="Heading_20_3" text:outline-level="3"><text:bookmark-start text:name="__RefHeading___Toc15936_2478585429"/>Constant tables<text:bookmark-end text:name="__RefHeading___Toc15936_2478585429"/></text:h>
      <text:p text:style-name="Standard">Constant tables are a means for fixed types to be represented in the intermediate. Any number of tables can appear in the intermediate. Each table has a start and end marker, and any number of constant entries can appear within the table. </text:p>
      <text:p text:style-name="Standard">The format of a start marker is:</text:p>
      <text:p text:style-name="Standard"><text:tab/>n <text:tab/>&lt;label&gt; &lt;length&gt;</text:p>
      <text:p text:style-name="Standard">The label gives the address the constant is placed at. The length gives the total size, in bytes, of the constant data.</text:p>
      <text:p text:style-name="Standard">The constants are introduced by:</text:p>
      <text:p text:style-name="Standard"><text:tab/>c<text:tab/>&lt;type&gt; &lt;value&gt;</text:p>
      <text:p text:style-name="Standard">One line appears for each constant. The type of the constants are:</text:p>
      <text:p text:style-name="Standard"><text:tab/>i<text:tab/>Integer</text:p>
      <text:p text:style-name="Standard"><text:tab/>r<text:tab/>Real</text:p>
      <text:p text:style-name="Standard"><text:tab/>p<text:tab/>Set (powerset)</text:p>
      <text:p text:style-name="Standard"><text:tab/>s<text:tab/>String</text:p>
      <text:p text:style-name="Standard"><text:tab/>c<text:tab/>Char</text:p>
      <text:p text:style-name="Standard"><text:tab/>b<text:tab/>Boolean</text:p>
      <text:p text:style-name="Standard"><text:tab/>x<text:tab/>Byte</text:p>
      <text:p text:style-name="Standard">For all except string, the value is a simple integer constant. Strings appear in single quotes, like ‘sandy’. Fixed constants can be structured, but that is not marked in the intermediate. The constant table is just a collection of values.</text:p>
      <text:p text:style-name="Standard">The constant section is terminated by a line:</text:p>
      <text:p text:style-name="Standard"><text:tab/>x</text:p>
      <text:p text:style-name="Standard"/>
      <text:p text:style-name="P35">An example of a fixed type and the constant table it generates is:</text:p>
      <text:p text:style-name="Code"><text:tab/>fixed a: record a: integer; b: char end = record 1, 'c' end;</text:p>
      <text:p text:style-name="Code"/>
      <text:p text:style-name="Standard"><text:tab/>n l test.12 9</text:p>
      <text:p text:style-name="Standard"><text:tab/>c i 1</text:p>
      <text:p text:style-name="Standard"><text:tab/>c c 99</text:p>
      <text:p text:style-name="Standard"><text:tab/>x</text:p>
      <text:p text:style-name="Standard">Here the constant table length is 9, for an 8 byte integer and a 1 byte character. This is followed by the two values, and the end marker.</text:p>
      <text:h text:style-name="Heading_20_2" text:outline-level="2"><text:bookmark-start text:name="__RefHeading___Toc12854_1780621904"/>Templates<text:bookmark-end text:name="__RefHeading___Toc12854_1780621904"/></text:h>
      <text:p text:style-name="Standard">Pascal-P6 implements variable length arrays with so called “step” templates. There are several intermediate instructions dealing with step templates. The basis of a step template is a “tagged pointer” of the form:</text:p>
      <text:p text:style-name="Standard"><text:tab/>&lt;base pointer&gt;&lt;length or template pointer&gt;</text:p>
      <text:p text:style-name="Standard">The base pointer is type address. The length is type integer. The template pointer is type address. If the array that the pointer indexes is a single dimension or vector, the tag is a length. If the index is 2 or more, then the tag is a pointer to a template table. The template table is a list of array dimensions in major to minor order. So the template for a complex array is:</text:p>
      <text:p text:style-name="Standard"><text:tab/>array 10, 20, 5 of …</text:p>
      <text:p text:style-name="Standard"><text:tab/>10</text:p>
      <text:p text:style-name="Standard"><text:tab/>20</text:p>
      <text:p text:style-name="Standard"><text:tab/>5</text:p>
      <text:p text:style-name="Standard">What makes the system “step” templates is that they advance as array slices are taken. Thus:</text:p>
      <text:p text:style-name="Standard"><text:tab/>a: array 10, 20, 5 of ...;</text:p>
      <text:p text:style-name="Standard"><text:tab/>a[6]</text:p>
      <text:p text:style-name="Standard">Yields a tagged pointer:</text:p>
      <text:p text:style-name="Standard"><text:tab/>&lt;base address of a&gt;</text:p>
      <text:p text:style-name="Standard"><text:tab/>&lt;pointer to template at 20&gt;</text:p>
      <text:p text:style-name="Standard">As an array reference is advanced from major to minor index, it goes through the template table, thus 10, 20 and 5. When it gets to 5, it performs what is called “stepping off”. Because the template is at its end, it picks up the final dimension from the template, and the tagged pointer becomes:</text:p>
      <text:p text:style-name="Standard"><text:tab/>&lt;base address of a&gt;</text:p>
      <text:p text:style-name="Standard"><text:tab/>5</text:p>
      <text:p text:style-name="Standard"><text:soft-page-break/>All single dimension arrays are what are called “simple” variable arrays, that is, their references consist of a base pointer/length pair. Complex arrays that use templates are converted to simple arrays if the slice taken yeilds a single dimention array.</text:p>
      <text:p text:style-name="Standard">All variable dimension arrays are dynamically allocated, although pint/pgen often hides that fact by using stack allocation, which is automatically freed when the routine exits. They can also be returned from functions on the stack.</text:p>
      <text:p text:style-name="Standard">The location of the template also changes with the type of allocation. For a dynamically allocated array, the template appears at the start of the dynamic allocation, and the array data appears after that. For stack allocated containers, the address of the variable appears before the template, followed by the template. The data for the array is either allocated dynamically for global arrays, or on stack for procedure/function arrays.</text:p>
      <text:h text:style-name="Heading_20_2" text:outline-level="2"><text:bookmark-start text:name="__RefHeading___Toc15938_2478585429"/>Variant record tables<text:bookmark-end text:name="__RefHeading___Toc15938_2478585429"/></text:h>
      <text:p text:style-name="Standard">Pascal-P6 can verify that variant records allocated dynamically obey rules such as not accessing inactive variants, not accessing variants that have references, etc. To do this Pascal-P6 must know what tags were used to allocate a variant record. This table must be created at runtime when the variant record is allocated.</text:p>
      <text:p text:style-name="Standard">In Pascal-P6 this is done by allocating the table alongside the record data itself. When the record is allocated, space is added for the table and the record itself is placed <text:span text:style-name="T76">after</text:span> the table. The base address of the record is returned to the client program of the record address only. pint/pgen finds the table by looking in “negative space” below the variant record. Since the runtime does not know the size of the table, the length of the table is stored above the table, and pint/pgen can simply look one machine word below the variant record to determine both the size of the table as well as how to find the start of the table.</text:p>
      <text:p text:style-name="Standard">The format of the tag list is</text:p>
      <text:p text:style-name="Code"><text:tab/>record address -&gt;</text:p>
      <text:p text:style-name="Code"><text:tab/><text:tab/><text:tab/> <text:s text:c="5"/><text:tab/>Number of tags</text:p>
      <text:p text:style-name="Code"><text:tab/><text:tab/><text:tab/><text:tab/> <text:s/><text:tab/>Tag N</text:p>
      <text:p text:style-name="Code"><text:tab/><text:tab/><text:tab/><text:tab/> <text:s/><text:tab/>…</text:p>
      <text:p text:style-name="Code"><text:tab/><text:tab/><text:tab/><text:tab/><text:tab/>Tag 3</text:p>
      <text:p text:style-name="Code"><text:tab/><text:tab/><text:tab/><text:tab/><text:tab/>Tag 2</text:p>
      <text:p text:style-name="Code"><text:tab/><text:tab/><text:tab/><text:tab/><text:tab/>Tag 1</text:p>
      <text:p text:style-name="Code"/>
      <text:p text:style-name="Standard">Note: pint adds a bias of the size of an address+1 to the number of tags. This is done to make sure that an allocation that is accessed after it has been freed is not mistaken for a tag count. See the workings of pint for more information.</text:p>
      <text:h text:style-name="Heading_20_2" text:outline-level="2"><text:bookmark-start text:name="__RefHeading___Toc15940_2478585429"/>Undefined accesses<text:bookmark-end text:name="__RefHeading___Toc15940_2478585429"/></text:h>
      <text:p text:style-name="Standard">Pascal-P6 can optionally keep track of accesses to undefined variables. This requires a database that is 1/8 the size of memory, one bit for each byte in memory. For this to work, the database must cover all of global variables, stack and heap.</text:p>
      <text:p text:style-name="Standard">For the most part, this option is transparent to both the program and to P-machine instructions. However, there are a few instructions that directly manipulate this database. These handle cases such as returning record variants that are no longer active to undefined status, marking the index variable of a “for” loop as undefined after the for loop has ended, etc.</text:p>
      <text:h text:style-name="Heading_20_2" text:outline-level="2"><text:bookmark-start text:name="__RefHeading___Toc15942_2478585429"/><text:soft-page-break/>Code strips<text:bookmark-end text:name="__RefHeading___Toc15942_2478585429"/></text:h>
      <text:p text:style-name="Standard">When Pascal-P6 compiles parameterized variable declarations, there is a catch 22. It must generate code for simple expressions, but it does not have the information it needs to start the procedure or function the declaration is a part of. The compiler handles this by generating “code strips”, or small sections of code to process the declaration expression(s). Then these are called by the procedure or function startup code, using a simple form of call and return that does no framing, and has no parameters or return value. Code strips are called and returned from by special instructions.</text:p>
      <text:h text:style-name="Heading_20_2" text:outline-level="2"><text:bookmark-start text:name="__RefHeading___Toc15944_2478585429"/>Exception frames<text:bookmark-end text:name="__RefHeading___Toc15944_2478585429"/></text:h>
      <text:p text:style-name="Standard">Exception frames are a series of linked frames placed on the stack that set up a chain of exception handlers. They are machine dependent, but pint uses the format (in stack top to bottom order):</text:p>
      <text:p text:style-name="P16"><text:tab/>vector<text:tab/><text:tab/>The current exception variable as thrown.</text:p>
      <text:p text:style-name="P16"><text:tab/>expmrk<text:tab/><text:tab/>The mark address of the exception handler.</text:p>
      <text:p text:style-name="P16"><text:tab/>expstk<text:tab/><text:tab/>The stack address of the exception handler.</text:p>
      <text:p text:style-name="P16"><text:tab/>expadr<text:tab/><text:tab/>The address of the current/topmost exception handler.</text:p>
      <text:p text:style-name="P16"/>
      <text:p text:style-name="Standard">What the exception frame does is give sufficient information to recover from an error, reset the stack and mark, then execute the exception handler. The exception handler matches a series of exception variables to the onstack exception address, including a “wild card” or any exception handler, then if not found, climbs the chain of exception handlers until one is found.</text:p>
      <text:h text:style-name="Heading_20_2" text:outline-level="2"><text:bookmark-start text:name="__RefHeading___Toc15946_2478585429"/>Operator overload calling frames<text:bookmark-end text:name="__RefHeading___Toc15946_2478585429"/></text:h>
      <text:p text:style-name="Standard">When Pascal-P6 performs an operator overload, it does not know until the expression is parsed what type of call is going to be performed, built in or overload. Thus at the time of the overload, it has not set up a calling frame for the overload. It gets around this by setting up a calling frame using the mst instruction, then uses the cpp instruction to “hoist” or copy each of the parameters to the overload function from their place over the mark down to the bottom of the stack. After the call is made, the result is placed back above the frame by a cpr instruction.</text:p>
      <text:h text:style-name="Heading_20_2" text:outline-level="2"><text:bookmark-start text:name="__RefHeading___Toc15946_2478585429_Copy_"/>Calling frame format<text:bookmark-end text:name="__RefHeading___Toc15946_2478585429_Copy_"/></text:h>
      <text:p text:style-name="Standard">The calling frame format is the information the P-machine uses to keep track of the locals in the current procedure or function, how to find the locals of the procedures or functions it may be nested in, where the function result is kept, and other information.</text:p>
      <text:p text:style-name="Standard">The stack frame is “thrown”, or placed on the stack at the start of the procedure or function called by the mst (mark stack) instruction. After the routine starts, it appears as:</text:p>
      <text:p text:style-name="Standard"/>
      <text:p text:style-name="P47"><text:s text:c="5"/>+------------------------+</text:p>
      <text:p text:style-name="P48"><text:s text:c="5"/>| Dummy function result <text:s/>| This varies in size by the size of the function</text:p>
      <text:p text:style-name="P48"><text:s text:c="5"/>| <text:s text:c="23"/>| result, but is aligned to stack.</text:p>
      <text:p text:style-name="P48"><text:s text:c="5"/>+------------------------+</text:p>
      <text:p text:style-name="P48"><text:s text:c="5"/>| Parameters <text:s text:c="12"/>| Each parameter is evaluated and left on stack in</text:p>
      <text:p text:style-name="P48"><text:s text:c="5"/>| <text:s text:c="23"/>| turn.</text:p>
      <text:p text:style-name="P48"><text:s text:c="5"/>+------------------------+</text:p>
      <text:p text:style-name="P48"><text:s text:c="5"/>| Return address <text:s text:c="8"/>| The return address is pushed to stack.</text:p>
      <text:p text:style-name="P48"><text:s text:c="5"/>+------------------------+</text:p>
      <text:p text:style-name="P48"><text:s text:c="5"/>| Mark <text:s text:c="18"/>| Mark bookkeeping information</text:p>
      <text:p text:style-name="P48"><text:s text:c="5"/>| <text:s text:c="23"/>|</text:p>
      <text:p text:style-name="P48"><text:s text:c="5"/>+------------------------+</text:p>
      <text:p text:style-name="P48"><text:s text:c="5"/>| Saved MP <text:s text:c="14"/>| The caller MP is saved.</text:p>
      <text:p text:style-name="P48">MP-&gt; +------------------------+</text:p>
      <text:p text:style-name="P48"><text:s text:c="5"/>| Display <text:s text:c="15"/>| Level number of MPs are copied.</text:p>
      <text:p text:style-name="P48"><text:s text:c="5"/>| <text:s text:c="23"/>|</text:p>
      <text:p text:style-name="P48"><text:s text:c="5"/>+------------------------+</text:p>
      <text:p text:style-name="P48"><text:s text:c="5"/>| Locals <text:s text:c="16"/>| Local variables</text:p>
      <text:p text:style-name="P48"><text:s text:c="5"/>| <text:s text:c="23"/>|</text:p>
      <text:p text:style-name="P48">SP-&gt; +------------------------+</text:p>
      <text:p text:style-name="P94" loext:marker-style-name="T84"/>
      <text:p text:style-name="Standard">Each of these fields will be described in turn.</text:p>
      <text:h text:style-name="Heading_20_3" text:outline-level="3"><text:bookmark-start text:name="__RefHeading___Toc18930_1027172818"/>Dummy function result<text:bookmark-end text:name="__RefHeading___Toc18930_1027172818"/></text:h>
      <text:p text:style-name="Standard">This is created on stack with dummy data (usually 0) with the size of the function result aligned to the stack. When the function result is assigned, it will be overwritten. On a procedure, the size allocated for the function result is 0.</text:p>
      <text:h text:style-name="Heading_20_3" text:outline-level="3"><text:bookmark-start text:name="__RefHeading___Toc18932_1027172818"/>Parameters<text:bookmark-end text:name="__RefHeading___Toc18932_1027172818"/></text:h>
      <text:p text:style-name="Standard">Space for each of the parameters of the routine, in left to right order. Each parameter is stack aligned. If the routine has no parameters, the space allocated is 0.</text:p>
      <text:h text:style-name="Heading_20_3" text:outline-level="3"><text:bookmark-start text:name="__RefHeading___Toc18934_1027172818"/>Return address<text:bookmark-end text:name="__RefHeading___Toc18934_1027172818"/></text:h>
      <text:p text:style-name="Standard">The address to return to after the routine completes.</text:p>
      <text:h text:style-name="Heading_20_3" text:outline-level="3"><text:bookmark-start text:name="__RefHeading___Toc18936_1027172818"/>Saved MP<text:bookmark-end text:name="__RefHeading___Toc18936_1027172818"/></text:h>
      <text:p text:style-name="Standard">The caller’s MP is saved. This will also appear in the display, but this a fixed and easily restored version of of it.</text:p>
      <text:h text:style-name="Heading_20_3" text:outline-level="3"><text:bookmark-start text:name="__RefHeading___Toc18938_1027172818"/>Mark<text:bookmark-end text:name="__RefHeading___Toc18938_1027172818"/></text:h>
      <text:p text:style-name="Standard">Contains bookkeeping information for the P-Machine. This is of the format:</text:p>
      <text:list text:style-name="WWNum19">
        <text:list-item>
          <text:p text:style-name="P175">Maximum frame size (ep)</text:p>
        </text:list-item>
        <text:list-item>
          <text:p text:style-name="P175">Stack bottom</text:p>
        </text:list-item>
        <text:list-item>
          <text:p text:style-name="P175">Current ep</text:p>
        </text:list-item>
      </text:list>
      <text:p text:style-name="Standard">For these fields, it helps to reference “Pascal implementation, the P4 system” by S. Pemberton and M.C.Daniels.</text:p>
      <text:h text:style-name="Heading_20_4" text:outline-level="4"><text:bookmark-start text:name="__RefHeading___Toc18940_1027172818"/>Maximum frame size (ep)<text:bookmark-end text:name="__RefHeading___Toc18940_1027172818"/></text:h>
      <text:p text:style-name="Standard">The ep pointer indicates the maximum extent of the stack, as determined by compile time, and is used to determine if the stack (which grows downward) has overlapped the heap, which grows up, as <text:soft-page-break/>determined by the np pointer. It is saved into the mark during and mst instruction, and restored during a retx instruction (where x is the type of return).</text:p>
      <text:h text:style-name="Heading_20_4" text:outline-level="4"><text:bookmark-start text:name="__RefHeading___Toc18942_1027172818"/>Stack bottom<text:bookmark-end text:name="__RefHeading___Toc18942_1027172818"/></text:h>
      <text:p text:style-name="Standard">The stack bottom holds a copy of the sp (stack pointer) after a new frame is thrown onto the stack. The purpose of it is to set the location of the stack on an ipj or interprocedural jump instruction. Recall that gotos between procedures are limited to jump to the outer level of the target procedure/function, so that is where the sp points to after the goto.</text:p>
      <text:h text:style-name="Heading_20_4" text:outline-level="4"><text:bookmark-start text:name="__RefHeading___Toc18944_1027172818"/>Current ep (et)<text:bookmark-end text:name="__RefHeading___Toc18944_1027172818"/></text:h>
      <text:p text:style-name="Standard">The current ep field contains the ep of the currently running procedure/function (as opposed to the saved callers ep). It is used to restore the ep after either an interprocedure jump or ipj instruction, and also when an exception frame is restored from the stack (see <text:bookmark-ref text:reference-format="number" text:ref-name="__RefHeading___Toc15944_2478585429">11.7</text:bookmark-ref><text:s/>“<text:bookmark-ref text:reference-format="text" text:ref-name="__RefHeading___Toc15944_2478585429">Exception frames</text:bookmark-ref>”).</text:p>
      <text:h text:style-name="Heading_20_3" text:outline-level="3"><text:bookmark-start text:name="__RefHeading___Toc18946_1027172818"/>Display<text:bookmark-end text:name="__RefHeading___Toc18946_1027172818"/></text:h>
      <text:p text:style-name="Standard">The display contains a frame or mp pointer for each level of procedure or function that is currently active. This starts with the program (or other module type) block, and proceeds with each nested procedure or function. In the program:</text:p>
      <text:p text:style-name="Standard">program test;</text:p>
      <text:p text:style-name="Standard">procedure a;</text:p>
      <text:p text:style-name="Standard">procedure b;</text:p>
      <text:p text:style-name="Standard">begin</text:p>
      <text:p text:style-name="Standard">end;</text:p>
      <text:p text:style-name="Standard">begin { a }</text:p>
      <text:p text:style-name="Standard">end;</text:p>
      <text:p text:style-name="Standard">begin { test }</text:p>
      <text:p text:style-name="Standard">end.</text:p>
      <text:p text:style-name="Standard">The program is level 1, procedure a is level 2, and procedure b is level 3. Thus when the program block is activated, there is 1 display pointer. When procedure a is activated, there are 2 display pointers, and when procedure b is activated, there are 3 display pointers. Because each mst (start of frame) instruction copies down the display pointers from the procedure or function that called it, the display represents the actual dynamic set of framing pointers for the nested procedures or functions, even if they are recursive.</text:p>
      <text:p text:style-name="Standard">The ordering of the display pointers is from top level to current level. Thus, in the above example, when procedure a is called, the display looks like:</text:p>
      <text:p text:style-name="Code" loext:marker-style-name="T84"><text:span text:style-name="T84">MP-&gt; +------------------------+</text:span><text:span text:style-name="T84"/></text:p>
      <text:p text:style-name="Code" loext:marker-style-name="T84"><text:span text:style-name="T84"><text:s text:c="5"/>| Test mp <text:s text:c="15"/>|</text:span><text:span text:style-name="T84"/></text:p>
      <text:p text:style-name="Code" loext:marker-style-name="T84"><text:span text:style-name="T84"><text:s text:c="5"/>+-------------------------</text:span><text:span text:style-name="T84"/></text:p>
      <text:p text:style-name="Code" loext:marker-style-name="T84"><text:span text:style-name="T84"><text:s text:c="5"/>| a mp <text:s text:c="18"/>|</text:span><text:span text:style-name="T84"/></text:p>
      <text:p text:style-name="Code" loext:marker-style-name="T84"><text:span text:style-name="T84"><text:s text:c="5"/>+------------------------+</text:span><text:span text:style-name="T84"/></text:p>
      <text:p text:style-name="Code" loext:marker-style-name="T84"><text:span text:style-name="T84"><text:s text:c="5"/>| b mp <text:s text:c="18"/>|</text:span><text:span text:style-name="T84"/></text:p>
      <text:p text:style-name="Code" loext:marker-style-name="T84"><text:span text:style-name="T84"><text:s text:c="5"/>+------------------------+</text:span><text:span text:style-name="T84"/></text:p>
      <text:p text:style-name="Standard"/>
      <text:p text:style-name="Standard"><text:soft-page-break/>When the program wants to fetch the frame pointer for a given block level, it finds mp+level-(level-vlevel), or the current level minus the target frame level offset negative to the current mp.</text:p>
      <text:h text:style-name="Heading_20_3" text:outline-level="3"><text:bookmark-start text:name="__RefHeading___Toc18948_1027172818"/>Locals<text:bookmark-end text:name="__RefHeading___Toc18948_1027172818"/></text:h>
      <text:p text:style-name="Standard">The locals are the space occupied by the variables local to that procedure or function.</text:p>
      <text:p text:style-name="Standard"/>
      <text:h text:style-name="P108" text:outline-level="2"><text:bookmark-start text:name="__RefHeading___Toc15948_2478585429"/><text:bookmark-start text:name="_Toc320481272"/><text:bookmark-start text:name="_Toc528309210"/>I<text:bookmark-end text:name="_Toc320481272"/><text:bookmark-end text:name="_Toc528309210"/>ntermediate instruction set<text:bookmark-end text:name="__RefHeading___Toc15948_2478585429"/></text:h>
      <text:p text:style-name="Standard">What follows is a complete listing of all instructions, parameters, and numeric equivalences in the interpreter instruction set. The following instruction endings are common and indicate the type of the operation:</text:p>
      <text:p text:style-name="P16"><text:tab/>i <text:tab/>Integer (2/4/8 bytes)</text:p>
      <text:p text:style-name="P16"><text:tab/>x<text:tab/>Byte (1 byte)</text:p>
      <text:p text:style-name="P27"><text:tab/>r<text:tab/>Real (8 bytes)</text:p>
      <text:p text:style-name="P27"><text:tab/>s<text:tab/>Set (32 bytes)</text:p>
      <text:p text:style-name="P27"><text:tab/>b<text:tab/>Boolean (1 byte)</text:p>
      <text:p text:style-name="P27"><text:tab/>a<text:tab/>Address (2/4/8 bytes)</text:p>
      <text:p text:style-name="P27"><text:tab/>m<text:tab/>Memory (or memory block)</text:p>
      <text:p text:style-name="P16"><text:tab/>c<text:tab/>Character (1 byte)</text:p>
      <text:p text:style-name="P16"/>
      <text:p text:style-name="Standard">Note that all boolean, <text:s/>character and byte values are extended to 4 byte integers when loaded to the stack. Reals and sets are loaded as whole entities, 8 and 32 bytes respectively.</text:p>
      <text:p text:style-name="Standard">Note that there will often not be a type indicator if there is only one type operated on by the instruction.</text:p>
      <text:p text:style-name="Standard">The operation codes are from 0 to 255 or $00 to $ff, fitting in one unsigned byte. The format of the opcodes and operands is:</text:p>
      <text:p text:style-name="Standard">Op [p] [q [q1]]</text:p>
      <text:p text:style-name="Standard">The p parameter, if it is exists, is always an unsigned byte. The q parameter, if it exists, is either one or N bytes long, where N is the word size of the machine. If q1 exists, q is always N bytes long. q1 is always N bytes long. These will be refered to below as q8 and qn (8 bit and B bits). The endian nature of words will depend on the compiler used for Pascal-P6.</text:p>
      <text:p text:style-name="Standard">This table shows the byte and bit length of words in Pascal-P6:</text:p>
      <text:p text:style-name="P16">Word size N (bytes)<text:tab/>Bit size B</text:p>
      <text:p text:style-name="P16">2<text:tab/><text:tab/><text:tab/>16</text:p>
      <text:p text:style-name="P16">4<text:tab/><text:tab/><text:tab/>32</text:p>
      <text:p text:style-name="Standard">8<text:tab/><text:tab/><text:tab/>64</text:p>
      <text:p text:style-name="Standard">Each instruction is listed first in the form it appears in the intermediate assembly form. The second is the format the opcode will take in interpreter store. The stack contents are listed in order on the stack, so the first parameter is the top of stack, the second parameter is the second on stack, etc. Both the contents of the stack before and after the operation are listed (stack in and stack out).</text:p>
      <text:p text:style-name="P184">Some instructions use a result type code. These are:</text:p>
      <text:p text:style-name="P185">1<text:tab/>Real type</text:p>
      <text:p text:style-name="P185">2<text:tab/>Set</text:p>
      <text:p text:style-name="P184">3<text:tab/>Structured return types (array, record, etc.)</text:p>
      <text:p text:style-name="P193">Note that some instructions and/or features of instructions are only designed to direct pgen how to generate code for the intermediate, and have no function in the interpreter(s).</text:p>
      <text:p text:style-name="Standard">This list of instructions is in alphabetical order.</text:p>
      <text:p text:style-name="Standard"/>
      <text:p text:style-name="P15">Instruction<text:tab/><text:tab/>Opcode<text:tab/>Stack in<text:tab/><text:tab/>Stack out</text:p>
      <text:p text:style-name="No_20_Spacing" loext:marker-style-name="T85"><text:span text:style-name="T64">abi</text:span><text:span text:style-name="T85"> <text:s text:c="2"/><text:tab/><text:tab/><text:tab/>40<text:tab/><text:tab/>integer<text:tab/><text:tab/><text:tab/>integer</text:span></text:p>
      <text:p text:style-name="No_20_Spacing" loext:marker-style-name="T85"><text:span text:style-name="T64">abr</text:span><text:span text:style-name="T85"> <text:s text:c="2"/><text:tab/><text:tab/><text:tab/>41<text:tab/><text:tab/>real<text:tab/><text:tab/><text:tab/>real</text:span></text:p>
      <text:p text:style-name="P172" loext:marker-style-name="T78"/>
      <text:p text:style-name="Standard">Find absolute value of integer or real on top of stack.</text:p>
      <text:p text:style-name="table_20_header1">Instruction<text:tab/><text:tab/>Opcode<text:tab/>Stack in<text:tab/><text:tab/>Stack out</text:p>
      <text:p text:style-name="No_20_Spacing"><text:span text:style-name="T55">adi</text:span> <text:s text:c="2"/><text:tab/><text:tab/><text:tab/>28<text:tab/><text:tab/>integer integer<text:tab/><text:tab/>integer</text:p>
      <text:p text:style-name="No_20_Spacing"><text:span text:style-name="T55">adr</text:span> <text:s text:c="2"/><text:tab/><text:tab/><text:tab/>29<text:tab/><text:tab/>real real<text:tab/><text:tab/><text:tab/>real</text:p>
      <text:p text:style-name="P171" loext:marker-style-name="T77"/>
      <text:p text:style-name="Standard">Add the top two stack integer or real values and leave result on stack.</text:p>
      <text:p text:style-name="table_20_header1">Instruction<text:tab/><text:tab/>Opcode<text:tab/>Stack in<text:tab/><text:tab/>Stack out</text:p>
      <text:p text:style-name="No_20_Spacing">and <text:s text:c="2"/><text:tab/><text:tab/><text:tab/>43<text:tab/><text:tab/>boolean boolean<text:tab/>boolean</text:p>
      <text:p text:style-name="P171" loext:marker-style-name="T77"/>
      <text:p text:style-name="Standard">Find logical ‘and’ of the top two Booleans on stack, and replace with result.</text:p>
      <text:p text:style-name="table_20_header1">Instruction<text:tab/><text:tab/>Opcode<text:tab/>Stack in<text:tab/><text:tab/>Stack out</text:p>
      <text:p text:style-name="No_20_Spacing" loext:marker-style-name="T55"><text:span text:style-name="T55">apc lvl size<text:tab/><text:tab/>210 qn qn<text:tab/>sadr stmp dadr dtmp</text:span><text:span text:style-name="T55"/></text:p>
      <text:p text:style-name="P127" loext:marker-style-name="T55"/>
      <text:p text:style-name="No_20_Spacing" loext:marker-style-name="T55"><text:span text:style-name="T55">Assign pointer complex. Expects the number of levels in the array and the size of the base element in the instruction. The stack has the source address at top, followed by the source template address, followed by the destination address, followed by the destination template. Calculates the size of the complex array using the templates, then moves that many bytes from the source address to the destination address.</text:span><text:span text:style-name="T55"/></text:p>
      <text:p text:style-name="table_20_header1">Instruction<text:tab/><text:tab/>Opcode<text:tab/>Stack in<text:tab/><text:tab/>Stack out</text:p>
      <text:p text:style-name="No_20_Spacing"><text:span text:style-name="T55">aps</text:span> size<text:tab/><text:tab/><text:tab/>178<text:tab/><text:tab/>addr int addr int<text:tab/></text:p>
      <text:p text:style-name="P171" loext:marker-style-name="T77"/>
      <text:p text:style-name="Standard">Assign simple pointer data. The size indicates the size of the base element. The tagged pointer data at stack top is assigned to the tagged pointer data at second on stack. Both tagged pointers are removed.</text:p>
      <text:p text:style-name="table_20_header1">Instruction<text:tab/><text:tab/>Opcode<text:tab/>Stack in<text:tab/><text:tab/>Stack out</text:p>
      <text:p text:style-name="No_20_Spacing" loext:marker-style-name="T55"><text:span text:style-name="T55">bge eadr<text:tab/><text:tab/>207<text:tab/><text:tab/><text:tab/><text:tab/><text:tab/>eadr sadr madr vec</text:span><text:span text:style-name="T55"/></text:p>
      <text:p text:style-name="P127" loext:marker-style-name="T55"/>
      <text:p text:style-name="No_20_Spacing" loext:marker-style-name="T55"><text:span text:style-name="T55">Begin exception frame. Establishes a new exception frame. Expects an exception handler address in the instruction, then saves a new exception frame consisting of the previous exception handler address, stack address, mark address, and a dummy exception vector, then sets up the current exception variables.</text:span><text:span text:style-name="T55"/></text:p>
      <text:p text:style-name="table_20_header1">Instruction<text:tab/><text:tab/>Opcode<text:tab/>Stack in<text:tab/><text:tab/>Stack out</text:p>
      <text:p text:style-name="No_20_Spacing" loext:marker-style-name="T55"><text:span text:style-name="T55">brk<text:tab/><text:tab/><text:tab/>19</text:span><text:span text:style-name="T55"/></text:p>
      <text:p text:style-name="P127" loext:marker-style-name="T55"/>
      <text:p text:style-name="No_20_Spacing" loext:marker-style-name="T55"><text:span text:style-name="T55">Break execution. Used by pint only. Stops execution and enters the debugger, if enabled.</text:span><text:span text:style-name="T55"/></text:p>
      <text:p text:style-name="P17"/>
      <text:p text:style-name="P17">Instruction<text:tab/><text:tab/>Opcode<text:tab/>Stack in<text:tab/><text:tab/>Stack out</text:p>
      <text:p text:style-name="No_20_Spacing" loext:marker-style-name="T55"><text:span text:style-name="T55">cal adr<text:tab/><text:tab/><text:tab/>21 qn<text:tab/><text:tab/><text:tab/><text:tab/><text:tab/>raddr</text:span><text:span text:style-name="T55"/></text:p>
      <text:p text:style-name="P127" loext:marker-style-name="T55"/>
      <text:p text:style-name="No_20_Spacing" loext:marker-style-name="T55"><text:span text:style-name="T55">Call initalizer code strip. The current address is pushed onto the stack, and the address of the specified location called.</text:span><text:span text:style-name="T55"/></text:p>
      <text:p text:style-name="table_20_header1"><text:soft-page-break/>Instruction<text:tab/><text:tab/>Opcode<text:tab/>Stack in<text:tab/><text:tab/>Stack out</text:p>
      <text:p text:style-name="No_20_Spacing" loext:marker-style-name="T55"><text:span text:style-name="T55">ccs lvl siz<text:tab/><text:tab/>223<text:tab/><text:tab/>dadr tadr<text:tab/><text:tab/>dadr tadr</text:span><text:span text:style-name="T55"/></text:p>
      <text:p text:style-name="P127" loext:marker-style-name="T55"/>
      <text:p text:style-name="No_20_Spacing" loext:marker-style-name="T55"><text:span text:style-name="T55">Copy complex container to stack. Expects the number of levels and the base size in the instruction. On stack are the data address and the template address/length. Finds the total size of the array and copies it onto the stack. Replaces the original data address and template address with the on stack version. This instruction is used while passing a complex container as a value parameter.</text:span><text:span text:style-name="T55"/></text:p>
      <text:p text:style-name="table_20_header1">Instruction<text:tab/><text:tab/>Opcode<text:tab/>Stack in<text:tab/><text:tab/>Stack out</text:p>
      <text:p text:style-name="No_20_Spacing"><text:span text:style-name="T55">chka</text:span> low high <text:tab/><text:tab/>95 qn<text:tab/><text:tab/>address<text:tab/><text:tab/><text:tab/>address</text:p>
      <text:p text:style-name="No_20_Spacing"><text:span text:style-name="T55">chkb</text:span> low high <text:tab/><text:tab/>98 qn<text:tab/><text:tab/>boolean<text:tab/><text:tab/><text:tab/>boolean</text:p>
      <text:p text:style-name="No_20_Spacing"><text:span text:style-name="T55">chkc</text:span> low high <text:tab/><text:tab/>99 qn<text:tab/><text:tab/>char<text:tab/><text:tab/><text:tab/>char</text:p>
      <text:p text:style-name="No_20_Spacing"><text:span text:style-name="T55">chki</text:span> low high<text:tab/><text:tab/>26 qn<text:tab/><text:tab/>integer<text:tab/><text:tab/><text:tab/>integer</text:p>
      <text:p text:style-name="No_20_Spacing">chkx low high<text:tab/><text:tab/>199 qn<text:tab/><text:tab/>integer<text:tab/><text:tab/><text:tab/>integer</text:p>
      <text:p text:style-name="No_20_Spacing"><text:span text:style-name="T55">chks</text:span> low high <text:tab/><text:tab/>97 qn<text:tab/><text:tab/><text:span text:style-name="T124">set<text:tab/><text:tab/><text:tab/>set</text:span></text:p>
      <text:p text:style-name="P171" loext:marker-style-name="T77"/>
      <text:p text:style-name="Standard">Bounds check. The q parameter contains the address of a pair of low and high bounds values, low followed by high, each one integer in size. The bounds pair is placed in the constant area during assembly, and the address placed into the instruction. </text:p>
      <text:p text:style-name="Standard">The value on top of the stack is verified to lie in the range low..high. If not, a runtime error results. The value is left on the stack.</text:p>
      <text:p text:style-name="Standard">If the instruction was chka, the low value will contain the code:</text:p>
      <text:p text:style-name="P32">0<text:tab/>Pointer is not being dereferenced</text:p>
      <text:p text:style-name="P32">1<text:tab/>Pointer is being dereferenced</text:p>
      <text:p text:style-name="P32"/>
      <text:p text:style-name="Standard">Pointer values are considered valid if between 0..maxaddr, where maxaddr is the maximum address in the interpreter. If the dereference code is present, it indicates a check if the pointer is nil. This instruction is only applied to dynamic variable addresses, and thus other checks are possible.</text:p>
      <text:p text:style-name="Standard">Set values are checked to see if any elements outside the elements from low..high are set. If so, a runtime error results.</text:p>
      <text:p text:style-name="table_20_header1">Instruction<text:tab/><text:tab/>Opcode<text:tab/>Stack in<text:tab/><text:tab/>Stack out</text:p>
      <text:p text:style-name="No_20_Spacing"><text:span text:style-name="T55">chr</text:span> <text:s text:c="2"/><text:tab/><text:tab/><text:tab/>60<text:tab/><text:tab/>integer<text:tab/><text:tab/><text:tab/>character</text:p>
      <text:p text:style-name="P171" loext:marker-style-name="T77"/>
      <text:p text:style-name="Standard">Find character from integer. Finds the character value of an integer on stack top. At present, this is a no-op.</text:p>
      <text:p text:style-name="P17">Instruction<text:tab/><text:tab/>Opcode<text:tab/>Stack in<text:tab/><text:tab/>Stack out</text:p>
      <text:p text:style-name="No_20_Spacing"><text:span text:style-name="T55">cif</text:span> <text:span text:style-name="T124">pn rslt</text:span><text:tab/><text:tab/>247<text:tab/><text:tab/>address</text:p>
      <text:p text:style-name="P171" loext:marker-style-name="T77"/>
      <text:p text:style-name="P16">Call indirect function. <text:span text:style-name="T124">The number of parameters is indicated by pn. </text:span><text:span text:style-name="T125">The result type is given in rslt. </text:span>The top of stack has the address of a <text:span text:style-name="T55">mp</text:span>/address pair pushed by <text:span text:style-name="T55">lpa</text:span>. The current mp is replaced by the new mp, the current address is saved on stack, and the address in the pair is jumped to. The <text:span text:style-name="T55">mp</text:span>/ad address is removed from stack. Note that since this instruction destroys the current mp, it must be restored after the call by a rip instruction.</text:p>
      <text:p text:style-name="P16"/>
      <text:p text:style-name="P16"/>
      <text:p text:style-name="P17"><text:soft-page-break/>Instruction<text:tab/><text:tab/>Opcode<text:tab/>Stack in<text:tab/><text:tab/>Stack out</text:p>
      <text:p text:style-name="No_20_Spacing"><text:span text:style-name="T55">cip</text:span> <text:span text:style-name="T126">pn</text:span><text:tab/><text:tab/><text:tab/>113<text:tab/><text:tab/>address</text:p>
      <text:p text:style-name="P171" loext:marker-style-name="T77"/>
      <text:p text:style-name="Standard">Call indirect procedure. <text:span text:style-name="T126">The number of parameters is given in pn. </text:span>The top of stack has the address of a <text:span text:style-name="T55">mp</text:span>/address pair pushed by <text:span text:style-name="T55">lpa</text:span>. The current mp is replaced by the new mp, the current address is saved on stack, and the address in the pair is jumped to. The <text:span text:style-name="T55">mp</text:span>/ad address is removed from stack. Note that since this instruction destroys the current mp, it must be restored after the call by a rip instruction.</text:p>
      <text:p text:style-name="table_20_header1">Instruction<text:tab/><text:tab/>Opcode<text:tab/>Stack in<text:tab/><text:tab/>Stack out</text:p>
      <text:p text:style-name="No_20_Spacing" loext:marker-style-name="T55"><text:span text:style-name="T55">cjp lval hval adr<text:tab/><text:tab/>8 qn qn qn<text:tab/>val</text:span><text:span text:style-name="T55"/></text:p>
      <text:p text:style-name="P127" loext:marker-style-name="T55"/>
      <text:p text:style-name="No_20_Spacing" loext:marker-style-name="T55"><text:span text:style-name="T55">Compare and jump. Expects a value on the stack to compare with. The instruction contains the low value, high value, and address to jump to. The value is checked to lie within the range from the low value to high value, inclusive, and the jump is taken if so, and he value is removed from the stack. If the jump is not taken, the value is left on the stack.</text:span><text:span text:style-name="T55"/></text:p>
      <text:p text:style-name="table_20_header1">Instruction<text:tab/><text:tab/>Opcode<text:tab/>Stack in<text:tab/><text:tab/>Stack out</text:p>
      <text:p text:style-name="No_20_Spacing"><text:span text:style-name="T55">cke</text:span> <text:s/><text:tab/><text:tab/><text:tab/>188<text:tab/><text:tab/>boolean tagcst</text:p>
      <text:p text:style-name="P171" loext:marker-style-name="T77"/>
      <text:p text:style-name="Standard">Terminate active variant check, started by cks. Expects the “running boolean” value on stack top, followed by the current value of the tagfield. If the Boolean value is false, meaning that none of the constants matched the tagfield, a runtime error results.</text:p>
      <text:p text:style-name="Standard">Both the Boolean value and the tagfield value are removed from the stack.</text:p>
      <text:p text:style-name="table_20_header1">Instruction<text:tab/><text:tab/>Opcode<text:tab/>Stack in<text:tab/><text:tab/>Stack out</text:p>
      <text:p text:style-name="No_20_Spacing"><text:span text:style-name="T55">ckla</text:span> low high<text:tab/><text:tab/>190<text:tab/><text:tab/>address<text:tab/><text:tab/><text:tab/>address</text:p>
      <text:p text:style-name="P171" loext:marker-style-name="T77"/>
      <text:p text:style-name="Standard">Bounds check. This instruction is identical to the instruction chka, but indicates a pointer to a tagged record. At present this requires no special action over the normal processing of chka.</text:p>
      <text:p text:style-name="Standard">ckla and chka check if the pointer is dereferencing an allocation that has been freed. In the current implementation this check works on both tag listed and normal dynamic variables. Because this is dependent <text:s/>on the way the allocator is structured, ckla exists in case tag list pointers need special handling.</text:p>
      <text:p text:style-name="table_20_header1">Instruction<text:tab/><text:tab/>Opcode <text:tab/>Stack in<text:tab/><text:tab/>Stack out</text:p>
      <text:p text:style-name="No_20_Spacing"><text:span text:style-name="T55">cks</text:span> <text:s/><text:tab/><text:tab/><text:tab/>187<text:tab/><text:tab/>tagval<text:tab/><text:tab/><text:tab/>boolean tagval</text:p>
      <text:p text:style-name="No_20_Spacing"/>
      <text:p text:style-name="Standard">Start active variant check. The current value of the tag is on stack top. <text:s/>Pushes a false binary value onto the stack. This value is ‘or’ed with all of the following variant checks. </text:p>
      <text:p text:style-name="table_20_header1">Instruction<text:tab/><text:tab/>Opcode <text:tab/>Stack in<text:tab/><text:tab/>Stack out</text:p>
      <text:p text:style-name="No_20_Spacing"><text:span text:style-name="T55">ckvb</text:span> val<text:tab/><text:tab/>179 qn<text:tab/><text:tab/>boolean tagval<text:tab/><text:tab/>boolean tagval</text:p>
      <text:p text:style-name="No_20_Spacing"><text:span text:style-name="T55">ckvc</text:span> val<text:tab/><text:tab/>180 qn<text:tab/><text:tab/>boolean tagval<text:tab/><text:tab/>boolean tagval</text:p>
      <text:p text:style-name="P16" loext:marker-style-name="T55"><text:span text:style-name="T55">ckvi val<text:tab/><text:tab/><text:tab/>175 qn<text:tab/><text:tab/>boolean tagval<text:tab/><text:tab/>boolean tagval</text:span><text:span text:style-name="T55"/></text:p>
      <text:p text:style-name="Standard"><text:span text:style-name="T55">ckvx</text:span> val<text:tab/><text:tab/>203 qn<text:tab/><text:tab/>boolean tagval<text:tab/><text:tab/>boolean tagval</text:p>
      <text:p text:style-name="Standard">Checks a tagfield for active variants. The “running Boolean” is expected at stack top, followed by the current tagfield value. The tagfield is compared to the constant val and the Boolean equality ‘or’ed into the running Boolean. Both are left on stack.</text:p>
      <text:p text:style-name="table_20_header1"><text:soft-page-break/>Instruction<text:tab/><text:tab/>Opcode <text:tab/>Stack in<text:tab/><text:tab/>Stack out</text:p>
      <text:p text:style-name="No_20_Spacing"><text:span text:style-name="T55">cpc lvl</text:span><text:tab/><text:tab/><text:tab/>177<text:tab/><text:tab/>addr len addr len<text:tab/>addr len addr len</text:p>
      <text:p text:style-name="No_20_Spacing"/>
      <text:p text:style-name="No_20_Spacing">Compare complex templates. Expects two tagged pointers on stack, which is an address followed by a template pointer. The number of levels in the templates are in the instruction. The two templates are compared, and an error generated if they don’t match. The two tagged pointers remain on stack.</text:p>
      <text:p text:style-name="P247">Instruction<text:tab/><text:tab/>Opcode <text:tab/>Stack in<text:tab/><text:tab/>Stack out</text:p>
      <text:p text:style-name="P131"><text:span text:style-name="T55">cp</text:span><text:span text:style-name="T71">l</text:span><text:tab/><text:tab/><text:tab/><text:span text:style-name="T138">251</text:span><text:tab/><text:tab/><text:span text:style-name="T138">d</text:span>adr/<text:span text:style-name="T138">len</text:span><text:tab/><text:tab/><text:span text:style-name="T138">len d</text:span>adr/len</text:p>
      <text:p text:style-name="P131"/>
      <text:p text:style-name="P131"><text:span text:style-name="T138">Duplicate length from complex pointer. Expects a data address/length pair on stack. The length is duplicated and is place on stack at tos.</text:span></text:p>
      <text:p text:style-name="table_20_header1">Instruction<text:tab/><text:tab/>Opcode<text:tab/>Stack in<text:tab/><text:tab/>Stack out</text:p>
      <text:p text:style-name="No_20_Spacing" loext:marker-style-name="T55"><text:span text:style-name="T55">cpp poff psiz<text:tab/><text:tab/>239 qn qn<text:tab/><text:tab/><text:tab/><text:tab/>par</text:span><text:span text:style-name="T55"/></text:p>
      <text:p text:style-name="P127" loext:marker-style-name="T55"/>
      <text:p text:style-name="No_20_Spacing" loext:marker-style-name="T55"><text:span text:style-name="T55">Copy procedure parameter. Used to prepare operator overload parameters. Expects the offset to the parameter location and the parameter size in the instruction. The parameter is located and copied down into the stack. The offset is from the stack pointer. After the instruction, the parameter is left on stack. The size will depend on the parameter type, rounded up to the stack alignment.</text:span><text:span text:style-name="T55"/></text:p>
      <text:p text:style-name="table_20_header1">Instruction<text:tab/><text:tab/>Opcode<text:tab/>Stack in<text:tab/><text:tab/>Stack out</text:p>
      <text:p text:style-name="No_20_Spacing" loext:marker-style-name="T55"><text:span text:style-name="T55">cpr rsiz roff<text:tab/><text:tab/>240 qn qn<text:tab/><text:tab/><text:tab/><text:tab/>fres</text:span><text:span text:style-name="T55"/></text:p>
      <text:p text:style-name="P127" loext:marker-style-name="T55"/>
      <text:p text:style-name="No_20_Spacing" loext:marker-style-name="T55"><text:span text:style-name="T55">Copy result. Expects the size of the function result and the offset to its location in the frame in the instruction. Used to copy back the result of an overloaded function to its frame. At the end of instruction, the original parameters are discarded and only the function result remains.</text:span><text:span text:style-name="T55"/></text:p>
      <text:p text:style-name="table_20_header1">Instruction<text:tab/><text:tab/>Opcode <text:tab/>Stack in<text:tab/><text:tab/>Stack out</text:p>
      <text:p text:style-name="No_20_Spacing"><text:span text:style-name="T55">cps</text:span><text:tab/><text:tab/><text:tab/>176<text:tab/><text:tab/>addr len addr len<text:tab/>addr len addr len</text:p>
      <text:p text:style-name="No_20_Spacing"/>
      <text:p text:style-name="No_20_Spacing">Compare simple templates. Expects two tagged pointers on stack, which is an address followed by a length. The two lengths are compared, and an error generated if they don’t match. The two tagged pointers remain on stack.</text:p>
      <text:p text:style-name="table_20_header1">Instruction<text:tab/><text:tab/>Opcode <text:tab/>Stack in<text:tab/><text:tab/>Stack out</text:p>
      <text:p text:style-name="Standard"><text:span text:style-name="T55">csp</text:span> rout <text:s/><text:tab/><text:tab/>15 q8<text:tab/><text:tab/>Per call<text:tab/><text:tab/><text:tab/>Per call</text:p>
      <text:p text:style-name="Standard">Call system routine. The routine number rout indicates the routine to call, from 0 to 255 (or $00 to $ff). Note that the main difference between system and user procedures is that system calls have no framing information.</text:p>
      <text:p text:style-name="table_20_header1">Instruction<text:tab/><text:tab/>Opcode <text:tab/>Stack in<text:tab/><text:tab/>Stack out</text:p>
      <text:p text:style-name="Standard"><text:span text:style-name="T55">cta</text:span> <text:s/>off lvl lv<text:span text:style-name="T126">t</text:span><text:tab/><text:tab/>191 qn qn qn<text:tab/>newtagval tagaddr<text:tab/>newtagval tagaddr</text:p>
      <text:p text:style-name="Standard">Check tag assignment for dynamically allocated record. Expects the value to assign to the tagfield on stack top, followed by the address of the tagfield as second on stack. Dynamic records containing tagfields are allocated by a special procedure that creates a tagfield constant list with the constants that were used to allocate the record with variants. The cta instruction looks at the list to see if the given tagfield appears in that list, indicating that the tagfield is fixed and cannot be changed. If such a list <text:soft-page-break/>entry exists and does not match the tagfield assignment, a runtime error results. The instruction contains the offset from the start of the record to the tagfield, at what nesting level the tagfield exists, and the location of the logical variant table. If uses the tagfield offset to find the start of record and look for the list, and the nesting level to find the exact tag constant, if it exists. Leaves both values on stack.</text:p>
      <text:p text:style-name="table_20_header1">Instruction<text:tab/><text:tab/>Opcode <text:tab/>Stack in<text:tab/><text:tab/>Stack out</text:p>
      <text:p text:style-name="Standard">ctb len off <text:s/><text:tab/><text:tab/>12 qn qn<text:tab/>badr data</text:p>
      <text:p text:style-name="Standard">Copy to buffer. The instruction contains the length of data on stack, and the actual allocation on stack after alignment. The address of a buffer is expected at stack top, followed by the data on stack. The data on stack is copied from the stack to the addressed buffer, then the data is removed from stack, leaving the buffer address. This instruction is used to copy structured function results off the stack.</text:p>
      <text:p text:style-name="table_20_header1">Instruction<text:tab/><text:tab/>Opcode <text:tab/>Stack in<text:tab/><text:tab/>Stack out</text:p>
      <text:p text:style-name="Standard">cuf l addr <text:span text:style-name="T126">pn rslt</text:span><text:tab/>246 qn</text:p>
      <text:p text:style-name="Standard">Call user function. The instruction contains the address of the procedure to call, <text:span text:style-name="T126">the number of parameters, and the result type</text:span>. The current pc is saved on stack, and the provided address is jumped to.</text:p>
      <text:p text:style-name="Standard">The assembly code represents the address as a forward referenced label. This is defined later in a label statement and back referenced by the assembler.</text:p>
      <text:p text:style-name="table_20_header1">Instruction<text:tab/><text:tab/>Opcode <text:tab/>Stack in<text:tab/><text:tab/>Stack out</text:p>
      <text:p text:style-name="Standard">cup l addr <text:span text:style-name="T126">pn</text:span> <text:s/><text:tab/><text:tab/>12 qn</text:p>
      <text:p text:style-name="Standard">Call user procedure. The instruction contains the address of the procedure to call, <text:span text:style-name="T126">and the number of parameters</text:span>. The current pc is saved on stack, and the provided address is jumped to.</text:p>
      <text:p text:style-name="Standard">The assembly code represents the address as a forward referenced label. This is defined later in a label statement and back referenced by the assembler.</text:p>
      <text:p text:style-name="P244">Instruction<text:tab/><text:tab/>Opcode <text:tab/>Stack in<text:tab/><text:tab/>Stack out</text:p>
      <text:p text:style-name="P186">cuv l addr <text:span text:style-name="T126">pn</text:span> <text:s/><text:tab/><text:tab/>27 qn</text:p>
      <text:p text:style-name="P186">Call user virtual procedure vector. The instruction contains the address of the vector to the procedure to call, <text:span text:style-name="T126">and the number of parameters</text:span>. The current pc is saved on stack, and the address at the given address is jumped to (vectored).</text:p>
      <text:p text:style-name="table_20_header1">Instruction<text:tab/><text:tab/>Opcode <text:tab/>Stack in<text:tab/><text:tab/>Stack out</text:p>
      <text:p text:style-name="P16" loext:marker-style-name="T55"><text:span text:style-name="T55">cvbi off size lvn</text:span><text:span text:style-name="T68">t</text:span><text:span text:style-name="T55"><text:tab/>100 qn qn qn<text:tab/>ntagval tagaddr<text:tab/><text:tab/>ntagval tagaddr</text:span></text:p>
      <text:p text:style-name="P16" loext:marker-style-name="T55"><text:span text:style-name="T55">cvbx off size lv</text:span><text:span text:style-name="T68">t</text:span><text:span text:style-name="T55"><text:tab/><text:tab/>115 qn qn qn<text:tab/>ntagval tagaddr<text:tab/><text:tab/>ntagval tagaddr</text:span></text:p>
      <text:p text:style-name="P16" loext:marker-style-name="T55"><text:span text:style-name="T55">cvbb off size lv</text:span><text:span text:style-name="T68">t</text:span><text:span text:style-name="T55"><text:tab/><text:tab/>116 qn qn qn<text:tab/>ntagval tagaddr<text:tab/><text:tab/>ntagval tagaddr</text:span></text:p>
      <text:p text:style-name="Standard"><text:span text:style-name="T55">cvbc</text:span> off size lv<text:span text:style-name="T128">t</text:span><text:tab/><text:tab/>121 qn qn qn<text:tab/>n<text:span text:style-name="T55">tagval tagaddr</text:span><text:tab/><text:tab/>n<text:span text:style-name="T55">tagval tagaddr</text:span></text:p>
      <text:p text:style-name="Standard">Check change to tagfield in variable referenced variant. Expects a new setting for a tagfield at stack top, and the address of the tagfield below that. If the tagfield was defined, and the new tag value is different than the old tag value, the variant area controlled by the tagfield is checked if it overlaps an outstanding variable reference. If it does, an error results, since ISO 7185 specifies variants cannot be changed with an outstanding variable reference.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text:soft-page-break/>offset is applied to the address of the tagfield, and the variant is checked for variable reference. Note that the size of the variant is the maximum size of all possible subvariants. The stack is left the same way it was found.</text:p>
      <text:p text:style-name="Standard">The stack is unchanged during this operation.</text:p>
      <text:p text:style-name="P244">Instruction<text:tab/><text:tab/>Opcode <text:tab/>Stack in<text:tab/><text:tab/>Stack out</text:p>
      <text:p text:style-name="P186">c<text:span text:style-name="T126">vf</text:span> l addr <text:span text:style-name="T126">pn rslt</text:span><text:tab/>27 qn</text:p>
      <text:p text:style-name="P186">Call user virtual procedure/function vector. The instruction contains the address of the vector to the <text:span text:style-name="T127">function</text:span> to call, <text:span text:style-name="T127">the number of parameters, and the result type</text:span>. The current pc is saved on stack, and the address at the given address is jumped to (vectored).</text:p>
      <text:p text:style-name="table_20_header1">Instruction<text:tab/><text:tab/>Opcode<text:tab/>Stack in<text:tab/><text:tab/>Stack out</text:p>
      <text:p text:style-name="No_20_Spacing" loext:marker-style-name="T55"><text:span text:style-name="T55">cxc lvl siz<text:tab/><text:tab/>212<text:tab/><text:tab/>inx dadr tadr<text:tab/><text:tab/>dadr tadr</text:span><text:span text:style-name="T55"/></text:p>
      <text:p text:style-name="P127" loext:marker-style-name="T55"/>
      <text:p text:style-name="No_20_Spacing" loext:marker-style-name="T55"><text:span text:style-name="T55">Complex container index. Expects the size of the base type in the instruction. The index is at top of stack, followed by the address of the array, then the address of the template. The index is checked to lie within the array data, then multiplied by the base size and all levels of array, from the present level down to the last, then added to the base address of the array to find the element. The template address is moved to the next level and placed on stack, followed by the element address at stack top. The index, array address and template address are removed, and replaced by the new element address and template address. Note that this instruction is only used to advance from one complex container to an enclosed one. The cxs instruction is always used on the last level, because it picks up the last template entry and carries the length with the pointer instead of the template address (this is a so called “pick up template”).</text:span><text:span text:style-name="T55"/></text:p>
      <text:p text:style-name="P17"/>
      <text:p text:style-name="P17">Instruction<text:tab/><text:tab/>Opcode<text:tab/>Stack in<text:tab/><text:tab/>Stack out</text:p>
      <text:p text:style-name="No_20_Spacing" loext:marker-style-name="T55"><text:span text:style-name="T55">cxs siz<text:tab/><text:tab/><text:tab/>211 qn<text:tab/><text:tab/>inx adr len<text:tab/><text:tab/>adr</text:span><text:span text:style-name="T55"/></text:p>
      <text:p text:style-name="P127" loext:marker-style-name="T55"/>
      <text:p text:style-name="No_20_Spacing" loext:marker-style-name="T55"><text:span text:style-name="T55">Simple container index. Expects the size of the base type in the instruction. The index is at top of stack, followed by the address of the array, then the length. The index is checked to lie within the array data, then multiplied by the base size and added to the array address to find the element address. The index, array address and len are removed from stack and replaced by the element address.</text:span><text:span text:style-name="T55"/></text:p>
      <text:p text:style-name="table_20_header1">Instruction<text:tab/><text:tab/>Opcode <text:tab/>Stack in<text:tab/><text:tab/>Stack out</text:p>
      <text:p text:style-name="No_20_Spacing"><text:span text:style-name="T55">decb</text:span> cnt<text:tab/><text:tab/>103 qn<text:tab/><text:tab/>boolean<text:tab/><text:tab/><text:tab/>boolean</text:p>
      <text:p text:style-name="No_20_Spacing"><text:span text:style-name="T55">decc</text:span> cnt<text:tab/><text:tab/>104 qn<text:tab/><text:tab/>character<text:tab/><text:tab/>character</text:p>
      <text:p text:style-name="No_20_Spacing"><text:span text:style-name="T55">deci</text:span> cnt<text:tab/><text:tab/><text:tab/>57 qn<text:tab/><text:tab/>integer<text:tab/><text:tab/><text:tab/>integer</text:p>
      <text:p text:style-name="No_20_Spacing">decx cnt<text:tab/><text:tab/>202 qn<text:tab/><text:tab/>integer<text:tab/><text:tab/><text:tab/>integer</text:p>
      <text:p text:style-name="No_20_Spacing"/>
      <text:p text:style-name="No_20_Spacing">The unsigned cnt parameter is subtracted from the value at stack top.</text:p>
      <text:p text:style-name="table_20_header1">Instruction<text:tab/><text:tab/>Opcode <text:tab/>Stack in<text:tab/><text:tab/>Stack out</text:p>
      <text:p text:style-name="Standard"><text:span text:style-name="T55">dif</text:span> <text:s text:c="2"/><text:tab/><text:tab/><text:tab/>45<text:tab/><text:tab/>set set<text:tab/><text:tab/><text:tab/>set</text:p>
      <text:p text:style-name="Standard">Find set difference, or s1-s2. The members of the set on stack top are removed from the set that is second on the stack, and the top set on stack is removed.</text:p>
      <text:p text:style-name="table_20_header1">Instruction<text:tab/><text:tab/>Opcode <text:tab/>Stack in<text:tab/><text:tab/>Stack out</text:p>
      <text:p text:style-name="Standard"><text:span text:style-name="T55">dmp</text:span> cnt <text:tab/><text:tab/>117 qn<text:tab/><text:tab/>value</text:p>
      <text:p text:style-name="Standard"><text:soft-page-break/>The unsigned cnt parameter is added to the current stack pointer. The effect is to “dump” or remove the topmost cnt data from the stack.</text:p>
      <text:p text:style-name="table_20_header1">Instruction<text:tab/><text:tab/>Opcode <text:tab/>Stack in<text:tab/><text:tab/>Stack out</text:p>
      <text:p text:style-name="P29"><text:span text:style-name="T55">dupa</text:span> <text:tab/><text:tab/><text:tab/>182<text:tab/><text:tab/>address<text:tab/><text:tab/><text:tab/>address address</text:p>
      <text:p text:style-name="P29"><text:span text:style-name="T55">dupb</text:span> <text:tab/><text:tab/><text:tab/>185<text:tab/><text:tab/>boolean<text:tab/><text:tab/><text:tab/>boolean boolean</text:p>
      <text:p text:style-name="P29"><text:span text:style-name="T55">dupc</text:span> <text:tab/><text:tab/><text:tab/>186<text:tab/><text:tab/>character<text:tab/><text:tab/>character character</text:p>
      <text:p text:style-name="P29"><text:span text:style-name="T55">dupi</text:span> <text:tab/><text:tab/><text:tab/>181<text:tab/><text:tab/>integer<text:tab/><text:tab/><text:tab/>integer integer</text:p>
      <text:p text:style-name="P29"><text:span text:style-name="T55">dupr</text:span> <text:tab/><text:tab/><text:tab/>183<text:tab/><text:tab/>real<text:tab/><text:tab/><text:tab/>real real</text:p>
      <text:p text:style-name="Standard"><text:span text:style-name="T55">dups</text:span> <text:tab/><text:tab/><text:tab/>184<text:tab/><text:tab/>set<text:tab/><text:tab/><text:tab/>set set</text:p>
      <text:p text:style-name="Standard">Duplicate stack top. The top value on the stack is copied to a new stack top value according to type.</text:p>
      <text:p text:style-name="table_20_header1">Instruction<text:tab/><text:tab/>Opcode <text:tab/>Stack in<text:tab/><text:tab/>Stack out</text:p>
      <text:p text:style-name="No_20_Spacing"><text:span text:style-name="T55">dvi</text:span> <text:s text:c="2"/><text:tab/><text:tab/><text:tab/>53<text:tab/><text:tab/>integer integer<text:tab/><text:tab/>integer</text:p>
      <text:p text:style-name="No_20_Spacing"><text:span text:style-name="T55">dvr</text:span> <text:s text:c="2"/><text:tab/><text:tab/><text:tab/>54<text:tab/><text:tab/>real real<text:tab/><text:tab/><text:tab/>real</text:p>
      <text:p text:style-name="No_20_Spacing"/>
      <text:p text:style-name="No_20_Spacing">Divide. The value second on stack is divided by the value first on stack. The division is done in integer or real according to type.</text:p>
      <text:p text:style-name="P17"/>
      <text:p text:style-name="P17">Instruction<text:tab/><text:tab/>Opcode<text:tab/>Stack in<text:tab/><text:tab/>Stack out</text:p>
      <text:p text:style-name="No_20_Spacing" loext:marker-style-name="T55"><text:span text:style-name="T55">ede<text:tab/><text:tab/><text:tab/>208<text:tab/><text:tab/>eadr sadr madr vec</text:span><text:span text:style-name="T55"/></text:p>
      <text:p text:style-name="P127" loext:marker-style-name="T55"/>
      <text:p text:style-name="No_20_Spacing" loext:marker-style-name="T55"><text:span text:style-name="T55">End exception frame. Expects an exception handler address, stack address, mark address, and vector variable on stack. Removes all and continues. This instruction is used after the exception has been successfully handled.</text:span><text:span text:style-name="T55"/></text:p>
      <text:p text:style-name="table_20_header1">Instruction<text:tab/><text:tab/>Opcode <text:tab/>Stack in<text:tab/><text:tab/>Stack out</text:p>
      <text:p text:style-name="No_20_Spacing"><text:span text:style-name="T55">equa</text:span> <text:s/><text:tab/><text:tab/><text:tab/>17<text:tab/><text:tab/>address address<text:tab/><text:tab/>boolean</text:p>
      <text:p text:style-name="No_20_Spacing"><text:span text:style-name="T55">equb</text:span> <text:tab/><text:tab/><text:tab/>139<text:tab/><text:tab/>boolean<text:tab/> Boolean<text:tab/>boolean</text:p>
      <text:p text:style-name="No_20_Spacing"><text:span text:style-name="T55">equc</text:span> <text:tab/><text:tab/><text:tab/>141<text:tab/><text:tab/>character character<text:tab/>boolean</text:p>
      <text:p text:style-name="No_20_Spacing"><text:span text:style-name="T55">equi</text:span> <text:tab/><text:tab/><text:tab/>137<text:tab/><text:tab/>integer integer<text:tab/><text:tab/>boolean</text:p>
      <text:p text:style-name="No_20_Spacing"><text:span text:style-name="T55">equm</text:span> size<text:tab/><text:tab/>142 qn<text:tab/><text:tab/>address address<text:tab/><text:tab/>boolean<text:tab/></text:p>
      <text:p text:style-name="No_20_Spacing"><text:span text:style-name="T55">equr</text:span> <text:tab/><text:tab/><text:tab/>138<text:tab/><text:tab/>real real<text:tab/><text:tab/><text:tab/>boolean</text:p>
      <text:p text:style-name="No_20_Spacing"><text:span text:style-name="T55">equs</text:span> <text:tab/><text:tab/><text:tab/>140<text:tab/><text:tab/>set set<text:tab/><text:tab/><text:tab/>boolean</text:p>
      <text:p text:style-name="No_20_Spacing"/>
      <text:p text:style-name="No_20_Spacing">Find equal. The top of stack and second on stack values are compared, and a Boolean result of the comparision replaces them both. The compare is done according to type. Note that types a, b, c and i are treated equally since values are normalized to 32 bit integer on stack.</text:p>
      <text:p text:style-name="P17"/>
      <text:p text:style-name="P17">Instruction<text:tab/><text:tab/>Opcode<text:tab/>Stack in<text:tab/><text:tab/>Stack out</text:p>
      <text:p text:style-name="No_20_Spacing" loext:marker-style-name="T55"><text:span text:style-name="T55">equv<text:tab/><text:tab/><text:tab/>215<text:tab/><text:tab/>sadr len sadr len<text:tab/><text:tab/>boolean</text:span><text:span text:style-name="T55"/></text:p>
      <text:p text:style-name="P127" loext:marker-style-name="T55"/>
      <text:p text:style-name="No_20_Spacing" loext:marker-style-name="T55"><text:span text:style-name="T55">Compare two vectorized strings. Expects the first vector address on stack top, followed by the length, then the address of the second vector, then the length of the second vector. Vectorized strings are those that are passed or indexed as variable length arrays. Finds the strings are equal, and returns true if so, otherwise false. Removes the two lengths and two addresses, and replaces them with the truth value.</text:span><text:span text:style-name="T55"/></text:p>
      <text:p text:style-name="table_20_header1">Instruction<text:tab/><text:tab/>Opcode<text:tab/>Stack in<text:tab/><text:tab/>Stack out</text:p>
      <text:p text:style-name="No_20_Spacing" loext:marker-style-name="T55"><text:span text:style-name="T55">eext<text:tab/><text:tab/><text:tab/>242</text:span><text:span text:style-name="T55"/></text:p>
      <text:p text:style-name="P127" loext:marker-style-name="T55"><text:soft-page-break/></text:p>
      <text:p text:style-name="No_20_Spacing" loext:marker-style-name="T55"><text:span text:style-name="T55">Execute external. This is a pint internal instruction. It is used to execute an externally defined routine. A table in pint is filled with eext instructions, and the address of the instruction determines which external routine is executed.</text:span><text:span text:style-name="T55"/></text:p>
      <text:p text:style-name="table_20_header1">Instruction<text:tab/><text:tab/>Opcode <text:tab/>Stack in<text:tab/><text:tab/>Stack out</text:p>
      <text:p text:style-name="Standard"><text:span text:style-name="T55">fjp</text:span> addr<text:tab/><text:tab/><text:tab/> 24 qn<text:tab/><text:tab/>boolean</text:p>
      <text:p text:style-name="Standard">Jump false. Expects a Boolean value atop the stack. If the value is false, or zero, execution continues at the instruction constant addr. <text:s/>Removes the boolean from stack.</text:p>
      <text:p text:style-name="Standard"/>
      <text:p text:style-name="table_20_header1">Instruction<text:tab/><text:tab/>Opcode <text:tab/>Stack in<text:tab/><text:tab/>Stack out</text:p>
      <text:p text:style-name="No_20_Spacing"><text:span text:style-name="T55">flo</text:span> <text:s text:c="2"/><text:tab/><text:tab/><text:tab/>34<text:tab/><text:tab/>integer real<text:tab/><text:tab/>real real</text:p>
      <text:p text:style-name="No_20_Spacing"><text:span text:style-name="T55">flt</text:span> <text:s text:c="2"/><text:tab/><text:tab/><text:tab/>33<text:tab/><text:tab/>integer<text:tab/><text:tab/><text:tab/>real</text:p>
      <text:p text:style-name="No_20_Spacing"/>
      <text:p text:style-name="No_20_Spacing">Convert stack integer to floating point. flt converts the top of stack to floating point from integer. flo converts the second on stack to floating point, but it assumes that the top of stack is real as well. </text:p>
      <text:p text:style-name="table_20_header1">Instruction<text:tab/><text:tab/>Opcode <text:tab/>Stack in<text:tab/><text:tab/>Stack out</text:p>
      <text:p text:style-name="No_20_Spacing"><text:span text:style-name="T55">geqb</text:span> <text:tab/><text:tab/><text:tab/>151<text:tab/><text:tab/>boolean<text:tab/> boolean<text:tab/>boolean</text:p>
      <text:p text:style-name="No_20_Spacing"><text:span text:style-name="T55">geqc</text:span> <text:tab/><text:tab/><text:tab/>153<text:tab/><text:tab/>character character<text:tab/>boolean</text:p>
      <text:p text:style-name="No_20_Spacing"><text:span text:style-name="T55">geqi</text:span> <text:tab/><text:tab/><text:tab/>149<text:tab/><text:tab/>integer integer<text:tab/><text:tab/>boolean</text:p>
      <text:p text:style-name="No_20_Spacing"><text:span text:style-name="T55">geqm</text:span> size<text:tab/><text:tab/>154 qn<text:tab/><text:tab/>address address<text:tab/><text:tab/>boolean</text:p>
      <text:p text:style-name="No_20_Spacing"><text:span text:style-name="T55">geqr</text:span> <text:tab/><text:tab/><text:tab/>150<text:tab/><text:tab/>real real<text:tab/><text:tab/><text:tab/>boolean</text:p>
      <text:p text:style-name="No_20_Spacing"><text:span text:style-name="T55">geqs</text:span> <text:tab/><text:tab/><text:tab/>152<text:tab/><text:tab/>set set<text:tab/><text:tab/><text:tab/>boolean</text:p>
      <text:p text:style-name="No_20_Spacing"/>
      <text:p text:style-name="No_20_Spacing">Find greater than or equal. The top of stack and second on stack values are compared for second on stack greater than or equal to the top of stack, and a Boolean result of the comparision replaces them both. The compare is done according to type. Note that types a, b, c and i are treated equally since values are normalized to 32 bit integer on stack.</text:p>
      <text:p text:style-name="P17"/>
      <text:p text:style-name="P17">Instruction<text:tab/><text:tab/>Opcode<text:tab/>Stack in<text:tab/><text:tab/>Stack out</text:p>
      <text:p text:style-name="No_20_Spacing" loext:marker-style-name="T55"><text:span text:style-name="T55">geqv<text:tab/><text:tab/><text:tab/>220<text:tab/><text:tab/>sadr len sadr len<text:tab/><text:tab/>boolean</text:span><text:span text:style-name="T55"/></text:p>
      <text:p text:style-name="P127" loext:marker-style-name="T55"/>
      <text:p text:style-name="No_20_Spacing" loext:marker-style-name="T55"><text:span text:style-name="T55">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or equal to the first string, and returns true if so, otherwise false. Removes the two lengths and two addresses, and replaces them with the truth value.</text:span><text:span text:style-name="T55"/></text:p>
      <text:p text:style-name="table_20_header1">Instruction<text:tab/><text:tab/>Opcode <text:tab/>Stack in<text:tab/><text:tab/>Stack out</text:p>
      <text:p text:style-name="No_20_Spacing"><text:span text:style-name="T55">grtb</text:span> <text:tab/><text:tab/><text:tab/>157<text:tab/><text:tab/>boolean<text:tab/> boolean<text:tab/>boolean</text:p>
      <text:p text:style-name="No_20_Spacing"><text:span text:style-name="T55">grtc</text:span> <text:tab/><text:tab/><text:tab/>159<text:tab/><text:tab/>character character<text:tab/>boolean</text:p>
      <text:p text:style-name="No_20_Spacing"><text:span text:style-name="T55">grti</text:span> <text:tab/><text:tab/><text:tab/>155<text:tab/><text:tab/>integer integer<text:tab/><text:tab/>boolean</text:p>
      <text:p text:style-name="No_20_Spacing"><text:span text:style-name="T55">grtm size</text:span><text:tab/><text:tab/>160 qn<text:tab/><text:tab/>address address<text:tab/><text:tab/>boolean</text:p>
      <text:p text:style-name="No_20_Spacing"><text:span text:style-name="T55">grtr</text:span> <text:tab/><text:tab/><text:tab/>156<text:tab/><text:tab/>real real<text:tab/><text:tab/><text:tab/>boolean</text:p>
      <text:p text:style-name="No_20_Spacing"/>
      <text:p text:style-name="No_20_Spacing"><text:soft-page-break/>Find greater than. The top of stack and second on stack values are compared for second on stack greater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5"><text:span text:style-name="T55">grtv<text:tab/><text:tab/><text:tab/>218<text:tab/><text:tab/>sadr len sadr len<text:tab/><text:tab/>boolean</text:span><text:span text:style-name="T55"/></text:p>
      <text:p text:style-name="P127" loext:marker-style-name="T55"/>
      <text:p text:style-name="No_20_Spacing" loext:marker-style-name="T55"><text:span text:style-name="T55">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the first string, and returns true if so, otherwise false. Removes the two lengths and two addresses, and replaces them with the truth value.</text:span><text:span text:style-name="T55"/></text:p>
      <text:p text:style-name="table_20_header1">Instruction<text:tab/><text:tab/>Opcode <text:tab/>Stack in<text:tab/><text:tab/>Stack out</text:p>
      <text:p text:style-name="No_20_Spacing"><text:span text:style-name="T55">inca</text:span> <text:s/>cnt <text:tab/><text:tab/>90 qn<text:tab/><text:tab/>address<text:tab/><text:tab/><text:tab/>address</text:p>
      <text:p text:style-name="No_20_Spacing"><text:span text:style-name="T55">incb</text:span> <text:s/>cnt<text:tab/><text:tab/>93 qn<text:tab/><text:tab/>boolean<text:tab/><text:tab/><text:tab/>boolean<text:tab/></text:p>
      <text:p text:style-name="No_20_Spacing"><text:span text:style-name="T55">incc</text:span> <text:s/>cnt<text:tab/><text:tab/>94 qn<text:tab/><text:tab/>character<text:tab/><text:tab/>character</text:p>
      <text:p text:style-name="No_20_Spacing"><text:span text:style-name="T55">inci</text:span> <text:s/>cnt<text:tab/><text:tab/><text:tab/>10 qn<text:tab/><text:tab/>integer<text:tab/><text:tab/><text:tab/>integer</text:p>
      <text:p text:style-name="No_20_Spacing">incx cnt<text:tab/><text:tab/><text:tab/>201 qn<text:tab/><text:tab/>integer<text:tab/><text:tab/><text:tab/>integer</text:p>
      <text:p text:style-name="No_20_Spacing"/>
      <text:p text:style-name="No_20_Spacing">Increment top of stack. The unsigned constant cnt is added to the value on stack top. Note that type a is not subject to arithmetic checks, but the other types are.</text:p>
      <text:p text:style-name="P17"/>
      <text:p text:style-name="P17">Instruction<text:tab/><text:tab/>Opcode <text:tab/>Stack in<text:tab/><text:tab/>Stack out</text:p>
      <text:p text:style-name="No_20_Spacing"><text:span text:style-name="T55">inda</text:span> <text:s/>off<text:tab/><text:tab/>85 qn<text:tab/><text:tab/>address<text:tab/><text:tab/><text:tab/>address</text:p>
      <text:p text:style-name="No_20_Spacing"><text:span text:style-name="T55">indb</text:span> <text:s/>off<text:tab/><text:tab/>88 qn<text:tab/><text:tab/>address<text:tab/><text:tab/><text:tab/>boolean</text:p>
      <text:p text:style-name="No_20_Spacing"><text:span text:style-name="T55">indc</text:span> <text:s/>off<text:tab/><text:tab/>89 qn<text:tab/><text:tab/>address<text:tab/><text:tab/><text:tab/>character</text:p>
      <text:p text:style-name="No_20_Spacing"><text:span text:style-name="T55">indi</text:span> <text:s text:c="2"/>off<text:tab/><text:tab/>9 <text:s text:c="2"/>qn<text:tab/><text:tab/>address<text:tab/><text:tab/><text:tab/>integer</text:p>
      <text:p text:style-name="No_20_Spacing">indx off<text:tab/><text:tab/><text:tab/>198 qn<text:tab/><text:tab/>address<text:tab/><text:tab/><text:tab/>integer</text:p>
      <text:p text:style-name="No_20_Spacing"><text:span text:style-name="T55">indr</text:span> <text:s/>off<text:tab/><text:tab/>86 qn<text:tab/><text:tab/>address<text:tab/><text:tab/><text:tab/>real</text:p>
      <text:p text:style-name="No_20_Spacing"><text:span text:style-name="T55">inds</text:span> <text:s/>off<text:tab/><text:tab/>87 qn<text:tab/><text:tab/>address<text:tab/><text:tab/><text:tab/>set</text:p>
      <text:p text:style-name="No_20_Spacing"/>
      <text:p text:style-name="Standard">Load indirect to stack. Expects the address of an operand in memory on the stack top. The constant off is added to the address, then the operand fetched from memory and that replaces the address on stack top.</text:p>
      <text:p text:style-name="table_20_header1">Instruction<text:tab/><text:tab/>Opcode <text:tab/>Stack in<text:tab/><text:tab/>Stack out</text:p>
      <text:p text:style-name="Standard">inn <text:s text:c="2"/><text:tab/><text:tab/><text:tab/>48<text:tab/><text:tab/>set value<text:tab/><text:tab/>boolean</text:p>
      <text:p text:style-name="Standard">Set inclusion. Expects a set on stack top, and the value of a set element below that. Tests for inclusion of the value in the set, then replaces both of them with the Boolean result of that test.</text:p>
      <text:p text:style-name="table_20_header1">Instruction<text:tab/><text:tab/>Opcode <text:tab/>Stack in<text:tab/><text:tab/>Stack out</text:p>
      <text:p text:style-name="Standard"><text:span text:style-name="T55">int</text:span> <text:s text:c="2"/><text:tab/><text:tab/><text:tab/>46<text:tab/><text:tab/>set set<text:tab/><text:tab/><text:tab/>set</text:p>
      <text:p text:style-name="Standard">Set intersection. Finds the intersection of the two sets on the stack and replaces them both with the resulting set.</text:p>
      <text:p text:style-name="table_20_header1"><text:soft-page-break/>Instruction<text:tab/><text:tab/>Opcode <text:tab/>Stack in<text:tab/><text:tab/>Stack out</text:p>
      <text:p text:style-name="Standard"><text:span text:style-name="T55">inv</text:span> <text:s/><text:tab/><text:tab/><text:tab/>189<text:tab/><text:tab/>address</text:p>
      <text:p text:style-name="Standard">Invalidate address. Expects an address on stack, then flags that location as undefined if undefined checking is enabled. This instruction is used to return variables to the undefined state. Removes the address from stack.</text:p>
      <text:p text:style-name="table_20_header1">Instruction<text:tab/><text:tab/>Opcode <text:tab/>Stack in<text:tab/><text:tab/>Stack out</text:p>
      <text:p text:style-name="Standard"><text:span text:style-name="T55">ior</text:span> <text:s text:c="2"/><text:tab/><text:tab/><text:tab/>44<text:tab/><text:tab/>boolean boolean<text:tab/>boolean</text:p>
      <text:p text:style-name="Standard">Boolean inclusive ‘or ‘. Expects to find two Boolean values on stack. Replaces them with the inclusive ‘or’ of the values.</text:p>
      <text:p text:style-name="Standard"/>
      <text:p text:style-name="table_20_header1">Instruction<text:tab/><text:tab/>Opcode <text:tab/>Stack in<text:tab/><text:tab/>Stack out</text:p>
      <text:p text:style-name="Standard"><text:span text:style-name="T55">ipj</text:span> p l addr<text:tab/><text:tab/>112 p8 qn</text:p>
      <text:p text:style-name="Standard">Interprocedure jump. The instruction contains the display offset p, and the address to jump to within the target procedure addr. The frames above the target procedure frame are discarded, and the target frame is loaded. Execution then proceeds at the given address addr.</text:p>
      <text:p text:style-name="Standard">The assembly code represents the address addr as a forward referenced label. This is defined later in a label statement and back referenced by the assembler.</text:p>
      <text:p text:style-name="P17">Instruction<text:tab/><text:tab/>Opcode <text:tab/>Stack in<text:tab/><text:tab/>Stack out</text:p>
      <text:p text:style-name="P16" loext:marker-style-name="T55"><text:span text:style-name="T55">ivti off size lvt<text:tab/><text:tab/>192 qn qn<text:tab/>newtagval tagaddr<text:tab/>newtagval tagaddr</text:span><text:span text:style-name="T55"/></text:p>
      <text:p text:style-name="P16" loext:marker-style-name="T55"><text:span text:style-name="T55">ivtx off size lvt<text:tab/><text:tab/>101 qn qn<text:tab/>newtagval tagaddr<text:tab/>newtagval tagaddr</text:span><text:span text:style-name="T55"/></text:p>
      <text:p text:style-name="P16" loext:marker-style-name="T55"><text:span text:style-name="T55">ivtb off size lvt <text:tab/><text:tab/>102 qn qn<text:tab/>newtagval tagaddr<text:tab/>newtagval tagaddr</text:span><text:span text:style-name="T55"/></text:p>
      <text:p text:style-name="P16"><text:span text:style-name="T55">ivtc</text:span> off size lvt <text:tab/><text:tab/>111 qn qn<text:tab/>newtagval tagaddr<text:tab/>newtagval tagaddr</text:p>
      <text:p text:style-name="P16"/>
      <text:p text:style-name="Standard">Invalidate tagged variant. Expects a new setting for a tagfield at stack top, and the address of the tagfield below that. If the tagfield was defined, and the new tag value is different than the old tag value, the variant area controlled by the tagfield is set as undefined.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entire variant is set undefined. Note that the size of the variant is the maximum size of all possible subvariants. The stack is left the same way it was found.</text:p>
      <text:p text:style-name="Standard">The stack is unchanged during this operation.</text:p>
      <text:p text:style-name="table_20_header1">Instruction<text:tab/><text:tab/>Opcode <text:tab/>Stack in<text:tab/><text:tab/>Stack out</text:p>
      <text:p text:style-name="Standard"><text:span text:style-name="T55">ixa</text:span> <text:s/>size <text:tab/><text:tab/>16 qn<text:tab/><text:tab/>index address<text:tab/><text:tab/>address</text:p>
      <text:p text:style-name="Standard">Scale array access. Expects an index value at stack top, and the address of an array below that. The size instruction field contains the size of the base element of the array. The index is multiplied by the size, then added to the address of the base of the array, then that element address replaces both the index and the base address on stack.</text:p>
      <text:p text:style-name="Standard">Note that this operation does not remove the array index offset, IE, array [1..10] does not have 1 removed here.</text:p>
      <text:p text:style-name="table_20_header1"><text:soft-page-break/>Instruction<text:tab/><text:tab/>Opcode <text:tab/>Stack in<text:tab/><text:tab/>Stack out</text:p>
      <text:p text:style-name="Standard"><text:span text:style-name="T55">lao</text:span> <text:s/>off <text:s/><text:tab/><text:tab/>5 qn<text:tab/><text:tab/><text:tab/><text:tab/><text:tab/>address</text:p>
      <text:p text:style-name="Standard">Load address with offset. Loads the address in the globals area with offset off. This instruction is used to index globals. The address is placed on stack top.</text:p>
      <text:p text:style-name="table_20_header1">Instruction<text:tab/><text:tab/>Opcode <text:tab/>Stack in<text:tab/><text:tab/>Stack out</text:p>
      <text:p text:style-name="Standard"><text:span text:style-name="T55">lca</text:span> len ‘str’<text:tab/><text:tab/>56 qn<text:tab/><text:tab/><text:tab/><text:tab/><text:tab/>address</text:p>
      <text:p text:style-name="Standard">Load string address. Pascal-P6 accepts any length of string between quotes, but stores the string as the given length. The string is padded as required with spaces. Accepts a “quote image” in the string.The string is placed in the constants area, and the instruction gets the address of that. <text:s/>Loads the string constant address off to the top of the stack.</text:p>
      <text:p text:style-name="table_20_header1">Instruction<text:tab/><text:tab/>Opcode <text:tab/>Stack in<text:tab/><text:tab/>Stack out</text:p>
      <text:p text:style-name="Standard"><text:span text:style-name="T55">lcp</text:span><text:tab/><text:tab/><text:tab/>135<text:tab/><text:tab/>addr<text:tab/><text:tab/><text:tab/>addr integer/<text:span text:style-name="T129">addr</text:span></text:p>
      <text:p text:style-name="Standard">Load complex pointer. Expects the address of a complex pointer on stack. Loads the address/length or address/template address pair onto the stack with the address at stack top, followed by the length or template.</text:p>
      <text:p text:style-name="table_20_header1">Instruction<text:tab/><text:tab/>Opcode <text:tab/>Stack in<text:tab/><text:tab/>Stack out</text:p>
      <text:p text:style-name="Standard"><text:span text:style-name="T55">lda</text:span> p <text:span text:style-name="T129">off</text:span> <text:s/><text:tab/> <text:tab/>4 p8 qn<text:tab/><text:tab/><text:tab/><text:tab/><text:tab/>address</text:p>
      <text:p text:style-name="Standard">Load local address. Expects the display offset of the target procedure in p, and the offset address of the local in addr. The frame is found and the address calculated as an offset from the locals there and placed on the stack.</text:p>
      <text:p text:style-name="table_20_header1">Instruction<text:tab/><text:tab/>Opcode <text:tab/>Stack in<text:tab/><text:tab/>Stack out</text:p>
      <text:p text:style-name="No_20_Spacing"><text:span text:style-name="T55">ldcb</text:span> bool <text:tab/><text:tab/>126 q8<text:tab/><text:tab/><text:tab/><text:tab/><text:tab/>boolean</text:p>
      <text:p text:style-name="No_20_Spacing"><text:span text:style-name="T55">ldcc</text:span> char <text:tab/><text:tab/>127 q8<text:tab/><text:tab/><text:tab/><text:tab/><text:tab/>character</text:p>
      <text:p text:style-name="No_20_Spacing"><text:span text:style-name="T55">ldci</text:span> int <text:tab/><text:tab/><text:tab/>123 qn<text:tab/><text:tab/><text:tab/><text:tab/><text:tab/>integer</text:p>
      <text:p text:style-name="No_20_Spacing"/>
      <text:p text:style-name="No_20_Spacing">Load constant. Loads a constant from within the instruction according to the type, Boolean, character or integer.</text:p>
      <text:p text:style-name="table_20_header1">Instruction<text:tab/><text:tab/>Opcode <text:tab/>Stack in<text:tab/><text:tab/>Stack out</text:p>
      <text:p text:style-name="Standard"><text:span text:style-name="T55">ldcn</text:span> <text:tab/><text:tab/><text:tab/>125<text:tab/><text:tab/><text:tab/><text:tab/><text:tab/>nilcst</text:p>
      <text:p text:style-name="Standard">Load nil value. Loads the value of nil to the stack top.</text:p>
      <text:p text:style-name="table_20_header1">Instruction<text:tab/><text:tab/>Opcode <text:tab/>Stack in<text:tab/><text:tab/>Stack out</text:p>
      <text:p text:style-name="Standard"><text:span text:style-name="T55">ldcr</text:span> real <text:tab/><text:tab/>124 qn<text:tab/><text:tab/><text:tab/><text:tab/><text:tab/>real</text:p>
      <text:p text:style-name="Standard">Load constant real. The address <text:s/>in the instruction gives the address of the real, which <text:s/>is loaded to stack top. The real given is loaded into the constants area on assembly, and the instruction contains the address of that.</text:p>
      <text:p text:style-name="table_20_header1">Instruction<text:tab/><text:tab/>Opcode <text:tab/>Stack in<text:tab/><text:tab/>Stack out</text:p>
      <text:p text:style-name="Standard"><text:span text:style-name="T55">ldcs</text:span> ( set ) <text:s text:c="2"/><text:tab/><text:tab/>7 qn<text:tab/><text:tab/><text:tab/><text:tab/><text:tab/>set</text:p>
      <text:p text:style-name="Standard"><text:soft-page-break/>Load constant set. The address <text:s/>in the instruction gives the address of the set, which is loaded to stack top. This is used to load sets from the constant area. The set is specified as a series of values in the set between parenthsis. This set is loaded into the constant area on assembly, and the instruction contains the address of that.</text:p>
      <text:p text:style-name="Standard"/>
      <text:p text:style-name="Standard"/>
      <text:p text:style-name="Standard"/>
      <text:p text:style-name="Standard"/>
      <text:p text:style-name="table_20_header1">Instruction<text:tab/><text:tab/>Opcode <text:tab/>Stack in<text:tab/><text:tab/>Stack out</text:p>
      <text:p text:style-name="No_20_Spacing"><text:span text:style-name="T55">ldoa</text:span> off<text:tab/><text:tab/><text:tab/>65 qn<text:tab/><text:tab/><text:tab/><text:tab/><text:tab/>address</text:p>
      <text:p text:style-name="No_20_Spacing"><text:span text:style-name="T55">ldob</text:span> off <text:tab/><text:tab/>68 qn<text:tab/><text:tab/><text:tab/><text:tab/><text:tab/>boolean</text:p>
      <text:p text:style-name="No_20_Spacing"><text:span text:style-name="T55">ldoc</text:span> off <text:tab/><text:tab/>69 a32<text:tab/><text:tab/><text:tab/><text:tab/><text:tab/>character</text:p>
      <text:p text:style-name="No_20_Spacing"><text:span text:style-name="T55">ldoi</text:span> <text:s/>off <text:tab/><text:tab/>1 qn<text:tab/><text:tab/><text:tab/><text:tab/><text:tab/>integer</text:p>
      <text:p text:style-name="No_20_Spacing">ldox off<text:tab/><text:tab/><text:tab/>194 qn<text:tab/><text:tab/><text:tab/><text:tab/><text:tab/>integer</text:p>
      <text:p text:style-name="No_20_Spacing"><text:span text:style-name="T55">ldor</text:span> off <text:tab/><text:tab/>66 qn<text:tab/><text:tab/><text:tab/><text:tab/><text:tab/>real</text:p>
      <text:p text:style-name="No_20_Spacing"><text:span text:style-name="T55">ldos</text:span> off <text:tab/><text:tab/>67 qn<text:tab/><text:tab/><text:tab/><text:tab/><text:tab/>set</text:p>
      <text:p text:style-name="No_20_Spacing"/>
      <text:p text:style-name="No_20_Spacing">Load <text:s/>from offset. Loads a global value from the globals area. The off constant gives the offset of the variable in the stack area. The value is loaded to the top of stack according to type.</text:p>
      <text:p text:style-name="P17"/>
      <text:p text:style-name="P17">Instruction<text:tab/><text:tab/>Opcode<text:tab/>Stack in<text:tab/><text:tab/>Stack out</text:p>
      <text:p text:style-name="No_20_Spacing" loext:marker-style-name="T55"><text:span text:style-name="T55">ldp<text:tab/><text:tab/><text:tab/>225<text:tab/><text:tab/>adr<text:tab/><text:tab/><text:tab/>adr </text:span><text:span text:style-name="T69">taddr</text:span></text:p>
      <text:p text:style-name="P127" loext:marker-style-name="T55"/>
      <text:p text:style-name="No_20_Spacing" loext:marker-style-name="T55"><text:span text:style-name="T55">Load complex pointer. Expects the address of the complex pointer as a address/length pair. Loads the complex pointer with the address first on stack, followed by the </text:span><text:span text:style-name="T69">template</text:span><text:span text:style-name="T55">. The original address is removed.</text:span></text:p>
      <text:p text:style-name="table_20_header1">Instruction<text:tab/><text:tab/>Opcode <text:tab/>Stack in<text:tab/><text:tab/>Stack out</text:p>
      <text:p text:style-name="P29"><text:span text:style-name="T55">leqb</text:span> <text:tab/><text:tab/><text:tab/>163<text:tab/><text:tab/>boolean boolean<text:tab/>boolean</text:p>
      <text:p text:style-name="P29">leqc <text:tab/><text:tab/><text:tab/>165<text:tab/><text:tab/>character character<text:tab/>boolean</text:p>
      <text:p text:style-name="P29">leqi <text:tab/><text:tab/><text:tab/>161<text:tab/><text:tab/>integer integer<text:tab/><text:tab/>boolean</text:p>
      <text:p text:style-name="P29">leqm size<text:tab/><text:tab/>166 qn<text:tab/><text:tab/>address address<text:tab/><text:tab/>boolean</text:p>
      <text:p text:style-name="P29">leqr <text:tab/><text:tab/><text:tab/>162<text:tab/><text:tab/>real real<text:tab/><text:tab/><text:tab/>boolean</text:p>
      <text:p text:style-name="No_20_Spacing">leqs <text:tab/><text:tab/><text:tab/>164<text:tab/><text:tab/>set set<text:tab/><text:tab/><text:tab/>boolean</text:p>
      <text:p text:style-name="No_20_Spacing"/>
      <text:p text:style-name="No_20_Spacing">Find less than or equal. The top of stack and second on stack values are compared for second on stack less than or equal to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5"><text:span text:style-name="T55">leqv<text:tab/><text:tab/><text:tab/>219<text:tab/><text:tab/>sadr len sadr len<text:tab/><text:tab/>boolean</text:span><text:span text:style-name="T55"/></text:p>
      <text:p text:style-name="P127" loext:marker-style-name="T55"/>
      <text:p text:style-name="No_20_Spacing" loext:marker-style-name="T55"><text:span text:style-name="T55">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or equal to the </text:span><text:soft-page-break/><text:span text:style-name="T55">first string, and returns true if so, otherwise false. Removes the two lengths and two addresses, and replaces them with the truth value.</text:span><text:span text:style-name="T55"/></text:p>
      <text:p text:style-name="P127" loext:marker-style-name="T55"/>
      <text:p text:style-name="P127" loext:marker-style-name="T55"/>
      <text:p text:style-name="P127" loext:marker-style-name="T55"/>
      <text:p text:style-name="P127" loext:marker-style-name="T55"/>
      <text:p text:style-name="P127" loext:marker-style-name="T55"/>
      <text:p text:style-name="P127" loext:marker-style-name="T55"/>
      <text:p text:style-name="P127" loext:marker-style-name="T55"/>
      <text:p text:style-name="P127" loext:marker-style-name="T55"/>
      <text:p text:style-name="P127" loext:marker-style-name="T55"/>
      <text:p text:style-name="table_20_header1">Instruction<text:tab/><text:tab/>Opcode <text:tab/>Stack in<text:tab/><text:tab/>Stack out</text:p>
      <text:p text:style-name="No_20_Spacing">lesb <text:tab/><text:tab/><text:tab/>169<text:tab/><text:tab/>boolean<text:tab/> boolean<text:tab/>boolean</text:p>
      <text:p text:style-name="No_20_Spacing">lesc <text:tab/><text:tab/><text:tab/>171<text:tab/><text:tab/>character character<text:tab/>boolean</text:p>
      <text:p text:style-name="No_20_Spacing">lesi <text:tab/><text:tab/><text:tab/>167<text:tab/><text:tab/>integer integer<text:tab/><text:tab/>boolean</text:p>
      <text:p text:style-name="No_20_Spacing">lesm size<text:tab/><text:tab/>172 qn<text:tab/><text:tab/>address address<text:tab/><text:tab/>boolean</text:p>
      <text:p text:style-name="No_20_Spacing">lesr <text:tab/><text:tab/><text:tab/>168<text:tab/><text:tab/>real real<text:tab/><text:tab/><text:tab/>boolean</text:p>
      <text:p text:style-name="No_20_Spacing"/>
      <text:p text:style-name="No_20_Spacing">Find less than. The top of stack and second on stack values are compared for second on stack less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5"><text:span text:style-name="T55">lesv<text:tab/><text:tab/><text:tab/>217<text:tab/><text:tab/>sadr len sadr len<text:tab/><text:tab/>boolean</text:span><text:span text:style-name="T55"/></text:p>
      <text:p text:style-name="P127" loext:marker-style-name="T55"/>
      <text:p text:style-name="No_20_Spacing" loext:marker-style-name="T55"><text:span text:style-name="T55">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the first string, and returns true if so, otherwise false. Removes the two lengths and two addresses, and replaces them with the truth value.</text:span><text:span text:style-name="T55"/></text:p>
      <text:p text:style-name="table_20_header1">Instruction<text:tab/><text:tab/>Opcode<text:tab/>Stack in<text:tab/><text:tab/>Stack out</text:p>
      <text:p text:style-name="No_20_Spacing" loext:marker-style-name="T55"><text:span text:style-name="T55">lft tadr<text:tab/><text:tab/><text:tab/>213 qn<text:tab/><text:tab/>adr<text:tab/><text:tab/><text:tab/>adr tadr</text:span><text:span text:style-name="T55"/></text:p>
      <text:p text:style-name="P127" loext:marker-style-name="T55"/>
      <text:p text:style-name="No_20_Spacing" loext:marker-style-name="T55"><text:span text:style-name="T55">Load complex fixed container. Expects the address of a container on stack, and the address of the template for the container in the instruction. The template address is placed on stack over the container address. This instruction is used to pick up a statically declared array and convert it to a complex container.</text:span><text:span text:style-name="T55"/></text:p>
      <text:p text:style-name="table_20_header1">Instruction<text:tab/><text:tab/>Opcode <text:tab/>Stack in<text:tab/><text:tab/>Stack out</text:p>
      <text:p text:style-name="Standard">lip p addr <text:tab/><text:tab/>120 p8 qn<text:tab/><text:tab/><text:tab/><text:tab/>mp pfaddr</text:p>
      <text:p text:style-name="Standard">load procedure/function address. Expects the offset of the display in p, and the address of an existing mark/function address pair <text:s/>in the instruction. Loads a mark/address pair for a procedure or function parameter onto the stack from a previously calculated pair in memory. Used to pass a procedure or function parameter that was passed to the current function to another procedure or function. See the cip instruction for further information.</text:p>
      <text:p text:style-name="table_20_header1"><text:soft-page-break/>Instruction<text:tab/><text:tab/>Opcode<text:tab/>Stack in<text:tab/><text:tab/>Stack out</text:p>
      <text:p text:style-name="No_20_Spacing" loext:marker-style-name="T55"><text:span text:style-name="T55">lnp gadr<text:tab/><text:tab/>20</text:span><text:span text:style-name="T55"/></text:p>
      <text:p text:style-name="P127" loext:marker-style-name="T55"/>
      <text:p text:style-name="No_20_Spacing" loext:marker-style-name="T55"><text:span text:style-name="T55">This is an internal setup instruction for pint. It contains the address of the globals, which are then cleared to zero, and other setup operations are performed.</text:span><text:span text:style-name="T55"/></text:p>
      <text:p text:style-name="table_20_header1">Instruction<text:tab/><text:tab/>Opcode <text:tab/>Stack in<text:tab/><text:tab/>Stack out</text:p>
      <text:p text:style-name="No_20_Spacing">loda p off <text:tab/><text:tab/>105<text:tab/><text:tab/><text:tab/><text:tab/><text:tab/>Address</text:p>
      <text:p text:style-name="No_20_Spacing">lodb p off <text:tab/><text:tab/>108<text:tab/><text:tab/><text:tab/><text:tab/><text:tab/>boolean</text:p>
      <text:p text:style-name="No_20_Spacing">lodc p off<text:tab/><text:tab/>109<text:tab/><text:tab/><text:tab/><text:tab/><text:tab/>character</text:p>
      <text:p text:style-name="No_20_Spacing">lodi <text:s/>p off<text:tab/><text:tab/> 0<text:tab/><text:tab/><text:tab/><text:tab/><text:tab/>integer</text:p>
      <text:p text:style-name="No_20_Spacing">lodx p off<text:tab/><text:tab/>193<text:tab/><text:tab/><text:tab/><text:tab/><text:tab/>integer</text:p>
      <text:p text:style-name="No_20_Spacing">lodr p off<text:tab/><text:tab/>106<text:tab/><text:tab/><text:tab/><text:tab/><text:tab/>real</text:p>
      <text:p text:style-name="No_20_Spacing">lods p off<text:tab/><text:tab/>107<text:tab/><text:tab/><text:tab/><text:tab/><text:tab/>set</text:p>
      <text:p text:style-name="No_20_Spacing"/>
      <text:p text:style-name="No_20_Spacing">Load local value. Expects the display offset p and the offset address in the local procedure frame off in the instruction. The value is loaded according to type.</text:p>
      <text:p text:style-name="table_20_header1">Instruction<text:tab/><text:tab/>Opcode<text:tab/>Stack in<text:tab/><text:tab/>Stack out</text:p>
      <text:p text:style-name="Standard">lpa p l addr<text:tab/><text:tab/>114 p8 qn<text:tab/><text:tab/><text:tab/><text:tab/>mp pfaddr</text:p>
      <text:p text:style-name="Standard">Load procedure address. The current mark pointer is loaded onto the stack, followed by the target procedure or function address. The p parameter gives the display offset of the current procedure. This puts enough information on the stack to call it with the callers environment.</text:p>
      <text:p text:style-name="Standard">The assembly code represents the address addr as a forward referenced label. This is defined later in a label statement and back referenced by the assembler.</text:p>
      <text:p text:style-name="P17">Instruction<text:tab/><text:tab/>Opcode<text:tab/>Stack in<text:tab/><text:tab/>Stack out</text:p>
      <text:p text:style-name="No_20_Spacing" loext:marker-style-name="T55"><text:span text:style-name="T55">lsa off<text:tab/><text:tab/><text:tab/>241<text:tab/><text:tab/><text:tab/><text:tab/><text:tab/>adr</text:span><text:span text:style-name="T55"/></text:p>
      <text:p text:style-name="P127" loext:marker-style-name="T55"/>
      <text:p text:style-name="No_20_Spacing" loext:marker-style-name="T55"><text:span text:style-name="T55">Load stack address. Expects an offset to the current stack in the instruction. The offset is added to the current stack and the resulting address pushed onto stack. Used in overloaded operators to index parameters on the stack.</text:span></text:p>
      <text:p text:style-name="No_20_Spacing" loext:marker-style-name="T55"><text:span text:style-name="T55"/></text:p>
      <text:p text:style-name="P246">Instruction<text:tab/><text:tab/>Opcode<text:tab/>Stack in<text:tab/><text:tab/>Stack out</text:p>
      <text:p text:style-name="P130" loext:marker-style-name="T55"><text:span text:style-name="T55">l</text:span><text:span text:style-name="T70">s</text:span><text:span text:style-name="T55">p<text:tab/><text:tab/><text:tab/>2</text:span><text:span text:style-name="T70">50</text:span><text:span text:style-name="T55"><text:tab/><text:tab/>adr<text:tab/><text:tab/><text:tab/>adr </text:span><text:span text:style-name="T69">taddr</text:span></text:p>
      <text:p text:style-name="P128" loext:marker-style-name="T55"/>
      <text:p text:style-name="P130" loext:marker-style-name="T55"><text:span text:style-name="T55">Load </text:span><text:span text:style-name="T70">stack </text:span><text:span text:style-name="T55">complex pointer. Expects the address of the complex pointer as a address/length pair. Loads the complex pointer with the address first on stack, followed by the </text:span><text:span text:style-name="T69">template</text:span><text:span text:style-name="T55">. The original address is removed. </text:span><text:span text:style-name="T70">This instruction is identical to the ldp instruction, but is ignored by pgen.</text:span></text:p>
      <text:p text:style-name="table_20_header1">Instruction<text:tab/><text:tab/>Opcode<text:tab/>Stack in<text:tab/><text:tab/>Stack out</text:p>
      <text:p text:style-name="No_20_Spacing" loext:marker-style-name="T55"><text:span text:style-name="T55">ltcb off<text:tab/><text:tab/><text:tab/>231 qn<text:tab/><text:tab/><text:tab/><text:tab/><text:tab/>boolean</text:span><text:span text:style-name="T55"/></text:p>
      <text:p text:style-name="No_20_Spacing" loext:marker-style-name="T55"><text:span text:style-name="T55">ltcc off<text:tab/><text:tab/><text:tab/>232 qn<text:tab/><text:tab/><text:tab/><text:tab/><text:tab/>char</text:span><text:span text:style-name="T55"/></text:p>
      <text:p text:style-name="No_20_Spacing" loext:marker-style-name="T55"><text:span text:style-name="T55">ltci off<text:tab/><text:tab/><text:tab/>228 qn<text:tab/><text:tab/><text:tab/><text:tab/><text:tab/>integer</text:span><text:span text:style-name="T55"/></text:p>
      <text:p text:style-name="No_20_Spacing" loext:marker-style-name="T55"><text:span text:style-name="T55">ltcr off<text:tab/><text:tab/><text:tab/>229 qn<text:tab/><text:tab/><text:tab/><text:tab/><text:tab/>real</text:span><text:span text:style-name="T55"/></text:p>
      <text:p text:style-name="No_20_Spacing" loext:marker-style-name="T55"><text:span text:style-name="T55">ltcs off<text:tab/><text:tab/><text:tab/>230 qn<text:tab/><text:tab/><text:tab/><text:tab/><text:tab/>sadr</text:span><text:span text:style-name="T55"/></text:p>
      <text:p text:style-name="No_20_Spacing" loext:marker-style-name="T55"><text:span text:style-name="T55">ltcx off<text:tab/><text:tab/><text:tab/>233 qn<text:tab/><text:tab/><text:tab/><text:tab/><text:tab/>integer</text:span><text:span text:style-name="T55"/></text:p>
      <text:p text:style-name="P127" loext:marker-style-name="T55"/>
      <text:p text:style-name="No_20_Spacing" loext:marker-style-name="T55"><text:soft-page-break/><text:span text:style-name="T55">Load from constants area. Expects an offset address to the constants area in the instruction. The constant is loaded by type and placed on stack.</text:span><text:span text:style-name="T55"/></text:p>
      <text:p text:style-name="table_20_header1">Instruction<text:tab/><text:tab/>Opcode<text:tab/>Stack in<text:tab/><text:tab/>Stack out</text:p>
      <text:p text:style-name="No_20_Spacing" loext:marker-style-name="T55"><text:span text:style-name="T55">lto off<text:tab/><text:tab/><text:tab/>234 qn<text:tab/><text:tab/><text:tab/><text:tab/><text:tab/>adr</text:span><text:span text:style-name="T55"/></text:p>
      <text:p text:style-name="P127" loext:marker-style-name="T55"/>
      <text:p text:style-name="No_20_Spacing" loext:marker-style-name="T55"><text:span text:style-name="T55">Load constant address. Expects an offset address to the constants area in the instruction. An address to the constant is loaded to stack.</text:span></text:p>
      <text:p text:style-name="table_20_header1">Instruction<text:tab/><text:tab/>Opcode<text:tab/>Stack in<text:tab/><text:tab/>Stack out</text:p>
      <text:p text:style-name="No_20_Spacing" loext:marker-style-name="T55"><text:span text:style-name="T55">max lvl<text:tab/><text:tab/><text:tab/>214<text:tab/><text:tab/>lvl dadr tadr<text:tab/><text:tab/>integer</text:span><text:span text:style-name="T55"/></text:p>
      <text:p text:style-name="P127" loext:marker-style-name="T55"/>
      <text:p text:style-name="No_20_Spacing" loext:marker-style-name="T55"><text:span text:style-name="T55">Find maximum dimension of array. Expects a level in the instruction, a level argument on stack, a data address followed by a template address or length. The length of the array at the level indicated is found and replaces the level, data address and template address on stack.</text:span><text:span text:style-name="T55"/></text:p>
      <text:p text:style-name="table_20_header1">Instruction<text:tab/><text:tab/>Opcode <text:tab/>Stack in<text:tab/><text:tab/>Stack out</text:p>
      <text:p text:style-name="Standard">mod <text:s text:c="2"/><text:tab/><text:tab/><text:tab/>49<text:tab/><text:tab/>integer integer<text:tab/><text:tab/>integer</text:p>
      <text:p text:style-name="Standard">Find modulo. Finds the modulo of the second on stack by the top of stack. The result replaces both operands. This is always an integer operator.</text:p>
      <text:p text:style-name="P245">Instruction<text:tab/><text:tab/>Opcode <text:tab/>Stack in<text:tab/><text:tab/>Stack out</text:p>
      <text:p text:style-name="P191">m<text:span text:style-name="T136">pc dpth rev</text:span> <text:s text:c="2"/><text:tab/><text:tab/><text:span text:style-name="T137">248</text:span><text:tab/><text:tab/><text:span text:style-name="T136">dadr</text:span>/<text:span text:style-name="T136">tadr</text:span> <text:span text:style-name="T136">dadr/tadr</text:span><text:tab/><text:span text:style-name="T136">dadr</text:span>/<text:span text:style-name="T136">tadr</text:span></text:p>
      <text:p text:style-name="P192"><text:span text:style-name="T136">Make complex pointer. Takes a </text:span><text:span text:style-name="T137">data</text:span><text:span text:style-name="T136"> address and template </text:span><text:span text:style-name="T137">address</text:span><text:span text:style-name="T136">/length pair from the stack and makes a complex pointer from those. The instruction indicates the depth in the stack to find the pair, and rev indicates if the </text:span><text:span text:style-name="T137">template address is at stack top or the data address. This instruction is only used by pgen to find out when complex pointer pairs should be treated as one unit.</text:span></text:p>
      <text:p text:style-name="table_20_header1">Instruction<text:tab/><text:tab/>Opcode <text:tab/>Stack in<text:tab/><text:tab/>Stack out</text:p>
      <text:p text:style-name="Standard">mov size <text:tab/><text:tab/>55 qn<text:tab/><text:tab/>srcaddr destaddr</text:p>
      <text:p text:style-name="Standard">Move bytes. The instruction contains the number of bytes to move. The top of stack contains the source address, and the second on stack contains the destination address. The specified number of bytes are moved. Both addresses are removed from the stack.</text:p>
      <text:p text:style-name="P17">Instruction<text:tab/><text:tab/>Opcode <text:tab/>Stack in<text:tab/><text:tab/>Stack out</text:p>
      <text:p text:style-name="No_20_Spacing">mpi <text:s text:c="2"/><text:tab/><text:tab/><text:tab/>51<text:tab/><text:tab/>integer integer<text:tab/><text:tab/>integer</text:p>
      <text:p text:style-name="No_20_Spacing">mpr <text:s text:c="2"/><text:tab/><text:tab/><text:tab/>52<text:tab/><text:tab/>real real<text:tab/><text:tab/><text:tab/>real</text:p>
      <text:p text:style-name="No_20_Spacing"/>
      <text:p text:style-name="No_20_Spacing">Multiply. The first and second on stack are multiplied together, and the result replaces them both.</text:p>
      <text:p text:style-name="table_20_header1">Instruction<text:tab/><text:tab/>Opcode <text:tab/>Stack in<text:tab/><text:tab/>Stack out</text:p>
      <text:p text:style-name="Standard">mrkl line<text:tab/><text:tab/>174</text:p>
      <text:p text:style-name="Standard">Mark source line. This instruction exists only within the interpreter, and is not specified in the intermediate. The instruction parameter line contains the number of the source line that was read in at this point in the intermediate generation. The interpreter can use this to provide various source level debug services.</text:p>
      <text:p text:style-name="table_20_header1"><text:soft-page-break/>Instruction<text:tab/><text:tab/>Opcode<text:tab/>Stack in<text:tab/><text:tab/>Stack out</text:p>
      <text:p text:style-name="No_20_Spacing" loext:marker-style-name="T55"><text:span text:style-name="T55">mse<text:tab/><text:tab/><text:tab/>209<text:tab/><text:tab/>vec madr, sadr, eadr</text:span><text:span text:style-name="T55"/></text:p>
      <text:p text:style-name="P127" loext:marker-style-name="T55"/>
      <text:p text:style-name="No_20_Spacing" loext:marker-style-name="T55"><text:span text:style-name="T55">Handle next exception frame. Expects the exception vector, mark address, stack address and exception address on stack. The current exception frame is discarded and the previous frame restored. The exception is then “thrown” to the new frame/next frame in stacking sequence, which then matches the exception. If there are no more frames in the frame stack, the exception goes to the unhandled exception handler. This instruction is used when the current exception handler does not match any condition, direct match with vector, wildcard match, or else.</text:span><text:span text:style-name="T55"/></text:p>
      <text:p text:style-name="P127" loext:marker-style-name="T55"/>
      <text:p text:style-name="table_20_header1">Instruction<text:tab/><text:tab/>Opcode <text:tab/>Stack in<text:tab/><text:tab/>Stack out</text:p>
      <text:p text:style-name="Standard">mst lvl lcl sd<text:tab/><text:tab/>11 p8 qn qn</text:p>
      <text:p text:style-name="Standard">Start new frame. This instruction is used at the start of a routine. The lvl parameter indicates the nesting depth of the procedure being activated, the lcl parameter gives the amount of locals space, and the sd parameter gives the required stack size. The callers frame pointer is saved on stack, then the mark record is placed on stack, consisting of the current ep, then the stack bottom, then the previous ep. Then lvl number display pointers are fetched from the previous frame pointer, and the new display pointer added below that. Then the locals space indicated by lcl is allocated to the stack, then the bottom of the stack is set from sd.</text:p>
      <text:p text:style-name="table_20_header1">Instruction<text:tab/><text:tab/>Opcode <text:tab/>Stack in<text:tab/><text:tab/>Stack out</text:p>
      <text:p text:style-name="No_20_Spacing">neqa <text:s/><text:tab/><text:tab/><text:tab/>18<text:tab/><text:tab/>address address<text:tab/><text:tab/>boolean<text:tab/></text:p>
      <text:p text:style-name="No_20_Spacing">neqb <text:tab/><text:tab/><text:tab/>145<text:tab/><text:tab/>boolean<text:tab/> Boolean<text:tab/>boolean</text:p>
      <text:p text:style-name="No_20_Spacing">neqc <text:tab/><text:tab/><text:tab/>147<text:tab/><text:tab/>character character<text:tab/>boolean</text:p>
      <text:p text:style-name="No_20_Spacing">neqi <text:tab/><text:tab/><text:tab/>143<text:tab/><text:tab/>integer integer<text:tab/><text:tab/>boolean</text:p>
      <text:p text:style-name="No_20_Spacing">neqm size<text:tab/><text:tab/>148<text:tab/><text:tab/>address address<text:tab/><text:tab/>boolean</text:p>
      <text:p text:style-name="No_20_Spacing">neqr <text:tab/><text:tab/><text:tab/>144<text:tab/><text:tab/>real real<text:tab/><text:tab/><text:tab/>boolean</text:p>
      <text:p text:style-name="No_20_Spacing">neqs <text:tab/><text:tab/><text:tab/>146<text:tab/><text:tab/>set set<text:tab/><text:tab/><text:tab/>boolean</text:p>
      <text:p text:style-name="No_20_Spacing"/>
      <text:p text:style-name="No_20_Spacing">Find not equal. The top of stack and second on stack values are compared for second on stack not equal to the top of stack, and a Boolean result of the comparision replaces them both. The compare is done according to type. Note that types a, b, c and i are treated equally since values are normalized to 32 bit integer on stack.</text:p>
      <text:p text:style-name="P17"/>
      <text:p text:style-name="P17">Instruction<text:tab/><text:tab/>Opcode<text:tab/>Stack in<text:tab/><text:tab/>Stack out</text:p>
      <text:p text:style-name="No_20_Spacing" loext:marker-style-name="T55"><text:span text:style-name="T55">neqv<text:tab/><text:tab/><text:tab/>216<text:tab/><text:tab/>sadr len sadr len<text:tab/><text:tab/>boolean</text:span><text:span text:style-name="T55"/></text:p>
      <text:p text:style-name="P127" loext:marker-style-name="T55"/>
      <text:p text:style-name="No_20_Spacing" loext:marker-style-name="T55"><text:span text:style-name="T55">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not equal to the first string, and returns true if so, otherwise false. Removes the two lengths and two addresses, and replaces them with the truth value.</text:span><text:span text:style-name="T55"/></text:p>
      <text:p text:style-name="table_20_header1">Instruction<text:tab/><text:tab/>Opcode <text:tab/>Stack in<text:tab/><text:tab/>Stack out</text:p>
      <text:p text:style-name="No_20_Spacing" loext:marker-style-name="T85"><text:span text:style-name="T85">ngi <text:s text:c="2"/><text:tab/><text:tab/><text:tab/>36<text:tab/><text:tab/>integer<text:tab/><text:tab/><text:tab/>integer</text:span><text:span text:style-name="T85"/></text:p>
      <text:p text:style-name="No_20_Spacing" loext:marker-style-name="T85"><text:span text:style-name="T85">ngr <text:s text:c="2"/><text:tab/><text:tab/><text:tab/>37<text:tab/><text:tab/>real<text:tab/><text:tab/><text:tab/>real</text:span><text:span text:style-name="T85"/></text:p>
      <text:p text:style-name="P129" loext:marker-style-name="T85"/>
      <text:p text:style-name="No_20_Spacing">Negate. The operand atop the stack is negated according to type.</text:p>
      <text:p text:style-name="table_20_header1"><text:soft-page-break/>Instruction<text:tab/><text:tab/>Opcode <text:tab/>Stack in<text:tab/><text:tab/>Stack out</text:p>
      <text:p text:style-name="P16">notb <text:s text:c="2"/><text:tab/><text:tab/><text:tab/>42<text:tab/><text:tab/>boolean<text:tab/><text:tab/><text:tab/>boolean</text:p>
      <text:p text:style-name="Standard">noti<text:tab/><text:tab/><text:tab/>205<text:tab/><text:tab/>integer<text:tab/><text:tab/><text:tab/>integer</text:p>
      <text:p text:style-name="Standard">Logical ‘not’. The Boolean or integer value atop the stack is inverted.</text:p>
      <text:p text:style-name="Standard"/>
      <text:p text:style-name="Standard"/>
      <text:p text:style-name="table_20_header1">Instruction<text:tab/><text:tab/>Opcode <text:tab/>Stack in<text:tab/><text:tab/>Stack out</text:p>
      <text:p text:style-name="Standard">odd <text:s text:c="2"/><text:tab/><text:tab/><text:tab/>50<text:tab/><text:tab/>integer<text:tab/><text:tab/><text:tab/>boolean</text:p>
      <text:p text:style-name="Standard">Find odd/even. The lowest bit of the integer on stack is masked to find the even/odd status of the integer as a Boolean value.</text:p>
      <text:p text:style-name="table_20_header1">Instruction<text:tab/><text:tab/>Opcode <text:tab/>Stack in<text:tab/><text:tab/>Stack out</text:p>
      <text:p text:style-name="No_20_Spacing">ordb <text:tab/><text:tab/><text:tab/>134<text:tab/><text:tab/>boolean<text:tab/><text:tab/><text:tab/>integer</text:p>
      <text:p text:style-name="No_20_Spacing">ordc <text:tab/><text:tab/><text:tab/>136<text:tab/><text:tab/>character<text:tab/><text:tab/>integer</text:p>
      <text:p text:style-name="No_20_Spacing">ordi <text:s/><text:tab/><text:tab/><text:tab/>59<text:tab/><text:tab/>integer<text:tab/><text:tab/><text:tab/>integer</text:p>
      <text:p text:style-name="No_20_Spacing">ordx<text:tab/><text:tab/><text:tab/>200<text:tab/><text:tab/>integer<text:tab/><text:tab/><text:tab/>integer</text:p>
      <text:p text:style-name="No_20_Spacing"/>
      <text:p text:style-name="No_20_Spacing">Find ordinal value of Boolean, character or integer. This is a no-op, because Pascal-P6 always converts values to 32 bit integers on load to stack.</text:p>
      <text:p text:style-name="table_20_header1">Instruction<text:tab/><text:tab/>Opcode <text:tab/>Stack in<text:tab/><text:tab/>Stack out</text:p>
      <text:p text:style-name="Standard">pck <text:s/>sizep sizeu <text:tab/>63 qn qn<text:tab/>parr <text:span text:style-name="T130">inx </text:span>uprr</text:p>
      <text:p text:style-name="Standard">Convert unpacked array to packed array. Because Pascal-P6 does not support packing, this is effectively a copy operation. The instruction contains the size of the packed array sizep and the size of the unpacked array sizeu. The stack contains the address of the packed array at top, the starting index of the unpacked array under that, and the unpacked array address as third on stack. The number of elements in the packed array are moved from the unpacked array at the starting index to the packed array. All parameters are removed from the stack.</text:p>
      <text:p text:style-name="P17">Instruction<text:tab/><text:tab/>Opcode<text:tab/>Stack in<text:tab/><text:tab/>Stack out</text:p>
      <text:p text:style-name="No_20_Spacing" loext:marker-style-name="T55"><text:span text:style-name="T55">ret<text:tab/><text:tab/><text:tab/>22<text:tab/><text:tab/>adr</text:span><text:span text:style-name="T55"/></text:p>
      <text:p text:style-name="P127" loext:marker-style-name="T55"/>
      <text:p text:style-name="No_20_Spacing" loext:marker-style-name="T55"><text:span text:style-name="T55">Return from initializer code strip. Returns to the caller. This instruction is used to return from an initializer code strip, which is a short section of code used to set up parameterized variables. The return address is removed from stack.</text:span><text:span text:style-name="T55"/></text:p>
      <text:p text:style-name="table_20_header1">Instruction<text:tab/><text:tab/>Opcode <text:tab/>Stack in<text:tab/><text:tab/>Stack out</text:p>
      <text:p text:style-name="No_20_Spacing">reta <text:span text:style-name="T130">psize</text:span><text:tab/><text:tab/>132<text:tab/><text:tab/><text:tab/><text:tab/><text:tab/>address</text:p>
      <text:p text:style-name="No_20_Spacing">retb <text:span text:style-name="T130">psize</text:span><text:tab/><text:tab/>131<text:tab/><text:tab/><text:tab/><text:tab/><text:tab/>boolean</text:p>
      <text:p text:style-name="No_20_Spacing">retc <text:span text:style-name="T130">psize</text:span><text:tab/><text:tab/>130<text:tab/><text:tab/><text:tab/><text:tab/><text:tab/>character</text:p>
      <text:p text:style-name="No_20_Spacing">reti <text:span text:style-name="T130">psize</text:span> <text:tab/><text:tab/>128<text:tab/><text:tab/><text:tab/><text:tab/><text:tab/>integer</text:p>
      <text:p text:style-name="No_20_Spacing">retm <text:span text:style-name="T130">p</text:span>size<text:tab/><text:tab/>237 qn<text:tab/><text:tab/><text:tab/><text:tab/><text:tab/>structure</text:p>
      <text:p text:style-name="No_20_Spacing">retx <text:span text:style-name="T130">psize</text:span><text:tab/><text:tab/>204<text:tab/><text:tab/><text:tab/><text:tab/><text:tab/>integer</text:p>
      <text:p text:style-name="No_20_Spacing">retp <text:span text:style-name="T130">psize</text:span><text:tab/><text:tab/>14<text:tab/><text:tab/><text:tab/><text:tab/><text:tab/></text:p>
      <text:p text:style-name="No_20_Spacing">retr <text:span text:style-name="T130">psize</text:span> <text:tab/><text:tab/>129<text:tab/><text:tab/><text:tab/><text:tab/><text:tab/>real</text:p>
      <text:p text:style-name="No_20_Spacing"><text:soft-page-break/>rets <text:span text:style-name="T130">psize</text:span><text:tab/><text:tab/>236<text:tab/><text:tab/><text:tab/><text:tab/><text:tab/>set</text:p>
      <text:p text:style-name="P16"/>
      <text:p text:style-name="Standard">Return from procedure or function with result. Returns from the current procedure or function. The pc, ep and mp pointers are restored from the saved data in the stack. For retp or return from procedure, this is all that is done. For the others, a return value is processed according to type. The value of the result is loaded from its place in the stack mark record, and expanded to 32 bits if Boolean or character. If the instruction is retm, a structure (record or array) is returned on stack. The <text:span text:style-name="T131">parameter total </text:span>size is indicated in the instruction.</text:p>
      <text:p text:style-name="table_20_header1">Instruction<text:tab/><text:tab/>Opcode <text:tab/>Stack in<text:tab/><text:tab/>Stack out</text:p>
      <text:p text:style-name="Standard">rgs <text:s/><text:tab/><text:tab/><text:tab/>110<text:tab/><text:tab/>high low<text:tab/><text:tab/>set</text:p>
      <text:p text:style-name="Standard">Build range set on stack. Expects a high value on stack top, and a low value below that. A set is constructed that has all of the members from the low value to the high value in it, then that set is placed as stack top.</text:p>
      <text:p text:style-name="Standard">The range builder instruction, along with sgs or build singleton set, is used to construct complex sets by creating sets of each individual ranges of values, then adding the resulting sets together on stack.</text:p>
      <text:p text:style-name="table_20_header1">Instruction<text:tab/><text:tab/>Opcode <text:tab/>Stack in<text:tab/><text:tab/>Stack out</text:p>
      <text:p text:style-name="Standard">rip off <text:tab/><text:tab/><text:tab/>13 qn</text:p>
      <text:p text:style-name="Standard">Restore from indirect procedure call. The instruction contains the offset to the stack location of the current mark. The mp is fetched from the stack.</text:p>
      <text:p text:style-name="table_20_header1">Instruction<text:tab/><text:tab/>Opcode <text:tab/>Stack in<text:tab/><text:tab/>Stack out</text:p>
      <text:p text:style-name="Standard">rnd <text:s/><text:tab/><text:tab/><text:tab/> 62<text:tab/><text:tab/>real<text:tab/><text:tab/><text:tab/>integer</text:p>
      <text:p text:style-name="Standard">Round real value to integer. Converts the real on top of the stack to integer by rounding.</text:p>
      <text:p text:style-name="table_20_header1">Instruction<text:tab/><text:tab/>Opcode <text:tab/>Stack in<text:tab/><text:tab/>Stack out</text:p>
      <text:p text:style-name="No_20_Spacing">sbi <text:s/><text:tab/><text:tab/><text:tab/> 30<text:tab/><text:tab/>integer integer<text:tab/><text:tab/>integer</text:p>
      <text:p text:style-name="No_20_Spacing">sbr <text:s/><text:tab/><text:tab/><text:tab/> 31<text:tab/><text:tab/>real real<text:tab/><text:tab/><text:tab/>real</text:p>
      <text:p text:style-name="No_20_Spacing"/>
      <text:p text:style-name="No_20_Spacing">Subtract. Subtracts the top of stack value from the second on stack value according to type.</text:p>
      <text:p text:style-name="table_20_header1">Instruction<text:tab/><text:tab/>Opcode<text:tab/>Stack in<text:tab/><text:tab/>Stack out</text:p>
      <text:p text:style-name="No_20_Spacing" loext:marker-style-name="T55"><text:span text:style-name="T55">scp<text:tab/><text:tab/><text:tab/>224<text:tab/><text:tab/>dadr tadr adr</text:span><text:span text:style-name="T55"/></text:p>
      <text:p text:style-name="P127" loext:marker-style-name="T55"/>
      <text:p text:style-name="No_20_Spacing" loext:marker-style-name="T55"><text:span text:style-name="T55">Store complex pointer. Expects an array data address on stack top, followed by a template address or length, then the destination address. The complex pointer is stored at the given address, with the array data address first, followed by the template or length. All parameters are removed from stack.</text:span><text:span text:style-name="T55"/></text:p>
      <text:p text:style-name="table_20_header1">Instruction<text:tab/><text:tab/>Opcode <text:tab/>Stack in<text:tab/><text:tab/>Stack out</text:p>
      <text:p text:style-name="Standard">sfr <text:s/>rs <text:tab/><text:tab/><text:tab/>245<text:tab/><text:tab/><text:tab/><text:tab/><text:tab/></text:p>
      <text:p text:style-name="Standard" loext:marker-style-name="T55"><text:span text:style-name="T55">Set function result. Expects the size of the function result for an upcoming function call as rs. rs bytes are allocated on the stack. This instruction is used to reserve space for the function result.</text:span></text:p>
      <text:p text:style-name="Standard" loext:marker-style-name="T55"><text:span text:style-name="T55"/></text:p>
      <text:p text:style-name="P248"><text:soft-page-break/>Instruction<text:tab/><text:tab/>Opcode <text:tab/>Stack in<text:tab/><text:tab/>Stack out</text:p>
      <text:p text:style-name="P194">sf<text:span text:style-name="T139">s</text:span> <text:span text:style-name="T139">siz stk</text:span> <text:tab/><text:tab/>2<text:span text:style-name="T139">52</text:span><text:tab/><text:tab/><text:span text:style-name="T139">addr struct</text:span><text:tab/><text:tab/><text:tab/></text:p>
      <text:p text:style-name="P194" loext:marker-style-name="T55"><text:span text:style-name="T72">Store from stack. The instruction contains the size of the stack variable, and the size of the allocation. The stack contains the destination address. The variable is stored to the given address, then both the address and the variable on stack are removed.</text:span></text:p>
      <text:p text:style-name="table_20_header1">Instruction<text:tab/><text:tab/>Opcode <text:tab/>Stack in<text:tab/><text:tab/>Stack out</text:p>
      <text:p text:style-name="Standard">sgs <text:s text:c="2"/><text:tab/><text:tab/><text:tab/>32<text:tab/><text:tab/>integer<text:tab/><text:tab/><text:tab/>set</text:p>
      <text:p text:style-name="Standard">Construct singleton set. Expects a value on stack. Constructs a set with that value as the single member, then that set replaces the value on stack.</text:p>
      <text:p text:style-name="Standard">The singleton set instruction, along with rgs or range set builder, is used to construct complex sets by creating sets with individual ranges of values, then adding the resulting sets together on stack.</text:p>
      <text:p text:style-name="Standard"/>
      <text:p text:style-name="table_20_header1">Instruction<text:tab/><text:tab/>Opcode <text:tab/>Stack in<text:tab/><text:tab/>Stack out</text:p>
      <text:p text:style-name="No_20_Spacing">spc <text:s text:c="2"/><text:tab/><text:tab/><text:tab/>222<text:tab/><text:tab/>addr addr<text:tab/><text:tab/>addr integer</text:p>
      <text:p text:style-name="No_20_Spacing"/>
      <text:p text:style-name="No_20_Spacing">Simplify complex pointer. Expects a complex pointer at stack top, with the base address at top, followed by a template pointer. The value at the template pointer replaces the template pointer, thus simplifying the pointer. This is used when a complex pointer is at the lowest index of the template.</text:p>
      <text:p text:style-name="table_20_header1">Instruction<text:tab/><text:tab/>Opcode <text:tab/>Stack in<text:tab/><text:tab/>Stack out</text:p>
      <text:p text:style-name="No_20_Spacing">sqi <text:s text:c="2"/><text:tab/><text:tab/><text:tab/>38<text:tab/><text:tab/>integer<text:tab/><text:tab/><text:tab/>integer</text:p>
      <text:p text:style-name="No_20_Spacing">sqr <text:s text:c="2"/><text:tab/><text:tab/><text:tab/>39<text:tab/><text:tab/>real<text:tab/><text:tab/><text:tab/>real</text:p>
      <text:p text:style-name="No_20_Spacing"/>
      <text:p text:style-name="Standard">Find square of value. Expects a value on stack top, and finds the square of that value according to type. This replaces the value on stack top.</text:p>
      <text:p text:style-name="table_20_header1">Instruction<text:tab/><text:tab/>Opcode <text:tab/>Stack in<text:tab/><text:tab/>Stack out</text:p>
      <text:p text:style-name="No_20_Spacing">sroa <text:s/>off <text:tab/><text:tab/>75 qn<text:tab/><text:tab/>address</text:p>
      <text:p text:style-name="No_20_Spacing">srob <text:s/>off <text:tab/><text:tab/>78 qn<text:tab/><text:tab/>boolean</text:p>
      <text:p text:style-name="No_20_Spacing">sroc <text:s/>off <text:tab/><text:tab/>79 qn<text:tab/><text:tab/>character</text:p>
      <text:p text:style-name="No_20_Spacing">sroi <text:s text:c="2"/>off <text:tab/><text:tab/>3 qn<text:tab/><text:tab/>integer</text:p>
      <text:p text:style-name="No_20_Spacing">sror <text:s/>off <text:tab/><text:tab/>76 qn<text:tab/><text:tab/>real</text:p>
      <text:p text:style-name="No_20_Spacing">sros <text:s/>off<text:tab/><text:tab/>77 qn<text:tab/><text:tab/>set</text:p>
      <text:p text:style-name="No_20_Spacing">srox off<text:tab/><text:tab/><text:tab/>196 qn<text:tab/><text:tab/>integer</text:p>
      <text:p text:style-name="No_20_Spacing"/>
      <text:p text:style-name="No_20_Spacing">Store global value. The instruction contains the offset of a variable in the stack bottom, where the globals for the program exist. The variable is stored from the stack according to type, and the value removed from the stack.</text:p>
      <text:p text:style-name="table_20_header1">Instruction<text:tab/><text:tab/>Opcode <text:tab/>Stack in<text:tab/><text:tab/>Stack out</text:p>
      <text:p text:style-name="No_20_Spacing">stoa <text:s/><text:tab/><text:tab/><text:tab/>80<text:tab/><text:tab/>address address</text:p>
      <text:p text:style-name="No_20_Spacing">stob <text:s/><text:tab/><text:tab/><text:tab/>83<text:tab/><text:tab/>boolean address</text:p>
      <text:p text:style-name="No_20_Spacing">stoc <text:s/><text:tab/><text:tab/><text:tab/>84<text:tab/><text:tab/>character address</text:p>
      <text:p text:style-name="No_20_Spacing">stoi <text:s text:c="2"/><text:tab/><text:tab/><text:tab/>6<text:tab/><text:tab/>integer address</text:p>
      <text:p text:style-name="No_20_Spacing">stom size skip<text:tab/><text:tab/>235 qn qn<text:tab/>structure address</text:p>
      <text:p text:style-name="No_20_Spacing"><text:soft-page-break/>stor <text:s/><text:tab/><text:tab/><text:tab/>81<text:tab/><text:tab/>real address</text:p>
      <text:p text:style-name="No_20_Spacing">stos <text:s/><text:tab/><text:tab/><text:tab/>82<text:tab/><text:tab/>set address</text:p>
      <text:p text:style-name="No_20_Spacing">stox<text:tab/><text:tab/><text:tab/>197<text:tab/><text:tab/>integer address</text:p>
      <text:p text:style-name="No_20_Spacing"/>
      <text:p text:style-name="Standard">Store value to address. Expects a value according to instruction type atop the stack, and an address below that. The value is stored to the address, and both are removed from the stack. If the instruction is stom, the value on stack is a structure (record or array) of arbitrary length. The first value in the instruction is the length of the structure, and the second is span of the allocated space on stack. This second value is required because the structure allocated is rounded up to the stack alignment.</text:p>
      <text:p text:style-name="table_20_header1">Instruction<text:tab/><text:tab/>Opcode <text:tab/>Stack in<text:tab/><text:tab/>Stack out</text:p>
      <text:p text:style-name="Standard">stp <text:s/><text:tab/> <text:tab/><text:tab/>58</text:p>
      <text:p text:style-name="Standard">Stop. Executing this instruction causes the interpreter to exit.</text:p>
      <text:p text:style-name="table_20_header1">Instruction<text:tab/><text:tab/>Opcode <text:tab/>Stack in<text:tab/><text:tab/>Stack out</text:p>
      <text:p text:style-name="No_20_Spacing">stra p off <text:tab/><text:tab/>70<text:tab/><text:tab/>address</text:p>
      <text:p text:style-name="No_20_Spacing">strb p off <text:s/><text:tab/><text:tab/>73<text:tab/><text:tab/>boolean</text:p>
      <text:p text:style-name="No_20_Spacing">strc p off <text:tab/><text:tab/>74<text:tab/><text:tab/>character</text:p>
      <text:p text:style-name="No_20_Spacing">stri p off <text:s/><text:tab/><text:tab/>2<text:tab/><text:tab/>integer</text:p>
      <text:p text:style-name="No_20_Spacing">strx p off<text:tab/><text:tab/>195<text:tab/><text:tab/>integer</text:p>
      <text:p text:style-name="No_20_Spacing">strr p off <text:tab/><text:tab/>71<text:tab/><text:tab/>real</text:p>
      <text:p text:style-name="No_20_Spacing">strs p off <text:tab/><text:tab/>72<text:tab/><text:tab/>set</text:p>
      <text:p text:style-name="No_20_Spacing"/>
      <text:p text:style-name="No_20_Spacing">Store local. Instruction parameter p contains the offset of the display pointer to access. Instruction parameter off contains the offset address within the frame. The value at stack top is stored to the local variable according to type, and the value removed from the stack.</text:p>
      <text:p text:style-name="table_20_header1">Instruction<text:tab/><text:tab/>Opcode <text:tab/>Stack in<text:tab/><text:tab/>Stack out</text:p>
      <text:p text:style-name="Standard">suv radr vadr<text:tab/><text:tab/>91 qn qn</text:p>
      <text:p text:style-name="Standard">Set user virtual procedure/function vector. The first parameter of the instruction contains the new routine address (procedure/function) for the virtual routine. The second address contains the vector. The new override procedure is placed atop the existing virtual routine vector. The original vector is usually stored locally. The stack is unchanged.</text:p>
      <text:p text:style-name="table_20_header1">Instruction<text:tab/><text:tab/>Opcode <text:tab/>Stack in<text:tab/><text:tab/>Stack out</text:p>
      <text:p text:style-name="Standard">swp size <text:tab/><text:tab/>118<text:tab/><text:tab/>value address<text:tab/><text:tab/>address value</text:p>
      <text:p text:style-name="Standard">Swap first and second stack operands. The instruction contains the size of the second value on stack. The top value is assumed to be <text:s/>the word size of the machine. The top and second values are swapped. This instruction is used primarily to chain writes together to the same file access pointer.</text:p>
      <text:p text:style-name="table_20_header1">Instruction<text:tab/><text:tab/>Opcode <text:tab/>Stack in<text:tab/><text:tab/>Stack out</text:p>
      <text:p text:style-name="Standard">tjp <text:s/>l addr<text:tab/><text:tab/>119<text:tab/><text:tab/>boolean</text:p>
      <text:p text:style-name="Standard">Jump true. Expects a Boolean value on stack top. If the Boolean is true, the jump is taken to address addr. The Boolean is removed from the stack.</text:p>
      <text:p text:style-name="Standard">The assembly code represents the address addr as a forward referenced label. This is defined later in a label statement and back referenced by the assembler.</text:p>
      <text:p text:style-name="table_20_header1"><text:soft-page-break/>Instruction<text:tab/><text:tab/>Opcode <text:tab/>Stack in<text:tab/><text:tab/>Stack out</text:p>
      <text:p text:style-name="Standard">trc <text:s text:c="2"/><text:tab/><text:tab/><text:tab/>35<text:tab/><text:tab/>real<text:tab/><text:tab/><text:tab/>integer</text:p>
      <text:p text:style-name="Standard">Truncate to integer. The real on stack top is converted to integer by truncating the fractional part. The integer replaces the real on stack top.</text:p>
      <text:p text:style-name="P17">Instruction<text:tab/><text:tab/>Opcode <text:tab/>Stack in<text:tab/><text:tab/>Stack out</text:p>
      <text:p text:style-name="Standard">ujc <text:s/><text:tab/><text:tab/><text:tab/>61 qn</text:p>
      <text:p text:style-name="Standard">Output case error. This instruction is used in case statement tables to output case value errors. See xjp for the case table format. It is designed to be the same length as ujp, which is used to build the case table. The 32 bit address in the instruction is a dummy, and contains zero. It always outputs a bad case select error. Inserted into the table where the value for the case would be invalid.</text:p>
      <text:p text:style-name="table_20_header1">Instruction<text:tab/><text:tab/>Opcode <text:tab/>Stack in<text:tab/><text:tab/>Stack out</text:p>
      <text:p text:style-name="Standard">ujp <text:s/>l addr<text:tab/> <text:tab/>23</text:p>
      <text:p text:style-name="Standard">Unconditional jump. The instruction contained address addr is jumped to.</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uni <text:s text:c="2"/><text:tab/><text:tab/><text:tab/>47<text:tab/><text:tab/>set set<text:tab/><text:tab/><text:tab/>set</text:p>
      <text:p text:style-name="Standard">Find set union. Expects two sets on stack. The union of the sets is found, and that replaces them both.</text:p>
      <text:p text:style-name="table_20_header1">Instruction<text:tab/><text:tab/>Opcode <text:tab/>Stack in<text:tab/><text:tab/>Stack out</text:p>
      <text:p text:style-name="Standard">upk sizep sizeu<text:tab/><text:tab/>64 qn qn<text:tab/>sindex upackarr packarr</text:p>
      <text:p text:style-name="Standard">Unpack a packed array. Pascal-P6 does not implement packing, so this instruction is implemented as a copy operation. Expects the size of the packed array <text:span text:style-name="reference">sizep</text:span> and the <text:span text:style-name="reference">size</text:span> of the unpacked array sizeu in the instruction. The stack contains the starting index of the unpacked array at top, followed by the address of the unpacked array, and the address of the packed array as third on stack. The entire contents of the packed array are transferred into the unpacked array, which can be larger than the packed array.</text:p>
      <text:p text:style-name="table_20_header1">Instruction<text:tab/><text:tab/>Opcode <text:tab/>Stack in<text:tab/><text:tab/>Stack out</text:p>
      <text:p text:style-name="Standard">vbe<text:tab/><text:tab/><text:tab/>9<text:span text:style-name="T135">6</text:span> qn<text:tab/><text:tab/>addresss</text:p>
      <text:p text:style-name="Standard">Variable reference block end. Ends a variable reference.</text:p>
      <text:p text:style-name="table_20_header1">Instruction<text:tab/><text:tab/>Opcode <text:tab/>Stack in<text:tab/><text:tab/>Stack out</text:p>
      <text:p text:style-name="Standard">vbs len<text:tab/><text:tab/><text:tab/>92 qn<text:tab/><text:tab/>addresss</text:p>
      <text:p text:style-name="Standard">Variable reference block start. Establishes a variable reference to a block. Expects a base address for the referenced block on stack. The instruction contains the length of the block. Used to enforce the rule that tag values cannot be changed in a variable referenced block. The variable reference will exist until terminated by a vbe instruction. For each vbs instruction, there must be a matching vbe instruction.</text:p>
      <text:p text:style-name="table_20_header1">Instruction<text:tab/><text:tab/>Opcode<text:tab/>Stack in<text:tab/><text:tab/>Stack out</text:p>
      <text:p text:style-name="No_20_Spacing" loext:marker-style-name="T55"><text:span text:style-name="T55">vdd<text:tab/><text:tab/><text:tab/>227<text:tab/><text:tab/>adr</text:span><text:span text:style-name="T55"/></text:p>
      <text:p text:style-name="P127" loext:marker-style-name="T55"><text:soft-page-break/></text:p>
      <text:p text:style-name="No_20_Spacing" loext:marker-style-name="T55"><text:span text:style-name="T55">Vector dispose array. Expects the address of a dynamically allocated array on stack. Disposes of the array. The address is removed from stack. This instruction is used to deallocate dynamically allocated arrays.</text:span><text:span text:style-name="T55"/></text:p>
      <text:p text:style-name="table_20_header1">Instruction<text:tab/><text:tab/>Opcode<text:tab/>Stack in<text:tab/><text:tab/>Stack out</text:p>
      <text:p text:style-name="No_20_Spacing" loext:marker-style-name="T55"><text:span text:style-name="T55">vdp<text:tab/><text:tab/><text:tab/>221<text:tab/><text:tab/>adr</text:span><text:span text:style-name="T55"/></text:p>
      <text:p text:style-name="P127" loext:marker-style-name="T55"/>
      <text:p text:style-name="No_20_Spacing" loext:marker-style-name="T55"><text:span text:style-name="T55">Vector dispose array. Expects the address of a dynamically allocated array on stack. Disposes of the array. The address is removed from stack. This instruction is used to deallocate global parameterized arrays.</text:span><text:span text:style-name="T55"/></text:p>
      <text:p text:style-name="P127" loext:marker-style-name="T55"/>
      <text:p text:style-name="table_20_header1">Instruction<text:tab/><text:tab/>Opcode <text:tab/>Stack in<text:tab/><text:tab/>Stack out</text:p>
      <text:p text:style-name="Standard">vin lvl siz<text:tab/><text:tab/>226 qn qn<text:tab/>adr siz [siz]...</text:p>
      <text:p text:style-name="Standard">Vector initialize dynamic. Allocate container array.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array is then allocated, and the template for it filled in at the start of the array. Dynamically created container arrays have their templates <text:s/>placed with the array at the start. All elements are removed from the stack.</text:p>
      <text:p text:style-name="table_20_header1">Instruction<text:tab/><text:tab/>Opcode <text:tab/>Stack in<text:tab/><text:tab/>Stack out</text:p>
      <text:p text:style-name="Standard">vip lvl siz<text:tab/><text:tab/>133 qn qn<text:tab/>adr siz [siz]...</text:p>
      <text:p text:style-name="Standard">Vector initialize pointer global.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global memory after the array address. The array is then allocated dynamically, and the address of that placed before the template. All elements are removed from the stack.</text:p>
      <text:p text:style-name="table_20_header1">Instruction<text:tab/><text:tab/>Opcode <text:tab/>Stack in<text:tab/><text:tab/>Stack out</text:p>
      <text:p text:style-name="Standard">vis lvl siz<text:tab/><text:tab/>122 qn qn<text:tab/>adr siz [siz]… raddr<text:tab/>raddr</text:p>
      <text:p text:style-name="Standard">Vector initialize stack.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local memory after the array address. All elements are removed from the stack, then the array is then allocated on stack, and the address of that placed before the template. <text:s/>Because vis allocates on the stack, and assumes that it was called as a code strip, it moves the return address on top of the stack to the top of the new allocation on stack.</text:p>
      <text:p text:style-name="table_20_header1">Instruction<text:tab/><text:tab/>Opcode <text:tab/>Stack in<text:tab/><text:tab/>Stack out</text:p>
      <text:p text:style-name="Standard">wbe<text:tab/><text:tab/><text:tab/>244</text:p>
      <text:p text:style-name="Standard">With block end. This instruction terminates a with block, and the last with block is removed. See wbs for more information.</text:p>
      <text:p text:style-name="table_20_header1"><text:soft-page-break/>Instruction<text:tab/><text:tab/>Opcode <text:tab/>Stack in<text:tab/><text:tab/>Stack out</text:p>
      <text:p text:style-name="Standard">wbs<text:tab/><text:tab/><text:tab/>243<text:tab/><text:tab/>addr<text:tab/><text:tab/><text:tab/>addr</text:p>
      <text:p text:style-name="Standard">With block start. Registers the start of a with block, with a pointer address of a record allocated with new(). When a dispose() call is made, it is checked against the list of outstanding with references, and and an error is thrown if an attempt is made to dispose of a block that has an outstanding with reference. There is no specific method prescribed for saving the with reference pointers, but usually they are just stacked and searched.</text:p>
      <text:p text:style-name="Standard"/>
      <text:p text:style-name="Standard"/>
      <text:p text:style-name="table_20_header1">Instruction<text:tab/><text:tab/>Opcode <text:tab/>Stack in<text:tab/><text:tab/>Stack out</text:p>
      <text:p text:style-name="Standard">xjp <text:s/>l addr<text:tab/><text:tab/>25 qn<text:tab/><text:tab/>index</text:p>
      <text:p text:style-name="Standard">Table jump. Expects an address of a jump table within the instruction, and a jump table index on the stack. The jump table constists of a series of jump instructions using the ujp instruction. The index is multiplied by the length of the ujp instruction, which is 5 bytes long, and the pc set to that address. The effect is to jump via a table of entries from 0 to n. The index is removed from stack.</text:p>
      <text:p text:style-name="Standard">This instruction is used to implement the case statement.</text:p>
      <text:p text:style-name="Standard">The assembly code represents the address addr as a forward referenced label. This is defined later in a label statement and back referenced by the assembler.</text:p>
      <text:p text:style-name="table_20_header1">Instruction<text:tab/><text:tab/>Opcode<text:tab/>Stack in<text:tab/><text:tab/>Stack out</text:p>
      <text:p text:style-name="No_20_Spacing" loext:marker-style-name="T55"><text:span text:style-name="T55">xor<text:tab/><text:tab/><text:tab/>206<text:tab/><text:tab/>int int<text:tab/><text:tab/><text:tab/>int</text:span><text:span text:style-name="T55"/></text:p>
      <text:p text:style-name="P127" loext:marker-style-name="T55"/>
      <text:p text:style-name="No_20_Spacing" loext:marker-style-name="T55"><text:span text:style-name="T55">‘xor’s integers or booleans. Expects two integers on stack or two booleans, which are treated the same. The integers are ‘xor’ed and the result replaces them on stack. If either integer is negative, an error results.</text:span><text:span text:style-name="T55"/></text:p>
      <text:p text:style-name="Standard"/>
      <text:h text:style-name="P110" text:outline-level="3"><text:bookmark-start text:name="__RefHeading___Toc15950_2478585429_Copy_"/>Instructions by number<text:bookmark-end text:name="__RefHeading___Toc15950_2478585429_Copy_"/><text:bookmark text:name="_Toc528309211_Copy_2"/><text:bookmark text:name="_Toc528309211_Copy_1"/></text:h>
      <table:table table:name="Table29" table:style-name="Table29">
        <table:table-column table:style-name="Table29.A" table:number-columns-repeated="2"/>
        <table:table-row table:style-name="Table29.1">
          <table:table-cell table:style-name="Table29.A1" office:value-type="string">
            <text:p text:style-name="P49">0</text:p>
          </table:table-cell>
          <table:table-cell table:style-name="Table29.A1" office:value-type="string">
            <text:p text:style-name="P49">lodi</text:p>
          </table:table-cell>
        </table:table-row>
        <table:table-row table:style-name="Table29.1">
          <table:table-cell table:style-name="Table29.A1" office:value-type="string">
            <text:p text:style-name="P49">1</text:p>
          </table:table-cell>
          <table:table-cell table:style-name="Table29.A1" office:value-type="string">
            <text:p text:style-name="P49">ldoi</text:p>
          </table:table-cell>
        </table:table-row>
        <table:table-row table:style-name="Table29.1">
          <table:table-cell table:style-name="Table29.A1" office:value-type="string">
            <text:p text:style-name="P49">2</text:p>
          </table:table-cell>
          <table:table-cell table:style-name="Table29.A1" office:value-type="string">
            <text:p text:style-name="P49">stri</text:p>
          </table:table-cell>
        </table:table-row>
        <table:table-row table:style-name="Table29.1">
          <table:table-cell table:style-name="Table29.A1" office:value-type="string">
            <text:p text:style-name="P49">3</text:p>
          </table:table-cell>
          <table:table-cell table:style-name="Table29.A1" office:value-type="string">
            <text:p text:style-name="P49">sroi</text:p>
          </table:table-cell>
        </table:table-row>
        <table:table-row table:style-name="Table29.1">
          <table:table-cell table:style-name="Table29.A1" office:value-type="string">
            <text:p text:style-name="P49">4</text:p>
          </table:table-cell>
          <table:table-cell table:style-name="Table29.A1" office:value-type="string">
            <text:p text:style-name="P49">lda</text:p>
          </table:table-cell>
        </table:table-row>
        <table:table-row table:style-name="Table29.1">
          <table:table-cell table:style-name="Table29.A1" office:value-type="string">
            <text:p text:style-name="P49">5</text:p>
          </table:table-cell>
          <table:table-cell table:style-name="Table29.A1" office:value-type="string">
            <text:p text:style-name="P49">lao</text:p>
          </table:table-cell>
        </table:table-row>
        <table:table-row table:style-name="Table29.1">
          <table:table-cell table:style-name="Table29.A1" office:value-type="string">
            <text:p text:style-name="P49">6</text:p>
          </table:table-cell>
          <table:table-cell table:style-name="Table29.A1" office:value-type="string">
            <text:p text:style-name="P49">stoi</text:p>
          </table:table-cell>
        </table:table-row>
        <table:table-row table:style-name="Table29.1">
          <table:table-cell table:style-name="Table29.A1" office:value-type="string">
            <text:p text:style-name="P49">7</text:p>
          </table:table-cell>
          <table:table-cell table:style-name="Table29.A1" office:value-type="string">
            <text:p text:style-name="P49">ldcs</text:p>
          </table:table-cell>
        </table:table-row>
        <table:table-row table:style-name="Table29.1">
          <table:table-cell table:style-name="Table29.A1" office:value-type="string">
            <text:p text:style-name="P49">8</text:p>
          </table:table-cell>
          <table:table-cell table:style-name="Table29.A1" office:value-type="string">
            <text:p text:style-name="P49">cjp</text:p>
          </table:table-cell>
        </table:table-row>
        <table:table-row table:style-name="Table29.1">
          <table:table-cell table:style-name="Table29.A1" office:value-type="string">
            <text:p text:style-name="P49">9</text:p>
          </table:table-cell>
          <table:table-cell table:style-name="Table29.A1" office:value-type="string">
            <text:p text:style-name="P49">indi</text:p>
          </table:table-cell>
        </table:table-row>
        <table:table-row table:style-name="Table29.1">
          <table:table-cell table:style-name="Table29.A1" office:value-type="string">
            <text:p text:style-name="P49">10</text:p>
          </table:table-cell>
          <table:table-cell table:style-name="Table29.A1" office:value-type="string">
            <text:p text:style-name="P49">inci</text:p>
          </table:table-cell>
        </table:table-row>
        <table:table-row table:style-name="Table29.1">
          <table:table-cell table:style-name="Table29.A1" office:value-type="string">
            <text:p text:style-name="P49">11</text:p>
          </table:table-cell>
          <table:table-cell table:style-name="Table29.A1" office:value-type="string">
            <text:p text:style-name="P49">mst</text:p>
          </table:table-cell>
        </table:table-row>
        <table:table-row table:style-name="Table29.1">
          <table:table-cell table:style-name="Table29.A1" office:value-type="string">
            <text:p text:style-name="P49">12</text:p>
          </table:table-cell>
          <table:table-cell table:style-name="Table29.A1" office:value-type="string">
            <text:p text:style-name="P49">cup</text:p>
          </table:table-cell>
        </table:table-row>
        <table:table-row table:style-name="Table29.1">
          <table:table-cell table:style-name="Table29.A1" office:value-type="string">
            <text:p text:style-name="P49">13</text:p>
          </table:table-cell>
          <table:table-cell table:style-name="Table29.A1" office:value-type="string">
            <text:p text:style-name="P49">ents</text:p>
          </table:table-cell>
        </table:table-row>
        <table:table-row table:style-name="Table29.1">
          <table:table-cell table:style-name="Table29.A1" office:value-type="string">
            <text:p text:style-name="P49">14</text:p>
          </table:table-cell>
          <table:table-cell table:style-name="Table29.A1" office:value-type="string">
            <text:p text:style-name="P49">retp</text:p>
          </table:table-cell>
        </table:table-row>
        <table:table-row table:style-name="Table29.1">
          <table:table-cell table:style-name="Table29.A1" office:value-type="string">
            <text:p text:style-name="P49">15</text:p>
          </table:table-cell>
          <table:table-cell table:style-name="Table29.A1" office:value-type="string">
            <text:p text:style-name="P49">csp</text:p>
          </table:table-cell>
        </table:table-row>
        <table:table-row table:style-name="Table29.1">
          <table:table-cell table:style-name="Table29.A1" office:value-type="string">
            <text:p text:style-name="P49">16</text:p>
          </table:table-cell>
          <table:table-cell table:style-name="Table29.A1" office:value-type="string">
            <text:p text:style-name="P49">ixa</text:p>
          </table:table-cell>
        </table:table-row>
        <table:table-row table:style-name="Table29.1">
          <table:table-cell table:style-name="Table29.A1" office:value-type="string">
            <text:p text:style-name="P49">17</text:p>
          </table:table-cell>
          <table:table-cell table:style-name="Table29.A1" office:value-type="string">
            <text:p text:style-name="P49">equa</text:p>
          </table:table-cell>
        </table:table-row>
        <table:table-row table:style-name="Table29.1">
          <table:table-cell table:style-name="Table29.A1" office:value-type="string">
            <text:p text:style-name="P49">18</text:p>
          </table:table-cell>
          <table:table-cell table:style-name="Table29.A1" office:value-type="string">
            <text:p text:style-name="P49">neqa</text:p>
          </table:table-cell>
        </table:table-row>
        <table:table-row table:style-name="Table29.1">
          <table:table-cell table:style-name="Table29.A1" office:value-type="string">
            <text:p text:style-name="P49">19</text:p>
          </table:table-cell>
          <table:table-cell table:style-name="Table29.A1" office:value-type="string">
            <text:p text:style-name="P49">brk</text:p>
          </table:table-cell>
        </table:table-row>
        <table:table-row table:style-name="Table29.1">
          <table:table-cell table:style-name="Table29.A1" office:value-type="string">
            <text:p text:style-name="P49">20</text:p>
          </table:table-cell>
          <table:table-cell table:style-name="Table29.A1" office:value-type="string">
            <text:p text:style-name="P49">lnp</text:p>
          </table:table-cell>
        </table:table-row>
        <table:table-row table:style-name="Table29.1">
          <table:table-cell table:style-name="Table29.A1" office:value-type="string">
            <text:p text:style-name="P49">21</text:p>
          </table:table-cell>
          <table:table-cell table:style-name="Table29.A1" office:value-type="string">
            <text:p text:style-name="P49">cal</text:p>
          </table:table-cell>
        </table:table-row>
        <table:table-row table:style-name="Table29.1">
          <table:table-cell table:style-name="Table29.A1" office:value-type="string">
            <text:p text:style-name="P49">22</text:p>
          </table:table-cell>
          <table:table-cell table:style-name="Table29.A1" office:value-type="string">
            <text:p text:style-name="P49">ret</text:p>
          </table:table-cell>
        </table:table-row>
        <table:table-row table:style-name="Table29.1">
          <table:table-cell table:style-name="Table29.A1" office:value-type="string">
            <text:p text:style-name="P49">23</text:p>
          </table:table-cell>
          <table:table-cell table:style-name="Table29.A1" office:value-type="string">
            <text:p text:style-name="P49">ujp</text:p>
          </table:table-cell>
        </table:table-row>
        <table:table-row table:style-name="Table29.1">
          <table:table-cell table:style-name="Table29.A1" office:value-type="string">
            <text:p text:style-name="P49">24</text:p>
          </table:table-cell>
          <table:table-cell table:style-name="Table29.A1" office:value-type="string">
            <text:p text:style-name="P49">fjp</text:p>
          </table:table-cell>
        </table:table-row>
        <table:table-row table:style-name="Table29.1">
          <table:table-cell table:style-name="Table29.A1" office:value-type="string">
            <text:p text:style-name="P49">25</text:p>
          </table:table-cell>
          <table:table-cell table:style-name="Table29.A1" office:value-type="string">
            <text:p text:style-name="P49">xjp</text:p>
          </table:table-cell>
        </table:table-row>
        <table:table-row table:style-name="Table29.1">
          <table:table-cell table:style-name="Table29.A1" office:value-type="string">
            <text:p text:style-name="P49">26</text:p>
          </table:table-cell>
          <table:table-cell table:style-name="Table29.A1" office:value-type="string">
            <text:p text:style-name="P49">chki</text:p>
          </table:table-cell>
        </table:table-row>
        <table:table-row table:style-name="Table29.1">
          <table:table-cell table:style-name="Table29.A1" office:value-type="string">
            <text:p text:style-name="P49">27</text:p>
          </table:table-cell>
          <table:table-cell table:style-name="Table29.A1" office:value-type="string">
            <text:p text:style-name="P49">cuv</text:p>
          </table:table-cell>
        </table:table-row>
        <table:table-row table:style-name="Table29.1">
          <table:table-cell table:style-name="Table29.A1" office:value-type="string">
            <text:p text:style-name="P49">28</text:p>
          </table:table-cell>
          <table:table-cell table:style-name="Table29.A1" office:value-type="string">
            <text:p text:style-name="P49">adi</text:p>
          </table:table-cell>
        </table:table-row>
        <table:table-row table:style-name="Table29.1">
          <table:table-cell table:style-name="Table29.A1" office:value-type="string">
            <text:p text:style-name="P49">29</text:p>
          </table:table-cell>
          <table:table-cell table:style-name="Table29.A1" office:value-type="string">
            <text:p text:style-name="P49">adr</text:p>
          </table:table-cell>
        </table:table-row>
        <table:table-row table:style-name="Table29.1">
          <table:table-cell table:style-name="Table29.A1" office:value-type="string">
            <text:p text:style-name="P49">30</text:p>
          </table:table-cell>
          <table:table-cell table:style-name="Table29.A1" office:value-type="string">
            <text:p text:style-name="P49">sbi</text:p>
          </table:table-cell>
        </table:table-row>
        <table:table-row table:style-name="Table29.1">
          <table:table-cell table:style-name="Table29.A1" office:value-type="string">
            <text:p text:style-name="P49">31</text:p>
          </table:table-cell>
          <table:table-cell table:style-name="Table29.A1" office:value-type="string">
            <text:p text:style-name="P49">sbr</text:p>
          </table:table-cell>
        </table:table-row>
        <table:table-row table:style-name="Table29.1">
          <table:table-cell table:style-name="Table29.A1" office:value-type="string">
            <text:p text:style-name="P49">32</text:p>
          </table:table-cell>
          <table:table-cell table:style-name="Table29.A1" office:value-type="string">
            <text:p text:style-name="P49">sgs</text:p>
          </table:table-cell>
        </table:table-row>
        <table:table-row table:style-name="Table29.1">
          <table:table-cell table:style-name="Table29.A1" office:value-type="string">
            <text:p text:style-name="P49">33</text:p>
          </table:table-cell>
          <table:table-cell table:style-name="Table29.A1" office:value-type="string">
            <text:p text:style-name="P49">flt</text:p>
          </table:table-cell>
        </table:table-row>
        <table:table-row table:style-name="Table29.1">
          <table:table-cell table:style-name="Table29.A1" office:value-type="string">
            <text:p text:style-name="P49">34</text:p>
          </table:table-cell>
          <table:table-cell table:style-name="Table29.A1" office:value-type="string">
            <text:p text:style-name="P49">flo</text:p>
          </table:table-cell>
        </table:table-row>
        <table:table-row table:style-name="Table29.1">
          <table:table-cell table:style-name="Table29.A1" office:value-type="string">
            <text:p text:style-name="P49">35</text:p>
          </table:table-cell>
          <table:table-cell table:style-name="Table29.A1" office:value-type="string">
            <text:p text:style-name="P49">trc</text:p>
          </table:table-cell>
        </table:table-row>
        <table:table-row table:style-name="Table29.1">
          <table:table-cell table:style-name="Table29.A1" office:value-type="string">
            <text:p text:style-name="P49">36</text:p>
          </table:table-cell>
          <table:table-cell table:style-name="Table29.A1" office:value-type="string">
            <text:p text:style-name="P49">ngi</text:p>
          </table:table-cell>
        </table:table-row>
        <table:table-row table:style-name="Table29.1">
          <table:table-cell table:style-name="Table29.A1" office:value-type="string">
            <text:p text:style-name="P49">37</text:p>
          </table:table-cell>
          <table:table-cell table:style-name="Table29.A1" office:value-type="string">
            <text:p text:style-name="P49">ngr</text:p>
          </table:table-cell>
        </table:table-row>
        <table:table-row table:style-name="Table29.1">
          <table:table-cell table:style-name="Table29.A1" office:value-type="string">
            <text:p text:style-name="P49">38</text:p>
          </table:table-cell>
          <table:table-cell table:style-name="Table29.A1" office:value-type="string">
            <text:p text:style-name="P49">sqi</text:p>
          </table:table-cell>
        </table:table-row>
        <table:table-row table:style-name="Table29.1">
          <table:table-cell table:style-name="Table29.A1" office:value-type="string">
            <text:p text:style-name="P49">39</text:p>
          </table:table-cell>
          <table:table-cell table:style-name="Table29.A1" office:value-type="string">
            <text:p text:style-name="P49">sqr</text:p>
          </table:table-cell>
        </table:table-row>
        <text:soft-page-break/>
        <table:table-row table:style-name="Table29.1">
          <table:table-cell table:style-name="Table29.A1" office:value-type="string">
            <text:p text:style-name="P49">40</text:p>
          </table:table-cell>
          <table:table-cell table:style-name="Table29.A1" office:value-type="string">
            <text:p text:style-name="P49">abi</text:p>
          </table:table-cell>
        </table:table-row>
        <table:table-row table:style-name="Table29.1">
          <table:table-cell table:style-name="Table29.A1" office:value-type="string">
            <text:p text:style-name="P49">41</text:p>
          </table:table-cell>
          <table:table-cell table:style-name="Table29.A1" office:value-type="string">
            <text:p text:style-name="P49">abr</text:p>
          </table:table-cell>
        </table:table-row>
        <table:table-row table:style-name="Table29.1">
          <table:table-cell table:style-name="Table29.A1" office:value-type="string">
            <text:p text:style-name="P49">42</text:p>
          </table:table-cell>
          <table:table-cell table:style-name="Table29.A1" office:value-type="string">
            <text:p text:style-name="P49">notb</text:p>
          </table:table-cell>
        </table:table-row>
        <table:table-row table:style-name="Table29.1">
          <table:table-cell table:style-name="Table29.A1" office:value-type="string">
            <text:p text:style-name="P49">43</text:p>
          </table:table-cell>
          <table:table-cell table:style-name="Table29.A1" office:value-type="string">
            <text:p text:style-name="P49">and</text:p>
          </table:table-cell>
        </table:table-row>
        <table:table-row table:style-name="Table29.1">
          <table:table-cell table:style-name="Table29.A1" office:value-type="string">
            <text:p text:style-name="P49">44</text:p>
          </table:table-cell>
          <table:table-cell table:style-name="Table29.A1" office:value-type="string">
            <text:p text:style-name="P49">ior</text:p>
          </table:table-cell>
        </table:table-row>
        <table:table-row table:style-name="Table29.1">
          <table:table-cell table:style-name="Table29.A1" office:value-type="string">
            <text:p text:style-name="P49">45</text:p>
          </table:table-cell>
          <table:table-cell table:style-name="Table29.A1" office:value-type="string">
            <text:p text:style-name="P49">dif</text:p>
          </table:table-cell>
        </table:table-row>
        <table:table-row table:style-name="Table29.1">
          <table:table-cell table:style-name="Table29.A1" office:value-type="string">
            <text:p text:style-name="P49">46</text:p>
          </table:table-cell>
          <table:table-cell table:style-name="Table29.A1" office:value-type="string">
            <text:p text:style-name="P49">int</text:p>
          </table:table-cell>
        </table:table-row>
        <table:table-row table:style-name="Table29.1">
          <table:table-cell table:style-name="Table29.A1" office:value-type="string">
            <text:p text:style-name="P49">47</text:p>
          </table:table-cell>
          <table:table-cell table:style-name="Table29.A1" office:value-type="string">
            <text:p text:style-name="P49">uni</text:p>
          </table:table-cell>
        </table:table-row>
        <table:table-row table:style-name="Table29.1">
          <table:table-cell table:style-name="Table29.A1" office:value-type="string">
            <text:p text:style-name="P49">48</text:p>
          </table:table-cell>
          <table:table-cell table:style-name="Table29.A1" office:value-type="string">
            <text:p text:style-name="P49">inn</text:p>
          </table:table-cell>
        </table:table-row>
        <table:table-row table:style-name="Table29.1">
          <table:table-cell table:style-name="Table29.A1" office:value-type="string">
            <text:p text:style-name="P49">49</text:p>
          </table:table-cell>
          <table:table-cell table:style-name="Table29.A1" office:value-type="string">
            <text:p text:style-name="P49">mod</text:p>
          </table:table-cell>
        </table:table-row>
        <table:table-row table:style-name="Table29.1">
          <table:table-cell table:style-name="Table29.A1" office:value-type="string">
            <text:p text:style-name="P49">50</text:p>
          </table:table-cell>
          <table:table-cell table:style-name="Table29.A1" office:value-type="string">
            <text:p text:style-name="P49">odd</text:p>
          </table:table-cell>
        </table:table-row>
        <table:table-row table:style-name="Table29.1">
          <table:table-cell table:style-name="Table29.A1" office:value-type="string">
            <text:p text:style-name="P49">51</text:p>
          </table:table-cell>
          <table:table-cell table:style-name="Table29.A1" office:value-type="string">
            <text:p text:style-name="P49">mpi</text:p>
          </table:table-cell>
        </table:table-row>
        <table:table-row table:style-name="Table29.1">
          <table:table-cell table:style-name="Table29.A1" office:value-type="string">
            <text:p text:style-name="P49">52</text:p>
          </table:table-cell>
          <table:table-cell table:style-name="Table29.A1" office:value-type="string">
            <text:p text:style-name="P49">mpr</text:p>
          </table:table-cell>
        </table:table-row>
        <table:table-row table:style-name="Table29.1">
          <table:table-cell table:style-name="Table29.A1" office:value-type="string">
            <text:p text:style-name="P49">53</text:p>
          </table:table-cell>
          <table:table-cell table:style-name="Table29.A1" office:value-type="string">
            <text:p text:style-name="P49">dvi</text:p>
          </table:table-cell>
        </table:table-row>
        <table:table-row table:style-name="Table29.1">
          <table:table-cell table:style-name="Table29.A1" office:value-type="string">
            <text:p text:style-name="P49">54</text:p>
          </table:table-cell>
          <table:table-cell table:style-name="Table29.A1" office:value-type="string">
            <text:p text:style-name="P49">dvr</text:p>
          </table:table-cell>
        </table:table-row>
        <table:table-row table:style-name="Table29.1">
          <table:table-cell table:style-name="Table29.A1" office:value-type="string">
            <text:p text:style-name="P49">55</text:p>
          </table:table-cell>
          <table:table-cell table:style-name="Table29.A1" office:value-type="string">
            <text:p text:style-name="P49">mov</text:p>
          </table:table-cell>
        </table:table-row>
        <table:table-row table:style-name="Table29.1">
          <table:table-cell table:style-name="Table29.A1" office:value-type="string">
            <text:p text:style-name="P49">56</text:p>
          </table:table-cell>
          <table:table-cell table:style-name="Table29.A1" office:value-type="string">
            <text:p text:style-name="P49">lca</text:p>
          </table:table-cell>
        </table:table-row>
        <table:table-row table:style-name="Table29.1">
          <table:table-cell table:style-name="Table29.A1" office:value-type="string">
            <text:p text:style-name="P49">57</text:p>
          </table:table-cell>
          <table:table-cell table:style-name="Table29.A1" office:value-type="string">
            <text:p text:style-name="P49">deci</text:p>
          </table:table-cell>
        </table:table-row>
        <table:table-row table:style-name="Table29.1">
          <table:table-cell table:style-name="Table29.A1" office:value-type="string">
            <text:p text:style-name="P49">58</text:p>
          </table:table-cell>
          <table:table-cell table:style-name="Table29.A1" office:value-type="string">
            <text:p text:style-name="P49">stp</text:p>
          </table:table-cell>
        </table:table-row>
        <table:table-row table:style-name="Table29.1">
          <table:table-cell table:style-name="Table29.A1" office:value-type="string">
            <text:p text:style-name="P49">59</text:p>
          </table:table-cell>
          <table:table-cell table:style-name="Table29.A1" office:value-type="string">
            <text:p text:style-name="P49">ordi</text:p>
          </table:table-cell>
        </table:table-row>
        <table:table-row table:style-name="Table29.1">
          <table:table-cell table:style-name="Table29.A1" office:value-type="string">
            <text:p text:style-name="P49">60</text:p>
          </table:table-cell>
          <table:table-cell table:style-name="Table29.A1" office:value-type="string">
            <text:p text:style-name="P49">chr</text:p>
          </table:table-cell>
        </table:table-row>
        <table:table-row table:style-name="Table29.1">
          <table:table-cell table:style-name="Table29.A1" office:value-type="string">
            <text:p text:style-name="P49">61</text:p>
          </table:table-cell>
          <table:table-cell table:style-name="Table29.A1" office:value-type="string">
            <text:p text:style-name="P49">ujc</text:p>
          </table:table-cell>
        </table:table-row>
        <table:table-row table:style-name="Table29.1">
          <table:table-cell table:style-name="Table29.A1" office:value-type="string">
            <text:p text:style-name="P49">62</text:p>
          </table:table-cell>
          <table:table-cell table:style-name="Table29.A1" office:value-type="string">
            <text:p text:style-name="P49">rnd</text:p>
          </table:table-cell>
        </table:table-row>
        <table:table-row table:style-name="Table29.1">
          <table:table-cell table:style-name="Table29.A1" office:value-type="string">
            <text:p text:style-name="P49">63</text:p>
          </table:table-cell>
          <table:table-cell table:style-name="Table29.A1" office:value-type="string">
            <text:p text:style-name="P49">pck</text:p>
          </table:table-cell>
        </table:table-row>
        <table:table-row table:style-name="Table29.1">
          <table:table-cell table:style-name="Table29.A1" office:value-type="string">
            <text:p text:style-name="P49">64</text:p>
          </table:table-cell>
          <table:table-cell table:style-name="Table29.A1" office:value-type="string">
            <text:p text:style-name="P49">upk</text:p>
          </table:table-cell>
        </table:table-row>
        <table:table-row table:style-name="Table29.1">
          <table:table-cell table:style-name="Table29.A1" office:value-type="string">
            <text:p text:style-name="P49">65</text:p>
          </table:table-cell>
          <table:table-cell table:style-name="Table29.A1" office:value-type="string">
            <text:p text:style-name="P49">ldoa</text:p>
          </table:table-cell>
        </table:table-row>
        <table:table-row table:style-name="Table29.1">
          <table:table-cell table:style-name="Table29.A1" office:value-type="string">
            <text:p text:style-name="P49">66</text:p>
          </table:table-cell>
          <table:table-cell table:style-name="Table29.A1" office:value-type="string">
            <text:p text:style-name="P49">ldor</text:p>
          </table:table-cell>
        </table:table-row>
        <table:table-row table:style-name="Table29.1">
          <table:table-cell table:style-name="Table29.A1" office:value-type="string">
            <text:p text:style-name="P49">67</text:p>
          </table:table-cell>
          <table:table-cell table:style-name="Table29.A1" office:value-type="string">
            <text:p text:style-name="P49">ldos</text:p>
          </table:table-cell>
        </table:table-row>
        <table:table-row table:style-name="Table29.1">
          <table:table-cell table:style-name="Table29.A1" office:value-type="string">
            <text:p text:style-name="P49">68</text:p>
          </table:table-cell>
          <table:table-cell table:style-name="Table29.A1" office:value-type="string">
            <text:p text:style-name="P49">ldob</text:p>
          </table:table-cell>
        </table:table-row>
        <table:table-row table:style-name="Table29.1">
          <table:table-cell table:style-name="Table29.A1" office:value-type="string">
            <text:p text:style-name="P49">69</text:p>
          </table:table-cell>
          <table:table-cell table:style-name="Table29.A1" office:value-type="string">
            <text:p text:style-name="P49">ldoc</text:p>
          </table:table-cell>
        </table:table-row>
        <table:table-row table:style-name="Table29.1">
          <table:table-cell table:style-name="Table29.A1" office:value-type="string">
            <text:p text:style-name="P49">70</text:p>
          </table:table-cell>
          <table:table-cell table:style-name="Table29.A1" office:value-type="string">
            <text:p text:style-name="P49">stra</text:p>
          </table:table-cell>
        </table:table-row>
        <table:table-row table:style-name="Table29.1">
          <table:table-cell table:style-name="Table29.A1" office:value-type="string">
            <text:p text:style-name="P49">71</text:p>
          </table:table-cell>
          <table:table-cell table:style-name="Table29.A1" office:value-type="string">
            <text:p text:style-name="P49">strr</text:p>
          </table:table-cell>
        </table:table-row>
        <table:table-row table:style-name="Table29.1">
          <table:table-cell table:style-name="Table29.A1" office:value-type="string">
            <text:p text:style-name="P49">72</text:p>
          </table:table-cell>
          <table:table-cell table:style-name="Table29.A1" office:value-type="string">
            <text:p text:style-name="P49">strs</text:p>
          </table:table-cell>
        </table:table-row>
        <table:table-row table:style-name="Table29.1">
          <table:table-cell table:style-name="Table29.A1" office:value-type="string">
            <text:p text:style-name="P49">73</text:p>
          </table:table-cell>
          <table:table-cell table:style-name="Table29.A1" office:value-type="string">
            <text:p text:style-name="P49">strb</text:p>
          </table:table-cell>
        </table:table-row>
        <table:table-row table:style-name="Table29.1">
          <table:table-cell table:style-name="Table29.A1" office:value-type="string">
            <text:p text:style-name="P49">74</text:p>
          </table:table-cell>
          <table:table-cell table:style-name="Table29.A1" office:value-type="string">
            <text:p text:style-name="P49">strc</text:p>
          </table:table-cell>
        </table:table-row>
        <table:table-row table:style-name="Table29.1">
          <table:table-cell table:style-name="Table29.A1" office:value-type="string">
            <text:p text:style-name="P49">75</text:p>
          </table:table-cell>
          <table:table-cell table:style-name="Table29.A1" office:value-type="string">
            <text:p text:style-name="P49">sroa</text:p>
          </table:table-cell>
        </table:table-row>
        <table:table-row table:style-name="Table29.1">
          <table:table-cell table:style-name="Table29.A1" office:value-type="string">
            <text:p text:style-name="P49">76</text:p>
          </table:table-cell>
          <table:table-cell table:style-name="Table29.A1" office:value-type="string">
            <text:p text:style-name="P49">sror</text:p>
          </table:table-cell>
        </table:table-row>
        <table:table-row table:style-name="Table29.1">
          <table:table-cell table:style-name="Table29.A1" office:value-type="string">
            <text:p text:style-name="P49">77</text:p>
          </table:table-cell>
          <table:table-cell table:style-name="Table29.A1" office:value-type="string">
            <text:p text:style-name="P49">sros</text:p>
          </table:table-cell>
        </table:table-row>
        <table:table-row table:style-name="Table29.1">
          <table:table-cell table:style-name="Table29.A1" office:value-type="string">
            <text:p text:style-name="P49">78</text:p>
          </table:table-cell>
          <table:table-cell table:style-name="Table29.A1" office:value-type="string">
            <text:p text:style-name="P49">srob</text:p>
          </table:table-cell>
        </table:table-row>
        <table:table-row table:style-name="Table29.1">
          <table:table-cell table:style-name="Table29.A1" office:value-type="string">
            <text:p text:style-name="P49">79</text:p>
          </table:table-cell>
          <table:table-cell table:style-name="Table29.A1" office:value-type="string">
            <text:p text:style-name="P49">sroc</text:p>
          </table:table-cell>
        </table:table-row>
        <table:table-row table:style-name="Table29.1">
          <table:table-cell table:style-name="Table29.A1" office:value-type="string">
            <text:p text:style-name="P49">80</text:p>
          </table:table-cell>
          <table:table-cell table:style-name="Table29.A1" office:value-type="string">
            <text:p text:style-name="P49">stoa</text:p>
          </table:table-cell>
        </table:table-row>
        <text:soft-page-break/>
        <table:table-row table:style-name="Table29.1">
          <table:table-cell table:style-name="Table29.A1" office:value-type="string">
            <text:p text:style-name="P49">81</text:p>
          </table:table-cell>
          <table:table-cell table:style-name="Table29.A1" office:value-type="string">
            <text:p text:style-name="P49">stor</text:p>
          </table:table-cell>
        </table:table-row>
        <table:table-row table:style-name="Table29.1">
          <table:table-cell table:style-name="Table29.A1" office:value-type="string">
            <text:p text:style-name="P49">82</text:p>
          </table:table-cell>
          <table:table-cell table:style-name="Table29.A1" office:value-type="string">
            <text:p text:style-name="P49">stos</text:p>
          </table:table-cell>
        </table:table-row>
        <table:table-row table:style-name="Table29.1">
          <table:table-cell table:style-name="Table29.A1" office:value-type="string">
            <text:p text:style-name="P49">83</text:p>
          </table:table-cell>
          <table:table-cell table:style-name="Table29.A1" office:value-type="string">
            <text:p text:style-name="P49">stob</text:p>
          </table:table-cell>
        </table:table-row>
        <table:table-row table:style-name="Table29.1">
          <table:table-cell table:style-name="Table29.A1" office:value-type="string">
            <text:p text:style-name="P49">84</text:p>
          </table:table-cell>
          <table:table-cell table:style-name="Table29.A1" office:value-type="string">
            <text:p text:style-name="P49">stoc</text:p>
          </table:table-cell>
        </table:table-row>
        <table:table-row table:style-name="Table29.1">
          <table:table-cell table:style-name="Table29.A1" office:value-type="string">
            <text:p text:style-name="P49">85</text:p>
          </table:table-cell>
          <table:table-cell table:style-name="Table29.A1" office:value-type="string">
            <text:p text:style-name="P49">inda</text:p>
          </table:table-cell>
        </table:table-row>
        <table:table-row table:style-name="Table29.1">
          <table:table-cell table:style-name="Table29.A1" office:value-type="string">
            <text:p text:style-name="P49">86</text:p>
          </table:table-cell>
          <table:table-cell table:style-name="Table29.A1" office:value-type="string">
            <text:p text:style-name="P49">indr</text:p>
          </table:table-cell>
        </table:table-row>
        <table:table-row table:style-name="Table29.1">
          <table:table-cell table:style-name="Table29.A1" office:value-type="string">
            <text:p text:style-name="P49">87</text:p>
          </table:table-cell>
          <table:table-cell table:style-name="Table29.A1" office:value-type="string">
            <text:p text:style-name="P49">inds</text:p>
          </table:table-cell>
        </table:table-row>
        <table:table-row table:style-name="Table29.1">
          <table:table-cell table:style-name="Table29.A1" office:value-type="string">
            <text:p text:style-name="P49">88</text:p>
          </table:table-cell>
          <table:table-cell table:style-name="Table29.A1" office:value-type="string">
            <text:p text:style-name="P49">indb</text:p>
          </table:table-cell>
        </table:table-row>
        <table:table-row table:style-name="Table29.1">
          <table:table-cell table:style-name="Table29.A1" office:value-type="string">
            <text:p text:style-name="P49">89</text:p>
          </table:table-cell>
          <table:table-cell table:style-name="Table29.A1" office:value-type="string">
            <text:p text:style-name="P49">indc</text:p>
          </table:table-cell>
        </table:table-row>
        <table:table-row table:style-name="Table29.1">
          <table:table-cell table:style-name="Table29.A1" office:value-type="string">
            <text:p text:style-name="P49">90</text:p>
          </table:table-cell>
          <table:table-cell table:style-name="Table29.A1" office:value-type="string">
            <text:p text:style-name="P49">inca</text:p>
          </table:table-cell>
        </table:table-row>
        <table:table-row table:style-name="Table29.1">
          <table:table-cell table:style-name="Table29.A1" office:value-type="string">
            <text:p text:style-name="P49">91</text:p>
          </table:table-cell>
          <table:table-cell table:style-name="Table29.A1" office:value-type="string">
            <text:p text:style-name="P49">suv</text:p>
          </table:table-cell>
        </table:table-row>
        <table:table-row table:style-name="Table29.1">
          <table:table-cell table:style-name="Table29.A1" office:value-type="string">
            <text:p text:style-name="P49">92</text:p>
          </table:table-cell>
          <table:table-cell table:style-name="Table29.A1" office:value-type="string">
            <text:p text:style-name="P49">vbs</text:p>
          </table:table-cell>
        </table:table-row>
        <table:table-row table:style-name="Table29.1">
          <table:table-cell table:style-name="Table29.A1" office:value-type="string">
            <text:p text:style-name="P49">93</text:p>
          </table:table-cell>
          <table:table-cell table:style-name="Table29.A1" office:value-type="string">
            <text:p text:style-name="P49">incb</text:p>
          </table:table-cell>
        </table:table-row>
        <table:table-row table:style-name="Table29.1">
          <table:table-cell table:style-name="Table29.A1" office:value-type="string">
            <text:p text:style-name="P49">94</text:p>
          </table:table-cell>
          <table:table-cell table:style-name="Table29.A1" office:value-type="string">
            <text:p text:style-name="P49">incc</text:p>
          </table:table-cell>
        </table:table-row>
        <table:table-row table:style-name="Table29.1">
          <table:table-cell table:style-name="Table29.A1" office:value-type="string">
            <text:p text:style-name="P49">95</text:p>
          </table:table-cell>
          <table:table-cell table:style-name="Table29.A1" office:value-type="string">
            <text:p text:style-name="P49">chka</text:p>
          </table:table-cell>
        </table:table-row>
        <table:table-row table:style-name="Table29.1">
          <table:table-cell table:style-name="Table29.A1" office:value-type="string">
            <text:p text:style-name="P49">96</text:p>
          </table:table-cell>
          <table:table-cell table:style-name="Table29.A1" office:value-type="string">
            <text:p text:style-name="P49">vbe</text:p>
          </table:table-cell>
        </table:table-row>
        <table:table-row table:style-name="Table29.1">
          <table:table-cell table:style-name="Table29.A1" office:value-type="string">
            <text:p text:style-name="P49">97</text:p>
          </table:table-cell>
          <table:table-cell table:style-name="Table29.A1" office:value-type="string">
            <text:p text:style-name="P49">chks</text:p>
          </table:table-cell>
        </table:table-row>
        <table:table-row table:style-name="Table29.1">
          <table:table-cell table:style-name="Table29.A1" office:value-type="string">
            <text:p text:style-name="P49">98</text:p>
          </table:table-cell>
          <table:table-cell table:style-name="Table29.A1" office:value-type="string">
            <text:p text:style-name="P49">chkb</text:p>
          </table:table-cell>
        </table:table-row>
        <table:table-row table:style-name="Table29.1">
          <table:table-cell table:style-name="Table29.A1" office:value-type="string">
            <text:p text:style-name="P49">99</text:p>
          </table:table-cell>
          <table:table-cell table:style-name="Table29.A1" office:value-type="string">
            <text:p text:style-name="P49">chkc</text:p>
          </table:table-cell>
        </table:table-row>
        <table:table-row table:style-name="Table29.1">
          <table:table-cell table:style-name="Table29.A1" office:value-type="string">
            <text:p text:style-name="P49">100</text:p>
          </table:table-cell>
          <table:table-cell table:style-name="Table29.A1" office:value-type="string">
            <text:p text:style-name="P49">cvbi</text:p>
          </table:table-cell>
        </table:table-row>
        <table:table-row table:style-name="Table29.1">
          <table:table-cell table:style-name="Table29.A1" office:value-type="string">
            <text:p text:style-name="P49">101</text:p>
          </table:table-cell>
          <table:table-cell table:style-name="Table29.A1" office:value-type="string">
            <text:p text:style-name="P49">ivtx</text:p>
          </table:table-cell>
        </table:table-row>
        <table:table-row table:style-name="Table29.1">
          <table:table-cell table:style-name="Table29.A1" office:value-type="string">
            <text:p text:style-name="P49">102</text:p>
          </table:table-cell>
          <table:table-cell table:style-name="Table29.A1" office:value-type="string">
            <text:p text:style-name="P49">ivtb</text:p>
          </table:table-cell>
        </table:table-row>
        <table:table-row table:style-name="Table29.1">
          <table:table-cell table:style-name="Table29.A1" office:value-type="string">
            <text:p text:style-name="P49">103</text:p>
          </table:table-cell>
          <table:table-cell table:style-name="Table29.A1" office:value-type="string">
            <text:p text:style-name="P49">decb</text:p>
          </table:table-cell>
        </table:table-row>
        <table:table-row table:style-name="Table29.1">
          <table:table-cell table:style-name="Table29.A1" office:value-type="string">
            <text:p text:style-name="P49">104</text:p>
          </table:table-cell>
          <table:table-cell table:style-name="Table29.A1" office:value-type="string">
            <text:p text:style-name="P49">decc</text:p>
          </table:table-cell>
        </table:table-row>
        <table:table-row table:style-name="Table29.1">
          <table:table-cell table:style-name="Table29.A1" office:value-type="string">
            <text:p text:style-name="P49">105</text:p>
          </table:table-cell>
          <table:table-cell table:style-name="Table29.A1" office:value-type="string">
            <text:p text:style-name="P49">loda</text:p>
          </table:table-cell>
        </table:table-row>
        <table:table-row table:style-name="Table29.1">
          <table:table-cell table:style-name="Table29.A1" office:value-type="string">
            <text:p text:style-name="P49">106</text:p>
          </table:table-cell>
          <table:table-cell table:style-name="Table29.A1" office:value-type="string">
            <text:p text:style-name="P49">lodr</text:p>
          </table:table-cell>
        </table:table-row>
        <table:table-row table:style-name="Table29.1">
          <table:table-cell table:style-name="Table29.A1" office:value-type="string">
            <text:p text:style-name="P49">107</text:p>
          </table:table-cell>
          <table:table-cell table:style-name="Table29.A1" office:value-type="string">
            <text:p text:style-name="P49">lods</text:p>
          </table:table-cell>
        </table:table-row>
        <table:table-row table:style-name="Table29.1">
          <table:table-cell table:style-name="Table29.A1" office:value-type="string">
            <text:p text:style-name="P49">108</text:p>
          </table:table-cell>
          <table:table-cell table:style-name="Table29.A1" office:value-type="string">
            <text:p text:style-name="P49">lodb</text:p>
          </table:table-cell>
        </table:table-row>
        <table:table-row table:style-name="Table29.1">
          <table:table-cell table:style-name="Table29.A1" office:value-type="string">
            <text:p text:style-name="P49">109</text:p>
          </table:table-cell>
          <table:table-cell table:style-name="Table29.A1" office:value-type="string">
            <text:p text:style-name="P49">lodc</text:p>
          </table:table-cell>
        </table:table-row>
        <table:table-row table:style-name="Table29.1">
          <table:table-cell table:style-name="Table29.A1" office:value-type="string">
            <text:p text:style-name="P49">110</text:p>
          </table:table-cell>
          <table:table-cell table:style-name="Table29.A1" office:value-type="string">
            <text:p text:style-name="P49">rgs</text:p>
          </table:table-cell>
        </table:table-row>
        <table:table-row table:style-name="Table29.1">
          <table:table-cell table:style-name="Table29.A1" office:value-type="string">
            <text:p text:style-name="P49">111</text:p>
          </table:table-cell>
          <table:table-cell table:style-name="Table29.A1" office:value-type="string">
            <text:p text:style-name="P49">ivtc</text:p>
          </table:table-cell>
        </table:table-row>
        <table:table-row table:style-name="Table29.1">
          <table:table-cell table:style-name="Table29.A1" office:value-type="string">
            <text:p text:style-name="P49">112</text:p>
          </table:table-cell>
          <table:table-cell table:style-name="Table29.A1" office:value-type="string">
            <text:p text:style-name="P49">ipj</text:p>
          </table:table-cell>
        </table:table-row>
        <table:table-row table:style-name="Table29.1">
          <table:table-cell table:style-name="Table29.A1" office:value-type="string">
            <text:p text:style-name="P49">113</text:p>
          </table:table-cell>
          <table:table-cell table:style-name="Table29.A1" office:value-type="string">
            <text:p text:style-name="P49">cip</text:p>
          </table:table-cell>
        </table:table-row>
        <table:table-row table:style-name="Table29.1">
          <table:table-cell table:style-name="Table29.A1" office:value-type="string">
            <text:p text:style-name="P49">114</text:p>
          </table:table-cell>
          <table:table-cell table:style-name="Table29.A1" office:value-type="string">
            <text:p text:style-name="P49">lpa</text:p>
          </table:table-cell>
        </table:table-row>
        <table:table-row table:style-name="Table29.1">
          <table:table-cell table:style-name="Table29.A1" office:value-type="string">
            <text:p text:style-name="P49">115</text:p>
          </table:table-cell>
          <table:table-cell table:style-name="Table29.A1" office:value-type="string">
            <text:p text:style-name="P49">cvbx</text:p>
          </table:table-cell>
        </table:table-row>
        <table:table-row table:style-name="Table29.1">
          <table:table-cell table:style-name="Table29.A1" office:value-type="string">
            <text:p text:style-name="P49">116</text:p>
          </table:table-cell>
          <table:table-cell table:style-name="Table29.A1" office:value-type="string">
            <text:p text:style-name="P49">cvbb</text:p>
          </table:table-cell>
        </table:table-row>
        <table:table-row table:style-name="Table29.1">
          <table:table-cell table:style-name="Table29.A1" office:value-type="string">
            <text:p text:style-name="P49">117</text:p>
          </table:table-cell>
          <table:table-cell table:style-name="Table29.A1" office:value-type="string">
            <text:p text:style-name="P49">dmp</text:p>
          </table:table-cell>
        </table:table-row>
        <table:table-row table:style-name="Table29.1">
          <table:table-cell table:style-name="Table29.A1" office:value-type="string">
            <text:p text:style-name="P49">118</text:p>
          </table:table-cell>
          <table:table-cell table:style-name="Table29.A1" office:value-type="string">
            <text:p text:style-name="P49">swp</text:p>
          </table:table-cell>
        </table:table-row>
        <table:table-row table:style-name="Table29.1">
          <table:table-cell table:style-name="Table29.A1" office:value-type="string">
            <text:p text:style-name="P49">119</text:p>
          </table:table-cell>
          <table:table-cell table:style-name="Table29.A1" office:value-type="string">
            <text:p text:style-name="P49">tjp</text:p>
          </table:table-cell>
        </table:table-row>
        <table:table-row table:style-name="Table29.1">
          <table:table-cell table:style-name="Table29.A1" office:value-type="string">
            <text:p text:style-name="P49">120</text:p>
          </table:table-cell>
          <table:table-cell table:style-name="Table29.A1" office:value-type="string">
            <text:p text:style-name="P49">lip</text:p>
          </table:table-cell>
        </table:table-row>
        <table:table-row table:style-name="Table29.1">
          <table:table-cell table:style-name="Table29.A1" office:value-type="string">
            <text:p text:style-name="P49">121</text:p>
          </table:table-cell>
          <table:table-cell table:style-name="Table29.A1" office:value-type="string">
            <text:p text:style-name="P49">cvbc</text:p>
          </table:table-cell>
        </table:table-row>
        <text:soft-page-break/>
        <table:table-row table:style-name="Table29.1">
          <table:table-cell table:style-name="Table29.A1" office:value-type="string">
            <text:p text:style-name="P49">122</text:p>
          </table:table-cell>
          <table:table-cell table:style-name="Table29.A1" office:value-type="string">
            <text:p text:style-name="P49">vis</text:p>
          </table:table-cell>
        </table:table-row>
        <table:table-row table:style-name="Table29.1">
          <table:table-cell table:style-name="Table29.A1" office:value-type="string">
            <text:p text:style-name="P49">123</text:p>
          </table:table-cell>
          <table:table-cell table:style-name="Table29.A1" office:value-type="string">
            <text:p text:style-name="P49">ldci</text:p>
          </table:table-cell>
        </table:table-row>
        <table:table-row table:style-name="Table29.1">
          <table:table-cell table:style-name="Table29.A1" office:value-type="string">
            <text:p text:style-name="P49">124</text:p>
          </table:table-cell>
          <table:table-cell table:style-name="Table29.A1" office:value-type="string">
            <text:p text:style-name="P49">ldcr</text:p>
          </table:table-cell>
        </table:table-row>
        <table:table-row table:style-name="Table29.1">
          <table:table-cell table:style-name="Table29.A1" office:value-type="string">
            <text:p text:style-name="P49">125</text:p>
          </table:table-cell>
          <table:table-cell table:style-name="Table29.A1" office:value-type="string">
            <text:p text:style-name="P49">ldcn</text:p>
          </table:table-cell>
        </table:table-row>
        <table:table-row table:style-name="Table29.1">
          <table:table-cell table:style-name="Table29.A1" office:value-type="string">
            <text:p text:style-name="P49">126</text:p>
          </table:table-cell>
          <table:table-cell table:style-name="Table29.A1" office:value-type="string">
            <text:p text:style-name="P49">ldcb</text:p>
          </table:table-cell>
        </table:table-row>
        <table:table-row table:style-name="Table29.1">
          <table:table-cell table:style-name="Table29.A1" office:value-type="string">
            <text:p text:style-name="P49">127</text:p>
          </table:table-cell>
          <table:table-cell table:style-name="Table29.A1" office:value-type="string">
            <text:p text:style-name="P49">ldcc</text:p>
          </table:table-cell>
        </table:table-row>
        <table:table-row table:style-name="Table29.1">
          <table:table-cell table:style-name="Table29.A1" office:value-type="string">
            <text:p text:style-name="P49">128</text:p>
          </table:table-cell>
          <table:table-cell table:style-name="Table29.A1" office:value-type="string">
            <text:p text:style-name="P49">reti</text:p>
          </table:table-cell>
        </table:table-row>
        <table:table-row table:style-name="Table29.1">
          <table:table-cell table:style-name="Table29.A1" office:value-type="string">
            <text:p text:style-name="P49">129</text:p>
          </table:table-cell>
          <table:table-cell table:style-name="Table29.A1" office:value-type="string">
            <text:p text:style-name="P49">retr</text:p>
          </table:table-cell>
        </table:table-row>
        <table:table-row table:style-name="Table29.1">
          <table:table-cell table:style-name="Table29.A1" office:value-type="string">
            <text:p text:style-name="P49">130</text:p>
          </table:table-cell>
          <table:table-cell table:style-name="Table29.A1" office:value-type="string">
            <text:p text:style-name="P49">retc</text:p>
          </table:table-cell>
        </table:table-row>
        <table:table-row table:style-name="Table29.1">
          <table:table-cell table:style-name="Table29.A1" office:value-type="string">
            <text:p text:style-name="P49">131</text:p>
          </table:table-cell>
          <table:table-cell table:style-name="Table29.A1" office:value-type="string">
            <text:p text:style-name="P49">retb</text:p>
          </table:table-cell>
        </table:table-row>
        <table:table-row table:style-name="Table29.1">
          <table:table-cell table:style-name="Table29.A1" office:value-type="string">
            <text:p text:style-name="P49">132</text:p>
          </table:table-cell>
          <table:table-cell table:style-name="Table29.A1" office:value-type="string">
            <text:p text:style-name="P49">reta</text:p>
          </table:table-cell>
        </table:table-row>
        <table:table-row table:style-name="Table29.1">
          <table:table-cell table:style-name="Table29.A1" office:value-type="string">
            <text:p text:style-name="P49">133</text:p>
          </table:table-cell>
          <table:table-cell table:style-name="Table29.A1" office:value-type="string">
            <text:p text:style-name="P49">vip</text:p>
          </table:table-cell>
        </table:table-row>
        <table:table-row table:style-name="Table29.1">
          <table:table-cell table:style-name="Table29.A1" office:value-type="string">
            <text:p text:style-name="P49">134</text:p>
          </table:table-cell>
          <table:table-cell table:style-name="Table29.A1" office:value-type="string">
            <text:p text:style-name="P49">ordb</text:p>
          </table:table-cell>
        </table:table-row>
        <table:table-row table:style-name="Table29.1">
          <table:table-cell table:style-name="Table29.A1" office:value-type="string">
            <text:p text:style-name="P49">135</text:p>
          </table:table-cell>
          <table:table-cell table:style-name="Table29.A1" office:value-type="string">
            <text:p text:style-name="P49">lcp</text:p>
          </table:table-cell>
        </table:table-row>
        <table:table-row table:style-name="Table29.1">
          <table:table-cell table:style-name="Table29.A1" office:value-type="string">
            <text:p text:style-name="P49">136</text:p>
          </table:table-cell>
          <table:table-cell table:style-name="Table29.A1" office:value-type="string">
            <text:p text:style-name="P49">ordc</text:p>
          </table:table-cell>
        </table:table-row>
        <table:table-row table:style-name="Table29.1">
          <table:table-cell table:style-name="Table29.A1" office:value-type="string">
            <text:p text:style-name="P49">137</text:p>
          </table:table-cell>
          <table:table-cell table:style-name="Table29.A1" office:value-type="string">
            <text:p text:style-name="P49">equi</text:p>
          </table:table-cell>
        </table:table-row>
        <table:table-row table:style-name="Table29.1">
          <table:table-cell table:style-name="Table29.A1" office:value-type="string">
            <text:p text:style-name="P49">138</text:p>
          </table:table-cell>
          <table:table-cell table:style-name="Table29.A1" office:value-type="string">
            <text:p text:style-name="P49">equr</text:p>
          </table:table-cell>
        </table:table-row>
        <table:table-row table:style-name="Table29.1">
          <table:table-cell table:style-name="Table29.A1" office:value-type="string">
            <text:p text:style-name="P49">139</text:p>
          </table:table-cell>
          <table:table-cell table:style-name="Table29.A1" office:value-type="string">
            <text:p text:style-name="P49">equb</text:p>
          </table:table-cell>
        </table:table-row>
        <table:table-row table:style-name="Table29.1">
          <table:table-cell table:style-name="Table29.A1" office:value-type="string">
            <text:p text:style-name="P49">140</text:p>
          </table:table-cell>
          <table:table-cell table:style-name="Table29.A1" office:value-type="string">
            <text:p text:style-name="P49">equs</text:p>
          </table:table-cell>
        </table:table-row>
        <table:table-row table:style-name="Table29.1">
          <table:table-cell table:style-name="Table29.A1" office:value-type="string">
            <text:p text:style-name="P49">141</text:p>
          </table:table-cell>
          <table:table-cell table:style-name="Table29.A1" office:value-type="string">
            <text:p text:style-name="P49">equc</text:p>
          </table:table-cell>
        </table:table-row>
        <table:table-row table:style-name="Table29.1">
          <table:table-cell table:style-name="Table29.A1" office:value-type="string">
            <text:p text:style-name="P49">142</text:p>
          </table:table-cell>
          <table:table-cell table:style-name="Table29.A1" office:value-type="string">
            <text:p text:style-name="P49">equm</text:p>
          </table:table-cell>
        </table:table-row>
        <table:table-row table:style-name="Table29.1">
          <table:table-cell table:style-name="Table29.A1" office:value-type="string">
            <text:p text:style-name="P49">143</text:p>
          </table:table-cell>
          <table:table-cell table:style-name="Table29.A1" office:value-type="string">
            <text:p text:style-name="P49">neqi</text:p>
          </table:table-cell>
        </table:table-row>
        <table:table-row table:style-name="Table29.1">
          <table:table-cell table:style-name="Table29.A1" office:value-type="string">
            <text:p text:style-name="P49">144</text:p>
          </table:table-cell>
          <table:table-cell table:style-name="Table29.A1" office:value-type="string">
            <text:p text:style-name="P49">neqr</text:p>
          </table:table-cell>
        </table:table-row>
        <table:table-row table:style-name="Table29.1">
          <table:table-cell table:style-name="Table29.A1" office:value-type="string">
            <text:p text:style-name="P49">145</text:p>
          </table:table-cell>
          <table:table-cell table:style-name="Table29.A1" office:value-type="string">
            <text:p text:style-name="P49">neqb</text:p>
          </table:table-cell>
        </table:table-row>
        <table:table-row table:style-name="Table29.1">
          <table:table-cell table:style-name="Table29.A1" office:value-type="string">
            <text:p text:style-name="P49">146</text:p>
          </table:table-cell>
          <table:table-cell table:style-name="Table29.A1" office:value-type="string">
            <text:p text:style-name="P49">neqs</text:p>
          </table:table-cell>
        </table:table-row>
        <table:table-row table:style-name="Table29.1">
          <table:table-cell table:style-name="Table29.A1" office:value-type="string">
            <text:p text:style-name="P49">147</text:p>
          </table:table-cell>
          <table:table-cell table:style-name="Table29.A1" office:value-type="string">
            <text:p text:style-name="P49">neqc</text:p>
          </table:table-cell>
        </table:table-row>
        <table:table-row table:style-name="Table29.1">
          <table:table-cell table:style-name="Table29.A1" office:value-type="string">
            <text:p text:style-name="P49">148</text:p>
          </table:table-cell>
          <table:table-cell table:style-name="Table29.A1" office:value-type="string">
            <text:p text:style-name="P49">neqm</text:p>
          </table:table-cell>
        </table:table-row>
        <table:table-row table:style-name="Table29.1">
          <table:table-cell table:style-name="Table29.A1" office:value-type="string">
            <text:p text:style-name="P49">149</text:p>
          </table:table-cell>
          <table:table-cell table:style-name="Table29.A1" office:value-type="string">
            <text:p text:style-name="P49">geqi</text:p>
          </table:table-cell>
        </table:table-row>
        <table:table-row table:style-name="Table29.1">
          <table:table-cell table:style-name="Table29.A1" office:value-type="string">
            <text:p text:style-name="P49">150</text:p>
          </table:table-cell>
          <table:table-cell table:style-name="Table29.A1" office:value-type="string">
            <text:p text:style-name="P49">geqr</text:p>
          </table:table-cell>
        </table:table-row>
        <table:table-row table:style-name="Table29.1">
          <table:table-cell table:style-name="Table29.A1" office:value-type="string">
            <text:p text:style-name="P49">151</text:p>
          </table:table-cell>
          <table:table-cell table:style-name="Table29.A1" office:value-type="string">
            <text:p text:style-name="P49">geqb</text:p>
          </table:table-cell>
        </table:table-row>
        <table:table-row table:style-name="Table29.1">
          <table:table-cell table:style-name="Table29.A1" office:value-type="string">
            <text:p text:style-name="P49">152</text:p>
          </table:table-cell>
          <table:table-cell table:style-name="Table29.A1" office:value-type="string">
            <text:p text:style-name="P49">geqs</text:p>
          </table:table-cell>
        </table:table-row>
        <table:table-row table:style-name="Table29.1">
          <table:table-cell table:style-name="Table29.A1" office:value-type="string">
            <text:p text:style-name="P49">153</text:p>
          </table:table-cell>
          <table:table-cell table:style-name="Table29.A1" office:value-type="string">
            <text:p text:style-name="P49">geqc</text:p>
          </table:table-cell>
        </table:table-row>
        <table:table-row table:style-name="Table29.1">
          <table:table-cell table:style-name="Table29.A1" office:value-type="string">
            <text:p text:style-name="P49">154</text:p>
          </table:table-cell>
          <table:table-cell table:style-name="Table29.A1" office:value-type="string">
            <text:p text:style-name="P49">geqm</text:p>
          </table:table-cell>
        </table:table-row>
        <table:table-row table:style-name="Table29.1">
          <table:table-cell table:style-name="Table29.A1" office:value-type="string">
            <text:p text:style-name="P49">155</text:p>
          </table:table-cell>
          <table:table-cell table:style-name="Table29.A1" office:value-type="string">
            <text:p text:style-name="P49">grti</text:p>
          </table:table-cell>
        </table:table-row>
        <table:table-row table:style-name="Table29.1">
          <table:table-cell table:style-name="Table29.A1" office:value-type="string">
            <text:p text:style-name="P49">156</text:p>
          </table:table-cell>
          <table:table-cell table:style-name="Table29.A1" office:value-type="string">
            <text:p text:style-name="P49">grtr</text:p>
          </table:table-cell>
        </table:table-row>
        <table:table-row table:style-name="Table29.1">
          <table:table-cell table:style-name="Table29.A1" office:value-type="string">
            <text:p text:style-name="P49">157</text:p>
          </table:table-cell>
          <table:table-cell table:style-name="Table29.A1" office:value-type="string">
            <text:p text:style-name="P49">grtb</text:p>
          </table:table-cell>
        </table:table-row>
        <table:table-row table:style-name="Table29.1">
          <table:table-cell table:style-name="Table29.A1" office:value-type="string">
            <text:p text:style-name="P49">158</text:p>
          </table:table-cell>
          <table:table-cell table:style-name="Table29.A1" office:value-type="string">
            <text:p text:style-name="P49">grts</text:p>
          </table:table-cell>
        </table:table-row>
        <table:table-row table:style-name="Table29.1">
          <table:table-cell table:style-name="Table29.A1" office:value-type="string">
            <text:p text:style-name="P49">159</text:p>
          </table:table-cell>
          <table:table-cell table:style-name="Table29.A1" office:value-type="string">
            <text:p text:style-name="P49">grtc</text:p>
          </table:table-cell>
        </table:table-row>
        <table:table-row table:style-name="Table29.1">
          <table:table-cell table:style-name="Table29.A1" office:value-type="string">
            <text:p text:style-name="P49">160</text:p>
          </table:table-cell>
          <table:table-cell table:style-name="Table29.A1" office:value-type="string">
            <text:p text:style-name="P49">grtm</text:p>
          </table:table-cell>
        </table:table-row>
        <table:table-row table:style-name="Table29.1">
          <table:table-cell table:style-name="Table29.A1" office:value-type="string">
            <text:p text:style-name="P49">161</text:p>
          </table:table-cell>
          <table:table-cell table:style-name="Table29.A1" office:value-type="string">
            <text:p text:style-name="P49">leqi</text:p>
          </table:table-cell>
        </table:table-row>
        <table:table-row table:style-name="Table29.1">
          <table:table-cell table:style-name="Table29.A1" office:value-type="string">
            <text:p text:style-name="P49">162</text:p>
          </table:table-cell>
          <table:table-cell table:style-name="Table29.A1" office:value-type="string">
            <text:p text:style-name="P49">leqr</text:p>
          </table:table-cell>
        </table:table-row>
        <text:soft-page-break/>
        <table:table-row table:style-name="Table29.1">
          <table:table-cell table:style-name="Table29.A1" office:value-type="string">
            <text:p text:style-name="P49">163</text:p>
          </table:table-cell>
          <table:table-cell table:style-name="Table29.A1" office:value-type="string">
            <text:p text:style-name="P49">leqb</text:p>
          </table:table-cell>
        </table:table-row>
        <table:table-row table:style-name="Table29.1">
          <table:table-cell table:style-name="Table29.A1" office:value-type="string">
            <text:p text:style-name="P49">164</text:p>
          </table:table-cell>
          <table:table-cell table:style-name="Table29.A1" office:value-type="string">
            <text:p text:style-name="P49">leqs</text:p>
          </table:table-cell>
        </table:table-row>
        <table:table-row table:style-name="Table29.1">
          <table:table-cell table:style-name="Table29.A1" office:value-type="string">
            <text:p text:style-name="P49">165</text:p>
          </table:table-cell>
          <table:table-cell table:style-name="Table29.A1" office:value-type="string">
            <text:p text:style-name="P49">leqc</text:p>
          </table:table-cell>
        </table:table-row>
        <table:table-row table:style-name="Table29.1">
          <table:table-cell table:style-name="Table29.A1" office:value-type="string">
            <text:p text:style-name="P49">166</text:p>
          </table:table-cell>
          <table:table-cell table:style-name="Table29.A1" office:value-type="string">
            <text:p text:style-name="P49">leqm</text:p>
          </table:table-cell>
        </table:table-row>
        <table:table-row table:style-name="Table29.1">
          <table:table-cell table:style-name="Table29.A1" office:value-type="string">
            <text:p text:style-name="P49">167</text:p>
          </table:table-cell>
          <table:table-cell table:style-name="Table29.A1" office:value-type="string">
            <text:p text:style-name="P49">lesi</text:p>
          </table:table-cell>
        </table:table-row>
        <table:table-row table:style-name="Table29.1">
          <table:table-cell table:style-name="Table29.A1" office:value-type="string">
            <text:p text:style-name="P49">168</text:p>
          </table:table-cell>
          <table:table-cell table:style-name="Table29.A1" office:value-type="string">
            <text:p text:style-name="P49">lesr</text:p>
          </table:table-cell>
        </table:table-row>
        <table:table-row table:style-name="Table29.1">
          <table:table-cell table:style-name="Table29.A1" office:value-type="string">
            <text:p text:style-name="P49">169</text:p>
          </table:table-cell>
          <table:table-cell table:style-name="Table29.A1" office:value-type="string">
            <text:p text:style-name="P49">lesb</text:p>
          </table:table-cell>
        </table:table-row>
        <table:table-row table:style-name="Table29.1">
          <table:table-cell table:style-name="Table29.A1" office:value-type="string">
            <text:p text:style-name="P49">170</text:p>
          </table:table-cell>
          <table:table-cell table:style-name="Table29.A1" office:value-type="string">
            <text:p text:style-name="P49">less</text:p>
          </table:table-cell>
        </table:table-row>
        <table:table-row table:style-name="Table29.1">
          <table:table-cell table:style-name="Table29.A1" office:value-type="string">
            <text:p text:style-name="P49">171</text:p>
          </table:table-cell>
          <table:table-cell table:style-name="Table29.A1" office:value-type="string">
            <text:p text:style-name="P49">lesc</text:p>
          </table:table-cell>
        </table:table-row>
        <table:table-row table:style-name="Table29.1">
          <table:table-cell table:style-name="Table29.A1" office:value-type="string">
            <text:p text:style-name="P49">172</text:p>
          </table:table-cell>
          <table:table-cell table:style-name="Table29.A1" office:value-type="string">
            <text:p text:style-name="P49">lesm</text:p>
          </table:table-cell>
        </table:table-row>
        <table:table-row table:style-name="Table29.1">
          <table:table-cell table:style-name="Table29.A1" office:value-type="string">
            <text:p text:style-name="P49">173</text:p>
          </table:table-cell>
          <table:table-cell table:style-name="Table29.A1" office:value-type="string">
            <text:p text:style-name="P49">ente</text:p>
          </table:table-cell>
        </table:table-row>
        <table:table-row table:style-name="Table29.1">
          <table:table-cell table:style-name="Table29.A1" office:value-type="string">
            <text:p text:style-name="P49">174</text:p>
          </table:table-cell>
          <table:table-cell table:style-name="Table29.A1" office:value-type="string">
            <text:p text:style-name="P49">mrkl</text:p>
          </table:table-cell>
        </table:table-row>
        <table:table-row table:style-name="Table29.1">
          <table:table-cell table:style-name="Table29.A1" office:value-type="string">
            <text:p text:style-name="P49">175</text:p>
          </table:table-cell>
          <table:table-cell table:style-name="Table29.A1" office:value-type="string">
            <text:p text:style-name="P49">ckvi</text:p>
          </table:table-cell>
        </table:table-row>
        <table:table-row table:style-name="Table29.1">
          <table:table-cell table:style-name="Table29.A1" office:value-type="string">
            <text:p text:style-name="P49">176</text:p>
          </table:table-cell>
          <table:table-cell table:style-name="Table29.A1" office:value-type="string">
            <text:p text:style-name="P49">cps</text:p>
          </table:table-cell>
        </table:table-row>
        <table:table-row table:style-name="Table29.1">
          <table:table-cell table:style-name="Table29.A1" office:value-type="string">
            <text:p text:style-name="P49">177</text:p>
          </table:table-cell>
          <table:table-cell table:style-name="Table29.A1" office:value-type="string">
            <text:p text:style-name="P49">cpc</text:p>
          </table:table-cell>
        </table:table-row>
        <table:table-row table:style-name="Table29.1">
          <table:table-cell table:style-name="Table29.A1" office:value-type="string">
            <text:p text:style-name="P49">178</text:p>
          </table:table-cell>
          <table:table-cell table:style-name="Table29.A1" office:value-type="string">
            <text:p text:style-name="P49">aps</text:p>
          </table:table-cell>
        </table:table-row>
        <table:table-row table:style-name="Table29.1">
          <table:table-cell table:style-name="Table29.A1" office:value-type="string">
            <text:p text:style-name="P49">179</text:p>
          </table:table-cell>
          <table:table-cell table:style-name="Table29.A1" office:value-type="string">
            <text:p text:style-name="P49">ckvb</text:p>
          </table:table-cell>
        </table:table-row>
        <table:table-row table:style-name="Table29.1">
          <table:table-cell table:style-name="Table29.A1" office:value-type="string">
            <text:p text:style-name="P49">180</text:p>
          </table:table-cell>
          <table:table-cell table:style-name="Table29.A1" office:value-type="string">
            <text:p text:style-name="P49">ckvc</text:p>
          </table:table-cell>
        </table:table-row>
        <table:table-row table:style-name="Table29.1">
          <table:table-cell table:style-name="Table29.A1" office:value-type="string">
            <text:p text:style-name="P49">181</text:p>
          </table:table-cell>
          <table:table-cell table:style-name="Table29.A1" office:value-type="string">
            <text:p text:style-name="P49">dupi</text:p>
          </table:table-cell>
        </table:table-row>
        <table:table-row table:style-name="Table29.1">
          <table:table-cell table:style-name="Table29.A1" office:value-type="string">
            <text:p text:style-name="P49">182</text:p>
          </table:table-cell>
          <table:table-cell table:style-name="Table29.A1" office:value-type="string">
            <text:p text:style-name="P49">dupa</text:p>
          </table:table-cell>
        </table:table-row>
        <table:table-row table:style-name="Table29.1">
          <table:table-cell table:style-name="Table29.A1" office:value-type="string">
            <text:p text:style-name="P49">183</text:p>
          </table:table-cell>
          <table:table-cell table:style-name="Table29.A1" office:value-type="string">
            <text:p text:style-name="P49">dupr</text:p>
          </table:table-cell>
        </table:table-row>
        <table:table-row table:style-name="Table29.1">
          <table:table-cell table:style-name="Table29.A1" office:value-type="string">
            <text:p text:style-name="P49">184</text:p>
          </table:table-cell>
          <table:table-cell table:style-name="Table29.A1" office:value-type="string">
            <text:p text:style-name="P49">dups</text:p>
          </table:table-cell>
        </table:table-row>
        <table:table-row table:style-name="Table29.1">
          <table:table-cell table:style-name="Table29.A1" office:value-type="string">
            <text:p text:style-name="P49">185</text:p>
          </table:table-cell>
          <table:table-cell table:style-name="Table29.A1" office:value-type="string">
            <text:p text:style-name="P49">dupb</text:p>
          </table:table-cell>
        </table:table-row>
        <table:table-row table:style-name="Table29.1">
          <table:table-cell table:style-name="Table29.A1" office:value-type="string">
            <text:p text:style-name="P49">186</text:p>
          </table:table-cell>
          <table:table-cell table:style-name="Table29.A1" office:value-type="string">
            <text:p text:style-name="P49">dupc</text:p>
          </table:table-cell>
        </table:table-row>
        <table:table-row table:style-name="Table29.1">
          <table:table-cell table:style-name="Table29.A1" office:value-type="string">
            <text:p text:style-name="P49">187</text:p>
          </table:table-cell>
          <table:table-cell table:style-name="Table29.A1" office:value-type="string">
            <text:p text:style-name="P49">cks</text:p>
          </table:table-cell>
        </table:table-row>
        <table:table-row table:style-name="Table29.1">
          <table:table-cell table:style-name="Table29.A1" office:value-type="string">
            <text:p text:style-name="P49">188</text:p>
          </table:table-cell>
          <table:table-cell table:style-name="Table29.A1" office:value-type="string">
            <text:p text:style-name="P49">cke</text:p>
          </table:table-cell>
        </table:table-row>
        <table:table-row table:style-name="Table29.1">
          <table:table-cell table:style-name="Table29.A1" office:value-type="string">
            <text:p text:style-name="P49">189</text:p>
          </table:table-cell>
          <table:table-cell table:style-name="Table29.A1" office:value-type="string">
            <text:p text:style-name="P49">inv</text:p>
          </table:table-cell>
        </table:table-row>
        <table:table-row table:style-name="Table29.1">
          <table:table-cell table:style-name="Table29.A1" office:value-type="string">
            <text:p text:style-name="P49">190</text:p>
          </table:table-cell>
          <table:table-cell table:style-name="Table29.A1" office:value-type="string">
            <text:p text:style-name="P49">ckla</text:p>
          </table:table-cell>
        </table:table-row>
        <table:table-row table:style-name="Table29.1">
          <table:table-cell table:style-name="Table29.A1" office:value-type="string">
            <text:p text:style-name="P49">191</text:p>
          </table:table-cell>
          <table:table-cell table:style-name="Table29.A1" office:value-type="string">
            <text:p text:style-name="P49">cta</text:p>
          </table:table-cell>
        </table:table-row>
        <table:table-row table:style-name="Table29.1">
          <table:table-cell table:style-name="Table29.A1" office:value-type="string">
            <text:p text:style-name="P49">192</text:p>
          </table:table-cell>
          <table:table-cell table:style-name="Table29.A1" office:value-type="string">
            <text:p text:style-name="P49">ivti</text:p>
          </table:table-cell>
        </table:table-row>
        <table:table-row table:style-name="Table29.1">
          <table:table-cell table:style-name="Table29.A1" office:value-type="string">
            <text:p text:style-name="P49">193</text:p>
          </table:table-cell>
          <table:table-cell table:style-name="Table29.A1" office:value-type="string">
            <text:p text:style-name="P49">lodx</text:p>
          </table:table-cell>
        </table:table-row>
        <table:table-row table:style-name="Table29.1">
          <table:table-cell table:style-name="Table29.A1" office:value-type="string">
            <text:p text:style-name="P49">194</text:p>
          </table:table-cell>
          <table:table-cell table:style-name="Table29.A1" office:value-type="string">
            <text:p text:style-name="P49">ldox</text:p>
          </table:table-cell>
        </table:table-row>
        <table:table-row table:style-name="Table29.1">
          <table:table-cell table:style-name="Table29.A1" office:value-type="string">
            <text:p text:style-name="P49">195</text:p>
          </table:table-cell>
          <table:table-cell table:style-name="Table29.A1" office:value-type="string">
            <text:p text:style-name="P49">strx</text:p>
          </table:table-cell>
        </table:table-row>
        <table:table-row table:style-name="Table29.1">
          <table:table-cell table:style-name="Table29.A1" office:value-type="string">
            <text:p text:style-name="P49">196</text:p>
          </table:table-cell>
          <table:table-cell table:style-name="Table29.A1" office:value-type="string">
            <text:p text:style-name="P49">srox</text:p>
          </table:table-cell>
        </table:table-row>
        <table:table-row table:style-name="Table29.1">
          <table:table-cell table:style-name="Table29.A1" office:value-type="string">
            <text:p text:style-name="P49">197</text:p>
          </table:table-cell>
          <table:table-cell table:style-name="Table29.A1" office:value-type="string">
            <text:p text:style-name="P49">stox</text:p>
          </table:table-cell>
        </table:table-row>
        <table:table-row table:style-name="Table29.1">
          <table:table-cell table:style-name="Table29.A1" office:value-type="string">
            <text:p text:style-name="P49">198</text:p>
          </table:table-cell>
          <table:table-cell table:style-name="Table29.A1" office:value-type="string">
            <text:p text:style-name="P49">indx</text:p>
          </table:table-cell>
        </table:table-row>
        <table:table-row table:style-name="Table29.1">
          <table:table-cell table:style-name="Table29.A1" office:value-type="string">
            <text:p text:style-name="P49">199</text:p>
          </table:table-cell>
          <table:table-cell table:style-name="Table29.A1" office:value-type="string">
            <text:p text:style-name="P49">chkx</text:p>
          </table:table-cell>
        </table:table-row>
        <table:table-row table:style-name="Table29.1">
          <table:table-cell table:style-name="Table29.A1" office:value-type="string">
            <text:p text:style-name="P49">200</text:p>
          </table:table-cell>
          <table:table-cell table:style-name="Table29.A1" office:value-type="string">
            <text:p text:style-name="P49">ordx</text:p>
          </table:table-cell>
        </table:table-row>
        <table:table-row table:style-name="Table29.1">
          <table:table-cell table:style-name="Table29.A1" office:value-type="string">
            <text:p text:style-name="P49">201</text:p>
          </table:table-cell>
          <table:table-cell table:style-name="Table29.A1" office:value-type="string">
            <text:p text:style-name="P49">incx</text:p>
          </table:table-cell>
        </table:table-row>
        <table:table-row table:style-name="Table29.1">
          <table:table-cell table:style-name="Table29.A1" office:value-type="string">
            <text:p text:style-name="P49">202</text:p>
          </table:table-cell>
          <table:table-cell table:style-name="Table29.A1" office:value-type="string">
            <text:p text:style-name="P49">decx</text:p>
          </table:table-cell>
        </table:table-row>
        <table:table-row table:style-name="Table29.1">
          <table:table-cell table:style-name="Table29.A1" office:value-type="string">
            <text:p text:style-name="P49">203</text:p>
          </table:table-cell>
          <table:table-cell table:style-name="Table29.A1" office:value-type="string">
            <text:p text:style-name="P49">ckvx</text:p>
          </table:table-cell>
        </table:table-row>
        <text:soft-page-break/>
        <table:table-row table:style-name="Table29.1">
          <table:table-cell table:style-name="Table29.A1" office:value-type="string">
            <text:p text:style-name="P49">204</text:p>
          </table:table-cell>
          <table:table-cell table:style-name="Table29.A1" office:value-type="string">
            <text:p text:style-name="P49">retx</text:p>
          </table:table-cell>
        </table:table-row>
        <table:table-row table:style-name="Table29.1">
          <table:table-cell table:style-name="Table29.A1" office:value-type="string">
            <text:p text:style-name="P49">205</text:p>
          </table:table-cell>
          <table:table-cell table:style-name="Table29.A1" office:value-type="string">
            <text:p text:style-name="P49">noti</text:p>
          </table:table-cell>
        </table:table-row>
        <table:table-row table:style-name="Table29.1">
          <table:table-cell table:style-name="Table29.A1" office:value-type="string">
            <text:p text:style-name="P49">206</text:p>
          </table:table-cell>
          <table:table-cell table:style-name="Table29.A1" office:value-type="string">
            <text:p text:style-name="P49">xor</text:p>
          </table:table-cell>
        </table:table-row>
        <table:table-row table:style-name="Table29.1">
          <table:table-cell table:style-name="Table29.A1" office:value-type="string">
            <text:p text:style-name="P49">207</text:p>
          </table:table-cell>
          <table:table-cell table:style-name="Table29.A1" office:value-type="string">
            <text:p text:style-name="P49">bge</text:p>
          </table:table-cell>
        </table:table-row>
        <table:table-row table:style-name="Table29.1">
          <table:table-cell table:style-name="Table29.A1" office:value-type="string">
            <text:p text:style-name="P49">208</text:p>
          </table:table-cell>
          <table:table-cell table:style-name="Table29.A1" office:value-type="string">
            <text:p text:style-name="P49">ede</text:p>
          </table:table-cell>
        </table:table-row>
        <table:table-row table:style-name="Table29.1">
          <table:table-cell table:style-name="Table29.A1" office:value-type="string">
            <text:p text:style-name="P49">209</text:p>
          </table:table-cell>
          <table:table-cell table:style-name="Table29.A1" office:value-type="string">
            <text:p text:style-name="P49">mse</text:p>
          </table:table-cell>
        </table:table-row>
        <table:table-row table:style-name="Table29.1">
          <table:table-cell table:style-name="Table29.A1" office:value-type="string">
            <text:p text:style-name="P49">210</text:p>
          </table:table-cell>
          <table:table-cell table:style-name="Table29.A1" office:value-type="string">
            <text:p text:style-name="P49">apc</text:p>
          </table:table-cell>
        </table:table-row>
        <table:table-row table:style-name="Table29.1">
          <table:table-cell table:style-name="Table29.A1" office:value-type="string">
            <text:p text:style-name="P49">211</text:p>
          </table:table-cell>
          <table:table-cell table:style-name="Table29.A1" office:value-type="string">
            <text:p text:style-name="P49">cxs</text:p>
          </table:table-cell>
        </table:table-row>
        <table:table-row table:style-name="Table29.1">
          <table:table-cell table:style-name="Table29.A1" office:value-type="string">
            <text:p text:style-name="P49">212</text:p>
          </table:table-cell>
          <table:table-cell table:style-name="Table29.A1" office:value-type="string">
            <text:p text:style-name="P49">cxc</text:p>
          </table:table-cell>
        </table:table-row>
        <table:table-row table:style-name="Table29.1">
          <table:table-cell table:style-name="Table29.A1" office:value-type="string">
            <text:p text:style-name="P49">213</text:p>
          </table:table-cell>
          <table:table-cell table:style-name="Table29.A1" office:value-type="string">
            <text:p text:style-name="P49">lft</text:p>
          </table:table-cell>
        </table:table-row>
        <table:table-row table:style-name="Table29.1">
          <table:table-cell table:style-name="Table29.A1" office:value-type="string">
            <text:p text:style-name="P49">214</text:p>
          </table:table-cell>
          <table:table-cell table:style-name="Table29.A1" office:value-type="string">
            <text:p text:style-name="P49">max</text:p>
          </table:table-cell>
        </table:table-row>
        <table:table-row table:style-name="Table29.1">
          <table:table-cell table:style-name="Table29.A1" office:value-type="string">
            <text:p text:style-name="P49">215</text:p>
          </table:table-cell>
          <table:table-cell table:style-name="Table29.A1" office:value-type="string">
            <text:p text:style-name="P49">equv</text:p>
          </table:table-cell>
        </table:table-row>
        <table:table-row table:style-name="Table29.1">
          <table:table-cell table:style-name="Table29.A1" office:value-type="string">
            <text:p text:style-name="P49">216</text:p>
          </table:table-cell>
          <table:table-cell table:style-name="Table29.A1" office:value-type="string">
            <text:p text:style-name="P49">neqv</text:p>
          </table:table-cell>
        </table:table-row>
        <table:table-row table:style-name="Table29.1">
          <table:table-cell table:style-name="Table29.A1" office:value-type="string">
            <text:p text:style-name="P49">217</text:p>
          </table:table-cell>
          <table:table-cell table:style-name="Table29.A1" office:value-type="string">
            <text:p text:style-name="P49">lesv</text:p>
          </table:table-cell>
        </table:table-row>
        <table:table-row table:style-name="Table29.1">
          <table:table-cell table:style-name="Table29.A1" office:value-type="string">
            <text:p text:style-name="P49">218</text:p>
          </table:table-cell>
          <table:table-cell table:style-name="Table29.A1" office:value-type="string">
            <text:p text:style-name="P49">grtv</text:p>
          </table:table-cell>
        </table:table-row>
        <table:table-row table:style-name="Table29.1">
          <table:table-cell table:style-name="Table29.A1" office:value-type="string">
            <text:p text:style-name="P49">219</text:p>
          </table:table-cell>
          <table:table-cell table:style-name="Table29.A1" office:value-type="string">
            <text:p text:style-name="P49">leqv</text:p>
          </table:table-cell>
        </table:table-row>
        <table:table-row table:style-name="Table29.1">
          <table:table-cell table:style-name="Table29.A1" office:value-type="string">
            <text:p text:style-name="P49">220</text:p>
          </table:table-cell>
          <table:table-cell table:style-name="Table29.A1" office:value-type="string">
            <text:p text:style-name="P49">geqv</text:p>
          </table:table-cell>
        </table:table-row>
        <table:table-row table:style-name="Table29.1">
          <table:table-cell table:style-name="Table29.A1" office:value-type="string">
            <text:p text:style-name="P49">221</text:p>
          </table:table-cell>
          <table:table-cell table:style-name="Table29.A1" office:value-type="string">
            <text:p text:style-name="P49">vdp</text:p>
          </table:table-cell>
        </table:table-row>
        <table:table-row table:style-name="Table29.1">
          <table:table-cell table:style-name="Table29.A1" office:value-type="string">
            <text:p text:style-name="P49">222</text:p>
          </table:table-cell>
          <table:table-cell table:style-name="Table29.A1" office:value-type="string">
            <text:p text:style-name="P49">spc</text:p>
          </table:table-cell>
        </table:table-row>
        <table:table-row table:style-name="Table29.1">
          <table:table-cell table:style-name="Table29.A1" office:value-type="string">
            <text:p text:style-name="P49">223</text:p>
          </table:table-cell>
          <table:table-cell table:style-name="Table29.A1" office:value-type="string">
            <text:p text:style-name="P49">ccs</text:p>
          </table:table-cell>
        </table:table-row>
        <table:table-row table:style-name="Table29.1">
          <table:table-cell table:style-name="Table29.A1" office:value-type="string">
            <text:p text:style-name="P49">224</text:p>
          </table:table-cell>
          <table:table-cell table:style-name="Table29.A1" office:value-type="string">
            <text:p text:style-name="P49">scp</text:p>
          </table:table-cell>
        </table:table-row>
        <table:table-row table:style-name="Table29.1">
          <table:table-cell table:style-name="Table29.A1" office:value-type="string">
            <text:p text:style-name="P49">225</text:p>
          </table:table-cell>
          <table:table-cell table:style-name="Table29.A1" office:value-type="string">
            <text:p text:style-name="P49">ldp</text:p>
          </table:table-cell>
        </table:table-row>
        <table:table-row table:style-name="Table29.1">
          <table:table-cell table:style-name="Table29.A1" office:value-type="string">
            <text:p text:style-name="P49">226</text:p>
          </table:table-cell>
          <table:table-cell table:style-name="Table29.A1" office:value-type="string">
            <text:p text:style-name="P49">vin</text:p>
          </table:table-cell>
        </table:table-row>
        <table:table-row table:style-name="Table29.1">
          <table:table-cell table:style-name="Table29.A1" office:value-type="string">
            <text:p text:style-name="P49">227</text:p>
          </table:table-cell>
          <table:table-cell table:style-name="Table29.A1" office:value-type="string">
            <text:p text:style-name="P49">vdd</text:p>
          </table:table-cell>
        </table:table-row>
        <table:table-row table:style-name="Table29.1">
          <table:table-cell table:style-name="Table29.A1" office:value-type="string">
            <text:p text:style-name="P49">228</text:p>
          </table:table-cell>
          <table:table-cell table:style-name="Table29.A1" office:value-type="string">
            <text:p text:style-name="P49">ltci</text:p>
          </table:table-cell>
        </table:table-row>
        <table:table-row table:style-name="Table29.1">
          <table:table-cell table:style-name="Table29.A1" office:value-type="string">
            <text:p text:style-name="P49">229</text:p>
          </table:table-cell>
          <table:table-cell table:style-name="Table29.A1" office:value-type="string">
            <text:p text:style-name="P49">ltcr</text:p>
          </table:table-cell>
        </table:table-row>
        <table:table-row table:style-name="Table29.1">
          <table:table-cell table:style-name="Table29.A1" office:value-type="string">
            <text:p text:style-name="P49">230</text:p>
          </table:table-cell>
          <table:table-cell table:style-name="Table29.A1" office:value-type="string">
            <text:p text:style-name="P49">ltcs</text:p>
          </table:table-cell>
        </table:table-row>
        <table:table-row table:style-name="Table29.1">
          <table:table-cell table:style-name="Table29.A1" office:value-type="string">
            <text:p text:style-name="P49">231</text:p>
          </table:table-cell>
          <table:table-cell table:style-name="Table29.A1" office:value-type="string">
            <text:p text:style-name="P49">ltcb</text:p>
          </table:table-cell>
        </table:table-row>
        <table:table-row table:style-name="Table29.1">
          <table:table-cell table:style-name="Table29.A1" office:value-type="string">
            <text:p text:style-name="P49">232</text:p>
          </table:table-cell>
          <table:table-cell table:style-name="Table29.A1" office:value-type="string">
            <text:p text:style-name="P49">ltcc</text:p>
          </table:table-cell>
        </table:table-row>
        <table:table-row table:style-name="Table29.1">
          <table:table-cell table:style-name="Table29.A1" office:value-type="string">
            <text:p text:style-name="P49">233</text:p>
          </table:table-cell>
          <table:table-cell table:style-name="Table29.A1" office:value-type="string">
            <text:p text:style-name="P49">ltcx</text:p>
          </table:table-cell>
        </table:table-row>
        <table:table-row table:style-name="Table29.1">
          <table:table-cell table:style-name="Table29.A1" office:value-type="string">
            <text:p text:style-name="P49">234</text:p>
          </table:table-cell>
          <table:table-cell table:style-name="Table29.A1" office:value-type="string">
            <text:p text:style-name="P49">lto</text:p>
          </table:table-cell>
        </table:table-row>
        <table:table-row table:style-name="Table29.1">
          <table:table-cell table:style-name="Table29.A1" office:value-type="string">
            <text:p text:style-name="P49">235</text:p>
          </table:table-cell>
          <table:table-cell table:style-name="Table29.A1" office:value-type="string">
            <text:p text:style-name="P49">stom</text:p>
          </table:table-cell>
        </table:table-row>
        <table:table-row table:style-name="Table29.1">
          <table:table-cell table:style-name="Table29.A1" office:value-type="string">
            <text:p text:style-name="P49">236</text:p>
          </table:table-cell>
          <table:table-cell table:style-name="Table29.A1" office:value-type="string">
            <text:p text:style-name="P49">rets</text:p>
          </table:table-cell>
        </table:table-row>
        <table:table-row table:style-name="Table29.1">
          <table:table-cell table:style-name="Table29.A1" office:value-type="string">
            <text:p text:style-name="P49">237</text:p>
          </table:table-cell>
          <table:table-cell table:style-name="Table29.A1" office:value-type="string">
            <text:p text:style-name="P49">retm</text:p>
          </table:table-cell>
        </table:table-row>
        <table:table-row table:style-name="Table29.1">
          <table:table-cell table:style-name="Table29.A1" office:value-type="string">
            <text:p text:style-name="P49">238</text:p>
          </table:table-cell>
          <table:table-cell table:style-name="Table29.A1" office:value-type="string">
            <text:p text:style-name="P49">ctb</text:p>
          </table:table-cell>
        </table:table-row>
        <table:table-row table:style-name="Table29.1">
          <table:table-cell table:style-name="Table29.A1" office:value-type="string">
            <text:p text:style-name="P49">239</text:p>
          </table:table-cell>
          <table:table-cell table:style-name="Table29.A1" office:value-type="string">
            <text:p text:style-name="P49">cpp</text:p>
          </table:table-cell>
        </table:table-row>
        <table:table-row table:style-name="Table29.1">
          <table:table-cell table:style-name="Table29.A1" office:value-type="string">
            <text:p text:style-name="P49">240</text:p>
          </table:table-cell>
          <table:table-cell table:style-name="Table29.A1" office:value-type="string">
            <text:p text:style-name="P49">cpr</text:p>
          </table:table-cell>
        </table:table-row>
        <table:table-row table:style-name="Table29.1">
          <table:table-cell table:style-name="Table29.A1" office:value-type="string">
            <text:p text:style-name="P49">241</text:p>
          </table:table-cell>
          <table:table-cell table:style-name="Table29.A1" office:value-type="string">
            <text:p text:style-name="P49">lsa</text:p>
          </table:table-cell>
        </table:table-row>
        <table:table-row table:style-name="Table29.1">
          <table:table-cell table:style-name="Table29.A1" office:value-type="string">
            <text:p text:style-name="P49">242</text:p>
          </table:table-cell>
          <table:table-cell table:style-name="Table29.A1" office:value-type="string">
            <text:p text:style-name="P49">eext</text:p>
          </table:table-cell>
        </table:table-row>
        <table:table-row table:style-name="Table29.1">
          <table:table-cell table:style-name="Table29.A1" office:value-type="string">
            <text:p text:style-name="P49">243</text:p>
          </table:table-cell>
          <table:table-cell table:style-name="Table29.A1" office:value-type="string">
            <text:p text:style-name="P49">wbs</text:p>
          </table:table-cell>
        </table:table-row>
        <table:table-row table:style-name="Table29.1">
          <table:table-cell table:style-name="Table29.A1" office:value-type="string">
            <text:p text:style-name="P49">244</text:p>
          </table:table-cell>
          <table:table-cell table:style-name="Table29.A1" office:value-type="string">
            <text:p text:style-name="P49">Wbe</text:p>
          </table:table-cell>
        </table:table-row>
        <text:soft-page-break/>
        <table:table-row table:style-name="Table29.1">
          <table:table-cell table:style-name="Table29.A1" office:value-type="string">
            <text:p text:style-name="P42">245</text:p>
          </table:table-cell>
          <table:table-cell table:style-name="Table29.A1" office:value-type="string">
            <text:p text:style-name="P42">sfr</text:p>
          </table:table-cell>
        </table:table-row>
        <table:table-row table:style-name="Table29.1">
          <table:table-cell table:style-name="Table29.A1" office:value-type="string">
            <text:p text:style-name="P42">246</text:p>
          </table:table-cell>
          <table:table-cell table:style-name="Table29.A1" office:value-type="string">
            <text:p text:style-name="P42">cuf</text:p>
          </table:table-cell>
        </table:table-row>
      </table:table>
      <table:table table:name="Table11" table:style-name="Table11">
        <table:table-column table:style-name="Table11.A" table:number-columns-repeated="2"/>
        <table:table-row table:style-name="Table11.1">
          <table:table-cell table:style-name="Table11.A1" office:value-type="string">
            <text:p text:style-name="P195">24<text:span text:style-name="T140">7</text:span></text:p>
          </table:table-cell>
          <table:table-cell table:style-name="Table11.A1" office:value-type="string">
            <text:p text:style-name="P195">c<text:span text:style-name="T140">i</text:span>f</text:p>
          </table:table-cell>
        </table:table-row>
      </table:table>
      <table:table table:name="Table27" table:style-name="Table27">
        <table:table-column table:style-name="Table27.A" table:number-columns-repeated="2"/>
        <table:table-row table:style-name="Table27.1">
          <table:table-cell table:style-name="Table27.A1" office:value-type="string">
            <text:p text:style-name="P195">24<text:span text:style-name="T140">8</text:span></text:p>
          </table:table-cell>
          <table:table-cell table:style-name="Table27.A1" office:value-type="string">
            <text:p text:style-name="P196">mpc</text:p>
          </table:table-cell>
        </table:table-row>
      </table:table>
      <table:table table:name="Table37" table:style-name="Table37">
        <table:table-column table:style-name="Table37.A" table:number-columns-repeated="2"/>
        <table:table-row table:style-name="Table37.1">
          <table:table-cell table:style-name="Table37.A1" office:value-type="string">
            <text:p text:style-name="P195">24<text:span text:style-name="T140">9</text:span></text:p>
          </table:table-cell>
          <table:table-cell table:style-name="Table37.A1" office:value-type="string">
            <text:p text:style-name="P196">cvf</text:p>
          </table:table-cell>
        </table:table-row>
      </table:table>
      <table:table table:name="Table38" table:style-name="Table38">
        <table:table-column table:style-name="Table38.A" table:number-columns-repeated="2"/>
        <table:table-row table:style-name="Table38.1">
          <table:table-cell table:style-name="Table38.A1" office:value-type="string">
            <text:p text:style-name="P195">2<text:span text:style-name="T140">50</text:span></text:p>
          </table:table-cell>
          <table:table-cell table:style-name="Table38.A1" office:value-type="string">
            <text:p text:style-name="P196">lsp</text:p>
          </table:table-cell>
        </table:table-row>
      </table:table>
      <table:table table:name="Table39" table:style-name="Table39">
        <table:table-column table:style-name="Table39.A" table:number-columns-repeated="2"/>
        <table:table-row table:style-name="Table39.1">
          <table:table-cell table:style-name="Table39.A1" office:value-type="string">
            <text:p text:style-name="P195">2<text:span text:style-name="T140">51</text:span></text:p>
          </table:table-cell>
          <table:table-cell table:style-name="Table39.A1" office:value-type="string">
            <text:p text:style-name="P196">cpl</text:p>
          </table:table-cell>
        </table:table-row>
      </table:table>
      <table:table table:name="Table40" table:style-name="Table40">
        <table:table-column table:style-name="Table40.A" table:number-columns-repeated="2"/>
        <table:table-row table:style-name="Table40.1">
          <table:table-cell table:style-name="Table40.A1" office:value-type="string">
            <text:p text:style-name="P195">2<text:span text:style-name="T140">52</text:span></text:p>
          </table:table-cell>
          <table:table-cell table:style-name="Table40.A1" office:value-type="string">
            <text:p text:style-name="P196">sfs</text:p>
          </table:table-cell>
        </table:table-row>
      </table:table>
      <text:p text:style-name="P170" loext:marker-style-name="T65"/>
      <text:p text:style-name="P170" loext:marker-style-name="T65"/>
      <text:p text:style-name="Standard"/>
      <text:h text:style-name="P108" text:outline-level="2"><text:bookmark-start text:name="__RefHeading___Toc15950_2478585429"/><text:bookmark-start text:name="_Toc528309211"/>System calls<text:bookmark-end text:name="__RefHeading___Toc15950_2478585429"/><text:bookmark-end text:name="_Toc528309211"/></text:h>
      <text:p text:style-name="Standard">The Pascal-P6 interpreter partitions the execution work done in the stack machine into directly executed instructions and system calls. The system call instructions consist of I/O related calls and dynamic storage allocation. These are normally things that are handled by the runtime support system.</text:p>
      <text:p text:style-name="Standard">The difference between a function executed in an instruction and a function executed in a system call is minimal. A system call uses parameters stacked onto the interpreter operand stack in reverse just as the intermediate does.</text:p>
      <text:p text:style-name="Standard">The difference between a function executed in a user based procedure or function and a function executed in a system call is that the system call requires no framing or locals.</text:p>
      <text:p text:style-name="Standard">System calls are executed by number via the csp instruction.</text:p>
      <text:p text:style-name="Standard">The following system call descriptions show the intermediate menmomic of the call, the instruction number used as a parameter to the csp instruction, and the operands as they exist on the stack before the call. The stack operands are listed from top of stack first at left, to the bottommost operand at the right.</text:p>
      <text:p text:style-name="Standard">Each system call can be a procedure or a function. If it is a function, it leaves its result on the stack.</text:p>
      <text:p text:style-name="table_20_header1">System Call<text:tab/><text:tab/>Number <text:tab/>Stack in<text:tab/><text:tab/>Stack out</text:p>
      <text:p text:style-name="Standard"><text:span text:style-name="T55">aefb</text:span> <text:tab/><text:tab/><text:tab/>79<text:tab/><text:tab/>len sadr filadr</text:p>
      <text:p text:style-name="Standard">Assign external filename to binary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55">aeft</text:span> <text:tab/><text:tab/><text:tab/>78<text:tab/><text:tab/>len sadr filadr</text:p>
      <text:p text:style-name="Standard">Assign external filename to text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55">appb</text:span> <text:tab/><text:tab/><text:tab/>58<text:tab/><text:tab/>filadr</text:p>
      <text:p text:style-name="Standard">Append binary file. Expects a file address on stack. The file is set to write mode and positioned to the end. The file is removed from the stack.</text:p>
      <text:p text:style-name="table_20_header1">System Call<text:tab/><text:tab/>Number <text:tab/>Stack in<text:tab/><text:tab/>Stack out</text:p>
      <text:p text:style-name="Standard"><text:span text:style-name="T55">appt</text:span> <text:tab/><text:tab/><text:tab/>50<text:tab/><text:tab/>filadr</text:p>
      <text:p text:style-name="Standard">Append text file. Expects a file address on stack. The file is set to write mode and positioned to the end. The file is removed from the stack.</text:p>
      <text:p text:style-name="table_20_header1"><text:soft-page-break/>System Call<text:tab/><text:tab/>Number <text:tab/>Stack in<text:tab/><text:tab/>Stack out</text:p>
      <text:p text:style-name="Standard"><text:span text:style-name="T55">assb</text:span> <text:tab/><text:tab/><text:tab/>56<text:tab/><text:tab/>len addr addr</text:p>
      <text:p text:style-name="Standard">Assign file name binary. Associates the file name with a binary file. The length of the filename is expected on stack top, followed by the address of the filename string, then the address of the binary file itself. All stack parameters are removed.</text:p>
      <text:p text:style-name="table_20_header1">System Call<text:tab/><text:tab/>Number <text:tab/>Stack in<text:tab/><text:tab/>Stack out</text:p>
      <text:p text:style-name="Standard"><text:span text:style-name="T55">asst</text:span> <text:tab/><text:tab/><text:tab/>46<text:tab/><text:tab/>len sadr filadr</text:p>
      <text:p text:style-name="Standard">Assign file name text. Associates the file name with a text file. The length of the filename is expected on stack top, followed by the address of the filename string, then the address of the text file itself. All stack parameters are removed.</text:p>
      <text:p text:style-name="table_20_header1">System Call<text:tab/><text:tab/>Number <text:tab/>Stack in<text:tab/><text:tab/>Stack out</text:p>
      <text:p text:style-name="Standard"><text:span text:style-name="T55">ast</text:span> <text:tab/><text:tab/><text:tab/>60<text:tab/><text:tab/>integer</text:p>
      <text:p text:style-name="Standard">Assert. Expects a truth value on stack. If the value is true, the execution continues. If not, exection stops. The integer value is removed.</text:p>
      <text:p text:style-name="table_20_header1">System Call<text:tab/><text:tab/>Number <text:tab/>Stack in<text:tab/><text:tab/>Stack out</text:p>
      <text:p text:style-name="Standard"><text:span text:style-name="T55">asts</text:span> <text:tab/><text:tab/><text:tab/>61<text:tab/><text:tab/>len str int</text:p>
      <text:p text:style-name="Standard">Assert with message. Expects <text:span text:style-name="T141">the</text:span> <text:span text:style-name="T141">string </text:span>length, followed by the string <text:span text:style-name="T141">address</text:span>, and a truth value under that. The value is checked for true, and if false, the program stops with an error message given by the string. Otherwise execution continues. The length, string address, and the integer are all removed.</text:p>
      <text:p text:style-name="table_20_header1">System Call<text:tab/><text:tab/>Number <text:tab/>Stack in<text:tab/><text:tab/>Stack out</text:p>
      <text:p text:style-name="Standard"><text:span text:style-name="T55">atn</text:span> <text:tab/><text:tab/><text:tab/>19<text:tab/><text:tab/>real<text:tab/><text:tab/><text:tab/>real</text:p>
      <text:p text:style-name="Standard">Find arctangent. Expects a real on stack. Finds the arctangent, and that replaces the stack top.</text:p>
      <text:p text:style-name="table_20_header1">System Call<text:tab/><text:tab/>Number <text:tab/>Stack in<text:tab/><text:tab/>Stack out</text:p>
      <text:p text:style-name="Standard"><text:span text:style-name="T55">chg</text:span> <text:tab/><text:tab/><text:tab/>52<text:tab/><text:tab/>osadr oslen nsadr nslen</text:p>
      <text:p text:style-name="Standard">Change the name of a file. Expects the existing name string on stack top, the length of that below it, then the new string, and the new string length. The filename is changed. All strings and lengths are removed.</text:p>
      <text:p text:style-name="table_20_header1">System Call<text:tab/><text:tab/>Number <text:tab/>Stack in<text:tab/><text:tab/>Stack out</text:p>
      <text:p text:style-name="Standard"><text:span text:style-name="T55">clsb</text:span> <text:tab/><text:tab/><text:tab/>57<text:tab/><text:tab/>filadr</text:p>
      <text:p text:style-name="Standard">Close binary file. Expects the file address on stack top. Closes the file, and removes it if it is a temp file. Removes the file address from stack.</text:p>
      <text:p text:style-name="table_20_header1">System Call<text:tab/><text:tab/>Number <text:tab/>Stack in<text:tab/><text:tab/>Stack out</text:p>
      <text:p text:style-name="Standard"><text:span text:style-name="T55">clst</text:span> <text:tab/><text:tab/><text:tab/>47<text:tab/><text:tab/>filadr</text:p>
      <text:p text:style-name="Standard">Close text file. Expects the file address on stack top. Closes the file, and removes it if it is a temp file. Removes the file address from stack.</text:p>
      <text:p text:style-name="table_20_header1"><text:soft-page-break/>System Call<text:tab/><text:tab/>Number <text:tab/>Stack in<text:tab/><text:tab/>Stack out</text:p>
      <text:p text:style-name="Standard"><text:span text:style-name="T55">cos</text:span> <text:tab/><text:tab/><text:tab/>15<text:tab/><text:tab/>real<text:tab/><text:tab/><text:tab/>real</text:p>
      <text:p text:style-name="Standard">Find cosine. Expects a real on stack. Finds the cosine, and that replaces the stack top.</text:p>
      <text:p text:style-name="table_20_header1">System Call<text:tab/><text:tab/>Number <text:tab/>Stack in<text:tab/><text:tab/>Stack out</text:p>
      <text:p text:style-name="Standard"><text:span text:style-name="T55">del</text:span> <text:tab/><text:tab/><text:tab/>51<text:tab/><text:tab/>sadr len</text:p>
      <text:p text:style-name="Standard">Delete file by name. Expects the filename string at stack top, followed by the length. Removes both string and length.</text:p>
      <text:p text:style-name="table_20_header1">System Call<text:tab/><text:tab/>Number <text:tab/>Stack in<text:tab/><text:tab/>Stack out</text:p>
      <text:p text:style-name="Standard"><text:span text:style-name="T55">dsl</text:span> <text:tab/><text:tab/><text:tab/>40<text:tab/><text:tab/>size tagcnt tagcst… addr</text:p>
      <text:p text:style-name="Standard">Dispose of dynamic tagged record. This is a special form of dispose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ext:span text:style-name="T142">translated to lvn form,</text:span> that were used to specify the allocation. This list is from leftmost in sourcecode order and deepest in the stack to rightmost in source and topmost in stack. Following that, the address of the dynamic record.</text:p>
      <text:p text:style-name="Standard">The allocation of the record, done by the system call nwl, contains a matching list of tagfield constants allocated “behind” the allocated pointer, with the number of tag constants last in the list so that it can be found just below the pointer. These lists represent the tagfield list used to allocate the record, in the dynamic itself, and the tagfield list used to dispose of it, on stack. These lists are compared for both number and value, and a runtime error results if not equal. The total allocation, record plus taglist, is then disposed of.</text:p>
      <text:p text:style-name="table_20_header1">System Call<text:tab/><text:tab/>Number <text:tab/>Stack in<text:tab/><text:tab/>Stack out</text:p>
      <text:p text:style-name="Standard"><text:span text:style-name="T55">dsp</text:span> <text:tab/><text:tab/><text:tab/>26<text:tab/><text:tab/>size addr</text:p>
      <text:p text:style-name="Standard">Dispose of dynamic variable. The top of stack contains the variable size, and the address under that is the address of the dynamic record. The variable is deallocated. Both operands are removed from stack.</text:p>
      <text:p text:style-name="table_20_header1">System Call<text:tab/><text:tab/>Number <text:tab/>Stack in<text:tab/><text:tab/>Stack out</text:p>
      <text:p text:style-name="Standard"><text:span text:style-name="T55">efb</text:span> <text:tab/><text:tab/><text:tab/>42<text:tab/><text:tab/>fileaddr<text:tab/><text:tab/><text:tab/>boolean</text:p>
      <text:p text:style-name="Standard">Find eof of binary file. Expects the address of a file variable on stack. The file is tested for eof() true, and the Boolean result replaces the address on stack.</text:p>
      <text:p text:style-name="table_20_header1">System Call<text:tab/><text:tab/>Number <text:tab/>Stack in<text:tab/><text:tab/>Stack out</text:p>
      <text:p text:style-name="Standard"><text:span text:style-name="T55">eln</text:span> <text:s/><text:tab/><text:tab/><text:tab/>7<text:tab/><text:tab/>fileaddr<text:tab/><text:tab/><text:tab/>boolean</text:p>
      <text:p text:style-name="Standard">Test for eoln of text file. Expects the address of a file variable on stack. The file is tested for eoln() true, and the Boolean result replaces the address on stack.</text:p>
      <text:p text:style-name="table_20_header1">System Call<text:tab/><text:tab/>Number <text:tab/>Stack in<text:tab/><text:tab/>Stack out</text:p>
      <text:p text:style-name="Standard"><text:span text:style-name="T55">eof</text:span> <text:tab/><text:tab/><text:tab/>41<text:tab/><text:tab/>fileaddr<text:tab/><text:tab/><text:tab/>boolean</text:p>
      <text:p text:style-name="Standard">Find eof of text file. Expects the address of a file variable on stack. The file is tested for eof() true, and the Boolean result replaces the address on stack.</text:p>
      <text:p text:style-name="table_20_header1"><text:soft-page-break/>System Call<text:tab/><text:tab/>Number <text:tab/>Stack in<text:tab/><text:tab/>Stack out</text:p>
      <text:p text:style-name="Standard"><text:span text:style-name="T55">exp</text:span> <text:tab/><text:tab/><text:tab/>16<text:tab/><text:tab/>real<text:tab/><text:tab/><text:tab/>real</text:p>
      <text:p text:style-name="Standard">Find exponential. Expects a real on stack. Finds the exponential, and that replaces the stack top.</text:p>
      <text:p text:style-name="table_20_header1">System Call<text:tab/><text:tab/>Number <text:tab/>Stack in<text:tab/><text:tab/>Stack out</text:p>
      <text:p text:style-name="Standard"><text:span text:style-name="T55">exs</text:span> <text:tab/><text:tab/><text:tab/>55<text:tab/><text:tab/>len str<text:tab/><text:tab/><text:tab/>boolean</text:p>
      <text:p text:style-name="Standard">Find if file exists. Expects the length of the filename at stack top, followed by the string address. Finds and returns true if the file exists, otherwise false. Both length and string are removed.</text:p>
      <text:p text:style-name="table_20_header1">System Call<text:tab/><text:tab/>Number <text:tab/>Stack in<text:tab/><text:tab/>Stack out</text:p>
      <text:p text:style-name="Standard"><text:span text:style-name="T55">fbv</text:span> <text:tab/><text:tab/><text:tab/>43<text:tab/><text:tab/>fileaddr<text:tab/><text:tab/><text:tab/>fileaddr</text:p>
      <text:p text:style-name="Standard">File buffer validate text. Expects the address of a file variable on stack. Ensures the file buffer variable is loaded. If the file is a read file, or the file is in read mode, the file buffer variable is loaded by reading the file. The file address pointer is left on stack.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55">fvb</text:span> <text:tab/><text:tab/><text:tab/>44<text:tab/><text:tab/>size fileaddr<text:tab/><text:tab/>fileaddr</text:p>
      <text:p text:style-name="Standard">File buffer validate binary. Expects the base element size of the file on stack, followed by the address of a file variable on stack. Ensures the file buffer variable is loaded. If the file is a read file, or the file is in read mode, the file buffer variable is loaded by reading the file. The element length tells the call how many bytes to read. The file address pointer is left on stack, but the size is purged.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55">gbf</text:span> <text:tab/><text:tab/><text:tab/>35<text:tab/><text:tab/>size fileaddr</text:p>
      <text:p text:style-name="Standard">Get file buffer binary. Expects the base element size of the file on stack, followed by the address of a file variable on stack. If the file buffer variable is indicated as full, then it is marked empty, thus discarding the data there. If it is full, new data is read over the file buffer variable. Both the file address pointer and the size are discarded from stack. This operation is part of the “lazy I/O scheme”.</text:p>
      <text:p text:style-name="table_20_header1">System Call<text:tab/><text:tab/>Number <text:tab/>Stack in<text:tab/><text:tab/>Stack out</text:p>
      <text:p text:style-name="Standard">get <text:s/><text:tab/><text:tab/><text:tab/>0<text:tab/><text:tab/>fileaddr</text:p>
      <text:p text:style-name="Standard">Get file buffer text. Expects the address of a file variable on stack. Reads the next element of the file into the file variable buffer. The file pointer is discarded.</text:p>
      <text:p text:style-name="table_20_header1">System Call<text:tab/><text:tab/>Number <text:tab/>Stack in<text:tab/><text:tab/>Stack out</text:p>
      <text:p text:style-name="Standard"><text:span text:style-name="T55">hlt</text:span> <text:tab/><text:tab/><text:tab/>59</text:p>
      <text:p text:style-name="Standard">Halt program. Simply halts the running program.</text:p>
      <text:p text:style-name="Standard"/>
      <text:p text:style-name="P15">System Call<text:tab/><text:tab/>Number <text:tab/>Stack in<text:tab/><text:tab/>Stack out</text:p>
      <text:p text:style-name="Standard"><text:span text:style-name="T55">len</text:span> <text:tab/><text:tab/><text:tab/>53<text:tab/><text:tab/>filadr</text:p>
      <text:p text:style-name="Standard">Find length in elements of binary file. Expects the file address on stack. Find <text:s/>the number of base elements in the file. Removes the file.</text:p>
      <text:p text:style-name="table_20_header1">System Call<text:tab/><text:tab/>Number <text:tab/>Stack in<text:tab/><text:tab/>Stack out</text:p>
      <text:p text:style-name="Standard"><text:span text:style-name="T55">loc</text:span> <text:tab/><text:tab/><text:tab/>54<text:tab/><text:tab/>filadr<text:tab/><text:tab/><text:tab/>integer</text:p>
      <text:p text:style-name="Standard">Find location of read/write in a binary file. Expects the file address on stack. Find <text:s/>the location in the file and places on stack. Removes the file.</text:p>
      <text:p text:style-name="table_20_header1">System Call<text:tab/><text:tab/>Number <text:tab/>Stack in<text:tab/><text:tab/>Stack out</text:p>
      <text:p text:style-name="Standard">log <text:tab/><text:tab/><text:tab/>17<text:tab/><text:tab/>real<text:tab/><text:tab/><text:tab/>real</text:p>
      <text:p text:style-name="Standard">Find logarithm. Expects a real on stack. Finds the logarithm, and that replaces the stack top.</text:p>
      <text:p text:style-name="table_20_header1">System Call<text:tab/><text:tab/>Number <text:tab/>Stack in<text:tab/><text:tab/>Stack out</text:p>
      <text:p text:style-name="Standard">new <text:s/><text:tab/><text:tab/><text:tab/>4<text:tab/><text:tab/>addr size</text:p>
      <text:p text:style-name="Standard">Allocate dynamic variable. Expects the size of variable in bytes to allocate on stack top, followed by the address of the pointer variable. Space with the given size is allocated, and the address placed into the pointer variable. Both operands are removed from stack.</text:p>
      <text:p text:style-name="table_20_header1">System Call<text:tab/><text:tab/>Number <text:tab/>Stack in<text:tab/><text:tab/>Stack out</text:p>
      <text:p text:style-name="Standard"><text:span text:style-name="T55">nwl</text:span> <text:tab/><text:tab/><text:tab/>39<text:tab/><text:tab/>size tagcnt tagcst… addr</text:p>
      <text:p text:style-name="Standard">Allocate dynamic tagged record. This is a special form of new()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ext:span text:style-name="T143">translated to lvn form,</text:span> that were used to specify the allocation. This list is from leftmost in sourcecode order and deepest in the stack to rightmost in source and topmost in stack. Following that, the address of the pointer variable.</text:p>
      <text:p text:style-name="Standard">The space required for the tagfield constant list and length is added to the total space required, and that space is allocated. The tagfield constant list, with the following length, is copied to the start of the allocated space, and the pointer variable is set just after that. Thus the tagfield constant list exists “behind” the pointer or in “negative space”, so that it can be found and referenced for various purposes. These are:</text:p>
      <text:list text:style-name="WWNum9">
        <text:list-item>
          <text:p text:style-name="P121">To check that the tagfield constant list is equal between new() and dispose() operations.</text:p>
        </text:list-item>
        <text:list-item>
          <text:p text:style-name="P121">To check if a tagfield used to set the total space allocated for the variable is assigned with a different value than originally used in the new() call.</text:p>
        </text:list-item>
      </text:list>
      <text:p text:style-name="Standard">The size, tagfield list and length, and the address of the pointer variable are discarded.</text:p>
      <text:p text:style-name="table_20_header1">System Call<text:tab/><text:tab/>Number <text:tab/>Stack in<text:tab/><text:tab/>Stack out</text:p>
      <text:p text:style-name="Standard"><text:span text:style-name="T55">pag</text:span> <text:tab/><text:tab/><text:tab/>21<text:tab/><text:tab/>fileaddr</text:p>
      <text:p text:style-name="Standard">Page text file. Expects the address of a file variable on stack. A page request is sent to the file, and the file address is discarded.</text:p>
      <text:p text:style-name="table_20_header1"><text:soft-page-break/>System Call<text:tab/><text:tab/>Number <text:tab/>Stack in<text:tab/><text:tab/>Stack out</text:p>
      <text:p text:style-name="Standard"><text:span text:style-name="T55">pbf</text:span> <text:tab/><text:tab/><text:tab/>36<text:tab/><text:tab/>size filadr</text:p>
      <text:p text:style-name="Standard">Put file buffer binary. Expects the base element size of the file on stack, followed by the address of a file variable on stack. If the file buffer variable is empty, a runtime error results. Otherwise, the contents of the file buffer variable are written out to the file. The size and file address are discarded.</text:p>
      <text:p text:style-name="table_20_header1">System Call<text:tab/><text:tab/>Number <text:tab/>Stack in<text:tab/><text:tab/>Stack out</text:p>
      <text:p text:style-name="Standard"><text:span text:style-name="T55">pos</text:span> <text:tab/><text:tab/><text:tab/>36<text:tab/><text:tab/>loc filadr</text:p>
      <text:p text:style-name="Standard">Position file binary. Expects the location of the file element on stack, followed by the address of a file variable on stack. The file access point is moved to the specified location if it exists. The location and file address are discarded.</text:p>
      <text:p text:style-name="table_20_header1">System Call<text:tab/><text:tab/>Number <text:tab/>Stack in<text:tab/><text:tab/>Stack out</text:p>
      <text:p text:style-name="Standard">put <text:s/><text:tab/><text:tab/><text:tab/>1<text:tab/><text:tab/>filadr</text:p>
      <text:p text:style-name="Standard">Put file buffer text. Expects the address of a file variable on stack. If the file buffer is empty, a runtime error results. Otherwise, writes the contents of the file buffer variable to the file. The file address is discarded.</text:p>
      <text:p text:style-name="table_20_header1">System Call<text:tab/><text:tab/>Number <text:tab/>Stack in<text:tab/><text:tab/>Stack out</text:p>
      <text:p text:style-name="Standard"><text:span text:style-name="T55">rbf</text:span> <text:tab/><text:tab/><text:tab/>32<text:tab/><text:tab/>len varaddr filadr<text:tab/>filadr</text:p>
      <text:p text:style-name="Standard">Read binary file. Expects a file variable address on stack, the address to place read data above that, and the length of the base file element on stack top. If the buffer for the file is has data, then the data is read from that, otherwise the data is read from the file. The number of bytes in the element length are read.</text:p>
      <text:p text:style-name="Standard">Purges the target variable address and the element length 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5">rcb</text:span> <text:tab/><text:tab/><text:tab/>38<text:tab/><text:tab/>max min vaddr filadr<text:tab/>filadr</text:p>
      <text:p text:style-name="Standard">Read character from text file with range check. Expects the file variable address on stack, the variable address to read to above that, then the minimum value min and the maximum value max at stack top. Reads a single charact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Standard"/>
      <text:p text:style-name="P15">System Call<text:tab/><text:tab/>Number <text:tab/>Stack in<text:tab/><text:tab/>Stack out</text:p>
      <text:p text:style-name="Standard"><text:span text:style-name="T55">rcbf</text:span> <text:tab/><text:tab/><text:tab/>74<text:tab/><text:tab/> max min <text:span text:style-name="T143">fld</text:span> vadr filadr filadr</text:p>
      <text:p text:style-name="Standard">Read character from text file with range check and field. Expects the file variable address on stack, the variable address to read to above that, then the minimum value min and the maximum value max, then the field at stack top. Reads a single character from the file, verifies that it lies in the specified range, and places it to the variable. If the character value lies out of range, a runtime error results. Only reads from characters within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5">rdc</text:span> <text:tab/><text:tab/><text:tab/>13<text:tab/><text:tab/>varaddr filadr<text:tab/><text:tab/>filadr</text:p>
      <text:p text:style-name="Standard">Read character from text file. Expects the file variable address on stack, and the variable address to read to 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5">rdcf</text:span> <text:tab/><text:tab/><text:tab/>75<text:tab/><text:tab/>field varadr filadr<text:tab/>filadr</text:p>
      <text:p text:style-name="Standard">Read character from text file with field. Expects the file variable address on stack, and the variable address to read to, then the field <text:s/>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5">rdi</text:span> <text:tab/><text:tab/><text:tab/>11<text:tab/><text:tab/>varaddr filadr<text:tab/><text:tab/>filadr</text:p>
      <text:p text:style-name="Standard">Read integer from text file. Expects the file variable address on stack, and the variable address to read to above that. Reads a single integ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5">rdie</text:span> <text:tab/><text:tab/><text:tab/>80<text:tab/><text:tab/>len sadr vadr</text:p>
      <text:p text:style-name="Standard">Read external integer. Expects the length of the header name, followed by the header variable name address, followed by the address of the integer to read. Reads the header integer to the variable. The standard Pascaline behavior is to read the integer from the command line. The name of the header variable is passed to enable other behaviors. Removes the length, header name string, and variable address.</text:p>
      <text:p text:style-name="Standard"/>
      <text:p text:style-name="P15">System Call<text:tab/><text:tab/>Number <text:tab/>Stack in<text:tab/><text:tab/>Stack out</text:p>
      <text:p text:style-name="Standard"><text:span text:style-name="T55">rdif</text:span> <text:tab/><text:tab/><text:tab/>72<text:tab/><text:tab/>fld varaddr filadr<text:tab/>filadr</text:p>
      <text:p text:style-name="Standard">Read integer from text file with field. Expects the file variable address on stack, and the variable address to read to, then the field above that. Reads a single integer from the file to the variable. Only the characters from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5">rdr</text:span> <text:tab/><text:tab/><text:tab/>12<text:tab/><text:tab/>varaddr filadr<text:tab/><text:tab/>filadr</text:p>
      <text:p text:style-name="Standard">Read real from text file. Expects the file variable address on stack, and the variable address to read to above that. Reads a single real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5">rdre</text:span> <text:tab/><text:tab/><text:tab/>81<text:tab/><text:tab/>len sadr vadr</text:p>
      <text:p text:style-name="Standard">Read external real. Expects the length of the header name, followed by the header variable name address, followed by the address of the real to read. Reads the header integer to the variable. The standard Pascaline behavior is to read the integer from the command line. The name of the header variable is passed to enable other behaviors. Removes the length, header name string, and variable address.</text:p>
      <text:p text:style-name="table_20_header1">System Call<text:tab/><text:tab/>Number <text:tab/>Stack in<text:tab/><text:tab/>Stack out</text:p>
      <text:p text:style-name="Standard"><text:span text:style-name="T55">rdrf</text:span> <text:tab/><text:tab/><text:tab/>73<text:tab/><text:tab/>fld varadr filadr<text:tab/><text:tab/>fileaddr</text:p>
      <text:p text:style-name="Standard">Read real from text file with field. Expects the file variable address on stack, and the variable address to read to, then the field above that. Reads a single real from the file to the variable. Only the characters in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5">rds</text:span> <text:tab/><text:tab/><text:tab/>70<text:tab/><text:tab/>sadr <text:span text:style-name="T144">len </text:span>filadr<text:tab/><text:tab/>filadr</text:p>
      <text:p text:style-name="Standard">Read string. Expects the length of the string on stack top, followed by the string address, then the address of the file to read. Only the number of characters in the string are read. The length and string address are removed.</text:p>
      <text:p text:style-name="P17">System Call<text:tab/><text:tab/>Number <text:tab/>Stack in<text:tab/><text:tab/>Stack out</text:p>
      <text:p text:style-name="Standard"><text:span text:style-name="T55">rdsf</text:span> <text:tab/><text:tab/><text:tab/>76<text:tab/><text:tab/><text:span text:style-name="T144">fld sadr </text:span>len filadr<text:tab/>filadr</text:p>
      <text:p text:style-name="Standard">Read string with field. Expects the length of the string on stack top, followed by the field, and then the string address, then the address of the file to read. If the field is larger than the string, then trailing blanks are expected. If the field is shorter than the string, then only the number of characters in the field are read, and the rest of the string is left uninitialized. The length, field and string address are removed.</text:p>
      <text:p text:style-name="table_20_header1"><text:soft-page-break/>System Call<text:tab/><text:tab/>Number <text:tab/>Stack in<text:tab/><text:tab/>Stack out</text:p>
      <text:p text:style-name="Standard"><text:span text:style-name="T55">rdsp</text:span> <text:tab/><text:tab/><text:tab/>77<text:tab/><text:tab/>sadr <text:span text:style-name="T145">len </text:span>filadr<text:tab/><text:tab/>filadr</text:p>
      <text:p text:style-name="Standard">Read padded string. Expects the length of the string at stack top, followed by the base address of the string, then the file address under that. Reads characters into the string until either the string is full, or eoln occurs. If the string is full, and more characters exist on the line, an error results. If eoln occurs before the string is filled, then the string is padded out until the end with blanks. The length and string address are removed.</text:p>
      <text:p text:style-name="table_20_header1">System Call<text:tab/><text:tab/>Number <text:tab/>Stack in<text:tab/><text:tab/>Stack out</text:p>
      <text:p text:style-name="Standard">rib <text:tab/><text:tab/><text:tab/>37<text:tab/><text:tab/>max min vaddr filadr<text:tab/>filadr</text:p>
      <text:p text:style-name="Standard">Read an integer from text file with range check. Expects the file variable address on stack, the variable address to read to above that, then the minimum value min and the maximum value max at stack top. Reads a single integ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5">ribf</text:span> <text:tab/><text:tab/><text:tab/>72<text:tab/><text:tab/>max min <text:span text:style-name="T145">fld </text:span>vadr filadr<text:tab/>filadr</text:p>
      <text:p text:style-name="Standard">Read an integer from text file with range check and field. Expects the file variable address on stack, the variable address to read to above that, then the minimum value min and the maximum value max, and the field at stack top. Reads a single integer from the file, verifies that it lies in the specified range, and places it to the variable. If the character value lies out of range, a runtime error results. The read length is limited by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5">rln</text:span> <text:s/><text:tab/><text:tab/><text:tab/>3<text:tab/><text:tab/>filadr<text:tab/><text:tab/><text:tab/>filadr</text:p>
      <text:p text:style-name="Standard">Read next line from text file. Expects the file variable address on stack. The text file is read until an eoln() or eof() is encountered.</text:p>
      <text:p text:style-name="Standard">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5">rsb</text:span> <text:tab/><text:tab/><text:tab/>33<text:tab/><text:tab/>filadr</text:p>
      <text:p text:style-name="Standard">Reset file binary. Expects the file variable address on stack. The binary file is reset(). The file variable address is purged.</text:p>
      <text:p text:style-name="table_20_header1">System Call<text:tab/><text:tab/>Number <text:tab/>Stack in<text:tab/><text:tab/>Stack out</text:p>
      <text:p text:style-name="Standard"><text:span text:style-name="T55">rsf<text:tab/></text:span> <text:tab/><text:tab/>22<text:tab/><text:tab/>filadr</text:p>
      <text:p text:style-name="Standard">Reset file text. Expects the file variable address on stack. The text file is reset(). The file variable address is purged.</text:p>
      <text:p text:style-name="table_20_header1"><text:soft-page-break/>System Call<text:tab/><text:tab/>Number <text:tab/>Stack in<text:tab/><text:tab/>Stack out</text:p>
      <text:p text:style-name="Standard"><text:span text:style-name="T55">rwb</text:span> <text:tab/><text:tab/><text:tab/>34<text:tab/><text:tab/>fileaddr</text:p>
      <text:p text:style-name="Standard">Rewrite file binary. Expects the file variable address on stack. The binary file is rewritten. The file variable address is purged.</text:p>
      <text:p text:style-name="table_20_header1">System Call<text:tab/><text:tab/>Number <text:tab/>Stack in<text:tab/><text:tab/>Stack out</text:p>
      <text:p text:style-name="Standard"><text:span text:style-name="T55">rwf</text:span> <text:tab/><text:tab/><text:tab/>23<text:tab/><text:tab/>fileaddr</text:p>
      <text:p text:style-name="Standard">Rewrite file text. Expects the file variable address on stack. The text file is rewritten. The file variable address is purged.</text:p>
      <text:p text:style-name="table_20_header1">System Call<text:tab/><text:tab/>Number <text:tab/>Stack in<text:tab/><text:tab/>Stack out</text:p>
      <text:p text:style-name="Standard">sin <text:tab/><text:tab/><text:tab/>14<text:tab/><text:tab/>real<text:tab/><text:tab/><text:tab/>real</text:p>
      <text:p text:style-name="Standard">Find sine. Expects a real on stack. Finds the sine, and that replaces the stack top.</text:p>
      <text:p text:style-name="table_20_header1">System Call<text:tab/><text:tab/>Number <text:tab/>Stack in<text:tab/><text:tab/>Stack out</text:p>
      <text:p text:style-name="Standard"><text:span text:style-name="T55">sqt</text:span> <text:tab/><text:tab/><text:tab/>18<text:tab/><text:tab/>real<text:tab/><text:tab/><text:tab/>real</text:p>
      <text:p text:style-name="Standard">Find square root. Expects a real on stack. Finds the square root, and that replaces the stack top.</text:p>
      <text:p text:style-name="table_20_header1">System Call<text:tab/><text:tab/>Number <text:tab/>Stack in<text:tab/><text:tab/>Stack out</text:p>
      <text:p text:style-name="Standard"><text:span text:style-name="T55">thw</text:span> <text:tab/><text:tab/><text:tab/>2<text:tab/><text:tab/>evadr</text:p>
      <text:p text:style-name="Standard">Throw exception. The exception variable is at stack top. The exception stack is unwound by disposing of the stack to the last exception handler, then the exception variable is replaced on stack. The exception statement then does one or more matches for the exception variable, and throws another exception level if not found.</text:p>
      <text:p text:style-name="table_20_header1">System Call<text:tab/><text:tab/>Number <text:tab/>Stack in<text:tab/><text:tab/>Stack out</text:p>
      <text:p text:style-name="Standard"><text:span text:style-name="T55">upd</text:span> <text:tab/><text:tab/><text:tab/>49<text:tab/><text:tab/>filadr</text:p>
      <text:p text:style-name="Standard">Update file. Expects a file address on stack. The file is changed to write mode and positioned at the start. The file is removed from the stack.</text:p>
      <text:p text:style-name="P17">System Call<text:tab/><text:tab/>Number <text:tab/>Stack in<text:tab/><text:tab/>Stack out</text:p>
      <text:p text:style-name="Standard"><text:span text:style-name="T55">wbb</text:span> <text:tab/><text:tab/><text:tab/>31<text:tab/><text:tab/>boolean fileaddr<text:tab/><text:tab/>fileaddr</text:p>
      <text:p text:style-name="Standard">Write Boolean to binary file. Expects the file variable address on stack, and the Boolean to write to above that. Writes a single boolean to the file from the variable.</text:p>
      <text:p text:style-name="Standard">Purges the boolean <text:s/>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55">wbc</text:span> <text:tab/><text:tab/><text:tab/>30<text:tab/><text:tab/>char fileaddr<text:tab/><text:tab/>fileaddr</text:p>
      <text:p text:style-name="Standard">Write character to binary file. Expects the file variable address on stack, and the character to write to above that. Writes a single character to the file from the variable.</text:p>
      <text:p text:style-name="Standard">Purges the charact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5">wbf</text:span> <text:tab/><text:tab/><text:tab/>27<text:tab/><text:tab/>size varaddr fileaddr<text:tab/>fileaddr</text:p>
      <text:p text:style-name="Standard">Write binary variable to binary file. Expects the file variable address on stack, the address of the variable to write above that, and the size in bytes of the variable at stack top. Writes all the bytes of the variable to the file single boolean to the file from the variable.</text:p>
      <text:p text:style-name="Standard">Purges the size and the variable address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5">wbi</text:span> <text:tab/><text:tab/><text:tab/>28<text:tab/><text:tab/>integer fileaddr<text:tab/><text:tab/>fileaddr</text:p>
      <text:p text:style-name="Standard">Write integer to binary file. Expects the file variable address on stack, and an integer to write to above that. Writes a single integer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5">wbr</text:span> <text:tab/><text:tab/><text:tab/>29<text:tab/><text:tab/>real fileaddr<text:tab/><text:tab/>fileaddr</text:p>
      <text:p text:style-name="Standard">Write a real to binary file. Expects the file variable address on stack, and a real to write to above that. Writes a single real to the file from the variable.</text:p>
      <text:p text:style-name="Standard">Purges the real <text:s/>from the stack, but leaves the file variable address. This is because a group of single writes can use the same file reference, so it is left on stack until specifically removed.</text:p>
      <text:p text:style-name="P17">System Call<text:tab/><text:tab/>Number <text:tab/>Stack in<text:tab/><text:tab/>Stack out</text:p>
      <text:p text:style-name="Standard"><text:span text:style-name="T55">wbx</text:span> <text:tab/><text:tab/><text:tab/>45<text:tab/><text:tab/>integer fileaddr<text:tab/><text:tab/>fileaddr</text:p>
      <text:p text:style-name="Standard">Write byte to binary file. Expects the file variable address on stack, and an integer to write to above that. Writes a single byte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Standard"/>
      <text:p text:style-name="Standard"/>
      <text:p text:style-name="table_20_header1"><text:soft-page-break/>System Call<text:tab/><text:tab/>Number <text:tab/>Stack in<text:tab/><text:tab/>Stack out</text:p>
      <text:p text:style-name="Standard"><text:span text:style-name="T55">wiz</text:span> <text:tab/><text:tab/><text:tab/>66<text:tab/><text:tab/>width integer filadr<text:tab/>filadr</text:p>
      <text:p text:style-name="Standard">Write integer to text file in decimal form (base 10)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5">wizb</text:span> <text:tab/><text:tab/><text:tab/>69<text:tab/><text:tab/>width integer filadr</text:p>
      <text:p text:style-name="Standard">Write integer to text file in binary form (base 2)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5">wizh</text:span> <text:tab/><text:tab/><text:tab/>67<text:tab/><text:tab/>width integer filadr</text:p>
      <text:p text:style-name="Standard">Write integer to text file in hexadecimal form (base 16)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5">wizo</text:span> <text:tab/><text:tab/><text:tab/>68<text:tab/><text:tab/>width integer filadr</text:p>
      <text:p text:style-name="Standard">Write integer to text file in octal form (base 8)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P17">System Call<text:tab/><text:tab/>Number <text:tab/>Stack in<text:tab/><text:tab/>Stack out</text:p>
      <text:p text:style-name="Standard"><text:span text:style-name="T55">wln</text:span> <text:tab/><text:tab/><text:tab/>5<text:tab/><text:tab/>fileaddr<text:tab/><text:tab/><text:tab/>fileaddr</text:p>
      <text:p text:style-name="Standard">Write next line to text file. Expects the file variable address on stack. A new line is written to the text file.</text:p>
      <text:p text:style-name="Standard">Leaves the <text:s/>file variable address. This is because a group of single reads can use the same file reference, so it is left on stack until specifically removed.</text:p>
      <text:p text:style-name="Standard"/>
      <text:p text:style-name="table_20_header1"><text:soft-page-break/>System Call<text:tab/><text:tab/>Number <text:tab/>Stack in<text:tab/><text:tab/>Stack out</text:p>
      <text:p text:style-name="Standard"><text:span text:style-name="T55">wrb<text:tab/><text:tab/><text:tab/></text:span>24<text:tab/><text:tab/>width boolean fileaddr<text:tab/>fileaddr</text:p>
      <text:p text:style-name="Standard">Write boolean to text file. Expects the file variable address on stack, <text:s/>a boolean to write to above that, and a field width at stack top. Writes the Boolean in the given width.</text:p>
      <text:p text:style-name="Standard">Purges the width and the boolean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5">wrc</text:span> <text:tab/><text:tab/><text:tab/>10<text:tab/><text:tab/>width char fileaddr<text:tab/>fileaddr</text:p>
      <text:p text:style-name="Standard">Write character to text file. Expects the file variable address on stack, <text:s/>a character to write to above that, and a field width at stack top. Writes the character in the given width.</text:p>
      <text:p text:style-name="Standard">Purges the width and the charact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5">wrf</text:span> <text:tab/><text:tab/><text:tab/>25<text:tab/><text:tab/>frac width real fileaddr<text:tab/>fileaddr</text:p>
      <text:p text:style-name="Standard">Write real to text file in fixed point notation. Expects the file variable address on stack, <text:s/>a real to write to above that, a field width above that, and a fraction at stack top. Writes the real in the given width.</text:p>
      <text:p text:style-name="Standard">Purges the fraction,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5">wri</text:span> <text:tab/><text:tab/><text:tab/> 8<text:tab/><text:tab/>width integer fileaddr<text:tab/>fileaddr</text:p>
      <text:p text:style-name="Standard">Write integer to text file in decimal form (base 10).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P17">System Call<text:tab/><text:tab/>Number <text:tab/>Stack in<text:tab/><text:tab/>Stack out</text:p>
      <text:p text:style-name="Standard"><text:span text:style-name="T55">wrib</text:span> <text:tab/><text:tab/><text:tab/>64<text:tab/><text:tab/>width integer fileaddr<text:tab/>fileaddr</text:p>
      <text:p text:style-name="Standard">Write integer to text file in binary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55">wrih</text:span> <text:tab/><text:tab/><text:tab/>62<text:tab/><text:tab/>width integer fileaddr</text:p>
      <text:p text:style-name="Standard">Write integer to text file in hexadecimal form (base 16).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5">wrio</text:span> <text:tab/><text:tab/><text:tab/>63<text:tab/><text:tab/>width integer fileaddr</text:p>
      <text:p text:style-name="Standard">Write integer to text file in octal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5">wrr</text:span> <text:tab/><text:tab/><text:tab/> 9<text:tab/><text:tab/>width real fileaddr<text:tab/>fileaddr</text:p>
      <text:p text:style-name="Standard">Write real to text file in floating point notation. Expects the file variable address on stack, <text:s/>a real to write to above that, and a field width at stack top. Writes the real in the given width.</text:p>
      <text:p text:style-name="Standard">Purges the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text:tab/>Stack out</text:p>
      <text:p text:style-name="Standard"><text:span text:style-name="T55">wrs</text:span> <text:s/><text:tab/><text:tab/><text:tab/>6<text:tab/><text:tab/>width saddr len fileaddr<text:tab/><text:tab/>fileaddr</text:p>
      <text:p text:style-name="Standard">Write string to text file. Expects the file variable address on stack, the length of the string above that, address of the string to write to above that, and the field width above that.</text:p>
      <text:p text:style-name="Standard">Purges the length, width and the string address from the stack, but leaves the file variable address. This is because a group of single writes can use the same file reference, so it is left on stack until specifically removed.</text:p>
      <text:p text:style-name="P17">System Call<text:tab/><text:tab/>Number <text:tab/>Stack in<text:tab/><text:tab/>Stack out</text:p>
      <text:p text:style-name="Standard"><text:span text:style-name="T55">wrsp</text:span> <text:tab/><text:tab/><text:tab/>65<text:tab/><text:tab/>sadr len filadr</text:p>
      <text:p text:style-name="Standard">Write padded string to text file. Expects the string address first on stack, followed by the length, then the file address. The padded length of the string is determined, which is the position of the last non-space character in the string. Then the characters to the left of that position, inclusive, are output to the file. Removes the string address, length and file address.</text:p>
      <text:h text:style-name="P110" text:outline-level="3"><text:bookmark-start text:name="__RefHeading___Toc15952_2478585429_Copy_"/>System calls by number<text:bookmark-end text:name="__RefHeading___Toc15952_2478585429_Copy_"/><text:bookmark text:name="_Toc320481280_Copy_1"/><text:bookmark text:name="_Toc528309212_Copy_1"/><text:bookmark text:name="_Ref320433002_Copy_1"/><text:bookmark text:name="_Ref320433003_Copy_1"/></text:h>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50">0</text:p>
          </table:table-cell>
          <table:table-cell table:style-name="Table30.A1" office:value-type="string">
            <text:p text:style-name="P50">get</text:p>
          </table:table-cell>
          <table:table-cell table:style-name="Table30.A1" office:value-type="string">
            <text:p text:style-name="P50">1</text:p>
          </table:table-cell>
          <table:table-cell table:style-name="Table30.A1" office:value-type="string">
            <text:p text:style-name="P50">put</text:p>
          </table:table-cell>
        </table:table-row>
        <table:table-row table:style-name="Table30.1">
          <table:table-cell table:style-name="Table30.A1" office:value-type="string">
            <text:p text:style-name="P50">2</text:p>
          </table:table-cell>
          <table:table-cell table:style-name="Table30.A1" office:value-type="string">
            <text:p text:style-name="P50">thw</text:p>
          </table:table-cell>
          <table:table-cell table:style-name="Table30.A1" office:value-type="string">
            <text:p text:style-name="P50">3</text:p>
          </table:table-cell>
          <table:table-cell table:style-name="Table30.A1" office:value-type="string">
            <text:p text:style-name="P50">rln</text:p>
          </table:table-cell>
        </table:table-row>
        <table:table-row table:style-name="Table30.1">
          <table:table-cell table:style-name="Table30.A1" office:value-type="string">
            <text:p text:style-name="P50">4</text:p>
          </table:table-cell>
          <table:table-cell table:style-name="Table30.A1" office:value-type="string">
            <text:p text:style-name="P50">new</text:p>
          </table:table-cell>
          <table:table-cell table:style-name="Table30.A1" office:value-type="string">
            <text:p text:style-name="P50">5</text:p>
          </table:table-cell>
          <table:table-cell table:style-name="Table30.A1" office:value-type="string">
            <text:p text:style-name="P50">wln</text:p>
          </table:table-cell>
        </table:table-row>
        <table:table-row table:style-name="Table30.1">
          <table:table-cell table:style-name="Table30.A1" office:value-type="string">
            <text:p text:style-name="P50">6</text:p>
          </table:table-cell>
          <table:table-cell table:style-name="Table30.A1" office:value-type="string">
            <text:p text:style-name="P50">wrs</text:p>
          </table:table-cell>
          <table:table-cell table:style-name="Table30.A1" office:value-type="string">
            <text:p text:style-name="P50">7</text:p>
          </table:table-cell>
          <table:table-cell table:style-name="Table30.A1" office:value-type="string">
            <text:p text:style-name="P50">eln</text:p>
          </table:table-cell>
        </table:table-row>
        <table:table-row table:style-name="Table30.1">
          <table:table-cell table:style-name="Table30.A1" office:value-type="string">
            <text:p text:style-name="P50">8</text:p>
          </table:table-cell>
          <table:table-cell table:style-name="Table30.A1" office:value-type="string">
            <text:p text:style-name="P50">wri</text:p>
          </table:table-cell>
          <table:table-cell table:style-name="Table30.A1" office:value-type="string">
            <text:p text:style-name="P50">9</text:p>
          </table:table-cell>
          <table:table-cell table:style-name="Table30.A1" office:value-type="string">
            <text:p text:style-name="P50">wrr</text:p>
          </table:table-cell>
        </table:table-row>
        <table:table-row table:style-name="Table30.1">
          <table:table-cell table:style-name="Table30.A1" office:value-type="string">
            <text:p text:style-name="P50">10</text:p>
          </table:table-cell>
          <table:table-cell table:style-name="Table30.A1" office:value-type="string">
            <text:p text:style-name="P50">wrc</text:p>
          </table:table-cell>
          <table:table-cell table:style-name="Table30.A1" office:value-type="string">
            <text:p text:style-name="P50">11</text:p>
          </table:table-cell>
          <table:table-cell table:style-name="Table30.A1" office:value-type="string">
            <text:p text:style-name="P50">rdi</text:p>
          </table:table-cell>
        </table:table-row>
        <table:table-row table:style-name="Table30.1">
          <table:table-cell table:style-name="Table30.A1" office:value-type="string">
            <text:p text:style-name="P50">12</text:p>
          </table:table-cell>
          <table:table-cell table:style-name="Table30.A1" office:value-type="string">
            <text:p text:style-name="P50">rdr</text:p>
          </table:table-cell>
          <table:table-cell table:style-name="Table30.A1" office:value-type="string">
            <text:p text:style-name="P50">13</text:p>
          </table:table-cell>
          <table:table-cell table:style-name="Table30.A1" office:value-type="string">
            <text:p text:style-name="P50">rdc</text:p>
          </table:table-cell>
        </table:table-row>
        <table:table-row table:style-name="Table30.1">
          <table:table-cell table:style-name="Table30.A1" office:value-type="string">
            <text:p text:style-name="P50">14</text:p>
          </table:table-cell>
          <table:table-cell table:style-name="Table30.A1" office:value-type="string">
            <text:p text:style-name="P50">sin</text:p>
          </table:table-cell>
          <table:table-cell table:style-name="Table30.A1" office:value-type="string">
            <text:p text:style-name="P50">15</text:p>
          </table:table-cell>
          <table:table-cell table:style-name="Table30.A1" office:value-type="string">
            <text:p text:style-name="P50">cos</text:p>
          </table:table-cell>
        </table:table-row>
        <table:table-row table:style-name="Table30.1">
          <table:table-cell table:style-name="Table30.A1" office:value-type="string">
            <text:p text:style-name="P50">16</text:p>
          </table:table-cell>
          <table:table-cell table:style-name="Table30.A1" office:value-type="string">
            <text:p text:style-name="P50">exp</text:p>
          </table:table-cell>
          <table:table-cell table:style-name="Table30.A1" office:value-type="string">
            <text:p text:style-name="P50">17</text:p>
          </table:table-cell>
          <table:table-cell table:style-name="Table30.A1" office:value-type="string">
            <text:p text:style-name="P50">log</text:p>
          </table:table-cell>
        </table:table-row>
        <table:table-row table:style-name="Table30.1">
          <table:table-cell table:style-name="Table30.A1" office:value-type="string">
            <text:p text:style-name="P50">18</text:p>
          </table:table-cell>
          <table:table-cell table:style-name="Table30.A1" office:value-type="string">
            <text:p text:style-name="P50">sqt</text:p>
          </table:table-cell>
          <table:table-cell table:style-name="Table30.A1" office:value-type="string">
            <text:p text:style-name="P50">19</text:p>
          </table:table-cell>
          <table:table-cell table:style-name="Table30.A1" office:value-type="string">
            <text:p text:style-name="P50">atn</text:p>
          </table:table-cell>
        </table:table-row>
        <table:table-row table:style-name="Table30.1">
          <table:table-cell table:style-name="Table30.A1" office:value-type="string">
            <text:p text:style-name="P50">20</text:p>
          </table:table-cell>
          <table:table-cell table:style-name="Table30.A1" office:value-type="string">
            <text:p text:style-name="P50">---</text:p>
          </table:table-cell>
          <table:table-cell table:style-name="Table30.A1" office:value-type="string">
            <text:p text:style-name="P50">21</text:p>
          </table:table-cell>
          <table:table-cell table:style-name="Table30.A1" office:value-type="string">
            <text:p text:style-name="P50">pag</text:p>
          </table:table-cell>
        </table:table-row>
        <table:table-row table:style-name="Table30.1">
          <table:table-cell table:style-name="Table30.A1" office:value-type="string">
            <text:p text:style-name="P50">22</text:p>
          </table:table-cell>
          <table:table-cell table:style-name="Table30.A1" office:value-type="string">
            <text:p text:style-name="P50">rsf</text:p>
          </table:table-cell>
          <table:table-cell table:style-name="Table30.A1" office:value-type="string">
            <text:p text:style-name="P50">23</text:p>
          </table:table-cell>
          <table:table-cell table:style-name="Table30.A1" office:value-type="string">
            <text:p text:style-name="P50">rwf</text:p>
          </table:table-cell>
        </table:table-row>
        <table:table-row table:style-name="Table30.1">
          <table:table-cell table:style-name="Table30.A1" office:value-type="string">
            <text:p text:style-name="P50">24</text:p>
          </table:table-cell>
          <table:table-cell table:style-name="Table30.A1" office:value-type="string">
            <text:p text:style-name="P50">wrb</text:p>
          </table:table-cell>
          <table:table-cell table:style-name="Table30.A1" office:value-type="string">
            <text:p text:style-name="P50">25</text:p>
          </table:table-cell>
          <table:table-cell table:style-name="Table30.A1" office:value-type="string">
            <text:p text:style-name="P50">wrf</text:p>
          </table:table-cell>
        </table:table-row>
        <table:table-row table:style-name="Table30.1">
          <table:table-cell table:style-name="Table30.A1" office:value-type="string">
            <text:p text:style-name="P50">26</text:p>
          </table:table-cell>
          <table:table-cell table:style-name="Table30.A1" office:value-type="string">
            <text:p text:style-name="P50">dsp</text:p>
          </table:table-cell>
          <table:table-cell table:style-name="Table30.A1" office:value-type="string">
            <text:p text:style-name="P50">27</text:p>
          </table:table-cell>
          <table:table-cell table:style-name="Table30.A1" office:value-type="string">
            <text:p text:style-name="P50">wbf</text:p>
          </table:table-cell>
        </table:table-row>
        <table:table-row table:style-name="Table30.1">
          <table:table-cell table:style-name="Table30.A1" office:value-type="string">
            <text:p text:style-name="P50">28</text:p>
          </table:table-cell>
          <table:table-cell table:style-name="Table30.A1" office:value-type="string">
            <text:p text:style-name="P50">wbi</text:p>
          </table:table-cell>
          <table:table-cell table:style-name="Table30.A1" office:value-type="string">
            <text:p text:style-name="P50">29</text:p>
          </table:table-cell>
          <table:table-cell table:style-name="Table30.A1" office:value-type="string">
            <text:p text:style-name="P50">wbr</text:p>
          </table:table-cell>
        </table:table-row>
        <table:table-row table:style-name="Table30.1">
          <table:table-cell table:style-name="Table30.A1" office:value-type="string">
            <text:p text:style-name="P50">30</text:p>
          </table:table-cell>
          <table:table-cell table:style-name="Table30.A1" office:value-type="string">
            <text:p text:style-name="P50">wbc</text:p>
          </table:table-cell>
          <table:table-cell table:style-name="Table30.A1" office:value-type="string">
            <text:p text:style-name="P50">31</text:p>
          </table:table-cell>
          <table:table-cell table:style-name="Table30.A1" office:value-type="string">
            <text:p text:style-name="P50">wbb</text:p>
          </table:table-cell>
        </table:table-row>
        <table:table-row table:style-name="Table30.1">
          <table:table-cell table:style-name="Table30.A1" office:value-type="string">
            <text:p text:style-name="P50">32</text:p>
          </table:table-cell>
          <table:table-cell table:style-name="Table30.A1" office:value-type="string">
            <text:p text:style-name="P50">rbf</text:p>
          </table:table-cell>
          <table:table-cell table:style-name="Table30.A1" office:value-type="string">
            <text:p text:style-name="P50">33</text:p>
          </table:table-cell>
          <table:table-cell table:style-name="Table30.A1" office:value-type="string">
            <text:p text:style-name="P50">rsb</text:p>
          </table:table-cell>
        </table:table-row>
        <table:table-row table:style-name="Table30.1">
          <table:table-cell table:style-name="Table30.A1" office:value-type="string">
            <text:p text:style-name="P50">34</text:p>
          </table:table-cell>
          <table:table-cell table:style-name="Table30.A1" office:value-type="string">
            <text:p text:style-name="P50">rwb</text:p>
          </table:table-cell>
          <table:table-cell table:style-name="Table30.A1" office:value-type="string">
            <text:p text:style-name="P50">35</text:p>
          </table:table-cell>
          <table:table-cell table:style-name="Table30.A1" office:value-type="string">
            <text:p text:style-name="P50">gbf</text:p>
          </table:table-cell>
        </table:table-row>
        <table:table-row table:style-name="Table30.1">
          <table:table-cell table:style-name="Table30.A1" office:value-type="string">
            <text:p text:style-name="P50">36</text:p>
          </table:table-cell>
          <table:table-cell table:style-name="Table30.A1" office:value-type="string">
            <text:p text:style-name="P50">pbf</text:p>
          </table:table-cell>
          <table:table-cell table:style-name="Table30.A1" office:value-type="string">
            <text:p text:style-name="P50">37</text:p>
          </table:table-cell>
          <table:table-cell table:style-name="Table30.A1" office:value-type="string">
            <text:p text:style-name="P50">rib</text:p>
          </table:table-cell>
        </table:table-row>
        <table:table-row table:style-name="Table30.1">
          <table:table-cell table:style-name="Table30.A1" office:value-type="string">
            <text:p text:style-name="P50">38</text:p>
          </table:table-cell>
          <table:table-cell table:style-name="Table30.A1" office:value-type="string">
            <text:p text:style-name="P50">rcb</text:p>
          </table:table-cell>
          <table:table-cell table:style-name="Table30.A1" office:value-type="string">
            <text:p text:style-name="P50">39</text:p>
          </table:table-cell>
          <table:table-cell table:style-name="Table30.A1" office:value-type="string">
            <text:p text:style-name="P50">nwl</text:p>
          </table:table-cell>
        </table:table-row>
        <table:table-row table:style-name="Table30.1">
          <table:table-cell table:style-name="Table30.A1" office:value-type="string">
            <text:p text:style-name="P50">40</text:p>
          </table:table-cell>
          <table:table-cell table:style-name="Table30.A1" office:value-type="string">
            <text:p text:style-name="P50">dsl</text:p>
          </table:table-cell>
          <table:table-cell table:style-name="Table30.A1" office:value-type="string">
            <text:p text:style-name="P50">41</text:p>
          </table:table-cell>
          <table:table-cell table:style-name="Table30.A1" office:value-type="string">
            <text:p text:style-name="P50">eof</text:p>
          </table:table-cell>
        </table:table-row>
        <table:table-row table:style-name="Table30.1">
          <table:table-cell table:style-name="Table30.A1" office:value-type="string">
            <text:p text:style-name="P50">42</text:p>
          </table:table-cell>
          <table:table-cell table:style-name="Table30.A1" office:value-type="string">
            <text:p text:style-name="P50">efb</text:p>
          </table:table-cell>
          <table:table-cell table:style-name="Table30.A1" office:value-type="string">
            <text:p text:style-name="P50">43</text:p>
          </table:table-cell>
          <table:table-cell table:style-name="Table30.A1" office:value-type="string">
            <text:p text:style-name="P50">fbv</text:p>
          </table:table-cell>
        </table:table-row>
        <table:table-row table:style-name="Table30.1">
          <table:table-cell table:style-name="Table30.A1" office:value-type="string">
            <text:p text:style-name="P50">44</text:p>
          </table:table-cell>
          <table:table-cell table:style-name="Table30.A1" office:value-type="string">
            <text:p text:style-name="P50">fvb</text:p>
          </table:table-cell>
          <table:table-cell table:style-name="Table30.A1" office:value-type="string">
            <text:p text:style-name="P50">45</text:p>
          </table:table-cell>
          <table:table-cell table:style-name="Table30.A1" office:value-type="string">
            <text:p text:style-name="P50">wbx</text:p>
          </table:table-cell>
        </table:table-row>
        <table:table-row table:style-name="Table30.1">
          <table:table-cell table:style-name="Table30.A1" office:value-type="string">
            <text:p text:style-name="P50">46</text:p>
          </table:table-cell>
          <table:table-cell table:style-name="Table30.A1" office:value-type="string">
            <text:p text:style-name="P50">ass</text:p>
          </table:table-cell>
          <table:table-cell table:style-name="Table30.A1" office:value-type="string">
            <text:p text:style-name="P50">47</text:p>
          </table:table-cell>
          <table:table-cell table:style-name="Table30.A1" office:value-type="string">
            <text:p text:style-name="P50">clst</text:p>
          </table:table-cell>
        </table:table-row>
        <table:table-row table:style-name="Table30.1">
          <table:table-cell table:style-name="Table30.A1" office:value-type="string">
            <text:p text:style-name="P50">48</text:p>
          </table:table-cell>
          <table:table-cell table:style-name="Table30.A1" office:value-type="string">
            <text:p text:style-name="P50">pos</text:p>
          </table:table-cell>
          <table:table-cell table:style-name="Table30.A1" office:value-type="string">
            <text:p text:style-name="P50">49</text:p>
          </table:table-cell>
          <table:table-cell table:style-name="Table30.A1" office:value-type="string">
            <text:p text:style-name="P50">upd</text:p>
          </table:table-cell>
        </table:table-row>
        <table:table-row table:style-name="Table30.1">
          <table:table-cell table:style-name="Table30.A1" office:value-type="string">
            <text:p text:style-name="P50">50</text:p>
          </table:table-cell>
          <table:table-cell table:style-name="Table30.A1" office:value-type="string">
            <text:p text:style-name="P50">app</text:p>
          </table:table-cell>
          <table:table-cell table:style-name="Table30.A1" office:value-type="string">
            <text:p text:style-name="P50">51</text:p>
          </table:table-cell>
          <table:table-cell table:style-name="Table30.A1" office:value-type="string">
            <text:p text:style-name="P50">del</text:p>
          </table:table-cell>
        </table:table-row>
        <table:table-row table:style-name="Table30.1">
          <table:table-cell table:style-name="Table30.A1" office:value-type="string">
            <text:p text:style-name="P50">52</text:p>
          </table:table-cell>
          <table:table-cell table:style-name="Table30.A1" office:value-type="string">
            <text:p text:style-name="P50">chg</text:p>
          </table:table-cell>
          <table:table-cell table:style-name="Table30.A1" office:value-type="string">
            <text:p text:style-name="P50">53</text:p>
          </table:table-cell>
          <table:table-cell table:style-name="Table30.A1" office:value-type="string">
            <text:p text:style-name="P50">len</text:p>
          </table:table-cell>
        </table:table-row>
        <table:table-row table:style-name="Table30.1">
          <table:table-cell table:style-name="Table30.A1" office:value-type="string">
            <text:p text:style-name="P50">54</text:p>
          </table:table-cell>
          <table:table-cell table:style-name="Table30.A1" office:value-type="string">
            <text:p text:style-name="P50">loc</text:p>
          </table:table-cell>
          <table:table-cell table:style-name="Table30.A1" office:value-type="string">
            <text:p text:style-name="P50">55</text:p>
          </table:table-cell>
          <table:table-cell table:style-name="Table30.A1" office:value-type="string">
            <text:p text:style-name="P50">exs</text:p>
          </table:table-cell>
        </table:table-row>
        <table:table-row table:style-name="Table30.1">
          <table:table-cell table:style-name="Table30.A1" office:value-type="string">
            <text:p text:style-name="P50">56</text:p>
          </table:table-cell>
          <table:table-cell table:style-name="Table30.A1" office:value-type="string">
            <text:p text:style-name="P50">ass</text:p>
          </table:table-cell>
          <table:table-cell table:style-name="Table30.A1" office:value-type="string">
            <text:p text:style-name="P50">57</text:p>
          </table:table-cell>
          <table:table-cell table:style-name="Table30.A1" office:value-type="string">
            <text:p text:style-name="P50">clsb</text:p>
          </table:table-cell>
        </table:table-row>
        <table:table-row table:style-name="Table30.1">
          <table:table-cell table:style-name="Table30.A1" office:value-type="string">
            <text:p text:style-name="P50">58</text:p>
          </table:table-cell>
          <table:table-cell table:style-name="Table30.A1" office:value-type="string">
            <text:p text:style-name="P50">app</text:p>
          </table:table-cell>
          <table:table-cell table:style-name="Table30.A1" office:value-type="string">
            <text:p text:style-name="P50">59</text:p>
          </table:table-cell>
          <table:table-cell table:style-name="Table30.A1" office:value-type="string">
            <text:p text:style-name="P50">hlt</text:p>
          </table:table-cell>
        </table:table-row>
        <table:table-row table:style-name="Table30.1">
          <table:table-cell table:style-name="Table30.A1" office:value-type="string">
            <text:p text:style-name="P50">60</text:p>
          </table:table-cell>
          <table:table-cell table:style-name="Table30.A1" office:value-type="string">
            <text:p text:style-name="P50">ast</text:p>
          </table:table-cell>
          <table:table-cell table:style-name="Table30.A1" office:value-type="string">
            <text:p text:style-name="P50">61</text:p>
          </table:table-cell>
          <table:table-cell table:style-name="Table30.A1" office:value-type="string">
            <text:p text:style-name="P50">asts</text:p>
          </table:table-cell>
        </table:table-row>
        <table:table-row table:style-name="Table30.1">
          <table:table-cell table:style-name="Table30.A1" office:value-type="string">
            <text:p text:style-name="P50">62</text:p>
          </table:table-cell>
          <table:table-cell table:style-name="Table30.A1" office:value-type="string">
            <text:p text:style-name="P50">wri</text:p>
          </table:table-cell>
          <table:table-cell table:style-name="Table30.A1" office:value-type="string">
            <text:p text:style-name="P50">63</text:p>
          </table:table-cell>
          <table:table-cell table:style-name="Table30.A1" office:value-type="string">
            <text:p text:style-name="P50">wrio</text:p>
          </table:table-cell>
        </table:table-row>
        <table:table-row table:style-name="Table30.1">
          <table:table-cell table:style-name="Table30.A1" office:value-type="string">
            <text:p text:style-name="P50">64</text:p>
          </table:table-cell>
          <table:table-cell table:style-name="Table30.A1" office:value-type="string">
            <text:p text:style-name="P50">wri</text:p>
          </table:table-cell>
          <table:table-cell table:style-name="Table30.A1" office:value-type="string">
            <text:p text:style-name="P50">65</text:p>
          </table:table-cell>
          <table:table-cell table:style-name="Table30.A1" office:value-type="string">
            <text:p text:style-name="P50">wrsp</text:p>
          </table:table-cell>
        </table:table-row>
        <table:table-row table:style-name="Table30.1">
          <table:table-cell table:style-name="Table30.A1" office:value-type="string">
            <text:p text:style-name="P50">66</text:p>
          </table:table-cell>
          <table:table-cell table:style-name="Table30.A1" office:value-type="string">
            <text:p text:style-name="P50">wiz</text:p>
          </table:table-cell>
          <table:table-cell table:style-name="Table30.A1" office:value-type="string">
            <text:p text:style-name="P50">67</text:p>
          </table:table-cell>
          <table:table-cell table:style-name="Table30.A1" office:value-type="string">
            <text:p text:style-name="P50">wizh</text:p>
          </table:table-cell>
        </table:table-row>
        <table:table-row table:style-name="Table30.1">
          <table:table-cell table:style-name="Table30.A1" office:value-type="string">
            <text:p text:style-name="P50">68</text:p>
          </table:table-cell>
          <table:table-cell table:style-name="Table30.A1" office:value-type="string">
            <text:p text:style-name="P50">wiz</text:p>
          </table:table-cell>
          <table:table-cell table:style-name="Table30.A1" office:value-type="string">
            <text:p text:style-name="P50">69</text:p>
          </table:table-cell>
          <table:table-cell table:style-name="Table30.A1" office:value-type="string">
            <text:p text:style-name="P50">wizb</text:p>
          </table:table-cell>
        </table:table-row>
        <table:table-row table:style-name="Table30.1">
          <table:table-cell table:style-name="Table30.A1" office:value-type="string">
            <text:p text:style-name="P50">70</text:p>
          </table:table-cell>
          <table:table-cell table:style-name="Table30.A1" office:value-type="string">
            <text:p text:style-name="P50">rds</text:p>
          </table:table-cell>
          <table:table-cell table:style-name="Table30.A1" office:value-type="string">
            <text:p text:style-name="P50">71</text:p>
          </table:table-cell>
          <table:table-cell table:style-name="Table30.A1" office:value-type="string">
            <text:p text:style-name="P50">ribf</text:p>
          </table:table-cell>
        </table:table-row>
        <table:table-row table:style-name="Table30.1">
          <table:table-cell table:style-name="Table30.A1" office:value-type="string">
            <text:p text:style-name="P50">72</text:p>
          </table:table-cell>
          <table:table-cell table:style-name="Table30.A1" office:value-type="string">
            <text:p text:style-name="P50">rdi</text:p>
          </table:table-cell>
          <table:table-cell table:style-name="Table30.A1" office:value-type="string">
            <text:p text:style-name="P50">73</text:p>
          </table:table-cell>
          <table:table-cell table:style-name="Table30.A1" office:value-type="string">
            <text:p text:style-name="P50">rdrf</text:p>
          </table:table-cell>
        </table:table-row>
        <table:table-row table:style-name="Table30.1">
          <table:table-cell table:style-name="Table30.A1" office:value-type="string">
            <text:p text:style-name="P50">74</text:p>
          </table:table-cell>
          <table:table-cell table:style-name="Table30.A1" office:value-type="string">
            <text:p text:style-name="P50">rcb</text:p>
          </table:table-cell>
          <table:table-cell table:style-name="Table30.A1" office:value-type="string">
            <text:p text:style-name="P50">75</text:p>
          </table:table-cell>
          <table:table-cell table:style-name="Table30.A1" office:value-type="string">
            <text:p text:style-name="P50">rdcf</text:p>
          </table:table-cell>
        </table:table-row>
        <table:table-row table:style-name="Table30.1">
          <table:table-cell table:style-name="Table30.A1" office:value-type="string">
            <text:p text:style-name="P50">76</text:p>
          </table:table-cell>
          <table:table-cell table:style-name="Table30.A1" office:value-type="string">
            <text:p text:style-name="P50">rds</text:p>
          </table:table-cell>
          <table:table-cell table:style-name="Table30.A1" office:value-type="string">
            <text:p text:style-name="P50">77</text:p>
          </table:table-cell>
          <table:table-cell table:style-name="Table30.A1" office:value-type="string">
            <text:p text:style-name="P50">rdsp</text:p>
          </table:table-cell>
        </table:table-row>
        <table:table-row table:style-name="Table30.1">
          <table:table-cell table:style-name="Table30.A1" office:value-type="string">
            <text:p text:style-name="P50">78</text:p>
          </table:table-cell>
          <table:table-cell table:style-name="Table30.A1" office:value-type="string">
            <text:p text:style-name="P50">aef</text:p>
          </table:table-cell>
          <table:table-cell table:style-name="Table30.A1" office:value-type="string">
            <text:p text:style-name="P50">79</text:p>
          </table:table-cell>
          <table:table-cell table:style-name="Table30.A1" office:value-type="string">
            <text:p text:style-name="P50">aefb</text:p>
          </table:table-cell>
        </table:table-row>
        <text:soft-page-break/>
        <table:table-row table:style-name="Table30.1">
          <table:table-cell table:style-name="Table30.A1" office:value-type="string">
            <text:p text:style-name="P50">80</text:p>
          </table:table-cell>
          <table:table-cell table:style-name="Table30.A1" office:value-type="string">
            <text:p text:style-name="P50">rdi</text:p>
          </table:table-cell>
          <table:table-cell table:style-name="Table30.A1" office:value-type="string">
            <text:p text:style-name="P50">81</text:p>
          </table:table-cell>
          <table:table-cell table:style-name="Table30.A1" office:value-type="string">
            <text:p text:style-name="P50">rdre</text:p>
          </table:table-cell>
        </table:table-row>
      </table:table>
      <text:p text:style-name="Standard"/>
      <text:p text:style-name="Standard">Note: “---” indicates “unused”.</text:p>
      <text:p text:style-name="P54"/>
      <text:h text:style-name="P105" text:outline-level="1"><text:bookmark-start text:name="__RefHeading___Toc15952_2478585429"/><text:bookmark-start text:name="_Toc528309212"/><text:bookmark-start text:name="_Ref320433003"/><text:bookmark-start text:name="_Ref320433002"/><text:bookmark-start text:name="_Toc320481280"/>Testing Pascal-P6<text:bookmark-end text:name="__RefHeading___Toc15952_2478585429"/><text:bookmark-end text:name="_Toc528309212"/><text:bookmark-end text:name="_Ref320433003"/><text:bookmark-end text:name="_Ref320433002"/><text:bookmark-end text:name="_Toc320481280"/></text:h>
      <text:p text:style-name="Standard">In the original implementation of Pascal and the Pascal-P porting kit, the implementation of tests on the system were largely undefined. Today, most programmers realize that any program exists as a collection of the code, documentation, and finally the tests for the program to prove it correct. If any one of these elements is missing, much as a three legged stool, the program will fall over. In reality, an “undocumented” program that is popular gets documented by its users or by third parties, such as independent book writers. Tests can be carried out ad-hoc, or essentially fall to the users (their happiness with this situation being quite another matter!).</text:p>
      <text:p text:style-name="Standard">Thus, as important to Pascal-P6 as its code or documents are its tests. This was widely recognized with original Pascal, and an extensive series of tests were created with the advent of the ISO 7185 standard, as documented in “Pascal compiler validation” [Brian Wichmann &amp; Z. J. Chechanowicz]. This was an excellent series of tests that showed close relationship to the standard. Unfortunately, the rights to this test series, which was initially openly distributed, were closely held, and the project is essentially dead today.</text:p>
      <text:p text:style-name="Standard">Accordingly, I have created a new series of tests for Pascal-P6, and now that is distributed with Pascal-P6 itself, and continues to be improved. The PAT or Pascal Acceptance Test is completely automated. Further, because the original ISO 7185 validation tests were distributed in the “Pascal User’s Group” free of restrictions, I have used them to check on the completeness of the PAT. Thus, even if the original ISO 7185 validation tests cannot legally be distributed, the PAT is tracable back to these tests and is a reliable substitute for them.</text:p>
      <text:h text:style-name="Heading_20_2" text:outline-level="2"><text:bookmark-start text:name="__RefHeading___Toc15954_2478585429_Copy_"/><text:bookmark-start text:name="_Toc528309213_Copy_1"/><text:bookmark-start text:name="_Toc320481281_Copy_1"/>Running a Full Regression Test<text:bookmark-end text:name="__RefHeading___Toc15954_2478585429_Copy_"/><text:bookmark-end text:name="_Toc528309213_Copy_1"/><text:bookmark-end text:name="_Toc320481281_Copy_1"/></text:h>
      <text:p text:style-name="Standard">The script regress runs a regression test on Pascal-P6. The format is:</text:p>
      <text:p text:style-name="Code">regress [--full|--short|--pint|--pmach|--cmach]…</text:p>
      <text:p text:style-name="Code"/>
      <text:p text:style-name="Standard">The regression script runs the full suite of tests for Pascal-P6. Normally, a short test is done that does not include self compilation. This can be overridden with the --full option. A self compile and test can take considerable time, hours or even days depending on the host machine.</text:p>
      <text:p text:style-name="Standard">The regress script checks all of the outputs of individual tests, and produces a file:</text:p>
      <text:p text:style-name="Standard">regress_report.txt</text:p>
      <text:p text:style-name="Standard">That contains all of the output of the regression.</text:p>
      <text:p text:style-name="Standard">The regression is normally done on all P-Machine machine types, pint, pmach and cmach. It can be run against only one of these by specifying that machine’s option, --pint, --pmach or –cmach.</text:p>
      <text:h text:style-name="Heading_20_2" text:outline-level="2"><text:bookmark-start text:name="__RefHeading___Toc15954_2478585429"/><text:bookmark-start text:name="_Toc528309213"/><text:bookmark-start text:name="_Toc320481281"/>Running Individual tests<text:bookmark-end text:name="__RefHeading___Toc15954_2478585429"/><text:bookmark-end text:name="_Toc528309213"/><text:bookmark-end text:name="_Toc320481281"/></text:h>
      <text:h text:style-name="Heading_20_3" text:outline-level="3"><text:bookmark-start text:name="__RefHeading___Toc15956_2478585429"/><text:bookmark-start text:name="_Toc320481282"/><text:bookmark-start text:name="_Toc528309214"/>testprog<text:bookmark-end text:name="__RefHeading___Toc15956_2478585429"/><text:bookmark-end text:name="_Toc320481282"/><text:bookmark-end text:name="_Toc528309214"/></text:h>
      <text:p text:style-name="Standard">The main test script for testing <text:s/>is:</text:p>
      <text:p text:style-name="Standard">testprog &lt;Pascal source file&gt;</text:p>
      <text:p text:style-name="Standard">testprog.bat &lt;Pascal source file&gt;</text:p>
      <text:p text:style-name="Standard">testprog is a “one stop” test resource for most programs. It expects the following files to exist under the given primary filename:</text:p>
      <text:p text:style-name="Standard"><text:soft-page-break/>program.pas<text:tab/>The Pascal source file.</text:p>
      <text:p text:style-name="Standard">program.inp<text:tab/>The input file for the running program.</text:p>
      <text:p text:style-name="Standard">program.cmp<text:tab/>The reference file for the expected output.</text:p>
      <text:p text:style-name="P197">program.dat<text:tab/>The data file for the program (fed to prd in pint)</text:p>
      <text:p text:style-name="Standard">testprog compiles and runs the target program, and checks its output against the reference file. Several files are produced during the process:</text:p>
      <text:p text:style-name="P43">program.p6<text:tab/>Contains the intermediate code for the program as compiled by pcom.</text:p>
      <text:p text:style-name="P43"><text:span text:style-name="T146">p</text:span>rogram.err<text:tab/>Contains the output from pcom. This includes the status line indicating the number of errors. It also typically contains a listing of the program as compiled, which contains line numbers and other information. Note that if the pcom compile run produces errors, testprog will stop.</text:p>
      <text:p text:style-name="P43"><text:span text:style-name="T146">p</text:span>rogram.lst<text:tab/>Contains the output from <text:s/>the program when run. This is all output to the standard “ output” file.</text:p>
      <text:p text:style-name="P43"><text:span text:style-name="T146">p</text:span>rogram.out<text:tab/>This is all of the output to the “prr” special file. This is only used by Pascal-P6 for special purposes, such as to output the intermediate code, and most programs will be empty.</text:p>
      <text:p text:style-name="P43"><text:span text:style-name="T146">p</text:span>rogram.dif<text:tab/>This is the output of the diff command between program.lst and program.cmp. It should be empy if the program produced the output expected.</text:p>
      <text:p text:style-name="Standard">Not all of the files for testprog need to have contents. For example, a program that does not do input does not need to have a program.inp file. <text:span text:style-name="T147">A program that does not use a data file does not need the program.dat file. </text:span>An example of this would be the “hello” program. However, testprog expects all of the files to exist, so the file must be present and empty.</text:p>
      <text:p text:style-name="Standard">To determine if the test ran correctly, the output of first the program.err file should be checked for zero errors, then the resulting program.dif file is checked for zero length. All of these results are announced during the test:</text:p>
      <text:p text:style-name="Code">C:\projects\PASCAL\P6_ext&gt;testprog sample_programs\roman</text:p>
      <text:p text:style-name="Code">Compile and run sample_programs\roman</text:p>
      <text:p text:style-name="Code">Compile fails, examine the sample_programs\roman.err file</text:p>
      <text:p text:style-name="Standard"/>
      <text:p text:style-name="Standard">For a program that has a compile error.</text:p>
      <text:p text:style-name="Code">C:\projects\PASCAL\P6_ext&gt;testprog sample_programs\roman</text:p>
      <text:p text:style-name="Code">Compile and run sample_programs\roman</text:p>
      <text:p text:style-name="Code">03/18/2012 <text:s/>10:44 AM <text:s text:c="15"/>76 roman.dif</text:p>
      <text:p text:style-name="Code"/>
      <text:p text:style-name="Standard">For a program that does not match it’s expected output.</text:p>
      <text:p text:style-name="Standard">If a large series of test programs are compiled and run with testprog, it may be more efficient to examine the output files to determine the result, first the program.err file, then the program.dif file. The rejection test is a good example of such a large series of files.</text:p>
      <text:h text:style-name="Heading_20_3" text:outline-level="3"><text:bookmark-start text:name="__RefHeading___Toc15958_2478585429"/><text:bookmark-start text:name="_Toc528309215"/><text:bookmark-start text:name="_Toc320481283"/><text:soft-page-break/>Other tests<text:bookmark-end text:name="__RefHeading___Toc15958_2478585429"/><text:bookmark-end text:name="_Toc528309215"/><text:bookmark-end text:name="_Toc320481283"/></text:h>
      <text:p text:style-name="Standard">Not all test programs work well with the testprog script. Examples are “pascals”, and the self compile. For these programs a special test script is provided. See the sections on individual test types for more details.</text:p>
      <text:h text:style-name="Heading_20_2" text:outline-level="2"><text:bookmark-start text:name="__RefHeading___Toc15962_2478585429"/><text:bookmark-start text:name="_Toc320481285"/><text:bookmark-start text:name="_Toc528309217"/>Test types<text:bookmark-end text:name="__RefHeading___Toc15962_2478585429"/><text:bookmark-end text:name="_Toc320481285"/><text:bookmark-end text:name="_Toc528309217"/></text:h>
      <text:p text:style-name="Standard">The Pascal-P6 tests are divided into two major categories, referred here as “positive” <text:s/>and “negative” tests. The positive tests are designed to test what the compiler should accept as a valid program. The negative tests are designed to test what the compiler should reject as invalid programs.</text:p>
      <text:p text:style-name="Standard">Thus, they are termed here as the “Pascal Acceptance” test, and the “Pascal Rejection test”. The two test types are fundamentally different. For example, all of the acceptance tests can appear in a single program, since the entire program should compile and run as a valid program. However, the Pascal rejection test cannot practically be represented as a single program because it would (or should) consist of a repeated series of errors. The compiler could conceivably recover from the each error sufficiently to encounter and properly flag the next error, but this would not be reliable, and would vary from compiler to compiler. Further, such a test would test error recovery as well as simple error detection, which are two separate issues, and should be covered by two separate tests.</text:p>
      <text:h text:style-name="Heading_20_2" text:outline-level="2"><text:bookmark-start text:name="__RefHeading___Toc15964_2478585429"/><text:bookmark-start text:name="_Toc320481286"/><text:bookmark-start text:name="_Toc528309218"/>The Pascal acceptance test<text:bookmark-end text:name="__RefHeading___Toc15964_2478585429"/><text:bookmark-end text:name="_Toc320481286"/><text:bookmark-end text:name="_Toc528309218"/></text:h>
      <text:p text:style-name="Standard">The Pascal acceptance test consists of program constructs that are correct for ISO 7185 Pascal. It should both compile and run under a ISO 7185 Pascal compatible compiler. The acceptance test is present in a single source file:</text:p>
      <text:p text:style-name="Standard">iso7185pat.pas</text:p>
      <text:p text:style-name="Standard">Normally the PAT is run via testprog.</text:p>
      <text:h text:style-name="Heading_20_2" text:outline-level="2"><text:bookmark-start text:name="__RefHeading___Toc15966_2478585429"/><text:bookmark-start text:name="_Toc320481287"/><text:bookmark-start text:name="_Toc528309219"/>The Pascal rejection test<text:bookmark-end text:name="__RefHeading___Toc15966_2478585429"/><text:bookmark-end text:name="_Toc320481287"/><text:bookmark-end text:name="_Toc528309219"/></text:h>
      <text:p text:style-name="Standard">The Pascal rejection test is arranged as a series of short tests because each test is designed to fail. Thus, ideally only one failure point at a time is executed.</text:p>
      <text:p text:style-name="Standard">The test script, runprt, is designed so that each result is checked for if an error occurred or not, with the lack of an error being a fail. However, there are at least two characteristics of a test result that go to quality, and thus imply that the result should be hand checked at least once:</text:p>
      <text:list text:style-name="WWNum3">
        <text:list-item>
          <text:p text:style-name="P122">The indicated error may or may not be appropriate for the error that was caused (for example, indicating a missing ':' when the problem was a missing ';').</text:p>
        </text:list-item>
        <text:list-item>
          <text:p text:style-name="P122">The error may generate many collateral errors, or even refuse to compile the remainder of the program. This includes generating recycle balance errors.</text:p>
        </text:list-item>
      </text:list>
      <text:p text:style-name="Standard">The error signature of the compile can be compared to the previous runs, but a miscompare does not automatically fail the compiler, since error handling may have changed. The typical strategy is to run a new compiler version through the PRT test, and hand-examine only the error differences. If the changes in the compiler are minor, a compare go/no go will serve as a regression test.</text:p>
      <text:p text:style-name="Standard">Here are descriptions of each of the tests.</text:p>
      <text:p text:style-name="Standard"/>
      <text:p text:style-name="P44"><text:soft-page-break/>Class 1: <text:tab/>Syntax graph visitation. These tests are for various points on the syntax graph, typically addition or elidation of a critical symbol. These tests are not meant to be exhaustive, since there are an infinite number of possible syntax constructions. Rather, it is designed to be representative.</text:p>
      <text:p text:style-name="P13">The syntax visitation is according to the Pascal Users's manual and Report" 4th edition, Appendix D, Syntax diagrams. The tests run in reverse, starting with "program", and working backwards. Thus, the syntax checks are performed top to bottom.</text:p>
      <text:p text:style-name="P44">Class 2:<text:tab/>Semantic tests. These tests are for the meaning of the program. Examples include using an undefined variable, using a type in the incorrect context, executing a case statement where there is no case matching the selector, etc.</text:p>
      <text:p text:style-name="Standard">Note that the tests are not designed to be a complete set of failure modes for the compiler, nor is that possible, since the set of possible failure modes is infinite. Instead, this test is designed to be representative", or contain a series of known failure modes that test the quality of error checking and recovery in the compiler.</text:p>
      <text:p text:style-name="Standard">Note that the semantic errors are the same as those enumerated in the ISO 7185 standard in Appendix D, offset in number by the section 1700. Not all errors in this section have equivalent test cases. It is possible for an error defined by the standard to be without expression as a program. The description of the error is as was written in the ISO 7185 standard.</text:p>
      <text:p text:style-name="Standard">The ISO 7158 listed errors are a mix of compile time and runtime errors. On some errors, either mode is possible, on others, not. For these cases, we have tried to break the test program into two sections, one that could fail at compile time, and others that do not. These are labeled with an appended A, B, C, etc.</text:p>
      <text:p text:style-name="Standard">There can be other reasons to divide a test case into two programs.</text:p>
      <text:p text:style-name="Standard">With semantic errors, there is always the possibility that the code could be changed by an aggressive compiler to eliminate or nullify the test case. There is no requirement in ISO 7185 that the compiler render into code a statement that clearly has no effect in the final program, just to achieve an error result. Its really not possible to defeat this kind of optimization entirely. Printing to output is one possibility, but even then there is nothing to prevent the compiler from assuming it knows what the output will be and changing it. This is perhaps a subject for further research.</text:p>
      <text:h text:style-name="Heading_20_3" text:outline-level="3"><text:bookmark-start text:name="__RefHeading___Toc15968_2478585429"/><text:bookmark-start text:name="_Toc528309220"/><text:bookmark-start text:name="_Toc320481288"/>List of tests<text:bookmark-end text:name="__RefHeading___Toc15968_2478585429"/><text:bookmark-end text:name="_Toc528309220"/><text:bookmark-end text:name="_Toc320481288"/></text:h>
      <text:h text:style-name="Heading_20_4" text:outline-level="4"><text:bookmark-start text:name="__RefHeading___Toc15970_2478585429"/><text:bookmark-start text:name="_Toc528309221"/>Class 1: Syntatic errors<text:bookmark-end text:name="__RefHeading___Toc15970_2478585429"/><text:bookmark-end text:name="_Toc528309221"/></text:h>
      <text:p text:style-name="P45" loext:marker-style-name="T86"><text:span text:style-name="T86">Program</text:span><text:span text:style-name="T86"/></text:p>
      <text:p text:style-name="P46">iso7185prt0001<text:tab/>Missing semicolon after program statement</text:p>
      <text:p text:style-name="P46">iso7185prt0002<text:tab/>missing "program" word-symbol</text:p>
      <text:p text:style-name="P46">iso7185prt0003<text:tab/>missing program name word-symbol</text:p>
      <text:p text:style-name="P46">iso7185prt0004<text:tab/>Moved</text:p>
      <text:p text:style-name="P46">iso7185prt0005<text:tab/>Moved</text:p>
      <text:p text:style-name="P46">iso7185prt0006<text:tab/>missing period</text:p>
      <text:p text:style-name="P46">iso7185prt0007<text:tab/>Extra semicolon</text:p>
      <text:p text:style-name="P46">iso7185prt0008<text:tab/>Missing header parameters</text:p>
      <text:p text:style-name="P46">iso7185prt0009<text:tab/>Opening paren for program header only</text:p>
      <text:p text:style-name="P46">iso7185prt0010<text:tab/>Closing paren for program header only</text:p>
      <text:p text:style-name="P46">iso7185prt0011<text:tab/>Improperly terminated header list</text:p>
      <text:p text:style-name="P45">iso7185prt0012<text:tab/>Consecutive semicolons</text:p>
      <text:p text:style-name="P45" loext:marker-style-name="T86"><text:soft-page-break/><text:span text:style-name="T86">Block</text:span><text:span text:style-name="T86"/></text:p>
      <text:p text:style-name="P46">iso7185prt0013<text:tab/>Missing number for label</text:p>
      <text:p text:style-name="P46">iso7185prt0014<text:tab/>Missing semicolon after label</text:p>
      <text:p text:style-name="P46">iso7185prt0015<text:tab/>Non-numeric label</text:p>
      <text:p text:style-name="P46">iso7185prt0016<text:tab/>Unterminated label list</text:p>
      <text:p text:style-name="P46">iso7185prt0017<text:tab/>Unstarted label list</text:p>
      <text:p text:style-name="P46">iso7185prt0018<text:tab/>Missing constant</text:p>
      <text:p text:style-name="P46">iso7185prt0019<text:tab/>Missing constant right side</text:p>
      <text:p text:style-name="P46">iso7185prt0020<text:tab/>Missing "=" in const</text:p>
      <text:p text:style-name="P46">iso7185prt0021<text:tab/>Incomplete second in const</text:p>
      <text:p text:style-name="P46">iso7185prt0022<text:tab/>Missing ident in const</text:p>
      <text:p text:style-name="P46">iso7185prt0023<text:tab/>Missing semicolon in const</text:p>
      <text:p text:style-name="P46">iso7185prt0024<text:tab/>Reverse order between label and const</text:p>
      <text:p text:style-name="P46">iso7185prt0025<text:tab/>Missing type</text:p>
      <text:p text:style-name="P46">iso7185prt0026<text:tab/>Missing type right side</text:p>
      <text:p text:style-name="P46">iso7185prt0027<text:tab/>Missing "=" in type</text:p>
      <text:p text:style-name="P46">iso7185prt0028<text:tab/>Missing ident in type</text:p>
      <text:p text:style-name="P46">iso7185prt0029<text:tab/>Incomplete second in type</text:p>
      <text:p text:style-name="P46">iso7185prt0030<text:tab/>Missing semicolon in type</text:p>
      <text:p text:style-name="P46">iso7185prt0031<text:tab/>Reverse order between const and type</text:p>
      <text:p text:style-name="P46">iso7185prt0032<text:tab/>Missing var</text:p>
      <text:p text:style-name="P46">iso7185prt0033<text:tab/>Missing var right side</text:p>
      <text:p text:style-name="P46">iso7185prt0034<text:tab/>Missing var ident list prime</text:p>
      <text:p text:style-name="P46">iso7185prt0035<text:tab/>Missing var ident list follow</text:p>
      <text:p text:style-name="P46">iso7185prt0036<text:tab/>Missing ":" in var</text:p>
      <text:p text:style-name="P46">iso7185prt0037<text:tab/>Missing ident list in var</text:p>
      <text:p text:style-name="P46">iso7185prt0038<text:tab/>Incomplete second in var</text:p>
      <text:p text:style-name="P46">iso7185prt0039<text:tab/>Missing semicolon in var</text:p>
      <text:p text:style-name="P46">iso7185prt0040<text:tab/>Reverse order between type and var</text:p>
      <text:p text:style-name="P46">iso7185prt0041<text:tab/>Missing "procedure" or "function"</text:p>
      <text:p text:style-name="P46">iso7185prt0042<text:tab/>Missing ident</text:p>
      <text:p text:style-name="P46">iso7185prt0043<text:tab/>Missing semicolon</text:p>
      <text:p text:style-name="P46">iso7185prt0044<text:tab/>Consecutive semicolons start</text:p>
      <text:p text:style-name="P46">iso7185prt0045<text:tab/>Missing block</text:p>
      <text:p text:style-name="P46">iso7185prt0046<text:tab/>Missing final semicolon</text:p>
      <text:p text:style-name="P46">iso7185prt0047<text:tab/>Misspelled directive</text:p>
      <text:p text:style-name="P46">iso7185prt0048<text:tab/>Bad directive</text:p>
      <text:p text:style-name="P46">iso7185prt0049<text:tab/>Misspelled procedure</text:p>
      <text:p text:style-name="P46">iso7185prt0050<text:tab/>Misspelled function</text:p>
      <text:p text:style-name="P46">iso7185prt0051<text:tab/>Bad procedure/function</text:p>
      <text:p text:style-name="P46">iso7185prt0052<text:tab/>Missing ":" on return type for function</text:p>
      <text:p text:style-name="P46">iso7185prt0053<text:tab/>Missing type id on return type for function</text:p>
      <text:p text:style-name="P46">iso7185prt0054<text:tab/>Reverse order between var and procedure</text:p>
      <text:p text:style-name="P46">iso7185prt0055<text:tab/>Reverse order between var and function</text:p>
      <text:p text:style-name="P46">iso7185prt0056<text:tab/>missing begin word-symbol</text:p>
      <text:p text:style-name="P45">iso7185prt0057<text:tab/>missing end word-symbol</text:p>
      <text:p text:style-name="P45" loext:marker-style-name="T86"><text:span text:style-name="T86">Statement</text:span><text:span text:style-name="T86"/></text:p>
      <text:p text:style-name="P46">iso7185prt0100<text:tab/>Missing label ident</text:p>
      <text:p text:style-name="P46"><text:soft-page-break/>iso7185prt0101<text:tab/>Missing label ":"</text:p>
      <text:p text:style-name="P46">iso7185prt0102<text:tab/>Missing assignment left side</text:p>
      <text:p text:style-name="P46">iso7185prt0103<text:tab/>Missing assignment ":="</text:p>
      <text:p text:style-name="P46">iso7185prt0104<text:tab/>Missing procedure identifier</text:p>
      <text:p text:style-name="P46">iso7185prt0105<text:tab/>Missing "begin" on statement block</text:p>
      <text:p text:style-name="P46">iso7185prt0106<text:tab/>Misspelled "begin" on statement block</text:p>
      <text:p text:style-name="P46">iso7185prt0107<text:tab/>Missing "end" on statement block</text:p>
      <text:p text:style-name="P46">iso7185prt0108<text:tab/>Mispelled "end" on statement block</text:p>
      <text:p text:style-name="P46">iso7185prt0109<text:tab/>Missing "if" on conditional</text:p>
      <text:p text:style-name="P46">iso7185prt0110<text:tab/>Misspelled "if" on conditional</text:p>
      <text:p text:style-name="P46">iso7185prt0111<text:tab/>Missing expression on conditional</text:p>
      <text:p text:style-name="P46">iso7185prt0112<text:tab/>Missing "then" on conditional</text:p>
      <text:p text:style-name="P46">iso7185prt0113<text:tab/>Misspelled "then" on conditional</text:p>
      <text:p text:style-name="P46">iso7185prt0114<text:tab/>Misspelled "else" on conditional</text:p>
      <text:p text:style-name="P46">iso7185prt0115<text:tab/>Missing "case" on case statement</text:p>
      <text:p text:style-name="P46">iso7185prt0116<text:tab/>Misspelled "case" on case statement</text:p>
      <text:p text:style-name="P46">iso7185prt0117<text:tab/>Missing expression on case statement</text:p>
      <text:p text:style-name="P46">iso7185prt0118<text:tab/>Missing "of" on case statement</text:p>
      <text:p text:style-name="P46">iso7185prt0119<text:tab/>Misspelled "of" on case statement</text:p>
      <text:p text:style-name="P46">iso7185prt0120<text:tab/>Missing constant on case stament list</text:p>
      <text:p text:style-name="P46">iso7185prt0121<text:tab/>Missing 2nd constant on case statement list</text:p>
      <text:p text:style-name="P46">iso7185prt0122<text:tab/>Missing ":" before statement on case statement</text:p>
      <text:p text:style-name="P46">iso7185prt0123<text:tab/>Missing ";" between statements on case statement </text:p>
      <text:p text:style-name="P46">iso7185prt0124<text:tab/>Missing "end" on case statement</text:p>
      <text:p text:style-name="P46">iso7185prt0125<text:tab/>Misspelled "end" on case statement</text:p>
      <text:p text:style-name="P46">iso7185prt0126<text:tab/>Missing "while" on while statement</text:p>
      <text:p text:style-name="P46">iso7185prt0127<text:tab/>Mispelled "while" on while statement</text:p>
      <text:p text:style-name="P46">iso7185prt0128<text:tab/>Missing expression on while statement</text:p>
      <text:p text:style-name="P46">iso7185prt0129<text:tab/>Missing "do" on while statement</text:p>
      <text:p text:style-name="P46">iso7185prt0130<text:tab/>Missing "repeat" on repeat statement</text:p>
      <text:p text:style-name="P46">iso7185prt0131<text:tab/>Misspelled "repeat" on repeat statement</text:p>
      <text:p text:style-name="P46">iso7185prt0132<text:tab/>Missing "until" on repeat statement</text:p>
      <text:p text:style-name="P46">iso7185prt0133<text:tab/>Misspelled "until" on repeat statement</text:p>
      <text:p text:style-name="P46">iso7185prt0134<text:tab/>Missing expression on repeat statement</text:p>
      <text:p text:style-name="P46">iso7185prt0135<text:tab/>Missing "for" on for statement</text:p>
      <text:p text:style-name="P46">iso7185prt0136<text:tab/>Misspelled "for" on for statement</text:p>
      <text:p text:style-name="P46">iso7185prt0137<text:tab/>Missing variable ident on for statement</text:p>
      <text:p text:style-name="P46">iso7185prt0138<text:tab/>Misspelled variable ident on for statement</text:p>
      <text:p text:style-name="P46">iso7185prt0139<text:tab/>Missing ":=" on for statement</text:p>
      <text:p text:style-name="P46">iso7185prt0140<text:tab/>Missing start expression on for statement</text:p>
      <text:p text:style-name="P46">iso7185prt0141<text:tab/>Missing "to"/"downto" on for statement</text:p>
      <text:p text:style-name="P46">iso7185prt0142<text:tab/>Misspelled "to" on for statement</text:p>
      <text:p text:style-name="P46">iso7185prt0143<text:tab/>Misspelled "downto" on for statement</text:p>
      <text:p text:style-name="P46">iso7185prt0144<text:tab/>Missing end expression on for statement</text:p>
      <text:p text:style-name="P46">iso7185prt0145<text:tab/>Missing "do" on for statement</text:p>
      <text:p text:style-name="P46">iso7185prt0146<text:tab/>Misspelled "do" on for statement</text:p>
      <text:p text:style-name="P46">iso7185prt0147<text:tab/>Missing "with" on with statement</text:p>
      <text:p text:style-name="P46">iso7185prt0148<text:tab/>Misspelled "with" on with statement</text:p>
      <text:p text:style-name="P46">iso7185prt0149<text:tab/>Missing first variable in with statement list</text:p>
      <text:p text:style-name="P46">iso7185prt0150<text:tab/>Missing second variable in with statement list</text:p>
      <text:p text:style-name="P46">iso7185prt0151<text:tab/>Missing "goto" in goto statement</text:p>
      <text:p text:style-name="P46"><text:soft-page-break/>iso7185prt0152<text:tab/>Misspelled "goto" in goto statement</text:p>
      <text:p text:style-name="P46">iso7185prt0153<text:tab/>Missing unsigned integer in goto statement</text:p>
      <text:p text:style-name="P46">iso7185prt0154<text:tab/>Missing 1st constant on case statement list</text:p>
      <text:p text:style-name="P46">iso7185prt0155<text:tab/>Missing only variable in with statement list</text:p>
      <text:p text:style-name="P46">iso7185prt0156<text:tab/>Missing ',' between case constants</text:p>
      <text:p text:style-name="P45">iso7185prt0157<text:tab/>Missing ',' between variables in with statement</text:p>
      <text:p text:style-name="P45" loext:marker-style-name="T86"><text:span text:style-name="T86">Field list</text:span><text:span text:style-name="T86"/></text:p>
      <text:p text:style-name="P46">iso7185prt0200<text:tab/>Missing field ident</text:p>
      <text:p text:style-name="P46">iso7185prt0201<text:tab/>Missing first field ident</text:p>
      <text:p text:style-name="P46">iso7185prt0202<text:tab/>Missing second field ident</text:p>
      <text:p text:style-name="P46">iso7185prt0203<text:tab/>Missing ':' between ident and type</text:p>
      <text:p text:style-name="P46">iso7185prt0204<text:tab/>Missing type</text:p>
      <text:p text:style-name="P46">iso7185prt0205<text:tab/>Missing ';' between successive fields</text:p>
      <text:p text:style-name="P46">iso7185prt0206<text:tab/>Misspelled 'case' to variant</text:p>
      <text:p text:style-name="P46">iso7185prt0207<text:tab/>Missing identifier for variant</text:p>
      <text:p text:style-name="P46">iso7185prt0208<text:tab/>Missing type identifier with field identifier</text:p>
      <text:p text:style-name="P46">iso7185prt0209<text:tab/>Missing type identifier without field identifier</text:p>
      <text:p text:style-name="P46">iso7185prt0210<text:tab/>Missing 'of' on variant</text:p>
      <text:p text:style-name="P46">iso7185prt0211<text:tab/>Misspelled 'of' on variant</text:p>
      <text:p text:style-name="P46">iso7185prt0212<text:tab/>Missing case constant on variant</text:p>
      <text:p text:style-name="P46">iso7185prt0213<text:tab/>Missing first constant on variant</text:p>
      <text:p text:style-name="P46">iso7185prt0214<text:tab/>Missing second constant on variant</text:p>
      <text:p text:style-name="P46">iso7185prt0215<text:tab/>Missing ':' on variant case</text:p>
      <text:p text:style-name="P46">iso7185prt0216<text:tab/>Missing '(' on field list for variant</text:p>
      <text:p text:style-name="P46">iso7185prt0217<text:tab/>Missing ')' on field list for variant</text:p>
      <text:p text:style-name="P46">iso7185prt0218<text:tab/>Missing ';' between successive variant cases</text:p>
      <text:p text:style-name="P46">iso7185prt0219<text:tab/>Attempt to define multiple variant sections</text:p>
      <text:p text:style-name="P46">iso7185prt0220<text:tab/>Standard field specification in variant</text:p>
      <text:p text:style-name="P46">iso7185prt0221<text:tab/>Missing ',' between first and second field idents</text:p>
      <text:p text:style-name="P45">iso7185prt0222<text:tab/>Missing ',' between first and second field idents in variant</text:p>
      <text:p text:style-name="P45" loext:marker-style-name="T86"><text:span text:style-name="T86">Procedure or Function Heading</text:span><text:span text:style-name="T86"/></text:p>
      <text:p text:style-name="P46">iso7185prt0300<text:tab/>Missing 'procedure'</text:p>
      <text:p text:style-name="P46">iso7185prt0301<text:tab/>Misspelled 'procedure'</text:p>
      <text:p text:style-name="P46">iso7185prt0302<text:tab/>Missing procedure identifier</text:p>
      <text:p text:style-name="P46">iso7185prt0303<text:tab/>Missing 'function'</text:p>
      <text:p text:style-name="P46">iso7185prt0304<text:tab/>Misspelled 'function'</text:p>
      <text:p text:style-name="P46">iso7185prt0305<text:tab/>Missing function identifier</text:p>
      <text:p text:style-name="P45">iso7185prt0306<text:tab/>Missing type ident after ':' for function</text:p>
      <text:p text:style-name="P45" loext:marker-style-name="T86"><text:span text:style-name="T86">Ordinal Type</text:span><text:span text:style-name="T86"/></text:p>
      <text:p text:style-name="P46">iso7185prt0400<text:tab/>Missing '(' on enumeration</text:p>
      <text:p text:style-name="P46">iso7185prt0401<text:tab/>Missing identifier on enumeration</text:p>
      <text:p text:style-name="P46">iso7185prt0402<text:tab/>Missing 1st identifier on enumeration</text:p>
      <text:p text:style-name="P46">iso7185prt0403<text:tab/>Missing 2nd identifier on enumeration</text:p>
      <text:p text:style-name="P46">iso7185prt0404<text:tab/>Missing ')' on enumeration</text:p>
      <text:p text:style-name="P46">iso7185prt0405<text:tab/>Missing 1st constant on subrange</text:p>
      <text:p text:style-name="P46">iso7185prt0406<text:tab/>Missing '..' on subrange</text:p>
      <text:p text:style-name="P46"><text:soft-page-break/>iso7185prt0407<text:tab/>Missing 2nd constant on subrange</text:p>
      <text:p text:style-name="P45">iso7185prt0408<text:tab/>Missing ',' between identifiers on enumeration</text:p>
      <text:p text:style-name="P45" loext:marker-style-name="T86"><text:span text:style-name="T86">Type</text:span><text:span text:style-name="T86"/></text:p>
      <text:p text:style-name="P46">iso7185prt0500<text:tab/>Missing type identifer after '^'</text:p>
      <text:p text:style-name="P46">iso7185prt0501<text:tab/>Misspelled 'packed'</text:p>
      <text:p text:style-name="P46">iso7185prt0502<text:tab/>Missing 'array'</text:p>
      <text:p text:style-name="P46">iso7185prt0503<text:tab/>Missing '[' on array</text:p>
      <text:p text:style-name="P46">iso7185prt0504<text:tab/>Missing index in array</text:p>
      <text:p text:style-name="P46">iso7185prt0505<text:tab/>Missing first index in array</text:p>
      <text:p text:style-name="P46">iso7185prt0506<text:tab/>Missing second index in array</text:p>
      <text:p text:style-name="P46">iso7185prt0507<text:tab/>Missing ']' on array</text:p>
      <text:p text:style-name="P46">iso7185prt0508<text:tab/>Missing index specification in array</text:p>
      <text:p text:style-name="P46">iso7185prt0509<text:tab/>Missing 'of' on array</text:p>
      <text:p text:style-name="P46">iso7185prt0510<text:tab/>Misspelled 'of' on array</text:p>
      <text:p text:style-name="P46">iso7185prt0511<text:tab/>Missing type on array</text:p>
      <text:p text:style-name="P46">iso7185prt0512<text:tab/>Missing 'file' or 'set' on file or set type</text:p>
      <text:p text:style-name="P46">iso7185prt0513<text:tab/>Misspelled 'file' on file type</text:p>
      <text:p text:style-name="P46">iso7185prt0514<text:tab/>Missing 'of' on file type</text:p>
      <text:p text:style-name="P46">iso7185prt0515<text:tab/>Missing type on file type</text:p>
      <text:p text:style-name="P46">iso7185prt0516<text:tab/>Misspelled 'set' on set type</text:p>
      <text:p text:style-name="P46">iso7185prt0517<text:tab/>Missing 'of' on set type</text:p>
      <text:p text:style-name="P46">iso7185prt0518<text:tab/>Missing type on set type</text:p>
      <text:p text:style-name="P46">iso7185prt0519<text:tab/>Missing 'record' on field list</text:p>
      <text:p text:style-name="P46">iso7185prt0520<text:tab/>Misspelled 'record' on field list</text:p>
      <text:p text:style-name="P46">iso7185prt0521<text:tab/>Missing 'end' on field list</text:p>
      <text:p text:style-name="P45">iso7185prt0522<text:tab/>Misspelled 'end' on field list</text:p>
      <text:p text:style-name="P45" loext:marker-style-name="T86"><text:span text:style-name="T86">Formal Parameter List</text:span><text:span text:style-name="T86"/></text:p>
      <text:p text:style-name="P46">iso7185prt0600<text:tab/>Missing parameter identifier</text:p>
      <text:p text:style-name="P46">iso7185prt0601<text:tab/>Missing first parameter identifier</text:p>
      <text:p text:style-name="P46">iso7185prt0602<text:tab/>Missing second parameter identifier</text:p>
      <text:p text:style-name="P46">iso7185prt0603<text:tab/>Missing ',' between parameter identifiers</text:p>
      <text:p text:style-name="P46">iso7185prt0604<text:tab/>Missing ':' on parameter specification</text:p>
      <text:p text:style-name="P46">iso7185prt0605<text:tab/>Missing type identifier on parameter specification</text:p>
      <text:p text:style-name="P46">iso7185prt0606<text:tab/>Missing parameter specification after 'var'</text:p>
      <text:p text:style-name="P46">iso7185prt0607<text:tab/>Misspelled 'var'</text:p>
      <text:p text:style-name="P45">iso7185prt0608<text:tab/>Missing ';' between parameter specifications</text:p>
      <text:p text:style-name="P45" loext:marker-style-name="T86"><text:span text:style-name="T86">Expression</text:span><text:span text:style-name="T86"/></text:p>
      <text:p text:style-name="P46">iso7185prt0700<text:tab/>Missing operator</text:p>
      <text:p text:style-name="P46">iso7185prt0701<text:tab/>Missing first operand to '='</text:p>
      <text:p text:style-name="P46">iso7185prt0702<text:tab/>Missing second operand to '='</text:p>
      <text:p text:style-name="P46">iso7185prt0703<text:tab/>Missing first operand to '&gt;' </text:p>
      <text:p text:style-name="P46">iso7185prt0704<text:tab/>Missing second operand to '&gt;'</text:p>
      <text:p text:style-name="P46">iso7185prt0705<text:tab/>Missing first operand to '&lt;' </text:p>
      <text:p text:style-name="P46">iso7185prt0706<text:tab/>Missing second operand to '&lt;'</text:p>
      <text:p text:style-name="P46">iso7185prt0707<text:tab/>Missing first operand to '&lt;&gt;' </text:p>
      <text:p text:style-name="P46">iso7185prt0708<text:tab/>Missing second operand to '&lt;&gt;'</text:p>
      <text:p text:style-name="P46"><text:soft-page-break/>iso7185prt0709<text:tab/>Missing first operand to '&lt;=' </text:p>
      <text:p text:style-name="P46">iso7185prt0710<text:tab/>Missing second operand to '&lt;='</text:p>
      <text:p text:style-name="P46">iso7185prt0711<text:tab/>Missing first operand to '&gt;=' </text:p>
      <text:p text:style-name="P46">iso7185prt0712<text:tab/>Missing second operand to '&gt;='</text:p>
      <text:p text:style-name="P46">iso7185prt0713<text:tab/>Missing second operand to 'in'</text:p>
      <text:p text:style-name="P46">iso7185prt0714<text:tab/>Alternate '&gt;&lt;'</text:p>
      <text:p text:style-name="P46">iso7185prt0715<text:tab/>Alternate '=&lt;'</text:p>
      <text:p text:style-name="P46">iso7185prt0716<text:tab/>Alternate '=&gt;'</text:p>
      <text:p text:style-name="P45">iso7185prt0717<text:tab/>Missing first operand to 'in'</text:p>
      <text:p text:style-name="P45" loext:marker-style-name="T86"><text:span text:style-name="T86">Actual Parameter List</text:span><text:span text:style-name="T86"/></text:p>
      <text:p text:style-name="P46">iso7185prt0800<text:tab/>Empty list (parens only)</text:p>
      <text:p text:style-name="P46">iso7185prt0801<text:tab/>Missing leading '(' in list</text:p>
      <text:p text:style-name="P46">iso7185prt0802<text:tab/>Missing ',' in parameter list</text:p>
      <text:p text:style-name="P46">iso7185prt0803<text:tab/>Missing first parameter in parameter list</text:p>
      <text:p text:style-name="P46">iso7185prt0804<text:tab/>Missing second parameter in parameter list</text:p>
      <text:p text:style-name="P45">iso7185prt0805<text:tab/>Missing ')' in list</text:p>
      <text:p text:style-name="P45" loext:marker-style-name="T86"><text:span text:style-name="T86">Write Parameter List</text:span><text:span text:style-name="T86"/></text:p>
      <text:p text:style-name="P46">iso7185prt0900<text:tab/>Empty list (parens only)</text:p>
      <text:p text:style-name="P46">iso7185prt0901<text:tab/>Missing leading '(' in list</text:p>
      <text:p text:style-name="P46">iso7185prt0902<text:tab/>Missing ',' in parameter list <text:s text:c="14"/></text:p>
      <text:p text:style-name="P46">iso7185prt0903<text:tab/>Missing first parameter in parameter list <text:s text:c="2"/></text:p>
      <text:p text:style-name="P46">iso7185prt0904<text:tab/>Missing second parameter in parameter list <text:s/></text:p>
      <text:p text:style-name="P46">iso7185prt0905<text:tab/>Field with missing value</text:p>
      <text:p text:style-name="P46">iso7185prt0906<text:tab/>Fraction with missing value</text:p>
      <text:p text:style-name="P46">iso7185prt0907<text:tab/>Field and fraction with missing field</text:p>
      <text:p text:style-name="P45">iso7185prt0908<text:tab/>Missing ')' in list <text:s text:c="24"/></text:p>
      <text:p text:style-name="P45" loext:marker-style-name="T86"><text:span text:style-name="T86">Factor</text:span><text:span text:style-name="T86"/></text:p>
      <text:p text:style-name="P46">iso7185prt1000<text:tab/>Missing leading '(' for subexpression</text:p>
      <text:p text:style-name="P46">iso7185prt1001<text:tab/>Missing subexpression in '()'</text:p>
      <text:p text:style-name="P46">iso7185prt1002<text:tab/>Misspelled 'not'</text:p>
      <text:p text:style-name="P46">iso7185prt1003<text:tab/>'not' missing expression</text:p>
      <text:p text:style-name="P46">iso7185prt1004<text:tab/>Missing '[' on set constant</text:p>
      <text:p text:style-name="P46">iso7185prt1006<text:tab/>Missing first expression in range</text:p>
      <text:p text:style-name="P46">iso7185prt1007<text:tab/>Missing second expression in range</text:p>
      <text:p text:style-name="P46">iso7185prt1008<text:tab/>Missing '..' or ',' in set constant list</text:p>
      <text:p text:style-name="P46">iso7185prt1009<text:tab/>Missing first expression in ',' delimited set constant list</text:p>
      <text:p text:style-name="P45">iso7185prt1010<text:tab/>Missing second expression in ',' delimited set constant list</text:p>
      <text:p text:style-name="P45" loext:marker-style-name="T86"><text:span text:style-name="T86">Term</text:span><text:span text:style-name="T86"/></text:p>
      <text:p text:style-name="P46">iso7185prt1100<text:tab/>Missing first operand to '*' <text:s text:c="2"/></text:p>
      <text:p text:style-name="P46">iso7185prt1101<text:tab/>Missing second operand to '*' <text:s/></text:p>
      <text:p text:style-name="P46">iso7185prt1102<text:tab/>Missing first operand to '/' <text:s text:c="2"/></text:p>
      <text:p text:style-name="P46">iso7185prt1103<text:tab/>Missing second operand to '/' <text:s/></text:p>
      <text:p text:style-name="P46">iso7185prt1104<text:tab/>Missing first operand to 'div' <text:s text:c="2"/></text:p>
      <text:p text:style-name="P46">iso7185prt1105<text:tab/>Missing second operand to 'div' <text:s/></text:p>
      <text:p text:style-name="P46"><text:soft-page-break/>iso7185prt1106<text:tab/>Missing first operand to 'mod' <text:s/></text:p>
      <text:p text:style-name="P46">iso7185prt1107<text:tab/>Missing second operand to 'mod' </text:p>
      <text:p text:style-name="P46">iso7185prt1108<text:tab/>Missing first operand to 'and' <text:s/></text:p>
      <text:p text:style-name="P45">iso7185prt1109<text:tab/>Missing second operand to 'and' </text:p>
      <text:p text:style-name="P45" loext:marker-style-name="T86"><text:span text:style-name="T86">Simple Expression</text:span><text:span text:style-name="T86"/></text:p>
      <text:p text:style-name="P46">iso7185prt1200<text:tab/>'+' with missing term</text:p>
      <text:p text:style-name="P46">iso7185prt1201<text:tab/>'-' with missing term</text:p>
      <text:p text:style-name="P46">iso7185prt1203<text:tab/>Missing second operand to '+' <text:s/></text:p>
      <text:p text:style-name="P46">iso7185prt1205<text:tab/>Missing second operand to '-' <text:s/></text:p>
      <text:p text:style-name="P46">iso7185prt1206<text:tab/>Missing first operand to 'or' </text:p>
      <text:p text:style-name="P45">iso7185prt1207<text:tab/>Missing second operand to 'or'</text:p>
      <text:p text:style-name="P45" loext:marker-style-name="T86"><text:span text:style-name="T86">Unsigned Constant</text:span><text:span text:style-name="T86"/></text:p>
      <text:p text:style-name="P45">iso7185prt1300<text:tab/>Misspelled 'nil'</text:p>
      <text:p text:style-name="P45" loext:marker-style-name="T86"><text:span text:style-name="T86">Variable</text:span><text:span text:style-name="T86"/></text:p>
      <text:p text:style-name="P46">iso7185prt1400<text:tab/>Missing variable or field identifier</text:p>
      <text:p text:style-name="P46">iso7185prt1401<text:tab/>Missing '[' in index list</text:p>
      <text:p text:style-name="P46">iso7185prt1402<text:tab/>Missing expression in index list</text:p>
      <text:p text:style-name="P46">iso7185prt1403<text:tab/>Missing first expression in index list</text:p>
      <text:p text:style-name="P46">iso7185prt1404<text:tab/>Missing second expression in index list</text:p>
      <text:p text:style-name="P46">iso7185prt1405<text:tab/>Missing ',' in index list</text:p>
      <text:p text:style-name="P46">iso7185prt1406<text:tab/>Missing ']' in index list</text:p>
      <text:p text:style-name="P45">iso7185prt1407<text:tab/>Missing field identifier after '.'</text:p>
      <text:p text:style-name="P45" loext:marker-style-name="T86"><text:span text:style-name="T86">Unsigned number</text:span><text:span text:style-name="T86"/></text:p>
      <text:p text:style-name="P46">iso7185prt1500<text:tab/>Missing leading digit before '.'</text:p>
      <text:p text:style-name="P46">iso7185prt1501<text:tab/>Missing digit after '.'</text:p>
      <text:p text:style-name="P46">iso7185prt1502<text:tab/>Missing digit before and after '.'</text:p>
      <text:p text:style-name="P46">iso7185prt1503<text:tab/>Mispelled 'e' in exponent</text:p>
      <text:p text:style-name="P46">iso7185prt1504<text:tab/>Missing 'e' in exponent</text:p>
      <text:p text:style-name="P46">iso7185prt1505<text:tab/>Missing digits in exponent</text:p>
      <text:p text:style-name="P46">iso7185prt1506<text:tab/>Missing digits in exponent after '+'</text:p>
      <text:p text:style-name="P46">iso7185prt1507<text:tab/>Missing digits in exponent after '-'</text:p>
      <text:p text:style-name="P45">iso7185prt1508<text:tab/>Missing number before exponent</text:p>
      <text:p text:style-name="P45" loext:marker-style-name="T86"><text:span text:style-name="T86">Character String</text:span><text:span text:style-name="T86"/></text:p>
      <text:p text:style-name="P45">iso7185prt1600<text:tab/>String extends beyond eol (no end quote)</text:p>
      <text:h text:style-name="Heading_20_4" text:outline-level="4"><text:bookmark-start text:name="__RefHeading___Toc15972_2478585429"/><text:bookmark-start text:name="_Toc528309222"/>Class 2: Semantic errors<text:bookmark-end text:name="__RefHeading___Toc15972_2478585429"/><text:bookmark-end text:name="_Toc528309222"/></text:h>
      <text:p text:style-name="P45">iso7185prt1701<text:tab/>For an indexed-variable closest-containing a single index-expression, it is an error if the value of the index-expression is not assignment-compatible with the index-type of the array-type.</text:p>
      <text:p text:style-name="P45">iso7185prt1702<text:tab/>It is an error unless a variant is active for the entirety of each reference and access to each component of the variant.</text:p>
      <text:p text:style-name="P45"><text:soft-page-break/>iso7185prt1703<text:tab/>It is an error if the pointer-variable of an identified-variable denotes a nil-value.</text:p>
      <text:p text:style-name="P45">iso7185prt1704<text:tab/>It is an error if the pointer-variable of an identified-variable is undefined.</text:p>
      <text:p text:style-name="P45">iso7185prt1705<text:tab/>It is an error to remove from its pointer-type the identifying-value of an identified-variable when a reference to the identified-variable exists.</text:p>
      <text:p text:style-name="P45">iso7185prt1706<text:tab/>It is an error to alter the value of a file-variable f when a reference to the buffer-variable f^ exists.</text:p>
      <text:p text:style-name="P45">iso7185prt1707<text:tab/>It is an error if the value of each corresponding actual value parameter is not assignment compatible with the type possessed by the formal-parameter.</text:p>
      <text:p text:style-name="P45">iso7185prt1708<text:tab/>For a value parameter, it is an error if the actual-parameter is an expression of a set-type whose value is not assignment-compatible with the type possessed by the formal-parameter.</text:p>
      <text:p text:style-name="P45">iso7185prt1709<text:tab/>It is an error if the file mode is not Generation immediately prior to any use of put, write, writeln or page.</text:p>
      <text:p text:style-name="P45">iso7185prt1710<text:tab/>It is an error if the file is undefined immediately prior to any use of put, write, writeln or page.</text:p>
      <text:p text:style-name="P45">iso7185prt1711<text:tab/>It is an error if end-of-file is not true immediately prior to any use of put, write, writeln or page.</text:p>
      <text:p text:style-name="P45">iso7185prt1712<text:tab/>It is an error if the buffer-variable is undefined immediately prior to any use of put.</text:p>
      <text:p text:style-name="P45">iso7185prt1713<text:tab/>It is an error if the file is undefined immediately prior to any use of reset.</text:p>
      <text:p text:style-name="P45">iso7185prt1714<text:tab/>It is an error if the file mode is not Inspection immediately prior to any use of get or read.</text:p>
      <text:p text:style-name="P45">iso7185prt1715<text:tab/>It is an error if the file is undefined immediately prior to any use of get or read.</text:p>
      <text:p text:style-name="P45">iso7185prt1716 <text:tab/>It is an error if end-of-file is true immediately prior to any use of get or read.</text:p>
      <text:p text:style-name="P45">iso7185prt1717<text:tab/>For read, it is an error if the value possessed by the buffer-variable is not assignmentcompatible with the variable-access.</text:p>
      <text:p text:style-name="P45">iso7185prt1718<text:tab/>For write, it is an error if the value possessed by the expression is not assignment-compatible with the buffer-variable.</text:p>
      <text:p text:style-name="P45">iso7185prt1719<text:tab/>For new(p,c l ,...,c n,), it is an error if a variant of a variant-part within the new variable becomes active and a different variant of the variant-part is one of the specified variants.</text:p>
      <text:p text:style-name="P45">iso7185prt1720<text:tab/>For dispose(p), it is an error if the identifying-value had been created using the form new(p,c l ,...,c n ).</text:p>
      <text:p text:style-name="P45">iso7185prt1721<text:tab/>For dispose(p,k l ,...,k, ), it is an error unless the variable had been created using the form new(p,c l ,...,c,,,) and m is equal to n.</text:p>
      <text:p text:style-name="P45">iso7185prt1722<text:tab/>For dispose(p,k l ,...,k, ), it is an error if the variants in the variable identified by the pointer value of p are different from those specified by the case-constants k l ,...,k,,,,.</text:p>
      <text:p text:style-name="P45"><text:soft-page-break/>iso7185prt1723<text:tab/>For dispose, it is an error if the parameter of a pointer-type has a nil-value.</text:p>
      <text:p text:style-name="P45">iso7185prt1724<text:tab/>For dispose, it is an error if the parameter of a pointer-type is undefined.</text:p>
      <text:p text:style-name="P45">iso7185prt1725<text:tab/>It is an error if a variable created using the second form of new is accessed by the identified variable of the variable-access of a factor, of an assignment-statement, or of an actual-parameter.</text:p>
      <text:p text:style-name="P45">iso7185prt1726<text:tab/>For pack, it is an error if the parameter of ordinal-type is not assignment-compatible with the index-type of the unpacked array parameter.</text:p>
      <text:p text:style-name="P45">iso7185prt1727<text:tab/>For pack, it is an error if any of the components of the unpacked array are both undefined and accessed.</text:p>
      <text:p text:style-name="P45">iso7185prt1728<text:tab/>For pack, it is an error if the index-type of the unpacked array is exceeded.</text:p>
      <text:p text:style-name="P45">iso7185prt1729<text:tab/>For unpack, it is an error if the parameter of ordinal-type is not assignment-compatible with the index-type of the unpacked array parameter.</text:p>
      <text:p text:style-name="P45">iso7185prt1730<text:tab/>For unpack, it is an error if any of the components of the packed array are undefined.</text:p>
      <text:p text:style-name="P45">iso7185prt1731<text:tab/>For unpack, it is an error if the index-type of the unpacked array is exceeded.</text:p>
      <text:p text:style-name="P45">iso7185prt1732<text:tab/>Sqr(x) computes the square of x. It is an error if such a value does not exist.</text:p>
      <text:p text:style-name="P45">iso7185prt1733<text:tab/>For ln(x), it is an error if x is not greater than zero.</text:p>
      <text:p text:style-name="P45">iso7185prt1734<text:tab/>For sqrt(x), it is an error if x is negative.</text:p>
      <text:p text:style-name="P45">iso7185prt1735<text:tab/>For trunc(x), the value of trunc(x) is such that if x is positive or zero then 0 &lt; x-trunc(x) &lt; 1; otherwise 1 &lt;x-trunc(x) &lt; 0. It is an error if such a value does not exist.</text:p>
      <text:p text:style-name="P45">iso7185prt1736<text:tab/>For round(x), if x is positive or zero then round(x) is equivalent to trunc(x+0.5), otherwise round(x) is equivalent to trunc(x- 0.5). It is an error if such a value does not exist. </text:p>
      <text:p text:style-name="P45">iso7185prt1737<text:tab/>For chr(x), the function returns a result of char-type that is the value whose ordinal number is equal to the value of the expression x if such a character value exists. It is an error if such a character value does not exist.</text:p>
      <text:p text:style-name="P45">iso7185prt1738<text:tab/>For succ(x), the function yields a value whose ordinal number is one greater than that of x, if such a value exists. It is an error if such a value does not exist.</text:p>
      <text:p text:style-name="P45">iso7185prt1739<text:tab/>For pred(x), the function yields a value whose ordinal number is one less than that of x, if such a value exists. It is an error if such a value does not exist.</text:p>
      <text:p text:style-name="P45">iso7185prt1740<text:tab/>When eof(f) is activated, it is an error if f is undefined.</text:p>
      <text:p text:style-name="P45">iso7185prt1741<text:tab/>When eoln(f) is activated, it is an error if f is undefined.</text:p>
      <text:p text:style-name="P45">iso7185prt1742<text:tab/>When eoln(f) is activated, it is an error if eof(f) is true.</text:p>
      <text:p text:style-name="P45">iso7185prt1743<text:tab/>An expression denotes a value unless a variable denoted by a variable-access contained by the expression is undefined at the time of its use, in which case that use is an error.</text:p>
      <text:p text:style-name="P45"><text:soft-page-break/>iso7185prt1744<text:tab/>A term of the form x/y is an error if y is zero.</text:p>
      <text:p text:style-name="P45">iso7185prt1745<text:tab/>A term of the form i div j is an error if j is zero.</text:p>
      <text:p text:style-name="P45">iso7185prt1746<text:tab/>A term of the form i mod j is an error if j is zero or negative.</text:p>
      <text:p text:style-name="P45">iso7185prt1747<text:tab/>It is an error if an integer operation or function is not performed according to the mathematical rules for integer arithmetic.</text:p>
      <text:p text:style-name="P45">iso7185prt1748<text:tab/>It is an error if the result of an activation of a function is undefined upon completion of the algorithm of the activation.</text:p>
      <text:p text:style-name="P45">iso7185prt1749<text:tab/>For an assignment-statement, it is an error if the expression is of an ordinal-type whose value is not assignment-compatible with the type possessed by the variable or function-identifier.</text:p>
      <text:p text:style-name="P45">iso7185prt1750<text:tab/>For an assignment-statement, it is an error if the expression is of a set-type whose value is not assignment-compatible with the type possessed by the variable.</text:p>
      <text:p text:style-name="P45">iso7185prt1751<text:tab/>For a case-statement, it is an error if none of the case-constants is equal to the value of the case-index upon entry to the case-statement.</text:p>
      <text:p text:style-name="P45">iso7185prt1752<text:tab/>For a for-statement, it is an error if the value of the initial-value is not assignment-compatible with the type possessed by the control-variable if the statement of the for-statement is executed.</text:p>
      <text:p text:style-name="P45">iso7185prt1753<text:tab/>For a for-statement, it is an error if the value of the final-value is not assignment-compatible with the type possessed by the control-variable if the statement of the for-statement is executed.</text:p>
      <text:p text:style-name="P45">iso7185prt1754<text:tab/>On reading an integer from a textfile, after skipping preceding spaces and end-of-lines, it is an error if the rest of the sequence does not form a signed-integer.</text:p>
      <text:p text:style-name="P45">iso7185prt1755<text:tab/>On reading an integer from a textfile, it is an error if the value of the signed-integer read is not assignment-compatible with the type possessed by variable-access.</text:p>
      <text:p text:style-name="P45">iso7185prt1756<text:tab/>On reading a number from a textfile, after skipping preceding spaces and end-of-lines, it is an error if the rest of the sequence does not form a signed-number.</text:p>
      <text:p text:style-name="P45">iso7185prt1757<text:tab/>It is an error if the buffer-variable is undefined immediately prior to any use of read.</text:p>
      <text:p text:style-name="P45">iso7185prt1758<text:tab/>On writing to a textfile, the values of TotalWidth and FracDigits are greater than or equal to one ; it is an error if either value is less than one.</text:p>
      <text:p text:style-name="P45">iso7185prt1759<text:tab/>The execution of any action, operation, or function, defined to operate on a variable, is an error if the variable is a program-parameter and, as a result of the binding of the program-parameter, the execution cannot be completed as defined.</text:p>
      <text:h text:style-name="Heading_20_4" text:outline-level="4"><text:bookmark-start text:name="__RefHeading___Toc15974_2478585429"/><text:bookmark-start text:name="_Toc528309223"/>Class 3: Advanced error checking<text:bookmark-end text:name="__RefHeading___Toc15974_2478585429"/><text:bookmark-end text:name="_Toc528309223"/></text:h>
      <text:p text:style-name="Standard">These are advanced error checks that the compiler may or may not check for.</text:p>
      <text:p text:style-name="P45">iso7185prt1800<text:tab/>Access to dynamic variable after dispose.</text:p>
      <text:h text:style-name="Heading_20_4" text:outline-level="4"><text:bookmark-start text:name="__RefHeading___Toc15976_2478585429"/><text:bookmark-start text:name="_Toc528309224"/><text:soft-page-break/>Class 4: Field checks<text:bookmark-end text:name="__RefHeading___Toc15976_2478585429"/><text:bookmark-end text:name="_Toc528309224"/></text:h>
      <text:p text:style-name="Standard">These tests are a collection of issues found while running the compiler.</text:p>
      <text:p text:style-name="P45">iso7185prt1900<text:tab/>Access to dynamic variable after dispose.</text:p>
      <text:h text:style-name="Heading_20_3" text:outline-level="3"><text:bookmark-start text:name="__RefHeading___Toc15978_2478585429"/><text:bookmark-start text:name="_Toc528309225"/>Running the PRT and interpreting the results<text:bookmark-end text:name="__RefHeading___Toc15978_2478585429"/><text:bookmark-end text:name="_Toc528309225"/></text:h>
      <text:p text:style-name="P45">There is a single script that runs the prt:</text:p>
      <text:p text:style-name="P45">$ runprt</text:p>
      <text:p text:style-name="P45">The results of all of the tests are gathered and formatted into the file:</text:p>
      <text:p text:style-name="P45">iso7185prt.lst</text:p>
      <text:p text:style-name="P45">This file has several sections:</text:p>
      <text:list text:style-name="WWNum7">
        <text:list-item>
          <text:p text:style-name="P123">List of tests with no compile or runtime error.</text:p>
        </text:list-item>
        <text:list-item>
          <text:p text:style-name="P123">List of differences between compiler output and “gold” standard outputs.</text:p>
        </text:list-item>
        <text:list-item>
          <text:p text:style-name="P123">List of differences between runtime output and “gold” standard outputs.</text:p>
        </text:list-item>
        <text:list-item>
          <text:p text:style-name="P124">Collected compiler listings and runtime output of all tests.</text:p>
        </text:list-item>
      </text:list>
      <text:p text:style-name="P28">Each of these will be examined in turn.</text:p>
      <text:h text:style-name="Heading_20_4" text:outline-level="4"><text:bookmark-start text:name="__RefHeading___Toc15980_2478585429"/><text:bookmark-start text:name="_Toc528309226"/>List of tests with no compile or runtime error.<text:bookmark-end text:name="__RefHeading___Toc15980_2478585429"/><text:bookmark-end text:name="_Toc528309226"/></text:h>
      <text:p text:style-name="Standard">The purpose of the rejection test is to cause an error in the test program, either at compile time or runtime, and test its proper handling. By definition, if no error exists, the test has failed. This list gives the tests that need to be examined for why they didn’t detect an error.</text:p>
      <text:h text:style-name="Heading_20_4" text:outline-level="4"><text:bookmark-start text:name="__RefHeading___Toc15982_2478585429"/><text:bookmark-start text:name="_Toc528309227"/>List of differences between compiler output and “gold” standard outputs.<text:bookmark-end text:name="__RefHeading___Toc15982_2478585429"/><text:bookmark-end text:name="_Toc528309227"/></text:h>
      <text:p text:style-name="Standard">Shows the number of lines difference between the output test.err or compiler output listing, and test.ecp or “gold standard” compiler output listing, for each test program. A difference of 0 means that nothing has changed in the run.</text:p>
      <text:p text:style-name="Standard">The compiler output listing flagging an error and the run output flagging an error are mutually exclusive. If the compiler listing shows an error, the program will not be run. If if the compiler output shows an error, it is examined to see if it flagged an appropriate error for the fault, and that it didn’t generate excessive “cascade” or further errors caused by the compiler having difficulty recovering from the error.</text:p>
      <text:p text:style-name="Standard">Once the test.err file is judged satisfactory, it is copied to the test.ecp file as the “gold” standard. If the test run shows a difference between the current compile and the gold standard file, it does not necessarily mean that it is wrong. It simply means it needs to be reevaluated and perhaps copied as the new gold standard file.</text:p>
      <text:h text:style-name="Heading_20_4" text:outline-level="4"><text:bookmark-start text:name="__RefHeading___Toc15984_2478585429"/><text:bookmark-start text:name="_Toc528309228"/>List of differences between runtime output and “gold” standard outputs.<text:bookmark-end text:name="__RefHeading___Toc15984_2478585429"/><text:bookmark-end text:name="_Toc528309228"/></text:h>
      <text:p text:style-name="Standard">If the test file is successfully compiled, it is run and the output collected as test.lst. This is compared to the “gold” run output file test.cmp.</text:p>
      <text:p text:style-name="Standard">The run output file, if it exists, is checked to see if it indicates an appropriate error for the fault indicated in the test. If the run indicates no error, or an error that is not related to the fault, or simply crashes, that is a failure to properly handle the fault.</text:p>
      <text:p text:style-name="Standard"><text:soft-page-break/>Once the test.lst file is judged satisfactory, it is copied to the test.cmp file as the “gold” standard. If the test run shows a difference between the current output and the gold standard file, it does not necessarily mean that it is wrong. It simply means it needs to be reevaluated and perhaps copied as the new gold standard file.</text:p>
      <text:h text:style-name="Heading_20_4" text:outline-level="4"><text:bookmark-start text:name="__RefHeading___Toc15986_2478585429"/><text:bookmark-start text:name="_Toc528309229"/>Collected compiler listings and runtime output of all tests.<text:bookmark-end text:name="__RefHeading___Toc15986_2478585429"/><text:bookmark-end text:name="_Toc528309229"/></text:h>
      <text:p text:style-name="Standard">The output of the compiler listing, as well as the output of the run, if that exists, for each test is concatenated and placed at the end of the listing file. This allows the complete output of each test to be examined, without having to look at the individual test.err or test.list file.</text:p>
      <text:h text:style-name="Heading_20_3" text:outline-level="3"><text:bookmark-start text:name="__RefHeading___Toc15988_2478585429"/><text:bookmark-start text:name="_Toc528309230"/>Overall interpretation of PRT results<text:bookmark-end text:name="__RefHeading___Toc15988_2478585429"/><text:bookmark-end text:name="_Toc528309230"/></text:h>
      <text:p text:style-name="Standard">The rejection test is a “quality” test. There is no absolute right and wrong. The clearest indication of failure is failure to find any error. Past that are issues that indicate the quality of the error handling in the compiler:</text:p>
      <text:list text:style-name="WWNum8">
        <text:list-item>
          <text:p text:style-name="P125">If the error is indicative of what the failure was.</text:p>
        </text:list-item>
        <text:list-item>
          <text:p text:style-name="P125">No or few further errors resulted after the failure.</text:p>
        </text:list-item>
        <text:list-item>
          <text:p text:style-name="P125">The compiler was able to resyncronise with the source.</text:p>
        </text:list-item>
        <text:list-item>
          <text:p text:style-name="P125">No data was corrupted as a result of the run (dynamic space imbalance, null pointer errors or similar).</text:p>
        </text:list-item>
      </text:list>
      <text:p text:style-name="Standard">You can say that failure to achieve the above marks a poor quality compiler, but not a failing test.</text:p>
      <text:h text:style-name="Heading_20_2" text:outline-level="2"><text:bookmark-start text:name="__RefHeading___Toc15990_2478585429_Copy_"/>The Pascaline Acceptance Test<text:bookmark-end text:name="__RefHeading___Toc15990_2478585429_Copy_"/><text:bookmark text:name="_Toc320481289_Copy_1"/><text:bookmark text:name="_Toc528309231_Copy_1"/></text:h>
      <text:p text:style-name="Standard">Because the Pascaline language can specify language constructs across multiple source files, it consists of three different files:</text:p>
      <text:p text:style-name="Standard">pascaline.pas<text:tab/>Tests Pascaline extended language constructs.</text:p>
      <text:p text:style-name="Standard">pascaline1.pas<text:tab/>Tests a uses module. </text:p>
      <text:p text:style-name="Standard">pascaline2.pas<text:tab/>Tests a joins module.</text:p>
      <text:p text:style-name="Standard">Thus pascaline.pas uses pascaline1.pas and joins pascaline2.pas to form a complete test program.</text:p>
      <text:p text:style-name="Standard">The pascaline test uses both a special command line as well as input from the standard input file (input), which is the file:</text:p>
      <text:p text:style-name="Standard">pascaline.inp</text:p>
      <text:p text:style-name="Standard">[Note the pascaline.inp file is empty at this time]</text:p>
      <text:p text:style-name="Standard">The Pascaline acceptance test is normally run via the testpascaline script.</text:p>
      <text:h text:style-name="Heading_20_2" text:outline-level="2"><text:bookmark-start text:name="__RefHeading___Toc15990_2478585429_Copy1"/>The Pascaline Rejection Test<text:bookmark-end text:name="__RefHeading___Toc15990_2478585429_Copy1"/><text:bookmark text:name="_Toc320481289_Copy_2"/><text:bookmark text:name="_Toc528309231_Copy_2"/></text:h>
      <text:p text:style-name="Standard">There is no Pascaline rejection test defined at this time.</text:p>
      <text:h text:style-name="Heading_20_2" text:outline-level="2"><text:bookmark-start text:name="__RefHeading___Toc15990_2478585429"/><text:bookmark-start text:name="_Toc320481289"/><text:bookmark-start text:name="_Toc528309231"/>Sample program tests<text:bookmark-end text:name="__RefHeading___Toc15990_2478585429"/><text:bookmark-end text:name="_Toc320481289"/><text:bookmark-end text:name="_Toc528309231"/></text:h>
      <text:p text:style-name="Standard">The sample program tests give a series of sample programs in Pascal. The idea of the sample programs tests is to prove out operation on common programs, and also to give a newly modified version of Pascal-P6 a series if tests progressing from the most simple (“hello world”) to more complex tests. If the <text:soft-page-break/>new version of the compiler has serious problems, it is better to find out with simple tests rather than have it fail on a more complex, and difficult to debug, test.</text:p>
      <text:p text:style-name="P44">Hello<text:tab/>Gives the standard “hello, world” minimum test.</text:p>
      <text:p text:style-name="P44">Roman<text:tab/>Prints a series of roman numerals. From Jensen and Wirth’s “User Manual and report”.</text:p>
      <text:p text:style-name="P44">Match<text:tab/>A number match game, this version from Conway, Gries and Zimmerman “A primer on Pascal”.</text:p>
      <text:p text:style-name="P44">Startrek<text:tab/>Plays text mode startrek. From the internet.</text:p>
      <text:p text:style-name="P44">Basics<text:tab/>Runs a subset Basic interpreter. It is tested by running a recoded version of “match” above.</text:p>
      <text:p text:style-name="P44">Pascal-S<text:tab/>Runs a subset of ISO 7185 Pascal. From Niklaus Wirth’s work at ETH. It is tested by running the “Roman” program above.</text:p>
      <text:p text:style-name="P44">All of these except for Pascal-S are run using testprog. Pascal-s is run via the script testpascals.</text:p>
      <text:h text:style-name="Heading_20_2" text:outline-level="2"><text:bookmark-start text:name="__RefHeading___Toc15992_2478585429"/><text:bookmark-start text:name="_Toc528309232"/>Previous Pascal-P versions test<text:bookmark-end text:name="__RefHeading___Toc15992_2478585429"/><text:bookmark-end text:name="_Toc528309232"/></text:h>
      <text:p text:style-name="Standard">As part of the regression tests, Pascal-P6 runs the older versions of itself, namely Pascal-P2 and Pascal-P4. These are the only versions of the compiler available. See the section “<text:bookmark-ref text:reference-format="number-no-superior" text:ref-name="__RefHeading___Toc15538_2478585429">1.1</text:bookmark-ref> <text:bookmark-ref text:reference-format="text" text:ref-name="__RefHeading___Toc15538_2478585429">History of Pascal-P6</text:bookmark-ref>”, and also the historical material <text:s/>on Pascal-P on the Standard Pascal website.</text:p>
      <text:p text:style-name="Standard">The run of previous versions of Pascal-P perhaps constitutes the purest form of regression test. It not only insures that Pascal-P6 is compatible with previous versions, but that it can actually compile and run all of the previous code. Of course, this is possible in main because these 1970’s versions were adapted to the ISO 7185 standard, but that, fortunately, was a small change.</text:p>
      <text:h text:style-name="Heading_20_3" text:outline-level="3"><text:bookmark-start text:name="__RefHeading___Toc15994_2478585429"/><text:bookmark-start text:name="_Toc528309233"/>Compile and run Pascal-P2<text:bookmark-end text:name="__RefHeading___Toc15994_2478585429"/><text:bookmark-end text:name="_Toc528309233"/></text:h>
      <text:p text:style-name="Standard">Pascal-P2 runs on Pascal-P6 virtually unmodified. It needed only the declarations of the <text:span text:style-name="reference_20_Char">prd</text:span> and <text:span text:style-name="reference_20_Char">prr</text:span> files removed. This is required because they are predefined in Pascal-P6. In a stand-alone use of Pascal-P2, those files are real external files and have to be declared.</text:p>
      <text:p text:style-name="Standard">Pascal-P2 runs as a test a modified version of <text:span text:style-name="reference_20_Char">roman.pas</text:span>. It has to be modified because of:</text:p>
      <text:list text:style-name="WWNum6">
        <text:list-item>
          <text:p text:style-name="P126">Pascal-P2 only supports upper case.</text:p>
        </text:list-item>
        <text:list-item>
          <text:p text:style-name="P126">Pascal-P2 does not support the output file as a default parameter to <text:span text:style-name="reference_20_Char">writeln</text:span>.</text:p>
        </text:list-item>
      </text:list>
      <text:p text:style-name="Standard">These changes are documented in the Pascal-P2 archive on <text:a xlink:type="simple" xlink:href="http://www.standardpascal.org/" text:style-name="Internet_20_link" text:visited-style-name="Visited_20_Internet_20_Link"><text:span text:style-name="Internet_20_link"><text:span text:style-name="T87">http://www.standardpascal.org</text:span></text:span></text:a>.</text:p>
      <text:p text:style-name="Standard">Pascal-P2 does not have a full regression test of its own because I didn’t do the work of cutting down the ISO 7185 test to the subset that Pascal-P2 implements, as I did for Pascal-P4. This is perhaps a future project.</text:p>
      <text:p text:style-name="Standard">Pascal-P2 is run via script file testp2.</text:p>
      <text:h text:style-name="Heading_20_3" text:outline-level="3"><text:bookmark-start text:name="__RefHeading___Toc15996_2478585429"/><text:bookmark-start text:name="_Toc528309234"/>Compile and run Pascal-P4<text:bookmark-end text:name="__RefHeading___Toc15996_2478585429"/><text:bookmark-end text:name="_Toc528309234"/></text:h>
      <text:p text:style-name="Standard">Pascal-P4 has the same modification of the <text:span text:style-name="reference_20_Char">prd</text:span> and <text:span text:style-name="reference_20_Char">prr</text:span> files as Pascal-P2, but otherwise runs unmodified. P4 runs as its target standardp.pas, which was a version of <text:s/>iso7185pat.pas that was stripped <text:soft-page-break/>so as to fit the subset of ISO 7185 that Pascal-P4 runs. Recall that Pascal-P4 does not run any standard of Pascal at all, it is intentionally a subset.</text:p>
      <text:p text:style-name="Standard">standard.pas was modified only in that Pascal-P4 running under Pascal-P6 cannot execute a for loop of the form:</text:p>
      <text:p text:style-name="Code">for b := false to true do ...</text:p>
      <text:p text:style-name="Code"/>
      <text:p text:style-name="Standard">The reason for this is non-trival. The way that Pascal-P4 executes such a loop is to check that b lies in the range of boolean 0..1, and terminate if it lies outside that range. This actually makes it an illegal program if variable b is treated as boolean, since b will be incremented to 2 and thus be an out of range value.</text:p>
      <text:p text:style-name="Standard">This is actually a standard issue with Pascal in general, and the ISO 7185 standard took pains to show an equivalent form of the for loop that does not involve creating an out of range boolean. Pascal-P6 also uses a form internally that fixes this, it has to in order to fully comply with the ISO 1785 standard.</text:p>
      <text:p text:style-name="Standard">So why does that work with a standalone Pascal-P4 and not with a Pascal-P4 running under Pascal-P6? Pascal-P4, as well as Pascal-P6, treat the internal data store as typeless and use type escapes in the form of undiscriminated variants in order to differentiate the different data forms. This means that the result of assigning 2 to b (or incrementing it from 1) are system and compiler dependent. Thus, the direct code generating compilers tolerate this, and Pascal-P6 simply does not.</text:p>
      <text:p text:style-name="Standard">Pascal-P4 is run via the script file testp4.</text:p>
      <text:h text:style-name="Heading_20_2" text:outline-level="2"><text:bookmark-start text:name="__RefHeading___Toc15998_2478585429_Copy_"/>Compile and Run Pascal-P5<text:bookmark-end text:name="__RefHeading___Toc15998_2478585429_Copy_"/><text:bookmark text:name="_Toc320481290_Copy_1"/><text:bookmark text:name="_Toc528309235_Copy_1"/></text:h>
      <text:p text:style-name="Standard">Pascal-P5 has the usual correction for prd and prr. One difference with Pascal-P5 is that it can be run unmodified on Pascal-P6. For this reason the Pascal-P5 directory is a clone of the Pascal-P5 repo on github.</text:p>
      <text:p text:style-name="Standard">Pascal-P5 is run via the script file testp5.</text:p>
      <text:h text:style-name="Heading_20_2" text:outline-level="2"><text:bookmark-start text:name="__RefHeading___Toc15998_2478585429"/><text:bookmark-start text:name="_Toc320481290"/><text:bookmark-start text:name="_Toc528309235"/>Self compile<text:bookmark-end text:name="__RefHeading___Toc15998_2478585429"/><text:bookmark-end text:name="_Toc320481290"/><text:bookmark-end text:name="_Toc528309235"/></text:h>
      <text:p text:style-name="Standard">One of the more difficult tests for Pascal-P6 (and the most time consuming) is to have Pascal-P6 compile and run itself. Actually the entire idea of Pascal-P was to compile and run itself in order to accomplish a bootstrap of the compiler. Pascal-P was never provided in a form able to directly compile itself, it needed a few modifications in order to do that. Also, self compiling a compiler that interprets its final code is different from a machine code generating compiler. Whereas it is conceptually simple to imagine the parser and intermediate code generator compiling a version of itself, having the interpreter run another instance of itself on itself is like looking into a series of mirrors. The interpreter will be interpreting itself while that interpreter interprets another program, etc.</text:p>
      <text:p text:style-name="Standard">This can actually be carried out to any depth of self-interpretation, but because each interpretation level slows down the code by an order of magnitude, such nested self interpretation rapidly becomes impractical to complete. As it is, a single level of self-interpretation takes hours.</text:p>
      <text:p text:style-name="Standard">The reason to put work into a self compile of Pascal-P6 is that it is a difficult test that goes a long way to prove out the stability and capacity of the compiler, and also because it proves out a very important function of Pascal-P, that of bootstrapping itself.</text:p>
      <text:p text:style-name="Standard">The self compile requires minor changes to the input program. <text:span text:style-name="T88">The changes required to get pcom and pint to self compile are implemented by the macro switch SELF_COMPILE. What this does for each </text:span><text:soft-page-break/><text:span text:style-name="T88">program will be listed below. The changes are implemented as part of the macro processor, pascpp. See “</text:span><text:span text:style-name="T88"><text:bookmark-ref text:reference-format="number-no-superior" text:ref-name="__RefHeading___Toc15710_2478585429">7</text:bookmark-ref></text:span><text:span text:style-name="T88"> </text:span><text:span text:style-name="T88"><text:bookmark-ref text:reference-format="text" text:ref-name="__RefHeading___Toc15710_2478585429">Pascal-P6 implementation language</text:bookmark-ref></text:span><text:span text:style-name="T88">”.</text:span></text:p>
      <text:h text:style-name="Heading_20_3" text:outline-level="3"><text:bookmark-start text:name="__RefHeading___Toc16000_2478585429"/><text:bookmark-start text:name="_Toc320481291"/><text:bookmark-start text:name="_Toc528309236"/>pcom<text:bookmark-end text:name="__RefHeading___Toc16000_2478585429"/><text:bookmark-end text:name="_Toc320481291"/><text:bookmark-end text:name="_Toc528309236"/></text:h>
      <text:p text:style-name="Standard" loext:marker-style-name="T88"><text:span text:style-name="T88">I was able to get pcom.pas to self compile. This means to compile and run pcom.pas, then execute it in the simulator, pint. Then it is fed its own source, and compiles itself into intermediate code. Then this is compared to the same intermediate code for pcom as output by the regular compiler. Its a good self check, and in fact found a few bugs.</text:span><text:span text:style-name="T88"/></text:p>
      <text:p text:style-name="Standard" loext:marker-style-name="T88"><text:span text:style-name="T88">The batch file to control a self compile and check is:</text:span><text:span text:style-name="T88"/></text:p>
      <text:p text:style-name="Standard" loext:marker-style-name="T88"><text:span text:style-name="T88">cpcoms</text:span><text:span text:style-name="T88"/></text:p>
      <text:p text:style-name="Standard" loext:marker-style-name="T88"><text:span text:style-name="T88">What does it mean to self compile? For pcom, not much. Since it does not execute itself (pint does that), it is simply operating on the interpreter, and happens to be compiling a copy of itself.</text:span><text:span text:style-name="T88"/></text:p>
      <text:h text:style-name="Heading_20_4" text:outline-level="4"><text:bookmark-start text:name="__RefHeading___Toc16002_2478585429"/><text:bookmark-start text:name="_Toc528309237"/>Changes required<text:bookmark-end text:name="__RefHeading___Toc16002_2478585429"/><text:bookmark-end text:name="_Toc528309237"/></text:h>
      <text:p text:style-name="Standard" loext:marker-style-name="T88"><text:span text:style-name="T88">pcom won't directly compile itself the way it is written. The reason is that the "prr" file, the predefined file it uses to represent it's output file is only predefined to Pascal-P6 itself. The rules for ISO 7185 are that each file that is defined in the header which is not predefined, such as "input" or "output", must be also declared in a var statement. This makes sense, because if it is not a predefined file, the compiler must know what type of file (or even non-file) that is being accessed externally to the program.</text:span><text:span text:style-name="T88"/></text:p>
      <text:p text:style-name="Standard" loext:marker-style-name="T88"><text:span text:style-name="T88">Because the requirements are different from a predefined special compiler file to a file that is simply external, the source code must be different for a Pascal-P6 file vs. another compiler. A regular ISO 7185 Pascal compiler isn't going to have a predefined prr file. Thus the SELF_COMPILE macro switch being true removes the type definitions for prd and prr, and removes the reset() and rewrite() calls for those.</text:span><text:span text:style-name="T88"/></text:p>
      <text:h text:style-name="Heading_20_3" text:outline-level="3"><text:bookmark-start text:name="__RefHeading___Toc16004_2478585429"/><text:bookmark-start text:name="_Toc320481292"/><text:bookmark-start text:name="_Toc528309238"/>pint<text:bookmark-end text:name="__RefHeading___Toc16004_2478585429"/><text:bookmark-end text:name="_Toc320481292"/><text:bookmark-end text:name="_Toc528309238"/></text:h>
      <text:p text:style-name="Standard" loext:marker-style-name="T88"><text:span text:style-name="T88">Pint is more interesting to self compile, since it is running (being interpreted) on a copy of itself. Unlike the pcom self compile, pint can run a copy of itself running a copy of itself, etc., to any depth. Of course, each time the interpreter runs on itself, it slows down orders of magnitude, so it does not take many levels to make it virtually impossible to run to completion. Ran a copy of pint running on itself, then interpreting a copy of iso7185pat. The result of the iso7185pat is then compared to the "gold" standard file.</text:span><text:span text:style-name="T88"/></text:p>
      <text:p text:style-name="Standard" loext:marker-style-name="T88"><text:span text:style-name="T88">As with pcom, pint will not self compile without modification. It has the same issue with predefined header files. Also, pint cannot run on itself unless its storage requirements are reduced. For example, if the "store" array, the byte array that is used to contain the program, constants and variables, is 1 megabyte in length, the copy of pint that is hosted on pint must have a 1 megabyte store minus all of the overhead associated with pint itself.</text:span><text:span text:style-name="T88"/></text:p>
      <text:p text:style-name="Standard" loext:marker-style-name="T88"><text:span text:style-name="T88">The SELF_COMPILE macro switch removes the prr and prd definitions, and the reset() and rewrite() calls for same, as in pcom. It also changes the size of the program storage array to be smaller so that it will fit into the enclosing pint machine.</text:span><text:span text:style-name="T88"/></text:p>
      <text:p text:style-name="Standard" loext:marker-style-name="T88"><text:span text:style-name="T88">The batch file required to self compile pint is:</text:span><text:span text:style-name="T88"/></text:p>
      <text:p text:style-name="Standard" loext:marker-style-name="T88"><text:span text:style-name="T88">cpints</text:span><text:span text:style-name="T88"/></text:p>
      <text:p text:style-name="Standard" loext:marker-style-name="T88"><text:span text:style-name="T88">Pint also has to change the way it takes in input files. It cannot read the intermediate from the input file, because that is reserved for the program to be run. Instead, it reads the intermediate from the "prd" </text:span><text:soft-page-break/><text:span text:style-name="T88">header file. The interpreted program can also use the same prd file. The solution is to "stack up" the intermediate files. The intermediate for pint itself appears first, followed by the file that is to run under that (iso7185pat). It works because the intermediate has a command that signals the end of the intermediate file, "q". The copy of pint that is reading the intermediate code for pint stops, then the interpreted copy of pint starts and reads in the other part of the file. This could, in fact, go to any depth.</text:span><text:span text:style-name="T88"/></text:p>
      <text:p text:style-name="Standard" loext:marker-style-name="T88"><text:span text:style-name="T88">Self compiled files and sizes</text:span><text:span text:style-name="T88"/></text:p>
      <text:p text:style-name="Standard" loext:marker-style-name="T88"><text:span text:style-name="T88">The resulting sizes of the self compiled files are:</text:span><text:span text:style-name="T88"/></text:p>
      <text:p text:style-name="Standard" loext:marker-style-name="T88"><text:span text:style-name="T88">pcomm.P6</text:span><text:span text:style-name="T88"/></text:p>
      <text:p text:style-name="Standard" loext:marker-style-name="T88"><text:span text:style-name="T88">Storage areas occupied</text:span><text:span text:style-name="T88"/></text:p>
      <table:table table:name="Table31" table:style-name="Table31">
        <table:table-column table:style-name="Table31.A"/>
        <table:table-column table:style-name="Table31.B" table:number-columns-repeated="2"/>
        <table:table-row table:style-name="Table31.1">
          <table:table-cell table:style-name="Table31.A1" office:value-type="string">
            <text:p text:style-name="P145" loext:marker-style-name="T88"><text:span text:style-name="T17">Contents</text:span><text:span text:style-name="T14"/></text:p>
          </table:table-cell>
          <table:table-cell table:style-name="Table31.A1" office:value-type="string">
            <text:p text:style-name="P145" loext:marker-style-name="T88"><text:span text:style-name="T17">Range of storage</text:span><text:span text:style-name="T14"/></text:p>
          </table:table-cell>
          <table:table-cell table:style-name="Table31.A1" office:value-type="string">
            <text:p text:style-name="P145" loext:marker-style-name="T88"><text:span text:style-name="T17">Net size</text:span><text:span text:style-name="T14"/></text:p>
          </table:table-cell>
        </table:table-row>
        <table:table-row table:style-name="Table31.1">
          <table:table-cell table:style-name="Table31.A2" office:value-type="string">
            <text:p text:style-name="P145" loext:marker-style-name="T88"><text:span text:style-name="T17">Program</text:span><text:span text:style-name="T14"/></text:p>
          </table:table-cell>
          <table:table-cell table:style-name="Table31.B2" office:value-type="string">
            <text:p text:style-name="P153" loext:marker-style-name="T88"><text:span text:style-name="T49">0-114657</text:span><text:span text:style-name="T49"/></text:p>
          </table:table-cell>
          <table:table-cell table:style-name="Table31.B2" office:value-type="string">
            <text:p text:style-name="P153" loext:marker-style-name="T88"><text:span text:style-name="T49">(114658)</text:span><text:span text:style-name="T49"/></text:p>
          </table:table-cell>
        </table:table-row>
        <table:table-row table:style-name="Table31.1">
          <table:table-cell table:style-name="Table31.A3" office:value-type="string">
            <text:p text:style-name="P145" loext:marker-style-name="T88"><text:span text:style-name="T17">Stack/Heap</text:span><text:span text:style-name="T14"/></text:p>
          </table:table-cell>
          <table:table-cell table:style-name="Table31.B3" office:value-type="string">
            <text:p text:style-name="P153" loext:marker-style-name="T88"><text:span text:style-name="T49">114658-1987994</text:span><text:span text:style-name="T49"/></text:p>
          </table:table-cell>
          <table:table-cell table:style-name="Table31.C3" office:value-type="string">
            <text:p text:style-name="P153" loext:marker-style-name="T88"><text:span text:style-name="T49">(1873337)</text:span><text:span text:style-name="T49"/></text:p>
          </table:table-cell>
        </table:table-row>
        <table:table-row table:style-name="Table31.1">
          <table:table-cell table:style-name="Table31.A2" office:value-type="string">
            <text:p text:style-name="P145" loext:marker-style-name="T88"><text:span text:style-name="T17">Constants</text:span><text:span text:style-name="T14"/></text:p>
          </table:table-cell>
          <table:table-cell table:style-name="Table31.B2" office:value-type="string">
            <text:p text:style-name="P153" loext:marker-style-name="T88"><text:span text:style-name="T49">1987995-2000000</text:span><text:span text:style-name="T49"/></text:p>
          </table:table-cell>
          <table:table-cell table:style-name="Table31.B2" office:value-type="string">
            <text:p text:style-name="P153" loext:marker-style-name="T88"><text:span text:style-name="T49">(  12005)</text:span><text:span text:style-name="T49"/></text:p>
          </table:table-cell>
        </table:table-row>
      </table:table>
      <text:p text:style-name="P177" loext:marker-style-name="T88"/>
      <text:p text:style-name="Standard" loext:marker-style-name="T88"><text:span text:style-name="T88">pintm.P6</text:span><text:span text:style-name="T88"/></text:p>
      <text:p text:style-name="Standard" loext:marker-style-name="T88"><text:span text:style-name="T88">Storage areas occupied</text:span><text:span text:style-name="T88"/></text:p>
      <table:table table:name="Table32" table:style-name="Table32">
        <table:table-column table:style-name="Table32.A"/>
        <table:table-column table:style-name="Table32.B" table:number-columns-repeated="2"/>
        <table:table-row table:style-name="Table32.1">
          <table:table-cell table:style-name="Table32.A1" office:value-type="string">
            <text:p text:style-name="P145" loext:marker-style-name="T88"><text:span text:style-name="T17">Contents</text:span><text:span text:style-name="T14"/></text:p>
          </table:table-cell>
          <table:table-cell table:style-name="Table32.A1" office:value-type="string">
            <text:p text:style-name="P145" loext:marker-style-name="T88"><text:span text:style-name="T17">Range of storage</text:span><text:span text:style-name="T14"/></text:p>
          </table:table-cell>
          <table:table-cell table:style-name="Table32.A1" office:value-type="string">
            <text:p text:style-name="P145" loext:marker-style-name="T88"><text:span text:style-name="T17">Net size</text:span><text:span text:style-name="T14"/></text:p>
          </table:table-cell>
        </table:table-row>
        <table:table-row table:style-name="Table32.1">
          <table:table-cell table:style-name="Table32.A2" office:value-type="string">
            <text:p text:style-name="P145" loext:marker-style-name="T88"><text:span text:style-name="T17">Program</text:span><text:span text:style-name="T14"/></text:p>
          </table:table-cell>
          <table:table-cell table:style-name="Table32.B2" office:value-type="string">
            <text:p text:style-name="P153" loext:marker-style-name="T88"><text:span text:style-name="T49">0- 56194</text:span><text:span text:style-name="T49"/></text:p>
          </table:table-cell>
          <table:table-cell table:style-name="Table32.B2" office:value-type="string">
            <text:p text:style-name="P153" loext:marker-style-name="T88"><text:span text:style-name="T49">(56195)</text:span><text:span text:style-name="T49"/></text:p>
          </table:table-cell>
        </table:table-row>
        <table:table-row table:style-name="Table32.1">
          <table:table-cell table:style-name="Table32.A3" office:value-type="string">
            <text:p text:style-name="P145" loext:marker-style-name="T88"><text:span text:style-name="T17">Stack/Heap</text:span><text:span text:style-name="T14"/></text:p>
          </table:table-cell>
          <table:table-cell table:style-name="Table32.B3" office:value-type="string">
            <text:p text:style-name="P153" loext:marker-style-name="T88"><text:span text:style-name="T49">56195-1993985</text:span><text:span text:style-name="T49"/></text:p>
          </table:table-cell>
          <table:table-cell table:style-name="Table32.C3" office:value-type="string">
            <text:p text:style-name="P153" loext:marker-style-name="T88"><text:span text:style-name="T49">(1937791)</text:span><text:span text:style-name="T49"/></text:p>
          </table:table-cell>
        </table:table-row>
        <table:table-row table:style-name="Table32.1">
          <table:table-cell table:style-name="Table32.A2" office:value-type="string">
            <text:p text:style-name="P145" loext:marker-style-name="T88"><text:span text:style-name="T17">Constants</text:span><text:span text:style-name="T14"/></text:p>
          </table:table-cell>
          <table:table-cell table:style-name="Table32.B2" office:value-type="string">
            <text:p text:style-name="P153" loext:marker-style-name="T88"><text:span text:style-name="T49">1993986-2000000</text:span><text:span text:style-name="T49"/></text:p>
          </table:table-cell>
          <table:table-cell table:style-name="Table32.B2" office:value-type="string">
            <text:p text:style-name="P153" loext:marker-style-name="T88"><text:span text:style-name="T49">(6014)</text:span><text:span text:style-name="T49"/></text:p>
          </table:table-cell>
        </table:table-row>
      </table:table>
      <text:h text:style-name="Heading_20_2" text:outline-level="2"><text:bookmark-start text:name="__RefHeading___Toc15990_2478585429_Copy2"/>The Debug Mode Test<text:bookmark-end text:name="__RefHeading___Toc15990_2478585429_Copy2"/><text:bookmark text:name="_Toc320481289_Copy_3"/><text:bookmark text:name="_Toc528309231_Copy_3"/></text:h>
      <text:p text:style-name="Standard">Because the debug CLI mode is a complex language in and of itself, there is an extensive test for debug mode that runs through all of the available commands and options on a sample program. The sample program is in two parts, because debug mode can debug programs with external routines. The two parts are:</text:p>
      <text:p text:style-name="Standard">debug_test.pas<text:tab/><text:tab/>The main debug test program.</text:p>
      <text:p text:style-name="Standard">debug_test1.pas<text:tab/><text:tab/>Joined routines for testing.</text:p>
      <text:p text:style-name="Standard">An important part of the debug mode test is the commands that are input. These are contained in:</text:p>
      <text:p text:style-name="Standard">debug_test.inp</text:p>
      <text:p text:style-name="Standard">Normally the debug test is run via the testdebug script.</text:p>
      <text:p text:style-name="Standard"/>
      <text:p text:style-name="Standard"/>
      <text:p text:style-name="P54"/>
      <text:h text:style-name="P107" text:outline-level="1"><text:bookmark-start text:name="__RefHeading___Toc30960_3822401252"/>Preparing a Pascal-P6 release<text:bookmark-end text:name="__RefHeading___Toc30960_3822401252"/></text:h>
      <text:p text:style-name="P91">A release, defined as any set of Pascal-P6 file containing a version number, is a promise to users that the code and files contained within meet quality standards. Nothing is worse than a version that must have follow on versions to correct bugs that could have been found by simple testing.</text:p>
      <text:p text:style-name="P90">Several items must be accomplished to create a Pascal-P6 Release:</text:p>
      <text:list text:style-name="L2">
        <text:list-item>
          <text:p text:style-name="P178">The version <text:span text:style-name="T120">must</text:span> run a full regression. No exceptions.</text:p>
        </text:list-item>
        <text:list-item>
          <text:p text:style-name="P178">Advance the version number(s) on all applicable sources.</text:p>
        </text:list-item>
        <text:list-item>
          <text:p text:style-name="P178">Create a news file for the release, containing new features added and bugs/problems existing in it. Follow the format of previous releases. <text:span text:style-name="T122">It should contain all of the issues from Github that are marked as bugs. If there are bugs that are not properly marked as bugs, this is the time to fix them. The closed issues list is a good place to find new features, as well as the commit log after the date of the last release. </text:span><text:span text:style-name="T121">Commit this to the archive.</text:span></text:p>
        </text:list-item>
        <text:list-item>
          <text:p text:style-name="P178">Create a candidate release. This can be done on <text:a xlink:type="simple" xlink:href="https://github.com/samiam95124/Pascal-P6/releases" text:style-name="Internet_20_link" text:visited-style-name="Visited_20_Internet_20_Link">https://github.com/samiam95124/Pascal-P6/releases</text:a> “Draft a new release”. Github will create .zip and .gz files for you. Enter in the discription “Candidate release, DO NOT USE”. This will be changed after verification.</text:p>
        </text:list-item>
        <text:list-item>
          <text:p text:style-name="P178">Download the release to a scratch directory.</text:p>
        </text:list-item>
        <text:list-item>
          <text:p text:style-name="P178">Enter the directory with a newly created shell.</text:p>
        </text:list-item>
        <text:list-item>
          <text:p text:style-name="P178">Follow the steps to build Pascal-P6, . setpath, ./configure, make.</text:p>
        </text:list-item>
        <text:list-item>
          <text:p text:style-name="P178">Rerun regression in that directory.</text:p>
        </text:list-item>
        <text:list-item>
          <text:p text:style-name="P178">On Git<text:span text:style-name="T122">h</text:span>ub change the release description to active.</text:p>
        </text:list-item>
        <text:list-item>
          <text:p text:style-name="P179">Put announcement for the release in the discussions area. The contents are the same as NEWS.</text:p>
        </text:list-item>
      </text:list>
      <text:p text:style-name="P54"/>
      <text:h text:style-name="P106" text:outline-level="1"><text:bookmark-start text:name="__RefHeading___Toc30962_3822401252"/>Filing bugs against Pascal-P6<text:bookmark-end text:name="__RefHeading___Toc30962_3822401252"/></text:h>
      <text:p text:style-name="P87">To file bugs against Pascal-P6, please use the “issues” section of the online Pascal-P6 repo:</text:p>
      <text:p text:style-name="P87"><text:a xlink:type="simple" xlink:href="https://github.com/samiam95124/Pascal-P6/issues" text:style-name="Internet_20_link" text:visited-style-name="Visited_20_Internet_20_Link">https://github.com/samiam95124/Pascal-P6/issues</text:a></text:p>
      <text:p text:style-name="P87">To properly fix a bug, the following information is needed:</text:p>
      <text:list text:style-name="L3">
        <text:list-item>
          <text:p text:style-name="P180">A description of the bug or problem at hand.</text:p>
        </text:list-item>
        <text:list-item>
          <text:p text:style-name="P180">The system it was encountered on (Linux, Windows, etc.).</text:p>
        </text:list-item>
        <text:list-item>
          <text:p text:style-name="P180">The version number of that system, complete, like “Ubuntu 22.04 LTS”).</text:p>
        </text:list-item>
        <text:list-item>
          <text:p text:style-name="P180">The version number of Pascal-P6 where the bug or problem was found. This is printed out when Pascal-P6 programs run, <text:span text:style-name="T131">as</text:span><text:span text:style-name="T118"> “P6 Pascal compiler vs. 0.2”. If the version number ends with an x (“.x”), it means it is not an official release, and was taken from the archive. If that is so, please include the complete commit number of </text:span><text:span text:style-name="T119">the version. This can be obtained with the “git log” command in the repo. Note that it is not possible to file bugs against a repo that has custom changes on it, </text:span><text:span text:style-name="T131">IE, your own copy of the repo</text:span><text:span text:style-name="T119">.</text:span></text:p>
        </text:list-item>
        <text:list-item>
          <text:p text:style-name="P181">A <text:span text:style-name="T120">short</text:span> example program that causes the issue, including the steps used to compile it.</text:p>
        </text:list-item>
      </text:list>
      <text:p text:style-name="P88">An example of a problem submission is:</text:p>
      <text:p text:style-name="Code"/>
      <text:p text:style-name="P55">samiam@samiam-h-pc-2:~/projects/pascal/pascal-p6$ p6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hello(output); </text:p>
      <text:p text:style-name="Code"><text:s text:c="5"/>2 <text:s text:c="6"/>-8 <text:s/></text:p>
      <text:p text:style-name="Code"><text:s text:c="5"/>3 <text:s text:c="6"/>-8 begin </text:p>
      <text:p text:style-name="Code"><text:s text:c="5"/>4 <text:s text:c="7"/>5 <text:s/></text:p>
      <text:p text:style-name="Code"><text:s text:c="5"/>5 <text:s text:c="7"/>5 <text:s text:c="4"/>writeln('Hello, world') </text:p>
      <text:p text:style-name="Code"><text:s text:c="5"/>6 <text:s text:c="6"/>13 <text:s/></text:p>
      <text:p text:style-name="Code"><text:s text:c="5"/>7 <text:s text:c="6"/>13 end. </text:p>
      <text:p text:style-name="Code"/>
      <text:p text:style-name="Code">Errors in program: 0</text:p>
      <text:p text:style-name="Code">P6 Pascal AMD64/gcc 64 bit code generator vs. 0.2.x</text:p>
      <text:p text:style-name="Code"/>
      <text:p text:style-name="Code">Generating program</text:p>
      <text:p text:style-name="Code"/>
      <text:p text:style-name="Code">Program generation complete</text:p>
      <text:p text:style-name="Code">Running with pgen</text:p>
      <text:p text:style-name="Code">/usr/bin/ld: /tmp/cckCUvhi.o: in function `resetfn':</text:p>
      <text:p text:style-name="Code">/home/samiam/projects/pascal/pascal-p6/source/AMD64/gcc/psystem.c:1846: warning: the use of `tmpnam' is dangerous, better use `mkstemp'</text:p>
      <text:p text:style-name="Code">Hello, world</text:p>
      <text:p text:style-name="Code"/>
      <text:p text:style-name="P89">(obviously this is a working program).</text:p>
      <text:p text:style-name="P89">Please cut the program down as much as possible, but still reveals the error. Typically this can be done by removing parts of the program that are not needed to demonstrate the issue.</text:p>
      <text:h text:style-name="P105" text:outline-level="1"><text:bookmark-start text:name="__RefHeading___Toc15534_2478585429"/><text:bookmark-start text:name="_Toc528309083"/>Licensing information<text:bookmark-end text:name="__RefHeading___Toc15534_2478585429"/><text:bookmark-end text:name="_Toc528309083"/></text:h>
      <text:p text:style-name="Standard">Pascal-P6 is covered by the BSD license:</text:p>
      <text:p text:style-name="Standard" loext:marker-style-name="T79"><text:span text:style-name="T63">Copyright (c) 1996, 2018, Scott A. Franco</text:span><text:span text:style-name="T63"/></text:p>
      <text:p text:style-name="Standard" loext:marker-style-name="T79"><text:span text:style-name="T63">All rights reserved.</text:span><text:span text:style-name="T63"/></text:p>
      <text:p text:style-name="Standard" loext:marker-style-name="T79"><text:span text:style-name="T63">Redistribution </text:span><text:span text:style-name="T89">and</text:span><text:span text:style-name="T63"> use in source </text:span><text:span text:style-name="T89">and</text:span><text:span text:style-name="T63"> binary forms, with </text:span><text:span text:style-name="T89">or</text:span><text:span text:style-name="T63"> without</text:span><text:span text:style-name="T79"> </text:span><text:span text:style-name="T63">modification, are permitted provided that the following conditions are met:</text:span></text:p>
      <text:p text:style-name="Standard" loext:marker-style-name="T79"><text:span text:style-name="T63">1. Redistributions of source code must retain the above copyright notice, </text:span><text:span text:style-name="T89">this</text:span><text:span text:style-name="T63"> list of conditions </text:span><text:span text:style-name="T89">and</text:span><text:span text:style-name="T63"> the following disclaimer. </text:span></text:p>
      <text:p text:style-name="Standard" loext:marker-style-name="T79"><text:span text:style-name="T63">2. Redistributions in binary form must reproduce the above copyright notice, </text:span><text:span text:style-name="T89">this</text:span><text:span text:style-name="T63"> list of conditions </text:span><text:span text:style-name="T89">and</text:span><text:span text:style-name="T63"> the following disclaimer in the documentation </text:span><text:span text:style-name="T89">and</text:span><text:span text:style-name="T63">/</text:span><text:span text:style-name="T89">or</text:span><text:span text:style-name="T63"> other materials provided with the distribution.</text:span></text:p>
      <text:p text:style-name="Standard" loext:marker-style-name="T79"><text:span text:style-name="T63">THIS SOFTWARE IS PROVIDED BY THE COPYRIGHT HOLDERS AND CONTRIBUTORS </text:span><text:span text:style-name="T90">"AS IS" </text:span><text:span text:style-name="T63">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text:span></text:p>
      <text:p text:style-name="Standard" loext:marker-style-name="T79"><text:span text:style-name="T63">INTERRUPTION) HOWEVER CAUSED AND ON ANY THEORY OF LIABILITY, WHETHER IN CONTRACT, STRICT LIABILITY, OR TORT (INCLUDING NEGLIGENCE OR OTHERWISE) ARISING IN ANY WAY OUT OF THE USE OF THIS SOFTWARE, EVEN IF ADVISED OF THE POSSIBILITY OF SUCH DAMAGE.</text:span><text:span text:style-name="T63"/></text:p>
      <text:p text:style-name="Standard" loext:marker-style-name="T63"><text:span text:style-name="T63">The views </text:span><text:span text:style-name="T89">and</text:span><text:span text:style-name="T63"> conclusions contained in the software </text:span><text:span text:style-name="T89">and</text:span><text:span text:style-name="T63"> documentation are those of the authors </text:span><text:span text:style-name="T89">and</text:span><text:span text:style-name="T63"> should </text:span><text:span text:style-name="T89">not</text:span><text:span text:style-name="T63"> be interpreted as representing official policies, either expressed </text:span><text:span text:style-name="T89">or</text:span><text:span text:style-name="T63"> implied, of the Pascal-P6 project.</text:span></text:p>
      <text:p text:style-name="Standard" loext:marker-style-name="T63"><text:span text:style-name="T63">Note that the original project from which this code is based, Pascal-p4, was public domain. The BSD license covers only the changes/and or additions made to the original source code. To determine what is and what is not covered by public domain vs. the BSD license, compare the original Pascal-P4 sources to Pascal-P6.</text:span><text:span text:style-name="T63"/></text:p>
      <text:p text:style-name="P182" loext:marker-style-name="T63"><text:span text:style-name="T63">The easiest way to obtain the public domain portion of Pascal-P6 is to simply obtain the Pascal-P4 source code, which is freely available online.</text:span><text:span text:style-name="T6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3335in" fo:margin-bottom="0.0835in" style:contextual-spacing="false" fo:keep-together="always" fo:keep-with-next="always"/>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class="text">
      <style:paragraph-properties fo:margin-top="0.139in" fo:margin-bottom="0in" style:contextual-spacing="false" fo:keep-together="always"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left="0.2992in" fo:margin-top="0.3335in" fo:margin-bottom="0.0835in" style:contextual-spacing="false" fo:keep-together="always" fo:text-indent="-0.2992in" style:auto-text-indent="false" fo:keep-with-next="always"/>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left="0.4016in" fo:margin-top="0.0835in" fo:margin-bottom="0.0835in" style:contextual-spacing="false" fo:keep-together="always" fo:text-indent="-0.4016in" style:auto-text-indent="false"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left="0.5in" fo:margin-top="0.0835in" fo:margin-bottom="0.0835in" style:contextual-spacing="false" fo:keep-together="always" fo:text-indent="-0.5in" style:auto-text-indent="false"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padding-left="0in" fo:padding-right="0in" fo:padding-top="0in" fo:padding-bottom="0.0555in" fo:border-left="none" fo:border-right="none" fo:border-top="none" fo:border-bottom="0.99pt solid #7fd13b"/>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reference" style:family="paragraph" style:parent-style-name="Standard" loext:linked-style-name="reference_20_Char">
      <style:text-properties style:font-name="Arial" fo:font-family="Arial" style:font-family-generic="roman" style:font-pitch="variable" fo:font-weight="bold" style:font-weight-asian="bold"/>
    </style:style>
    <style:style style:name="Line_20_header" style:display-name="Line header" style:family="paragraph" style:parent-style-name="Standard" loext:linked-style-name="Line_20_header_20_Char">
      <style:paragraph-properties fo:margin-left="1.9689in" fo:margin-top="0in" fo:margin-bottom="0in" style:contextual-spacing="false" fo:text-indent="-1.5752in" style:auto-text-indent="false"/>
    </style:style>
    <style:style style:name="Table_20_header" style:display-name="Table header" style:family="paragraph" style:parent-style-name="Standard" loext:linked-style-name="Table_20_header_20_Char"/>
    <style:style style:name="table_20_header1" style:display-name="table header1" style:family="paragraph" style:parent-style-name="Standard" loext:linked-style-name="table_20_header_20_Char1">
      <style:paragraph-properties fo:margin-top="0.1665in" fo:margin-bottom="0in" style:contextual-spacing="false" fo:padding-left="0in" fo:padding-right="0in" fo:padding-top="0in" fo:padding-bottom="0.0138in" fo:border-left="none" fo:border-right="none" fo:border-top="none" fo:border-bottom="1.5pt solid #000000" fo:keep-with-next="always"/>
      <style:text-properties fo:color="#000000" loext:opacity="100%" style:font-name="Arial" fo:font-family="Arial" style:font-family-generic="roman" style:font-pitch="variable" fo:font-weight="bold" style:font-weight-asian="bold">
        <loext:char-complex-color loext:theme-type="dark1" loext:color-type="theme"/>
      </style:text-properties>
    </style:style>
    <style:style style:name="Code" style:family="paragraph" style:parent-style-name="Standard" loext:linked-style-name="Code_20_Char">
      <style:paragraph-properties fo:margin-top="0in" fo:margin-bottom="0in" style:contextual-spacing="fals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in" style:contextual-spacing="false"/>
      <style:text-properties style:font-name="Consolas" fo:font-family="Consolas" style:font-family-generic="roman" style:font-pitch="variable"/>
    </style:style>
    <style:style style:name="Contents_20_1" style:display-name="Contents 1" style:family="paragraph" style:parent-style-name="Standard" style:next-style-name="Standard" style:auto-update="true" style:class="index">
      <style:paragraph-properties fo:margin-top="0.1665in" fo:margin-bottom="0.1665in" style:contextual-spacing="false"/>
    </style:style>
    <style:style style:name="Contents_20_2" style:display-name="Contents 2" style:family="paragraph" style:parent-style-name="Standard" style:next-style-name="Standard" style:auto-update="true" style:class="index">
      <style:paragraph-properties fo:margin-left="0.1535in" fo:margin-top="0in" fo:margin-bottom="0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71in" fo:margin-top="0in" fo:margin-bottom="0in" style:contextual-spacing="false" fo:text-indent="0in" style:auto-text-indent="false"/>
    </style:style>
    <style:style style:name="Document_20_Map_20__28_WW_29_" style:display-name="Document Map (WW)" style:family="paragraph" style:parent-style-name="Standard" loext:linked-style-name="Document_20_Map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outine_20_heading_20_3" style:display-name="Routine heading 3" style:family="paragraph" style:parent-style-name="Heading_20_3" loext:linked-style-name="Routine_20_heading_20_3_20_Char" style:default-outline-level="3" style:list-style-name="">
      <style:paragraph-properties fo:padding-left="0in" fo:padding-right="0in" fo:padding-top="0in" fo:padding-bottom="0.0138in" fo:border-left="none" fo:border-right="none" fo:border-top="none" fo:border-bottom="1.5pt solid #c00000"/>
      <style:text-properties fo:color="#c00000" loext:opacity="100%">
        <loext:char-complex-color loext:theme-type="accent1" loext:color-type="theme"/>
      </style:text-properties>
    </style:style>
    <style:style style:name="Footnote" style:family="paragraph" style:parent-style-name="Standard" loext:linked-style-name="Footnote_20_Text_20_Char" style:class="extra">
      <style:paragraph-properties fo:margin-top="0in" fo:margin-bottom="0in"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4571in" fo:margin-top="0in" fo:margin-bottom="0in" style:contextual-spacing="false" fo:text-indent="0in" style:auto-text-indent="false">
        <style:tab-stops>
          <style:tab-stop style:position="1.1138in"/>
          <style:tab-stop style:position="5.7028in" style:type="right" style:leader-style="dotted" style:leader-text="."/>
        </style:tab-stops>
      </style:paragraph-properties>
      <style:text-properties style:font-name-asian="Corbel1" style:font-family-asian="Corbel" style:font-family-generic-asian="system" style:font-pitch-asian="variable"/>
    </style:style>
    <style:style style:name="Contents_20_5" style:display-name="Contents 5" style:family="paragraph" style:parent-style-name="Standard" style:next-style-name="Standard" style:auto-update="true" style:class="index">
      <style:paragraph-properties fo:margin-left="0.6102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6" style:display-name="Contents 6" style:family="paragraph" style:parent-style-name="Standard" style:next-style-name="Standard" style:auto-update="true" style:class="index">
      <style:paragraph-properties fo:margin-left="0.7638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7" style:display-name="Contents 7" style:family="paragraph" style:parent-style-name="Standard" style:next-style-name="Standard" style:auto-update="true" style:class="index">
      <style:paragraph-properties fo:margin-top="0.1665in" fo:margin-bottom="0.1665in" style:contextual-spacing="false"/>
      <style:text-properties style:font-name-asian="Corbel1" style:font-family-asian="Corbel" style:font-family-generic-asian="system" style:font-pitch-asian="variable"/>
    </style:style>
    <style:style style:name="Contents_20_8" style:display-name="Contents 8" style:family="paragraph" style:parent-style-name="Standard" style:next-style-name="Standard" style:auto-update="true" style:class="index">
      <style:paragraph-properties fo:margin-left="0.1575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9" style:display-name="Contents 9" style:family="paragraph" style:parent-style-name="Standard" style:next-style-name="Standard" style:auto-update="true" style:class="index">
      <style:paragraph-properties fo:margin-left="0.3154in" fo:margin-top="0in" fo:margin-bottom="0in" style:contextual-spacing="false" fo:text-indent="0in" style:auto-text-indent="false"/>
      <style:text-properties style:font-name-asian="Corbel1" style:font-family-asian="Corbel" style:font-family-generic-asian="system" style:font-pitch-asian="variable"/>
    </style:style>
    <style:style style:name="Endnote" style:family="paragraph" style:parent-style-name="Standard" loext:linked-style-name="Endnote_20_Text_20_Char" style:class="extra">
      <style:paragraph-properties fo:margin-top="0in" fo:margin-bottom="0in" style:contextual-spacing="false"/>
      <style:text-properties fo:font-size="10pt" style:font-size-asian="10pt" style:font-size-complex="10pt"/>
    </style:style>
    <style:style style:name="caption1" style:family="paragraph" style:parent-style-name="Standard" style:next-style-name="Standard">
      <style:text-properties fo:color="#7fd13b" loext:opacity="100%" fo:font-size="9pt" fo:font-weight="bold" style:font-size-asian="9pt" style:font-weight-asian="bold" style:font-size-complex="9pt" style:font-weight-complex="bold">
        <loext:char-complex-color loext:theme-type="accent1" loext:color-type="theme"/>
      </style:text-properties>
    </style:style>
    <style:style style:name="Normal_20__28_Web_29_" style:display-name="Normal (Web)" style:family="paragraph" style:parent-style-name="Standard">
      <style:paragraph-properties fo:margin-top="0.1945in" fo:margin-bottom="0.1945in" style:contextual-spacing="false"/>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roman" style:font-pitch="variable" fo:font-size="10pt" style:font-name-asian="Liberation Mono2" style:font-family-asian="'Liberation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Standard">
      <style:text-properties officeooo:rsid="001ca0be"/>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_20_Char" style:display-name="Heading 4 Char" style:family="text" style:parent-style-name="Default_20_Paragraph_20_Font_20__28_WW_29_" loext:linked-style-name="Heading_20_4">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_20_Char" style:display-name="Heading 8 Char" style:family="text" style:parent-style-name="Default_20_Paragraph_20_Font_20__28_WW_29_" loext:linked-style-name="Heading_20_8">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Header_20_Char" style:display-name="Header Char" style:family="text" style:parent-style-name="Default_20_Paragraph_20_Font_20__28_WW_29_" loext:linked-style-name="Header">
      <style:text-properties style:font-name="Times New Roman" fo:font-family="'Times New Roman'" style:font-family-generic="roman" style:font-pitch="variable"/>
    </style:style>
    <style:style style:name="Footer_20_Char" style:display-name="Footer Char" style:family="text" style:parent-style-name="Default_20_Paragraph_20_Font_20__28_WW_29_" loext:linked-style-name="Footer">
      <style:text-properties style:font-name="Times New Roman" fo:font-family="'Times New Roman'" style:font-family-generic="roman" style:font-pitch="variable"/>
    </style:style>
    <style:style style:name="No_20_Spacing_20_Char" style:display-name="No Spacing Char" style:family="text" style:parent-style-name="Default_20_Paragraph_20_Font_20__28_WW_29_" loext:linked-style-name="No_20_Spacing">
      <style:text-properties style:font-name="Times New Roman" fo:font-family="'Times New Roman'" style:font-family-generic="roman" style:font-pitch="variable" style:font-name-asian="Corbel1" style:font-family-asian="Corbel" style:font-family-generic-asian="system" style:font-pitch-asian="variable"/>
    </style:style>
    <style:style style:name="Title_20_Char" style:display-name="Title Char" style:family="text" style:parent-style-name="Default_20_Paragraph_20_Font_20__28_WW_29_" loext:linked-style-name="Title">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ea157a" loext:opacity="100%" style:font-name="Arial" fo:font-family="Arial" style:font-family-generic="roman" style:font-pitch="variable"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reference_20_Char" style:display-name="reference Char" style:family="text" style:parent-style-name="Default_20_Paragraph_20_Font_20__28_WW_29_" loext:linked-style-name="reference">
      <style:text-properties style:font-name="Arial" fo:font-family="Arial" style:font-family-generic="roman" style:font-pitch="variable" fo:font-weight="bold" style:font-weight-asian="bold"/>
    </style:style>
    <style:style style:name="Line_20_header_20_Char" style:display-name="Line header Char" style:family="text" style:parent-style-name="Default_20_Paragraph_20_Font_20__28_WW_29_" loext:linked-style-name="Lin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_20__28_WW_29_" loext:linked-style-name="Table_20_header">
      <style:text-properties style:font-name="Times New Roman" fo:font-family="'Times New Roman'" style:font-family-generic="roman" style:font-pitch="variable"/>
    </style:style>
    <style:style style:name="table_20_header_20_Char1" style:display-name="table header Char1" style:family="text" style:parent-style-name="Default_20_Paragraph_20_Font_20__28_WW_29_" loext:linked-style-name="table_20_header1">
      <style:text-properties fo:color="#000000" loext:opacity="100%" style:font-name="Arial" fo:font-family="Arial" style:font-family-generic="roman" style:font-pitch="variable" fo:font-weight="bold" style:font-weight-asian="bold">
        <loext:char-complex-color loext:theme-type="dark1" loext:color-type="theme"/>
      </style:text-properties>
    </style:style>
    <style:style style:name="Code_20_Char" style:display-name="Code Char" style:family="text" style:parent-style-name="Default_20_Paragraph_20_Font_20__28_WW_29_" loext:linked-style-name="Cod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ternet_20_link" style:display-name="Internet link" style:family="text" style:parent-style-name="Default_20_Paragraph_20_Font_20__28_WW_29_">
      <style:text-properties fo:color="#eb8803" loext:opacity="100%" style:text-underline-style="solid" style:text-underline-width="auto" style:text-underline-color="font-color">
        <loext:char-complex-color loext:theme-type="hyperlink" loext:color-type="theme"/>
      </style:text-properties>
    </style:style>
    <style:style style:name="Document_20_Map_20_Char" style:display-name="Document Map Char" style:family="text" style:parent-style-name="Default_20_Paragraph_20_Font_20__28_WW_29_" loext:linked-style-name="Document_20_Map_20__28_WW_29_">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_20__28_WW_29_">
      <style:text-properties fo:color="#808080" loext:opacity="100%"/>
    </style:style>
    <style:style style:name="Routine_20_heading_20_3_20_Char" style:display-name="Routine heading 3 Char" style:family="text" style:parent-style-name="Heading_20_3_20_Char" loext:linked-style-name="Routine_20_heading_20_3">
      <style:text-properties fo:color="#c00000"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_20__28_WW_29_" loext:linked-style-name="Footnote">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_20__28_WW_29_" loext:linked-style-name="Endnote">
      <style:text-properties style:font-name="Times New Roman" fo:font-family="'Times New Roman'" style:font-family-generic="roman" style:font-pitch="variable"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_20__28_WW_29_">
      <style:text-properties fo:color="#5f7791" loext:opacity="100%" style:text-underline-style="solid" style:text-underline-width="auto" style:text-underline-color="font-color">
        <loext:char-complex-color loext:theme-type="followed-hyperlink" loext:color-type="theme"/>
      </style:text-properties>
    </style:style>
    <style:style style:name="apple-converted-space" style:family="text" style:parent-style-name="Default_20_Paragraph_20_Font_20__28_WW_29_"/>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reference" style:family="text" style:parent-style-name="ListLabel_20_157">
      <style:text-properties style:use-window-font-color="true" loext:opacity="0%" style:font-name="Loma" fo:font-family="Loma" style:font-pitch="variable" fo:font-size="11pt" fo:language="en" fo:country="US" fo:font-weight="bold" officeooo:rsid="00418729" style:letter-kerning="false" style:font-name-asian="Corbel1" style:font-family-asian="Corbel" style:font-family-generic-asian="system" style:font-pitch-asian="variable" style:font-size-asian="11pt" style:language-asian="en" style:country-asian="US" style:font-weight-asian="bold" style:font-name-complex="DejaVu Sans" style:font-family-complex="'DejaVu Sans'" style:font-family-generic-complex="system" style:font-pitch-complex="variable" style:font-size-complex="11pt" style:language-complex="ar" style:country-complex="SA" style:font-weight-complex="bold"/>
    </style:style>
    <style:style style:name="Caption_20_characters" style:display-name="Caption characters" style:family="text"/>
    <style:style style:name="Drop_20_Caps" style:display-name="Drop Caps"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7%" style:num-format="A" style:num-letter-sync="true">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7%.%8%" style:num-format="1" text:display-levels="2">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7%.%8%.%9%" style:num-format="1" text:display-levels="3">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1" text:start-value="0">
        <style:list-level-properties text:list-level-position-and-space-mode="label-alignment">
          <style:list-level-label-alignment text:label-followed-by="listtab" fo:text-indent="-0.9583in" fo:margin-left="0.9583in"/>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583in" fo:margin-left="1in"/>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0.9583in" fo:margin-left="1.0417in"/>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0.9583in" fo:margin-left="1.0835in"/>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0.9583in" fo:margin-left="1.1252in"/>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0.9583in" fo:margin-left="1.1665in"/>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1in" fo:margin-left="1.2917in"/>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1in" fo:margin-left="1.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mytable5.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2"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4"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5"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6"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7"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8"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9"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0"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2"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4"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5"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6"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table:table-template table:name="mytable5" table:first-row-end-column="row" table:first-row-start-column="row" table:last-row-end-column="row" table:last-row-start-column="column">
      <table:first-row table:style-name="mytable5.1"/>
      <table:last-row table:style-name="mytable5.2"/>
      <table:first-column table:style-name="mytable5.3"/>
      <table:last-column table:style-name="mytable5.4"/>
      <table:body table:style-name="mytable5.9"/>
      <table:even-rows table:style-name="mytable5.5"/>
      <table:odd-rows table:style-name="mytable5.6"/>
      <table:even-columns table:style-name="mytable5.7"/>
      <table:odd-columns table:style-name="mytable5.8"/>
      <table:background table:style-name="mytable5.10"/>
      <loext:first-row-even-column table:style-name="mytable5.15"/>
      <loext:last-row-even-column table:style-name="mytable5.16"/>
      <loext:first-row-end-column table:style-name="mytable5.12"/>
      <loext:first-row-start-column table:style-name="mytable5.11"/>
      <loext:last-row-end-column table:style-name="mytable5.14"/>
      <loext:last-row-start-column table:style-name="mytable5.13"/>
    </table:table-template>
    <style:default-page-layout>
      <style:page-layout-properties style:writing-mode="lr-tb" style:layout-grid-standard-mode="true"/>
    </style:default-page-layout>
    <loext:theme loext:name="Metro">
      <loext:theme-colors loext:name="Metro">
        <loext:color loext:name="dark1" loext:color="#000000"/>
        <loext:color loext:name="light1" loext:color="#ffffff"/>
        <loext:color loext:name="dark2" loext:color="#4e5b6f"/>
        <loext:color loext:name="light2" loext:color="#d6ecff"/>
        <loext:color loext:name="accent1" loext:color="#7fd13b"/>
        <loext:color loext:name="accent2" loext:color="#ea157a"/>
        <loext:color loext:name="accent3" loext:color="#feb80a"/>
        <loext:color loext:name="accent4" loext:color="#00addc"/>
        <loext:color loext:name="accent5" loext:color="#738ac8"/>
        <loext:color loext:name="accent6" loext:color="#1ab39f"/>
        <loext:color loext:name="hyperlink" loext:color="#eb8803"/>
        <loext:color loext:name="followed-hyperlink" loext:color="#5f7791"/>
      </loext:theme-colors>
    </loext:theme>
  </office:styles>
  <office:automatic-styles>
    <style:style style:name="Table2" style:family="table">
      <style:table-properties style:rel-width="100%" fo:margin-left="-0.075in" fo:margin-top="0in" fo:margin-bottom="0in" table:align="left" style:writing-mode="page"/>
    </style:style>
    <style:style style:name="Table2.A" style:family="table-column">
      <style:table-column-properties style:rel-column-width="55730*"/>
    </style:style>
    <style:style style:name="Table2.B" style:family="table-column">
      <style:table-column-properties style:rel-column-width="9804*"/>
    </style:style>
    <style:style style:name="Table2.1" style:family="table-row">
      <style:table-row-properties style:min-row-height="0.3299in" fo:keep-together="auto"/>
    </style:style>
    <style:style style:name="Table2.A1" style:family="table-cell">
      <style:table-cell-properties style:vertical-align="middle" fo:background-color="#00addc" fo:padding-left="0.075in" fo:padding-right="0.075in" fo:padding-top="0in" fo:padding-bottom="0in" fo:border="none">
        <style:background-image/>
      </style:table-cell-properties>
    </style:style>
    <style:style style:name="Table2.B1" style:family="table-cell">
      <style:table-cell-properties style:vertical-align="middle" fo:background-color="#000000" fo:padding-left="0.075in" fo:padding-right="0.075in" fo:padding-top="0in" fo:padding-bottom="0in" fo:border="none">
        <style:background-image/>
      </style:table-cell-properties>
    </style:style>
    <style:style style:name="Table1" style:family="table">
      <style:table-properties style:width="6.4014in" style:rel-width="100%" fo:margin-left="-0.075in" fo:margin-top="0in" fo:margin-bottom="0in" table:align="left" style:writing-mode="page"/>
    </style:style>
    <style:style style:name="Table1.A" style:family="table-column">
      <style:table-column-properties style:column-width="0.959in" style:rel-column-width="9817*"/>
    </style:style>
    <style:style style:name="Table1.B" style:family="table-column">
      <style:table-column-properties style:column-width="5.4424in" style:rel-column-width="55717*"/>
    </style:style>
    <style:style style:name="Table1.1" style:family="table-row">
      <style:table-row-properties style:min-row-height="0.3299in" fo:keep-together="auto"/>
    </style:style>
    <style:style style:name="Table1.A1" style:family="table-cell">
      <style:table-cell-properties fo:background-color="#000000" fo:padding-left="0.075in" fo:padding-right="0.075in" fo:padding-top="0in" fo:padding-bottom="0in" fo:border="none">
        <style:background-image/>
      </style:table-cell-properties>
    </style:style>
    <style:style style:name="Table1.B1" style:family="table-cell">
      <style:table-cell-properties style:vertical-align="middle" fo:background-color="#00addc" fo:padding-left="0.075in" fo:padding-right="0.075in" fo:padding-top="0in" fo:padding-bottom="0in" fo:border="none">
        <style:background-image/>
      </style:table-cell-properties>
    </style:style>
    <style:style style:name="Table4" style:family="table">
      <style:table-properties style:rel-width="100%" fo:margin-left="-0.075in" fo:margin-top="0in" fo:margin-bottom="0in" table:align="left" style:writing-mode="page"/>
    </style:style>
    <style:style style:name="Table4.A" style:family="table-column">
      <style:table-column-properties style:rel-column-width="45874*"/>
    </style:style>
    <style:style style:name="Table4.B" style:family="table-column">
      <style:table-column-properties style:rel-column-width="19660*"/>
    </style:style>
    <style:style style:name="Table4.1" style:family="table-row">
      <style:table-row-properties style:min-row-height="0.25in" fo:keep-together="auto"/>
    </style:style>
    <style:style style:name="Table4.A1" style:family="table-cell">
      <style:table-cell-properties fo:padding-left="0.075in" fo:padding-right="0.075in" fo:padding-top="0in" fo:padding-bottom="0in" fo:border-left="none" fo:border-right="none" fo:border-top="0.5pt solid #00addc" fo:border-bottom="none"/>
    </style:style>
    <style:style style:name="Table4.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 style:family="table">
      <style:table-properties style:width="6.4014in" style:rel-width="100%" fo:margin-left="-0.075in" fo:margin-top="0in" fo:margin-bottom="0in" table:align="left" style:writing-mode="page"/>
    </style:style>
    <style:style style:name="Table3.A" style:family="table-column">
      <style:table-column-properties style:column-width="1.9194in" style:rel-column-width="19647*"/>
    </style:style>
    <style:style style:name="Table3.B" style:family="table-column">
      <style:table-column-properties style:column-width="4.4819in" style:rel-column-width="45887*"/>
    </style:style>
    <style:style style:name="Table3.1" style:family="table-row">
      <style:table-row-properties style:min-row-height="0.25in" fo:keep-together="auto"/>
    </style:style>
    <style:style style:name="Table3.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B1" style:family="table-cell">
      <style:table-cell-properties fo:padding-left="0.075in" fo:padding-right="0.075in" fo:padding-top="0in" fo:padding-bottom="0in" fo:border-left="none" fo:border-right="none" fo:border-top="0.5pt solid #00addc" fo:border-bottom="none"/>
    </style:style>
    <style:style style:name="Table5" style:family="table">
      <style:table-properties style:width="6.4014in" style:rel-width="100%" fo:margin-left="-0.075in" fo:margin-top="0in" fo:margin-bottom="0in" table:align="left" style:writing-mode="page"/>
    </style:style>
    <style:style style:name="Table5.A" style:family="table-column">
      <style:table-column-properties style:column-width="5.4438in" style:rel-column-width="55730*"/>
    </style:style>
    <style:style style:name="Table5.B" style:family="table-column">
      <style:table-column-properties style:column-width="0.9576in" style:rel-column-width="9804*"/>
    </style:style>
    <style:style style:name="Table5.1" style:family="table-row">
      <style:table-row-properties style:min-row-height="0.3299in" fo:keep-together="auto"/>
    </style:style>
    <style:style style:name="Table5.A1" style:family="table-cell">
      <style:table-cell-properties style:vertical-align="middle" fo:background-color="#00addc" fo:padding-left="0.075in" fo:padding-right="0.075in" fo:padding-top="0in" fo:padding-bottom="0in" fo:border="none">
        <style:background-image/>
      </style:table-cell-properties>
    </style:style>
    <style:style style:name="Table5.B1" style:family="table-cell">
      <style:table-cell-properties style:vertical-align="middle" fo:background-color="#000000" fo:padding-left="0.075in" fo:padding-right="0.075in" fo:padding-top="0in" fo:padding-bottom="0in" fo:border="none">
        <style:background-image/>
      </style:table-cell-properties>
    </style:style>
    <style:style style:name="Table6" style:family="table">
      <style:table-properties style:rel-width="100%" fo:margin-left="-0.075in" fo:margin-top="0in" fo:margin-bottom="0in" table:align="left" style:writing-mode="page"/>
    </style:style>
    <style:style style:name="Table6.A" style:family="table-column">
      <style:table-column-properties style:rel-column-width="9817*"/>
    </style:style>
    <style:style style:name="Table6.B" style:family="table-column">
      <style:table-column-properties style:rel-column-width="55717*"/>
    </style:style>
    <style:style style:name="Table6.1" style:family="table-row">
      <style:table-row-properties style:min-row-height="0.3299in" fo:keep-together="auto"/>
    </style:style>
    <style:style style:name="Table6.A1" style:family="table-cell">
      <style:table-cell-properties fo:background-color="#000000" fo:padding-left="0.075in" fo:padding-right="0.075in" fo:padding-top="0in" fo:padding-bottom="0in" fo:border="none">
        <style:background-image/>
      </style:table-cell-properties>
    </style:style>
    <style:style style:name="Table6.B1" style:family="table-cell">
      <style:table-cell-properties style:vertical-align="middle" fo:background-color="#00addc" fo:padding-left="0.075in" fo:padding-right="0.075in" fo:padding-top="0in" fo:padding-bottom="0in" fo:border="none">
        <style:background-image/>
      </style:table-cell-properties>
    </style:style>
    <style:style style:name="Table7" style:family="table">
      <style:table-properties style:width="6.4014in" style:rel-width="100%" fo:margin-left="-0.075in" fo:margin-top="0in" fo:margin-bottom="0in" table:align="left" style:writing-mode="page"/>
    </style:style>
    <style:style style:name="Table7.A" style:family="table-column">
      <style:table-column-properties style:column-width="4.4813in" style:rel-column-width="45874*"/>
    </style:style>
    <style:style style:name="Table7.B" style:family="table-column">
      <style:table-column-properties style:column-width="1.9201in" style:rel-column-width="19660*"/>
    </style:style>
    <style:style style:name="Table7.1" style:family="table-row">
      <style:table-row-properties style:min-row-height="0.25in" fo:keep-together="auto"/>
    </style:style>
    <style:style style:name="Table7.A1" style:family="table-cell">
      <style:table-cell-properties fo:padding-left="0.075in" fo:padding-right="0.075in" fo:padding-top="0in" fo:padding-bottom="0in" fo:border-left="none" fo:border-right="none" fo:border-top="0.5pt solid #00addc" fo:border-bottom="none"/>
    </style:style>
    <style:style style:name="Table7.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 style:family="table">
      <style:table-properties style:rel-width="100%" fo:margin-left="-0.075in" fo:margin-top="0in" fo:margin-bottom="0in" table:align="left" style:writing-mode="page"/>
    </style:style>
    <style:style style:name="Table8.A" style:family="table-column">
      <style:table-column-properties style:rel-column-width="19647*"/>
    </style:style>
    <style:style style:name="Table8.B" style:family="table-column">
      <style:table-column-properties style:rel-column-width="45887*"/>
    </style:style>
    <style:style style:name="Table8.1" style:family="table-row">
      <style:table-row-properties style:min-row-height="0.25in" fo:keep-together="auto"/>
    </style:style>
    <style:style style:name="Table8.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B1" style:family="table-cell">
      <style:table-cell-properties fo:padding-left="0.075in" fo:padding-right="0.075in" fo:padding-top="0in" fo:padding-bottom="0in" fo:border-left="none" fo:border-right="none" fo:border-top="0.5pt solid #00addc" fo:border-bottom="none"/>
    </style:style>
    <style:style style:name="Table34" style:family="table">
      <style:table-properties style:width="6.4014in" style:rel-width="100%" fo:margin-left="-0.075in" fo:margin-top="0in" fo:margin-bottom="0in" table:align="left" style:writing-mode="page"/>
    </style:style>
    <style:style style:name="Table34.A" style:family="table-column">
      <style:table-column-properties style:column-width="5.4438in" style:rel-column-width="55730*"/>
    </style:style>
    <style:style style:name="Table34.B" style:family="table-column">
      <style:table-column-properties style:column-width="0.9576in" style:rel-column-width="9804*"/>
    </style:style>
    <style:style style:name="Table34.1" style:family="table-row">
      <style:table-row-properties style:min-row-height="0.3299in" fo:keep-together="auto"/>
    </style:style>
    <style:style style:name="Table34.A1" style:family="table-cell">
      <style:table-cell-properties style:vertical-align="middle" fo:background-color="#00addc" fo:padding-left="0.075in" fo:padding-right="0.075in" fo:padding-top="0in" fo:padding-bottom="0in" fo:border="none">
        <style:background-image/>
      </style:table-cell-properties>
    </style:style>
    <style:style style:name="Table34.B1" style:family="table-cell">
      <style:table-cell-properties style:vertical-align="middle" fo:background-color="#000000" fo:padding-left="0.075in" fo:padding-right="0.075in" fo:padding-top="0in" fo:padding-bottom="0in" fo:border="none">
        <style:background-image/>
      </style:table-cell-properties>
    </style:style>
    <style:style style:name="Table33" style:family="table">
      <style:table-properties style:width="6.4014in" style:rel-width="100%" fo:margin-left="-0.075in" fo:margin-top="0in" fo:margin-bottom="0in" table:align="left" style:writing-mode="page"/>
    </style:style>
    <style:style style:name="Table33.A" style:family="table-column">
      <style:table-column-properties style:column-width="0.9576in" style:rel-column-width="9804*"/>
    </style:style>
    <style:style style:name="Table33.B" style:family="table-column">
      <style:table-column-properties style:column-width="5.4438in" style:rel-column-width="55730*"/>
    </style:style>
    <style:style style:name="Table33.1" style:family="table-row">
      <style:table-row-properties style:min-row-height="0.3299in" fo:keep-together="auto"/>
    </style:style>
    <style:style style:name="Table33.A1" style:family="table-cell">
      <style:table-cell-properties fo:background-color="#000000" fo:padding-left="0.075in" fo:padding-right="0.075in" fo:padding-top="0in" fo:padding-bottom="0in" fo:border="none">
        <style:background-image/>
      </style:table-cell-properties>
    </style:style>
    <style:style style:name="Table33.B1" style:family="table-cell">
      <style:table-cell-properties style:vertical-align="middle" fo:background-color="#00addc" fo:padding-left="0.075in" fo:padding-right="0.075in" fo:padding-top="0in" fo:padding-bottom="0in" fo:border="none">
        <style:background-image/>
      </style:table-cell-properties>
    </style:style>
    <style:style style:name="Table36" style:family="table">
      <style:table-properties style:width="6.4014in" style:rel-width="100%" fo:margin-left="-0.075in" fo:margin-top="0in" fo:margin-bottom="0in" table:align="left" style:writing-mode="page"/>
    </style:style>
    <style:style style:name="Table36.A" style:family="table-column">
      <style:table-column-properties style:column-width="4.4813in" style:rel-column-width="45874*"/>
    </style:style>
    <style:style style:name="Table36.B" style:family="table-column">
      <style:table-column-properties style:column-width="1.9201in" style:rel-column-width="19660*"/>
    </style:style>
    <style:style style:name="Table36.1" style:family="table-row">
      <style:table-row-properties style:min-row-height="0.25in" fo:keep-together="auto"/>
    </style:style>
    <style:style style:name="Table36.A1" style:family="table-cell">
      <style:table-cell-properties fo:padding-left="0.075in" fo:padding-right="0.075in" fo:padding-top="0in" fo:padding-bottom="0in" fo:border-left="none" fo:border-right="none" fo:border-top="0.5pt solid #00addc" fo:border-bottom="none"/>
    </style:style>
    <style:style style:name="Table36.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 style:family="table">
      <style:table-properties style:width="6.4014in" style:rel-width="100%" fo:margin-left="-0.075in" fo:margin-top="0in" fo:margin-bottom="0in" table:align="left" style:writing-mode="page"/>
    </style:style>
    <style:style style:name="Table35.A" style:family="table-column">
      <style:table-column-properties style:column-width="1.9201in" style:rel-column-width="19660*"/>
    </style:style>
    <style:style style:name="Table35.B" style:family="table-column">
      <style:table-column-properties style:column-width="4.4813in" style:rel-column-width="45874*"/>
    </style:style>
    <style:style style:name="Table35.1" style:family="table-row">
      <style:table-row-properties style:min-row-height="0.25in" fo:keep-together="auto"/>
    </style:style>
    <style:style style:name="Table35.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B1" style:family="table-cell">
      <style:table-cell-properties fo:padding-left="0.075in" fo:padding-right="0.075in" fo:padding-top="0in" fo:padding-bottom="0in" fo:border-left="none" fo:border-right="none" fo:border-top="0.5pt solid #00addc" fo:border-bottom="none"/>
    </style:style>
    <style:style style:name="MP1" style:family="paragraph" style:parent-style-name="Header">
      <style:paragraph-properties fo:text-align="end" style:justify-single-word="false" fo:orphans="0" fo:widows="0"/>
    </style:style>
    <style:style style:name="MP2" style:family="paragraph" style:parent-style-name="Header">
      <style:paragraph-properties fo:orphans="0" fo:widows="0"/>
    </style:style>
    <style:style style:name="MP3" style:family="paragraph" style:parent-style-name="Footer">
      <style:paragraph-properties fo:text-align="end" style:justify-single-word="false" fo:orphans="0" fo:widows="0"/>
    </style:style>
    <style:style style:name="MP4" style:family="paragraph" style:parent-style-name="Footer">
      <style:paragraph-properties fo:orphans="0" fo:widows="0"/>
      <style:text-properties fo:color="#ffffff" loext:opacity="100%"/>
    </style:style>
    <style:style style:name="MP5" style:family="paragraph" style:parent-style-name="Footer">
      <style:paragraph-properties fo:orphans="0" fo:widows="0"/>
    </style:style>
    <style:style style:name="MP6" style:family="paragraph" style:parent-style-name="Footer">
      <style:paragraph-properties fo:text-align="end" style:justify-single-word="false" fo:orphans="0" fo:widows="0"/>
      <style:text-properties fo:color="#ffffff" loext:opacity="100%"/>
    </style:style>
    <style:style style:name="MT1" style:family="text">
      <style:text-properties fo:text-transform="uppercase" fo:color="#ffffff" loext:opacity="100%"/>
    </style:style>
    <style:style style:name="MT2" style:family="text">
      <style:text-properties fo:text-transform="uppercase" fo:color="#ffffff" loext:opacity="100%" style:font-name="Arial" style:font-name-complex="Arial1">
        <loext:char-complex-color loext:theme-type="light1" loext:color-type="theme"/>
      </style:text-properties>
    </style:style>
    <style:style style:name="MT3" style:family="text">
      <style:text-properties fo:color="#ffffff" loext:opacity="100%"/>
    </style:style>
    <style:style style:name="MT4" style:family="text">
      <style:text-properties fo:color="#ffffff" loext:opacity="100%">
        <loext:char-complex-color loext:theme-type="light1" loext:color-type="theme"/>
      </style:text-properties>
    </style:style>
    <style:style style:name="MT5" style:family="text">
      <style:text-properties fo:text-transform="uppercase" fo:color="#ffffff" loext:opacity="100%" style:font-name="Arial" style:font-name-complex="Arial1"/>
    </style:style>
    <style:page-layout style:name="Mpm1">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272in" fo:margin-left="0in" fo:margin-right="0in" fo:margin-bottom="0.4874in" style:dynamic-spacing="true"/>
      </style:header-style>
      <style:footer-style>
        <style:header-footer-properties fo:min-height="0.4256in" fo:margin-left="0in" fo:margin-right="0in" fo:margin-top="0.3862in" style:dynamic-spacing="true"/>
      </style:footer-style>
    </style:page-layout>
    <style:page-layout style:name="Mpm2" style:page-usage="right">
      <style:page-layout-properties fo:page-width="8.5in" fo:page-height="11in" style:num-format="1" style:paper-tray-name="[From printer settings]" style:print-orientation="portrait" fo:margin-top="0.4925in" fo:margin-bottom="0.4925in" fo:margin-left="1.0984in" fo:margin-right="1in" fo:border="none" fo:padding="0in" style:shadow="none" fo:background-color="transparent"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0984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 loext:marker-style-name="MT1"><text:span text:style-name="MT2">Pascal implementation: the Pascal-P6 compiler</text:span><text:span text:style-name="MT2"/></text:p>
            </table:table-cell>
            <table:table-cell table:style-name="Table2.B1" office:value-type="string">
              <text:p text:style-name="MP1" loext:marker-style-name="MT3"><text:span text:style-name="MT4">October 1, 2023</text:span><loext:content-control/></text:p>
            </table:table-cell>
          </table:table-row>
        </table:table>
        <text:p text:style-name="Header"/>
      </style:header>
      <style:header-left>
        <table:table table:name="Table1" table:style-name="Table1">
          <table:table-column table:style-name="Table1.A"/>
          <table:table-column table:style-name="Table1.B"/>
          <table:table-row table:style-name="Table1.1">
            <table:table-cell table:style-name="Table1.A1" office:value-type="string">
              <text:p text:style-name="MP2" loext:marker-style-name="MT3"><text:span text:style-name="MT4">A</text:span><loext:content-control><text:span text:style-name="MT4">ugust 29, 2014</text:span></loext:content-control></text:p>
            </table:table-cell>
            <table:table-cell table:style-name="Table1.B1" office:value-type="string">
              <text:p text:style-name="MP2" loext:marker-style-name="MT5"><text:span text:style-name="MT2">Pascal implementation: the P6 compiler</text:span><text:span text:style-name="MT2"/></text:p>
            </table:table-cell>
          </table:table-row>
        </table:table>
        <text:p text:style-name="Header"/>
      </style:header-left>
      <style:footer>
        <table:table table:name="Table4" table:style-name="Table4">
          <table:table-column table:style-name="Table4.A"/>
          <table:table-column table:style-name="Table4.B"/>
          <table:table-row table:style-name="Table4.1">
            <table:table-cell table:style-name="Table4.A1" office:value-type="string">
              <text:p text:style-name="MP3"/>
            </table:table-cell>
            <table:table-cell table:style-name="Table4.B1" office:value-type="string">
              <text:p text:style-name="MP3" loext:marker-style-name="MT3"><text:span text:style-name="MT3"><text:page-number text:select-page="current">0</text:page-number></text:span></text:p>
            </table:table-cell>
          </table:table-row>
        </table:table>
        <text:p text:style-name="Footer"/>
      </style:footer>
      <style:footer-left>
        <table:table table:name="Table3" table:style-name="Table3">
          <table:table-column table:style-name="Table3.A"/>
          <table:table-column table:style-name="Table3.B"/>
          <table:table-row table:style-name="Table3.1">
            <table:table-cell table:style-name="Table3.A1" office:value-type="string">
              <text:p text:style-name="MP4"><text:page-number text:select-page="current">2</text:page-number></text:p>
            </table:table-cell>
            <table:table-cell table:style-name="Table3.B1" office:value-type="string">
              <text:p text:style-name="MP5"/>
            </table:table-cell>
          </table:table-row>
        </table:table>
        <text:p text:style-name="Footer"/>
      </style:footer-left>
    </style:master-page>
    <style:master-page style:name="Converted1" style:page-layout-name="Mpm2" draw:style-name="Mdp2" style:next-style-name="Standard">
      <style:header>
        <table:table table:name="Table5" table:style-name="Table5">
          <table:table-column table:style-name="Table5.A"/>
          <table:table-column table:style-name="Table5.B"/>
          <table:table-row table:style-name="Table5.1">
            <table:table-cell table:style-name="Table5.A1" office:value-type="string">
              <text:p text:style-name="MP1" loext:marker-style-name="MT1"><text:span text:style-name="MT2">Pascal implementation: the Pascal-P6 compiler</text:span></text:p>
            </table:table-cell>
            <table:table-cell table:style-name="Table5.B1" office:value-type="string">
              <text:p text:style-name="MP1" loext:marker-style-name="MT3"><text:span text:style-name="MT4">October 1, 2023</text:span><loext:content-control/></text:p>
            </table:table-cell>
          </table:table-row>
        </table:table>
        <text:p text:style-name="Header"/>
      </style:header>
      <style:header-left>
        <table:table table:name="Table6" table:style-name="Table6">
          <table:table-column table:style-name="Table6.A"/>
          <table:table-column table:style-name="Table6.B"/>
          <table:table-row table:style-name="Table6.1">
            <table:table-cell table:style-name="Table6.A1" office:value-type="string">
              <text:p text:style-name="MP2" loext:marker-style-name="MT3"><text:span text:style-name="MT4">A</text:span><loext:content-control><text:span text:style-name="MT4">ugust 29, 2014</text:span></loext:content-control></text:p>
            </table:table-cell>
            <table:table-cell table:style-name="Table6.B1" office:value-type="string">
              <text:p text:style-name="MP2" loext:marker-style-name="MT5"><text:span text:style-name="MT2">Pascal implementation: the P6 compiler</text:span></text:p>
            </table:table-cell>
          </table:table-row>
        </table:table>
        <text:p text:style-name="Header"/>
      </style:header-left>
      <style:footer>
        <table:table table:name="Table7" table:style-name="Table7">
          <table:table-column table:style-name="Table7.A"/>
          <table:table-column table:style-name="Table7.B"/>
          <table:table-row table:style-name="Table7.1">
            <table:table-cell table:style-name="Table7.A1" office:value-type="string">
              <text:p text:style-name="MP3"/>
            </table:table-cell>
            <table:table-cell table:style-name="Table7.B1" office:value-type="string">
              <text:p text:style-name="MP3" loext:marker-style-name="MT3"><text:span text:style-name="MT3"><text:page-number text:select-page="current">1</text:page-number></text:span></text:p>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MP5" loext:marker-style-name="MT3"><text:page-number text:select-page="current">0</text:page-number></text:p>
            </table:table-cell>
            <table:table-cell table:style-name="Table8.B1" office:value-type="string">
              <text:p text:style-name="MP5"/>
            </table:table-cell>
          </table:table-row>
        </table:table>
        <text:p text:style-name="Footer"/>
      </style:footer-left>
    </style:master-page>
    <style:master-page style:name="Converted2" style:page-layout-name="Mpm3" draw:style-name="Mdp1">
      <style:header>
        <table:table table:name="Table34" table:style-name="Table34">
          <table:table-column table:style-name="Table34.A"/>
          <table:table-column table:style-name="Table34.B"/>
          <table:table-row table:style-name="Table34.1">
            <table:table-cell table:style-name="Table34.A1" office:value-type="string">
              <text:p text:style-name="MP1" loext:marker-style-name="MT1"><text:span text:style-name="MT2">Pascal implementation: the Pascal-P6 compiler</text:span><text:span text:style-name="MT2"/></text:p>
            </table:table-cell>
            <table:table-cell table:style-name="Table34.B1" office:value-type="string">
              <text:p text:style-name="MP1" loext:marker-style-name="MT3"><loext:content-control loext:date="true" loext:date-format="MMMM d, yyyy" loext:date-rfc-language-tag="en-US" loext:current-date="2023-10-01T00:00:00Z"><text:span text:style-name="MT4">October 1, 2023</text:span></loext:content-control></text:p>
            </table:table-cell>
          </table:table-row>
        </table:table>
        <text:p text:style-name="Header"/>
      </style:header>
      <style:header-left>
        <table:table table:name="Table33" table:style-name="Table33">
          <table:table-column table:style-name="Table33.A"/>
          <table:table-column table:style-name="Table33.B"/>
          <table:table-row table:style-name="Table33.1">
            <table:table-cell table:style-name="Table33.A1" office:value-type="string">
              <text:p text:style-name="MP2" loext:marker-style-name="MT3"><loext:content-control loext:date="true" loext:date-format="MMMM d, yyyy" loext:date-rfc-language-tag="en-US" loext:current-date="2023-10-01T00:00:00Z"><text:span text:style-name="MT4">October 1, 2023</text:span></loext:content-control></text:p>
            </table:table-cell>
            <table:table-cell table:style-name="Table33.B1" office:value-type="string">
              <text:p text:style-name="MP2" loext:marker-style-name="MT5"><text:span text:style-name="MT2">Pascal implementation: the Pascal-P6 compiler</text:span><text:span text:style-name="MT2"/></text:p>
            </table:table-cell>
          </table:table-row>
        </table:table>
        <text:p text:style-name="Header"/>
      </style:header-left>
      <style:footer>
        <table:table table:name="Table36" table:style-name="Table36">
          <table:table-column table:style-name="Table36.A"/>
          <table:table-column table:style-name="Table36.B"/>
          <table:table-row table:style-name="Table36.1">
            <table:table-cell table:style-name="Table36.A1" office:value-type="string">
              <text:p text:style-name="MP3"/>
            </table:table-cell>
            <table:table-cell table:style-name="Table36.B1" office:value-type="string">
              <text:p text:style-name="MP6"><text:page-number text:select-page="current">193</text:page-number></text:p>
            </table:table-cell>
          </table:table-row>
        </table:table>
        <text:p text:style-name="Footer"/>
      </style:footer>
      <style:footer-left>
        <table:table table:name="Table35" table:style-name="Table35">
          <table:table-column table:style-name="Table35.A"/>
          <table:table-column table:style-name="Table35.B"/>
          <table:table-row table:style-name="Table35.1">
            <table:table-cell table:style-name="Table35.A1" office:value-type="string">
              <text:p text:style-name="MP4"><text:page-number text:select-page="current">192</text:page-number></text:p>
            </table:table-cell>
            <table:table-cell table:style-name="Table35.B1" office:value-type="string">
              <text:p text:style-name="MP5"/>
            </table:table-cell>
          </table:table-row>
        </table:table>
        <text:p text:style-name="Footer"/>
      </style:footer-left>
    </style:master-page>
    <style:master-page style:name="Converted3" style:page-layout-name="Mpm4" draw:style-name="Mdp1" style:next-style-name="Converted2">
      <style:header>
        <text:p text:style-name="Standard"/>
      </style:header>
      <style:footer>
        <text:p text:style-name="Standard"/>
      </style:footer>
    </style:master-page>
    <style:master-page style:name="Endnote" style:page-layout-name="Mpm5" draw:style-name="Mdp1"/>
    <style:master-page style:name="First_20_Page" style:display-name="First Page" style:page-layout-name="Mpm6" draw:style-name="Mdp1" style:next-style-name="Standard"/>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style:master-page style:name="Index" style:page-layout-name="Mpm6" draw:style-name="Mdp1"/>
    <style:master-page style:name="HTML" style:page-layout-name="Mpm10" draw:style-name="Mdp1"/>
    <style:master-page style:name="Footnote" style:page-layout-name="Mpm5" draw:style-name="Mdp1"/>
    <style:master-page style:name="Landscap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4T17:01:00</meta:creation-date>
    <meta:initial-creator>samiam</meta:initial-creator>
    <dc:language>en-US</dc:language>
    <meta:print-date>2023-12-11T21:22:14.210727029</meta:print-date>
    <dc:date>2024-09-04T23:14:03.996899683</dc:date>
    <meta:editing-cycles>475</meta:editing-cycles>
    <dc:title>IP Pascal User Manual</dc:title>
    <meta:editing-duration>P39DT17H55M3S</meta:editing-duration>
    <meta:generator>LibreOffice/24.2.5.2$Linux_X86_64 LibreOffice_project/d6e8b0f3fc6e8af2b00cf4969fd0d2fa45b9a62e</meta:generator>
    <meta:printed-by>PDF files</meta:printed-by>
    <meta:document-statistic meta:table-count="40" meta:image-count="0" meta:object-count="0" meta:page-count="193" meta:paragraph-count="5312" meta:word-count="51755" meta:character-count="316025" meta:non-whitespace-character-count="252970"/>
    <meta:user-defined meta:name="AppVersion">15.0000</meta:user-defined>
    <meta:template xlink:type="simple" xlink:actuate="onRequest" xlink:title="Normal.dotm" xlink:href=""/>
  </office:meta>
</office:document-meta>
</file>